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5.74pt"/>
    </style:style>
    <style:style style:name="co2" style:family="table-column">
      <style:table-column-properties fo:break-before="auto" style:column-width="51.14pt"/>
    </style:style>
    <style:style style:name="co3" style:family="table-column">
      <style:table-column-properties fo:break-before="auto" style:column-width="114.46pt"/>
    </style:style>
    <style:style style:name="co4" style:family="table-column">
      <style:table-column-properties fo:break-before="auto" style:column-width="31.86pt"/>
    </style:style>
    <style:style style:name="co5" style:family="table-column">
      <style:table-column-properties fo:break-before="auto" style:column-width="78.21pt"/>
    </style:style>
    <style:style style:name="co6" style:family="table-column">
      <style:table-column-properties fo:break-before="auto" style:column-width="41.9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133.74pt"/>
    </style:style>
    <style:style style:name="co9" style:family="table-column">
      <style:table-column-properties fo:break-before="auto" style:column-width="167.5pt"/>
    </style:style>
    <style:style style:name="co10" style:family="table-column">
      <style:table-column-properties fo:break-before="auto" style:column-width="38.8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qu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7" table:default-cell-style-name="Default"/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CFORM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PARAMETERS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H2O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H+</text:p>
          </table:table-cell>
          <table:table-cell office:value-type="float" office:value="9" calcext:value-type="float">
            <text:p>9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O2(aq)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SiO2(aq)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Al+3</text:p>
          </table:table-cell>
          <table:table-cell office:value-type="float" office:value="9" calcext:value-type="float">
            <text:p>9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Fe+2</text:p>
          </table:table-cell>
          <table:table-cell office:value-type="float" office:value="6" calcext:value-type="float">
            <text:p>6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Mg+2</text:p>
          </table:table-cell>
          <table:table-cell office:value-type="float" office:value="8" calcext:value-type="float">
            <text:p>8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Ca+2</text:p>
          </table:table-cell>
          <table:table-cell office:value-type="float" office:value="6" calcext:value-type="float">
            <text:p>6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Na+</text:p>
          </table:table-cell>
          <table:table-cell office:value-type="float" office:value="4" calcext:value-type="float">
            <text:p>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K+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HCO3-</text:p>
          </table:table-cell>
          <table:table-cell office:value-type="float" office:value="4" calcext:value-type="float">
            <text:p>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Cl-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F-</text:p>
          </table:table-cell>
          <table:table-cell office:value-type="float" office:value="3.5" calcext:value-type="float">
            <text:p>3.5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HPO4-2</text:p>
          </table:table-cell>
          <table:table-cell office:value-type="float" office:value="4" calcext:value-type="float">
            <text:p>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SO4-2</text:p>
          </table:table-cell>
          <table:table-cell office:value-type="float" office:value="4" calcext:value-type="float">
            <text:p>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B(OH)3(aq)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NO3-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Mn+2</text:p>
          </table:table-cell>
          <table:table-cell office:value-type="float" office:value="6" calcext:value-type="float">
            <text:p>6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CrO4-2</text:p>
          </table:table-cell>
          <table:table-cell office:value-type="float" office:value="4" calcext:value-type="float">
            <text:p>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Ni+2</text:p>
          </table:table-cell>
          <table:table-cell office:value-type="float" office:value="6" calcext:value-type="float">
            <text:p>6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Cu+2</text:p>
          </table:table-cell>
          <table:table-cell office:value-type="float" office:value="6" calcext:value-type="float">
            <text:p>6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Zn+2</text:p>
          </table:table-cell>
          <table:table-cell office:value-type="float" office:value="6" calcext:value-type="float">
            <text:p>6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MoO4-2</text:p>
          </table:table-cell>
          <table:table-cell office:value-type="float" office:value="4.5" calcext:value-type="float">
            <text:p>4.5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H2AsO4-</text:p>
          </table:table-cell>
          <table:table-cell office:value-type="float" office:value="4" calcext:value-type="float">
            <text:p>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Sr+2</text:p>
          </table:table-cell>
          <table:table-cell office:value-type="float" office:value="5" calcext:value-type="float">
            <text:p>5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Ba+2</text:p>
          </table:table-cell>
          <table:table-cell office:value-type="float" office:value="5" calcext:value-type="float">
            <text:p>5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Pb+2</text:p>
          </table:table-cell>
          <table:table-cell office:value-type="float" office:value="4.5" calcext:value-type="float">
            <text:p>4.5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O2(g)</text:p>
          </table:table-cell>
          <table:table-cell office:value-type="float" office:value="3" calcext:value-type="float">
            <text:p>3</text:p>
          </table:table-cell>
          <table:table-cell office:value-type="float" office:value="-2.657" calcext:value-type="float">
            <text:p>-2.657</text:p>
          </table:table-cell>
          <table:table-cell office:value-type="float" office:value="-2.898" calcext:value-type="float">
            <text:p>-2.898</text:p>
          </table:table-cell>
          <table:table-cell office:value-type="float" office:value="-3.063" calcext:value-type="float">
            <text:p>-3.063</text:p>
          </table:table-cell>
          <table:table-cell office:value-type="float" office:value="-3.108" calcext:value-type="float">
            <text:p>-3.108</text:p>
          </table:table-cell>
          <table:table-cell office:value-type="float" office:value="-3.035" calcext:value-type="float">
            <text:p>-3.035</text:p>
          </table:table-cell>
          <table:table-cell office:value-type="float" office:value="-2.874" calcext:value-type="float">
            <text:p>-2.874</text:p>
          </table:table-cell>
          <table:table-cell office:value-type="float" office:value="-2.649" calcext:value-type="float">
            <text:p>-2.649</text:p>
          </table:table-cell>
          <table:table-cell office:value-type="float" office:value="-2.354" calcext:value-type="float">
            <text:p>-2.354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Acetic_acid(aq)</text:p>
          </table:table-cell>
          <table:table-cell office:value-type="float" office:value="3" calcext:value-type="float">
            <text:p>3</text:p>
          </table:table-cell>
          <table:table-cell office:value-type="float" office:value="155.8" calcext:value-type="float">
            <text:p>155.8</text:p>
          </table:table-cell>
          <table:table-cell office:value-type="float" office:value="142" calcext:value-type="float">
            <text:p>142</text:p>
          </table:table-cell>
          <table:table-cell office:value-type="float" office:value="125.8" calcext:value-type="float">
            <text:p>125.8</text:p>
          </table:table-cell>
          <table:table-cell office:value-type="float" office:value="110.6" calcext:value-type="float">
            <text:p>110.6</text:p>
          </table:table-cell>
          <table:table-cell office:value-type="float" office:value="95.16" calcext:value-type="float">
            <text:p>95.16</text:p>
          </table:table-cell>
          <table:table-cell office:value-type="float" office:value="82.54" calcext:value-type="float">
            <text:p>82.54</text:p>
          </table:table-cell>
          <table:table-cell office:value-type="float" office:value="71.85" calcext:value-type="float">
            <text:p>71.85</text:p>
          </table:table-cell>
          <table:table-cell office:value-type="float" office:value="62.39" calcext:value-type="float">
            <text:p>62.39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S2O3-2</text:p>
          </table:table-cell>
          <table:table-cell office:value-type="float" office:value="4" calcext:value-type="float">
            <text:p>4</text:p>
          </table:table-cell>
          <table:table-cell office:value-type="float" office:value="147.1" calcext:value-type="float">
            <text:p>147.1</text:p>
          </table:table-cell>
          <table:table-cell office:value-type="float" office:value="133.5" calcext:value-type="float">
            <text:p>133.5</text:p>
          </table:table-cell>
          <table:table-cell office:value-type="float" office:value="117.5" calcext:value-type="float">
            <text:p>117.5</text:p>
          </table:table-cell>
          <table:table-cell office:value-type="float" office:value="102.5" calcext:value-type="float">
            <text:p>102.5</text:p>
          </table:table-cell>
          <table:table-cell office:value-type="float" office:value="87.16" calcext:value-type="float">
            <text:p>87.16</text:p>
          </table:table-cell>
          <table:table-cell office:value-type="float" office:value="74.58" calcext:value-type="float">
            <text:p>74.58</text:p>
          </table:table-cell>
          <table:table-cell office:value-type="float" office:value="63.89" calcext:value-type="float">
            <text:p>63.89</text:p>
          </table:table-cell>
          <table:table-cell office:value-type="float" office:value="54.39" calcext:value-type="float">
            <text:p>54.39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Acetone(aq)</text:p>
          </table:table-cell>
          <table:table-cell office:value-type="float" office:value="3" calcext:value-type="float">
            <text:p>3</text:p>
          </table:table-cell>
          <table:table-cell office:value-type="float" office:value="319.8" calcext:value-type="float">
            <text:p>319.8</text:p>
          </table:table-cell>
          <table:table-cell office:value-type="float" office:value="291.9" calcext:value-type="float">
            <text:p>291.9</text:p>
          </table:table-cell>
          <table:table-cell office:value-type="float" office:value="259" calcext:value-type="float">
            <text:p>259</text:p>
          </table:table-cell>
          <table:table-cell office:value-type="float" office:value="228.4" calcext:value-type="float">
            <text:p>228.4</text:p>
          </table:table-cell>
          <table:table-cell office:value-type="float" office:value="197.4" calcext:value-type="float">
            <text:p>197.4</text:p>
          </table:table-cell>
          <table:table-cell office:value-type="float" office:value="172.1" calcext:value-type="float">
            <text:p>172.1</text:p>
          </table:table-cell>
          <table:table-cell office:value-type="float" office:value="150.9" calcext:value-type="float">
            <text:p>150.9</text:p>
          </table:table-cell>
          <table:table-cell office:value-type="float" office:value="132.3" calcext:value-type="float">
            <text:p>132.3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AsH3(aq)</text:p>
          </table:table-cell>
          <table:table-cell office:value-type="float" office:value="3" calcext:value-type="float">
            <text:p>3</text:p>
          </table:table-cell>
          <table:table-cell office:value-type="float" office:value="169.9" calcext:value-type="float">
            <text:p>169.9</text:p>
          </table:table-cell>
          <table:table-cell office:value-type="float" office:value="155.2" calcext:value-type="float">
            <text:p>155.2</text:p>
          </table:table-cell>
          <table:table-cell office:value-type="float" office:value="137.8" calcext:value-type="float">
            <text:p>137.8</text:p>
          </table:table-cell>
          <table:table-cell office:value-type="float" office:value="121.3" calcext:value-type="float">
            <text:p>121.3</text:p>
          </table:table-cell>
          <table:table-cell office:value-type="float" office:value="104.1" calcext:value-type="float">
            <text:p>104.1</text:p>
          </table:table-cell>
          <table:table-cell office:value-type="float" office:value="89.38" calcext:value-type="float">
            <text:p>89.38</text:p>
          </table:table-cell>
          <table:table-cell table:number-columns-repeated="2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BH4-</text:p>
          </table:table-cell>
          <table:table-cell office:value-type="float" office:value="4" calcext:value-type="float">
            <text:p>4</text:p>
          </table:table-cell>
          <table:table-cell office:value-type="float" office:value="259.2" calcext:value-type="float">
            <text:p>259.2</text:p>
          </table:table-cell>
          <table:table-cell office:value-type="float" office:value="237.1" calcext:value-type="float">
            <text:p>237.1</text:p>
          </table:table-cell>
          <table:table-cell office:value-type="float" office:value="211.6" calcext:value-type="float">
            <text:p>211.6</text:p>
          </table:table-cell>
          <table:table-cell office:value-type="float" office:value="188.2" calcext:value-type="float">
            <text:p>188.2</text:p>
          </table:table-cell>
          <table:table-cell office:value-type="float" office:value="165" calcext:value-type="float">
            <text:p>165</text:p>
          </table:table-cell>
          <table:table-cell office:value-type="float" office:value="146.7" calcext:value-type="float">
            <text:p>146.7</text:p>
          </table:table-cell>
          <table:table-cell office:value-type="float" office:value="131.8" calcext:value-type="float">
            <text:p>131.8</text:p>
          </table:table-cell>
          <table:table-cell office:value-type="float" office:value="119.5" calcext:value-type="float">
            <text:p>119.5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Benzene(aq)</text:p>
          </table:table-cell>
          <table:table-cell office:value-type="float" office:value="3" calcext:value-type="float">
            <text:p>3</text:p>
          </table:table-cell>
          <table:table-cell office:value-type="float" office:value="588.9" calcext:value-type="float">
            <text:p>588.9</text:p>
          </table:table-cell>
          <table:table-cell office:value-type="float" office:value="537.5" calcext:value-type="float">
            <text:p>537.5</text:p>
          </table:table-cell>
          <table:table-cell office:value-type="float" office:value="477.1" calcext:value-type="float">
            <text:p>477.1</text:p>
          </table:table-cell>
          <table:table-cell office:value-type="float" office:value="420.5" calcext:value-type="float">
            <text:p>420.5</text:p>
          </table:table-cell>
          <table:table-cell office:value-type="float" office:value="363.3" calcext:value-type="float">
            <text:p>363.3</text:p>
          </table:table-cell>
          <table:table-cell office:value-type="float" office:value="316.5" calcext:value-type="float">
            <text:p>316.5</text:p>
          </table:table-cell>
          <table:table-cell office:value-type="float" office:value="277.1" calcext:value-type="float">
            <text:p>277.1</text:p>
          </table:table-cell>
          <table:table-cell office:value-type="float" office:value="242.4" calcext:value-type="float">
            <text:p>242.4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Butanoic_acid(aq)</text:p>
          </table:table-cell>
          <table:table-cell office:value-type="float" office:value="3" calcext:value-type="float">
            <text:p>3</text:p>
          </table:table-cell>
          <table:table-cell office:value-type="float" office:value="393.2" calcext:value-type="float">
            <text:p>393.2</text:p>
          </table:table-cell>
          <table:table-cell office:value-type="float" office:value="358.9" calcext:value-type="float">
            <text:p>358.9</text:p>
          </table:table-cell>
          <table:table-cell office:value-type="float" office:value="318.6" calcext:value-type="float">
            <text:p>318.6</text:p>
          </table:table-cell>
          <table:table-cell office:value-type="float" office:value="281" calcext:value-type="float">
            <text:p>281</text:p>
          </table:table-cell>
          <table:table-cell office:value-type="float" office:value="242.8" calcext:value-type="float">
            <text:p>242.8</text:p>
          </table:table-cell>
          <table:table-cell office:value-type="float" office:value="211.8" calcext:value-type="float">
            <text:p>211.8</text:p>
          </table:table-cell>
          <table:table-cell office:value-type="float" office:value="185.6" calcext:value-type="float">
            <text:p>185.6</text:p>
          </table:table-cell>
          <table:table-cell office:value-type="float" office:value="162.6" calcext:value-type="float">
            <text:p>162.6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CO(aq)</text:p>
          </table:table-cell>
          <table:table-cell office:value-type="float" office:value="3" calcext:value-type="float">
            <text:p>3</text:p>
          </table:table-cell>
          <table:table-cell office:value-type="float" office:value="46.02" calcext:value-type="float">
            <text:p>46.02</text:p>
          </table:table-cell>
          <table:table-cell office:value-type="float" office:value="41.7" calcext:value-type="float">
            <text:p>41.7</text:p>
          </table:table-cell>
          <table:table-cell office:value-type="float" office:value="36.47" calcext:value-type="float">
            <text:p>36.47</text:p>
          </table:table-cell>
          <table:table-cell office:value-type="float" office:value="31.43" calcext:value-type="float">
            <text:p>31.43</text:p>
          </table:table-cell>
          <table:table-cell office:value-type="float" office:value="26.17" calcext:value-type="float">
            <text:p>26.17</text:p>
          </table:table-cell>
          <table:table-cell office:value-type="float" office:value="21.72" calcext:value-type="float">
            <text:p>21.72</text:p>
          </table:table-cell>
          <table:table-cell office:value-type="float" office:value="17.83" calcext:value-type="float">
            <text:p>17.83</text:p>
          </table:table-cell>
          <table:table-cell office:value-type="float" office:value="14.24" calcext:value-type="float">
            <text:p>14.24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ClO-</text:p>
          </table:table-cell>
          <table:table-cell office:value-type="float" office:value="4" calcext:value-type="float">
            <text:p>4</text:p>
          </table:table-cell>
          <table:table-cell office:value-type="float" office:value="16.2" calcext:value-type="float">
            <text:p>16.2</text:p>
          </table:table-cell>
          <table:table-cell office:value-type="float" office:value="15.1" calcext:value-type="float">
            <text:p>15.1</text:p>
          </table:table-cell>
          <table:table-cell office:value-type="float" office:value="13.95" calcext:value-type="float">
            <text:p>13.95</text:p>
          </table:table-cell>
          <table:table-cell office:value-type="float" office:value="12.99" calcext:value-type="float">
            <text:p>12.99</text:p>
          </table:table-cell>
          <table:table-cell office:value-type="float" office:value="12.15" calcext:value-type="float">
            <text:p>12.15</text:p>
          </table:table-cell>
          <table:table-cell office:value-type="float" office:value="11.56" calcext:value-type="float">
            <text:p>11.56</text:p>
          </table:table-cell>
          <table:table-cell office:value-type="float" office:value="11.15" calcext:value-type="float">
            <text:p>11.15</text:p>
          </table:table-cell>
          <table:table-cell office:value-type="float" office:value="10.89" calcext:value-type="float">
            <text:p>10.89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ClO2-</text:p>
          </table:table-cell>
          <table:table-cell office:value-type="float" office:value="4" calcext:value-type="float">
            <text:p>4</text:p>
          </table:table-cell>
          <table:table-cell office:value-type="float" office:value="24.97" calcext:value-type="float">
            <text:p>24.97</text:p>
          </table:table-cell>
          <table:table-cell office:value-type="float" office:value="23.11" calcext:value-type="float">
            <text:p>23.11</text:p>
          </table:table-cell>
          <table:table-cell office:value-type="float" office:value="21.1" calcext:value-type="float">
            <text:p>21.1</text:p>
          </table:table-cell>
          <table:table-cell office:value-type="float" office:value="19.38" calcext:value-type="float">
            <text:p>19.38</text:p>
          </table:table-cell>
          <table:table-cell office:value-type="float" office:value="17.82" calcext:value-type="float">
            <text:p>17.82</text:p>
          </table:table-cell>
          <table:table-cell office:value-type="float" office:value="16.69" calcext:value-type="float">
            <text:p>16.69</text:p>
          </table:table-cell>
          <table:table-cell office:value-type="float" office:value="15.86" calcext:value-type="float">
            <text:p>15.86</text:p>
          </table:table-cell>
          <table:table-cell office:value-type="float" office:value="15.28" calcext:value-type="float">
            <text:p>15.28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ClO3-</text:p>
          </table:table-cell>
          <table:table-cell office:value-type="float" office:value="3.5" calcext:value-type="float">
            <text:p>3.5</text:p>
          </table:table-cell>
          <table:table-cell office:value-type="float" office:value="18.63" calcext:value-type="float">
            <text:p>18.63</text:p>
          </table:table-cell>
          <table:table-cell office:value-type="float" office:value="17.26" calcext:value-type="float">
            <text:p>17.26</text:p>
          </table:table-cell>
          <table:table-cell office:value-type="float" office:value="15.84" calcext:value-type="float">
            <text:p>15.84</text:p>
          </table:table-cell>
          <table:table-cell office:value-type="float" office:value="14.69" calcext:value-type="float">
            <text:p>14.69</text:p>
          </table:table-cell>
          <table:table-cell office:value-type="float" office:value="13.71" calcext:value-type="float">
            <text:p>13.71</text:p>
          </table:table-cell>
          <table:table-cell office:value-type="float" office:value="13.06" calcext:value-type="float">
            <text:p>13.06</text:p>
          </table:table-cell>
          <table:table-cell office:value-type="float" office:value="12.65" calcext:value-type="float">
            <text:p>12.65</text:p>
          </table:table-cell>
          <table:table-cell office:value-type="float" office:value="12.43" calcext:value-type="float">
            <text:p>12.43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ClO4-</text:p>
          </table:table-cell>
          <table:table-cell office:value-type="float" office:value="3.5" calcext:value-type="float">
            <text:p>3.5</text:p>
          </table:table-cell>
          <table:table-cell office:value-type="float" office:value="16.79" calcext:value-type="float">
            <text:p>16.79</text:p>
          </table:table-cell>
          <table:table-cell office:value-type="float" office:value="15.71" calcext:value-type="float">
            <text:p>15.71</text:p>
          </table:table-cell>
          <table:table-cell office:value-type="float" office:value="14.67" calcext:value-type="float">
            <text:p>14.67</text:p>
          </table:table-cell>
          <table:table-cell office:value-type="float" office:value="13.89" calcext:value-type="float">
            <text:p>13.89</text:p>
          </table:table-cell>
          <table:table-cell office:value-type="float" office:value="13.3" calcext:value-type="float">
            <text:p>13.3</text:p>
          </table:table-cell>
          <table:table-cell office:value-type="float" office:value="13" calcext:value-type="float">
            <text:p>13</text:p>
          </table:table-cell>
          <table:table-cell office:value-type="float" office:value="12.88" calcext:value-type="float">
            <text:p>12.88</text:p>
          </table:table-cell>
          <table:table-cell office:value-type="float" office:value="12.94" calcext:value-type="float">
            <text:p>12.94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Cr+2</text:p>
          </table:table-cell>
          <table:table-cell office:value-type="float" office:value="4.5" calcext:value-type="float">
            <text:p>4.5</text:p>
          </table:table-cell>
          <table:table-cell office:value-type="float" office:value="23.95" calcext:value-type="float">
            <text:p>23.95</text:p>
          </table:table-cell>
          <table:table-cell office:value-type="float" office:value="21.64" calcext:value-type="float">
            <text:p>21.64</text:p>
          </table:table-cell>
          <table:table-cell office:value-type="float" office:value="18.62" calcext:value-type="float">
            <text:p>18.62</text:p>
          </table:table-cell>
          <table:table-cell office:value-type="float" office:value="15.51" calcext:value-type="float">
            <text:p>15.51</text:p>
          </table:table-cell>
          <table:table-cell office:value-type="float" office:value="12.04" calcext:value-type="float">
            <text:p>12.04</text:p>
          </table:table-cell>
          <table:table-cell office:value-type="float" office:value="8.892" calcext:value-type="float">
            <text:p>8.892</text:p>
          </table:table-cell>
          <table:table-cell office:value-type="float" office:value="5.905" calcext:value-type="float">
            <text:p>5.905</text:p>
          </table:table-cell>
          <table:table-cell office:value-type="float" office:value="2.871" calcext:value-type="float">
            <text:p>2.871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Cr+3</text:p>
          </table:table-cell>
          <table:table-cell office:value-type="float" office:value="9" calcext:value-type="float">
            <text:p>9</text:p>
          </table:table-cell>
          <table:table-cell office:value-type="float" office:value="-9.829" calcext:value-type="float">
            <text:p>-9.829</text:p>
          </table:table-cell>
          <table:table-cell office:value-type="float" office:value="-8.384" calcext:value-type="float">
            <text:p>-8.384</text:p>
          </table:table-cell>
          <table:table-cell office:value-type="float" office:value="-7.075" calcext:value-type="float">
            <text:p>-7.075</text:p>
          </table:table-cell>
          <table:table-cell office:value-type="float" office:value="-6.225" calcext:value-type="float">
            <text:p>-6.225</text:p>
          </table:table-cell>
          <table:table-cell office:value-type="float" office:value="-5.797" calcext:value-type="float">
            <text:p>-5.797</text:p>
          </table:table-cell>
          <table:table-cell office:value-type="float" office:value="-5.876" calcext:value-type="float">
            <text:p>-5.876</text:p>
          </table:table-cell>
          <table:table-cell office:value-type="float" office:value="-6.365" calcext:value-type="float">
            <text:p>-6.365</text:p>
          </table:table-cell>
          <table:table-cell office:value-type="float" office:value="-7.323" calcext:value-type="float">
            <text:p>-7.323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CrO4-3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19.77" calcext:value-type="float">
            <text:p>19.77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Cu+</text:p>
          </table:table-cell>
          <table:table-cell office:value-type="float" office:value="4" calcext:value-type="float">
            <text:p>4</text:p>
          </table:table-cell>
          <table:table-cell office:value-type="float" office:value="21.09" calcext:value-type="float">
            <text:p>21.09</text:p>
          </table:table-cell>
          <table:table-cell office:value-type="float" office:value="18.77" calcext:value-type="float">
            <text:p>18.77</text:p>
          </table:table-cell>
          <table:table-cell office:value-type="float" office:value="16.06" calcext:value-type="float">
            <text:p>16.06</text:p>
          </table:table-cell>
          <table:table-cell office:value-type="float" office:value="13.55" calcext:value-type="float">
            <text:p>13.55</text:p>
          </table:table-cell>
          <table:table-cell office:value-type="float" office:value="11.02" calcext:value-type="float">
            <text:p>11.02</text:p>
          </table:table-cell>
          <table:table-cell office:value-type="float" office:value="8.958" calcext:value-type="float">
            <text:p>8.958</text:p>
          </table:table-cell>
          <table:table-cell office:value-type="float" office:value="7.22" calcext:value-type="float">
            <text:p>7.22</text:p>
          </table:table-cell>
          <table:table-cell office:value-type="float" office:value="5.695" calcext:value-type="float">
            <text:p>5.695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Ethane(aq)</text:p>
          </table:table-cell>
          <table:table-cell office:value-type="float" office:value="3" calcext:value-type="float">
            <text:p>3</text:p>
          </table:table-cell>
          <table:table-cell office:value-type="float" office:value="278.6" calcext:value-type="float">
            <text:p>278.6</text:p>
          </table:table-cell>
          <table:table-cell office:value-type="float" office:value="254.5" calcext:value-type="float">
            <text:p>254.5</text:p>
          </table:table-cell>
          <table:table-cell office:value-type="float" office:value="226.2" calcext:value-type="float">
            <text:p>226.2</text:p>
          </table:table-cell>
          <table:table-cell office:value-type="float" office:value="199.7" calcext:value-type="float">
            <text:p>199.7</text:p>
          </table:table-cell>
          <table:table-cell office:value-type="float" office:value="173" calcext:value-type="float">
            <text:p>173</text:p>
          </table:table-cell>
          <table:table-cell office:value-type="float" office:value="151.2" calcext:value-type="float">
            <text:p>151.2</text:p>
          </table:table-cell>
          <table:table-cell office:value-type="float" office:value="133" calcext:value-type="float">
            <text:p>133</text:p>
          </table:table-cell>
          <table:table-cell office:value-type="float" office:value="117.1" calcext:value-type="float">
            <text:p>117.1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Ethanol(aq)</text:p>
          </table:table-cell>
          <table:table-cell office:value-type="float" office:value="3" calcext:value-type="float">
            <text:p>3</text:p>
          </table:table-cell>
          <table:table-cell office:value-type="float" office:value="245.4" calcext:value-type="float">
            <text:p>245.4</text:p>
          </table:table-cell>
          <table:table-cell office:value-type="float" office:value="224.1" calcext:value-type="float">
            <text:p>224.1</text:p>
          </table:table-cell>
          <table:table-cell office:value-type="float" office:value="199.2" calcext:value-type="float">
            <text:p>199.2</text:p>
          </table:table-cell>
          <table:table-cell office:value-type="float" office:value="175.8" calcext:value-type="float">
            <text:p>175.8</text:p>
          </table:table-cell>
          <table:table-cell office:value-type="float" office:value="152.3" calcext:value-type="float">
            <text:p>152.3</text:p>
          </table:table-cell>
          <table:table-cell office:value-type="float" office:value="133.1" calcext:value-type="float">
            <text:p>133.1</text:p>
          </table:table-cell>
          <table:table-cell office:value-type="float" office:value="117" calcext:value-type="float">
            <text:p>117</text:p>
          </table:table-cell>
          <table:table-cell office:value-type="float" office:value="102.9" calcext:value-type="float">
            <text:p>102.9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Ethylene(aq)</text:p>
          </table:table-cell>
          <table:table-cell office:value-type="float" office:value="3" calcext:value-type="float">
            <text:p>3</text:p>
          </table:table-cell>
          <table:table-cell office:value-type="float" office:value="250.5" calcext:value-type="float">
            <text:p>250.5</text:p>
          </table:table-cell>
          <table:table-cell office:value-type="float" office:value="228.6" calcext:value-type="float">
            <text:p>228.6</text:p>
          </table:table-cell>
          <table:table-cell office:value-type="float" office:value="202.9" calcext:value-type="float">
            <text:p>202.9</text:p>
          </table:table-cell>
          <table:table-cell office:value-type="float" office:value="178.9" calcext:value-type="float">
            <text:p>178.9</text:p>
          </table:table-cell>
          <table:table-cell office:value-type="float" office:value="154.7" calcext:value-type="float">
            <text:p>154.7</text:p>
          </table:table-cell>
          <table:table-cell office:value-type="float" office:value="135" calcext:value-type="float">
            <text:p>135</text:p>
          </table:table-cell>
          <table:table-cell office:value-type="float" office:value="118.4" calcext:value-type="float">
            <text:p>118.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Ethyne(aq)</text:p>
          </table:table-cell>
          <table:table-cell office:value-type="float" office:value="3" calcext:value-type="float">
            <text:p>3</text:p>
          </table:table-cell>
          <table:table-cell office:value-type="float" office:value="229.6" calcext:value-type="float">
            <text:p>229.6</text:p>
          </table:table-cell>
          <table:table-cell office:value-type="float" office:value="209.4" calcext:value-type="float">
            <text:p>209.4</text:p>
          </table:table-cell>
          <table:table-cell office:value-type="float" office:value="185.6" calcext:value-type="float">
            <text:p>185.6</text:p>
          </table:table-cell>
          <table:table-cell office:value-type="float" office:value="163.4" calcext:value-type="float">
            <text:p>163.4</text:p>
          </table:table-cell>
          <table:table-cell office:value-type="float" office:value="141" calcext:value-type="float">
            <text:p>141</text:p>
          </table:table-cell>
          <table:table-cell office:value-type="float" office:value="122.7" calcext:value-type="float">
            <text:p>122.7</text:p>
          </table:table-cell>
          <table:table-cell office:value-type="float" office:value="107.4" calcext:value-type="float">
            <text:p>107.4</text:p>
          </table:table-cell>
          <table:table-cell office:value-type="float" office:value="93.93" calcext:value-type="float">
            <text:p>93.93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Fe+3</text:p>
          </table:table-cell>
          <table:table-cell office:value-type="float" office:value="9" calcext:value-type="float">
            <text:p>9</text:p>
          </table:table-cell>
          <table:table-cell office:value-type="float" office:value="-10.02" calcext:value-type="float">
            <text:p>-10.02</text:p>
          </table:table-cell>
          <table:table-cell office:value-type="float" office:value="-8.49" calcext:value-type="float">
            <text:p>-8.49</text:p>
          </table:table-cell>
          <table:table-cell office:value-type="float" office:value="-6.663" calcext:value-type="float">
            <text:p>-6.663</text:p>
          </table:table-cell>
          <table:table-cell office:value-type="float" office:value="-4.928" calcext:value-type="float">
            <text:p>-4.928</text:p>
          </table:table-cell>
          <table:table-cell office:value-type="float" office:value="-3.138" calcext:value-type="float">
            <text:p>-3.138</text:p>
          </table:table-cell>
          <table:table-cell office:value-type="float" office:value="-1.641" calcext:value-type="float">
            <text:p>-1.641</text:p>
          </table:table-cell>
          <table:table-cell office:value-type="float" office:value="-0.3389" calcext:value-type="float">
            <text:p>-0.3389</text:p>
          </table:table-cell>
          <table:table-cell office:value-type="float" office:value="0.8331" calcext:value-type="float">
            <text:p>0.8331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Formic_acid(aq)</text:p>
          </table:table-cell>
          <table:table-cell office:value-type="float" office:value="3" calcext:value-type="float">
            <text:p>3</text:p>
          </table:table-cell>
          <table:table-cell office:value-type="float" office:value="43.14" calcext:value-type="float">
            <text:p>43.14</text:p>
          </table:table-cell>
          <table:table-cell office:value-type="float" office:value="39.05" calcext:value-type="float">
            <text:p>39.05</text:p>
          </table:table-cell>
          <table:table-cell office:value-type="float" office:value="34.22" calcext:value-type="float">
            <text:p>34.22</text:p>
          </table:table-cell>
          <table:table-cell office:value-type="float" office:value="29.67" calcext:value-type="float">
            <text:p>29.67</text:p>
          </table:table-cell>
          <table:table-cell office:value-type="float" office:value="25" calcext:value-type="float">
            <text:p>25</text:p>
          </table:table-cell>
          <table:table-cell office:value-type="float" office:value="21.12" calcext:value-type="float">
            <text:p>21.12</text:p>
          </table:table-cell>
          <table:table-cell office:value-type="float" office:value="17.77" calcext:value-type="float">
            <text:p>17.77</text:p>
          </table:table-cell>
          <table:table-cell office:value-type="float" office:value="14.7" calcext:value-type="float">
            <text:p>14.7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Glycolic_acid(aq)</text:p>
          </table:table-cell>
          <table:table-cell office:value-type="float" office:value="3" calcext:value-type="float">
            <text:p>3</text:p>
          </table:table-cell>
          <table:table-cell office:value-type="float" office:value="128.6" calcext:value-type="float">
            <text:p>128.6</text:p>
          </table:table-cell>
          <table:table-cell office:value-type="float" office:value="117.4" calcext:value-type="float">
            <text:p>117.4</text:p>
          </table:table-cell>
          <table:table-cell office:value-type="float" office:value="104" calcext:value-type="float">
            <text:p>104</text:p>
          </table:table-cell>
          <table:table-cell office:value-type="float" office:value="91.54" calcext:value-type="float">
            <text:p>91.54</text:p>
          </table:table-cell>
          <table:table-cell office:value-type="float" office:value="78.84" calcext:value-type="float">
            <text:p>78.84</text:p>
          </table:table-cell>
          <table:table-cell office:value-type="float" office:value="68.42" calcext:value-type="float">
            <text:p>68.42</text:p>
          </table:table-cell>
          <table:table-cell office:value-type="float" office:value="59.54" calcext:value-type="float">
            <text:p>59.54</text:p>
          </table:table-cell>
          <table:table-cell office:value-type="float" office:value="51.61" calcext:value-type="float">
            <text:p>51.61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H2(aq)</text:p>
          </table:table-cell>
          <table:table-cell office:value-type="float" office:value="3" calcext:value-type="float">
            <text:p>3</text:p>
          </table:table-cell>
          <table:table-cell office:value-type="float" office:value="50.48" calcext:value-type="float">
            <text:p>50.48</text:p>
          </table:table-cell>
          <table:table-cell office:value-type="float" office:value="46.11" calcext:value-type="float">
            <text:p>46.11</text:p>
          </table:table-cell>
          <table:table-cell office:value-type="float" office:value="40.97" calcext:value-type="float">
            <text:p>40.97</text:p>
          </table:table-cell>
          <table:table-cell office:value-type="float" office:value="36.18" calcext:value-type="float">
            <text:p>36.18</text:p>
          </table:table-cell>
          <table:table-cell office:value-type="float" office:value="31.34" calcext:value-type="float">
            <text:p>31.34</text:p>
          </table:table-cell>
          <table:table-cell office:value-type="float" office:value="27.43" calcext:value-type="float">
            <text:p>27.43</text:p>
          </table:table-cell>
          <table:table-cell office:value-type="float" office:value="24.17" calcext:value-type="float">
            <text:p>24.17</text:p>
          </table:table-cell>
          <table:table-cell office:value-type="float" office:value="21.36" calcext:value-type="float">
            <text:p>21.36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H2AsO3-</text:p>
          </table:table-cell>
          <table:table-cell office:value-type="float" office:value="4" calcext:value-type="float">
            <text:p>4</text:p>
          </table:table-cell>
          <table:table-cell office:value-type="float" office:value="33.53" calcext:value-type="float">
            <text:p>33.53</text:p>
          </table:table-cell>
          <table:table-cell office:value-type="float" office:value="30.53" calcext:value-type="float">
            <text:p>30.53</text:p>
          </table:table-cell>
          <table:table-cell office:value-type="float" office:value="27.03" calcext:value-type="float">
            <text:p>27.03</text:p>
          </table:table-cell>
          <table:table-cell office:value-type="float" office:value="23.78" calcext:value-type="float">
            <text:p>23.78</text:p>
          </table:table-cell>
          <table:table-cell office:value-type="float" office:value="20.51" calcext:value-type="float">
            <text:p>20.51</text:p>
          </table:table-cell>
          <table:table-cell office:value-type="float" office:value="17.87" calcext:value-type="float">
            <text:p>17.87</text:p>
          </table:table-cell>
          <table:table-cell office:value-type="float" office:value="15.69" calcext:value-type="float">
            <text:p>15.69</text:p>
          </table:table-cell>
          <table:table-cell office:value-type="float" office:value="13.83" calcext:value-type="float">
            <text:p>13.83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HSO5-</text:p>
          </table:table-cell>
          <table:table-cell office:value-type="float" office:value="4" calcext:value-type="float">
            <text:p>4</text:p>
          </table:table-cell>
          <table:table-cell office:value-type="float" office:value="19.47" calcext:value-type="float">
            <text:p>19.47</text:p>
          </table:table-cell>
          <table:table-cell office:value-type="float" office:value="17.29" calcext:value-type="float">
            <text:p>17.29</text:p>
          </table:table-cell>
          <table:table-cell office:value-type="float" office:value="14.63" calcext:value-type="float">
            <text:p>14.63</text:p>
          </table:table-cell>
          <table:table-cell office:value-type="float" office:value="12.08" calcext:value-type="float">
            <text:p>12.08</text:p>
          </table:table-cell>
          <table:table-cell office:value-type="float" office:value="9.41" calcext:value-type="float">
            <text:p>9.41</text:p>
          </table:table-cell>
          <table:table-cell office:value-type="float" office:value="7.141" calcext:value-type="float">
            <text:p>7.141</text:p>
          </table:table-cell>
          <table:table-cell office:value-type="float" office:value="5.122" calcext:value-type="float">
            <text:p>5.122</text:p>
          </table:table-cell>
          <table:table-cell office:value-type="float" office:value="3.201" calcext:value-type="float">
            <text:p>3.201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Lactic_acid(aq)</text:p>
          </table:table-cell>
          <table:table-cell office:value-type="float" office:value="3" calcext:value-type="float">
            <text:p>3</text:p>
          </table:table-cell>
          <table:table-cell office:value-type="float" office:value="244.8" calcext:value-type="float">
            <text:p>244.8</text:p>
          </table:table-cell>
          <table:table-cell office:value-type="float" office:value="223.5" calcext:value-type="float">
            <text:p>223.5</text:p>
          </table:table-cell>
          <table:table-cell office:value-type="float" office:value="198.4" calcext:value-type="float">
            <text:p>198.4</text:p>
          </table:table-cell>
          <table:table-cell office:value-type="float" office:value="174.9" calcext:value-type="float">
            <text:p>174.9</text:p>
          </table:table-cell>
          <table:table-cell office:value-type="float" office:value="151" calcext:value-type="float">
            <text:p>151</text:p>
          </table:table-cell>
          <table:table-cell office:value-type="float" office:value="131.5" calcext:value-type="float">
            <text:p>131.5</text:p>
          </table:table-cell>
          <table:table-cell office:value-type="float" office:value="115.1" calcext:value-type="float">
            <text:p>115.1</text:p>
          </table:table-cell>
          <table:table-cell office:value-type="float" office:value="100.5" calcext:value-type="float">
            <text:p>100.5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Malonic_acid(aq)</text:p>
          </table:table-cell>
          <table:table-cell office:value-type="float" office:value="3" calcext:value-type="float">
            <text:p>3</text:p>
          </table:table-cell>
          <table:table-cell office:value-type="float" office:value="158.2" calcext:value-type="float">
            <text:p>158.2</text:p>
          </table:table-cell>
          <table:table-cell office:value-type="float" office:value="144.1" calcext:value-type="float">
            <text:p>144.1</text:p>
          </table:table-cell>
          <table:table-cell office:value-type="float" office:value="127.5" calcext:value-type="float">
            <text:p>127.5</text:p>
          </table:table-cell>
          <table:table-cell office:value-type="float" office:value="111.9" calcext:value-type="float">
            <text:p>111.9</text:p>
          </table:table-cell>
          <table:table-cell office:value-type="float" office:value="96.01" calcext:value-type="float">
            <text:p>96.01</text:p>
          </table:table-cell>
          <table:table-cell office:value-type="float" office:value="82.92" calcext:value-type="float">
            <text:p>82.92</text:p>
          </table:table-cell>
          <table:table-cell office:value-type="float" office:value="71.73" calcext:value-type="float">
            <text:p>71.73</text:p>
          </table:table-cell>
          <table:table-cell office:value-type="float" office:value="61.68" calcext:value-type="float">
            <text:p>61.68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Methane(aq)</text:p>
          </table:table-cell>
          <table:table-cell office:value-type="float" office:value="3" calcext:value-type="float">
            <text:p>3</text:p>
          </table:table-cell>
          <table:table-cell office:value-type="float" office:value="157.8" calcext:value-type="float">
            <text:p>157.8</text:p>
          </table:table-cell>
          <table:table-cell office:value-type="float" office:value="144.1" calcext:value-type="float">
            <text:p>144.1</text:p>
          </table:table-cell>
          <table:table-cell office:value-type="float" office:value="128" calcext:value-type="float">
            <text:p>128</text:p>
          </table:table-cell>
          <table:table-cell office:value-type="float" office:value="113" calcext:value-type="float">
            <text:p>113</text:p>
          </table:table-cell>
          <table:table-cell office:value-type="float" office:value="97.76" calcext:value-type="float">
            <text:p>97.76</text:p>
          </table:table-cell>
          <table:table-cell office:value-type="float" office:value="85.36" calcext:value-type="float">
            <text:p>85.36</text:p>
          </table:table-cell>
          <table:table-cell office:value-type="float" office:value="74.96" calcext:value-type="float">
            <text:p>74.96</text:p>
          </table:table-cell>
          <table:table-cell office:value-type="float" office:value="65.88" calcext:value-type="float">
            <text:p>65.88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Mn+3</text:p>
          </table:table-cell>
          <table:table-cell office:value-type="float" office:value="5" calcext:value-type="float">
            <text:p>5</text:p>
          </table:table-cell>
          <table:table-cell office:value-type="float" office:value="3.026" calcext:value-type="float">
            <text:p>3.026</text:p>
          </table:table-cell>
          <table:table-cell office:value-type="float" office:value="4.081" calcext:value-type="float">
            <text:p>4.081</text:p>
          </table:table-cell>
          <table:table-cell office:value-type="float" office:value="5.272" calcext:value-type="float">
            <text:p>5.272</text:p>
          </table:table-cell>
          <table:table-cell office:value-type="float" office:value="6.333" calcext:value-type="float">
            <text:p>6.333</text:p>
          </table:table-cell>
          <table:table-cell office:value-type="float" office:value="7.336" calcext:value-type="float">
            <text:p>7.336</text:p>
          </table:table-cell>
          <table:table-cell office:value-type="float" office:value="8.065" calcext:value-type="float">
            <text:p>8.065</text:p>
          </table:table-cell>
          <table:table-cell office:value-type="float" office:value="8.587" calcext:value-type="float">
            <text:p>8.587</text:p>
          </table:table-cell>
          <table:table-cell office:value-type="float" office:value="8.936" calcext:value-type="float">
            <text:p>8.936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MnO4-2</text:p>
          </table:table-cell>
          <table:table-cell office:value-type="float" office:value="4" calcext:value-type="float">
            <text:p>4</text:p>
          </table:table-cell>
          <table:table-cell office:value-type="float" office:value="34.96" calcext:value-type="float">
            <text:p>34.96</text:p>
          </table:table-cell>
          <table:table-cell office:value-type="float" office:value="32.41" calcext:value-type="float">
            <text:p>32.41</text:p>
          </table:table-cell>
          <table:table-cell office:value-type="float" office:value="29.83" calcext:value-type="float">
            <text:p>29.83</text:p>
          </table:table-cell>
          <table:table-cell office:value-type="float" office:value="27.81" calcext:value-type="float">
            <text:p>27.81</text:p>
          </table:table-cell>
          <table:table-cell office:value-type="float" office:value="26.21" calcext:value-type="float">
            <text:p>26.21</text:p>
          </table:table-cell>
          <table:table-cell office:value-type="float" office:value="25.34" calcext:value-type="float">
            <text:p>25.34</text:p>
          </table:table-cell>
          <table:table-cell office:value-type="float" office:value="25.01" calcext:value-type="float">
            <text:p>25.01</text:p>
          </table:table-cell>
          <table:table-cell office:value-type="float" office:value="25.23" calcext:value-type="float">
            <text:p>25.23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Oxalic_acid(aq)</text:p>
          </table:table-cell>
          <table:table-cell office:value-type="float" office:value="3" calcext:value-type="float">
            <text:p>3</text:p>
          </table:table-cell>
          <table:table-cell office:value-type="float" office:value="46.23" calcext:value-type="float">
            <text:p>46.23</text:p>
          </table:table-cell>
          <table:table-cell office:value-type="float" office:value="41.94" calcext:value-type="float">
            <text:p>41.94</text:p>
          </table:table-cell>
          <table:table-cell office:value-type="float" office:value="36.81" calcext:value-type="float">
            <text:p>36.81</text:p>
          </table:table-cell>
          <table:table-cell office:value-type="float" office:value="31.93" calcext:value-type="float">
            <text:p>31.93</text:p>
          </table:table-cell>
          <table:table-cell office:value-type="float" office:value="26.86" calcext:value-type="float">
            <text:p>26.86</text:p>
          </table:table-cell>
          <table:table-cell office:value-type="float" office:value="22.58" calcext:value-type="float">
            <text:p>22.58</text:p>
          </table:table-cell>
          <table:table-cell office:value-type="float" office:value="18.78" calcext:value-type="float">
            <text:p>18.78</text:p>
          </table:table-cell>
          <table:table-cell office:value-type="float" office:value="15.18" calcext:value-type="float">
            <text:p>15.18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Pb+4</text:p>
          </table:table-cell>
          <table:table-cell office:value-type="float" office:value="5.5" calcext:value-type="float">
            <text:p>5.5</text:p>
          </table:table-cell>
          <table:table-cell office:value-type="float" office:value="500" calcext:value-type="float">
            <text:p>500</text:p>
          </table:table-cell>
          <table:table-cell office:value-type="float" office:value="14.18" calcext:value-type="float">
            <text:p>14.18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Pentanoic_acid(aq)</text:p>
          </table:table-cell>
          <table:table-cell office:value-type="float" office:value="3" calcext:value-type="float">
            <text:p>3</text:p>
          </table:table-cell>
          <table:table-cell office:value-type="float" office:value="512.1" calcext:value-type="float">
            <text:p>512.1</text:p>
          </table:table-cell>
          <table:table-cell office:value-type="float" office:value="467.6" calcext:value-type="float">
            <text:p>467.6</text:p>
          </table:table-cell>
          <table:table-cell office:value-type="float" office:value="415.2" calcext:value-type="float">
            <text:p>415.2</text:p>
          </table:table-cell>
          <table:table-cell office:value-type="float" office:value="366.2" calcext:value-type="float">
            <text:p>366.2</text:p>
          </table:table-cell>
          <table:table-cell office:value-type="float" office:value="316.8" calcext:value-type="float">
            <text:p>316.8</text:p>
          </table:table-cell>
          <table:table-cell office:value-type="float" office:value="276.4" calcext:value-type="float">
            <text:p>276.4</text:p>
          </table:table-cell>
          <table:table-cell office:value-type="float" office:value="242.5" calcext:value-type="float">
            <text:p>242.5</text:p>
          </table:table-cell>
          <table:table-cell office:value-type="float" office:value="212.7" calcext:value-type="float">
            <text:p>212.7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Phenol(aq)</text:p>
          </table:table-cell>
          <table:table-cell office:value-type="float" office:value="3" calcext:value-type="float">
            <text:p>3</text:p>
          </table:table-cell>
          <table:table-cell office:value-type="float" office:value="551.6" calcext:value-type="float">
            <text:p>551.6</text:p>
          </table:table-cell>
          <table:table-cell office:value-type="float" office:value="503.4" calcext:value-type="float">
            <text:p>503.4</text:p>
          </table:table-cell>
          <table:table-cell office:value-type="float" office:value="446.7" calcext:value-type="float">
            <text:p>446.7</text:p>
          </table:table-cell>
          <table:table-cell office:value-type="float" office:value="393.6" calcext:value-type="float">
            <text:p>393.6</text:p>
          </table:table-cell>
          <table:table-cell office:value-type="float" office:value="339.8" calcext:value-type="float">
            <text:p>339.8</text:p>
          </table:table-cell>
          <table:table-cell office:value-type="float" office:value="295.9" calcext:value-type="float">
            <text:p>295.9</text:p>
          </table:table-cell>
          <table:table-cell office:value-type="float" office:value="258.8" calcext:value-type="float">
            <text:p>258.8</text:p>
          </table:table-cell>
          <table:table-cell office:value-type="float" office:value="226.2" calcext:value-type="float">
            <text:p>226.2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Propanoic_acid(aq)</text:p>
          </table:table-cell>
          <table:table-cell office:value-type="float" office:value="3" calcext:value-type="float">
            <text:p>3</text:p>
          </table:table-cell>
          <table:table-cell office:value-type="float" office:value="274.1" calcext:value-type="float">
            <text:p>274.1</text:p>
          </table:table-cell>
          <table:table-cell office:value-type="float" office:value="250.1" calcext:value-type="float">
            <text:p>250.1</text:p>
          </table:table-cell>
          <table:table-cell office:value-type="float" office:value="221.9" calcext:value-type="float">
            <text:p>221.9</text:p>
          </table:table-cell>
          <table:table-cell office:value-type="float" office:value="195.5" calcext:value-type="float">
            <text:p>195.5</text:p>
          </table:table-cell>
          <table:table-cell office:value-type="float" office:value="168.7" calcext:value-type="float">
            <text:p>168.7</text:p>
          </table:table-cell>
          <table:table-cell office:value-type="float" office:value="146.9" calcext:value-type="float">
            <text:p>146.9</text:p>
          </table:table-cell>
          <table:table-cell office:value-type="float" office:value="128.4" calcext:value-type="float">
            <text:p>128.4</text:p>
          </table:table-cell>
          <table:table-cell office:value-type="float" office:value="112.2" calcext:value-type="float">
            <text:p>112.2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S2O4-2</text:p>
          </table:table-cell>
          <table:table-cell office:value-type="float" office:value="5" calcext:value-type="float">
            <text:p>5</text:p>
          </table:table-cell>
          <table:table-cell office:value-type="float" office:value="130.5" calcext:value-type="float">
            <text:p>130.5</text:p>
          </table:table-cell>
          <table:table-cell office:value-type="float" office:value="118.5" calcext:value-type="float">
            <text:p>118.5</text:p>
          </table:table-cell>
          <table:table-cell office:value-type="float" office:value="104.2" calcext:value-type="float">
            <text:p>104.2</text:p>
          </table:table-cell>
          <table:table-cell office:value-type="float" office:value="90.84" calcext:value-type="float">
            <text:p>90.84</text:p>
          </table:table-cell>
          <table:table-cell office:value-type="float" office:value="77.23" calcext:value-type="float">
            <text:p>77.23</text:p>
          </table:table-cell>
          <table:table-cell office:value-type="float" office:value="66.05" calcext:value-type="float">
            <text:p>66.05</text:p>
          </table:table-cell>
          <table:table-cell office:value-type="float" office:value="56.53" calcext:value-type="float">
            <text:p>56.53</text:p>
          </table:table-cell>
          <table:table-cell office:value-type="float" office:value="48.05" calcext:value-type="float">
            <text:p>48.05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S2O6-2</text:p>
          </table:table-cell>
          <table:table-cell office:value-type="float" office:value="4" calcext:value-type="float">
            <text:p>4</text:p>
          </table:table-cell>
          <table:table-cell office:value-type="float" office:value="57.01" calcext:value-type="float">
            <text:p>57.01</text:p>
          </table:table-cell>
          <table:table-cell office:value-type="float" office:value="51.42" calcext:value-type="float">
            <text:p>51.42</text:p>
          </table:table-cell>
          <table:table-cell office:value-type="float" office:value="44.7" calcext:value-type="float">
            <text:p>44.7</text:p>
          </table:table-cell>
          <table:table-cell office:value-type="float" office:value="38.3" calcext:value-type="float">
            <text:p>38.3</text:p>
          </table:table-cell>
          <table:table-cell office:value-type="float" office:value="31.67" calcext:value-type="float">
            <text:p>31.67</text:p>
          </table:table-cell>
          <table:table-cell office:value-type="float" office:value="26.11" calcext:value-type="float">
            <text:p>26.11</text:p>
          </table:table-cell>
          <table:table-cell office:value-type="float" office:value="21.24" calcext:value-type="float">
            <text:p>21.24</text:p>
          </table:table-cell>
          <table:table-cell office:value-type="float" office:value="16.71" calcext:value-type="float">
            <text:p>16.71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S2O8-2</text:p>
          </table:table-cell>
          <table:table-cell office:value-type="float" office:value="4" calcext:value-type="float">
            <text:p>4</text:p>
          </table:table-cell>
          <table:table-cell office:value-type="float" office:value="25.53" calcext:value-type="float">
            <text:p>25.53</text:p>
          </table:table-cell>
          <table:table-cell office:value-type="float" office:value="22.5" calcext:value-type="float">
            <text:p>22.5</text:p>
          </table:table-cell>
          <table:table-cell office:value-type="float" office:value="18.81" calcext:value-type="float">
            <text:p>18.81</text:p>
          </table:table-cell>
          <table:table-cell office:value-type="float" office:value="15.25" calcext:value-type="float">
            <text:p>15.25</text:p>
          </table:table-cell>
          <table:table-cell office:value-type="float" office:value="11.51" calcext:value-type="float">
            <text:p>11.51</text:p>
          </table:table-cell>
          <table:table-cell office:value-type="float" office:value="8.299" calcext:value-type="float">
            <text:p>8.299</text:p>
          </table:table-cell>
          <table:table-cell office:value-type="float" office:value="5.396" calcext:value-type="float">
            <text:p>5.396</text:p>
          </table:table-cell>
          <table:table-cell office:value-type="float" office:value="2.558" calcext:value-type="float">
            <text:p>2.558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S3O6-2</text:p>
          </table:table-cell>
          <table:table-cell office:value-type="float" office:value="4" calcext:value-type="float">
            <text:p>4</text:p>
          </table:table-cell>
          <table:table-cell office:value-type="float" office:value="161.3" calcext:value-type="float">
            <text:p>161.3</text:p>
          </table:table-cell>
          <table:table-cell office:value-type="float" office:value="146.1" calcext:value-type="float">
            <text:p>146.1</text:p>
          </table:table-cell>
          <table:table-cell office:value-type="float" office:value="128" calcext:value-type="float">
            <text:p>128</text:p>
          </table:table-cell>
          <table:table-cell office:value-type="float" office:value="110.8" calcext:value-type="float">
            <text:p>110.8</text:p>
          </table:table-cell>
          <table:table-cell office:value-type="float" office:value="93.15" calcext:value-type="float">
            <text:p>93.15</text:p>
          </table:table-cell>
          <table:table-cell office:value-type="float" office:value="78.45" calcext:value-type="float">
            <text:p>78.45</text:p>
          </table:table-cell>
          <table:table-cell office:value-type="float" office:value="65.73" calcext:value-type="float">
            <text:p>65.73</text:p>
          </table:table-cell>
          <table:table-cell office:value-type="float" office:value="54.1" calcext:value-type="float">
            <text:p>54.1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S4O6-2</text:p>
          </table:table-cell>
          <table:table-cell office:value-type="float" office:value="4" calcext:value-type="float">
            <text:p>4</text:p>
          </table:table-cell>
          <table:table-cell office:value-type="float" office:value="248.7" calcext:value-type="float">
            <text:p>248.7</text:p>
          </table:table-cell>
          <table:table-cell office:value-type="float" office:value="224.9" calcext:value-type="float">
            <text:p>224.9</text:p>
          </table:table-cell>
          <table:table-cell office:value-type="float" office:value="196.4" calcext:value-type="float">
            <text:p>196.4</text:p>
          </table:table-cell>
          <table:table-cell office:value-type="float" office:value="169.4" calcext:value-type="float">
            <text:p>169.4</text:p>
          </table:table-cell>
          <table:table-cell office:value-type="float" office:value="141.6" calcext:value-type="float">
            <text:p>141.6</text:p>
          </table:table-cell>
          <table:table-cell office:value-type="float" office:value="118.4" calcext:value-type="float">
            <text:p>118.4</text:p>
          </table:table-cell>
          <table:table-cell office:value-type="float" office:value="98.27" calcext:value-type="float">
            <text:p>98.27</text:p>
          </table:table-cell>
          <table:table-cell office:value-type="float" office:value="79.88" calcext:value-type="float">
            <text:p>79.88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S5O6-2</text:p>
          </table:table-cell>
          <table:table-cell office:value-type="float" office:value="4" calcext:value-type="float">
            <text:p>4</text:p>
          </table:table-cell>
          <table:table-cell office:value-type="float" office:value="366.6" calcext:value-type="float">
            <text:p>366.6</text:p>
          </table:table-cell>
          <table:table-cell office:value-type="float" office:value="332.5" calcext:value-type="float">
            <text:p>332.5</text:p>
          </table:table-cell>
          <table:table-cell office:value-type="float" office:value="291.9" calcext:value-type="float">
            <text:p>291.9</text:p>
          </table:table-cell>
          <table:table-cell office:value-type="float" office:value="253.5" calcext:value-type="float">
            <text:p>253.5</text:p>
          </table:table-cell>
          <table:table-cell office:value-type="float" office:value="214" calcext:value-type="float">
            <text:p>214</text:p>
          </table:table-cell>
          <table:table-cell office:value-type="float" office:value="181.2" calcext:value-type="float">
            <text:p>181.2</text:p>
          </table:table-cell>
          <table:table-cell office:value-type="float" office:value="152.9" calcext:value-type="float">
            <text:p>152.9</text:p>
          </table:table-cell>
          <table:table-cell office:value-type="float" office:value="127.2" calcext:value-type="float">
            <text:p>127.2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SO3-2</text:p>
          </table:table-cell>
          <table:table-cell office:value-type="float" office:value="4.5" calcext:value-type="float">
            <text:p>4.5</text:p>
          </table:table-cell>
          <table:table-cell office:value-type="float" office:value="50.9" calcext:value-type="float">
            <text:p>50.9</text:p>
          </table:table-cell>
          <table:table-cell office:value-type="float" office:value="46.62" calcext:value-type="float">
            <text:p>46.62</text:p>
          </table:table-cell>
          <table:table-cell office:value-type="float" office:value="41.67" calcext:value-type="float">
            <text:p>41.67</text:p>
          </table:table-cell>
          <table:table-cell office:value-type="float" office:value="37.12" calcext:value-type="float">
            <text:p>37.12</text:p>
          </table:table-cell>
          <table:table-cell office:value-type="float" office:value="32.61" calcext:value-type="float">
            <text:p>32.61</text:p>
          </table:table-cell>
          <table:table-cell office:value-type="float" office:value="29.02" calcext:value-type="float">
            <text:p>29.02</text:p>
          </table:table-cell>
          <table:table-cell office:value-type="float" office:value="26.1" calcext:value-type="float">
            <text:p>26.1</text:p>
          </table:table-cell>
          <table:table-cell office:value-type="float" office:value="23.64" calcext:value-type="float">
            <text:p>23.64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Succinic_acid(aq)</text:p>
          </table:table-cell>
          <table:table-cell office:value-type="float" office:value="3" calcext:value-type="float">
            <text:p>3</text:p>
          </table:table-cell>
          <table:table-cell office:value-type="float" office:value="273.6" calcext:value-type="float">
            <text:p>273.6</text:p>
          </table:table-cell>
          <table:table-cell office:value-type="float" office:value="249.6" calcext:value-type="float">
            <text:p>249.6</text:p>
          </table:table-cell>
          <table:table-cell office:value-type="float" office:value="221.2" calcext:value-type="float">
            <text:p>221.2</text:p>
          </table:table-cell>
          <table:table-cell office:value-type="float" office:value="194.7" calcext:value-type="float">
            <text:p>194.7</text:p>
          </table:table-cell>
          <table:table-cell office:value-type="float" office:value="167.8" calcext:value-type="float">
            <text:p>167.8</text:p>
          </table:table-cell>
          <table:table-cell office:value-type="float" office:value="145.7" calcext:value-type="float">
            <text:p>145.7</text:p>
          </table:table-cell>
          <table:table-cell office:value-type="float" office:value="127" calcext:value-type="float">
            <text:p>127</text:p>
          </table:table-cell>
          <table:table-cell office:value-type="float" office:value="110.4" calcext:value-type="float">
            <text:p>110.4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Toluene(aq)</text:p>
          </table:table-cell>
          <table:table-cell office:value-type="float" office:value="3" calcext:value-type="float">
            <text:p>3</text:p>
          </table:table-cell>
          <table:table-cell office:value-type="float" office:value="704.9" calcext:value-type="float">
            <text:p>704.9</text:p>
          </table:table-cell>
          <table:table-cell office:value-type="float" office:value="643.4" calcext:value-type="float">
            <text:p>643.4</text:p>
          </table:table-cell>
          <table:table-cell office:value-type="float" office:value="571.2" calcext:value-type="float">
            <text:p>571.2</text:p>
          </table:table-cell>
          <table:table-cell office:value-type="float" office:value="503.6" calcext:value-type="float">
            <text:p>503.6</text:p>
          </table:table-cell>
          <table:table-cell office:value-type="float" office:value="435.2" calcext:value-type="float">
            <text:p>435.2</text:p>
          </table:table-cell>
          <table:table-cell office:value-type="float" office:value="379.4" calcext:value-type="float">
            <text:p>379.4</text:p>
          </table:table-cell>
          <table:table-cell office:value-type="float" office:value="332.4" calcext:value-type="float">
            <text:p>332.4</text:p>
          </table:table-cell>
          <table:table-cell office:value-type="float" office:value="291.1" calcext:value-type="float">
            <text:p>291.1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o-Phthalate</text:p>
          </table:table-cell>
          <table:table-cell office:value-type="float" office:value="4" calcext:value-type="float">
            <text:p>4</text:p>
          </table:table-cell>
          <table:table-cell office:value-type="float" office:value="594.3" calcext:value-type="float">
            <text:p>594.3</text:p>
          </table:table-cell>
          <table:table-cell office:value-type="float" office:value="542.8" calcext:value-type="float">
            <text:p>542.8</text:p>
          </table:table-cell>
          <table:table-cell office:value-type="float" office:value="482.5" calcext:value-type="float">
            <text:p>482.5</text:p>
          </table:table-cell>
          <table:table-cell office:value-type="float" office:value="426" calcext:value-type="float">
            <text:p>426</text:p>
          </table:table-cell>
          <table:table-cell office:value-type="float" office:value="369" calcext:value-type="float">
            <text:p>369</text:p>
          </table:table-cell>
          <table:table-cell office:value-type="float" office:value="322.4" calcext:value-type="float">
            <text:p>322.4</text:p>
          </table:table-cell>
          <table:table-cell office:value-type="float" office:value="283" calcext:value-type="float">
            <text:p>283</text:p>
          </table:table-cell>
          <table:table-cell office:value-type="float" office:value="248.2" calcext:value-type="float">
            <text:p>248.2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1-Butanol(aq)</text:p>
          </table:table-cell>
          <table:table-cell office:value-type="float" office:value="3" calcext:value-type="float">
            <text:p>3</text:p>
          </table:table-cell>
          <table:table-cell office:value-type="float" office:value="483.6" calcext:value-type="float">
            <text:p>483.6</text:p>
          </table:table-cell>
          <table:table-cell office:value-type="float" office:value="441.8" calcext:value-type="float">
            <text:p>441.8</text:p>
          </table:table-cell>
          <table:table-cell office:value-type="float" office:value="392.7" calcext:value-type="float">
            <text:p>392.7</text:p>
          </table:table-cell>
          <table:table-cell office:value-type="float" office:value="346.9" calcext:value-type="float">
            <text:p>346.9</text:p>
          </table:table-cell>
          <table:table-cell office:value-type="float" office:value="300.5" calcext:value-type="float">
            <text:p>300.5</text:p>
          </table:table-cell>
          <table:table-cell office:value-type="float" office:value="262.9" calcext:value-type="float">
            <text:p>262.9</text:p>
          </table:table-cell>
          <table:table-cell office:value-type="float" office:value="231.2" calcext:value-type="float">
            <text:p>231.2</text:p>
          </table:table-cell>
          <table:table-cell office:value-type="float" office:value="203.6" calcext:value-type="float">
            <text:p>203.6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1-Butene(aq)</text:p>
          </table:table-cell>
          <table:table-cell office:value-type="float" office:value="3" calcext:value-type="float">
            <text:p>3</text:p>
          </table:table-cell>
          <table:table-cell office:value-type="float" office:value="485.8" calcext:value-type="float">
            <text:p>485.8</text:p>
          </table:table-cell>
          <table:table-cell office:value-type="float" office:value="443.6" calcext:value-type="float">
            <text:p>443.6</text:p>
          </table:table-cell>
          <table:table-cell office:value-type="float" office:value="394" calcext:value-type="float">
            <text:p>394</text:p>
          </table:table-cell>
          <table:table-cell office:value-type="float" office:value="347.7" calcext:value-type="float">
            <text:p>347.7</text:p>
          </table:table-cell>
          <table:table-cell office:value-type="float" office:value="300.9" calcext:value-type="float">
            <text:p>300.9</text:p>
          </table:table-cell>
          <table:table-cell office:value-type="float" office:value="262.9" calcext:value-type="float">
            <text:p>262.9</text:p>
          </table:table-cell>
          <table:table-cell office:value-type="float" office:value="231" calcext:value-type="float">
            <text:p>231</text:p>
          </table:table-cell>
          <table:table-cell office:value-type="float" office:value="203.1" calcext:value-type="float">
            <text:p>203.1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1-Butyne(aq)</text:p>
          </table:table-cell>
          <table:table-cell office:value-type="float" office:value="3" calcext:value-type="float">
            <text:p>3</text:p>
          </table:table-cell>
          <table:table-cell office:value-type="float" office:value="462.8" calcext:value-type="float">
            <text:p>462.8</text:p>
          </table:table-cell>
          <table:table-cell office:value-type="float" office:value="422.4" calcext:value-type="float">
            <text:p>422.4</text:p>
          </table:table-cell>
          <table:table-cell office:value-type="float" office:value="374.9" calcext:value-type="float">
            <text:p>374.9</text:p>
          </table:table-cell>
          <table:table-cell office:value-type="float" office:value="330.6" calcext:value-type="float">
            <text:p>330.6</text:p>
          </table:table-cell>
          <table:table-cell office:value-type="float" office:value="285.9" calcext:value-type="float">
            <text:p>285.9</text:p>
          </table:table-cell>
          <table:table-cell office:value-type="float" office:value="249.5" calcext:value-type="float">
            <text:p>249.5</text:p>
          </table:table-cell>
          <table:table-cell office:value-type="float" office:value="218.9" calcext:value-type="float">
            <text:p>218.9</text:p>
          </table:table-cell>
          <table:table-cell office:value-type="float" office:value="192.2" calcext:value-type="float">
            <text:p>192.2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1-Heptanol(aq)</text:p>
          </table:table-cell>
          <table:table-cell office:value-type="float" office:value="3" calcext:value-type="float">
            <text:p>3</text:p>
          </table:table-cell>
          <table:table-cell office:value-type="float" office:value="841.1" calcext:value-type="float">
            <text:p>841.1</text:p>
          </table:table-cell>
          <table:table-cell office:value-type="float" office:value="768.3" calcext:value-type="float">
            <text:p>768.3</text:p>
          </table:table-cell>
          <table:table-cell office:value-type="float" office:value="682.9" calcext:value-type="float">
            <text:p>682.9</text:p>
          </table:table-cell>
          <table:table-cell office:value-type="float" office:value="603" calcext:value-type="float">
            <text:p>603</text:p>
          </table:table-cell>
          <table:table-cell office:value-type="float" office:value="522.4" calcext:value-type="float">
            <text:p>522.4</text:p>
          </table:table-cell>
          <table:table-cell office:value-type="float" office:value="456.7" calcext:value-type="float">
            <text:p>456.7</text:p>
          </table:table-cell>
          <table:table-cell office:value-type="float" office:value="401.6" calcext:value-type="float">
            <text:p>401.6</text:p>
          </table:table-cell>
          <table:table-cell office:value-type="float" office:value="353.4" calcext:value-type="float">
            <text:p>353.4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1-Heptene(aq)</text:p>
          </table:table-cell>
          <table:table-cell office:value-type="float" office:value="3" calcext:value-type="float">
            <text:p>3</text:p>
          </table:table-cell>
          <table:table-cell office:value-type="float" office:value="842.7" calcext:value-type="float">
            <text:p>842.7</text:p>
          </table:table-cell>
          <table:table-cell office:value-type="float" office:value="769.6" calcext:value-type="float">
            <text:p>769.6</text:p>
          </table:table-cell>
          <table:table-cell office:value-type="float" office:value="683.8" calcext:value-type="float">
            <text:p>683.8</text:p>
          </table:table-cell>
          <table:table-cell office:value-type="float" office:value="603.7" calcext:value-type="float">
            <text:p>603.7</text:p>
          </table:table-cell>
          <table:table-cell office:value-type="float" office:value="522.9" calcext:value-type="float">
            <text:p>522.9</text:p>
          </table:table-cell>
          <table:table-cell office:value-type="float" office:value="457.2" calcext:value-type="float">
            <text:p>457.2</text:p>
          </table:table-cell>
          <table:table-cell office:value-type="float" office:value="402" calcext:value-type="float">
            <text:p>402</text:p>
          </table:table-cell>
          <table:table-cell office:value-type="float" office:value="353.8" calcext:value-type="float">
            <text:p>353.8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1-Heptyne(aq)</text:p>
          </table:table-cell>
          <table:table-cell office:value-type="float" office:value="3" calcext:value-type="float">
            <text:p>3</text:p>
          </table:table-cell>
          <table:table-cell office:value-type="float" office:value="820.1" calcext:value-type="float">
            <text:p>820.1</text:p>
          </table:table-cell>
          <table:table-cell office:value-type="float" office:value="748.8" calcext:value-type="float">
            <text:p>748.8</text:p>
          </table:table-cell>
          <table:table-cell office:value-type="float" office:value="665.2" calcext:value-type="float">
            <text:p>665.2</text:p>
          </table:table-cell>
          <table:table-cell office:value-type="float" office:value="587" calcext:value-type="float">
            <text:p>587</text:p>
          </table:table-cell>
          <table:table-cell office:value-type="float" office:value="508.2" calcext:value-type="float">
            <text:p>508.2</text:p>
          </table:table-cell>
          <table:table-cell office:value-type="float" office:value="444" calcext:value-type="float">
            <text:p>444</text:p>
          </table:table-cell>
          <table:table-cell office:value-type="float" office:value="390.2" calcext:value-type="float">
            <text:p>390.2</text:p>
          </table:table-cell>
          <table:table-cell office:value-type="float" office:value="343.1" calcext:value-type="float">
            <text:p>343.1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1-Hexanol(aq)</text:p>
          </table:table-cell>
          <table:table-cell office:value-type="float" office:value="3" calcext:value-type="float">
            <text:p>3</text:p>
          </table:table-cell>
          <table:table-cell office:value-type="float" office:value="721" calcext:value-type="float">
            <text:p>721</text:p>
          </table:table-cell>
          <table:table-cell office:value-type="float" office:value="658.6" calcext:value-type="float">
            <text:p>658.6</text:p>
          </table:table-cell>
          <table:table-cell office:value-type="float" office:value="585.3" calcext:value-type="float">
            <text:p>585.3</text:p>
          </table:table-cell>
          <table:table-cell office:value-type="float" office:value="516.9" calcext:value-type="float">
            <text:p>516.9</text:p>
          </table:table-cell>
          <table:table-cell office:value-type="float" office:value="447.8" calcext:value-type="float">
            <text:p>447.8</text:p>
          </table:table-cell>
          <table:table-cell office:value-type="float" office:value="391.6" calcext:value-type="float">
            <text:p>391.6</text:p>
          </table:table-cell>
          <table:table-cell office:value-type="float" office:value="344.4" calcext:value-type="float">
            <text:p>344.4</text:p>
          </table:table-cell>
          <table:table-cell office:value-type="float" office:value="303.1" calcext:value-type="float">
            <text:p>303.1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1-Hexene(aq)</text:p>
          </table:table-cell>
          <table:table-cell office:value-type="float" office:value="3" calcext:value-type="float">
            <text:p>3</text:p>
          </table:table-cell>
          <table:table-cell office:value-type="float" office:value="723.7" calcext:value-type="float">
            <text:p>723.7</text:p>
          </table:table-cell>
          <table:table-cell office:value-type="float" office:value="660.9" calcext:value-type="float">
            <text:p>660.9</text:p>
          </table:table-cell>
          <table:table-cell office:value-type="float" office:value="587.2" calcext:value-type="float">
            <text:p>587.2</text:p>
          </table:table-cell>
          <table:table-cell office:value-type="float" office:value="518.4" calcext:value-type="float">
            <text:p>518.4</text:p>
          </table:table-cell>
          <table:table-cell office:value-type="float" office:value="448.9" calcext:value-type="float">
            <text:p>448.9</text:p>
          </table:table-cell>
          <table:table-cell office:value-type="float" office:value="392.4" calcext:value-type="float">
            <text:p>392.4</text:p>
          </table:table-cell>
          <table:table-cell office:value-type="float" office:value="345" calcext:value-type="float">
            <text:p>345</text:p>
          </table:table-cell>
          <table:table-cell office:value-type="float" office:value="303.6" calcext:value-type="float">
            <text:p>303.6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1-Hexyne(aq)</text:p>
          </table:table-cell>
          <table:table-cell office:value-type="float" office:value="3" calcext:value-type="float">
            <text:p>3</text:p>
          </table:table-cell>
          <table:table-cell office:value-type="float" office:value="700.9" calcext:value-type="float">
            <text:p>700.9</text:p>
          </table:table-cell>
          <table:table-cell office:value-type="float" office:value="639.9" calcext:value-type="float">
            <text:p>639.9</text:p>
          </table:table-cell>
          <table:table-cell office:value-type="float" office:value="568.4" calcext:value-type="float">
            <text:p>568.4</text:p>
          </table:table-cell>
          <table:table-cell office:value-type="float" office:value="501.5" calcext:value-type="float">
            <text:p>501.5</text:p>
          </table:table-cell>
          <table:table-cell office:value-type="float" office:value="434" calcext:value-type="float">
            <text:p>434</text:p>
          </table:table-cell>
          <table:table-cell office:value-type="float" office:value="379.2" calcext:value-type="float">
            <text:p>379.2</text:p>
          </table:table-cell>
          <table:table-cell office:value-type="float" office:value="333.1" calcext:value-type="float">
            <text:p>333.1</text:p>
          </table:table-cell>
          <table:table-cell office:value-type="float" office:value="292.8" calcext:value-type="float">
            <text:p>292.8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1-Octanol(aq)</text:p>
          </table:table-cell>
          <table:table-cell office:value-type="float" office:value="3" calcext:value-type="float">
            <text:p>3</text:p>
          </table:table-cell>
          <table:table-cell office:value-type="float" office:value="959.7" calcext:value-type="float">
            <text:p>959.7</text:p>
          </table:table-cell>
          <table:table-cell office:value-type="float" office:value="876.8" calcext:value-type="float">
            <text:p>876.8</text:p>
          </table:table-cell>
          <table:table-cell office:value-type="float" office:value="779.4" calcext:value-type="float">
            <text:p>779.4</text:p>
          </table:table-cell>
          <table:table-cell office:value-type="float" office:value="688.5" calcext:value-type="float">
            <text:p>688.5</text:p>
          </table:table-cell>
          <table:table-cell office:value-type="float" office:value="596.6" calcext:value-type="float">
            <text:p>596.6</text:p>
          </table:table-cell>
          <table:table-cell office:value-type="float" office:value="521.8" calcext:value-type="float">
            <text:p>521.8</text:p>
          </table:table-cell>
          <table:table-cell office:value-type="float" office:value="459" calcext:value-type="float">
            <text:p>459</text:p>
          </table:table-cell>
          <table:table-cell office:value-type="float" office:value="404.1" calcext:value-type="float">
            <text:p>404.1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1-Octene(aq)</text:p>
          </table:table-cell>
          <table:table-cell office:value-type="float" office:value="3" calcext:value-type="float">
            <text:p>3</text:p>
          </table:table-cell>
          <table:table-cell office:value-type="float" office:value="961.8" calcext:value-type="float">
            <text:p>961.8</text:p>
          </table:table-cell>
          <table:table-cell office:value-type="float" office:value="878.5" calcext:value-type="float">
            <text:p>878.5</text:p>
          </table:table-cell>
          <table:table-cell office:value-type="float" office:value="780.6" calcext:value-type="float">
            <text:p>780.6</text:p>
          </table:table-cell>
          <table:table-cell office:value-type="float" office:value="689.2" calcext:value-type="float">
            <text:p>689.2</text:p>
          </table:table-cell>
          <table:table-cell office:value-type="float" office:value="597" calcext:value-type="float">
            <text:p>597</text:p>
          </table:table-cell>
          <table:table-cell office:value-type="float" office:value="522.1" calcext:value-type="float">
            <text:p>522.1</text:p>
          </table:table-cell>
          <table:table-cell office:value-type="float" office:value="459.1" calcext:value-type="float">
            <text:p>459.1</text:p>
          </table:table-cell>
          <table:table-cell office:value-type="float" office:value="404.2" calcext:value-type="float">
            <text:p>404.2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1-Octyne(aq)</text:p>
          </table:table-cell>
          <table:table-cell office:value-type="float" office:value="3" calcext:value-type="float">
            <text:p>3</text:p>
          </table:table-cell>
          <table:table-cell office:value-type="float" office:value="939.1" calcext:value-type="float">
            <text:p>939.1</text:p>
          </table:table-cell>
          <table:table-cell office:value-type="float" office:value="857.5" calcext:value-type="float">
            <text:p>857.5</text:p>
          </table:table-cell>
          <table:table-cell office:value-type="float" office:value="761.8" calcext:value-type="float">
            <text:p>761.8</text:p>
          </table:table-cell>
          <table:table-cell office:value-type="float" office:value="672.4" calcext:value-type="float">
            <text:p>672.4</text:p>
          </table:table-cell>
          <table:table-cell office:value-type="float" office:value="582.2" calcext:value-type="float">
            <text:p>582.2</text:p>
          </table:table-cell>
          <table:table-cell office:value-type="float" office:value="508.8" calcext:value-type="float">
            <text:p>508.8</text:p>
          </table:table-cell>
          <table:table-cell office:value-type="float" office:value="447.2" calcext:value-type="float">
            <text:p>447.2</text:p>
          </table:table-cell>
          <table:table-cell office:value-type="float" office:value="393.4" calcext:value-type="float">
            <text:p>393.4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1-Pentanol(aq)</text:p>
          </table:table-cell>
          <table:table-cell office:value-type="float" office:value="3" calcext:value-type="float">
            <text:p>3</text:p>
          </table:table-cell>
          <table:table-cell office:value-type="float" office:value="601.2" calcext:value-type="float">
            <text:p>601.2</text:p>
          </table:table-cell>
          <table:table-cell office:value-type="float" office:value="549.2" calcext:value-type="float">
            <text:p>549.2</text:p>
          </table:table-cell>
          <table:table-cell office:value-type="float" office:value="488.2" calcext:value-type="float">
            <text:p>488.2</text:p>
          </table:table-cell>
          <table:table-cell office:value-type="float" office:value="431.2" calcext:value-type="float">
            <text:p>431.2</text:p>
          </table:table-cell>
          <table:table-cell office:value-type="float" office:value="373.7" calcext:value-type="float">
            <text:p>373.7</text:p>
          </table:table-cell>
          <table:table-cell office:value-type="float" office:value="326.8" calcext:value-type="float">
            <text:p>326.8</text:p>
          </table:table-cell>
          <table:table-cell office:value-type="float" office:value="287.5" calcext:value-type="float">
            <text:p>287.5</text:p>
          </table:table-cell>
          <table:table-cell office:value-type="float" office:value="253.1" calcext:value-type="float">
            <text:p>253.1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1-Pentene(aq)</text:p>
          </table:table-cell>
          <table:table-cell office:value-type="float" office:value="3" calcext:value-type="float">
            <text:p>3</text:p>
          </table:table-cell>
          <table:table-cell office:value-type="float" office:value="604.9" calcext:value-type="float">
            <text:p>604.9</text:p>
          </table:table-cell>
          <table:table-cell office:value-type="float" office:value="552.3" calcext:value-type="float">
            <text:p>552.3</text:p>
          </table:table-cell>
          <table:table-cell office:value-type="float" office:value="490.7" calcext:value-type="float">
            <text:p>490.7</text:p>
          </table:table-cell>
          <table:table-cell office:value-type="float" office:value="433.1" calcext:value-type="float">
            <text:p>433.1</text:p>
          </table:table-cell>
          <table:table-cell office:value-type="float" office:value="375" calcext:value-type="float">
            <text:p>375</text:p>
          </table:table-cell>
          <table:table-cell office:value-type="float" office:value="327.7" calcext:value-type="float">
            <text:p>327.7</text:p>
          </table:table-cell>
          <table:table-cell office:value-type="float" office:value="288" calcext:value-type="float">
            <text:p>288</text:p>
          </table:table-cell>
          <table:table-cell office:value-type="float" office:value="253.4" calcext:value-type="float">
            <text:p>253.4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1-Pentyne(aq)</text:p>
          </table:table-cell>
          <table:table-cell office:value-type="float" office:value="3" calcext:value-type="float">
            <text:p>3</text:p>
          </table:table-cell>
          <table:table-cell office:value-type="float" office:value="581.8" calcext:value-type="float">
            <text:p>581.8</text:p>
          </table:table-cell>
          <table:table-cell office:value-type="float" office:value="531.1" calcext:value-type="float">
            <text:p>531.1</text:p>
          </table:table-cell>
          <table:table-cell office:value-type="float" office:value="471.6" calcext:value-type="float">
            <text:p>471.6</text:p>
          </table:table-cell>
          <table:table-cell office:value-type="float" office:value="416" calcext:value-type="float">
            <text:p>416</text:p>
          </table:table-cell>
          <table:table-cell office:value-type="float" office:value="359.9" calcext:value-type="float">
            <text:p>359.9</text:p>
          </table:table-cell>
          <table:table-cell office:value-type="float" office:value="314.3" calcext:value-type="float">
            <text:p>314.3</text:p>
          </table:table-cell>
          <table:table-cell office:value-type="float" office:value="276" calcext:value-type="float">
            <text:p>276</text:p>
          </table:table-cell>
          <table:table-cell office:value-type="float" office:value="242.4" calcext:value-type="float">
            <text:p>242.4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1-Propanol(aq)</text:p>
          </table:table-cell>
          <table:table-cell office:value-type="float" office:value="3" calcext:value-type="float">
            <text:p>3</text:p>
          </table:table-cell>
          <table:table-cell office:value-type="float" office:value="363.9" calcext:value-type="float">
            <text:p>363.9</text:p>
          </table:table-cell>
          <table:table-cell office:value-type="float" office:value="332.4" calcext:value-type="float">
            <text:p>332.4</text:p>
          </table:table-cell>
          <table:table-cell office:value-type="float" office:value="295.4" calcext:value-type="float">
            <text:p>295.4</text:p>
          </table:table-cell>
          <table:table-cell office:value-type="float" office:value="260.9" calcext:value-type="float">
            <text:p>260.9</text:p>
          </table:table-cell>
          <table:table-cell office:value-type="float" office:value="226" calcext:value-type="float">
            <text:p>226</text:p>
          </table:table-cell>
          <table:table-cell office:value-type="float" office:value="197.6" calcext:value-type="float">
            <text:p>197.6</text:p>
          </table:table-cell>
          <table:table-cell office:value-type="float" office:value="173.7" calcext:value-type="float">
            <text:p>173.7</text:p>
          </table:table-cell>
          <table:table-cell office:value-type="float" office:value="152.9" calcext:value-type="float">
            <text:p>152.9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1-Propene(aq)</text:p>
          </table:table-cell>
          <table:table-cell office:value-type="float" office:value="3" calcext:value-type="float">
            <text:p>3</text:p>
          </table:table-cell>
          <table:table-cell office:value-type="float" office:value="366.6" calcext:value-type="float">
            <text:p>366.6</text:p>
          </table:table-cell>
          <table:table-cell office:value-type="float" office:value="334.7" calcext:value-type="float">
            <text:p>334.7</text:p>
          </table:table-cell>
          <table:table-cell office:value-type="float" office:value="297.2" calcext:value-type="float">
            <text:p>297.2</text:p>
          </table:table-cell>
          <table:table-cell office:value-type="float" office:value="262.1" calcext:value-type="float">
            <text:p>262.1</text:p>
          </table:table-cell>
          <table:table-cell office:value-type="float" office:value="226.8" calcext:value-type="float">
            <text:p>226.8</text:p>
          </table:table-cell>
          <table:table-cell office:value-type="float" office:value="198" calcext:value-type="float">
            <text:p>198</text:p>
          </table:table-cell>
          <table:table-cell office:value-type="float" office:value="173.8" calcext:value-type="float">
            <text:p>173.8</text:p>
          </table:table-cell>
          <table:table-cell office:value-type="float" office:value="152.7" calcext:value-type="float">
            <text:p>152.7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1-Propyne(aq)</text:p>
          </table:table-cell>
          <table:table-cell office:value-type="float" office:value="3" calcext:value-type="float">
            <text:p>3</text:p>
          </table:table-cell>
          <table:table-cell office:value-type="float" office:value="343.7" calcext:value-type="float">
            <text:p>343.7</text:p>
          </table:table-cell>
          <table:table-cell office:value-type="float" office:value="313.6" calcext:value-type="float">
            <text:p>313.6</text:p>
          </table:table-cell>
          <table:table-cell office:value-type="float" office:value="278.3" calcext:value-type="float">
            <text:p>278.3</text:p>
          </table:table-cell>
          <table:table-cell office:value-type="float" office:value="245.2" calcext:value-type="float">
            <text:p>245.2</text:p>
          </table:table-cell>
          <table:table-cell office:value-type="float" office:value="211.9" calcext:value-type="float">
            <text:p>211.9</text:p>
          </table:table-cell>
          <table:table-cell office:value-type="float" office:value="184.7" calcext:value-type="float">
            <text:p>184.7</text:p>
          </table:table-cell>
          <table:table-cell office:value-type="float" office:value="161.9" calcext:value-type="float">
            <text:p>161.9</text:p>
          </table:table-cell>
          <table:table-cell office:value-type="float" office:value="141.9" calcext:value-type="float">
            <text:p>141.9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2-Butanone(aq)</text:p>
          </table:table-cell>
          <table:table-cell office:value-type="float" office:value="3" calcext:value-type="float">
            <text:p>3</text:p>
          </table:table-cell>
          <table:table-cell office:value-type="float" office:value="1316" calcext:value-type="float">
            <text:p>1316</text:p>
          </table:table-cell>
          <table:table-cell office:value-type="float" office:value="1201" calcext:value-type="float">
            <text:p>1201</text:p>
          </table:table-cell>
          <table:table-cell office:value-type="float" office:value="1066" calcext:value-type="float">
            <text:p>1066</text:p>
          </table:table-cell>
          <table:table-cell office:value-type="float" office:value="940.7" calcext:value-type="float">
            <text:p>940.7</text:p>
          </table:table-cell>
          <table:table-cell office:value-type="float" office:value="813.7" calcext:value-type="float">
            <text:p>813.7</text:p>
          </table:table-cell>
          <table:table-cell office:value-type="float" office:value="710.2" calcext:value-type="float">
            <text:p>710.2</text:p>
          </table:table-cell>
          <table:table-cell office:value-type="float" office:value="623.1" calcext:value-type="float">
            <text:p>623.1</text:p>
          </table:table-cell>
          <table:table-cell office:value-type="float" office:value="546.9" calcext:value-type="float">
            <text:p>546.9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2-Heptanone(aq)</text:p>
          </table:table-cell>
          <table:table-cell office:value-type="float" office:value="3" calcext:value-type="float">
            <text:p>3</text:p>
          </table:table-cell>
          <table:table-cell office:value-type="float" office:value="2387" calcext:value-type="float">
            <text:p>2387</text:p>
          </table:table-cell>
          <table:table-cell office:value-type="float" office:value="2179" calcext:value-type="float">
            <text:p>2179</text:p>
          </table:table-cell>
          <table:table-cell office:value-type="float" office:value="1936" calcext:value-type="float">
            <text:p>1936</text:p>
          </table:table-cell>
          <table:table-cell office:value-type="float" office:value="1709" calcext:value-type="float">
            <text:p>1709</text:p>
          </table:table-cell>
          <table:table-cell office:value-type="float" office:value="1480" calcext:value-type="float">
            <text:p>1480</text:p>
          </table:table-cell>
          <table:table-cell office:value-type="float" office:value="1293" calcext:value-type="float">
            <text:p>1293</text:p>
          </table:table-cell>
          <table:table-cell office:value-type="float" office:value="1136" calcext:value-type="float">
            <text:p>1136</text:p>
          </table:table-cell>
          <table:table-cell office:value-type="float" office:value="998.1" calcext:value-type="float">
            <text:p>998.1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2-Hexanone(aq)</text:p>
          </table:table-cell>
          <table:table-cell office:value-type="float" office:value="3" calcext:value-type="float">
            <text:p>3</text:p>
          </table:table-cell>
          <table:table-cell office:value-type="float" office:value="2030" calcext:value-type="float">
            <text:p>2030</text:p>
          </table:table-cell>
          <table:table-cell office:value-type="float" office:value="1853" calcext:value-type="float">
            <text:p>1853</text:p>
          </table:table-cell>
          <table:table-cell office:value-type="float" office:value="1646" calcext:value-type="float">
            <text:p>1646</text:p>
          </table:table-cell>
          <table:table-cell office:value-type="float" office:value="1453" calcext:value-type="float">
            <text:p>1453</text:p>
          </table:table-cell>
          <table:table-cell office:value-type="float" office:value="1258" calcext:value-type="float">
            <text:p>1258</text:p>
          </table:table-cell>
          <table:table-cell office:value-type="float" office:value="1099" calcext:value-type="float">
            <text:p>1099</text:p>
          </table:table-cell>
          <table:table-cell office:value-type="float" office:value="964.9" calcext:value-type="float">
            <text:p>964.9</text:p>
          </table:table-cell>
          <table:table-cell office:value-type="float" office:value="847.8" calcext:value-type="float">
            <text:p>847.8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2-Hydroxybutanoate</text:p>
          </table:table-cell>
          <table:table-cell office:value-type="float" office:value="4" calcext:value-type="float">
            <text:p>4</text:p>
          </table:table-cell>
          <table:table-cell office:value-type="float" office:value="367.6" calcext:value-type="float">
            <text:p>367.6</text:p>
          </table:table-cell>
          <table:table-cell office:value-type="float" office:value="336" calcext:value-type="float">
            <text:p>336</text:p>
          </table:table-cell>
          <table:table-cell office:value-type="float" office:value="298.9" calcext:value-type="float">
            <text:p>298.9</text:p>
          </table:table-cell>
          <table:table-cell office:value-type="float" office:value="264.2" calcext:value-type="float">
            <text:p>264.2</text:p>
          </table:table-cell>
          <table:table-cell office:value-type="float" office:value="229.3" calcext:value-type="float">
            <text:p>229.3</text:p>
          </table:table-cell>
          <table:table-cell office:value-type="float" office:value="200.8" calcext:value-type="float">
            <text:p>200.8</text:p>
          </table:table-cell>
          <table:table-cell office:value-type="float" office:value="177" calcext:value-type="float">
            <text:p>177</text:p>
          </table:table-cell>
          <table:table-cell office:value-type="float" office:value="156.2" calcext:value-type="float">
            <text:p>156.2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2-Hydroxybutanoic(aq)</text:p>
          </table:table-cell>
          <table:table-cell office:value-type="float" office:value="3" calcext:value-type="float">
            <text:p>3</text:p>
          </table:table-cell>
          <table:table-cell office:value-type="float" office:value="363.8" calcext:value-type="float">
            <text:p>363.8</text:p>
          </table:table-cell>
          <table:table-cell office:value-type="float" office:value="332.2" calcext:value-type="float">
            <text:p>332.2</text:p>
          </table:table-cell>
          <table:table-cell office:value-type="float" office:value="295" calcext:value-type="float">
            <text:p>295</text:p>
          </table:table-cell>
          <table:table-cell office:value-type="float" office:value="260.2" calcext:value-type="float">
            <text:p>260.2</text:p>
          </table:table-cell>
          <table:table-cell office:value-type="float" office:value="225" calcext:value-type="float">
            <text:p>225</text:p>
          </table:table-cell>
          <table:table-cell office:value-type="float" office:value="196.3" calcext:value-type="float">
            <text:p>196.3</text:p>
          </table:table-cell>
          <table:table-cell office:value-type="float" office:value="172" calcext:value-type="float">
            <text:p>172</text:p>
          </table:table-cell>
          <table:table-cell office:value-type="float" office:value="150.7" calcext:value-type="float">
            <text:p>150.7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2-Hydroxydecanoate</text:p>
          </table:table-cell>
          <table:table-cell office:value-type="float" office:value="4" calcext:value-type="float">
            <text:p>4</text:p>
          </table:table-cell>
          <table:table-cell office:value-type="float" office:value="1081" calcext:value-type="float">
            <text:p>1081</text:p>
          </table:table-cell>
          <table:table-cell office:value-type="float" office:value="988" calcext:value-type="float">
            <text:p>988</text:p>
          </table:table-cell>
          <table:table-cell office:value-type="float" office:value="878.5" calcext:value-type="float">
            <text:p>878.5</text:p>
          </table:table-cell>
          <table:table-cell office:value-type="float" office:value="776.2" calcext:value-type="float">
            <text:p>776.2</text:p>
          </table:table-cell>
          <table:table-cell office:value-type="float" office:value="672.9" calcext:value-type="float">
            <text:p>672.9</text:p>
          </table:table-cell>
          <table:table-cell office:value-type="float" office:value="588.8" calcext:value-type="float">
            <text:p>588.8</text:p>
          </table:table-cell>
          <table:table-cell office:value-type="float" office:value="518.1" calcext:value-type="float">
            <text:p>518.1</text:p>
          </table:table-cell>
          <table:table-cell office:value-type="float" office:value="456.4" calcext:value-type="float">
            <text:p>456.4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2-Hydroxydecanoic(aq)</text:p>
          </table:table-cell>
          <table:table-cell office:value-type="float" office:value="3" calcext:value-type="float">
            <text:p>3</text:p>
          </table:table-cell>
          <table:table-cell office:value-type="float" office:value="1078" calcext:value-type="float">
            <text:p>1078</text:p>
          </table:table-cell>
          <table:table-cell office:value-type="float" office:value="984.2" calcext:value-type="float">
            <text:p>984.2</text:p>
          </table:table-cell>
          <table:table-cell office:value-type="float" office:value="874.7" calcext:value-type="float">
            <text:p>874.7</text:p>
          </table:table-cell>
          <table:table-cell office:value-type="float" office:value="772.3" calcext:value-type="float">
            <text:p>772.3</text:p>
          </table:table-cell>
          <table:table-cell office:value-type="float" office:value="668.8" calcext:value-type="float">
            <text:p>668.8</text:p>
          </table:table-cell>
          <table:table-cell office:value-type="float" office:value="584.6" calcext:value-type="float">
            <text:p>584.6</text:p>
          </table:table-cell>
          <table:table-cell office:value-type="float" office:value="513.8" calcext:value-type="float">
            <text:p>513.8</text:p>
          </table:table-cell>
          <table:table-cell office:value-type="float" office:value="451.9" calcext:value-type="float">
            <text:p>451.9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2-Hydroxyheptanoate</text:p>
          </table:table-cell>
          <table:table-cell office:value-type="float" office:value="4" calcext:value-type="float">
            <text:p>4</text:p>
          </table:table-cell>
          <table:table-cell office:value-type="float" office:value="724.4" calcext:value-type="float">
            <text:p>724.4</text:p>
          </table:table-cell>
          <table:table-cell office:value-type="float" office:value="661.9" calcext:value-type="float">
            <text:p>661.9</text:p>
          </table:table-cell>
          <table:table-cell office:value-type="float" office:value="588.6" calcext:value-type="float">
            <text:p>588.6</text:p>
          </table:table-cell>
          <table:table-cell office:value-type="float" office:value="520.2" calcext:value-type="float">
            <text:p>520.2</text:p>
          </table:table-cell>
          <table:table-cell office:value-type="float" office:value="451" calcext:value-type="float">
            <text:p>451</text:p>
          </table:table-cell>
          <table:table-cell office:value-type="float" office:value="394.8" calcext:value-type="float">
            <text:p>394.8</text:p>
          </table:table-cell>
          <table:table-cell office:value-type="float" office:value="347.6" calcext:value-type="float">
            <text:p>347.6</text:p>
          </table:table-cell>
          <table:table-cell office:value-type="float" office:value="306.3" calcext:value-type="float">
            <text:p>306.3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2-Hydroxyheptanoic(aq)</text:p>
          </table:table-cell>
          <table:table-cell office:value-type="float" office:value="3" calcext:value-type="float">
            <text:p>3</text:p>
          </table:table-cell>
          <table:table-cell office:value-type="float" office:value="720.7" calcext:value-type="float">
            <text:p>720.7</text:p>
          </table:table-cell>
          <table:table-cell office:value-type="float" office:value="658.2" calcext:value-type="float">
            <text:p>658.2</text:p>
          </table:table-cell>
          <table:table-cell office:value-type="float" office:value="584.8" calcext:value-type="float">
            <text:p>584.8</text:p>
          </table:table-cell>
          <table:table-cell office:value-type="float" office:value="516.3" calcext:value-type="float">
            <text:p>516.3</text:p>
          </table:table-cell>
          <table:table-cell office:value-type="float" office:value="446.9" calcext:value-type="float">
            <text:p>446.9</text:p>
          </table:table-cell>
          <table:table-cell office:value-type="float" office:value="390.4" calcext:value-type="float">
            <text:p>390.4</text:p>
          </table:table-cell>
          <table:table-cell office:value-type="float" office:value="342.9" calcext:value-type="float">
            <text:p>342.9</text:p>
          </table:table-cell>
          <table:table-cell office:value-type="float" office:value="301.3" calcext:value-type="float">
            <text:p>301.3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2-Hydroxyhexanoate</text:p>
          </table:table-cell>
          <table:table-cell office:value-type="float" office:value="4" calcext:value-type="float">
            <text:p>4</text:p>
          </table:table-cell>
          <table:table-cell office:value-type="float" office:value="605.5" calcext:value-type="float">
            <text:p>605.5</text:p>
          </table:table-cell>
          <table:table-cell office:value-type="float" office:value="553.3" calcext:value-type="float">
            <text:p>553.3</text:p>
          </table:table-cell>
          <table:table-cell office:value-type="float" office:value="492" calcext:value-type="float">
            <text:p>492</text:p>
          </table:table-cell>
          <table:table-cell office:value-type="float" office:value="434.8" calcext:value-type="float">
            <text:p>434.8</text:p>
          </table:table-cell>
          <table:table-cell office:value-type="float" office:value="377.1" calcext:value-type="float">
            <text:p>377.1</text:p>
          </table:table-cell>
          <table:table-cell office:value-type="float" office:value="330.1" calcext:value-type="float">
            <text:p>330.1</text:p>
          </table:table-cell>
          <table:table-cell office:value-type="float" office:value="290.7" calcext:value-type="float">
            <text:p>290.7</text:p>
          </table:table-cell>
          <table:table-cell office:value-type="float" office:value="256.2" calcext:value-type="float">
            <text:p>256.2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2-Hydroxyhexanoic(aq)</text:p>
          </table:table-cell>
          <table:table-cell office:value-type="float" office:value="3" calcext:value-type="float">
            <text:p>3</text:p>
          </table:table-cell>
          <table:table-cell office:value-type="float" office:value="601.7" calcext:value-type="float">
            <text:p>601.7</text:p>
          </table:table-cell>
          <table:table-cell office:value-type="float" office:value="549.5" calcext:value-type="float">
            <text:p>549.5</text:p>
          </table:table-cell>
          <table:table-cell office:value-type="float" office:value="488.2" calcext:value-type="float">
            <text:p>488.2</text:p>
          </table:table-cell>
          <table:table-cell office:value-type="float" office:value="430.9" calcext:value-type="float">
            <text:p>430.9</text:p>
          </table:table-cell>
          <table:table-cell office:value-type="float" office:value="372.9" calcext:value-type="float">
            <text:p>372.9</text:p>
          </table:table-cell>
          <table:table-cell office:value-type="float" office:value="325.7" calcext:value-type="float">
            <text:p>325.7</text:p>
          </table:table-cell>
          <table:table-cell office:value-type="float" office:value="285.9" calcext:value-type="float">
            <text:p>285.9</text:p>
          </table:table-cell>
          <table:table-cell office:value-type="float" office:value="251.1" calcext:value-type="float">
            <text:p>251.1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2-Hydroxynonanoate</text:p>
          </table:table-cell>
          <table:table-cell office:value-type="float" office:value="4" calcext:value-type="float">
            <text:p>4</text:p>
          </table:table-cell>
          <table:table-cell office:value-type="float" office:value="962.3" calcext:value-type="float">
            <text:p>962.3</text:p>
          </table:table-cell>
          <table:table-cell office:value-type="float" office:value="879.3" calcext:value-type="float">
            <text:p>879.3</text:p>
          </table:table-cell>
          <table:table-cell office:value-type="float" office:value="781.9" calcext:value-type="float">
            <text:p>781.9</text:p>
          </table:table-cell>
          <table:table-cell office:value-type="float" office:value="690.9" calcext:value-type="float">
            <text:p>690.9</text:p>
          </table:table-cell>
          <table:table-cell office:value-type="float" office:value="598.9" calcext:value-type="float">
            <text:p>598.9</text:p>
          </table:table-cell>
          <table:table-cell office:value-type="float" office:value="524.1" calcext:value-type="float">
            <text:p>524.1</text:p>
          </table:table-cell>
          <table:table-cell office:value-type="float" office:value="461.3" calcext:value-type="float">
            <text:p>461.3</text:p>
          </table:table-cell>
          <table:table-cell office:value-type="float" office:value="406.4" calcext:value-type="float">
            <text:p>406.4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2-Hydroxynonanoic(aq)</text:p>
          </table:table-cell>
          <table:table-cell office:value-type="float" office:value="3" calcext:value-type="float">
            <text:p>3</text:p>
          </table:table-cell>
          <table:table-cell office:value-type="float" office:value="958.6" calcext:value-type="float">
            <text:p>958.6</text:p>
          </table:table-cell>
          <table:table-cell office:value-type="float" office:value="875.6" calcext:value-type="float">
            <text:p>875.6</text:p>
          </table:table-cell>
          <table:table-cell office:value-type="float" office:value="778.1" calcext:value-type="float">
            <text:p>778.1</text:p>
          </table:table-cell>
          <table:table-cell office:value-type="float" office:value="686.9" calcext:value-type="float">
            <text:p>686.9</text:p>
          </table:table-cell>
          <table:table-cell office:value-type="float" office:value="594.8" calcext:value-type="float">
            <text:p>594.8</text:p>
          </table:table-cell>
          <table:table-cell office:value-type="float" office:value="519.9" calcext:value-type="float">
            <text:p>519.9</text:p>
          </table:table-cell>
          <table:table-cell office:value-type="float" office:value="456.8" calcext:value-type="float">
            <text:p>456.8</text:p>
          </table:table-cell>
          <table:table-cell office:value-type="float" office:value="401.7" calcext:value-type="float">
            <text:p>401.7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2-Hydroxyoctanoate</text:p>
          </table:table-cell>
          <table:table-cell office:value-type="float" office:value="4" calcext:value-type="float">
            <text:p>4</text:p>
          </table:table-cell>
          <table:table-cell office:value-type="float" office:value="843.4" calcext:value-type="float">
            <text:p>843.4</text:p>
          </table:table-cell>
          <table:table-cell office:value-type="float" office:value="770.6" calcext:value-type="float">
            <text:p>770.6</text:p>
          </table:table-cell>
          <table:table-cell office:value-type="float" office:value="685.3" calcext:value-type="float">
            <text:p>685.3</text:p>
          </table:table-cell>
          <table:table-cell office:value-type="float" office:value="605.5" calcext:value-type="float">
            <text:p>605.5</text:p>
          </table:table-cell>
          <table:table-cell office:value-type="float" office:value="525" calcext:value-type="float">
            <text:p>525</text:p>
          </table:table-cell>
          <table:table-cell office:value-type="float" office:value="459.5" calcext:value-type="float">
            <text:p>459.5</text:p>
          </table:table-cell>
          <table:table-cell office:value-type="float" office:value="404.4" calcext:value-type="float">
            <text:p>404.4</text:p>
          </table:table-cell>
          <table:table-cell office:value-type="float" office:value="356.3" calcext:value-type="float">
            <text:p>356.3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2-Hydroxyoctanoic(aq)</text:p>
          </table:table-cell>
          <table:table-cell office:value-type="float" office:value="3" calcext:value-type="float">
            <text:p>3</text:p>
          </table:table-cell>
          <table:table-cell office:value-type="float" office:value="839.6" calcext:value-type="float">
            <text:p>839.6</text:p>
          </table:table-cell>
          <table:table-cell office:value-type="float" office:value="766.9" calcext:value-type="float">
            <text:p>766.9</text:p>
          </table:table-cell>
          <table:table-cell office:value-type="float" office:value="681.5" calcext:value-type="float">
            <text:p>681.5</text:p>
          </table:table-cell>
          <table:table-cell office:value-type="float" office:value="601.6" calcext:value-type="float">
            <text:p>601.6</text:p>
          </table:table-cell>
          <table:table-cell office:value-type="float" office:value="520.9" calcext:value-type="float">
            <text:p>520.9</text:p>
          </table:table-cell>
          <table:table-cell office:value-type="float" office:value="455.2" calcext:value-type="float">
            <text:p>455.2</text:p>
          </table:table-cell>
          <table:table-cell office:value-type="float" office:value="399.9" calcext:value-type="float">
            <text:p>399.9</text:p>
          </table:table-cell>
          <table:table-cell office:value-type="float" office:value="351.5" calcext:value-type="float">
            <text:p>351.5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2-Hydroxypentanoate</text:p>
          </table:table-cell>
          <table:table-cell office:value-type="float" office:value="4" calcext:value-type="float">
            <text:p>4</text:p>
          </table:table-cell>
          <table:table-cell office:value-type="float" office:value="486.4" calcext:value-type="float">
            <text:p>486.4</text:p>
          </table:table-cell>
          <table:table-cell office:value-type="float" office:value="444.4" calcext:value-type="float">
            <text:p>444.4</text:p>
          </table:table-cell>
          <table:table-cell office:value-type="float" office:value="395.3" calcext:value-type="float">
            <text:p>395.3</text:p>
          </table:table-cell>
          <table:table-cell office:value-type="float" office:value="349.4" calcext:value-type="float">
            <text:p>349.4</text:p>
          </table:table-cell>
          <table:table-cell office:value-type="float" office:value="303.1" calcext:value-type="float">
            <text:p>303.1</text:p>
          </table:table-cell>
          <table:table-cell office:value-type="float" office:value="265.4" calcext:value-type="float">
            <text:p>265.4</text:p>
          </table:table-cell>
          <table:table-cell office:value-type="float" office:value="233.7" calcext:value-type="float">
            <text:p>233.7</text:p>
          </table:table-cell>
          <table:table-cell office:value-type="float" office:value="206.1" calcext:value-type="float">
            <text:p>206.1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2-Hydroxypentanoic(aq)</text:p>
          </table:table-cell>
          <table:table-cell office:value-type="float" office:value="3" calcext:value-type="float">
            <text:p>3</text:p>
          </table:table-cell>
          <table:table-cell office:value-type="float" office:value="482.8" calcext:value-type="float">
            <text:p>482.8</text:p>
          </table:table-cell>
          <table:table-cell office:value-type="float" office:value="440.9" calcext:value-type="float">
            <text:p>440.9</text:p>
          </table:table-cell>
          <table:table-cell office:value-type="float" office:value="391.6" calcext:value-type="float">
            <text:p>391.6</text:p>
          </table:table-cell>
          <table:table-cell office:value-type="float" office:value="345.6" calcext:value-type="float">
            <text:p>345.6</text:p>
          </table:table-cell>
          <table:table-cell office:value-type="float" office:value="299" calcext:value-type="float">
            <text:p>299</text:p>
          </table:table-cell>
          <table:table-cell office:value-type="float" office:value="261" calcext:value-type="float">
            <text:p>261</text:p>
          </table:table-cell>
          <table:table-cell office:value-type="float" office:value="229" calcext:value-type="float">
            <text:p>229</text:p>
          </table:table-cell>
          <table:table-cell office:value-type="float" office:value="200.9" calcext:value-type="float">
            <text:p>200.9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2-Octanone(aq)</text:p>
          </table:table-cell>
          <table:table-cell office:value-type="float" office:value="3" calcext:value-type="float">
            <text:p>3</text:p>
          </table:table-cell>
          <table:table-cell office:value-type="float" office:value="2743" calcext:value-type="float">
            <text:p>2743</text:p>
          </table:table-cell>
          <table:table-cell office:value-type="float" office:value="2505" calcext:value-type="float">
            <text:p>2505</text:p>
          </table:table-cell>
          <table:table-cell office:value-type="float" office:value="2226" calcext:value-type="float">
            <text:p>2226</text:p>
          </table:table-cell>
          <table:table-cell office:value-type="float" office:value="1965" calcext:value-type="float">
            <text:p>1965</text:p>
          </table:table-cell>
          <table:table-cell office:value-type="float" office:value="1701" calcext:value-type="float">
            <text:p>1701</text:p>
          </table:table-cell>
          <table:table-cell office:value-type="float" office:value="1487" calcext:value-type="float">
            <text:p>1487</text:p>
          </table:table-cell>
          <table:table-cell office:value-type="float" office:value="1306" calcext:value-type="float">
            <text:p>1306</text:p>
          </table:table-cell>
          <table:table-cell office:value-type="float" office:value="1148" calcext:value-type="float">
            <text:p>1148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2-Pentanone(aq)</text:p>
          </table:table-cell>
          <table:table-cell office:value-type="float" office:value="3" calcext:value-type="float">
            <text:p>3</text:p>
          </table:table-cell>
          <table:table-cell office:value-type="float" office:value="1673" calcext:value-type="float">
            <text:p>1673</text:p>
          </table:table-cell>
          <table:table-cell office:value-type="float" office:value="1528" calcext:value-type="float">
            <text:p>1528</text:p>
          </table:table-cell>
          <table:table-cell office:value-type="float" office:value="1357" calcext:value-type="float">
            <text:p>1357</text:p>
          </table:table-cell>
          <table:table-cell office:value-type="float" office:value="1197" calcext:value-type="float">
            <text:p>1197</text:p>
          </table:table-cell>
          <table:table-cell office:value-type="float" office:value="1036" calcext:value-type="float">
            <text:p>1036</text:p>
          </table:table-cell>
          <table:table-cell office:value-type="float" office:value="904.8" calcext:value-type="float">
            <text:p>904.8</text:p>
          </table:table-cell>
          <table:table-cell office:value-type="float" office:value="794.4" calcext:value-type="float">
            <text:p>794.4</text:p>
          </table:table-cell>
          <table:table-cell office:value-type="float" office:value="697.8" calcext:value-type="float">
            <text:p>697.8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Acetaldehyde(aq)</text:p>
          </table:table-cell>
          <table:table-cell office:value-type="float" office:value="3" calcext:value-type="float">
            <text:p>3</text:p>
          </table:table-cell>
          <table:table-cell office:value-type="float" office:value="206.4" calcext:value-type="float">
            <text:p>206.4</text:p>
          </table:table-cell>
          <table:table-cell office:value-type="float" office:value="188.4" calcext:value-type="float">
            <text:p>188.4</text:p>
          </table:table-cell>
          <table:table-cell office:value-type="float" office:value="167.2" calcext:value-type="float">
            <text:p>167.2</text:p>
          </table:table-cell>
          <table:table-cell office:value-type="float" office:value="147.4" calcext:value-type="float">
            <text:p>147.4</text:p>
          </table:table-cell>
          <table:table-cell office:value-type="float" office:value="127.4" calcext:value-type="float">
            <text:p>127.4</text:p>
          </table:table-cell>
          <table:table-cell office:value-type="float" office:value="111.1" calcext:value-type="float">
            <text:p>111.1</text:p>
          </table:table-cell>
          <table:table-cell office:value-type="float" office:value="97.4" calcext:value-type="float">
            <text:p>97.4</text:p>
          </table:table-cell>
          <table:table-cell office:value-type="float" office:value="85.36" calcext:value-type="float">
            <text:p>85.36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Acetate</text:p>
          </table:table-cell>
          <table:table-cell office:value-type="float" office:value="4.5" calcext:value-type="float">
            <text:p>4.5</text:p>
          </table:table-cell>
          <table:table-cell office:value-type="float" office:value="160.6" calcext:value-type="float">
            <text:p>160.6</text:p>
          </table:table-cell>
          <table:table-cell office:value-type="float" office:value="146.7" calcext:value-type="float">
            <text:p>146.7</text:p>
          </table:table-cell>
          <table:table-cell office:value-type="float" office:value="130.6" calcext:value-type="float">
            <text:p>130.6</text:p>
          </table:table-cell>
          <table:table-cell office:value-type="float" office:value="115.5" calcext:value-type="float">
            <text:p>115.5</text:p>
          </table:table-cell>
          <table:table-cell office:value-type="float" office:value="100.4" calcext:value-type="float">
            <text:p>100.4</text:p>
          </table:table-cell>
          <table:table-cell office:value-type="float" office:value="88.06" calcext:value-type="float">
            <text:p>88.06</text:p>
          </table:table-cell>
          <table:table-cell office:value-type="float" office:value="77.79" calcext:value-type="float">
            <text:p>77.79</text:p>
          </table:table-cell>
          <table:table-cell office:value-type="float" office:value="68.9" calcext:value-type="float">
            <text:p>68.9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Adipate</text:p>
          </table:table-cell>
          <table:table-cell office:value-type="float" office:value="4" calcext:value-type="float">
            <text:p>4</text:p>
          </table:table-cell>
          <table:table-cell office:value-type="float" office:value="522.3" calcext:value-type="float">
            <text:p>522.3</text:p>
          </table:table-cell>
          <table:table-cell office:value-type="float" office:value="477.4" calcext:value-type="float">
            <text:p>477.4</text:p>
          </table:table-cell>
          <table:table-cell office:value-type="float" office:value="425" calcext:value-type="float">
            <text:p>425</text:p>
          </table:table-cell>
          <table:table-cell office:value-type="float" office:value="376.2" calcext:value-type="float">
            <text:p>376.2</text:p>
          </table:table-cell>
          <table:table-cell office:value-type="float" office:value="327.2" calcext:value-type="float">
            <text:p>327.2</text:p>
          </table:table-cell>
          <table:table-cell office:value-type="float" office:value="287.6" calcext:value-type="float">
            <text:p>287.6</text:p>
          </table:table-cell>
          <table:table-cell office:value-type="float" office:value="254.5" calcext:value-type="float">
            <text:p>254.5</text:p>
          </table:table-cell>
          <table:table-cell office:value-type="float" office:value="225.9" calcext:value-type="float">
            <text:p>225.9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Adipic_acid(aq)</text:p>
          </table:table-cell>
          <table:table-cell office:value-type="float" office:value="3" calcext:value-type="float">
            <text:p>3</text:p>
          </table:table-cell>
          <table:table-cell office:value-type="float" office:value="512.4" calcext:value-type="float">
            <text:p>512.4</text:p>
          </table:table-cell>
          <table:table-cell office:value-type="float" office:value="467.6" calcext:value-type="float">
            <text:p>467.6</text:p>
          </table:table-cell>
          <table:table-cell office:value-type="float" office:value="415" calcext:value-type="float">
            <text:p>415</text:p>
          </table:table-cell>
          <table:table-cell office:value-type="float" office:value="365.7" calcext:value-type="float">
            <text:p>365.7</text:p>
          </table:table-cell>
          <table:table-cell office:value-type="float" office:value="316" calcext:value-type="float">
            <text:p>316</text:p>
          </table:table-cell>
          <table:table-cell office:value-type="float" office:value="275.4" calcext:value-type="float">
            <text:p>275.4</text:p>
          </table:table-cell>
          <table:table-cell office:value-type="float" office:value="241.2" calcext:value-type="float">
            <text:p>241.2</text:p>
          </table:table-cell>
          <table:table-cell office:value-type="float" office:value="211.1" calcext:value-type="float">
            <text:p>211.1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Al(CH3COO)2+</text:p>
          </table:table-cell>
          <table:table-cell office:value-type="float" office:value="4" calcext:value-type="float">
            <text:p>4</text:p>
          </table:table-cell>
          <table:table-cell office:value-type="float" office:value="316.2" calcext:value-type="float">
            <text:p>316.2</text:p>
          </table:table-cell>
          <table:table-cell office:value-type="float" office:value="289.6" calcext:value-type="float">
            <text:p>289.6</text:p>
          </table:table-cell>
          <table:table-cell office:value-type="float" office:value="257.9" calcext:value-type="float">
            <text:p>257.9</text:p>
          </table:table-cell>
          <table:table-cell office:value-type="float" office:value="228" calcext:value-type="float">
            <text:p>228</text:p>
          </table:table-cell>
          <table:table-cell office:value-type="float" office:value="197.5" calcext:value-type="float">
            <text:p>197.5</text:p>
          </table:table-cell>
          <table:table-cell office:value-type="float" office:value="172.3" calcext:value-type="float">
            <text:p>172.3</text:p>
          </table:table-cell>
          <table:table-cell office:value-type="float" office:value="150.9" calcext:value-type="float">
            <text:p>150.9</text:p>
          </table:table-cell>
          <table:table-cell office:value-type="float" office:value="131.8" calcext:value-type="float">
            <text:p>131.8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Al(OH)2+</text:p>
          </table:table-cell>
          <table:table-cell office:value-type="float" office:value="4" calcext:value-type="float">
            <text:p>4</text:p>
          </table:table-cell>
          <table:table-cell office:value-type="float" office:value="12.14" calcext:value-type="float">
            <text:p>12.14</text:p>
          </table:table-cell>
          <table:table-cell office:value-type="float" office:value="10.59" calcext:value-type="float">
            <text:p>10.59</text:p>
          </table:table-cell>
          <table:table-cell office:value-type="float" office:value="8.745" calcext:value-type="float">
            <text:p>8.745</text:p>
          </table:table-cell>
          <table:table-cell office:value-type="float" office:value="6.982" calcext:value-type="float">
            <text:p>6.982</text:p>
          </table:table-cell>
          <table:table-cell office:value-type="float" office:value="5.146" calcext:value-type="float">
            <text:p>5.146</text:p>
          </table:table-cell>
          <table:table-cell office:value-type="float" office:value="3.586" calcext:value-type="float">
            <text:p>3.586</text:p>
          </table:table-cell>
          <table:table-cell office:value-type="float" office:value="2.202" calcext:value-type="float">
            <text:p>2.202</text:p>
          </table:table-cell>
          <table:table-cell office:value-type="float" office:value="0.9295" calcext:value-type="float">
            <text:p>0.9295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Al(SO4)2-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-4.9" calcext:value-type="float">
            <text:p>-4.9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Al13O4(OH)24(7+)</text:p>
          </table:table-cell>
          <table:table-cell office:value-type="float" office:value="6" calcext:value-type="float">
            <text:p>6</text:p>
          </table:table-cell>
          <table:table-cell office:value-type="float" office:value="500" calcext:value-type="float">
            <text:p>500</text:p>
          </table:table-cell>
          <table:table-cell office:value-type="float" office:value="98.73" calcext:value-type="float">
            <text:p>98.73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Al2(OH)2+4</text:p>
          </table:table-cell>
          <table:table-cell office:value-type="float" office:value="5.5" calcext:value-type="float">
            <text:p>5.5</text:p>
          </table:table-cell>
          <table:table-cell office:value-type="float" office:value="500" calcext:value-type="float">
            <text:p>500</text:p>
          </table:table-cell>
          <table:table-cell office:value-type="float" office:value="7.69" calcext:value-type="float">
            <text:p>7.69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Al3(OH)4(5+)</text:p>
          </table:table-cell>
          <table:table-cell office:value-type="float" office:value="6" calcext:value-type="float">
            <text:p>6</text:p>
          </table:table-cell>
          <table:table-cell office:value-type="float" office:value="500" calcext:value-type="float">
            <text:p>500</text:p>
          </table:table-cell>
          <table:table-cell office:value-type="float" office:value="13.88" calcext:value-type="float">
            <text:p>13.88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AlCH3COO+2</text:p>
          </table:table-cell>
          <table:table-cell office:value-type="float" office:value="4.5" calcext:value-type="float">
            <text:p>4.5</text:p>
          </table:table-cell>
          <table:table-cell office:value-type="float" office:value="158.1" calcext:value-type="float">
            <text:p>158.1</text:p>
          </table:table-cell>
          <table:table-cell office:value-type="float" office:value="144.7" calcext:value-type="float">
            <text:p>144.7</text:p>
          </table:table-cell>
          <table:table-cell office:value-type="float" office:value="128.8" calcext:value-type="float">
            <text:p>128.8</text:p>
          </table:table-cell>
          <table:table-cell office:value-type="float" office:value="113.7" calcext:value-type="float">
            <text:p>113.7</text:p>
          </table:table-cell>
          <table:table-cell office:value-type="float" office:value="98.34" calcext:value-type="float">
            <text:p>98.34</text:p>
          </table:table-cell>
          <table:table-cell office:value-type="float" office:value="85.66" calcext:value-type="float">
            <text:p>85.66</text:p>
          </table:table-cell>
          <table:table-cell office:value-type="float" office:value="74.85" calcext:value-type="float">
            <text:p>74.85</text:p>
          </table:table-cell>
          <table:table-cell office:value-type="float" office:value="65.22" calcext:value-type="float">
            <text:p>65.22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AlF+2</text:p>
          </table:table-cell>
          <table:table-cell office:value-type="float" office:value="4.5" calcext:value-type="float">
            <text:p>4.5</text:p>
          </table:table-cell>
          <table:table-cell office:value-type="float" office:value="500" calcext:value-type="float">
            <text:p>500</text:p>
          </table:table-cell>
          <table:table-cell office:value-type="float" office:value="-7" calcext:value-type="float">
            <text:p>-7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AlF2+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-12.6" calcext:value-type="float">
            <text:p>-12.6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AlF3(aq)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-16.7" calcext:value-type="float">
            <text:p>-16.7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AlF4-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-19.1" calcext:value-type="float">
            <text:p>-19.1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AlH2PO4+2</text:p>
          </table:table-cell>
          <table:table-cell office:value-type="float" office:value="4.5" calcext:value-type="float">
            <text:p>4.5</text:p>
          </table:table-cell>
          <table:table-cell office:value-type="float" office:value="500" calcext:value-type="float">
            <text:p>500</text:p>
          </table:table-cell>
          <table:table-cell office:value-type="float" office:value="-3.1" calcext:value-type="float">
            <text:p>-3.1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AlHPO4+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-7.4" calcext:value-type="float">
            <text:p>-7.4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AlO2-</text:p>
          </table:table-cell>
          <table:table-cell office:value-type="float" office:value="4" calcext:value-type="float">
            <text:p>4</text:p>
          </table:table-cell>
          <table:table-cell office:value-type="float" office:value="25.79" calcext:value-type="float">
            <text:p>25.79</text:p>
          </table:table-cell>
          <table:table-cell office:value-type="float" office:value="22.88" calcext:value-type="float">
            <text:p>22.88</text:p>
          </table:table-cell>
          <table:table-cell office:value-type="float" office:value="19.57" calcext:value-type="float">
            <text:p>19.57</text:p>
          </table:table-cell>
          <table:table-cell office:value-type="float" office:value="16.58" calcext:value-type="float">
            <text:p>16.58</text:p>
          </table:table-cell>
          <table:table-cell office:value-type="float" office:value="13.68" calcext:value-type="float">
            <text:p>13.68</text:p>
          </table:table-cell>
          <table:table-cell office:value-type="float" office:value="11.41" calcext:value-type="float">
            <text:p>11.41</text:p>
          </table:table-cell>
          <table:table-cell office:value-type="float" office:value="9.598" calcext:value-type="float">
            <text:p>9.598</text:p>
          </table:table-cell>
          <table:table-cell office:value-type="float" office:value="8.167" calcext:value-type="float">
            <text:p>8.167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AlOH+2</text:p>
          </table:table-cell>
          <table:table-cell office:value-type="float" office:value="4.5" calcext:value-type="float">
            <text:p>4.5</text:p>
          </table:table-cell>
          <table:table-cell office:value-type="float" office:value="5.726" calcext:value-type="float">
            <text:p>5.726</text:p>
          </table:table-cell>
          <table:table-cell office:value-type="float" office:value="4.957" calcext:value-type="float">
            <text:p>4.957</text:p>
          </table:table-cell>
          <table:table-cell office:value-type="float" office:value="4.003" calcext:value-type="float">
            <text:p>4.003</text:p>
          </table:table-cell>
          <table:table-cell office:value-type="float" office:value="3.063" calcext:value-type="float">
            <text:p>3.063</text:p>
          </table:table-cell>
          <table:table-cell office:value-type="float" office:value="2.052" calcext:value-type="float">
            <text:p>2.052</text:p>
          </table:table-cell>
          <table:table-cell office:value-type="float" office:value="1.167" calcext:value-type="float">
            <text:p>1.167</text:p>
          </table:table-cell>
          <table:table-cell office:value-type="float" office:value="0.3661" calcext:value-type="float">
            <text:p>0.3661</text:p>
          </table:table-cell>
          <table:table-cell office:value-type="float" office:value="-0.3794" calcext:value-type="float">
            <text:p>-0.3794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AlSO4+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-3.01" calcext:value-type="float">
            <text:p>-3.01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As(OH)3(aq)</text:p>
          </table:table-cell>
          <table:table-cell office:value-type="float" office:value="3" calcext:value-type="float">
            <text:p>3</text:p>
          </table:table-cell>
          <table:table-cell office:value-type="float" office:value="23.85" calcext:value-type="float">
            <text:p>23.85</text:p>
          </table:table-cell>
          <table:table-cell office:value-type="float" office:value="21.33" calcext:value-type="float">
            <text:p>21.33</text:p>
          </table:table-cell>
          <table:table-cell office:value-type="float" office:value="18.28" calcext:value-type="float">
            <text:p>18.28</text:p>
          </table:table-cell>
          <table:table-cell office:value-type="float" office:value="15.35" calcext:value-type="float">
            <text:p>15.35</text:p>
          </table:table-cell>
          <table:table-cell office:value-type="float" office:value="12.23" calcext:value-type="float">
            <text:p>12.23</text:p>
          </table:table-cell>
          <table:table-cell office:value-type="float" office:value="9.482" calcext:value-type="float">
            <text:p>9.482</text:p>
          </table:table-cell>
          <table:table-cell table:number-columns-repeated="2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AsO2-</text:p>
          </table:table-cell>
          <table:table-cell office:value-type="float" office:value="4" calcext:value-type="float">
            <text:p>4</text:p>
          </table:table-cell>
          <table:table-cell office:value-type="float" office:value="33.56" calcext:value-type="float">
            <text:p>33.56</text:p>
          </table:table-cell>
          <table:table-cell office:value-type="float" office:value="30.52" calcext:value-type="float">
            <text:p>30.52</text:p>
          </table:table-cell>
          <table:table-cell office:value-type="float" office:value="27.1" calcext:value-type="float">
            <text:p>27.1</text:p>
          </table:table-cell>
          <table:table-cell office:value-type="float" office:value="24.06" calcext:value-type="float">
            <text:p>24.06</text:p>
          </table:table-cell>
          <table:table-cell office:value-type="float" office:value="21.14" calcext:value-type="float">
            <text:p>21.14</text:p>
          </table:table-cell>
          <table:table-cell office:value-type="float" office:value="18.92" calcext:value-type="float">
            <text:p>18.92</text:p>
          </table:table-cell>
          <table:table-cell office:value-type="float" office:value="17.19" calcext:value-type="float">
            <text:p>17.19</text:p>
          </table:table-cell>
          <table:table-cell office:value-type="float" office:value="15.72" calcext:value-type="float">
            <text:p>15.72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AsO2OH-2</text:p>
          </table:table-cell>
          <table:table-cell office:value-type="float" office:value="4" calcext:value-type="float">
            <text:p>4</text:p>
          </table:table-cell>
          <table:table-cell office:value-type="float" office:value="45.01" calcext:value-type="float">
            <text:p>45.01</text:p>
          </table:table-cell>
          <table:table-cell office:value-type="float" office:value="41.55" calcext:value-type="float">
            <text:p>41.55</text:p>
          </table:table-cell>
          <table:table-cell office:value-type="float" office:value="37.65" calcext:value-type="float">
            <text:p>37.65</text:p>
          </table:table-cell>
          <table:table-cell office:value-type="float" office:value="34.15" calcext:value-type="float">
            <text:p>34.15</text:p>
          </table:table-cell>
          <table:table-cell office:value-type="float" office:value="30.78" calcext:value-type="float">
            <text:p>30.78</text:p>
          </table:table-cell>
          <table:table-cell office:value-type="float" office:value="28.19" calcext:value-type="float">
            <text:p>28.19</text:p>
          </table:table-cell>
          <table:table-cell office:value-type="float" office:value="26.12" calcext:value-type="float">
            <text:p>26.12</text:p>
          </table:table-cell>
          <table:table-cell office:value-type="float" office:value="24.34" calcext:value-type="float">
            <text:p>24.34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AsO3F-2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-40.25" calcext:value-type="float">
            <text:p>-40.25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AsO4-3</text:p>
          </table:table-cell>
          <table:table-cell office:value-type="float" office:value="4" calcext:value-type="float">
            <text:p>4</text:p>
          </table:table-cell>
          <table:table-cell office:value-type="float" office:value="18.8" calcext:value-type="float">
            <text:p>18.8</text:p>
          </table:table-cell>
          <table:table-cell office:value-type="float" office:value="18.36" calcext:value-type="float">
            <text:p>18.36</text:p>
          </table:table-cell>
          <table:table-cell office:value-type="float" office:value="18.11" calcext:value-type="float">
            <text:p>18.11</text:p>
          </table:table-cell>
          <table:table-cell office:value-type="float" office:value="18.12" calcext:value-type="float">
            <text:p>18.12</text:p>
          </table:table-cell>
          <table:table-cell office:value-type="float" office:value="18.35" calcext:value-type="float">
            <text:p>18.35</text:p>
          </table:table-cell>
          <table:table-cell office:value-type="float" office:value="18.75" calcext:value-type="float">
            <text:p>18.75</text:p>
          </table:table-cell>
          <table:table-cell office:value-type="float" office:value="19.28" calcext:value-type="float">
            <text:p>19.28</text:p>
          </table:table-cell>
          <table:table-cell office:value-type="float" office:value="19.81" calcext:value-type="float">
            <text:p>19.81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Azelaic_acid(aq)</text:p>
          </table:table-cell>
          <table:table-cell office:value-type="float" office:value="3" calcext:value-type="float">
            <text:p>3</text:p>
          </table:table-cell>
          <table:table-cell office:value-type="float" office:value="871.7" calcext:value-type="float">
            <text:p>871.7</text:p>
          </table:table-cell>
          <table:table-cell office:value-type="float" office:value="795.8" calcext:value-type="float">
            <text:p>795.8</text:p>
          </table:table-cell>
          <table:table-cell office:value-type="float" office:value="706.8" calcext:value-type="float">
            <text:p>706.8</text:p>
          </table:table-cell>
          <table:table-cell office:value-type="float" office:value="623.5" calcext:value-type="float">
            <text:p>623.5</text:p>
          </table:table-cell>
          <table:table-cell office:value-type="float" office:value="539.4" calcext:value-type="float">
            <text:p>539.4</text:p>
          </table:table-cell>
          <table:table-cell office:value-type="float" office:value="470.9" calcext:value-type="float">
            <text:p>470.9</text:p>
          </table:table-cell>
          <table:table-cell office:value-type="float" office:value="413.3" calcext:value-type="float">
            <text:p>413.3</text:p>
          </table:table-cell>
          <table:table-cell office:value-type="float" office:value="362.8" calcext:value-type="float">
            <text:p>362.8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Azelate</text:p>
          </table:table-cell>
          <table:table-cell office:value-type="float" office:value="4" calcext:value-type="float">
            <text:p>4</text:p>
          </table:table-cell>
          <table:table-cell office:value-type="float" office:value="881.6" calcext:value-type="float">
            <text:p>881.6</text:p>
          </table:table-cell>
          <table:table-cell office:value-type="float" office:value="805.7" calcext:value-type="float">
            <text:p>805.7</text:p>
          </table:table-cell>
          <table:table-cell office:value-type="float" office:value="716.9" calcext:value-type="float">
            <text:p>716.9</text:p>
          </table:table-cell>
          <table:table-cell office:value-type="float" office:value="634.1" calcext:value-type="float">
            <text:p>634.1</text:p>
          </table:table-cell>
          <table:table-cell office:value-type="float" office:value="550.7" calcext:value-type="float">
            <text:p>550.7</text:p>
          </table:table-cell>
          <table:table-cell office:value-type="float" office:value="483.1" calcext:value-type="float">
            <text:p>483.1</text:p>
          </table:table-cell>
          <table:table-cell office:value-type="float" office:value="426.5" calcext:value-type="float">
            <text:p>426.5</text:p>
          </table:table-cell>
          <table:table-cell office:value-type="float" office:value="377.2" calcext:value-type="float">
            <text:p>377.2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B2O(OH)5-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18.69" calcext:value-type="float">
            <text:p>18.69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BF2(OH)2-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-6.617" calcext:value-type="float">
            <text:p>-6.617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BF3OH-</text:p>
          </table:table-cell>
          <table:table-cell office:value-type="float" office:value="4" calcext:value-type="float">
            <text:p>4</text:p>
          </table:table-cell>
          <table:table-cell office:value-type="float" office:value="-15.89" calcext:value-type="float">
            <text:p>-15.89</text:p>
          </table:table-cell>
          <table:table-cell office:value-type="float" office:value="-13.19" calcext:value-type="float">
            <text:p>-13.19</text:p>
          </table:table-cell>
          <table:table-cell office:value-type="float" office:value="-9.53" calcext:value-type="float">
            <text:p>-9.53</text:p>
          </table:table-cell>
          <table:table-cell office:value-type="float" office:value="-5.27" calcext:value-type="float">
            <text:p>-5.27</text:p>
          </table:table-cell>
          <table:table-cell office:value-type="float" office:value="0.0564" calcext:value-type="float">
            <text:p>0.0564</text:p>
          </table:table-cell>
          <table:table-cell office:value-type="float" office:value="5.292" calcext:value-type="float">
            <text:p>5.292</text:p>
          </table:table-cell>
          <table:table-cell office:value-type="float" office:value="10.42" calcext:value-type="float">
            <text:p>10.42</text:p>
          </table:table-cell>
          <table:table-cell office:value-type="float" office:value="15.24" calcext:value-type="float">
            <text:p>15.24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BF4-</text:p>
          </table:table-cell>
          <table:table-cell office:value-type="float" office:value="4" calcext:value-type="float">
            <text:p>4</text:p>
          </table:table-cell>
          <table:table-cell office:value-type="float" office:value="-18.42" calcext:value-type="float">
            <text:p>-18.42</text:p>
          </table:table-cell>
          <table:table-cell office:value-type="float" office:value="-18" calcext:value-type="float">
            <text:p>-18</text:p>
          </table:table-cell>
          <table:table-cell office:value-type="float" office:value="-17.87" calcext:value-type="float">
            <text:p>-17.87</text:p>
          </table:table-cell>
          <table:table-cell office:value-type="float" office:value="-18.07" calcext:value-type="float">
            <text:p>-18.07</text:p>
          </table:table-cell>
          <table:table-cell office:value-type="float" office:value="-18.69" calcext:value-type="float">
            <text:p>-18.69</text:p>
          </table:table-cell>
          <table:table-cell office:value-type="float" office:value="-19.65" calcext:value-type="float">
            <text:p>-19.65</text:p>
          </table:table-cell>
          <table:table-cell office:value-type="float" office:value="-20.95" calcext:value-type="float">
            <text:p>-20.95</text:p>
          </table:table-cell>
          <table:table-cell office:value-type="float" office:value="-22.74" calcext:value-type="float">
            <text:p>-22.74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BO2-</text:p>
          </table:table-cell>
          <table:table-cell office:value-type="float" office:value="4" calcext:value-type="float">
            <text:p>4</text:p>
          </table:table-cell>
          <table:table-cell office:value-type="float" office:value="9.543" calcext:value-type="float">
            <text:p>9.543</text:p>
          </table:table-cell>
          <table:table-cell office:value-type="float" office:value="9.245" calcext:value-type="float">
            <text:p>9.245</text:p>
          </table:table-cell>
          <table:table-cell office:value-type="float" office:value="8.983" calcext:value-type="float">
            <text:p>8.983</text:p>
          </table:table-cell>
          <table:table-cell office:value-type="float" office:value="8.814" calcext:value-type="float">
            <text:p>8.814</text:p>
          </table:table-cell>
          <table:table-cell office:value-type="float" office:value="8.733" calcext:value-type="float">
            <text:p>8.733</text:p>
          </table:table-cell>
          <table:table-cell office:value-type="float" office:value="8.773" calcext:value-type="float">
            <text:p>8.773</text:p>
          </table:table-cell>
          <table:table-cell office:value-type="float" office:value="8.938" calcext:value-type="float">
            <text:p>8.938</text:p>
          </table:table-cell>
          <table:table-cell office:value-type="float" office:value="9.291" calcext:value-type="float">
            <text:p>9.291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Ba(But)+</text:p>
          </table:table-cell>
          <table:table-cell office:value-type="float" office:value="4" calcext:value-type="float">
            <text:p>4</text:p>
          </table:table-cell>
          <table:table-cell office:value-type="float" office:value="398.2" calcext:value-type="float">
            <text:p>398.2</text:p>
          </table:table-cell>
          <table:table-cell office:value-type="float" office:value="363.8" calcext:value-type="float">
            <text:p>363.8</text:p>
          </table:table-cell>
          <table:table-cell office:value-type="float" office:value="323.2" calcext:value-type="float">
            <text:p>323.2</text:p>
          </table:table-cell>
          <table:table-cell office:value-type="float" office:value="285.1" calcext:value-type="float">
            <text:p>285.1</text:p>
          </table:table-cell>
          <table:table-cell office:value-type="float" office:value="246.5" calcext:value-type="float">
            <text:p>246.5</text:p>
          </table:table-cell>
          <table:table-cell office:value-type="float" office:value="215" calcext:value-type="float">
            <text:p>215</text:p>
          </table:table-cell>
          <table:table-cell office:value-type="float" office:value="188.3" calcext:value-type="float">
            <text:p>188.3</text:p>
          </table:table-cell>
          <table:table-cell office:value-type="float" office:value="164.8" calcext:value-type="float">
            <text:p>164.8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Ba(But)2(aq)</text:p>
          </table:table-cell>
          <table:table-cell office:value-type="float" office:value="3" calcext:value-type="float">
            <text:p>3</text:p>
          </table:table-cell>
          <table:table-cell office:value-type="float" office:value="796.6" calcext:value-type="float">
            <text:p>796.6</text:p>
          </table:table-cell>
          <table:table-cell office:value-type="float" office:value="727.9" calcext:value-type="float">
            <text:p>727.9</text:p>
          </table:table-cell>
          <table:table-cell office:value-type="float" office:value="646.7" calcext:value-type="float">
            <text:p>646.7</text:p>
          </table:table-cell>
          <table:table-cell office:value-type="float" office:value="570.5" calcext:value-type="float">
            <text:p>570.5</text:p>
          </table:table-cell>
          <table:table-cell office:value-type="float" office:value="493.1" calcext:value-type="float">
            <text:p>493.1</text:p>
          </table:table-cell>
          <table:table-cell office:value-type="float" office:value="429.8" calcext:value-type="float">
            <text:p>429.8</text:p>
          </table:table-cell>
          <table:table-cell office:value-type="float" office:value="376.4" calcext:value-type="float">
            <text:p>376.4</text:p>
          </table:table-cell>
          <table:table-cell office:value-type="float" office:value="329.4" calcext:value-type="float">
            <text:p>329.4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Ba(CH3COO)2(aq)</text:p>
          </table:table-cell>
          <table:table-cell office:value-type="float" office:value="3" calcext:value-type="float">
            <text:p>3</text:p>
          </table:table-cell>
          <table:table-cell office:value-type="float" office:value="319.6" calcext:value-type="float">
            <text:p>319.6</text:p>
          </table:table-cell>
          <table:table-cell office:value-type="float" office:value="292" calcext:value-type="float">
            <text:p>292</text:p>
          </table:table-cell>
          <table:table-cell office:value-type="float" office:value="259.3" calcext:value-type="float">
            <text:p>259.3</text:p>
          </table:table-cell>
          <table:table-cell office:value-type="float" office:value="228.4" calcext:value-type="float">
            <text:p>228.4</text:p>
          </table:table-cell>
          <table:table-cell office:value-type="float" office:value="197" calcext:value-type="float">
            <text:p>197</text:p>
          </table:table-cell>
          <table:table-cell office:value-type="float" office:value="171.2" calcext:value-type="float">
            <text:p>171.2</text:p>
          </table:table-cell>
          <table:table-cell office:value-type="float" office:value="149.3" calcext:value-type="float">
            <text:p>149.3</text:p>
          </table:table-cell>
          <table:table-cell office:value-type="float" office:value="129.9" calcext:value-type="float">
            <text:p>129.9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Ba(For)+</text:p>
          </table:table-cell>
          <table:table-cell office:value-type="float" office:value="4" calcext:value-type="float">
            <text:p>4</text:p>
          </table:table-cell>
          <table:table-cell office:value-type="float" office:value="45.58" calcext:value-type="float">
            <text:p>45.58</text:p>
          </table:table-cell>
          <table:table-cell office:value-type="float" office:value="41.43" calcext:value-type="float">
            <text:p>41.43</text:p>
          </table:table-cell>
          <table:table-cell office:value-type="float" office:value="36.49" calcext:value-type="float">
            <text:p>36.49</text:p>
          </table:table-cell>
          <table:table-cell office:value-type="float" office:value="31.84" calcext:value-type="float">
            <text:p>31.84</text:p>
          </table:table-cell>
          <table:table-cell office:value-type="float" office:value="27.06" calcext:value-type="float">
            <text:p>27.06</text:p>
          </table:table-cell>
          <table:table-cell office:value-type="float" office:value="23.1" calcext:value-type="float">
            <text:p>23.1</text:p>
          </table:table-cell>
          <table:table-cell office:value-type="float" office:value="19.67" calcext:value-type="float">
            <text:p>19.67</text:p>
          </table:table-cell>
          <table:table-cell office:value-type="float" office:value="16.51" calcext:value-type="float">
            <text:p>16.51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Ba(For)2(aq)</text:p>
          </table:table-cell>
          <table:table-cell office:value-type="float" office:value="3" calcext:value-type="float">
            <text:p>3</text:p>
          </table:table-cell>
          <table:table-cell office:value-type="float" office:value="91.68" calcext:value-type="float">
            <text:p>91.68</text:p>
          </table:table-cell>
          <table:table-cell office:value-type="float" office:value="83.4" calcext:value-type="float">
            <text:p>83.4</text:p>
          </table:table-cell>
          <table:table-cell office:value-type="float" office:value="73.6" calcext:value-type="float">
            <text:p>73.6</text:p>
          </table:table-cell>
          <table:table-cell office:value-type="float" office:value="64.37" calcext:value-type="float">
            <text:p>64.37</text:p>
          </table:table-cell>
          <table:table-cell office:value-type="float" office:value="54.96" calcext:value-type="float">
            <text:p>54.96</text:p>
          </table:table-cell>
          <table:table-cell office:value-type="float" office:value="47.19" calcext:value-type="float">
            <text:p>47.19</text:p>
          </table:table-cell>
          <table:table-cell office:value-type="float" office:value="40.52" calcext:value-type="float">
            <text:p>40.52</text:p>
          </table:table-cell>
          <table:table-cell office:value-type="float" office:value="34.45" calcext:value-type="float">
            <text:p>34.45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Ba(Glyc)+</text:p>
          </table:table-cell>
          <table:table-cell office:value-type="float" office:value="4" calcext:value-type="float">
            <text:p>4</text:p>
          </table:table-cell>
          <table:table-cell office:value-type="float" office:value="131.5" calcext:value-type="float">
            <text:p>131.5</text:p>
          </table:table-cell>
          <table:table-cell office:value-type="float" office:value="120.2" calcext:value-type="float">
            <text:p>120.2</text:p>
          </table:table-cell>
          <table:table-cell office:value-type="float" office:value="106.8" calcext:value-type="float">
            <text:p>106.8</text:p>
          </table:table-cell>
          <table:table-cell office:value-type="float" office:value="94.17" calcext:value-type="float">
            <text:p>94.17</text:p>
          </table:table-cell>
          <table:table-cell office:value-type="float" office:value="81.28" calcext:value-type="float">
            <text:p>81.28</text:p>
          </table:table-cell>
          <table:table-cell office:value-type="float" office:value="70.65" calcext:value-type="float">
            <text:p>70.65</text:p>
          </table:table-cell>
          <table:table-cell office:value-type="float" office:value="61.56" calcext:value-type="float">
            <text:p>61.56</text:p>
          </table:table-cell>
          <table:table-cell office:value-type="float" office:value="53.41" calcext:value-type="float">
            <text:p>53.41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Ba(Glyc)2(aq)</text:p>
          </table:table-cell>
          <table:table-cell office:value-type="float" office:value="3" calcext:value-type="float">
            <text:p>3</text:p>
          </table:table-cell>
          <table:table-cell office:value-type="float" office:value="263.3" calcext:value-type="float">
            <text:p>263.3</text:p>
          </table:table-cell>
          <table:table-cell office:value-type="float" office:value="240.7" calcext:value-type="float">
            <text:p>240.7</text:p>
          </table:table-cell>
          <table:table-cell office:value-type="float" office:value="213.8" calcext:value-type="float">
            <text:p>213.8</text:p>
          </table:table-cell>
          <table:table-cell office:value-type="float" office:value="188.5" calcext:value-type="float">
            <text:p>188.5</text:p>
          </table:table-cell>
          <table:table-cell office:value-type="float" office:value="162.7" calcext:value-type="float">
            <text:p>162.7</text:p>
          </table:table-cell>
          <table:table-cell office:value-type="float" office:value="141.4" calcext:value-type="float">
            <text:p>141.4</text:p>
          </table:table-cell>
          <table:table-cell office:value-type="float" office:value="123.3" calcext:value-type="float">
            <text:p>123.3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Ba(Lac)+</text:p>
          </table:table-cell>
          <table:table-cell office:value-type="float" office:value="4" calcext:value-type="float">
            <text:p>4</text:p>
          </table:table-cell>
          <table:table-cell office:value-type="float" office:value="248.1" calcext:value-type="float">
            <text:p>248.1</text:p>
          </table:table-cell>
          <table:table-cell office:value-type="float" office:value="226.7" calcext:value-type="float">
            <text:p>226.7</text:p>
          </table:table-cell>
          <table:table-cell office:value-type="float" office:value="201.5" calcext:value-type="float">
            <text:p>201.5</text:p>
          </table:table-cell>
          <table:table-cell office:value-type="float" office:value="177.7" calcext:value-type="float">
            <text:p>177.7</text:p>
          </table:table-cell>
          <table:table-cell office:value-type="float" office:value="153.6" calcext:value-type="float">
            <text:p>153.6</text:p>
          </table:table-cell>
          <table:table-cell office:value-type="float" office:value="133.8" calcext:value-type="float">
            <text:p>133.8</text:p>
          </table:table-cell>
          <table:table-cell office:value-type="float" office:value="117" calcext:value-type="float">
            <text:p>117</text:p>
          </table:table-cell>
          <table:table-cell office:value-type="float" office:value="102.1" calcext:value-type="float">
            <text:p>102.1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Ba(Lac)2(aq)</text:p>
          </table:table-cell>
          <table:table-cell office:value-type="float" office:value="3" calcext:value-type="float">
            <text:p>3</text:p>
          </table:table-cell>
          <table:table-cell office:value-type="float" office:value="496.4" calcext:value-type="float">
            <text:p>496.4</text:p>
          </table:table-cell>
          <table:table-cell office:value-type="float" office:value="453.7" calcext:value-type="float">
            <text:p>453.7</text:p>
          </table:table-cell>
          <table:table-cell office:value-type="float" office:value="403.1" calcext:value-type="float">
            <text:p>403.1</text:p>
          </table:table-cell>
          <table:table-cell office:value-type="float" office:value="355.5" calcext:value-type="float">
            <text:p>355.5</text:p>
          </table:table-cell>
          <table:table-cell office:value-type="float" office:value="307.1" calcext:value-type="float">
            <text:p>307.1</text:p>
          </table:table-cell>
          <table:table-cell office:value-type="float" office:value="267.4" calcext:value-type="float">
            <text:p>267.4</text:p>
          </table:table-cell>
          <table:table-cell office:value-type="float" office:value="233.7" calcext:value-type="float">
            <text:p>233.7</text:p>
          </table:table-cell>
          <table:table-cell office:value-type="float" office:value="203.9" calcext:value-type="float">
            <text:p>203.9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Ba(Pent)+</text:p>
          </table:table-cell>
          <table:table-cell office:value-type="float" office:value="4" calcext:value-type="float">
            <text:p>4</text:p>
          </table:table-cell>
          <table:table-cell office:value-type="float" office:value="517.3" calcext:value-type="float">
            <text:p>517.3</text:p>
          </table:table-cell>
          <table:table-cell office:value-type="float" office:value="472.6" calcext:value-type="float">
            <text:p>472.6</text:p>
          </table:table-cell>
          <table:table-cell office:value-type="float" office:value="419.9" calcext:value-type="float">
            <text:p>419.9</text:p>
          </table:table-cell>
          <table:table-cell office:value-type="float" office:value="370.5" calcext:value-type="float">
            <text:p>370.5</text:p>
          </table:table-cell>
          <table:table-cell office:value-type="float" office:value="320.3" calcext:value-type="float">
            <text:p>320.3</text:p>
          </table:table-cell>
          <table:table-cell office:value-type="float" office:value="279.2" calcext:value-type="float">
            <text:p>279.2</text:p>
          </table:table-cell>
          <table:table-cell office:value-type="float" office:value="244.5" calcext:value-type="float">
            <text:p>244.5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Ba(Pent)2(aq)</text:p>
          </table:table-cell>
          <table:table-cell office:value-type="float" office:value="3" calcext:value-type="float">
            <text:p>3</text:p>
          </table:table-cell>
          <table:table-cell office:value-type="float" office:value="1035" calcext:value-type="float">
            <text:p>1035</text:p>
          </table:table-cell>
          <table:table-cell office:value-type="float" office:value="945.6" calcext:value-type="float">
            <text:p>945.6</text:p>
          </table:table-cell>
          <table:table-cell office:value-type="float" office:value="840" calcext:value-type="float">
            <text:p>840</text:p>
          </table:table-cell>
          <table:table-cell office:value-type="float" office:value="740.9" calcext:value-type="float">
            <text:p>740.9</text:p>
          </table:table-cell>
          <table:table-cell office:value-type="float" office:value="640.2" calcext:value-type="float">
            <text:p>640.2</text:p>
          </table:table-cell>
          <table:table-cell office:value-type="float" office:value="557.8" calcext:value-type="float">
            <text:p>557.8</text:p>
          </table:table-cell>
          <table:table-cell office:value-type="float" office:value="488.2" calcext:value-type="float">
            <text:p>488.2</text:p>
          </table:table-cell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Ba(Prop)+</text:p>
          </table:table-cell>
          <table:table-cell office:value-type="float" office:value="4" calcext:value-type="float">
            <text:p>4</text:p>
          </table:table-cell>
          <table:table-cell office:value-type="float" office:value="279" calcext:value-type="float">
            <text:p>279</text:p>
          </table:table-cell>
          <table:table-cell office:value-type="float" office:value="254.9" calcext:value-type="float">
            <text:p>254.9</text:p>
          </table:table-cell>
          <table:table-cell office:value-type="float" office:value="226.4" calcext:value-type="float">
            <text:p>226.4</text:p>
          </table:table-cell>
          <table:table-cell office:value-type="float" office:value="199.6" calcext:value-type="float">
            <text:p>199.6</text:p>
          </table:table-cell>
          <table:table-cell office:value-type="float" office:value="172.3" calcext:value-type="float">
            <text:p>172.3</text:p>
          </table:table-cell>
          <table:table-cell office:value-type="float" office:value="150" calcext:value-type="float">
            <text:p>150</text:p>
          </table:table-cell>
          <table:table-cell office:value-type="float" office:value="131.1" calcext:value-type="float">
            <text:p>131.1</text:p>
          </table:table-cell>
          <table:table-cell office:value-type="float" office:value="114.4" calcext:value-type="float">
            <text:p>114.4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Ba(Prop)2(aq)</text:p>
          </table:table-cell>
          <table:table-cell office:value-type="float" office:value="3" calcext:value-type="float">
            <text:p>3</text:p>
          </table:table-cell>
          <table:table-cell office:value-type="float" office:value="558.3" calcext:value-type="float">
            <text:p>558.3</text:p>
          </table:table-cell>
          <table:table-cell office:value-type="float" office:value="510.1" calcext:value-type="float">
            <text:p>510.1</text:p>
          </table:table-cell>
          <table:table-cell office:value-type="float" office:value="453.1" calcext:value-type="float">
            <text:p>453.1</text:p>
          </table:table-cell>
          <table:table-cell office:value-type="float" office:value="399.4" calcext:value-type="float">
            <text:p>399.4</text:p>
          </table:table-cell>
          <table:table-cell office:value-type="float" office:value="344.9" calcext:value-type="float">
            <text:p>344.9</text:p>
          </table:table-cell>
          <table:table-cell office:value-type="float" office:value="300.2" calcext:value-type="float">
            <text:p>300.2</text:p>
          </table:table-cell>
          <table:table-cell office:value-type="float" office:value="262.4" calcext:value-type="float">
            <text:p>262.4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Ba(o-Phthalate)(aq)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540.5" calcext:value-type="float">
            <text:p>540.5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BaB(OH)4+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7.801" calcext:value-type="float">
            <text:p>7.801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BaCH3COO+</text:p>
          </table:table-cell>
          <table:table-cell office:value-type="float" office:value="4" calcext:value-type="float">
            <text:p>4</text:p>
          </table:table-cell>
          <table:table-cell office:value-type="float" office:value="159.6" calcext:value-type="float">
            <text:p>159.6</text:p>
          </table:table-cell>
          <table:table-cell office:value-type="float" office:value="145.8" calcext:value-type="float">
            <text:p>145.8</text:p>
          </table:table-cell>
          <table:table-cell office:value-type="float" office:value="129.4" calcext:value-type="float">
            <text:p>129.4</text:p>
          </table:table-cell>
          <table:table-cell office:value-type="float" office:value="113.9" calcext:value-type="float">
            <text:p>113.9</text:p>
          </table:table-cell>
          <table:table-cell office:value-type="float" office:value="98.21" calcext:value-type="float">
            <text:p>98.21</text:p>
          </table:table-cell>
          <table:table-cell office:value-type="float" office:value="85.28" calcext:value-type="float">
            <text:p>85.28</text:p>
          </table:table-cell>
          <table:table-cell office:value-type="float" office:value="74.29" calcext:value-type="float">
            <text:p>74.29</text:p>
          </table:table-cell>
          <table:table-cell office:value-type="float" office:value="64.5" calcext:value-type="float">
            <text:p>64.5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BaCO3(aq)</text:p>
          </table:table-cell>
          <table:table-cell office:value-type="float" office:value="3" calcext:value-type="float">
            <text:p>3</text:p>
          </table:table-cell>
          <table:table-cell office:value-type="float" office:value="8.2" calcext:value-type="float">
            <text:p>8.2</text:p>
          </table:table-cell>
          <table:table-cell office:value-type="float" office:value="7.683" calcext:value-type="float">
            <text:p>7.683</text:p>
          </table:table-cell>
          <table:table-cell office:value-type="float" office:value="7.115" calcext:value-type="float">
            <text:p>7.115</text:p>
          </table:table-cell>
          <table:table-cell office:value-type="float" office:value="6.61" calcext:value-type="float">
            <text:p>6.61</text:p>
          </table:table-cell>
          <table:table-cell office:value-type="float" office:value="6.103" calcext:value-type="float">
            <text:p>6.103</text:p>
          </table:table-cell>
          <table:table-cell office:value-type="float" office:value="5.65" calcext:value-type="float">
            <text:p>5.65</text:p>
          </table:table-cell>
          <table:table-cell office:value-type="float" office:value="5.174" calcext:value-type="float">
            <text:p>5.174</text:p>
          </table:table-cell>
          <table:table-cell office:value-type="float" office:value="4.567" calcext:value-type="float">
            <text:p>4.567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BaCl+</text:p>
          </table:table-cell>
          <table:table-cell office:value-type="float" office:value="4" calcext:value-type="float">
            <text:p>4</text:p>
          </table:table-cell>
          <table:table-cell office:value-type="float" office:value="0.6306" calcext:value-type="float">
            <text:p>0.6306</text:p>
          </table:table-cell>
          <table:table-cell office:value-type="float" office:value="0.4977" calcext:value-type="float">
            <text:p>0.4977</text:p>
          </table:table-cell>
          <table:table-cell office:value-type="float" office:value="0.2349" calcext:value-type="float">
            <text:p>0.2349</text:p>
          </table:table-cell>
          <table:table-cell office:value-type="float" office:value="-0.1195" calcext:value-type="float">
            <text:p>-0.1195</text:p>
          </table:table-cell>
          <table:table-cell office:value-type="float" office:value="-0.6174" calcext:value-type="float">
            <text:p>-0.6174</text:p>
          </table:table-cell>
          <table:table-cell office:value-type="float" office:value="-1.177" calcext:value-type="float">
            <text:p>-1.177</text:p>
          </table:table-cell>
          <table:table-cell office:value-type="float" office:value="-1.825" calcext:value-type="float">
            <text:p>-1.825</text:p>
          </table:table-cell>
          <table:table-cell office:value-type="float" office:value="-2.635" calcext:value-type="float">
            <text:p>-2.635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BaF+</text:p>
          </table:table-cell>
          <table:table-cell office:value-type="float" office:value="4" calcext:value-type="float">
            <text:p>4</text:p>
          </table:table-cell>
          <table:table-cell office:value-type="float" office:value="0.2788" calcext:value-type="float">
            <text:p>0.2788</text:p>
          </table:table-cell>
          <table:table-cell office:value-type="float" office:value="0.1833" calcext:value-type="float">
            <text:p>0.1833</text:p>
          </table:table-cell>
          <table:table-cell office:value-type="float" office:value="-0.0404" calcext:value-type="float">
            <text:p>-0.0404</text:p>
          </table:table-cell>
          <table:table-cell office:value-type="float" office:value="-0.3562" calcext:value-type="float">
            <text:p>-0.3562</text:p>
          </table:table-cell>
          <table:table-cell office:value-type="float" office:value="-0.8099" calcext:value-type="float">
            <text:p>-0.8099</text:p>
          </table:table-cell>
          <table:table-cell office:value-type="float" office:value="-1.328" calcext:value-type="float">
            <text:p>-1.328</text:p>
          </table:table-cell>
          <table:table-cell office:value-type="float" office:value="-1.937" calcext:value-type="float">
            <text:p>-1.937</text:p>
          </table:table-cell>
          <table:table-cell office:value-type="float" office:value="-2.706" calcext:value-type="float">
            <text:p>-2.706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BaNO3+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-0.9" calcext:value-type="float">
            <text:p>-0.9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BaOH+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13.47" calcext:value-type="float">
            <text:p>13.47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Benzoate</text:p>
          </table:table-cell>
          <table:table-cell office:value-type="float" office:value="6" calcext:value-type="float">
            <text:p>6</text:p>
          </table:table-cell>
          <table:table-cell office:value-type="float" office:value="589.7" calcext:value-type="float">
            <text:p>589.7</text:p>
          </table:table-cell>
          <table:table-cell office:value-type="float" office:value="538.4" calcext:value-type="float">
            <text:p>538.4</text:p>
          </table:table-cell>
          <table:table-cell office:value-type="float" office:value="478" calcext:value-type="float">
            <text:p>478</text:p>
          </table:table-cell>
          <table:table-cell office:value-type="float" office:value="421.5" calcext:value-type="float">
            <text:p>421.5</text:p>
          </table:table-cell>
          <table:table-cell office:value-type="float" office:value="364.4" calcext:value-type="float">
            <text:p>364.4</text:p>
          </table:table-cell>
          <table:table-cell office:value-type="float" office:value="317.7" calcext:value-type="float">
            <text:p>317.7</text:p>
          </table:table-cell>
          <table:table-cell office:value-type="float" office:value="278.4" calcext:value-type="float">
            <text:p>278.4</text:p>
          </table:table-cell>
          <table:table-cell office:value-type="float" office:value="243.8" calcext:value-type="float">
            <text:p>243.8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Benzoic_acid(aq)</text:p>
          </table:table-cell>
          <table:table-cell office:value-type="float" office:value="3" calcext:value-type="float">
            <text:p>3</text:p>
          </table:table-cell>
          <table:table-cell office:value-type="float" office:value="585.5" calcext:value-type="float">
            <text:p>585.5</text:p>
          </table:table-cell>
          <table:table-cell office:value-type="float" office:value="534.2" calcext:value-type="float">
            <text:p>534.2</text:p>
          </table:table-cell>
          <table:table-cell office:value-type="float" office:value="473.8" calcext:value-type="float">
            <text:p>473.8</text:p>
          </table:table-cell>
          <table:table-cell office:value-type="float" office:value="417.2" calcext:value-type="float">
            <text:p>417.2</text:p>
          </table:table-cell>
          <table:table-cell office:value-type="float" office:value="359.8" calcext:value-type="float">
            <text:p>359.8</text:p>
          </table:table-cell>
          <table:table-cell office:value-type="float" office:value="312.8" calcext:value-type="float">
            <text:p>312.8</text:p>
          </table:table-cell>
          <table:table-cell office:value-type="float" office:value="273.2" calcext:value-type="float">
            <text:p>273.2</text:p>
          </table:table-cell>
          <table:table-cell office:value-type="float" office:value="238.1" calcext:value-type="float">
            <text:p>238.1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Butanal(aq)</text:p>
          </table:table-cell>
          <table:table-cell office:value-type="float" office:value="3" calcext:value-type="float">
            <text:p>3</text:p>
          </table:table-cell>
          <table:table-cell office:value-type="float" office:value="444.9" calcext:value-type="float">
            <text:p>444.9</text:p>
          </table:table-cell>
          <table:table-cell office:value-type="float" office:value="406.2" calcext:value-type="float">
            <text:p>406.2</text:p>
          </table:table-cell>
          <table:table-cell office:value-type="float" office:value="360.8" calcext:value-type="float">
            <text:p>360.8</text:p>
          </table:table-cell>
          <table:table-cell office:value-type="float" office:value="318.5" calcext:value-type="float">
            <text:p>318.5</text:p>
          </table:table-cell>
          <table:table-cell office:value-type="float" office:value="275.7" calcext:value-type="float">
            <text:p>275.7</text:p>
          </table:table-cell>
          <table:table-cell office:value-type="float" office:value="240.8" calcext:value-type="float">
            <text:p>240.8</text:p>
          </table:table-cell>
          <table:table-cell office:value-type="float" office:value="211.6" calcext:value-type="float">
            <text:p>211.6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Butanoate</text:p>
          </table:table-cell>
          <table:table-cell office:value-type="float" office:value="4" calcext:value-type="float">
            <text:p>4</text:p>
          </table:table-cell>
          <table:table-cell office:value-type="float" office:value="398" calcext:value-type="float">
            <text:p>398</text:p>
          </table:table-cell>
          <table:table-cell office:value-type="float" office:value="363.8" calcext:value-type="float">
            <text:p>363.8</text:p>
          </table:table-cell>
          <table:table-cell office:value-type="float" office:value="323.5" calcext:value-type="float">
            <text:p>323.5</text:p>
          </table:table-cell>
          <table:table-cell office:value-type="float" office:value="286" calcext:value-type="float">
            <text:p>286</text:p>
          </table:table-cell>
          <table:table-cell office:value-type="float" office:value="248.2" calcext:value-type="float">
            <text:p>248.2</text:p>
          </table:table-cell>
          <table:table-cell office:value-type="float" office:value="217.4" calcext:value-type="float">
            <text:p>217.4</text:p>
          </table:table-cell>
          <table:table-cell office:value-type="float" office:value="191.7" calcext:value-type="float">
            <text:p>191.7</text:p>
          </table:table-cell>
          <table:table-cell office:value-type="float" office:value="169.2" calcext:value-type="float">
            <text:p>169.2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CO2(aq)</text:p>
          </table:table-cell>
          <table:table-cell office:value-type="float" office:value="3" calcext:value-type="float">
            <text:p>3</text:p>
          </table:table-cell>
          <table:table-cell office:value-type="float" office:value="-6.58" calcext:value-type="float">
            <text:p>-6.58</text:p>
          </table:table-cell>
          <table:table-cell office:value-type="float" office:value="-6.345" calcext:value-type="float">
            <text:p>-6.345</text:p>
          </table:table-cell>
          <table:table-cell office:value-type="float" office:value="-6.268" calcext:value-type="float">
            <text:p>-6.268</text:p>
          </table:table-cell>
          <table:table-cell office:value-type="float" office:value="-6.388" calcext:value-type="float">
            <text:p>-6.388</text:p>
          </table:table-cell>
          <table:table-cell office:value-type="float" office:value="-6.723" calcext:value-type="float">
            <text:p>-6.723</text:p>
          </table:table-cell>
          <table:table-cell office:value-type="float" office:value="-7.197" calcext:value-type="float">
            <text:p>-7.197</text:p>
          </table:table-cell>
          <table:table-cell office:value-type="float" office:value="-7.787" calcext:value-type="float">
            <text:p>-7.787</text:p>
          </table:table-cell>
          <table:table-cell office:value-type="float" office:value="-8.528" calcext:value-type="float">
            <text:p>-8.528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CO3-2</text:p>
          </table:table-cell>
          <table:table-cell office:value-type="float" office:value="4.5" calcext:value-type="float">
            <text:p>4.5</text:p>
          </table:table-cell>
          <table:table-cell office:value-type="float" office:value="10.62" calcext:value-type="float">
            <text:p>10.62</text:p>
          </table:table-cell>
          <table:table-cell office:value-type="float" office:value="10.33" calcext:value-type="float">
            <text:p>10.33</text:p>
          </table:table-cell>
          <table:table-cell office:value-type="float" office:value="10.13" calcext:value-type="float">
            <text:p>10.13</text:p>
          </table:table-cell>
          <table:table-cell office:value-type="float" office:value="10.08" calcext:value-type="float">
            <text:p>10.08</text:p>
          </table:table-cell>
          <table:table-cell office:value-type="float" office:value="10.2" calcext:value-type="float">
            <text:p>10.2</text:p>
          </table:table-cell>
          <table:table-cell office:value-type="float" office:value="10.46" calcext:value-type="float">
            <text:p>10.46</text:p>
          </table:table-cell>
          <table:table-cell office:value-type="float" office:value="10.87" calcext:value-type="float">
            <text:p>10.87</text:p>
          </table:table-cell>
          <table:table-cell office:value-type="float" office:value="11.46" calcext:value-type="float">
            <text:p>11.46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Ca(But)+</text:p>
          </table:table-cell>
          <table:table-cell office:value-type="float" office:value="4" calcext:value-type="float">
            <text:p>4</text:p>
          </table:table-cell>
          <table:table-cell office:value-type="float" office:value="397.5" calcext:value-type="float">
            <text:p>397.5</text:p>
          </table:table-cell>
          <table:table-cell office:value-type="float" office:value="363.2" calcext:value-type="float">
            <text:p>363.2</text:p>
          </table:table-cell>
          <table:table-cell office:value-type="float" office:value="322.9" calcext:value-type="float">
            <text:p>322.9</text:p>
          </table:table-cell>
          <table:table-cell office:value-type="float" office:value="284.9" calcext:value-type="float">
            <text:p>284.9</text:p>
          </table:table-cell>
          <table:table-cell office:value-type="float" office:value="246.5" calcext:value-type="float">
            <text:p>246.5</text:p>
          </table:table-cell>
          <table:table-cell office:value-type="float" office:value="215" calcext:value-type="float">
            <text:p>215</text:p>
          </table:table-cell>
          <table:table-cell office:value-type="float" office:value="188.4" calcext:value-type="float">
            <text:p>188.4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Ca(But)2(aq)</text:p>
          </table:table-cell>
          <table:table-cell office:value-type="float" office:value="3" calcext:value-type="float">
            <text:p>3</text:p>
          </table:table-cell>
          <table:table-cell office:value-type="float" office:value="795.3" calcext:value-type="float">
            <text:p>795.3</text:p>
          </table:table-cell>
          <table:table-cell office:value-type="float" office:value="726.9" calcext:value-type="float">
            <text:p>726.9</text:p>
          </table:table-cell>
          <table:table-cell office:value-type="float" office:value="646.1" calcext:value-type="float">
            <text:p>646.1</text:p>
          </table:table-cell>
          <table:table-cell office:value-type="float" office:value="570.1" calcext:value-type="float">
            <text:p>570.1</text:p>
          </table:table-cell>
          <table:table-cell office:value-type="float" office:value="493" calcext:value-type="float">
            <text:p>493</text:p>
          </table:table-cell>
          <table:table-cell office:value-type="float" office:value="429.9" calcext:value-type="float">
            <text:p>429.9</text:p>
          </table:table-cell>
          <table:table-cell office:value-type="float" office:value="376.6" calcext:value-type="float">
            <text:p>376.6</text:p>
          </table:table-cell>
          <table:table-cell office:value-type="float" office:value="329.7" calcext:value-type="float">
            <text:p>329.7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Ca(CH3COO)2(aq)</text:p>
          </table:table-cell>
          <table:table-cell office:value-type="float" office:value="3" calcext:value-type="float">
            <text:p>3</text:p>
          </table:table-cell>
          <table:table-cell office:value-type="float" office:value="318.7" calcext:value-type="float">
            <text:p>318.7</text:p>
          </table:table-cell>
          <table:table-cell office:value-type="float" office:value="291.4" calcext:value-type="float">
            <text:p>291.4</text:p>
          </table:table-cell>
          <table:table-cell office:value-type="float" office:value="258.9" calcext:value-type="float">
            <text:p>258.9</text:p>
          </table:table-cell>
          <table:table-cell office:value-type="float" office:value="228.4" calcext:value-type="float">
            <text:p>228.4</text:p>
          </table:table-cell>
          <table:table-cell office:value-type="float" office:value="197.2" calcext:value-type="float">
            <text:p>197.2</text:p>
          </table:table-cell>
          <table:table-cell office:value-type="float" office:value="171.5" calcext:value-type="float">
            <text:p>171.5</text:p>
          </table:table-cell>
          <table:table-cell office:value-type="float" office:value="149.7" calcext:value-type="float">
            <text:p>149.7</text:p>
          </table:table-cell>
          <table:table-cell office:value-type="float" office:value="130.3" calcext:value-type="float">
            <text:p>130.3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Ca(For)+</text:p>
          </table:table-cell>
          <table:table-cell office:value-type="float" office:value="4" calcext:value-type="float">
            <text:p>4</text:p>
          </table:table-cell>
          <table:table-cell office:value-type="float" office:value="45.41" calcext:value-type="float">
            <text:p>45.41</text:p>
          </table:table-cell>
          <table:table-cell office:value-type="float" office:value="41.38" calcext:value-type="float">
            <text:p>41.38</text:p>
          </table:table-cell>
          <table:table-cell office:value-type="float" office:value="36.57" calcext:value-type="float">
            <text:p>36.57</text:p>
          </table:table-cell>
          <table:table-cell office:value-type="float" office:value="32.02" calcext:value-type="float">
            <text:p>32.02</text:p>
          </table:table-cell>
          <table:table-cell office:value-type="float" office:value="27.35" calcext:value-type="float">
            <text:p>27.35</text:p>
          </table:table-cell>
          <table:table-cell office:value-type="float" office:value="23.45" calcext:value-type="float">
            <text:p>23.45</text:p>
          </table:table-cell>
          <table:table-cell office:value-type="float" office:value="20.07" calcext:value-type="float">
            <text:p>20.07</text:p>
          </table:table-cell>
          <table:table-cell office:value-type="float" office:value="16.96" calcext:value-type="float">
            <text:p>16.96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Ca(For)2(aq)</text:p>
          </table:table-cell>
          <table:table-cell office:value-type="float" office:value="3" calcext:value-type="float">
            <text:p>3</text:p>
          </table:table-cell>
          <table:table-cell office:value-type="float" office:value="91.32" calcext:value-type="float">
            <text:p>91.32</text:p>
          </table:table-cell>
          <table:table-cell office:value-type="float" office:value="83.31" calcext:value-type="float">
            <text:p>83.31</text:p>
          </table:table-cell>
          <table:table-cell office:value-type="float" office:value="73.78" calcext:value-type="float">
            <text:p>73.78</text:p>
          </table:table-cell>
          <table:table-cell office:value-type="float" office:value="64.77" calcext:value-type="float">
            <text:p>64.77</text:p>
          </table:table-cell>
          <table:table-cell office:value-type="float" office:value="55.53" calcext:value-type="float">
            <text:p>55.53</text:p>
          </table:table-cell>
          <table:table-cell office:value-type="float" office:value="47.87" calcext:value-type="float">
            <text:p>47.87</text:p>
          </table:table-cell>
          <table:table-cell office:value-type="float" office:value="41.25" calcext:value-type="float">
            <text:p>41.25</text:p>
          </table:table-cell>
          <table:table-cell office:value-type="float" office:value="35.2" calcext:value-type="float">
            <text:p>35.2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Ca(Glyc)+</text:p>
          </table:table-cell>
          <table:table-cell office:value-type="float" office:value="4" calcext:value-type="float">
            <text:p>4</text:p>
          </table:table-cell>
          <table:table-cell office:value-type="float" office:value="130.7" calcext:value-type="float">
            <text:p>130.7</text:p>
          </table:table-cell>
          <table:table-cell office:value-type="float" office:value="119.5" calcext:value-type="float">
            <text:p>119.5</text:p>
          </table:table-cell>
          <table:table-cell office:value-type="float" office:value="106.2" calcext:value-type="float">
            <text:p>106.2</text:p>
          </table:table-cell>
          <table:table-cell office:value-type="float" office:value="93.65" calcext:value-type="float">
            <text:p>93.65</text:p>
          </table:table-cell>
          <table:table-cell office:value-type="float" office:value="80.81" calcext:value-type="float">
            <text:p>80.81</text:p>
          </table:table-cell>
          <table:table-cell office:value-type="float" office:value="70.21" calcext:value-type="float">
            <text:p>70.21</text:p>
          </table:table-cell>
          <table:table-cell office:value-type="float" office:value="61.14" calcext:value-type="float">
            <text:p>61.14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Ca(Glyc)2(aq)</text:p>
          </table:table-cell>
          <table:table-cell office:value-type="float" office:value="3" calcext:value-type="float">
            <text:p>3</text:p>
          </table:table-cell>
          <table:table-cell office:value-type="float" office:value="261.8" calcext:value-type="float">
            <text:p>261.8</text:p>
          </table:table-cell>
          <table:table-cell office:value-type="float" office:value="239.5" calcext:value-type="float">
            <text:p>239.5</text:p>
          </table:table-cell>
          <table:table-cell office:value-type="float" office:value="212.9" calcext:value-type="float">
            <text:p>212.9</text:p>
          </table:table-cell>
          <table:table-cell office:value-type="float" office:value="187.8" calcext:value-type="float">
            <text:p>187.8</text:p>
          </table:table-cell>
          <table:table-cell office:value-type="float" office:value="162.1" calcext:value-type="float">
            <text:p>162.1</text:p>
          </table:table-cell>
          <table:table-cell office:value-type="float" office:value="140.9" calcext:value-type="float">
            <text:p>140.9</text:p>
          </table:table-cell>
          <table:table-cell office:value-type="float" office:value="122.8" calcext:value-type="float">
            <text:p>122.8</text:p>
          </table:table-cell>
          <table:table-cell office:value-type="float" office:value="106.5" calcext:value-type="float">
            <text:p>106.5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Ca(Lac)+</text:p>
          </table:table-cell>
          <table:table-cell office:value-type="float" office:value="4" calcext:value-type="float">
            <text:p>4</text:p>
          </table:table-cell>
          <table:table-cell office:value-type="float" office:value="247.2" calcext:value-type="float">
            <text:p>247.2</text:p>
          </table:table-cell>
          <table:table-cell office:value-type="float" office:value="225.9" calcext:value-type="float">
            <text:p>225.9</text:p>
          </table:table-cell>
          <table:table-cell office:value-type="float" office:value="200.8" calcext:value-type="float">
            <text:p>200.8</text:p>
          </table:table-cell>
          <table:table-cell office:value-type="float" office:value="177.2" calcext:value-type="float">
            <text:p>177.2</text:p>
          </table:table-cell>
          <table:table-cell office:value-type="float" office:value="153.1" calcext:value-type="float">
            <text:p>153.1</text:p>
          </table:table-cell>
          <table:table-cell office:value-type="float" office:value="133.4" calcext:value-type="float">
            <text:p>133.4</text:p>
          </table:table-cell>
          <table:table-cell office:value-type="float" office:value="116.6" calcext:value-type="float">
            <text:p>116.6</text:p>
          </table:table-cell>
          <table:table-cell office:value-type="float" office:value="101.8" calcext:value-type="float">
            <text:p>101.8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Ca(Lac)2(aq)</text:p>
          </table:table-cell>
          <table:table-cell office:value-type="float" office:value="3" calcext:value-type="float">
            <text:p>3</text:p>
          </table:table-cell>
          <table:table-cell office:value-type="float" office:value="494.7" calcext:value-type="float">
            <text:p>494.7</text:p>
          </table:table-cell>
          <table:table-cell office:value-type="float" office:value="452.2" calcext:value-type="float">
            <text:p>452.2</text:p>
          </table:table-cell>
          <table:table-cell office:value-type="float" office:value="402" calcext:value-type="float">
            <text:p>402</text:p>
          </table:table-cell>
          <table:table-cell office:value-type="float" office:value="354.6" calcext:value-type="float">
            <text:p>354.6</text:p>
          </table:table-cell>
          <table:table-cell office:value-type="float" office:value="306.4" calcext:value-type="float">
            <text:p>306.4</text:p>
          </table:table-cell>
          <table:table-cell office:value-type="float" office:value="266.8" calcext:value-type="float">
            <text:p>266.8</text:p>
          </table:table-cell>
          <table:table-cell office:value-type="float" office:value="233.2" calcext:value-type="float">
            <text:p>233.2</text:p>
          </table:table-cell>
          <table:table-cell office:value-type="float" office:value="203.5" calcext:value-type="float">
            <text:p>203.5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Ca(Pent)+</text:p>
          </table:table-cell>
          <table:table-cell office:value-type="float" office:value="4" calcext:value-type="float">
            <text:p>4</text:p>
          </table:table-cell>
          <table:table-cell office:value-type="float" office:value="516.6" calcext:value-type="float">
            <text:p>516.6</text:p>
          </table:table-cell>
          <table:table-cell office:value-type="float" office:value="472.1" calcext:value-type="float">
            <text:p>472.1</text:p>
          </table:table-cell>
          <table:table-cell office:value-type="float" office:value="419.6" calcext:value-type="float">
            <text:p>419.6</text:p>
          </table:table-cell>
          <table:table-cell office:value-type="float" office:value="370.3" calcext:value-type="float">
            <text:p>370.3</text:p>
          </table:table-cell>
          <table:table-cell office:value-type="float" office:value="320.2" calcext:value-type="float">
            <text:p>320.2</text:p>
          </table:table-cell>
          <table:table-cell office:value-type="float" office:value="279.3" calcext:value-type="float">
            <text:p>279.3</text:p>
          </table:table-cell>
          <table:table-cell office:value-type="float" office:value="244.7" calcext:value-type="float">
            <text:p>244.7</text:p>
          </table:table-cell>
          <table:table-cell office:value-type="float" office:value="214.3" calcext:value-type="float">
            <text:p>214.3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Ca(Pent)2(aq)</text:p>
          </table:table-cell>
          <table:table-cell office:value-type="float" office:value="3" calcext:value-type="float">
            <text:p>3</text:p>
          </table:table-cell>
          <table:table-cell office:value-type="float" office:value="1034" calcext:value-type="float">
            <text:p>1034</text:p>
          </table:table-cell>
          <table:table-cell office:value-type="float" office:value="944.6" calcext:value-type="float">
            <text:p>944.6</text:p>
          </table:table-cell>
          <table:table-cell office:value-type="float" office:value="839.5" calcext:value-type="float">
            <text:p>839.5</text:p>
          </table:table-cell>
          <table:table-cell office:value-type="float" office:value="740.6" calcext:value-type="float">
            <text:p>740.6</text:p>
          </table:table-cell>
          <table:table-cell office:value-type="float" office:value="640.2" calcext:value-type="float">
            <text:p>640.2</text:p>
          </table:table-cell>
          <table:table-cell office:value-type="float" office:value="557.9" calcext:value-type="float">
            <text:p>557.9</text:p>
          </table:table-cell>
          <table:table-cell office:value-type="float" office:value="488.4" calcext:value-type="float">
            <text:p>488.4</text:p>
          </table:table-cell>
          <table:table-cell office:value-type="float" office:value="427.3" calcext:value-type="float">
            <text:p>427.3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Ca(Prop)+</text:p>
          </table:table-cell>
          <table:table-cell office:value-type="float" office:value="4" calcext:value-type="float">
            <text:p>4</text:p>
          </table:table-cell>
          <table:table-cell office:value-type="float" office:value="278.3" calcext:value-type="float">
            <text:p>278.3</text:p>
          </table:table-cell>
          <table:table-cell office:value-type="float" office:value="254.3" calcext:value-type="float">
            <text:p>254.3</text:p>
          </table:table-cell>
          <table:table-cell office:value-type="float" office:value="226" calcext:value-type="float">
            <text:p>226</text:p>
          </table:table-cell>
          <table:table-cell office:value-type="float" office:value="199.4" calcext:value-type="float">
            <text:p>199.4</text:p>
          </table:table-cell>
          <table:table-cell office:value-type="float" office:value="172.3" calcext:value-type="float">
            <text:p>172.3</text:p>
          </table:table-cell>
          <table:table-cell office:value-type="float" office:value="150.1" calcext:value-type="float">
            <text:p>150.1</text:p>
          </table:table-cell>
          <table:table-cell office:value-type="float" office:value="131.2" calcext:value-type="float">
            <text:p>131.2</text:p>
          </table:table-cell>
          <table:table-cell office:value-type="float" office:value="114.6" calcext:value-type="float">
            <text:p>114.6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Ca(Prop)2(aq)</text:p>
          </table:table-cell>
          <table:table-cell office:value-type="float" office:value="3" calcext:value-type="float">
            <text:p>3</text:p>
          </table:table-cell>
          <table:table-cell office:value-type="float" office:value="556.9" calcext:value-type="float">
            <text:p>556.9</text:p>
          </table:table-cell>
          <table:table-cell office:value-type="float" office:value="509.1" calcext:value-type="float">
            <text:p>509.1</text:p>
          </table:table-cell>
          <table:table-cell office:value-type="float" office:value="452.5" calcext:value-type="float">
            <text:p>452.5</text:p>
          </table:table-cell>
          <table:table-cell office:value-type="float" office:value="399.1" calcext:value-type="float">
            <text:p>399.1</text:p>
          </table:table-cell>
          <table:table-cell office:value-type="float" office:value="344.8" calcext:value-type="float">
            <text:p>344.8</text:p>
          </table:table-cell>
          <table:table-cell office:value-type="float" office:value="300.3" calcext:value-type="float">
            <text:p>300.3</text:p>
          </table:table-cell>
          <table:table-cell office:value-type="float" office:value="262.6" calcext:value-type="float">
            <text:p>262.6</text:p>
          </table:table-cell>
          <table:table-cell office:value-type="float" office:value="229.3" calcext:value-type="float">
            <text:p>229.3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Ca(o-Phthalate)(aq)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540.4" calcext:value-type="float">
            <text:p>540.4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CaB(OH)4+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7.422" calcext:value-type="float">
            <text:p>7.422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CaCH3COO+</text:p>
          </table:table-cell>
          <table:table-cell office:value-type="float" office:value="4" calcext:value-type="float">
            <text:p>4</text:p>
          </table:table-cell>
          <table:table-cell office:value-type="float" office:value="159.6" calcext:value-type="float">
            <text:p>159.6</text:p>
          </table:table-cell>
          <table:table-cell office:value-type="float" office:value="145.8" calcext:value-type="float">
            <text:p>145.8</text:p>
          </table:table-cell>
          <table:table-cell office:value-type="float" office:value="129.5" calcext:value-type="float">
            <text:p>129.5</text:p>
          </table:table-cell>
          <table:table-cell office:value-type="float" office:value="114.2" calcext:value-type="float">
            <text:p>114.2</text:p>
          </table:table-cell>
          <table:table-cell office:value-type="float" office:value="98.53" calcext:value-type="float">
            <text:p>98.53</text:p>
          </table:table-cell>
          <table:table-cell office:value-type="float" office:value="85.66" calcext:value-type="float">
            <text:p>85.66</text:p>
          </table:table-cell>
          <table:table-cell office:value-type="float" office:value="74.7" calcext:value-type="float">
            <text:p>74.7</text:p>
          </table:table-cell>
          <table:table-cell office:value-type="float" office:value="64.95" calcext:value-type="float">
            <text:p>64.95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CaCO3(aq)</text:p>
          </table:table-cell>
          <table:table-cell office:value-type="float" office:value="3" calcext:value-type="float">
            <text:p>3</text:p>
          </table:table-cell>
          <table:table-cell office:value-type="float" office:value="7.502" calcext:value-type="float">
            <text:p>7.502</text:p>
          </table:table-cell>
          <table:table-cell office:value-type="float" office:value="7.002" calcext:value-type="float">
            <text:p>7.002</text:p>
          </table:table-cell>
          <table:table-cell office:value-type="float" office:value="6.452" calcext:value-type="float">
            <text:p>6.452</text:p>
          </table:table-cell>
          <table:table-cell office:value-type="float" office:value="5.964" calcext:value-type="float">
            <text:p>5.964</text:p>
          </table:table-cell>
          <table:table-cell office:value-type="float" office:value="5.468" calcext:value-type="float">
            <text:p>5.468</text:p>
          </table:table-cell>
          <table:table-cell office:value-type="float" office:value="5.019" calcext:value-type="float">
            <text:p>5.019</text:p>
          </table:table-cell>
          <table:table-cell office:value-type="float" office:value="4.535" calcext:value-type="float">
            <text:p>4.535</text:p>
          </table:table-cell>
          <table:table-cell office:value-type="float" office:value="3.912" calcext:value-type="float">
            <text:p>3.912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CaCl+</text:p>
          </table:table-cell>
          <table:table-cell office:value-type="float" office:value="4" calcext:value-type="float">
            <text:p>4</text:p>
          </table:table-cell>
          <table:table-cell office:value-type="float" office:value="0.6729" calcext:value-type="float">
            <text:p>0.6729</text:p>
          </table:table-cell>
          <table:table-cell office:value-type="float" office:value="0.6956" calcext:value-type="float">
            <text:p>0.6956</text:p>
          </table:table-cell>
          <table:table-cell office:value-type="float" office:value="0.5886" calcext:value-type="float">
            <text:p>0.5886</text:p>
          </table:table-cell>
          <table:table-cell office:value-type="float" office:value="0.3566" calcext:value-type="float">
            <text:p>0.3566</text:p>
          </table:table-cell>
          <table:table-cell office:value-type="float" office:value="-0.0399" calcext:value-type="float">
            <text:p>-0.0399</text:p>
          </table:table-cell>
          <table:table-cell office:value-type="float" office:value="-0.5332" calcext:value-type="float">
            <text:p>-0.5332</text:p>
          </table:table-cell>
          <table:table-cell office:value-type="float" office:value="-1.135" calcext:value-type="float">
            <text:p>-1.135</text:p>
          </table:table-cell>
          <table:table-cell office:value-type="float" office:value="-1.907" calcext:value-type="float">
            <text:p>-1.907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CaCl2(aq)</text:p>
          </table:table-cell>
          <table:table-cell office:value-type="float" office:value="3" calcext:value-type="float">
            <text:p>3</text:p>
          </table:table-cell>
          <table:table-cell office:value-type="float" office:value="0.452" calcext:value-type="float">
            <text:p>0.452</text:p>
          </table:table-cell>
          <table:table-cell office:value-type="float" office:value="0.6436" calcext:value-type="float">
            <text:p>0.6436</text:p>
          </table:table-cell>
          <table:table-cell office:value-type="float" office:value="0.6288" calcext:value-type="float">
            <text:p>0.6288</text:p>
          </table:table-cell>
          <table:table-cell office:value-type="float" office:value="0.3811" calcext:value-type="float">
            <text:p>0.3811</text:p>
          </table:table-cell>
          <table:table-cell office:value-type="float" office:value="-0.1593" calcext:value-type="float">
            <text:p>-0.1593</text:p>
          </table:table-cell>
          <table:table-cell office:value-type="float" office:value="-0.9109" calcext:value-type="float">
            <text:p>-0.9109</text:p>
          </table:table-cell>
          <table:table-cell office:value-type="float" office:value="-1.895" calcext:value-type="float">
            <text:p>-1.895</text:p>
          </table:table-cell>
          <table:table-cell office:value-type="float" office:value="-3.235" calcext:value-type="float">
            <text:p>-3.235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CaF+</text:p>
          </table:table-cell>
          <table:table-cell office:value-type="float" office:value="4" calcext:value-type="float">
            <text:p>4</text:p>
          </table:table-cell>
          <table:table-cell office:value-type="float" office:value="-0.6545" calcext:value-type="float">
            <text:p>-0.6545</text:p>
          </table:table-cell>
          <table:table-cell office:value-type="float" office:value="-0.6817" calcext:value-type="float">
            <text:p>-0.6817</text:p>
          </table:table-cell>
          <table:table-cell office:value-type="float" office:value="-0.8623" calcext:value-type="float">
            <text:p>-0.8623</text:p>
          </table:table-cell>
          <table:table-cell office:value-type="float" office:value="-1.17" calcext:value-type="float">
            <text:p>-1.17</text:p>
          </table:table-cell>
          <table:table-cell office:value-type="float" office:value="-1.649" calcext:value-type="float">
            <text:p>-1.649</text:p>
          </table:table-cell>
          <table:table-cell office:value-type="float" office:value="-2.215" calcext:value-type="float">
            <text:p>-2.215</text:p>
          </table:table-cell>
          <table:table-cell office:value-type="float" office:value="-2.884" calcext:value-type="float">
            <text:p>-2.884</text:p>
          </table:table-cell>
          <table:table-cell office:value-type="float" office:value="-3.72" calcext:value-type="float">
            <text:p>-3.72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CaH2PO4+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-1.4" calcext:value-type="float">
            <text:p>-1.4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CaHCO3+</text:p>
          </table:table-cell>
          <table:table-cell office:value-type="float" office:value="4" calcext:value-type="float">
            <text:p>4</text:p>
          </table:table-cell>
          <table:table-cell office:value-type="float" office:value="-1.095" calcext:value-type="float">
            <text:p>-1.095</text:p>
          </table:table-cell>
          <table:table-cell office:value-type="float" office:value="-1.047" calcext:value-type="float">
            <text:p>-1.047</text:p>
          </table:table-cell>
          <table:table-cell office:value-type="float" office:value="-1.159" calcext:value-type="float">
            <text:p>-1.159</text:p>
          </table:table-cell>
          <table:table-cell office:value-type="float" office:value="-1.418" calcext:value-type="float">
            <text:p>-1.418</text:p>
          </table:table-cell>
          <table:table-cell office:value-type="float" office:value="-1.859" calcext:value-type="float">
            <text:p>-1.859</text:p>
          </table:table-cell>
          <table:table-cell office:value-type="float" office:value="-2.4" calcext:value-type="float">
            <text:p>-2.4</text:p>
          </table:table-cell>
          <table:table-cell office:value-type="float" office:value="-3.051" calcext:value-type="float">
            <text:p>-3.051</text:p>
          </table:table-cell>
          <table:table-cell office:value-type="float" office:value="-3.873" calcext:value-type="float">
            <text:p>-3.873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CaHPO4(aq)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-2.74" calcext:value-type="float">
            <text:p>-2.74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CaNO3+_orig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-0.7" calcext:value-type="float">
            <text:p>-0.7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CaNO3+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-1.3" calcext:value-type="float">
            <text:p>-1.3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MgNO3+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-1.3" calcext:value-type="float">
            <text:p>-1.3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CaOH+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12.85" calcext:value-type="float">
            <text:p>12.85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CaP2O7-2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-3.054" calcext:value-type="float">
            <text:p>-3.054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CaPO4-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5.862" calcext:value-type="float">
            <text:p>5.862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CaSO4(aq)</text:p>
          </table:table-cell>
          <table:table-cell office:value-type="float" office:value="3" calcext:value-type="float">
            <text:p>3</text:p>
          </table:table-cell>
          <table:table-cell office:value-type="float" office:value="-2.071" calcext:value-type="float">
            <text:p>-2.071</text:p>
          </table:table-cell>
          <table:table-cell office:value-type="float" office:value="-2.111" calcext:value-type="float">
            <text:p>-2.111</text:p>
          </table:table-cell>
          <table:table-cell office:value-type="float" office:value="-2.265" calcext:value-type="float">
            <text:p>-2.265</text:p>
          </table:table-cell>
          <table:table-cell office:value-type="float" office:value="-2.511" calcext:value-type="float">
            <text:p>-2.511</text:p>
          </table:table-cell>
          <table:table-cell office:value-type="float" office:value="-2.91" calcext:value-type="float">
            <text:p>-2.91</text:p>
          </table:table-cell>
          <table:table-cell office:value-type="float" office:value="-3.433" calcext:value-type="float">
            <text:p>-3.433</text:p>
          </table:table-cell>
          <table:table-cell office:value-type="float" office:value="-4.142" calcext:value-type="float">
            <text:p>-4.142</text:p>
          </table:table-cell>
          <table:table-cell office:value-type="float" office:value="-5.185" calcext:value-type="float">
            <text:p>-5.185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Cr(OH)2+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1.316" calcext:value-type="float">
            <text:p>1.316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Cr(OH)3(aq)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9.616" calcext:value-type="float">
            <text:p>9.616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Cr(OH)4-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19.02" calcext:value-type="float">
            <text:p>19.02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Cr2(OH)2+4</text:p>
          </table:table-cell>
          <table:table-cell office:value-type="float" office:value="5.5" calcext:value-type="float">
            <text:p>5.5</text:p>
          </table:table-cell>
          <table:table-cell office:value-type="float" office:value="500" calcext:value-type="float">
            <text:p>500</text:p>
          </table:table-cell>
          <table:table-cell office:value-type="float" office:value="-11.71" calcext:value-type="float">
            <text:p>-11.71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Cr2O7-2</text:p>
          </table:table-cell>
          <table:table-cell office:value-type="float" office:value="4" calcext:value-type="float">
            <text:p>4</text:p>
          </table:table-cell>
          <table:table-cell office:value-type="float" office:value="-14.86" calcext:value-type="float">
            <text:p>-14.86</text:p>
          </table:table-cell>
          <table:table-cell office:value-type="float" office:value="-14.52" calcext:value-type="float">
            <text:p>-14.52</text:p>
          </table:table-cell>
          <table:table-cell office:value-type="float" office:value="-14.4" calcext:value-type="float">
            <text:p>-14.4</text:p>
          </table:table-cell>
          <table:table-cell office:value-type="float" office:value="-14.56" calcext:value-type="float">
            <text:p>-14.56</text:p>
          </table:table-cell>
          <table:table-cell office:value-type="float" office:value="-15.02" calcext:value-type="float">
            <text:p>-15.02</text:p>
          </table:table-cell>
          <table:table-cell office:value-type="float" office:value="-15.71" calcext:value-type="float">
            <text:p>-15.71</text:p>
          </table:table-cell>
          <table:table-cell office:value-type="float" office:value="-16.65" calcext:value-type="float">
            <text:p>-16.65</text:p>
          </table:table-cell>
          <table:table-cell office:value-type="float" office:value="-17.92" calcext:value-type="float">
            <text:p>-17.92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Cr3(OH)4(5+)</text:p>
          </table:table-cell>
          <table:table-cell office:value-type="float" office:value="6" calcext:value-type="float">
            <text:p>6</text:p>
          </table:table-cell>
          <table:table-cell office:value-type="float" office:value="500" calcext:value-type="float">
            <text:p>500</text:p>
          </table:table-cell>
          <table:table-cell office:value-type="float" office:value="-17" calcext:value-type="float">
            <text:p>-17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CrCl+2</text:p>
          </table:table-cell>
          <table:table-cell office:value-type="float" office:value="4.5" calcext:value-type="float">
            <text:p>4.5</text:p>
          </table:table-cell>
          <table:table-cell office:value-type="float" office:value="500" calcext:value-type="float">
            <text:p>500</text:p>
          </table:table-cell>
          <table:table-cell office:value-type="float" office:value="-8.235" calcext:value-type="float">
            <text:p>-8.235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CrCl2+</text:p>
          </table:table-cell>
          <table:table-cell office:value-type="float" office:value="4" calcext:value-type="float">
            <text:p>4</text:p>
          </table:table-cell>
          <table:table-cell office:value-type="float" office:value="-9.39" calcext:value-type="float">
            <text:p>-9.39</text:p>
          </table:table-cell>
          <table:table-cell office:value-type="float" office:value="-8.544" calcext:value-type="float">
            <text:p>-8.544</text:p>
          </table:table-cell>
          <table:table-cell office:value-type="float" office:value="-8.087" calcext:value-type="float">
            <text:p>-8.087</text:p>
          </table:table-cell>
          <table:table-cell office:value-type="float" office:value="-8.212" calcext:value-type="float">
            <text:p>-8.212</text:p>
          </table:table-cell>
          <table:table-cell office:value-type="float" office:value="-9.003" calcext:value-type="float">
            <text:p>-9.003</text:p>
          </table:table-cell>
          <table:table-cell office:value-type="float" office:value="-10.33" calcext:value-type="float">
            <text:p>-10.33</text:p>
          </table:table-cell>
          <table:table-cell office:value-type="float" office:value="-12.16" calcext:value-type="float">
            <text:p>-12.16</text:p>
          </table:table-cell>
          <table:table-cell office:value-type="float" office:value="-14.69" calcext:value-type="float">
            <text:p>-14.69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CrO3Cl-</text:p>
          </table:table-cell>
          <table:table-cell office:value-type="float" office:value="4" calcext:value-type="float">
            <text:p>4</text:p>
          </table:table-cell>
          <table:table-cell office:value-type="float" office:value="-7.513" calcext:value-type="float">
            <text:p>-7.513</text:p>
          </table:table-cell>
          <table:table-cell office:value-type="float" office:value="-7.527" calcext:value-type="float">
            <text:p>-7.527</text:p>
          </table:table-cell>
          <table:table-cell office:value-type="float" office:value="-7.788" calcext:value-type="float">
            <text:p>-7.788</text:p>
          </table:table-cell>
          <table:table-cell office:value-type="float" office:value="-8.29" calcext:value-type="float">
            <text:p>-8.29</text:p>
          </table:table-cell>
          <table:table-cell office:value-type="float" office:value="-9.116" calcext:value-type="float">
            <text:p>-9.116</text:p>
          </table:table-cell>
          <table:table-cell office:value-type="float" office:value="-10.14" calcext:value-type="float">
            <text:p>-10.14</text:p>
          </table:table-cell>
          <table:table-cell office:value-type="float" office:value="-11.42" calcext:value-type="float">
            <text:p>-11.42</text:p>
          </table:table-cell>
          <table:table-cell office:value-type="float" office:value="-13.13" calcext:value-type="float">
            <text:p>-13.13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CrOH+2</text:p>
          </table:table-cell>
          <table:table-cell office:value-type="float" office:value="4.5" calcext:value-type="float">
            <text:p>4.5</text:p>
          </table:table-cell>
          <table:table-cell office:value-type="float" office:value="500" calcext:value-type="float">
            <text:p>500</text:p>
          </table:table-cell>
          <table:table-cell office:value-type="float" office:value="-4.384" calcext:value-type="float">
            <text:p>-4.384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Cu(But)+</text:p>
          </table:table-cell>
          <table:table-cell office:value-type="float" office:value="4" calcext:value-type="float">
            <text:p>4</text:p>
          </table:table-cell>
          <table:table-cell office:value-type="float" office:value="395.6" calcext:value-type="float">
            <text:p>395.6</text:p>
          </table:table-cell>
          <table:table-cell office:value-type="float" office:value="361.6" calcext:value-type="float">
            <text:p>361.6</text:p>
          </table:table-cell>
          <table:table-cell office:value-type="float" office:value="321.5" calcext:value-type="float">
            <text:p>321.5</text:p>
          </table:table-cell>
          <table:table-cell office:value-type="float" office:value="283.8" calcext:value-type="float">
            <text:p>283.8</text:p>
          </table:table-cell>
          <table:table-cell office:value-type="float" office:value="245.6" calcext:value-type="float">
            <text:p>245.6</text:p>
          </table:table-cell>
          <table:table-cell office:value-type="float" office:value="214.4" calcext:value-type="float">
            <text:p>214.4</text:p>
          </table:table-cell>
          <table:table-cell office:value-type="float" office:value="188" calcext:value-type="float">
            <text:p>188</text:p>
          </table:table-cell>
          <table:table-cell office:value-type="float" office:value="164.8" calcext:value-type="float">
            <text:p>164.8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Cu(But)2(aq)</text:p>
          </table:table-cell>
          <table:table-cell office:value-type="float" office:value="3" calcext:value-type="float">
            <text:p>3</text:p>
          </table:table-cell>
          <table:table-cell office:value-type="float" office:value="791.9" calcext:value-type="float">
            <text:p>791.9</text:p>
          </table:table-cell>
          <table:table-cell office:value-type="float" office:value="724" calcext:value-type="float">
            <text:p>724</text:p>
          </table:table-cell>
          <table:table-cell office:value-type="float" office:value="643.6" calcext:value-type="float">
            <text:p>643.6</text:p>
          </table:table-cell>
          <table:table-cell office:value-type="float" office:value="568.1" calcext:value-type="float">
            <text:p>568.1</text:p>
          </table:table-cell>
          <table:table-cell office:value-type="float" office:value="491.5" calcext:value-type="float">
            <text:p>491.5</text:p>
          </table:table-cell>
          <table:table-cell office:value-type="float" office:value="428.7" calcext:value-type="float">
            <text:p>428.7</text:p>
          </table:table-cell>
          <table:table-cell office:value-type="float" office:value="375.7" calcext:value-type="float">
            <text:p>375.7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Cu(CH3COO)2(aq)</text:p>
          </table:table-cell>
          <table:table-cell office:value-type="float" office:value="3" calcext:value-type="float">
            <text:p>3</text:p>
          </table:table-cell>
          <table:table-cell office:value-type="float" office:value="316.9" calcext:value-type="float">
            <text:p>316.9</text:p>
          </table:table-cell>
          <table:table-cell office:value-type="float" office:value="289.9" calcext:value-type="float">
            <text:p>289.9</text:p>
          </table:table-cell>
          <table:table-cell office:value-type="float" office:value="257.8" calcext:value-type="float">
            <text:p>257.8</text:p>
          </table:table-cell>
          <table:table-cell office:value-type="float" office:value="227.5" calcext:value-type="float">
            <text:p>227.5</text:p>
          </table:table-cell>
          <table:table-cell office:value-type="float" office:value="196.7" calcext:value-type="float">
            <text:p>196.7</text:p>
          </table:table-cell>
          <table:table-cell office:value-type="float" office:value="171.3" calcext:value-type="float">
            <text:p>171.3</text:p>
          </table:table-cell>
          <table:table-cell office:value-type="float" office:value="149.6" calcext:value-type="float">
            <text:p>149.6</text:p>
          </table:table-cell>
          <table:table-cell office:value-type="float" office:value="130.4" calcext:value-type="float">
            <text:p>130.4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Cu(CH3COO)2-</text:p>
          </table:table-cell>
          <table:table-cell office:value-type="float" office:value="4" calcext:value-type="float">
            <text:p>4</text:p>
          </table:table-cell>
          <table:table-cell office:value-type="float" office:value="341.4" calcext:value-type="float">
            <text:p>341.4</text:p>
          </table:table-cell>
          <table:table-cell office:value-type="float" office:value="312" calcext:value-type="float">
            <text:p>312</text:p>
          </table:table-cell>
          <table:table-cell office:value-type="float" office:value="277.1" calcext:value-type="float">
            <text:p>277.1</text:p>
          </table:table-cell>
          <table:table-cell office:value-type="float" office:value="244.3" calcext:value-type="float">
            <text:p>244.3</text:p>
          </table:table-cell>
          <table:table-cell office:value-type="float" office:value="210.9" calcext:value-type="float">
            <text:p>210.9</text:p>
          </table:table-cell>
          <table:table-cell office:value-type="float" office:value="183.6" calcext:value-type="float">
            <text:p>183.6</text:p>
          </table:table-cell>
          <table:table-cell office:value-type="float" office:value="160.5" calcext:value-type="float">
            <text:p>160.5</text:p>
          </table:table-cell>
          <table:table-cell office:value-type="float" office:value="140.2" calcext:value-type="float">
            <text:p>140.2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Cu(CH3COO)3-</text:p>
          </table:table-cell>
          <table:table-cell office:value-type="float" office:value="4" calcext:value-type="float">
            <text:p>4</text:p>
          </table:table-cell>
          <table:table-cell office:value-type="float" office:value="475.6" calcext:value-type="float">
            <text:p>475.6</text:p>
          </table:table-cell>
          <table:table-cell office:value-type="float" office:value="435.4" calcext:value-type="float">
            <text:p>435.4</text:p>
          </table:table-cell>
          <table:table-cell office:value-type="float" office:value="387.5" calcext:value-type="float">
            <text:p>387.5</text:p>
          </table:table-cell>
          <table:table-cell office:value-type="float" office:value="342.3" calcext:value-type="float">
            <text:p>342.3</text:p>
          </table:table-cell>
          <table:table-cell office:value-type="float" office:value="296.1" calcext:value-type="float">
            <text:p>296.1</text:p>
          </table:table-cell>
          <table:table-cell office:value-type="float" office:value="258.1" calcext:value-type="float">
            <text:p>258.1</text:p>
          </table:table-cell>
          <table:table-cell office:value-type="float" office:value="225.9" calcext:value-type="float">
            <text:p>225.9</text:p>
          </table:table-cell>
          <table:table-cell office:value-type="float" office:value="197.3" calcext:value-type="float">
            <text:p>197.3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Cu(CO3)2-2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10.48" calcext:value-type="float">
            <text:p>10.48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Cu(For)+</text:p>
          </table:table-cell>
          <table:table-cell office:value-type="float" office:value="4" calcext:value-type="float">
            <text:p>4</text:p>
          </table:table-cell>
          <table:table-cell office:value-type="float" office:value="44.74" calcext:value-type="float">
            <text:p>44.74</text:p>
          </table:table-cell>
          <table:table-cell office:value-type="float" office:value="40.83" calcext:value-type="float">
            <text:p>40.83</text:p>
          </table:table-cell>
          <table:table-cell office:value-type="float" office:value="36.16" calcext:value-type="float">
            <text:p>36.16</text:p>
          </table:table-cell>
          <table:table-cell office:value-type="float" office:value="31.75" calcext:value-type="float">
            <text:p>31.75</text:p>
          </table:table-cell>
          <table:table-cell office:value-type="float" office:value="27.23" calcext:value-type="float">
            <text:p>27.23</text:p>
          </table:table-cell>
          <table:table-cell office:value-type="float" office:value="23.47" calcext:value-type="float">
            <text:p>23.47</text:p>
          </table:table-cell>
          <table:table-cell office:value-type="float" office:value="20.21" calcext:value-type="float">
            <text:p>20.21</text:p>
          </table:table-cell>
          <table:table-cell office:value-type="float" office:value="17.23" calcext:value-type="float">
            <text:p>17.23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Cu(For)2(aq)</text:p>
          </table:table-cell>
          <table:table-cell office:value-type="float" office:value="3" calcext:value-type="float">
            <text:p>3</text:p>
          </table:table-cell>
          <table:table-cell office:value-type="float" office:value="90.07" calcext:value-type="float">
            <text:p>90.07</text:p>
          </table:table-cell>
          <table:table-cell office:value-type="float" office:value="82.31" calcext:value-type="float">
            <text:p>82.31</text:p>
          </table:table-cell>
          <table:table-cell office:value-type="float" office:value="73.06" calcext:value-type="float">
            <text:p>73.06</text:p>
          </table:table-cell>
          <table:table-cell office:value-type="float" office:value="64.3" calcext:value-type="float">
            <text:p>64.3</text:p>
          </table:table-cell>
          <table:table-cell office:value-type="float" office:value="55.32" calcext:value-type="float">
            <text:p>55.32</text:p>
          </table:table-cell>
          <table:table-cell office:value-type="float" office:value="47.86" calcext:value-type="float">
            <text:p>47.86</text:p>
          </table:table-cell>
          <table:table-cell office:value-type="float" office:value="41.41" calcext:value-type="float">
            <text:p>41.41</text:p>
          </table:table-cell>
          <table:table-cell office:value-type="float" office:value="35.49" calcext:value-type="float">
            <text:p>35.49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Cu(Glyc)+</text:p>
          </table:table-cell>
          <table:table-cell office:value-type="float" office:value="4" calcext:value-type="float">
            <text:p>4</text:p>
          </table:table-cell>
          <table:table-cell office:value-type="float" office:value="129.3" calcext:value-type="float">
            <text:p>129.3</text:p>
          </table:table-cell>
          <table:table-cell office:value-type="float" office:value="118.3" calcext:value-type="float">
            <text:p>118.3</text:p>
          </table:table-cell>
          <table:table-cell office:value-type="float" office:value="105.2" calcext:value-type="float">
            <text:p>105.2</text:p>
          </table:table-cell>
          <table:table-cell office:value-type="float" office:value="92.83" calcext:value-type="float">
            <text:p>92.83</text:p>
          </table:table-cell>
          <table:table-cell office:value-type="float" office:value="80.21" calcext:value-type="float">
            <text:p>80.21</text:p>
          </table:table-cell>
          <table:table-cell office:value-type="float" office:value="69.79" calcext:value-type="float">
            <text:p>69.79</text:p>
          </table:table-cell>
          <table:table-cell office:value-type="float" office:value="60.89" calcext:value-type="float">
            <text:p>60.89</text:p>
          </table:table-cell>
          <table:table-cell office:value-type="float" office:value="52.91" calcext:value-type="float">
            <text:p>52.91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Cu(Glyc)2(aq)</text:p>
          </table:table-cell>
          <table:table-cell office:value-type="float" office:value="3" calcext:value-type="float">
            <text:p>3</text:p>
          </table:table-cell>
          <table:table-cell office:value-type="float" office:value="259.7" calcext:value-type="float">
            <text:p>259.7</text:p>
          </table:table-cell>
          <table:table-cell office:value-type="float" office:value="237.7" calcext:value-type="float">
            <text:p>237.7</text:p>
          </table:table-cell>
          <table:table-cell office:value-type="float" office:value="211.5" calcext:value-type="float">
            <text:p>211.5</text:p>
          </table:table-cell>
          <table:table-cell office:value-type="float" office:value="186.7" calcext:value-type="float">
            <text:p>186.7</text:p>
          </table:table-cell>
          <table:table-cell office:value-type="float" office:value="161.3" calcext:value-type="float">
            <text:p>161.3</text:p>
          </table:table-cell>
          <table:table-cell office:value-type="float" office:value="140.4" calcext:value-type="float">
            <text:p>140.4</text:p>
          </table:table-cell>
          <table:table-cell office:value-type="float" office:value="122.5" calcext:value-type="float">
            <text:p>122.5</text:p>
          </table:table-cell>
          <table:table-cell office:value-type="float" office:value="106.4" calcext:value-type="float">
            <text:p>106.4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Cu(Lac)+</text:p>
          </table:table-cell>
          <table:table-cell office:value-type="float" office:value="4" calcext:value-type="float">
            <text:p>4</text:p>
          </table:table-cell>
          <table:table-cell office:value-type="float" office:value="245.9" calcext:value-type="float">
            <text:p>245.9</text:p>
          </table:table-cell>
          <table:table-cell office:value-type="float" office:value="224.8" calcext:value-type="float">
            <text:p>224.8</text:p>
          </table:table-cell>
          <table:table-cell office:value-type="float" office:value="199.9" calcext:value-type="float">
            <text:p>199.9</text:p>
          </table:table-cell>
          <table:table-cell office:value-type="float" office:value="176.4" calcext:value-type="float">
            <text:p>176.4</text:p>
          </table:table-cell>
          <table:table-cell office:value-type="float" office:value="152.6" calcext:value-type="float">
            <text:p>152.6</text:p>
          </table:table-cell>
          <table:table-cell office:value-type="float" office:value="133" calcext:value-type="float">
            <text:p>133</text:p>
          </table:table-cell>
          <table:table-cell office:value-type="float" office:value="116.4" calcext:value-type="float">
            <text:p>116.4</text:p>
          </table:table-cell>
          <table:table-cell office:value-type="float" office:value="101.7" calcext:value-type="float">
            <text:p>101.7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Cu(Lac)2(aq)</text:p>
          </table:table-cell>
          <table:table-cell office:value-type="float" office:value="3" calcext:value-type="float">
            <text:p>3</text:p>
          </table:table-cell>
          <table:table-cell office:value-type="float" office:value="492.7" calcext:value-type="float">
            <text:p>492.7</text:p>
          </table:table-cell>
          <table:table-cell office:value-type="float" office:value="450.6" calcext:value-type="float">
            <text:p>450.6</text:p>
          </table:table-cell>
          <table:table-cell office:value-type="float" office:value="400.6" calcext:value-type="float">
            <text:p>400.6</text:p>
          </table:table-cell>
          <table:table-cell office:value-type="float" office:value="353.6" calcext:value-type="float">
            <text:p>353.6</text:p>
          </table:table-cell>
          <table:table-cell office:value-type="float" office:value="305.7" calcext:value-type="float">
            <text:p>305.7</text:p>
          </table:table-cell>
          <table:table-cell office:value-type="float" office:value="266.4" calcext:value-type="float">
            <text:p>266.4</text:p>
          </table:table-cell>
          <table:table-cell office:value-type="float" office:value="233" calcext:value-type="float">
            <text:p>233</text:p>
          </table:table-cell>
          <table:table-cell office:value-type="float" office:value="203.4" calcext:value-type="float">
            <text:p>203.4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Cu(Pent)+</text:p>
          </table:table-cell>
          <table:table-cell office:value-type="float" office:value="4" calcext:value-type="float">
            <text:p>4</text:p>
          </table:table-cell>
          <table:table-cell office:value-type="float" office:value="514.5" calcext:value-type="float">
            <text:p>514.5</text:p>
          </table:table-cell>
          <table:table-cell office:value-type="float" office:value="470.3" calcext:value-type="float">
            <text:p>470.3</text:p>
          </table:table-cell>
          <table:table-cell office:value-type="float" office:value="418.1" calcext:value-type="float">
            <text:p>418.1</text:p>
          </table:table-cell>
          <table:table-cell office:value-type="float" office:value="369" calcext:value-type="float">
            <text:p>369</text:p>
          </table:table-cell>
          <table:table-cell office:value-type="float" office:value="319.2" calcext:value-type="float">
            <text:p>319.2</text:p>
          </table:table-cell>
          <table:table-cell office:value-type="float" office:value="278.5" calcext:value-type="float">
            <text:p>278.5</text:p>
          </table:table-cell>
          <table:table-cell office:value-type="float" office:value="244.1" calcext:value-type="float">
            <text:p>244.1</text:p>
          </table:table-cell>
          <table:table-cell office:value-type="float" office:value="213.9" calcext:value-type="float">
            <text:p>213.9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Cu(Pent)2(aq)</text:p>
          </table:table-cell>
          <table:table-cell office:value-type="float" office:value="3" calcext:value-type="float">
            <text:p>3</text:p>
          </table:table-cell>
          <table:table-cell office:value-type="float" office:value="1030" calcext:value-type="float">
            <text:p>1030</text:p>
          </table:table-cell>
          <table:table-cell office:value-type="float" office:value="941.3" calcext:value-type="float">
            <text:p>941.3</text:p>
          </table:table-cell>
          <table:table-cell office:value-type="float" office:value="836.7" calcext:value-type="float">
            <text:p>836.7</text:p>
          </table:table-cell>
          <table:table-cell office:value-type="float" office:value="738.3" calcext:value-type="float">
            <text:p>738.3</text:p>
          </table:table-cell>
          <table:table-cell office:value-type="float" office:value="638.3" calcext:value-type="float">
            <text:p>638.3</text:p>
          </table:table-cell>
          <table:table-cell office:value-type="float" office:value="556.4" calcext:value-type="float">
            <text:p>556.4</text:p>
          </table:table-cell>
          <table:table-cell office:value-type="float" office:value="487.2" calcext:value-type="float">
            <text:p>487.2</text:p>
          </table:table-cell>
          <table:table-cell office:value-type="float" office:value="426.4" calcext:value-type="float">
            <text:p>426.4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Cu(Prop)+</text:p>
          </table:table-cell>
          <table:table-cell office:value-type="float" office:value="4" calcext:value-type="float">
            <text:p>4</text:p>
          </table:table-cell>
          <table:table-cell office:value-type="float" office:value="276.5" calcext:value-type="float">
            <text:p>276.5</text:p>
          </table:table-cell>
          <table:table-cell office:value-type="float" office:value="252.8" calcext:value-type="float">
            <text:p>252.8</text:p>
          </table:table-cell>
          <table:table-cell office:value-type="float" office:value="224.7" calcext:value-type="float">
            <text:p>224.7</text:p>
          </table:table-cell>
          <table:table-cell office:value-type="float" office:value="198.3" calcext:value-type="float">
            <text:p>198.3</text:p>
          </table:table-cell>
          <table:table-cell office:value-type="float" office:value="171.5" calcext:value-type="float">
            <text:p>171.5</text:p>
          </table:table-cell>
          <table:table-cell office:value-type="float" office:value="149.5" calcext:value-type="float">
            <text:p>149.5</text:p>
          </table:table-cell>
          <table:table-cell office:value-type="float" office:value="130.8" calcext:value-type="float">
            <text:p>130.8</text:p>
          </table:table-cell>
          <table:table-cell office:value-type="float" office:value="114.4" calcext:value-type="float">
            <text:p>114.4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Cu(Prop)2(aq)</text:p>
          </table:table-cell>
          <table:table-cell office:value-type="float" office:value="3" calcext:value-type="float">
            <text:p>3</text:p>
          </table:table-cell>
          <table:table-cell office:value-type="float" office:value="553.7" calcext:value-type="float">
            <text:p>553.7</text:p>
          </table:table-cell>
          <table:table-cell office:value-type="float" office:value="506.3" calcext:value-type="float">
            <text:p>506.3</text:p>
          </table:table-cell>
          <table:table-cell office:value-type="float" office:value="450.1" calcext:value-type="float">
            <text:p>450.1</text:p>
          </table:table-cell>
          <table:table-cell office:value-type="float" office:value="397.2" calcext:value-type="float">
            <text:p>397.2</text:p>
          </table:table-cell>
          <table:table-cell office:value-type="float" office:value="343.3" calcext:value-type="float">
            <text:p>343.3</text:p>
          </table:table-cell>
          <table:table-cell office:value-type="float" office:value="299.2" calcext:value-type="float">
            <text:p>299.2</text:p>
          </table:table-cell>
          <table:table-cell office:value-type="float" office:value="261.7" calcext:value-type="float">
            <text:p>261.7</text:p>
          </table:table-cell>
          <table:table-cell office:value-type="float" office:value="228.6" calcext:value-type="float">
            <text:p>228.6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CuCH3COO(aq)</text:p>
          </table:table-cell>
          <table:table-cell office:value-type="float" office:value="3" calcext:value-type="float">
            <text:p>3</text:p>
          </table:table-cell>
          <table:table-cell office:value-type="float" office:value="181.2" calcext:value-type="float">
            <text:p>181.2</text:p>
          </table:table-cell>
          <table:table-cell office:value-type="float" office:value="165.2" calcext:value-type="float">
            <text:p>165.2</text:p>
          </table:table-cell>
          <table:table-cell office:value-type="float" office:value="146.3" calcext:value-type="float">
            <text:p>146.3</text:p>
          </table:table-cell>
          <table:table-cell office:value-type="float" office:value="128.6" calcext:value-type="float">
            <text:p>128.6</text:p>
          </table:table-cell>
          <table:table-cell office:value-type="float" office:value="110.6" calcext:value-type="float">
            <text:p>110.6</text:p>
          </table:table-cell>
          <table:table-cell office:value-type="float" office:value="95.93" calcext:value-type="float">
            <text:p>95.93</text:p>
          </table:table-cell>
          <table:table-cell office:value-type="float" office:value="83.47" calcext:value-type="float">
            <text:p>83.47</text:p>
          </table:table-cell>
          <table:table-cell office:value-type="float" office:value="72.45" calcext:value-type="float">
            <text:p>72.45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CuCH3COO+</text:p>
          </table:table-cell>
          <table:table-cell office:value-type="float" office:value="4" calcext:value-type="float">
            <text:p>4</text:p>
          </table:table-cell>
          <table:table-cell office:value-type="float" office:value="158.1" calcext:value-type="float">
            <text:p>158.1</text:p>
          </table:table-cell>
          <table:table-cell office:value-type="float" office:value="144.5" calcext:value-type="float">
            <text:p>144.5</text:p>
          </table:table-cell>
          <table:table-cell office:value-type="float" office:value="128.5" calcext:value-type="float">
            <text:p>128.5</text:p>
          </table:table-cell>
          <table:table-cell office:value-type="float" office:value="113.3" calcext:value-type="float">
            <text:p>113.3</text:p>
          </table:table-cell>
          <table:table-cell office:value-type="float" office:value="97.92" calcext:value-type="float">
            <text:p>97.92</text:p>
          </table:table-cell>
          <table:table-cell office:value-type="float" office:value="85.25" calcext:value-type="float">
            <text:p>85.25</text:p>
          </table:table-cell>
          <table:table-cell office:value-type="float" office:value="74.47" calcext:value-type="float">
            <text:p>74.47</text:p>
          </table:table-cell>
          <table:table-cell office:value-type="float" office:value="64.89" calcext:value-type="float">
            <text:p>64.89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CuCO3(OH)2-2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23.44" calcext:value-type="float">
            <text:p>23.44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CuCO3(aq)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3.373" calcext:value-type="float">
            <text:p>3.373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CuCl+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-0.437" calcext:value-type="float">
            <text:p>-0.437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CuCl2(aq)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-0.1585" calcext:value-type="float">
            <text:p>-0.1585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CuCl2-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13.95" calcext:value-type="float">
            <text:p>13.95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CuCl3-2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13.14" calcext:value-type="float">
            <text:p>13.14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CuCl4-2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4.568" calcext:value-type="float">
            <text:p>4.568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CuF+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-1.2" calcext:value-type="float">
            <text:p>-1.2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CuH2PO4+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-8.965" calcext:value-type="float">
            <text:p>-8.965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CuHPO4(aq)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-4.06" calcext:value-type="float">
            <text:p>-4.06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CuO2-2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39.45" calcext:value-type="float">
            <text:p>39.45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CuOH+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7.287" calcext:value-type="float">
            <text:p>7.287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CuPO4-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2.472" calcext:value-type="float">
            <text:p>2.472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CuSO4(aq)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-2.36" calcext:value-type="float">
            <text:p>-2.36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Decanal(aq)</text:p>
          </table:table-cell>
          <table:table-cell office:value-type="float" office:value="3" calcext:value-type="float">
            <text:p>3</text:p>
          </table:table-cell>
          <table:table-cell office:value-type="float" office:value="1158" calcext:value-type="float">
            <text:p>1158</text:p>
          </table:table-cell>
          <table:table-cell office:value-type="float" office:value="1058" calcext:value-type="float">
            <text:p>1058</text:p>
          </table:table-cell>
          <table:table-cell office:value-type="float" office:value="940.4" calcext:value-type="float">
            <text:p>940.4</text:p>
          </table:table-cell>
          <table:table-cell office:value-type="float" office:value="830.4" calcext:value-type="float">
            <text:p>830.4</text:p>
          </table:table-cell>
          <table:table-cell office:value-type="float" office:value="719.4" calcext:value-type="float">
            <text:p>719.4</text:p>
          </table:table-cell>
          <table:table-cell office:value-type="float" office:value="629.1" calcext:value-type="float">
            <text:p>629.1</text:p>
          </table:table-cell>
          <table:table-cell office:value-type="float" office:value="553.3" calcext:value-type="float">
            <text:p>553.3</text:p>
          </table:table-cell>
          <table:table-cell office:value-type="float" office:value="487.1" calcext:value-type="float">
            <text:p>487.1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Decanoate</text:p>
          </table:table-cell>
          <table:table-cell office:value-type="float" office:value="4" calcext:value-type="float">
            <text:p>4</text:p>
          </table:table-cell>
          <table:table-cell office:value-type="float" office:value="1112" calcext:value-type="float">
            <text:p>1112</text:p>
          </table:table-cell>
          <table:table-cell office:value-type="float" office:value="1016" calcext:value-type="float">
            <text:p>1016</text:p>
          </table:table-cell>
          <table:table-cell office:value-type="float" office:value="903.2" calcext:value-type="float">
            <text:p>903.2</text:p>
          </table:table-cell>
          <table:table-cell office:value-type="float" office:value="798" calcext:value-type="float">
            <text:p>798</text:p>
          </table:table-cell>
          <table:table-cell office:value-type="float" office:value="691.8" calcext:value-type="float">
            <text:p>691.8</text:p>
          </table:table-cell>
          <table:table-cell office:value-type="float" office:value="605.4" calcext:value-type="float">
            <text:p>605.4</text:p>
          </table:table-cell>
          <table:table-cell office:value-type="float" office:value="532.8" calcext:value-type="float">
            <text:p>532.8</text:p>
          </table:table-cell>
          <table:table-cell office:value-type="float" office:value="469.4" calcext:value-type="float">
            <text:p>469.4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Decanoic_acid(aq)</text:p>
          </table:table-cell>
          <table:table-cell office:value-type="float" office:value="3" calcext:value-type="float">
            <text:p>3</text:p>
          </table:table-cell>
          <table:table-cell office:value-type="float" office:value="1107" calcext:value-type="float">
            <text:p>1107</text:p>
          </table:table-cell>
          <table:table-cell office:value-type="float" office:value="1011" calcext:value-type="float">
            <text:p>1011</text:p>
          </table:table-cell>
          <table:table-cell office:value-type="float" office:value="898.2" calcext:value-type="float">
            <text:p>898.2</text:p>
          </table:table-cell>
          <table:table-cell office:value-type="float" office:value="792.9" calcext:value-type="float">
            <text:p>792.9</text:p>
          </table:table-cell>
          <table:table-cell office:value-type="float" office:value="686.5" calcext:value-type="float">
            <text:p>686.5</text:p>
          </table:table-cell>
          <table:table-cell office:value-type="float" office:value="599.9" calcext:value-type="float">
            <text:p>599.9</text:p>
          </table:table-cell>
          <table:table-cell office:value-type="float" office:value="527.2" calcext:value-type="float">
            <text:p>527.2</text:p>
          </table:table-cell>
          <table:table-cell office:value-type="float" office:value="463.6" calcext:value-type="float">
            <text:p>463.6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Dodecanoate</text:p>
          </table:table-cell>
          <table:table-cell office:value-type="float" office:value="4" calcext:value-type="float">
            <text:p>4</text:p>
          </table:table-cell>
          <table:table-cell office:value-type="float" office:value="1350" calcext:value-type="float">
            <text:p>1350</text:p>
          </table:table-cell>
          <table:table-cell office:value-type="float" office:value="1233" calcext:value-type="float">
            <text:p>1233</text:p>
          </table:table-cell>
          <table:table-cell office:value-type="float" office:value="1096" calcext:value-type="float">
            <text:p>1096</text:p>
          </table:table-cell>
          <table:table-cell office:value-type="float" office:value="968.7" calcext:value-type="float">
            <text:p>968.7</text:p>
          </table:table-cell>
          <table:table-cell office:value-type="float" office:value="839.7" calcext:value-type="float">
            <text:p>839.7</text:p>
          </table:table-cell>
          <table:table-cell office:value-type="float" office:value="734.8" calcext:value-type="float">
            <text:p>734.8</text:p>
          </table:table-cell>
          <table:table-cell office:value-type="float" office:value="646.6" calcext:value-type="float">
            <text:p>646.6</text:p>
          </table:table-cell>
          <table:table-cell office:value-type="float" office:value="569.7" calcext:value-type="float">
            <text:p>569.7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Dodecanoic_acid(aq)</text:p>
          </table:table-cell>
          <table:table-cell office:value-type="float" office:value="3" calcext:value-type="float">
            <text:p>3</text:p>
          </table:table-cell>
          <table:table-cell office:value-type="float" office:value="1345" calcext:value-type="float">
            <text:p>1345</text:p>
          </table:table-cell>
          <table:table-cell office:value-type="float" office:value="1228" calcext:value-type="float">
            <text:p>1228</text:p>
          </table:table-cell>
          <table:table-cell office:value-type="float" office:value="1091" calcext:value-type="float">
            <text:p>1091</text:p>
          </table:table-cell>
          <table:table-cell office:value-type="float" office:value="963.6" calcext:value-type="float">
            <text:p>963.6</text:p>
          </table:table-cell>
          <table:table-cell office:value-type="float" office:value="834.4" calcext:value-type="float">
            <text:p>834.4</text:p>
          </table:table-cell>
          <table:table-cell office:value-type="float" office:value="729.4" calcext:value-type="float">
            <text:p>729.4</text:p>
          </table:table-cell>
          <table:table-cell office:value-type="float" office:value="641.1" calcext:value-type="float">
            <text:p>641.1</text:p>
          </table:table-cell>
          <table:table-cell office:value-type="float" office:value="564" calcext:value-type="float">
            <text:p>564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Ethylacetate(aq)</text:p>
          </table:table-cell>
          <table:table-cell office:value-type="float" office:value="3" calcext:value-type="float">
            <text:p>3</text:p>
          </table:table-cell>
          <table:table-cell office:value-type="float" office:value="402.7" calcext:value-type="float">
            <text:p>402.7</text:p>
          </table:table-cell>
          <table:table-cell office:value-type="float" office:value="367.7" calcext:value-type="float">
            <text:p>367.7</text:p>
          </table:table-cell>
          <table:table-cell office:value-type="float" office:value="326.5" calcext:value-type="float">
            <text:p>326.5</text:p>
          </table:table-cell>
          <table:table-cell office:value-type="float" office:value="288" calcext:value-type="float">
            <text:p>288</text:p>
          </table:table-cell>
          <table:table-cell office:value-type="float" office:value="249" calcext:value-type="float">
            <text:p>249</text:p>
          </table:table-cell>
          <table:table-cell office:value-type="float" office:value="217.2" calcext:value-type="float">
            <text:p>217.2</text:p>
          </table:table-cell>
          <table:table-cell office:value-type="float" office:value="190.4" calcext:value-type="float">
            <text:p>190.4</text:p>
          </table:table-cell>
          <table:table-cell office:value-type="float" office:value="166.9" calcext:value-type="float">
            <text:p>166.9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Ethylbenzene(aq)</text:p>
          </table:table-cell>
          <table:table-cell office:value-type="float" office:value="3" calcext:value-type="float">
            <text:p>3</text:p>
          </table:table-cell>
          <table:table-cell office:value-type="float" office:value="2472" calcext:value-type="float">
            <text:p>2472</text:p>
          </table:table-cell>
          <table:table-cell office:value-type="float" office:value="2257" calcext:value-type="float">
            <text:p>2257</text:p>
          </table:table-cell>
          <table:table-cell office:value-type="float" office:value="2004" calcext:value-type="float">
            <text:p>2004</text:p>
          </table:table-cell>
          <table:table-cell office:value-type="float" office:value="1767" calcext:value-type="float">
            <text:p>1767</text:p>
          </table:table-cell>
          <table:table-cell office:value-type="float" office:value="1528" calcext:value-type="float">
            <text:p>1528</text:p>
          </table:table-cell>
          <table:table-cell office:value-type="float" office:value="1333" calcext:value-type="float">
            <text:p>1333</text:p>
          </table:table-cell>
          <table:table-cell office:value-type="float" office:value="1168" calcext:value-type="float">
            <text:p>1168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Fe(But)+</text:p>
          </table:table-cell>
          <table:table-cell office:value-type="float" office:value="4" calcext:value-type="float">
            <text:p>4</text:p>
          </table:table-cell>
          <table:table-cell office:value-type="float" office:value="396.2" calcext:value-type="float">
            <text:p>396.2</text:p>
          </table:table-cell>
          <table:table-cell office:value-type="float" office:value="362.1" calcext:value-type="float">
            <text:p>362.1</text:p>
          </table:table-cell>
          <table:table-cell office:value-type="float" office:value="322" calcext:value-type="float">
            <text:p>322</text:p>
          </table:table-cell>
          <table:table-cell office:value-type="float" office:value="284.3" calcext:value-type="float">
            <text:p>284.3</text:p>
          </table:table-cell>
          <table:table-cell office:value-type="float" office:value="246" calcext:value-type="float">
            <text:p>246</text:p>
          </table:table-cell>
          <table:table-cell office:value-type="float" office:value="214.8" calcext:value-type="float">
            <text:p>214.8</text:p>
          </table:table-cell>
          <table:table-cell office:value-type="float" office:value="188.4" calcext:value-type="float">
            <text:p>188.4</text:p>
          </table:table-cell>
          <table:table-cell office:value-type="float" office:value="165.1" calcext:value-type="float">
            <text:p>165.1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Fe(But)2(aq)</text:p>
          </table:table-cell>
          <table:table-cell office:value-type="float" office:value="3" calcext:value-type="float">
            <text:p>3</text:p>
          </table:table-cell>
          <table:table-cell office:value-type="float" office:value="792.9" calcext:value-type="float">
            <text:p>792.9</text:p>
          </table:table-cell>
          <table:table-cell office:value-type="float" office:value="724.9" calcext:value-type="float">
            <text:p>724.9</text:p>
          </table:table-cell>
          <table:table-cell office:value-type="float" office:value="644.5" calcext:value-type="float">
            <text:p>644.5</text:p>
          </table:table-cell>
          <table:table-cell office:value-type="float" office:value="569" calcext:value-type="float">
            <text:p>569</text:p>
          </table:table-cell>
          <table:table-cell office:value-type="float" office:value="492.3" calcext:value-type="float">
            <text:p>492.3</text:p>
          </table:table-cell>
          <table:table-cell office:value-type="float" office:value="429.5" calcext:value-type="float">
            <text:p>429.5</text:p>
          </table:table-cell>
          <table:table-cell office:value-type="float" office:value="376.5" calcext:value-type="float">
            <text:p>376.5</text:p>
          </table:table-cell>
          <table:table-cell office:value-type="float" office:value="329.8" calcext:value-type="float">
            <text:p>329.8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Fe(CH3COO)2(aq)</text:p>
          </table:table-cell>
          <table:table-cell office:value-type="float" office:value="3" calcext:value-type="float">
            <text:p>3</text:p>
          </table:table-cell>
          <table:table-cell office:value-type="float" office:value="318.1" calcext:value-type="float">
            <text:p>318.1</text:p>
          </table:table-cell>
          <table:table-cell office:value-type="float" office:value="291" calcext:value-type="float">
            <text:p>291</text:p>
          </table:table-cell>
          <table:table-cell office:value-type="float" office:value="258.8" calcext:value-type="float">
            <text:p>258.8</text:p>
          </table:table-cell>
          <table:table-cell office:value-type="float" office:value="228.5" calcext:value-type="float">
            <text:p>228.5</text:p>
          </table:table-cell>
          <table:table-cell office:value-type="float" office:value="197.6" calcext:value-type="float">
            <text:p>197.6</text:p>
          </table:table-cell>
          <table:table-cell office:value-type="float" office:value="172.1" calcext:value-type="float">
            <text:p>172.1</text:p>
          </table:table-cell>
          <table:table-cell office:value-type="float" office:value="150.4" calcext:value-type="float">
            <text:p>150.4</text:p>
          </table:table-cell>
          <table:table-cell office:value-type="float" office:value="131.2" calcext:value-type="float">
            <text:p>131.2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Fe(For)+</text:p>
          </table:table-cell>
          <table:table-cell office:value-type="float" office:value="4" calcext:value-type="float">
            <text:p>4</text:p>
          </table:table-cell>
          <table:table-cell office:value-type="float" office:value="44.88" calcext:value-type="float">
            <text:p>44.88</text:p>
          </table:table-cell>
          <table:table-cell office:value-type="float" office:value="40.98" calcext:value-type="float">
            <text:p>40.98</text:p>
          </table:table-cell>
          <table:table-cell office:value-type="float" office:value="36.33" calcext:value-type="float">
            <text:p>36.33</text:p>
          </table:table-cell>
          <table:table-cell office:value-type="float" office:value="31.92" calcext:value-type="float">
            <text:p>31.92</text:p>
          </table:table-cell>
          <table:table-cell office:value-type="float" office:value="27.4" calcext:value-type="float">
            <text:p>27.4</text:p>
          </table:table-cell>
          <table:table-cell office:value-type="float" office:value="23.64" calcext:value-type="float">
            <text:p>23.64</text:p>
          </table:table-cell>
          <table:table-cell office:value-type="float" office:value="20.38" calcext:value-type="float">
            <text:p>20.38</text:p>
          </table:table-cell>
          <table:table-cell office:value-type="float" office:value="17.39" calcext:value-type="float">
            <text:p>17.39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Fe(For)2(aq)</text:p>
          </table:table-cell>
          <table:table-cell office:value-type="float" office:value="3" calcext:value-type="float">
            <text:p>3</text:p>
          </table:table-cell>
          <table:table-cell office:value-type="float" office:value="90.35" calcext:value-type="float">
            <text:p>90.35</text:p>
          </table:table-cell>
          <table:table-cell office:value-type="float" office:value="82.59" calcext:value-type="float">
            <text:p>82.59</text:p>
          </table:table-cell>
          <table:table-cell office:value-type="float" office:value="73.37" calcext:value-type="float">
            <text:p>73.37</text:p>
          </table:table-cell>
          <table:table-cell office:value-type="float" office:value="64.64" calcext:value-type="float">
            <text:p>64.64</text:p>
          </table:table-cell>
          <table:table-cell office:value-type="float" office:value="55.7" calcext:value-type="float">
            <text:p>55.7</text:p>
          </table:table-cell>
          <table:table-cell office:value-type="float" office:value="48.27" calcext:value-type="float">
            <text:p>48.27</text:p>
          </table:table-cell>
          <table:table-cell office:value-type="float" office:value="41.85" calcext:value-type="float">
            <text:p>41.85</text:p>
          </table:table-cell>
          <table:table-cell office:value-type="float" office:value="35.96" calcext:value-type="float">
            <text:p>35.96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Fe(Glyc)+</text:p>
          </table:table-cell>
          <table:table-cell office:value-type="float" office:value="4" calcext:value-type="float">
            <text:p>4</text:p>
          </table:table-cell>
          <table:table-cell office:value-type="float" office:value="130.1" calcext:value-type="float">
            <text:p>130.1</text:p>
          </table:table-cell>
          <table:table-cell office:value-type="float" office:value="119" calcext:value-type="float">
            <text:p>119</text:p>
          </table:table-cell>
          <table:table-cell office:value-type="float" office:value="105.9" calcext:value-type="float">
            <text:p>105.9</text:p>
          </table:table-cell>
          <table:table-cell office:value-type="float" office:value="93.45" calcext:value-type="float">
            <text:p>93.45</text:p>
          </table:table-cell>
          <table:table-cell office:value-type="float" office:value="80.77" calcext:value-type="float">
            <text:p>80.77</text:p>
          </table:table-cell>
          <table:table-cell office:value-type="float" office:value="70.32" calcext:value-type="float">
            <text:p>70.32</text:p>
          </table:table-cell>
          <table:table-cell office:value-type="float" office:value="61.39" calcext:value-type="float">
            <text:p>61.39</text:p>
          </table:table-cell>
          <table:table-cell office:value-type="float" office:value="53.38" calcext:value-type="float">
            <text:p>53.38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Fe(Glyc)2(aq)</text:p>
          </table:table-cell>
          <table:table-cell office:value-type="float" office:value="3" calcext:value-type="float">
            <text:p>3</text:p>
          </table:table-cell>
          <table:table-cell office:value-type="float" office:value="260.6" calcext:value-type="float">
            <text:p>260.6</text:p>
          </table:table-cell>
          <table:table-cell office:value-type="float" office:value="238.5" calcext:value-type="float">
            <text:p>238.5</text:p>
          </table:table-cell>
          <table:table-cell office:value-type="float" office:value="212.3" calcext:value-type="float">
            <text:p>212.3</text:p>
          </table:table-cell>
          <table:table-cell office:value-type="float" office:value="187.4" calcext:value-type="float">
            <text:p>187.4</text:p>
          </table:table-cell>
          <table:table-cell office:value-type="float" office:value="162.1" calcext:value-type="float">
            <text:p>162.1</text:p>
          </table:table-cell>
          <table:table-cell office:value-type="float" office:value="141.1" calcext:value-type="float">
            <text:p>141.1</text:p>
          </table:table-cell>
          <table:table-cell office:value-type="float" office:value="123.2" calcext:value-type="float">
            <text:p>123.2</text:p>
          </table:table-cell>
          <table:table-cell office:value-type="float" office:value="107.2" calcext:value-type="float">
            <text:p>107.2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Fe(Lac)+</text:p>
          </table:table-cell>
          <table:table-cell office:value-type="float" office:value="4" calcext:value-type="float">
            <text:p>4</text:p>
          </table:table-cell>
          <table:table-cell office:value-type="float" office:value="246.3" calcext:value-type="float">
            <text:p>246.3</text:p>
          </table:table-cell>
          <table:table-cell office:value-type="float" office:value="225.2" calcext:value-type="float">
            <text:p>225.2</text:p>
          </table:table-cell>
          <table:table-cell office:value-type="float" office:value="200.3" calcext:value-type="float">
            <text:p>200.3</text:p>
          </table:table-cell>
          <table:table-cell office:value-type="float" office:value="176.8" calcext:value-type="float">
            <text:p>176.8</text:p>
          </table:table-cell>
          <table:table-cell office:value-type="float" office:value="153" calcext:value-type="float">
            <text:p>153</text:p>
          </table:table-cell>
          <table:table-cell office:value-type="float" office:value="133.4" calcext:value-type="float">
            <text:p>133.4</text:p>
          </table:table-cell>
          <table:table-cell office:value-type="float" office:value="116.8" calcext:value-type="float">
            <text:p>116.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Fe(Lac)2(aq)</text:p>
          </table:table-cell>
          <table:table-cell office:value-type="float" office:value="3" calcext:value-type="float">
            <text:p>3</text:p>
          </table:table-cell>
          <table:table-cell office:value-type="float" office:value="493.1" calcext:value-type="float">
            <text:p>493.1</text:p>
          </table:table-cell>
          <table:table-cell office:value-type="float" office:value="451" calcext:value-type="float">
            <text:p>451</text:p>
          </table:table-cell>
          <table:table-cell office:value-type="float" office:value="401.1" calcext:value-type="float">
            <text:p>401.1</text:p>
          </table:table-cell>
          <table:table-cell office:value-type="float" office:value="354" calcext:value-type="float">
            <text:p>354</text:p>
          </table:table-cell>
          <table:table-cell office:value-type="float" office:value="306.2" calcext:value-type="float">
            <text:p>306.2</text:p>
          </table:table-cell>
          <table:table-cell office:value-type="float" office:value="266.9" calcext:value-type="float">
            <text:p>266.9</text:p>
          </table:table-cell>
          <table:table-cell office:value-type="float" office:value="233.5" calcext:value-type="float">
            <text:p>233.5</text:p>
          </table:table-cell>
          <table:table-cell office:value-type="float" office:value="203.9" calcext:value-type="float">
            <text:p>203.9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Fe(OH)2(aq)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20.6" calcext:value-type="float">
            <text:p>20.6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Fe(OH)2+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-2.82" calcext:value-type="float">
            <text:p>-2.82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Fe(OH)3(aq)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3.51" calcext:value-type="float">
            <text:p>3.51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Fe(OH)3-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31" calcext:value-type="float">
            <text:p>31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Fe(OH)4-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13.11" calcext:value-type="float">
            <text:p>13.11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Fe(OH)4-2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46" calcext:value-type="float">
            <text:p>46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Fe(Pent)+</text:p>
          </table:table-cell>
          <table:table-cell office:value-type="float" office:value="4" calcext:value-type="float">
            <text:p>4</text:p>
          </table:table-cell>
          <table:table-cell office:value-type="float" office:value="515.1" calcext:value-type="float">
            <text:p>515.1</text:p>
          </table:table-cell>
          <table:table-cell office:value-type="float" office:value="470.8" calcext:value-type="float">
            <text:p>470.8</text:p>
          </table:table-cell>
          <table:table-cell office:value-type="float" office:value="418.6" calcext:value-type="float">
            <text:p>418.6</text:p>
          </table:table-cell>
          <table:table-cell office:value-type="float" office:value="369.5" calcext:value-type="float">
            <text:p>369.5</text:p>
          </table:table-cell>
          <table:table-cell office:value-type="float" office:value="319.7" calcext:value-type="float">
            <text:p>319.7</text:p>
          </table:table-cell>
          <table:table-cell office:value-type="float" office:value="278.9" calcext:value-type="float">
            <text:p>278.9</text:p>
          </table:table-cell>
          <table:table-cell office:value-type="float" office:value="244.5" calcext:value-type="float">
            <text:p>244.5</text:p>
          </table:table-cell>
          <table:table-cell office:value-type="float" office:value="214.2" calcext:value-type="float">
            <text:p>214.2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Fe(Pent)2(aq)</text:p>
          </table:table-cell>
          <table:table-cell office:value-type="float" office:value="3" calcext:value-type="float">
            <text:p>3</text:p>
          </table:table-cell>
          <table:table-cell office:value-type="float" office:value="1031" calcext:value-type="float">
            <text:p>1031</text:p>
          </table:table-cell>
          <table:table-cell office:value-type="float" office:value="942.3" calcext:value-type="float">
            <text:p>942.3</text:p>
          </table:table-cell>
          <table:table-cell office:value-type="float" office:value="837.6" calcext:value-type="float">
            <text:p>837.6</text:p>
          </table:table-cell>
          <table:table-cell office:value-type="float" office:value="739.2" calcext:value-type="float">
            <text:p>739.2</text:p>
          </table:table-cell>
          <table:table-cell office:value-type="float" office:value="639.2" calcext:value-type="float">
            <text:p>639.2</text:p>
          </table:table-cell>
          <table:table-cell office:value-type="float" office:value="557.3" calcext:value-type="float">
            <text:p>557.3</text:p>
          </table:table-cell>
          <table:table-cell office:value-type="float" office:value="488.1" calcext:value-type="float">
            <text:p>488.1</text:p>
          </table:table-cell>
          <table:table-cell office:value-type="float" office:value="427.2" calcext:value-type="float">
            <text:p>427.2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Fe(Prop)+</text:p>
          </table:table-cell>
          <table:table-cell office:value-type="float" office:value="4" calcext:value-type="float">
            <text:p>4</text:p>
          </table:table-cell>
          <table:table-cell office:value-type="float" office:value="277.2" calcext:value-type="float">
            <text:p>277.2</text:p>
          </table:table-cell>
          <table:table-cell office:value-type="float" office:value="253.4" calcext:value-type="float">
            <text:p>253.4</text:p>
          </table:table-cell>
          <table:table-cell office:value-type="float" office:value="225.3" calcext:value-type="float">
            <text:p>225.3</text:p>
          </table:table-cell>
          <table:table-cell office:value-type="float" office:value="198.8" calcext:value-type="float">
            <text:p>198.8</text:p>
          </table:table-cell>
          <table:table-cell office:value-type="float" office:value="172" calcext:value-type="float">
            <text:p>172</text:p>
          </table:table-cell>
          <table:table-cell office:value-type="float" office:value="149.9" calcext:value-type="float">
            <text:p>149.9</text:p>
          </table:table-cell>
          <table:table-cell office:value-type="float" office:value="131.3" calcext:value-type="float">
            <text:p>131.3</text:p>
          </table:table-cell>
          <table:table-cell office:value-type="float" office:value="114.8" calcext:value-type="float">
            <text:p>114.8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Fe(Prop)2(aq)</text:p>
          </table:table-cell>
          <table:table-cell office:value-type="float" office:value="3" calcext:value-type="float">
            <text:p>3</text:p>
          </table:table-cell>
          <table:table-cell office:value-type="float" office:value="554.9" calcext:value-type="float">
            <text:p>554.9</text:p>
          </table:table-cell>
          <table:table-cell office:value-type="float" office:value="507.4" calcext:value-type="float">
            <text:p>507.4</text:p>
          </table:table-cell>
          <table:table-cell office:value-type="float" office:value="451.2" calcext:value-type="float">
            <text:p>451.2</text:p>
          </table:table-cell>
          <table:table-cell office:value-type="float" office:value="398.2" calcext:value-type="float">
            <text:p>398.2</text:p>
          </table:table-cell>
          <table:table-cell office:value-type="float" office:value="344.3" calcext:value-type="float">
            <text:p>344.3</text:p>
          </table:table-cell>
          <table:table-cell office:value-type="float" office:value="300.1" calcext:value-type="float">
            <text:p>300.1</text:p>
          </table:table-cell>
          <table:table-cell office:value-type="float" office:value="262.6" calcext:value-type="float">
            <text:p>262.6</text:p>
          </table:table-cell>
          <table:table-cell office:value-type="float" office:value="229.5" calcext:value-type="float">
            <text:p>229.5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Fe(SO4)2-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-11.7" calcext:value-type="float">
            <text:p>-11.7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Fe2(OH)2+4</text:p>
          </table:table-cell>
          <table:table-cell office:value-type="float" office:value="5.5" calcext:value-type="float">
            <text:p>5.5</text:p>
          </table:table-cell>
          <table:table-cell office:value-type="float" office:value="500" calcext:value-type="float">
            <text:p>500</text:p>
          </table:table-cell>
          <table:table-cell office:value-type="float" office:value="-14.03" calcext:value-type="float">
            <text:p>-14.03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Fe3(OH)4(5+)</text:p>
          </table:table-cell>
          <table:table-cell office:value-type="float" office:value="6" calcext:value-type="float">
            <text:p>6</text:p>
          </table:table-cell>
          <table:table-cell office:value-type="float" office:value="500" calcext:value-type="float">
            <text:p>500</text:p>
          </table:table-cell>
          <table:table-cell office:value-type="float" office:value="-19.17" calcext:value-type="float">
            <text:p>-19.17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FeCH3COO+</text:p>
          </table:table-cell>
          <table:table-cell office:value-type="float" office:value="4" calcext:value-type="float">
            <text:p>4</text:p>
          </table:table-cell>
          <table:table-cell office:value-type="float" office:value="159.1" calcext:value-type="float">
            <text:p>159.1</text:p>
          </table:table-cell>
          <table:table-cell office:value-type="float" office:value="145.5" calcext:value-type="float">
            <text:p>145.5</text:p>
          </table:table-cell>
          <table:table-cell office:value-type="float" office:value="129.3" calcext:value-type="float">
            <text:p>129.3</text:p>
          </table:table-cell>
          <table:table-cell office:value-type="float" office:value="114" calcext:value-type="float">
            <text:p>114</text:p>
          </table:table-cell>
          <table:table-cell office:value-type="float" office:value="98.46" calcext:value-type="float">
            <text:p>98.46</text:p>
          </table:table-cell>
          <table:table-cell office:value-type="float" office:value="85.68" calcext:value-type="float">
            <text:p>85.68</text:p>
          </table:table-cell>
          <table:table-cell office:value-type="float" office:value="74.81" calcext:value-type="float">
            <text:p>74.81</text:p>
          </table:table-cell>
          <table:table-cell office:value-type="float" office:value="65.15" calcext:value-type="float">
            <text:p>65.15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FeCO3(aq)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5.599" calcext:value-type="float">
            <text:p>5.599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FeCO3+</text:p>
          </table:table-cell>
          <table:table-cell office:value-type="float" office:value="4" calcext:value-type="float">
            <text:p>4</text:p>
          </table:table-cell>
          <table:table-cell office:value-type="float" office:value="-10.28" calcext:value-type="float">
            <text:p>-10.28</text:p>
          </table:table-cell>
          <table:table-cell office:value-type="float" office:value="-7.881" calcext:value-type="float">
            <text:p>-7.881</text:p>
          </table:table-cell>
          <table:table-cell office:value-type="float" office:value="-5.244" calcext:value-type="float">
            <text:p>-5.244</text:p>
          </table:table-cell>
          <table:table-cell office:value-type="float" office:value="-3.027" calcext:value-type="float">
            <text:p>-3.027</text:p>
          </table:table-cell>
          <table:table-cell office:value-type="float" office:value="-1.124" calcext:value-type="float">
            <text:p>-1.124</text:p>
          </table:table-cell>
          <table:table-cell office:value-type="float" office:value="0.08025" calcext:value-type="float">
            <text:p>0.08025</text:p>
          </table:table-cell>
          <table:table-cell office:value-type="float" office:value="0.7268" calcext:value-type="float">
            <text:p>0.7268</text:p>
          </table:table-cell>
          <table:table-cell office:value-type="float" office:value="0.8619" calcext:value-type="float">
            <text:p>0.8619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FeCl+</text:p>
          </table:table-cell>
          <table:table-cell office:value-type="float" office:value="4" calcext:value-type="float">
            <text:p>4</text:p>
          </table:table-cell>
          <table:table-cell office:value-type="float" office:value="0.1523" calcext:value-type="float">
            <text:p>0.1523</text:p>
          </table:table-cell>
          <table:table-cell office:value-type="float" office:value="0.1605" calcext:value-type="float">
            <text:p>0.1605</text:p>
          </table:table-cell>
          <table:table-cell office:value-type="float" office:value="0.0364" calcext:value-type="float">
            <text:p>0.0364</text:p>
          </table:table-cell>
          <table:table-cell office:value-type="float" office:value="-0.206" calcext:value-type="float">
            <text:p>-0.206</text:p>
          </table:table-cell>
          <table:table-cell office:value-type="float" office:value="-0.6049" calcext:value-type="float">
            <text:p>-0.6049</text:p>
          </table:table-cell>
          <table:table-cell office:value-type="float" office:value="-1.093" calcext:value-type="float">
            <text:p>-1.093</text:p>
          </table:table-cell>
          <table:table-cell office:value-type="float" office:value="-1.686" calcext:value-type="float">
            <text:p>-1.686</text:p>
          </table:table-cell>
          <table:table-cell office:value-type="float" office:value="-2.446" calcext:value-type="float">
            <text:p>-2.446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FeCl+2</text:p>
          </table:table-cell>
          <table:table-cell office:value-type="float" office:value="4.5" calcext:value-type="float">
            <text:p>4.5</text:p>
          </table:table-cell>
          <table:table-cell office:value-type="float" office:value="-8.688" calcext:value-type="float">
            <text:p>-8.688</text:p>
          </table:table-cell>
          <table:table-cell office:value-type="float" office:value="-7.679" calcext:value-type="float">
            <text:p>-7.679</text:p>
          </table:table-cell>
          <table:table-cell office:value-type="float" office:value="-6.609" calcext:value-type="float">
            <text:p>-6.609</text:p>
          </table:table-cell>
          <table:table-cell office:value-type="float" office:value="-5.715" calcext:value-type="float">
            <text:p>-5.715</text:p>
          </table:table-cell>
          <table:table-cell office:value-type="float" office:value="-4.947" calcext:value-type="float">
            <text:p>-4.947</text:p>
          </table:table-cell>
          <table:table-cell office:value-type="float" office:value="-4.489" calcext:value-type="float">
            <text:p>-4.489</text:p>
          </table:table-cell>
          <table:table-cell office:value-type="float" office:value="-4.305" calcext:value-type="float">
            <text:p>-4.305</text:p>
          </table:table-cell>
          <table:table-cell office:value-type="float" office:value="-4.423" calcext:value-type="float">
            <text:p>-4.423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FeCl2(aq)</text:p>
          </table:table-cell>
          <table:table-cell office:value-type="float" office:value="3" calcext:value-type="float">
            <text:p>3</text:p>
          </table:table-cell>
          <table:table-cell office:value-type="float" office:value="2.461" calcext:value-type="float">
            <text:p>2.461</text:p>
          </table:table-cell>
          <table:table-cell office:value-type="float" office:value="2.454" calcext:value-type="float">
            <text:p>2.454</text:p>
          </table:table-cell>
          <table:table-cell office:value-type="float" office:value="2.217" calcext:value-type="float">
            <text:p>2.217</text:p>
          </table:table-cell>
          <table:table-cell office:value-type="float" office:value="1.775" calcext:value-type="float">
            <text:p>1.775</text:p>
          </table:table-cell>
          <table:table-cell office:value-type="float" office:value="1.054" calcext:value-type="float">
            <text:p>1.054</text:p>
          </table:table-cell>
          <table:table-cell office:value-type="float" office:value="0.1686" calcext:value-type="float">
            <text:p>0.1686</text:p>
          </table:table-cell>
          <table:table-cell office:value-type="float" office:value="-0.921" calcext:value-type="float">
            <text:p>-0.921</text:p>
          </table:table-cell>
          <table:table-cell office:value-type="float" office:value="-2.346" calcext:value-type="float">
            <text:p>-2.346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FeCl2+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-10.62" calcext:value-type="float">
            <text:p>-10.62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FeCl4-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-7.7" calcext:value-type="float">
            <text:p>-7.7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FeCl4-2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-1.9" calcext:value-type="float">
            <text:p>-1.9</text:p>
          </table:table-cell>
          <table:table-cell office:value-type="float" office:value="-1.6" calcext:value-type="float">
            <text:p>-1.6</text:p>
          </table:table-cell>
          <table:table-cell office:value-type="float" office:value="-0.8" calcext:value-type="float">
            <text:p>-0.8</text:p>
          </table:table-cell>
          <table:table-cell office:value-type="float" office:value="0.4" calcext:value-type="float">
            <text:p>0.4</text:p>
          </table:table-cell>
          <table:table-cell office:value-type="float" office:value="1.7" calcext:value-type="float">
            <text:p>1.7</text:p>
          </table:table-cell>
          <table:table-cell office:value-type="float" office:value="3.1" calcext:value-type="float">
            <text:p>3.1</text:p>
          </table:table-cell>
          <table:table-cell office:value-type="float" office:value="4.5" calcext:value-type="float">
            <text:p>4.5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FeF+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-1.36" calcext:value-type="float">
            <text:p>-1.36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FeF+2</text:p>
          </table:table-cell>
          <table:table-cell office:value-type="float" office:value="4.5" calcext:value-type="float">
            <text:p>4.5</text:p>
          </table:table-cell>
          <table:table-cell office:value-type="float" office:value="-13.99" calcext:value-type="float">
            <text:p>-13.99</text:p>
          </table:table-cell>
          <table:table-cell office:value-type="float" office:value="-12.63" calcext:value-type="float">
            <text:p>-12.63</text:p>
          </table:table-cell>
          <table:table-cell office:value-type="float" office:value="-11.15" calcext:value-type="float">
            <text:p>-11.15</text:p>
          </table:table-cell>
          <table:table-cell office:value-type="float" office:value="-9.89" calcext:value-type="float">
            <text:p>-9.89</text:p>
          </table:table-cell>
          <table:table-cell office:value-type="float" office:value="-8.777" calcext:value-type="float">
            <text:p>-8.777</text:p>
          </table:table-cell>
          <table:table-cell office:value-type="float" office:value="-8.064" calcext:value-type="float">
            <text:p>-8.064</text:p>
          </table:table-cell>
          <table:table-cell office:value-type="float" office:value="-7.691" calcext:value-type="float">
            <text:p>-7.691</text:p>
          </table:table-cell>
          <table:table-cell office:value-type="float" office:value="-7.674" calcext:value-type="float">
            <text:p>-7.674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FeF2+</text:p>
          </table:table-cell>
          <table:table-cell office:value-type="float" office:value="4" calcext:value-type="float">
            <text:p>4</text:p>
          </table:table-cell>
          <table:table-cell office:value-type="float" office:value="-18.08" calcext:value-type="float">
            <text:p>-18.08</text:p>
          </table:table-cell>
          <table:table-cell office:value-type="float" office:value="-16.84" calcext:value-type="float">
            <text:p>-16.84</text:p>
          </table:table-cell>
          <table:table-cell office:value-type="float" office:value="-15.58" calcext:value-type="float">
            <text:p>-15.58</text:p>
          </table:table-cell>
          <table:table-cell office:value-type="float" office:value="-14.63" calcext:value-type="float">
            <text:p>-14.63</text:p>
          </table:table-cell>
          <table:table-cell office:value-type="float" office:value="-13.95" calcext:value-type="float">
            <text:p>-13.95</text:p>
          </table:table-cell>
          <table:table-cell office:value-type="float" office:value="-13.72" calcext:value-type="float">
            <text:p>-13.72</text:p>
          </table:table-cell>
          <table:table-cell office:value-type="float" office:value="-13.92" calcext:value-type="float">
            <text:p>-13.92</text:p>
          </table:table-cell>
          <table:table-cell office:value-type="float" office:value="-14.62" calcext:value-type="float">
            <text:p>-14.62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FeH2PO4+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-2.7" calcext:value-type="float">
            <text:p>-2.7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FeH2PO4+2</text:p>
          </table:table-cell>
          <table:table-cell office:value-type="float" office:value="4.5" calcext:value-type="float">
            <text:p>4.5</text:p>
          </table:table-cell>
          <table:table-cell office:value-type="float" office:value="500" calcext:value-type="float">
            <text:p>500</text:p>
          </table:table-cell>
          <table:table-cell office:value-type="float" office:value="-12.66" calcext:value-type="float">
            <text:p>-12.66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FeHCO3+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-2.72" calcext:value-type="float">
            <text:p>-2.72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FeHPO4(aq)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-3.6" calcext:value-type="float">
            <text:p>-3.6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FeHPO4+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-18.67" calcext:value-type="float">
            <text:p>-18.67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FeNO3+2</text:p>
          </table:table-cell>
          <table:table-cell office:value-type="float" office:value="4.5" calcext:value-type="float">
            <text:p>4.5</text:p>
          </table:table-cell>
          <table:table-cell office:value-type="float" office:value="500" calcext:value-type="float">
            <text:p>500</text:p>
          </table:table-cell>
          <table:table-cell office:value-type="float" office:value="-9.49" calcext:value-type="float">
            <text:p>-9.49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FeOH+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9.5" calcext:value-type="float">
            <text:p>9.5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FeOH+2</text:p>
          </table:table-cell>
          <table:table-cell office:value-type="float" office:value="4.5" calcext:value-type="float">
            <text:p>4.5</text:p>
          </table:table-cell>
          <table:table-cell office:value-type="float" office:value="500" calcext:value-type="float">
            <text:p>500</text:p>
          </table:table-cell>
          <table:table-cell office:value-type="float" office:value="-6.3" calcext:value-type="float">
            <text:p>-6.3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FePO4-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4.392" calcext:value-type="float">
            <text:p>4.392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FeSO4(aq)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-2.2" calcext:value-type="float">
            <text:p>-2.2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FeSO4+</text:p>
          </table:table-cell>
          <table:table-cell office:value-type="float" office:value="4" calcext:value-type="float">
            <text:p>4</text:p>
          </table:table-cell>
          <table:table-cell office:value-type="float" office:value="-11.62" calcext:value-type="float">
            <text:p>-11.62</text:p>
          </table:table-cell>
          <table:table-cell office:value-type="float" office:value="-10.42" calcext:value-type="float">
            <text:p>-10.42</text:p>
          </table:table-cell>
          <table:table-cell office:value-type="float" office:value="-9.24" calcext:value-type="float">
            <text:p>-9.24</text:p>
          </table:table-cell>
          <table:table-cell office:value-type="float" office:value="-8.394" calcext:value-type="float">
            <text:p>-8.394</text:p>
          </table:table-cell>
          <table:table-cell office:value-type="float" office:value="-7.862" calcext:value-type="float">
            <text:p>-7.862</text:p>
          </table:table-cell>
          <table:table-cell office:value-type="float" office:value="-7.784" calcext:value-type="float">
            <text:p>-7.784</text:p>
          </table:table-cell>
          <table:table-cell office:value-type="float" office:value="-8.127" calcext:value-type="float">
            <text:p>-8.127</text:p>
          </table:table-cell>
          <table:table-cell office:value-type="float" office:value="-8.962" calcext:value-type="float">
            <text:p>-8.962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Formaldehyde(aq)</text:p>
          </table:table-cell>
          <table:table-cell office:value-type="float" office:value="3" calcext:value-type="float">
            <text:p>3</text:p>
          </table:table-cell>
          <table:table-cell office:value-type="float" office:value="95.04" calcext:value-type="float">
            <text:p>95.04</text:p>
          </table:table-cell>
          <table:table-cell office:value-type="float" office:value="86.57" calcext:value-type="float">
            <text:p>86.57</text:p>
          </table:table-cell>
          <table:table-cell office:value-type="float" office:value="76.67" calcext:value-type="float">
            <text:p>76.67</text:p>
          </table:table-cell>
          <table:table-cell office:value-type="float" office:value="67.43" calcext:value-type="float">
            <text:p>67.43</text:p>
          </table:table-cell>
          <table:table-cell office:value-type="float" office:value="58.1" calcext:value-type="float">
            <text:p>58.1</text:p>
          </table:table-cell>
          <table:table-cell office:value-type="float" office:value="50.51" calcext:value-type="float">
            <text:p>50.51</text:p>
          </table:table-cell>
          <table:table-cell office:value-type="float" office:value="44.1" calcext:value-type="float">
            <text:p>44.1</text:p>
          </table:table-cell>
          <table:table-cell office:value-type="float" office:value="38.45" calcext:value-type="float">
            <text:p>38.45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Formate</text:p>
          </table:table-cell>
          <table:table-cell office:value-type="float" office:value="3.5" calcext:value-type="float">
            <text:p>3.5</text:p>
          </table:table-cell>
          <table:table-cell office:value-type="float" office:value="46.93" calcext:value-type="float">
            <text:p>46.93</text:p>
          </table:table-cell>
          <table:table-cell office:value-type="float" office:value="42.81" calcext:value-type="float">
            <text:p>42.81</text:p>
          </table:table-cell>
          <table:table-cell office:value-type="float" office:value="38.03" calcext:value-type="float">
            <text:p>38.03</text:p>
          </table:table-cell>
          <table:table-cell office:value-type="float" office:value="33.61" calcext:value-type="float">
            <text:p>33.61</text:p>
          </table:table-cell>
          <table:table-cell office:value-type="float" office:value="29.2" calcext:value-type="float">
            <text:p>29.2</text:p>
          </table:table-cell>
          <table:table-cell office:value-type="float" office:value="25.65" calcext:value-type="float">
            <text:p>25.65</text:p>
          </table:table-cell>
          <table:table-cell office:value-type="float" office:value="22.72" calcext:value-type="float">
            <text:p>22.72</text:p>
          </table:table-cell>
          <table:table-cell office:value-type="float" office:value="20.24" calcext:value-type="float">
            <text:p>20.24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Glutarate</text:p>
          </table:table-cell>
          <table:table-cell office:value-type="float" office:value="4" calcext:value-type="float">
            <text:p>4</text:p>
          </table:table-cell>
          <table:table-cell office:value-type="float" office:value="401.7" calcext:value-type="float">
            <text:p>401.7</text:p>
          </table:table-cell>
          <table:table-cell office:value-type="float" office:value="367.3" calcext:value-type="float">
            <text:p>367.3</text:p>
          </table:table-cell>
          <table:table-cell office:value-type="float" office:value="327" calcext:value-type="float">
            <text:p>327</text:p>
          </table:table-cell>
          <table:table-cell office:value-type="float" office:value="289.7" calcext:value-type="float">
            <text:p>289.7</text:p>
          </table:table-cell>
          <table:table-cell office:value-type="float" office:value="252.2" calcext:value-type="float">
            <text:p>252.2</text:p>
          </table:table-cell>
          <table:table-cell office:value-type="float" office:value="221.9" calcext:value-type="float">
            <text:p>221.9</text:p>
          </table:table-cell>
          <table:table-cell office:value-type="float" office:value="196.7" calcext:value-type="float">
            <text:p>196.7</text:p>
          </table:table-cell>
          <table:table-cell office:value-type="float" office:value="174.8" calcext:value-type="float">
            <text:p>174.8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Glutaric_acid(aq)</text:p>
          </table:table-cell>
          <table:table-cell office:value-type="float" office:value="3" calcext:value-type="float">
            <text:p>3</text:p>
          </table:table-cell>
          <table:table-cell office:value-type="float" office:value="391.9" calcext:value-type="float">
            <text:p>391.9</text:p>
          </table:table-cell>
          <table:table-cell office:value-type="float" office:value="357.5" calcext:value-type="float">
            <text:p>357.5</text:p>
          </table:table-cell>
          <table:table-cell office:value-type="float" office:value="317.1" calcext:value-type="float">
            <text:p>317.1</text:p>
          </table:table-cell>
          <table:table-cell office:value-type="float" office:value="279.3" calcext:value-type="float">
            <text:p>279.3</text:p>
          </table:table-cell>
          <table:table-cell office:value-type="float" office:value="241" calcext:value-type="float">
            <text:p>241</text:p>
          </table:table-cell>
          <table:table-cell office:value-type="float" office:value="209.8" calcext:value-type="float">
            <text:p>209.8</text:p>
          </table:table-cell>
          <table:table-cell office:value-type="float" office:value="183.4" calcext:value-type="float">
            <text:p>183.4</text:p>
          </table:table-cell>
          <table:table-cell office:value-type="float" office:value="160.1" calcext:value-type="float">
            <text:p>160.1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Glycolate</text:p>
          </table:table-cell>
          <table:table-cell office:value-type="float" office:value="4" calcext:value-type="float">
            <text:p>4</text:p>
          </table:table-cell>
          <table:table-cell office:value-type="float" office:value="132.5" calcext:value-type="float">
            <text:p>132.5</text:p>
          </table:table-cell>
          <table:table-cell office:value-type="float" office:value="121.2" calcext:value-type="float">
            <text:p>121.2</text:p>
          </table:table-cell>
          <table:table-cell office:value-type="float" office:value="107.9" calcext:value-type="float">
            <text:p>107.9</text:p>
          </table:table-cell>
          <table:table-cell office:value-type="float" office:value="95.54" calcext:value-type="float">
            <text:p>95.54</text:p>
          </table:table-cell>
          <table:table-cell office:value-type="float" office:value="83.1" calcext:value-type="float">
            <text:p>83.1</text:p>
          </table:table-cell>
          <table:table-cell office:value-type="float" office:value="73.02" calcext:value-type="float">
            <text:p>73.02</text:p>
          </table:table-cell>
          <table:table-cell office:value-type="float" office:value="64.58" calcext:value-type="float">
            <text:p>64.58</text:p>
          </table:table-cell>
          <table:table-cell office:value-type="float" office:value="57.26" calcext:value-type="float">
            <text:p>57.26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H(o-Phthalate)-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537.4" calcext:value-type="float">
            <text:p>537.4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H-Adipate</text:p>
          </table:table-cell>
          <table:table-cell office:value-type="float" office:value="4" calcext:value-type="float">
            <text:p>4</text:p>
          </table:table-cell>
          <table:table-cell office:value-type="float" office:value="516.8" calcext:value-type="float">
            <text:p>516.8</text:p>
          </table:table-cell>
          <table:table-cell office:value-type="float" office:value="472" calcext:value-type="float">
            <text:p>472</text:p>
          </table:table-cell>
          <table:table-cell office:value-type="float" office:value="419.5" calcext:value-type="float">
            <text:p>419.5</text:p>
          </table:table-cell>
          <table:table-cell office:value-type="float" office:value="370.4" calcext:value-type="float">
            <text:p>370.4</text:p>
          </table:table-cell>
          <table:table-cell office:value-type="float" office:value="320.9" calcext:value-type="float">
            <text:p>320.9</text:p>
          </table:table-cell>
          <table:table-cell office:value-type="float" office:value="280.7" calcext:value-type="float">
            <text:p>280.7</text:p>
          </table:table-cell>
          <table:table-cell office:value-type="float" office:value="246.9" calcext:value-type="float">
            <text:p>246.9</text:p>
          </table:table-cell>
          <table:table-cell office:value-type="float" office:value="217.3" calcext:value-type="float">
            <text:p>217.3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H-Azelate</text:p>
          </table:table-cell>
          <table:table-cell office:value-type="float" office:value="4" calcext:value-type="float">
            <text:p>4</text:p>
          </table:table-cell>
          <table:table-cell office:value-type="float" office:value="876.2" calcext:value-type="float">
            <text:p>876.2</text:p>
          </table:table-cell>
          <table:table-cell office:value-type="float" office:value="800.3" calcext:value-type="float">
            <text:p>800.3</text:p>
          </table:table-cell>
          <table:table-cell office:value-type="float" office:value="711.3" calcext:value-type="float">
            <text:p>711.3</text:p>
          </table:table-cell>
          <table:table-cell office:value-type="float" office:value="628.3" calcext:value-type="float">
            <text:p>628.3</text:p>
          </table:table-cell>
          <table:table-cell office:value-type="float" office:value="544.4" calcext:value-type="float">
            <text:p>544.4</text:p>
          </table:table-cell>
          <table:table-cell office:value-type="float" office:value="476.1" calcext:value-type="float">
            <text:p>476.1</text:p>
          </table:table-cell>
          <table:table-cell office:value-type="float" office:value="418.8" calcext:value-type="float">
            <text:p>418.8</text:p>
          </table:table-cell>
          <table:table-cell office:value-type="float" office:value="368.6" calcext:value-type="float">
            <text:p>368.6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H-Glutarate</text:p>
          </table:table-cell>
          <table:table-cell office:value-type="float" office:value="4" calcext:value-type="float">
            <text:p>4</text:p>
          </table:table-cell>
          <table:table-cell office:value-type="float" office:value="396.2" calcext:value-type="float">
            <text:p>396.2</text:p>
          </table:table-cell>
          <table:table-cell office:value-type="float" office:value="361.8" calcext:value-type="float">
            <text:p>361.8</text:p>
          </table:table-cell>
          <table:table-cell office:value-type="float" office:value="321.5" calcext:value-type="float">
            <text:p>321.5</text:p>
          </table:table-cell>
          <table:table-cell office:value-type="float" office:value="283.9" calcext:value-type="float">
            <text:p>283.9</text:p>
          </table:table-cell>
          <table:table-cell office:value-type="float" office:value="245.9" calcext:value-type="float">
            <text:p>245.9</text:p>
          </table:table-cell>
          <table:table-cell office:value-type="float" office:value="215" calcext:value-type="float">
            <text:p>215</text:p>
          </table:table-cell>
          <table:table-cell office:value-type="float" office:value="189" calcext:value-type="float">
            <text:p>189</text:p>
          </table:table-cell>
          <table:table-cell office:value-type="float" office:value="166.3" calcext:value-type="float">
            <text:p>166.3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H-Malonate</text:p>
          </table:table-cell>
          <table:table-cell office:value-type="float" office:value="4" calcext:value-type="float">
            <text:p>4</text:p>
          </table:table-cell>
          <table:table-cell office:value-type="float" office:value="161.1" calcext:value-type="float">
            <text:p>161.1</text:p>
          </table:table-cell>
          <table:table-cell office:value-type="float" office:value="147" calcext:value-type="float">
            <text:p>147</text:p>
          </table:table-cell>
          <table:table-cell office:value-type="float" office:value="130.4" calcext:value-type="float">
            <text:p>130.4</text:p>
          </table:table-cell>
          <table:table-cell office:value-type="float" office:value="115" calcext:value-type="float">
            <text:p>115</text:p>
          </table:table-cell>
          <table:table-cell office:value-type="float" office:value="99.37" calcext:value-type="float">
            <text:p>99.37</text:p>
          </table:table-cell>
          <table:table-cell office:value-type="float" office:value="86.67" calcext:value-type="float">
            <text:p>86.67</text:p>
          </table:table-cell>
          <table:table-cell office:value-type="float" office:value="75.96" calcext:value-type="float">
            <text:p>75.96</text:p>
          </table:table-cell>
          <table:table-cell office:value-type="float" office:value="66.51" calcext:value-type="float">
            <text:p>66.51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H-Oxalate</text:p>
          </table:table-cell>
          <table:table-cell office:value-type="float" office:value="4" calcext:value-type="float">
            <text:p>4</text:p>
          </table:table-cell>
          <table:table-cell office:value-type="float" office:value="47.49" calcext:value-type="float">
            <text:p>47.49</text:p>
          </table:table-cell>
          <table:table-cell office:value-type="float" office:value="43.21" calcext:value-type="float">
            <text:p>43.21</text:p>
          </table:table-cell>
          <table:table-cell office:value-type="float" office:value="38.18" calcext:value-type="float">
            <text:p>38.18</text:p>
          </table:table-cell>
          <table:table-cell office:value-type="float" office:value="33.49" calcext:value-type="float">
            <text:p>33.49</text:p>
          </table:table-cell>
          <table:table-cell office:value-type="float" office:value="28.73" calcext:value-type="float">
            <text:p>28.73</text:p>
          </table:table-cell>
          <table:table-cell office:value-type="float" office:value="24.83" calcext:value-type="float">
            <text:p>24.83</text:p>
          </table:table-cell>
          <table:table-cell office:value-type="float" office:value="21.5" calcext:value-type="float">
            <text:p>21.5</text:p>
          </table:table-cell>
          <table:table-cell office:value-type="float" office:value="18.51" calcext:value-type="float">
            <text:p>18.51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H-Pimelate</text:p>
          </table:table-cell>
          <table:table-cell office:value-type="float" office:value="4" calcext:value-type="float">
            <text:p>4</text:p>
          </table:table-cell>
          <table:table-cell office:value-type="float" office:value="634.6" calcext:value-type="float">
            <text:p>634.6</text:p>
          </table:table-cell>
          <table:table-cell office:value-type="float" office:value="579.6" calcext:value-type="float">
            <text:p>579.6</text:p>
          </table:table-cell>
          <table:table-cell office:value-type="float" office:value="515" calcext:value-type="float">
            <text:p>515</text:p>
          </table:table-cell>
          <table:table-cell office:value-type="float" office:value="454.8" calcext:value-type="float">
            <text:p>454.8</text:p>
          </table:table-cell>
          <table:table-cell office:value-type="float" office:value="394.1" calcext:value-type="float">
            <text:p>394.1</text:p>
          </table:table-cell>
          <table:table-cell office:value-type="float" office:value="344.6" calcext:value-type="float">
            <text:p>344.6</text:p>
          </table:table-cell>
          <table:table-cell office:value-type="float" office:value="303.1" calcext:value-type="float">
            <text:p>303.1</text:p>
          </table:table-cell>
          <table:table-cell office:value-type="float" office:value="266.7" calcext:value-type="float">
            <text:p>266.7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H-Sebacate</text:p>
          </table:table-cell>
          <table:table-cell office:value-type="float" office:value="4" calcext:value-type="float">
            <text:p>4</text:p>
          </table:table-cell>
          <table:table-cell office:value-type="float" office:value="995.5" calcext:value-type="float">
            <text:p>995.5</text:p>
          </table:table-cell>
          <table:table-cell office:value-type="float" office:value="909.3" calcext:value-type="float">
            <text:p>909.3</text:p>
          </table:table-cell>
          <table:table-cell office:value-type="float" office:value="808.2" calcext:value-type="float">
            <text:p>808.2</text:p>
          </table:table-cell>
          <table:table-cell office:value-type="float" office:value="713.8" calcext:value-type="float">
            <text:p>713.8</text:p>
          </table:table-cell>
          <table:table-cell office:value-type="float" office:value="618.5" calcext:value-type="float">
            <text:p>618.5</text:p>
          </table:table-cell>
          <table:table-cell office:value-type="float" office:value="541" calcext:value-type="float">
            <text:p>541</text:p>
          </table:table-cell>
          <table:table-cell office:value-type="float" office:value="475.8" calcext:value-type="float">
            <text:p>475.8</text:p>
          </table:table-cell>
          <table:table-cell office:value-type="float" office:value="418.8" calcext:value-type="float">
            <text:p>418.8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H-Suberate</text:p>
          </table:table-cell>
          <table:table-cell office:value-type="float" office:value="4" calcext:value-type="float">
            <text:p>4</text:p>
          </table:table-cell>
          <table:table-cell office:value-type="float" office:value="755" calcext:value-type="float">
            <text:p>755</text:p>
          </table:table-cell>
          <table:table-cell office:value-type="float" office:value="689.6" calcext:value-type="float">
            <text:p>689.6</text:p>
          </table:table-cell>
          <table:table-cell office:value-type="float" office:value="612.9" calcext:value-type="float">
            <text:p>612.9</text:p>
          </table:table-cell>
          <table:table-cell office:value-type="float" office:value="541.3" calcext:value-type="float">
            <text:p>541.3</text:p>
          </table:table-cell>
          <table:table-cell office:value-type="float" office:value="469" calcext:value-type="float">
            <text:p>469</text:p>
          </table:table-cell>
          <table:table-cell office:value-type="float" office:value="410.2" calcext:value-type="float">
            <text:p>410.2</text:p>
          </table:table-cell>
          <table:table-cell office:value-type="float" office:value="360.8" calcext:value-type="float">
            <text:p>360.8</text:p>
          </table:table-cell>
          <table:table-cell office:value-type="float" office:value="317.5" calcext:value-type="float">
            <text:p>317.5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H-Succinate</text:p>
          </table:table-cell>
          <table:table-cell office:value-type="float" office:value="4" calcext:value-type="float">
            <text:p>4</text:p>
          </table:table-cell>
          <table:table-cell office:value-type="float" office:value="277.9" calcext:value-type="float">
            <text:p>277.9</text:p>
          </table:table-cell>
          <table:table-cell office:value-type="float" office:value="253.8" calcext:value-type="float">
            <text:p>253.8</text:p>
          </table:table-cell>
          <table:table-cell office:value-type="float" office:value="225.5" calcext:value-type="float">
            <text:p>225.5</text:p>
          </table:table-cell>
          <table:table-cell office:value-type="float" office:value="199" calcext:value-type="float">
            <text:p>199</text:p>
          </table:table-cell>
          <table:table-cell office:value-type="float" office:value="172.3" calcext:value-type="float">
            <text:p>172.3</text:p>
          </table:table-cell>
          <table:table-cell office:value-type="float" office:value="150.6" calcext:value-type="float">
            <text:p>150.6</text:p>
          </table:table-cell>
          <table:table-cell office:value-type="float" office:value="132.3" calcext:value-type="float">
            <text:p>132.3</text:p>
          </table:table-cell>
          <table:table-cell office:value-type="float" office:value="116.3" calcext:value-type="float">
            <text:p>116.3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H2CrO4(aq)</text:p>
          </table:table-cell>
          <table:table-cell office:value-type="float" office:value="3" calcext:value-type="float">
            <text:p>3</text:p>
          </table:table-cell>
          <table:table-cell office:value-type="float" office:value="-4.551" calcext:value-type="float">
            <text:p>-4.551</text:p>
          </table:table-cell>
          <table:table-cell office:value-type="float" office:value="-5.175" calcext:value-type="float">
            <text:p>-5.175</text:p>
          </table:table-cell>
          <table:table-cell office:value-type="float" office:value="-6.076" calcext:value-type="float">
            <text:p>-6.076</text:p>
          </table:table-cell>
          <table:table-cell office:value-type="float" office:value="-7.187" calcext:value-type="float">
            <text:p>-7.187</text:p>
          </table:table-cell>
          <table:table-cell office:value-type="float" office:value="-8.763" calcext:value-type="float">
            <text:p>-8.763</text:p>
          </table:table-cell>
          <table:table-cell office:value-type="float" office:value="-10.68" calcext:value-type="float">
            <text:p>-10.68</text:p>
          </table:table-cell>
          <table:table-cell table:number-columns-repeated="2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H2F2(aq)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-6.768" calcext:value-type="float">
            <text:p>-6.768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H2P2O7-2</text:p>
          </table:table-cell>
          <table:table-cell office:value-type="float" office:value="4" calcext:value-type="float">
            <text:p>4</text:p>
          </table:table-cell>
          <table:table-cell office:value-type="float" office:value="-11.85" calcext:value-type="float">
            <text:p>-11.85</text:p>
          </table:table-cell>
          <table:table-cell office:value-type="float" office:value="-12.07" calcext:value-type="float">
            <text:p>-12.07</text:p>
          </table:table-cell>
          <table:table-cell office:value-type="float" office:value="-12.58" calcext:value-type="float">
            <text:p>-12.58</text:p>
          </table:table-cell>
          <table:table-cell office:value-type="float" office:value="-13.31" calcext:value-type="float">
            <text:p>-13.31</text:p>
          </table:table-cell>
          <table:table-cell office:value-type="float" office:value="-14.33" calcext:value-type="float">
            <text:p>-14.33</text:p>
          </table:table-cell>
          <table:table-cell office:value-type="float" office:value="-15.46" calcext:value-type="float">
            <text:p>-15.46</text:p>
          </table:table-cell>
          <table:table-cell office:value-type="float" office:value="-16.75" calcext:value-type="float">
            <text:p>-16.75</text:p>
          </table:table-cell>
          <table:table-cell office:value-type="float" office:value="-18.32" calcext:value-type="float">
            <text:p>-18.32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H2PO3F(aq)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-12.1" calcext:value-type="float">
            <text:p>-12.1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H2PO4-</text:p>
          </table:table-cell>
          <table:table-cell office:value-type="float" office:value="4" calcext:value-type="float">
            <text:p>4</text:p>
          </table:table-cell>
          <table:table-cell office:value-type="float" office:value="-7.323" calcext:value-type="float">
            <text:p>-7.323</text:p>
          </table:table-cell>
          <table:table-cell office:value-type="float" office:value="-7.205" calcext:value-type="float">
            <text:p>-7.205</text:p>
          </table:table-cell>
          <table:table-cell office:value-type="float" office:value="-7.189" calcext:value-type="float">
            <text:p>-7.189</text:p>
          </table:table-cell>
          <table:table-cell office:value-type="float" office:value="-7.288" calcext:value-type="float">
            <text:p>-7.288</text:p>
          </table:table-cell>
          <table:table-cell office:value-type="float" office:value="-7.526" calcext:value-type="float">
            <text:p>-7.526</text:p>
          </table:table-cell>
          <table:table-cell office:value-type="float" office:value="-7.867" calcext:value-type="float">
            <text:p>-7.867</text:p>
          </table:table-cell>
          <table:table-cell office:value-type="float" office:value="-8.319" calcext:value-type="float">
            <text:p>-8.319</text:p>
          </table:table-cell>
          <table:table-cell office:value-type="float" office:value="-8.936" calcext:value-type="float">
            <text:p>-8.936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H2SO3(aq)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37.41" calcext:value-type="float">
            <text:p>37.41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H2SO4(aq)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1.021" calcext:value-type="float">
            <text:p>1.021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H2SiO4-2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22.96" calcext:value-type="float">
            <text:p>22.96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H3AsO4(aq)</text:p>
          </table:table-cell>
          <table:table-cell office:value-type="float" office:value="3" calcext:value-type="float">
            <text:p>3</text:p>
          </table:table-cell>
          <table:table-cell office:value-type="float" office:value="-2.137" calcext:value-type="float">
            <text:p>-2.137</text:p>
          </table:table-cell>
          <table:table-cell office:value-type="float" office:value="-2.249" calcext:value-type="float">
            <text:p>-2.249</text:p>
          </table:table-cell>
          <table:table-cell office:value-type="float" office:value="-2.398" calcext:value-type="float">
            <text:p>-2.398</text:p>
          </table:table-cell>
          <table:table-cell office:value-type="float" office:value="-2.626" calcext:value-type="float">
            <text:p>-2.626</text:p>
          </table:table-cell>
          <table:table-cell office:value-type="float" office:value="-2.984" calcext:value-type="float">
            <text:p>-2.984</text:p>
          </table:table-cell>
          <table:table-cell office:value-type="float" office:value="-3.451" calcext:value-type="float">
            <text:p>-3.451</text:p>
          </table:table-cell>
          <table:table-cell table:number-columns-repeated="2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H3P2O7-</text:p>
          </table:table-cell>
          <table:table-cell office:value-type="float" office:value="4" calcext:value-type="float">
            <text:p>4</text:p>
          </table:table-cell>
          <table:table-cell office:value-type="float" office:value="-14.22" calcext:value-type="float">
            <text:p>-14.22</text:p>
          </table:table-cell>
          <table:table-cell office:value-type="float" office:value="-14.42" calcext:value-type="float">
            <text:p>-14.42</text:p>
          </table:table-cell>
          <table:table-cell office:value-type="float" office:value="-15.02" calcext:value-type="float">
            <text:p>-15.02</text:p>
          </table:table-cell>
          <table:table-cell office:value-type="float" office:value="-15.93" calcext:value-type="float">
            <text:p>-15.93</text:p>
          </table:table-cell>
          <table:table-cell office:value-type="float" office:value="-17.28" calcext:value-type="float">
            <text:p>-17.28</text:p>
          </table:table-cell>
          <table:table-cell office:value-type="float" office:value="-18.81" calcext:value-type="float">
            <text:p>-18.81</text:p>
          </table:table-cell>
          <table:table-cell office:value-type="float" office:value="-20.6" calcext:value-type="float">
            <text:p>-20.6</text:p>
          </table:table-cell>
          <table:table-cell office:value-type="float" office:value="-22.82" calcext:value-type="float">
            <text:p>-22.82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H3PO4(aq)</text:p>
          </table:table-cell>
          <table:table-cell office:value-type="float" office:value="3" calcext:value-type="float">
            <text:p>3</text:p>
          </table:table-cell>
          <table:table-cell office:value-type="float" office:value="-9.393" calcext:value-type="float">
            <text:p>-9.393</text:p>
          </table:table-cell>
          <table:table-cell office:value-type="float" office:value="-9.375" calcext:value-type="float">
            <text:p>-9.375</text:p>
          </table:table-cell>
          <table:table-cell office:value-type="float" office:value="-9.543" calcext:value-type="float">
            <text:p>-9.543</text:p>
          </table:table-cell>
          <table:table-cell office:value-type="float" office:value="-9.88" calcext:value-type="float">
            <text:p>-9.88</text:p>
          </table:table-cell>
          <table:table-cell office:value-type="float" office:value="-10.44" calcext:value-type="float">
            <text:p>-10.44</text:p>
          </table:table-cell>
          <table:table-cell office:value-type="float" office:value="-11.14" calcext:value-type="float">
            <text:p>-11.14</text:p>
          </table:table-cell>
          <table:table-cell office:value-type="float" office:value="-12.02" calcext:value-type="float">
            <text:p>-12.02</text:p>
          </table:table-cell>
          <table:table-cell office:value-type="float" office:value="-13.19" calcext:value-type="float">
            <text:p>-13.19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H4(H2SiO4)4-4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35.94" calcext:value-type="float">
            <text:p>35.94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H4P2O7(aq)</text:p>
          </table:table-cell>
          <table:table-cell office:value-type="float" office:value="3" calcext:value-type="float">
            <text:p>3</text:p>
          </table:table-cell>
          <table:table-cell office:value-type="float" office:value="-15.57" calcext:value-type="float">
            <text:p>-15.57</text:p>
          </table:table-cell>
          <table:table-cell office:value-type="float" office:value="-15.93" calcext:value-type="float">
            <text:p>-15.93</text:p>
          </table:table-cell>
          <table:table-cell office:value-type="float" office:value="-16.68" calcext:value-type="float">
            <text:p>-16.68</text:p>
          </table:table-cell>
          <table:table-cell office:value-type="float" office:value="-17.83" calcext:value-type="float">
            <text:p>-17.83</text:p>
          </table:table-cell>
          <table:table-cell office:value-type="float" office:value="-19.77" calcext:value-type="float">
            <text:p>-19.77</text:p>
          </table:table-cell>
          <table:table-cell office:value-type="float" office:value="-22.42" calcext:value-type="float">
            <text:p>-22.42</text:p>
          </table:table-cell>
          <table:table-cell table:number-columns-repeated="2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H6(H2SiO4)4-2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13.64" calcext:value-type="float">
            <text:p>13.64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HAlO2(aq)</text:p>
          </table:table-cell>
          <table:table-cell office:value-type="float" office:value="3" calcext:value-type="float">
            <text:p>3</text:p>
          </table:table-cell>
          <table:table-cell office:value-type="float" office:value="18.72" calcext:value-type="float">
            <text:p>18.72</text:p>
          </table:table-cell>
          <table:table-cell office:value-type="float" office:value="16.43" calcext:value-type="float">
            <text:p>16.43</text:p>
          </table:table-cell>
          <table:table-cell office:value-type="float" office:value="13.73" calcext:value-type="float">
            <text:p>13.73</text:p>
          </table:table-cell>
          <table:table-cell office:value-type="float" office:value="11.17" calcext:value-type="float">
            <text:p>11.17</text:p>
          </table:table-cell>
          <table:table-cell office:value-type="float" office:value="8.557" calcext:value-type="float">
            <text:p>8.557</text:p>
          </table:table-cell>
          <table:table-cell office:value-type="float" office:value="6.374" calcext:value-type="float">
            <text:p>6.374</text:p>
          </table:table-cell>
          <table:table-cell office:value-type="float" office:value="4.478" calcext:value-type="float">
            <text:p>4.478</text:p>
          </table:table-cell>
          <table:table-cell office:value-type="float" office:value="2.783" calcext:value-type="float">
            <text:p>2.783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HAsO2(aq)</text:p>
          </table:table-cell>
          <table:table-cell office:value-type="float" office:value="3" calcext:value-type="float">
            <text:p>3</text:p>
          </table:table-cell>
          <table:table-cell office:value-type="float" office:value="23.79" calcext:value-type="float">
            <text:p>23.79</text:p>
          </table:table-cell>
          <table:table-cell office:value-type="float" office:value="21.26" calcext:value-type="float">
            <text:p>21.26</text:p>
          </table:table-cell>
          <table:table-cell office:value-type="float" office:value="18.2" calcext:value-type="float">
            <text:p>18.2</text:p>
          </table:table-cell>
          <table:table-cell office:value-type="float" office:value="15.12" calcext:value-type="float">
            <text:p>15.12</text:p>
          </table:table-cell>
          <table:table-cell office:value-type="float" office:value="11.67" calcext:value-type="float">
            <text:p>11.67</text:p>
          </table:table-cell>
          <table:table-cell office:value-type="float" office:value="8.391" calcext:value-type="float">
            <text:p>8.391</text:p>
          </table:table-cell>
          <table:table-cell table:number-columns-repeated="2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HAsO3F-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-46.12" calcext:value-type="float">
            <text:p>-46.12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HAsO4-2</text:p>
          </table:table-cell>
          <table:table-cell office:value-type="float" office:value="4" calcext:value-type="float">
            <text:p>4</text:p>
          </table:table-cell>
          <table:table-cell office:value-type="float" office:value="6.859" calcext:value-type="float">
            <text:p>6.859</text:p>
          </table:table-cell>
          <table:table-cell office:value-type="float" office:value="6.758" calcext:value-type="float">
            <text:p>6.758</text:p>
          </table:table-cell>
          <table:table-cell office:value-type="float" office:value="6.761" calcext:value-type="float">
            <text:p>6.761</text:p>
          </table:table-cell>
          <table:table-cell office:value-type="float" office:value="6.877" calcext:value-type="float">
            <text:p>6.877</text:p>
          </table:table-cell>
          <table:table-cell office:value-type="float" office:value="7.131" calcext:value-type="float">
            <text:p>7.131</text:p>
          </table:table-cell>
          <table:table-cell office:value-type="float" office:value="7.485" calcext:value-type="float">
            <text:p>7.485</text:p>
          </table:table-cell>
          <table:table-cell office:value-type="float" office:value="7.947" calcext:value-type="float">
            <text:p>7.947</text:p>
          </table:table-cell>
          <table:table-cell office:value-type="float" office:value="8.575" calcext:value-type="float">
            <text:p>8.575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HCl(aq)</text:p>
          </table:table-cell>
          <table:table-cell office:value-type="float" office:value="3" calcext:value-type="float">
            <text:p>3</text:p>
          </table:table-cell>
          <table:table-cell office:value-type="float" office:value="-0.6609" calcext:value-type="float">
            <text:p>-0.6609</text:p>
          </table:table-cell>
          <table:table-cell office:value-type="float" office:value="-0.67" calcext:value-type="float">
            <text:p>-0.67</text:p>
          </table:table-cell>
          <table:table-cell office:value-type="float" office:value="-0.6885" calcext:value-type="float">
            <text:p>-0.6885</text:p>
          </table:table-cell>
          <table:table-cell office:value-type="float" office:value="-0.62" calcext:value-type="float">
            <text:p>-0.62</text:p>
          </table:table-cell>
          <table:table-cell office:value-type="float" office:value="-0.41" calcext:value-type="float">
            <text:p>-0.41</text:p>
          </table:table-cell>
          <table:table-cell office:value-type="float" office:value="-0.092" calcext:value-type="float">
            <text:p>-0.092</text:p>
          </table:table-cell>
          <table:table-cell office:value-type="float" office:value="0.49" calcext:value-type="float">
            <text:p>0.49</text:p>
          </table:table-cell>
          <table:table-cell office:value-type="float" office:value="1.51" calcext:value-type="float">
            <text:p>1.51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HClO(aq)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7.532" calcext:value-type="float">
            <text:p>7.532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HClO2(aq)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19.94" calcext:value-type="float">
            <text:p>19.94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HCrO4-</text:p>
          </table:table-cell>
          <table:table-cell office:value-type="float" office:value="4" calcext:value-type="float">
            <text:p>4</text:p>
          </table:table-cell>
          <table:table-cell office:value-type="float" office:value="-6.527" calcext:value-type="float">
            <text:p>-6.527</text:p>
          </table:table-cell>
          <table:table-cell office:value-type="float" office:value="-6.494" calcext:value-type="float">
            <text:p>-6.494</text:p>
          </table:table-cell>
          <table:table-cell office:value-type="float" office:value="-6.641" calcext:value-type="float">
            <text:p>-6.641</text:p>
          </table:table-cell>
          <table:table-cell office:value-type="float" office:value="-6.949" calcext:value-type="float">
            <text:p>-6.949</text:p>
          </table:table-cell>
          <table:table-cell office:value-type="float" office:value="-7.455" calcext:value-type="float">
            <text:p>-7.455</text:p>
          </table:table-cell>
          <table:table-cell office:value-type="float" office:value="-8.061" calcext:value-type="float">
            <text:p>-8.061</text:p>
          </table:table-cell>
          <table:table-cell office:value-type="float" office:value="-8.772" calcext:value-type="float">
            <text:p>-8.772</text:p>
          </table:table-cell>
          <table:table-cell office:value-type="float" office:value="-9.651" calcext:value-type="float">
            <text:p>-9.651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HF(aq)</text:p>
          </table:table-cell>
          <table:table-cell office:value-type="float" office:value="3" calcext:value-type="float">
            <text:p>3</text:p>
          </table:table-cell>
          <table:table-cell office:value-type="float" office:value="-2.985" calcext:value-type="float">
            <text:p>-2.985</text:p>
          </table:table-cell>
          <table:table-cell office:value-type="float" office:value="-3.168" calcext:value-type="float">
            <text:p>-3.168</text:p>
          </table:table-cell>
          <table:table-cell office:value-type="float" office:value="-3.474" calcext:value-type="float">
            <text:p>-3.474</text:p>
          </table:table-cell>
          <table:table-cell office:value-type="float" office:value="-3.848" calcext:value-type="float">
            <text:p>-3.848</text:p>
          </table:table-cell>
          <table:table-cell office:value-type="float" office:value="-4.338" calcext:value-type="float">
            <text:p>-4.338</text:p>
          </table:table-cell>
          <table:table-cell office:value-type="float" office:value="-4.859" calcext:value-type="float">
            <text:p>-4.859</text:p>
          </table:table-cell>
          <table:table-cell office:value-type="float" office:value="-5.437" calcext:value-type="float">
            <text:p>-5.437</text:p>
          </table:table-cell>
          <table:table-cell office:value-type="float" office:value="-6.135" calcext:value-type="float">
            <text:p>-6.135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HF2-</text:p>
          </table:table-cell>
          <table:table-cell office:value-type="float" office:value="4" calcext:value-type="float">
            <text:p>4</text:p>
          </table:table-cell>
          <table:table-cell office:value-type="float" office:value="-2.238" calcext:value-type="float">
            <text:p>-2.238</text:p>
          </table:table-cell>
          <table:table-cell office:value-type="float" office:value="-2.551" calcext:value-type="float">
            <text:p>-2.551</text:p>
          </table:table-cell>
          <table:table-cell office:value-type="float" office:value="-2.96" calcext:value-type="float">
            <text:p>-2.96</text:p>
          </table:table-cell>
          <table:table-cell office:value-type="float" office:value="-3.385" calcext:value-type="float">
            <text:p>-3.385</text:p>
          </table:table-cell>
          <table:table-cell office:value-type="float" office:value="-3.88" calcext:value-type="float">
            <text:p>-3.88</text:p>
          </table:table-cell>
          <table:table-cell office:value-type="float" office:value="-4.374" calcext:value-type="float">
            <text:p>-4.374</text:p>
          </table:table-cell>
          <table:table-cell office:value-type="float" office:value="-4.915" calcext:value-type="float">
            <text:p>-4.915</text:p>
          </table:table-cell>
          <table:table-cell office:value-type="float" office:value="-5.578" calcext:value-type="float">
            <text:p>-5.578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HNO3(aq)</text:p>
          </table:table-cell>
          <table:table-cell office:value-type="float" office:value="3" calcext:value-type="float">
            <text:p>3</text:p>
          </table:table-cell>
          <table:table-cell office:value-type="float" office:value="1.537" calcext:value-type="float">
            <text:p>1.537</text:p>
          </table:table-cell>
          <table:table-cell office:value-type="float" office:value="1.302" calcext:value-type="float">
            <text:p>1.302</text:p>
          </table:table-cell>
          <table:table-cell office:value-type="float" office:value="0.9479" calcext:value-type="float">
            <text:p>0.9479</text:p>
          </table:table-cell>
          <table:table-cell office:value-type="float" office:value="0.5427" calcext:value-type="float">
            <text:p>0.5427</text:p>
          </table:table-cell>
          <table:table-cell office:value-type="float" office:value="0.0413" calcext:value-type="float">
            <text:p>0.0413</text:p>
          </table:table-cell>
          <table:table-cell office:value-type="float" office:value="-0.4704" calcext:value-type="float">
            <text:p>-0.4704</text:p>
          </table:table-cell>
          <table:table-cell office:value-type="float" office:value="-1.03" calcext:value-type="float">
            <text:p>-1.03</text:p>
          </table:table-cell>
          <table:table-cell office:value-type="float" office:value="-1.722" calcext:value-type="float">
            <text:p>-1.722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HO2-</text:p>
          </table:table-cell>
          <table:table-cell office:value-type="float" office:value="4" calcext:value-type="float">
            <text:p>4</text:p>
          </table:table-cell>
          <table:table-cell office:value-type="float" office:value="30.48" calcext:value-type="float">
            <text:p>30.48</text:p>
          </table:table-cell>
          <table:table-cell office:value-type="float" office:value="28.3" calcext:value-type="float">
            <text:p>28.3</text:p>
          </table:table-cell>
          <table:table-cell office:value-type="float" office:value="25.97" calcext:value-type="float">
            <text:p>25.97</text:p>
          </table:table-cell>
          <table:table-cell office:value-type="float" office:value="24.01" calcext:value-type="float">
            <text:p>24.01</text:p>
          </table:table-cell>
          <table:table-cell office:value-type="float" office:value="22.29" calcext:value-type="float">
            <text:p>22.29</text:p>
          </table:table-cell>
          <table:table-cell office:value-type="float" office:value="21.13" calcext:value-type="float">
            <text:p>21.13</text:p>
          </table:table-cell>
          <table:table-cell office:value-type="float" office:value="20.4" calcext:value-type="float">
            <text:p>20.4</text:p>
          </table:table-cell>
          <table:table-cell office:value-type="float" office:value="20.08" calcext:value-type="float">
            <text:p>20.08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HP2O7-3</text:p>
          </table:table-cell>
          <table:table-cell office:value-type="float" office:value="4" calcext:value-type="float">
            <text:p>4</text:p>
          </table:table-cell>
          <table:table-cell office:value-type="float" office:value="-5.207" calcext:value-type="float">
            <text:p>-5.207</text:p>
          </table:table-cell>
          <table:table-cell office:value-type="float" office:value="-5.45" calcext:value-type="float">
            <text:p>-5.45</text:p>
          </table:table-cell>
          <table:table-cell office:value-type="float" office:value="-6.084" calcext:value-type="float">
            <text:p>-6.084</text:p>
          </table:table-cell>
          <table:table-cell office:value-type="float" office:value="-7.127" calcext:value-type="float">
            <text:p>-7.127</text:p>
          </table:table-cell>
          <table:table-cell office:value-type="float" office:value="-8.75" calcext:value-type="float">
            <text:p>-8.75</text:p>
          </table:table-cell>
          <table:table-cell office:value-type="float" office:value="-10.65" calcext:value-type="float">
            <text:p>-10.65</text:p>
          </table:table-cell>
          <table:table-cell office:value-type="float" office:value="-12.93" calcext:value-type="float">
            <text:p>-12.93</text:p>
          </table:table-cell>
          <table:table-cell office:value-type="float" office:value="-15.82" calcext:value-type="float">
            <text:p>-15.82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HPO3F-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-11.3" calcext:value-type="float">
            <text:p>-11.3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HS2O3-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132.5" calcext:value-type="float">
            <text:p>132.5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HSO3-</text:p>
          </table:table-cell>
          <table:table-cell office:value-type="float" office:value="4" calcext:value-type="float">
            <text:p>4</text:p>
          </table:table-cell>
          <table:table-cell office:value-type="float" office:value="43.77" calcext:value-type="float">
            <text:p>43.77</text:p>
          </table:table-cell>
          <table:table-cell office:value-type="float" office:value="39.42" calcext:value-type="float">
            <text:p>39.42</text:p>
          </table:table-cell>
          <table:table-cell office:value-type="float" office:value="34.21" calcext:value-type="float">
            <text:p>34.21</text:p>
          </table:table-cell>
          <table:table-cell office:value-type="float" office:value="29.26" calcext:value-type="float">
            <text:p>29.26</text:p>
          </table:table-cell>
          <table:table-cell office:value-type="float" office:value="24.16" calcext:value-type="float">
            <text:p>24.16</text:p>
          </table:table-cell>
          <table:table-cell office:value-type="float" office:value="19.91" calcext:value-type="float">
            <text:p>19.91</text:p>
          </table:table-cell>
          <table:table-cell office:value-type="float" office:value="16.23" calcext:value-type="float">
            <text:p>16.23</text:p>
          </table:table-cell>
          <table:table-cell office:value-type="float" office:value="12.88" calcext:value-type="float">
            <text:p>12.88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HSO4-</text:p>
          </table:table-cell>
          <table:table-cell office:value-type="float" office:value="4" calcext:value-type="float">
            <text:p>4</text:p>
          </table:table-cell>
          <table:table-cell office:value-type="float" office:value="-1.719" calcext:value-type="float">
            <text:p>-1.719</text:p>
          </table:table-cell>
          <table:table-cell office:value-type="float" office:value="-1.979" calcext:value-type="float">
            <text:p>-1.979</text:p>
          </table:table-cell>
          <table:table-cell office:value-type="float" office:value="-2.437" calcext:value-type="float">
            <text:p>-2.437</text:p>
          </table:table-cell>
          <table:table-cell office:value-type="float" office:value="-3" calcext:value-type="float">
            <text:p>-3</text:p>
          </table:table-cell>
          <table:table-cell office:value-type="float" office:value="-3.723" calcext:value-type="float">
            <text:p>-3.723</text:p>
          </table:table-cell>
          <table:table-cell office:value-type="float" office:value="-4.468" calcext:value-type="float">
            <text:p>-4.468</text:p>
          </table:table-cell>
          <table:table-cell office:value-type="float" office:value="-5.263" calcext:value-type="float">
            <text:p>-5.263</text:p>
          </table:table-cell>
          <table:table-cell office:value-type="float" office:value="-6.18" calcext:value-type="float">
            <text:p>-6.18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HSiO3-</text:p>
          </table:table-cell>
          <table:table-cell office:value-type="float" office:value="4" calcext:value-type="float">
            <text:p>4</text:p>
          </table:table-cell>
          <table:table-cell office:value-type="float" office:value="10.32" calcext:value-type="float">
            <text:p>10.32</text:p>
          </table:table-cell>
          <table:table-cell office:value-type="float" office:value="9.953" calcext:value-type="float">
            <text:p>9.953</text:p>
          </table:table-cell>
          <table:table-cell office:value-type="float" office:value="9.468" calcext:value-type="float">
            <text:p>9.468</text:p>
          </table:table-cell>
          <table:table-cell office:value-type="float" office:value="9.084" calcext:value-type="float">
            <text:p>9.084</text:p>
          </table:table-cell>
          <table:table-cell office:value-type="float" office:value="8.85" calcext:value-type="float">
            <text:p>8.85</text:p>
          </table:table-cell>
          <table:table-cell office:value-type="float" office:value="8.839" calcext:value-type="float">
            <text:p>8.839</text:p>
          </table:table-cell>
          <table:table-cell office:value-type="float" office:value="9.022" calcext:value-type="float">
            <text:p>9.022</text:p>
          </table:table-cell>
          <table:table-cell office:value-type="float" office:value="9.414" calcext:value-type="float">
            <text:p>9.414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Heptanal(aq)</text:p>
          </table:table-cell>
          <table:table-cell office:value-type="float" office:value="3" calcext:value-type="float">
            <text:p>3</text:p>
          </table:table-cell>
          <table:table-cell office:value-type="float" office:value="802.6" calcext:value-type="float">
            <text:p>802.6</text:p>
          </table:table-cell>
          <table:table-cell office:value-type="float" office:value="733" calcext:value-type="float">
            <text:p>733</text:p>
          </table:table-cell>
          <table:table-cell office:value-type="float" office:value="651.4" calcext:value-type="float">
            <text:p>651.4</text:p>
          </table:table-cell>
          <table:table-cell office:value-type="float" office:value="575.1" calcext:value-type="float">
            <text:p>575.1</text:p>
          </table:table-cell>
          <table:table-cell office:value-type="float" office:value="498.1" calcext:value-type="float">
            <text:p>498.1</text:p>
          </table:table-cell>
          <table:table-cell office:value-type="float" office:value="435.5" calcext:value-type="float">
            <text:p>435.5</text:p>
          </table:table-cell>
          <table:table-cell office:value-type="float" office:value="382.9" calcext:value-type="float">
            <text:p>382.9</text:p>
          </table:table-cell>
          <table:table-cell office:value-type="float" office:value="337" calcext:value-type="float">
            <text:p>337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Heptanoate</text:p>
          </table:table-cell>
          <table:table-cell office:value-type="float" office:value="4" calcext:value-type="float">
            <text:p>4</text:p>
          </table:table-cell>
          <table:table-cell office:value-type="float" office:value="754.9" calcext:value-type="float">
            <text:p>754.9</text:p>
          </table:table-cell>
          <table:table-cell office:value-type="float" office:value="689.8" calcext:value-type="float">
            <text:p>689.8</text:p>
          </table:table-cell>
          <table:table-cell office:value-type="float" office:value="613.4" calcext:value-type="float">
            <text:p>613.4</text:p>
          </table:table-cell>
          <table:table-cell office:value-type="float" office:value="542" calcext:value-type="float">
            <text:p>542</text:p>
          </table:table-cell>
          <table:table-cell office:value-type="float" office:value="470" calcext:value-type="float">
            <text:p>470</text:p>
          </table:table-cell>
          <table:table-cell office:value-type="float" office:value="411.4" calcext:value-type="float">
            <text:p>411.4</text:p>
          </table:table-cell>
          <table:table-cell office:value-type="float" office:value="362.2" calcext:value-type="float">
            <text:p>362.2</text:p>
          </table:table-cell>
          <table:table-cell office:value-type="float" office:value="319.2" calcext:value-type="float">
            <text:p>319.2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Heptanoic_acid(aq)</text:p>
          </table:table-cell>
          <table:table-cell office:value-type="float" office:value="3" calcext:value-type="float">
            <text:p>3</text:p>
          </table:table-cell>
          <table:table-cell office:value-type="float" office:value="750" calcext:value-type="float">
            <text:p>750</text:p>
          </table:table-cell>
          <table:table-cell office:value-type="float" office:value="684.9" calcext:value-type="float">
            <text:p>684.9</text:p>
          </table:table-cell>
          <table:table-cell office:value-type="float" office:value="608.4" calcext:value-type="float">
            <text:p>608.4</text:p>
          </table:table-cell>
          <table:table-cell office:value-type="float" office:value="536.9" calcext:value-type="float">
            <text:p>536.9</text:p>
          </table:table-cell>
          <table:table-cell office:value-type="float" office:value="464.7" calcext:value-type="float">
            <text:p>464.7</text:p>
          </table:table-cell>
          <table:table-cell office:value-type="float" office:value="405.8" calcext:value-type="float">
            <text:p>405.8</text:p>
          </table:table-cell>
          <table:table-cell office:value-type="float" office:value="356.4" calcext:value-type="float">
            <text:p>356.4</text:p>
          </table:table-cell>
          <table:table-cell office:value-type="float" office:value="313.1" calcext:value-type="float">
            <text:p>313.1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Hexanal(aq)</text:p>
          </table:table-cell>
          <table:table-cell office:value-type="float" office:value="3" calcext:value-type="float">
            <text:p>3</text:p>
          </table:table-cell>
          <table:table-cell office:value-type="float" office:value="682.6" calcext:value-type="float">
            <text:p>682.6</text:p>
          </table:table-cell>
          <table:table-cell office:value-type="float" office:value="623.4" calcext:value-type="float">
            <text:p>623.4</text:p>
          </table:table-cell>
          <table:table-cell office:value-type="float" office:value="553.9" calcext:value-type="float">
            <text:p>553.9</text:p>
          </table:table-cell>
          <table:table-cell office:value-type="float" office:value="489" calcext:value-type="float">
            <text:p>489</text:p>
          </table:table-cell>
          <table:table-cell office:value-type="float" office:value="423.5" calcext:value-type="float">
            <text:p>423.5</text:p>
          </table:table-cell>
          <table:table-cell office:value-type="float" office:value="370.2" calcext:value-type="float">
            <text:p>370.2</text:p>
          </table:table-cell>
          <table:table-cell office:value-type="float" office:value="325.4" calcext:value-type="float">
            <text:p>325.4</text:p>
          </table:table-cell>
          <table:table-cell office:value-type="float" office:value="286.3" calcext:value-type="float">
            <text:p>286.3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Hexanoate</text:p>
          </table:table-cell>
          <table:table-cell office:value-type="float" office:value="4" calcext:value-type="float">
            <text:p>4</text:p>
          </table:table-cell>
          <table:table-cell office:value-type="float" office:value="636" calcext:value-type="float">
            <text:p>636</text:p>
          </table:table-cell>
          <table:table-cell office:value-type="float" office:value="581.2" calcext:value-type="float">
            <text:p>581.2</text:p>
          </table:table-cell>
          <table:table-cell office:value-type="float" office:value="516.8" calcext:value-type="float">
            <text:p>516.8</text:p>
          </table:table-cell>
          <table:table-cell office:value-type="float" office:value="456.7" calcext:value-type="float">
            <text:p>456.7</text:p>
          </table:table-cell>
          <table:table-cell office:value-type="float" office:value="396.1" calcext:value-type="float">
            <text:p>396.1</text:p>
          </table:table-cell>
          <table:table-cell office:value-type="float" office:value="346.7" calcext:value-type="float">
            <text:p>346.7</text:p>
          </table:table-cell>
          <table:table-cell office:value-type="float" office:value="305.3" calcext:value-type="float">
            <text:p>305.3</text:p>
          </table:table-cell>
          <table:table-cell office:value-type="float" office:value="269.2" calcext:value-type="float">
            <text:p>269.2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Hexanoic_acid(aq)</text:p>
          </table:table-cell>
          <table:table-cell office:value-type="float" office:value="3" calcext:value-type="float">
            <text:p>3</text:p>
          </table:table-cell>
          <table:table-cell office:value-type="float" office:value="631.1" calcext:value-type="float">
            <text:p>631.1</text:p>
          </table:table-cell>
          <table:table-cell office:value-type="float" office:value="576.3" calcext:value-type="float">
            <text:p>576.3</text:p>
          </table:table-cell>
          <table:table-cell office:value-type="float" office:value="511.9" calcext:value-type="float">
            <text:p>511.9</text:p>
          </table:table-cell>
          <table:table-cell office:value-type="float" office:value="451.6" calcext:value-type="float">
            <text:p>451.6</text:p>
          </table:table-cell>
          <table:table-cell office:value-type="float" office:value="390.8" calcext:value-type="float">
            <text:p>390.8</text:p>
          </table:table-cell>
          <table:table-cell office:value-type="float" office:value="341.2" calcext:value-type="float">
            <text:p>341.2</text:p>
          </table:table-cell>
          <table:table-cell office:value-type="float" office:value="299.5" calcext:value-type="float">
            <text:p>299.5</text:p>
          </table:table-cell>
          <table:table-cell office:value-type="float" office:value="262.9" calcext:value-type="float">
            <text:p>262.9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K(But)(aq)</text:p>
          </table:table-cell>
          <table:table-cell office:value-type="float" office:value="3" calcext:value-type="float">
            <text:p>3</text:p>
          </table:table-cell>
          <table:table-cell office:value-type="float" office:value="398" calcext:value-type="float">
            <text:p>398</text:p>
          </table:table-cell>
          <table:table-cell office:value-type="float" office:value="363.8" calcext:value-type="float">
            <text:p>363.8</text:p>
          </table:table-cell>
          <table:table-cell office:value-type="float" office:value="323.4" calcext:value-type="float">
            <text:p>323.4</text:p>
          </table:table-cell>
          <table:table-cell office:value-type="float" office:value="285.6" calcext:value-type="float">
            <text:p>285.6</text:p>
          </table:table-cell>
          <table:table-cell office:value-type="float" office:value="247.3" calcext:value-type="float">
            <text:p>247.3</text:p>
          </table:table-cell>
          <table:table-cell office:value-type="float" office:value="216.1" calcext:value-type="float">
            <text:p>216.1</text:p>
          </table:table-cell>
          <table:table-cell office:value-type="float" office:value="189.8" calcext:value-type="float">
            <text:p>189.8</text:p>
          </table:table-cell>
          <table:table-cell office:value-type="float" office:value="166.7" calcext:value-type="float">
            <text:p>166.7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K(But)2-</text:p>
          </table:table-cell>
          <table:table-cell office:value-type="float" office:value="4" calcext:value-type="float">
            <text:p>4</text:p>
          </table:table-cell>
          <table:table-cell office:value-type="float" office:value="796.2" calcext:value-type="float">
            <text:p>796.2</text:p>
          </table:table-cell>
          <table:table-cell office:value-type="float" office:value="727.8" calcext:value-type="float">
            <text:p>727.8</text:p>
          </table:table-cell>
          <table:table-cell office:value-type="float" office:value="647.2" calcext:value-type="float">
            <text:p>647.2</text:p>
          </table:table-cell>
          <table:table-cell office:value-type="float" office:value="571.6" calcext:value-type="float">
            <text:p>571.6</text:p>
          </table:table-cell>
          <table:table-cell office:value-type="float" office:value="494.9" calcext:value-type="float">
            <text:p>494.9</text:p>
          </table:table-cell>
          <table:table-cell office:value-type="float" office:value="432.3" calcext:value-type="float">
            <text:p>432.3</text:p>
          </table:table-cell>
          <table:table-cell office:value-type="float" office:value="379.5" calcext:value-type="float">
            <text:p>379.5</text:p>
          </table:table-cell>
          <table:table-cell office:value-type="float" office:value="333.2" calcext:value-type="float">
            <text:p>333.2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K(CH3COO)2-</text:p>
          </table:table-cell>
          <table:table-cell office:value-type="float" office:value="4" calcext:value-type="float">
            <text:p>4</text:p>
          </table:table-cell>
          <table:table-cell office:value-type="float" office:value="321.7" calcext:value-type="float">
            <text:p>321.7</text:p>
          </table:table-cell>
          <table:table-cell office:value-type="float" office:value="294.3" calcext:value-type="float">
            <text:p>294.3</text:p>
          </table:table-cell>
          <table:table-cell office:value-type="float" office:value="261.8" calcext:value-type="float">
            <text:p>261.8</text:p>
          </table:table-cell>
          <table:table-cell office:value-type="float" office:value="231.4" calcext:value-type="float">
            <text:p>231.4</text:p>
          </table:table-cell>
          <table:table-cell office:value-type="float" office:value="200.4" calcext:value-type="float">
            <text:p>200.4</text:p>
          </table:table-cell>
          <table:table-cell office:value-type="float" office:value="175.2" calcext:value-type="float">
            <text:p>175.2</text:p>
          </table:table-cell>
          <table:table-cell office:value-type="float" office:value="153.8" calcext:value-type="float">
            <text:p>153.8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K(For)(aq)</text:p>
          </table:table-cell>
          <table:table-cell office:value-type="float" office:value="3" calcext:value-type="float">
            <text:p>3</text:p>
          </table:table-cell>
          <table:table-cell office:value-type="float" office:value="46.93" calcext:value-type="float">
            <text:p>46.93</text:p>
          </table:table-cell>
          <table:table-cell office:value-type="float" office:value="42.78" calcext:value-type="float">
            <text:p>42.78</text:p>
          </table:table-cell>
          <table:table-cell office:value-type="float" office:value="37.91" calcext:value-type="float">
            <text:p>37.91</text:p>
          </table:table-cell>
          <table:table-cell office:value-type="float" office:value="33.38" calcext:value-type="float">
            <text:p>33.38</text:p>
          </table:table-cell>
          <table:table-cell office:value-type="float" office:value="28.81" calcext:value-type="float">
            <text:p>28.81</text:p>
          </table:table-cell>
          <table:table-cell office:value-type="float" office:value="25.08" calcext:value-type="float">
            <text:p>25.08</text:p>
          </table:table-cell>
          <table:table-cell office:value-type="float" office:value="21.91" calcext:value-type="float">
            <text:p>21.91</text:p>
          </table:table-cell>
          <table:table-cell office:value-type="float" office:value="19.06" calcext:value-type="float">
            <text:p>19.06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K(For)2-</text:p>
          </table:table-cell>
          <table:table-cell office:value-type="float" office:value="4" calcext:value-type="float">
            <text:p>4</text:p>
          </table:table-cell>
          <table:table-cell office:value-type="float" office:value="94.01" calcext:value-type="float">
            <text:p>94.01</text:p>
          </table:table-cell>
          <table:table-cell office:value-type="float" office:value="85.88" calcext:value-type="float">
            <text:p>85.88</text:p>
          </table:table-cell>
          <table:table-cell office:value-type="float" office:value="76.35" calcext:value-type="float">
            <text:p>76.35</text:p>
          </table:table-cell>
          <table:table-cell office:value-type="float" office:value="67.46" calcext:value-type="float">
            <text:p>67.46</text:p>
          </table:table-cell>
          <table:table-cell office:value-type="float" office:value="58.51" calcext:value-type="float">
            <text:p>58.51</text:p>
          </table:table-cell>
          <table:table-cell office:value-type="float" office:value="51.23" calcext:value-type="float">
            <text:p>51.23</text:p>
          </table:table-cell>
          <table:table-cell office:value-type="float" office:value="45.1" calcext:value-type="float">
            <text:p>45.1</text:p>
          </table:table-cell>
          <table:table-cell office:value-type="float" office:value="39.68" calcext:value-type="float">
            <text:p>39.68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K(Glyc)(aq)</text:p>
          </table:table-cell>
          <table:table-cell office:value-type="float" office:value="3" calcext:value-type="float">
            <text:p>3</text:p>
          </table:table-cell>
          <table:table-cell office:value-type="float" office:value="132.5" calcext:value-type="float">
            <text:p>132.5</text:p>
          </table:table-cell>
          <table:table-cell office:value-type="float" office:value="121.2" calcext:value-type="float">
            <text:p>121.2</text:p>
          </table:table-cell>
          <table:table-cell office:value-type="float" office:value="107.8" calcext:value-type="float">
            <text:p>107.8</text:p>
          </table:table-cell>
          <table:table-cell office:value-type="float" office:value="95.19" calcext:value-type="float">
            <text:p>95.19</text:p>
          </table:table-cell>
          <table:table-cell office:value-type="float" office:value="82.43" calcext:value-type="float">
            <text:p>82.43</text:p>
          </table:table-cell>
          <table:table-cell office:value-type="float" office:value="71.98" calcext:value-type="float">
            <text:p>71.98</text:p>
          </table:table-cell>
          <table:table-cell office:value-type="float" office:value="63.12" calcext:value-type="float">
            <text:p>63.12</text:p>
          </table:table-cell>
          <table:table-cell office:value-type="float" office:value="55.24" calcext:value-type="float">
            <text:p>55.24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K(Glyc)2-</text:p>
          </table:table-cell>
          <table:table-cell office:value-type="float" office:value="4" calcext:value-type="float">
            <text:p>4</text:p>
          </table:table-cell>
          <table:table-cell office:value-type="float" office:value="265" calcext:value-type="float">
            <text:p>265</text:p>
          </table:table-cell>
          <table:table-cell office:value-type="float" office:value="242.4" calcext:value-type="float">
            <text:p>242.4</text:p>
          </table:table-cell>
          <table:table-cell office:value-type="float" office:value="215.8" calcext:value-type="float">
            <text:p>215.8</text:p>
          </table:table-cell>
          <table:table-cell office:value-type="float" office:value="190.8" calcext:value-type="float">
            <text:p>190.8</text:p>
          </table:table-cell>
          <table:table-cell office:value-type="float" office:value="165.3" calcext:value-type="float">
            <text:p>165.3</text:p>
          </table:table-cell>
          <table:table-cell office:value-type="float" office:value="144.5" calcext:value-type="float">
            <text:p>144.5</text:p>
          </table:table-cell>
          <table:table-cell office:value-type="float" office:value="126.8" calcext:value-type="float">
            <text:p>126.8</text:p>
          </table:table-cell>
          <table:table-cell office:value-type="float" office:value="111.2" calcext:value-type="float">
            <text:p>111.2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K(Lac)(aq)</text:p>
          </table:table-cell>
          <table:table-cell office:value-type="float" office:value="3" calcext:value-type="float">
            <text:p>3</text:p>
          </table:table-cell>
          <table:table-cell office:value-type="float" office:value="248.7" calcext:value-type="float">
            <text:p>248.7</text:p>
          </table:table-cell>
          <table:table-cell office:value-type="float" office:value="227.3" calcext:value-type="float">
            <text:p>227.3</text:p>
          </table:table-cell>
          <table:table-cell office:value-type="float" office:value="202.1" calcext:value-type="float">
            <text:p>202.1</text:p>
          </table:table-cell>
          <table:table-cell office:value-type="float" office:value="178.5" calcext:value-type="float">
            <text:p>178.5</text:p>
          </table:table-cell>
          <table:table-cell office:value-type="float" office:value="154.6" calcext:value-type="float">
            <text:p>154.6</text:p>
          </table:table-cell>
          <table:table-cell office:value-type="float" office:value="135" calcext:value-type="float">
            <text:p>135</text:p>
          </table:table-cell>
          <table:table-cell office:value-type="float" office:value="118.5" calcext:value-type="float">
            <text:p>118.5</text:p>
          </table:table-cell>
          <table:table-cell office:value-type="float" office:value="103.9" calcext:value-type="float">
            <text:p>103.9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K(Lac)2-</text:p>
          </table:table-cell>
          <table:table-cell office:value-type="float" office:value="4" calcext:value-type="float">
            <text:p>4</text:p>
          </table:table-cell>
          <table:table-cell office:value-type="float" office:value="497.3" calcext:value-type="float">
            <text:p>497.3</text:p>
          </table:table-cell>
          <table:table-cell office:value-type="float" office:value="454.8" calcext:value-type="float">
            <text:p>454.8</text:p>
          </table:table-cell>
          <table:table-cell office:value-type="float" office:value="404.5" calcext:value-type="float">
            <text:p>404.5</text:p>
          </table:table-cell>
          <table:table-cell office:value-type="float" office:value="357.3" calcext:value-type="float">
            <text:p>357.3</text:p>
          </table:table-cell>
          <table:table-cell office:value-type="float" office:value="309.4" calcext:value-type="float">
            <text:p>309.4</text:p>
          </table:table-cell>
          <table:table-cell office:value-type="float" office:value="270.2" calcext:value-type="float">
            <text:p>270.2</text:p>
          </table:table-cell>
          <table:table-cell office:value-type="float" office:value="237" calcext:value-type="float">
            <text:p>237</text:p>
          </table:table-cell>
          <table:table-cell office:value-type="float" office:value="207.8" calcext:value-type="float">
            <text:p>207.8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K(Pent)(aq)</text:p>
          </table:table-cell>
          <table:table-cell office:value-type="float" office:value="3" calcext:value-type="float">
            <text:p>3</text:p>
          </table:table-cell>
          <table:table-cell office:value-type="float" office:value="516.9" calcext:value-type="float">
            <text:p>516.9</text:p>
          </table:table-cell>
          <table:table-cell office:value-type="float" office:value="472.4" calcext:value-type="float">
            <text:p>472.4</text:p>
          </table:table-cell>
          <table:table-cell office:value-type="float" office:value="419.9" calcext:value-type="float">
            <text:p>419.9</text:p>
          </table:table-cell>
          <table:table-cell office:value-type="float" office:value="370.7" calcext:value-type="float">
            <text:p>370.7</text:p>
          </table:table-cell>
          <table:table-cell office:value-type="float" office:value="320.9" calcext:value-type="float">
            <text:p>320.9</text:p>
          </table:table-cell>
          <table:table-cell office:value-type="float" office:value="280.2" calcext:value-type="float">
            <text:p>280.2</text:p>
          </table:table-cell>
          <table:table-cell office:value-type="float" office:value="245.9" calcext:value-type="float">
            <text:p>245.9</text:p>
          </table:table-cell>
          <table:table-cell office:value-type="float" office:value="215.8" calcext:value-type="float">
            <text:p>215.8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K(Pent)2-</text:p>
          </table:table-cell>
          <table:table-cell office:value-type="float" office:value="4" calcext:value-type="float">
            <text:p>4</text:p>
          </table:table-cell>
          <table:table-cell office:value-type="float" office:value="1034" calcext:value-type="float">
            <text:p>1034</text:p>
          </table:table-cell>
          <table:table-cell office:value-type="float" office:value="945.1" calcext:value-type="float">
            <text:p>945.1</text:p>
          </table:table-cell>
          <table:table-cell office:value-type="float" office:value="840.2" calcext:value-type="float">
            <text:p>840.2</text:p>
          </table:table-cell>
          <table:table-cell office:value-type="float" office:value="741.7" calcext:value-type="float">
            <text:p>741.7</text:p>
          </table:table-cell>
          <table:table-cell office:value-type="float" office:value="641.7" calcext:value-type="float">
            <text:p>641.7</text:p>
          </table:table-cell>
          <table:table-cell office:value-type="float" office:value="560" calcext:value-type="float">
            <text:p>560</text:p>
          </table:table-cell>
          <table:table-cell office:value-type="float" office:value="491.1" calcext:value-type="float">
            <text:p>491.1</text:p>
          </table:table-cell>
          <table:table-cell office:value-type="float" office:value="430.5" calcext:value-type="float">
            <text:p>430.5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K(Prop)(aq)</text:p>
          </table:table-cell>
          <table:table-cell office:value-type="float" office:value="3" calcext:value-type="float">
            <text:p>3</text:p>
          </table:table-cell>
          <table:table-cell office:value-type="float" office:value="279" calcext:value-type="float">
            <text:p>279</text:p>
          </table:table-cell>
          <table:table-cell office:value-type="float" office:value="255" calcext:value-type="float">
            <text:p>255</text:p>
          </table:table-cell>
          <table:table-cell office:value-type="float" office:value="226.7" calcext:value-type="float">
            <text:p>226.7</text:p>
          </table:table-cell>
          <table:table-cell office:value-type="float" office:value="200.1" calcext:value-type="float">
            <text:p>200.1</text:p>
          </table:table-cell>
          <table:table-cell office:value-type="float" office:value="173.2" calcext:value-type="float">
            <text:p>173.2</text:p>
          </table:table-cell>
          <table:table-cell office:value-type="float" office:value="151.2" calcext:value-type="float">
            <text:p>151.2</text:p>
          </table:table-cell>
          <table:table-cell office:value-type="float" office:value="132.7" calcext:value-type="float">
            <text:p>132.7</text:p>
          </table:table-cell>
          <table:table-cell office:value-type="float" office:value="116.3" calcext:value-type="float">
            <text:p>116.3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K(Prop)2-</text:p>
          </table:table-cell>
          <table:table-cell office:value-type="float" office:value="4" calcext:value-type="float">
            <text:p>4</text:p>
          </table:table-cell>
          <table:table-cell office:value-type="float" office:value="558.1" calcext:value-type="float">
            <text:p>558.1</text:p>
          </table:table-cell>
          <table:table-cell office:value-type="float" office:value="510.3" calcext:value-type="float">
            <text:p>510.3</text:p>
          </table:table-cell>
          <table:table-cell office:value-type="float" office:value="453.8" calcext:value-type="float">
            <text:p>453.8</text:p>
          </table:table-cell>
          <table:table-cell office:value-type="float" office:value="400.7" calcext:value-type="float">
            <text:p>400.7</text:p>
          </table:table-cell>
          <table:table-cell office:value-type="float" office:value="346.9" calcext:value-type="float">
            <text:p>346.9</text:p>
          </table:table-cell>
          <table:table-cell office:value-type="float" office:value="302.8" calcext:value-type="float">
            <text:p>302.8</text:p>
          </table:table-cell>
          <table:table-cell office:value-type="float" office:value="265.6" calcext:value-type="float">
            <text:p>265.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KCH3COO(aq)</text:p>
          </table:table-cell>
          <table:table-cell office:value-type="float" office:value="3" calcext:value-type="float">
            <text:p>3</text:p>
          </table:table-cell>
          <table:table-cell office:value-type="float" office:value="160.9" calcext:value-type="float">
            <text:p>160.9</text:p>
          </table:table-cell>
          <table:table-cell office:value-type="float" office:value="147" calcext:value-type="float">
            <text:p>147</text:p>
          </table:table-cell>
          <table:table-cell office:value-type="float" office:value="130.7" calcext:value-type="float">
            <text:p>130.7</text:p>
          </table:table-cell>
          <table:table-cell office:value-type="float" office:value="115.4" calcext:value-type="float">
            <text:p>115.4</text:p>
          </table:table-cell>
          <table:table-cell office:value-type="float" office:value="99.88" calcext:value-type="float">
            <text:p>99.88</text:p>
          </table:table-cell>
          <table:table-cell office:value-type="float" office:value="87.2" calcext:value-type="float">
            <text:p>87.2</text:p>
          </table:table-cell>
          <table:table-cell office:value-type="float" office:value="76.48" calcext:value-type="float">
            <text:p>76.48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KCl(aq)</text:p>
          </table:table-cell>
          <table:table-cell office:value-type="float" office:value="3" calcext:value-type="float">
            <text:p>3</text:p>
          </table:table-cell>
          <table:table-cell office:value-type="float" office:value="1.71" calcext:value-type="float">
            <text:p>1.71</text:p>
          </table:table-cell>
          <table:table-cell office:value-type="float" office:value="1.495" calcext:value-type="float">
            <text:p>1.495</text:p>
          </table:table-cell>
          <table:table-cell office:value-type="float" office:value="1.216" calcext:value-type="float">
            <text:p>1.216</text:p>
          </table:table-cell>
          <table:table-cell office:value-type="float" office:value="0.924" calcext:value-type="float">
            <text:p>0.924</text:p>
          </table:table-cell>
          <table:table-cell office:value-type="float" office:value="0.5747" calcext:value-type="float">
            <text:p>0.5747</text:p>
          </table:table-cell>
          <table:table-cell office:value-type="float" office:value="0.2148" calcext:value-type="float">
            <text:p>0.2148</text:p>
          </table:table-cell>
          <table:table-cell office:value-type="float" office:value="-0.1957" calcext:value-type="float">
            <text:p>-0.1957</text:p>
          </table:table-cell>
          <table:table-cell office:value-type="float" office:value="-0.7347" calcext:value-type="float">
            <text:p>-0.7347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KHPO4-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-0.78" calcext:value-type="float">
            <text:p>-0.78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KHSO4(aq)</text:p>
          </table:table-cell>
          <table:table-cell office:value-type="float" office:value="3" calcext:value-type="float">
            <text:p>3</text:p>
          </table:table-cell>
          <table:table-cell office:value-type="float" office:value="-0.4353" calcext:value-type="float">
            <text:p>-0.4353</text:p>
          </table:table-cell>
          <table:table-cell office:value-type="float" office:value="-0.8136" calcext:value-type="float">
            <text:p>-0.8136</text:p>
          </table:table-cell>
          <table:table-cell office:value-type="float" office:value="-1.479" calcext:value-type="float">
            <text:p>-1.479</text:p>
          </table:table-cell>
          <table:table-cell office:value-type="float" office:value="-2.293" calcext:value-type="float">
            <text:p>-2.293</text:p>
          </table:table-cell>
          <table:table-cell office:value-type="float" office:value="-3.341" calcext:value-type="float">
            <text:p>-3.341</text:p>
          </table:table-cell>
          <table:table-cell office:value-type="float" office:value="-4.431" calcext:value-type="float">
            <text:p>-4.431</text:p>
          </table:table-cell>
          <table:table-cell office:value-type="float" office:value="-5.618" calcext:value-type="float">
            <text:p>-5.618</text:p>
          </table:table-cell>
          <table:table-cell office:value-type="float" office:value="-7.038" calcext:value-type="float">
            <text:p>-7.038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KOH(aq)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14.46" calcext:value-type="float">
            <text:p>14.46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KP2O7-3</text:p>
          </table:table-cell>
          <table:table-cell office:value-type="float" office:value="4" calcext:value-type="float">
            <text:p>4</text:p>
          </table:table-cell>
          <table:table-cell office:value-type="float" office:value="1.869" calcext:value-type="float">
            <text:p>1.869</text:p>
          </table:table-cell>
          <table:table-cell office:value-type="float" office:value="1.429" calcext:value-type="float">
            <text:p>1.429</text:p>
          </table:table-cell>
          <table:table-cell office:value-type="float" office:value="0.6515" calcext:value-type="float">
            <text:p>0.6515</text:p>
          </table:table-cell>
          <table:table-cell office:value-type="float" office:value="-0.3831" calcext:value-type="float">
            <text:p>-0.3831</text:p>
          </table:table-cell>
          <table:table-cell office:value-type="float" office:value="-1.871" calcext:value-type="float">
            <text:p>-1.871</text:p>
          </table:table-cell>
          <table:table-cell office:value-type="float" office:value="-3.552" calcext:value-type="float">
            <text:p>-3.552</text:p>
          </table:table-cell>
          <table:table-cell office:value-type="float" office:value="-5.523" calcext:value-type="float">
            <text:p>-5.523</text:p>
          </table:table-cell>
          <table:table-cell office:value-type="float" office:value="-8.043" calcext:value-type="float">
            <text:p>-8.043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KSO4-</text:p>
          </table:table-cell>
          <table:table-cell office:value-type="float" office:value="4" calcext:value-type="float">
            <text:p>4</text:p>
          </table:table-cell>
          <table:table-cell office:value-type="float" office:value="-0.8854" calcext:value-type="float">
            <text:p>-0.8854</text:p>
          </table:table-cell>
          <table:table-cell office:value-type="float" office:value="-0.8796" calcext:value-type="float">
            <text:p>-0.8796</text:p>
          </table:table-cell>
          <table:table-cell office:value-type="float" office:value="-0.9907" calcext:value-type="float">
            <text:p>-0.9907</text:p>
          </table:table-cell>
          <table:table-cell office:value-type="float" office:value="-1.195" calcext:value-type="float">
            <text:p>-1.195</text:p>
          </table:table-cell>
          <table:table-cell office:value-type="float" office:value="-1.52" calcext:value-type="float">
            <text:p>-1.52</text:p>
          </table:table-cell>
          <table:table-cell office:value-type="float" office:value="-1.919" calcext:value-type="float">
            <text:p>-1.919</text:p>
          </table:table-cell>
          <table:table-cell office:value-type="float" office:value="-2.416" calcext:value-type="float">
            <text:p>-2.416</text:p>
          </table:table-cell>
          <table:table-cell office:value-type="float" office:value="-3.086" calcext:value-type="float">
            <text:p>-3.086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Lactate</text:p>
          </table:table-cell>
          <table:table-cell office:value-type="float" office:value="4" calcext:value-type="float">
            <text:p>4</text:p>
          </table:table-cell>
          <table:table-cell office:value-type="float" office:value="248.7" calcext:value-type="float">
            <text:p>248.7</text:p>
          </table:table-cell>
          <table:table-cell office:value-type="float" office:value="227.4" calcext:value-type="float">
            <text:p>227.4</text:p>
          </table:table-cell>
          <table:table-cell office:value-type="float" office:value="202.3" calcext:value-type="float">
            <text:p>202.3</text:p>
          </table:table-cell>
          <table:table-cell office:value-type="float" office:value="178.9" calcext:value-type="float">
            <text:p>178.9</text:p>
          </table:table-cell>
          <table:table-cell office:value-type="float" office:value="155.4" calcext:value-type="float">
            <text:p>155.4</text:p>
          </table:table-cell>
          <table:table-cell office:value-type="float" office:value="136.2" calcext:value-type="float">
            <text:p>136.2</text:p>
          </table:table-cell>
          <table:table-cell office:value-type="float" office:value="120.2" calcext:value-type="float">
            <text:p>120.2</text:p>
          </table:table-cell>
          <table:table-cell office:value-type="float" office:value="106.2" calcext:value-type="float">
            <text:p>106.2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Malonate</text:p>
          </table:table-cell>
          <table:table-cell office:value-type="float" office:value="4" calcext:value-type="float">
            <text:p>4</text:p>
          </table:table-cell>
          <table:table-cell office:value-type="float" office:value="166.8" calcext:value-type="float">
            <text:p>166.8</text:p>
          </table:table-cell>
          <table:table-cell office:value-type="float" office:value="152.7" calcext:value-type="float">
            <text:p>152.7</text:p>
          </table:table-cell>
          <table:table-cell office:value-type="float" office:value="136.3" calcext:value-type="float">
            <text:p>136.3</text:p>
          </table:table-cell>
          <table:table-cell office:value-type="float" office:value="121.2" calcext:value-type="float">
            <text:p>121.2</text:p>
          </table:table-cell>
          <table:table-cell office:value-type="float" office:value="106.1" calcext:value-type="float">
            <text:p>106.1</text:p>
          </table:table-cell>
          <table:table-cell office:value-type="float" office:value="94.01" calcext:value-type="float">
            <text:p>94.01</text:p>
          </table:table-cell>
          <table:table-cell office:value-type="float" office:value="84.05" calcext:value-type="float">
            <text:p>84.05</text:p>
          </table:table-cell>
          <table:table-cell office:value-type="float" office:value="75.54" calcext:value-type="float">
            <text:p>75.54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Methanol(aq)</text:p>
          </table:table-cell>
          <table:table-cell office:value-type="float" office:value="3" calcext:value-type="float">
            <text:p>3</text:p>
          </table:table-cell>
          <table:table-cell office:value-type="float" office:value="129.2" calcext:value-type="float">
            <text:p>129.2</text:p>
          </table:table-cell>
          <table:table-cell office:value-type="float" office:value="117.9" calcext:value-type="float">
            <text:p>117.9</text:p>
          </table:table-cell>
          <table:table-cell office:value-type="float" office:value="104.7" calcext:value-type="float">
            <text:p>104.7</text:p>
          </table:table-cell>
          <table:table-cell office:value-type="float" office:value="92.32" calcext:value-type="float">
            <text:p>92.32</text:p>
          </table:table-cell>
          <table:table-cell office:value-type="float" office:value="79.87" calcext:value-type="float">
            <text:p>79.87</text:p>
          </table:table-cell>
          <table:table-cell office:value-type="float" office:value="69.76" calcext:value-type="float">
            <text:p>69.76</text:p>
          </table:table-cell>
          <table:table-cell office:value-type="float" office:value="61.27" calcext:value-type="float">
            <text:p>61.27</text:p>
          </table:table-cell>
          <table:table-cell office:value-type="float" office:value="53.88" calcext:value-type="float">
            <text:p>53.88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Mg(But)+</text:p>
          </table:table-cell>
          <table:table-cell office:value-type="float" office:value="4" calcext:value-type="float">
            <text:p>4</text:p>
          </table:table-cell>
          <table:table-cell office:value-type="float" office:value="397.3" calcext:value-type="float">
            <text:p>397.3</text:p>
          </table:table-cell>
          <table:table-cell office:value-type="float" office:value="363.2" calcext:value-type="float">
            <text:p>363.2</text:p>
          </table:table-cell>
          <table:table-cell office:value-type="float" office:value="323" calcext:value-type="float">
            <text:p>323</text:p>
          </table:table-cell>
          <table:table-cell office:value-type="float" office:value="285.2" calcext:value-type="float">
            <text:p>285.2</text:p>
          </table:table-cell>
          <table:table-cell office:value-type="float" office:value="246.9" calcext:value-type="float">
            <text:p>246.9</text:p>
          </table:table-cell>
          <table:table-cell office:value-type="float" office:value="215.6" calcext:value-type="float">
            <text:p>215.6</text:p>
          </table:table-cell>
          <table:table-cell office:value-type="float" office:value="189.2" calcext:value-type="float">
            <text:p>189.2</text:p>
          </table:table-cell>
          <table:table-cell office:value-type="float" office:value="165.9" calcext:value-type="float">
            <text:p>165.9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Mg(But)2(aq)</text:p>
          </table:table-cell>
          <table:table-cell office:value-type="float" office:value="3" calcext:value-type="float">
            <text:p>3</text:p>
          </table:table-cell>
          <table:table-cell office:value-type="float" office:value="794.9" calcext:value-type="float">
            <text:p>794.9</text:p>
          </table:table-cell>
          <table:table-cell office:value-type="float" office:value="726.9" calcext:value-type="float">
            <text:p>726.9</text:p>
          </table:table-cell>
          <table:table-cell office:value-type="float" office:value="646.4" calcext:value-type="float">
            <text:p>646.4</text:p>
          </table:table-cell>
          <table:table-cell office:value-type="float" office:value="570.8" calcext:value-type="float">
            <text:p>570.8</text:p>
          </table:table-cell>
          <table:table-cell office:value-type="float" office:value="494" calcext:value-type="float">
            <text:p>494</text:p>
          </table:table-cell>
          <table:table-cell office:value-type="float" office:value="431.1" calcext:value-type="float">
            <text:p>431.1</text:p>
          </table:table-cell>
          <table:table-cell office:value-type="float" office:value="378" calcext:value-type="float">
            <text:p>378</text:p>
          </table:table-cell>
          <table:table-cell office:value-type="float" office:value="331.2" calcext:value-type="float">
            <text:p>331.2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Mg(CH3COO)2(aq)</text:p>
          </table:table-cell>
          <table:table-cell office:value-type="float" office:value="3" calcext:value-type="float">
            <text:p>3</text:p>
          </table:table-cell>
          <table:table-cell office:value-type="float" office:value="318.5" calcext:value-type="float">
            <text:p>318.5</text:p>
          </table:table-cell>
          <table:table-cell office:value-type="float" office:value="291.5" calcext:value-type="float">
            <text:p>291.5</text:p>
          </table:table-cell>
          <table:table-cell office:value-type="float" office:value="259.3" calcext:value-type="float">
            <text:p>259.3</text:p>
          </table:table-cell>
          <table:table-cell office:value-type="float" office:value="229" calcext:value-type="float">
            <text:p>229</text:p>
          </table:table-cell>
          <table:table-cell office:value-type="float" office:value="198.1" calcext:value-type="float">
            <text:p>198.1</text:p>
          </table:table-cell>
          <table:table-cell office:value-type="float" office:value="172.7" calcext:value-type="float">
            <text:p>172.7</text:p>
          </table:table-cell>
          <table:table-cell office:value-type="float" office:value="151" calcext:value-type="float">
            <text:p>151</text:p>
          </table:table-cell>
          <table:table-cell office:value-type="float" office:value="131.7" calcext:value-type="float">
            <text:p>131.7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Mg(For)+</text:p>
          </table:table-cell>
          <table:table-cell office:value-type="float" office:value="4" calcext:value-type="float">
            <text:p>4</text:p>
          </table:table-cell>
          <table:table-cell office:value-type="float" office:value="45.26" calcext:value-type="float">
            <text:p>45.26</text:p>
          </table:table-cell>
          <table:table-cell office:value-type="float" office:value="41.38" calcext:value-type="float">
            <text:p>41.38</text:p>
          </table:table-cell>
          <table:table-cell office:value-type="float" office:value="36.73" calcext:value-type="float">
            <text:p>36.73</text:p>
          </table:table-cell>
          <table:table-cell office:value-type="float" office:value="32.34" calcext:value-type="float">
            <text:p>32.34</text:p>
          </table:table-cell>
          <table:table-cell office:value-type="float" office:value="27.83" calcext:value-type="float">
            <text:p>27.83</text:p>
          </table:table-cell>
          <table:table-cell office:value-type="float" office:value="24.08" calcext:value-type="float">
            <text:p>24.08</text:p>
          </table:table-cell>
          <table:table-cell office:value-type="float" office:value="20.83" calcext:value-type="float">
            <text:p>20.83</text:p>
          </table:table-cell>
          <table:table-cell office:value-type="float" office:value="17.86" calcext:value-type="float">
            <text:p>17.86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Mg(For)2(aq)</text:p>
          </table:table-cell>
          <table:table-cell office:value-type="float" office:value="3" calcext:value-type="float">
            <text:p>3</text:p>
          </table:table-cell>
          <table:table-cell office:value-type="float" office:value="91.01" calcext:value-type="float">
            <text:p>91.01</text:p>
          </table:table-cell>
          <table:table-cell office:value-type="float" office:value="83.31" calcext:value-type="float">
            <text:p>83.31</text:p>
          </table:table-cell>
          <table:table-cell office:value-type="float" office:value="74.12" calcext:value-type="float">
            <text:p>74.12</text:p>
          </table:table-cell>
          <table:table-cell office:value-type="float" office:value="65.42" calcext:value-type="float">
            <text:p>65.42</text:p>
          </table:table-cell>
          <table:table-cell office:value-type="float" office:value="56.49" calcext:value-type="float">
            <text:p>56.49</text:p>
          </table:table-cell>
          <table:table-cell office:value-type="float" office:value="49.06" calcext:value-type="float">
            <text:p>49.06</text:p>
          </table:table-cell>
          <table:table-cell office:value-type="float" office:value="42.62" calcext:value-type="float">
            <text:p>42.62</text:p>
          </table:table-cell>
          <table:table-cell office:value-type="float" office:value="36.72" calcext:value-type="float">
            <text:p>36.72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Mg(Glyc)+</text:p>
          </table:table-cell>
          <table:table-cell office:value-type="float" office:value="4" calcext:value-type="float">
            <text:p>4</text:p>
          </table:table-cell>
          <table:table-cell office:value-type="float" office:value="131.1" calcext:value-type="float">
            <text:p>131.1</text:p>
          </table:table-cell>
          <table:table-cell office:value-type="float" office:value="119.9" calcext:value-type="float">
            <text:p>119.9</text:p>
          </table:table-cell>
          <table:table-cell office:value-type="float" office:value="106.5" calcext:value-type="float">
            <text:p>106.5</text:p>
          </table:table-cell>
          <table:table-cell office:value-type="float" office:value="93.91" calcext:value-type="float">
            <text:p>93.91</text:p>
          </table:table-cell>
          <table:table-cell office:value-type="float" office:value="81.05" calcext:value-type="float">
            <text:p>81.05</text:p>
          </table:table-cell>
          <table:table-cell office:value-type="float" office:value="70.46" calcext:value-type="float">
            <text:p>70.46</text:p>
          </table:table-cell>
          <table:table-cell office:value-type="float" office:value="61.4" calcext:value-type="float">
            <text:p>61.4</text:p>
          </table:table-cell>
          <table:table-cell office:value-type="float" office:value="53.3" calcext:value-type="float">
            <text:p>53.3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Mg(Glyc)2(aq)</text:p>
          </table:table-cell>
          <table:table-cell office:value-type="float" office:value="3" calcext:value-type="float">
            <text:p>3</text:p>
          </table:table-cell>
          <table:table-cell office:value-type="float" office:value="262.3" calcext:value-type="float">
            <text:p>262.3</text:p>
          </table:table-cell>
          <table:table-cell office:value-type="float" office:value="240.1" calcext:value-type="float">
            <text:p>240.1</text:p>
          </table:table-cell>
          <table:table-cell office:value-type="float" office:value="213.5" calcext:value-type="float">
            <text:p>213.5</text:p>
          </table:table-cell>
          <table:table-cell office:value-type="float" office:value="188.5" calcext:value-type="float">
            <text:p>188.5</text:p>
          </table:table-cell>
          <table:table-cell office:value-type="float" office:value="162.8" calcext:value-type="float">
            <text:p>162.8</text:p>
          </table:table-cell>
          <table:table-cell office:value-type="float" office:value="141.7" calcext:value-type="float">
            <text:p>141.7</text:p>
          </table:table-cell>
          <table:table-cell office:value-type="float" office:value="123.6" calcext:value-type="float">
            <text:p>123.6</text:p>
          </table:table-cell>
          <table:table-cell office:value-type="float" office:value="107.4" calcext:value-type="float">
            <text:p>107.4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Mg(Lac)+</text:p>
          </table:table-cell>
          <table:table-cell office:value-type="float" office:value="4" calcext:value-type="float">
            <text:p>4</text:p>
          </table:table-cell>
          <table:table-cell office:value-type="float" office:value="247.3" calcext:value-type="float">
            <text:p>247.3</text:p>
          </table:table-cell>
          <table:table-cell office:value-type="float" office:value="226" calcext:value-type="float">
            <text:p>226</text:p>
          </table:table-cell>
          <table:table-cell office:value-type="float" office:value="200.8" calcext:value-type="float">
            <text:p>200.8</text:p>
          </table:table-cell>
          <table:table-cell office:value-type="float" office:value="177" calcext:value-type="float">
            <text:p>177</text:p>
          </table:table-cell>
          <table:table-cell office:value-type="float" office:value="152.9" calcext:value-type="float">
            <text:p>152.9</text:p>
          </table:table-cell>
          <table:table-cell office:value-type="float" office:value="133.1" calcext:value-type="float">
            <text:p>133.1</text:p>
          </table:table-cell>
          <table:table-cell office:value-type="float" office:value="116.3" calcext:value-type="float">
            <text:p>116.3</text:p>
          </table:table-cell>
          <table:table-cell office:value-type="float" office:value="101.4" calcext:value-type="float">
            <text:p>101.4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Mg(Lac)2(aq)</text:p>
          </table:table-cell>
          <table:table-cell office:value-type="float" office:value="3" calcext:value-type="float">
            <text:p>3</text:p>
          </table:table-cell>
          <table:table-cell office:value-type="float" office:value="494.8" calcext:value-type="float">
            <text:p>494.8</text:p>
          </table:table-cell>
          <table:table-cell office:value-type="float" office:value="452.3" calcext:value-type="float">
            <text:p>452.3</text:p>
          </table:table-cell>
          <table:table-cell office:value-type="float" office:value="402" calcext:value-type="float">
            <text:p>402</text:p>
          </table:table-cell>
          <table:table-cell office:value-type="float" office:value="354.7" calcext:value-type="float">
            <text:p>354.7</text:p>
          </table:table-cell>
          <table:table-cell office:value-type="float" office:value="306.5" calcext:value-type="float">
            <text:p>306.5</text:p>
          </table:table-cell>
          <table:table-cell office:value-type="float" office:value="266.9" calcext:value-type="float">
            <text:p>266.9</text:p>
          </table:table-cell>
          <table:table-cell office:value-type="float" office:value="233.2" calcext:value-type="float">
            <text:p>233.2</text:p>
          </table:table-cell>
          <table:table-cell office:value-type="float" office:value="203.5" calcext:value-type="float">
            <text:p>203.5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Mg(Pent)+</text:p>
          </table:table-cell>
          <table:table-cell office:value-type="float" office:value="4" calcext:value-type="float">
            <text:p>4</text:p>
          </table:table-cell>
          <table:table-cell office:value-type="float" office:value="516.4" calcext:value-type="float">
            <text:p>516.4</text:p>
          </table:table-cell>
          <table:table-cell office:value-type="float" office:value="472.1" calcext:value-type="float">
            <text:p>472.1</text:p>
          </table:table-cell>
          <table:table-cell office:value-type="float" office:value="419.8" calcext:value-type="float">
            <text:p>419.8</text:p>
          </table:table-cell>
          <table:table-cell office:value-type="float" office:value="370.6" calcext:value-type="float">
            <text:p>370.6</text:p>
          </table:table-cell>
          <table:table-cell office:value-type="float" office:value="320.7" calcext:value-type="float">
            <text:p>320.7</text:p>
          </table:table-cell>
          <table:table-cell office:value-type="float" office:value="279.9" calcext:value-type="float">
            <text:p>279.9</text:p>
          </table:table-cell>
          <table:table-cell office:value-type="float" office:value="245.4" calcext:value-type="float">
            <text:p>245.4</text:p>
          </table:table-cell>
          <table:table-cell office:value-type="float" office:value="215.2" calcext:value-type="float">
            <text:p>215.2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Mg(Pent)2(aq)</text:p>
          </table:table-cell>
          <table:table-cell office:value-type="float" office:value="3" calcext:value-type="float">
            <text:p>3</text:p>
          </table:table-cell>
          <table:table-cell office:value-type="float" office:value="1033" calcext:value-type="float">
            <text:p>1033</text:p>
          </table:table-cell>
          <table:table-cell office:value-type="float" office:value="944.6" calcext:value-type="float">
            <text:p>944.6</text:p>
          </table:table-cell>
          <table:table-cell office:value-type="float" office:value="839.8" calcext:value-type="float">
            <text:p>839.8</text:p>
          </table:table-cell>
          <table:table-cell office:value-type="float" office:value="741.3" calcext:value-type="float">
            <text:p>741.3</text:p>
          </table:table-cell>
          <table:table-cell office:value-type="float" office:value="641.1" calcext:value-type="float">
            <text:p>641.1</text:p>
          </table:table-cell>
          <table:table-cell office:value-type="float" office:value="559.1" calcext:value-type="float">
            <text:p>559.1</text:p>
          </table:table-cell>
          <table:table-cell office:value-type="float" office:value="489.8" calcext:value-type="float">
            <text:p>489.8</text:p>
          </table:table-cell>
          <table:table-cell office:value-type="float" office:value="428.8" calcext:value-type="float">
            <text:p>428.8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Mg(Prop)+</text:p>
          </table:table-cell>
          <table:table-cell office:value-type="float" office:value="4" calcext:value-type="float">
            <text:p>4</text:p>
          </table:table-cell>
          <table:table-cell office:value-type="float" office:value="278.1" calcext:value-type="float">
            <text:p>278.1</text:p>
          </table:table-cell>
          <table:table-cell office:value-type="float" office:value="254.3" calcext:value-type="float">
            <text:p>254.3</text:p>
          </table:table-cell>
          <table:table-cell office:value-type="float" office:value="226.1" calcext:value-type="float">
            <text:p>226.1</text:p>
          </table:table-cell>
          <table:table-cell office:value-type="float" office:value="199.7" calcext:value-type="float">
            <text:p>199.7</text:p>
          </table:table-cell>
          <table:table-cell office:value-type="float" office:value="172.7" calcext:value-type="float">
            <text:p>172.7</text:p>
          </table:table-cell>
          <table:table-cell office:value-type="float" office:value="150.7" calcext:value-type="float">
            <text:p>150.7</text:p>
          </table:table-cell>
          <table:table-cell office:value-type="float" office:value="132" calcext:value-type="float">
            <text:p>132</text:p>
          </table:table-cell>
          <table:table-cell office:value-type="float" office:value="115.5" calcext:value-type="float">
            <text:p>115.5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Mg(Prop)2(aq)</text:p>
          </table:table-cell>
          <table:table-cell office:value-type="float" office:value="3" calcext:value-type="float">
            <text:p>3</text:p>
          </table:table-cell>
          <table:table-cell office:value-type="float" office:value="556.5" calcext:value-type="float">
            <text:p>556.5</text:p>
          </table:table-cell>
          <table:table-cell office:value-type="float" office:value="509" calcext:value-type="float">
            <text:p>509</text:p>
          </table:table-cell>
          <table:table-cell office:value-type="float" office:value="452.7" calcext:value-type="float">
            <text:p>452.7</text:p>
          </table:table-cell>
          <table:table-cell office:value-type="float" office:value="399.7" calcext:value-type="float">
            <text:p>399.7</text:p>
          </table:table-cell>
          <table:table-cell office:value-type="float" office:value="345.7" calcext:value-type="float">
            <text:p>345.7</text:p>
          </table:table-cell>
          <table:table-cell office:value-type="float" office:value="301.5" calcext:value-type="float">
            <text:p>301.5</text:p>
          </table:table-cell>
          <table:table-cell office:value-type="float" office:value="263.9" calcext:value-type="float">
            <text:p>263.9</text:p>
          </table:table-cell>
          <table:table-cell office:value-type="float" office:value="230.7" calcext:value-type="float">
            <text:p>230.7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Mg4(OH)4+4</text:p>
          </table:table-cell>
          <table:table-cell office:value-type="float" office:value="5.5" calcext:value-type="float">
            <text:p>5.5</text:p>
          </table:table-cell>
          <table:table-cell office:value-type="float" office:value="500" calcext:value-type="float">
            <text:p>500</text:p>
          </table:table-cell>
          <table:table-cell office:value-type="float" office:value="39.75" calcext:value-type="float">
            <text:p>39.75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MgB(OH)4+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7.347" calcext:value-type="float">
            <text:p>7.347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MgCH3COO+</text:p>
          </table:table-cell>
          <table:table-cell office:value-type="float" office:value="4" calcext:value-type="float">
            <text:p>4</text:p>
          </table:table-cell>
          <table:table-cell office:value-type="float" office:value="159.1" calcext:value-type="float">
            <text:p>159.1</text:p>
          </table:table-cell>
          <table:table-cell office:value-type="float" office:value="145.5" calcext:value-type="float">
            <text:p>145.5</text:p>
          </table:table-cell>
          <table:table-cell office:value-type="float" office:value="129.4" calcext:value-type="float">
            <text:p>129.4</text:p>
          </table:table-cell>
          <table:table-cell office:value-type="float" office:value="114.2" calcext:value-type="float">
            <text:p>114.2</text:p>
          </table:table-cell>
          <table:table-cell office:value-type="float" office:value="98.7" calcext:value-type="float">
            <text:p>98.7</text:p>
          </table:table-cell>
          <table:table-cell office:value-type="float" office:value="85.98" calcext:value-type="float">
            <text:p>85.98</text:p>
          </table:table-cell>
          <table:table-cell office:value-type="float" office:value="75.17" calcext:value-type="float">
            <text:p>75.17</text:p>
          </table:table-cell>
          <table:table-cell office:value-type="float" office:value="65.56" calcext:value-type="float">
            <text:p>65.56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MgCO3(aq)</text:p>
          </table:table-cell>
          <table:table-cell office:value-type="float" office:value="3" calcext:value-type="float">
            <text:p>3</text:p>
          </table:table-cell>
          <table:table-cell office:value-type="float" office:value="7.74" calcext:value-type="float">
            <text:p>7.74</text:p>
          </table:table-cell>
          <table:table-cell office:value-type="float" office:value="7.35" calcext:value-type="float">
            <text:p>7.35</text:p>
          </table:table-cell>
          <table:table-cell office:value-type="float" office:value="6.926" calcext:value-type="float">
            <text:p>6.926</text:p>
          </table:table-cell>
          <table:table-cell office:value-type="float" office:value="6.563" calcext:value-type="float">
            <text:p>6.563</text:p>
          </table:table-cell>
          <table:table-cell office:value-type="float" office:value="6.205" calcext:value-type="float">
            <text:p>6.205</text:p>
          </table:table-cell>
          <table:table-cell office:value-type="float" office:value="5.872" calcext:value-type="float">
            <text:p>5.872</text:p>
          </table:table-cell>
          <table:table-cell office:value-type="float" office:value="5.49" calcext:value-type="float">
            <text:p>5.49</text:p>
          </table:table-cell>
          <table:table-cell office:value-type="float" office:value="4.953" calcext:value-type="float">
            <text:p>4.953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MgCl+</text:p>
          </table:table-cell>
          <table:table-cell office:value-type="float" office:value="4" calcext:value-type="float">
            <text:p>4</text:p>
          </table:table-cell>
          <table:table-cell office:value-type="float" office:value="0.0494" calcext:value-type="float">
            <text:p>0.0494</text:p>
          </table:table-cell>
          <table:table-cell office:value-type="float" office:value="0.1349" calcext:value-type="float">
            <text:p>0.1349</text:p>
          </table:table-cell>
          <table:table-cell office:value-type="float" office:value="0.0548" calcext:value-type="float">
            <text:p>0.0548</text:p>
          </table:table-cell>
          <table:table-cell office:value-type="float" office:value="-0.182" calcext:value-type="float">
            <text:p>-0.182</text:p>
          </table:table-cell>
          <table:table-cell office:value-type="float" office:value="-0.6068" calcext:value-type="float">
            <text:p>-0.6068</text:p>
          </table:table-cell>
          <table:table-cell office:value-type="float" office:value="-1.139" calcext:value-type="float">
            <text:p>-1.139</text:p>
          </table:table-cell>
          <table:table-cell office:value-type="float" office:value="-1.784" calcext:value-type="float">
            <text:p>-1.784</text:p>
          </table:table-cell>
          <table:table-cell office:value-type="float" office:value="-2.602" calcext:value-type="float">
            <text:p>-2.602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MgF+</text:p>
          </table:table-cell>
          <table:table-cell office:value-type="float" office:value="4" calcext:value-type="float">
            <text:p>4</text:p>
          </table:table-cell>
          <table:table-cell office:value-type="float" office:value="-1.387" calcext:value-type="float">
            <text:p>-1.387</text:p>
          </table:table-cell>
          <table:table-cell office:value-type="float" office:value="-1.352" calcext:value-type="float">
            <text:p>-1.352</text:p>
          </table:table-cell>
          <table:table-cell office:value-type="float" office:value="-1.478" calcext:value-type="float">
            <text:p>-1.478</text:p>
          </table:table-cell>
          <table:table-cell office:value-type="float" office:value="-1.739" calcext:value-type="float">
            <text:p>-1.739</text:p>
          </table:table-cell>
          <table:table-cell office:value-type="float" office:value="-2.168" calcext:value-type="float">
            <text:p>-2.168</text:p>
          </table:table-cell>
          <table:table-cell office:value-type="float" office:value="-2.688" calcext:value-type="float">
            <text:p>-2.688</text:p>
          </table:table-cell>
          <table:table-cell office:value-type="float" office:value="-3.316" calcext:value-type="float">
            <text:p>-3.316</text:p>
          </table:table-cell>
          <table:table-cell office:value-type="float" office:value="-4.117" calcext:value-type="float">
            <text:p>-4.117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MgH2PO4+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-1.66" calcext:value-type="float">
            <text:p>-1.66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MgHCO3+</text:p>
          </table:table-cell>
          <table:table-cell office:value-type="float" office:value="4" calcext:value-type="float">
            <text:p>4</text:p>
          </table:table-cell>
          <table:table-cell office:value-type="float" office:value="-1.08" calcext:value-type="float">
            <text:p>-1.08</text:p>
          </table:table-cell>
          <table:table-cell office:value-type="float" office:value="-1.036" calcext:value-type="float">
            <text:p>-1.036</text:p>
          </table:table-cell>
          <table:table-cell office:value-type="float" office:value="-1.164" calcext:value-type="float">
            <text:p>-1.164</text:p>
          </table:table-cell>
          <table:table-cell office:value-type="float" office:value="-1.435" calcext:value-type="float">
            <text:p>-1.435</text:p>
          </table:table-cell>
          <table:table-cell office:value-type="float" office:value="-1.88" calcext:value-type="float">
            <text:p>-1.88</text:p>
          </table:table-cell>
          <table:table-cell office:value-type="float" office:value="-2.415" calcext:value-type="float">
            <text:p>-2.415</text:p>
          </table:table-cell>
          <table:table-cell office:value-type="float" office:value="-3.049" calcext:value-type="float">
            <text:p>-3.049</text:p>
          </table:table-cell>
          <table:table-cell office:value-type="float" office:value="-3.842" calcext:value-type="float">
            <text:p>-3.842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MgHPO4(aq)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-2.91" calcext:value-type="float">
            <text:p>-2.91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MgP2O7-2</text:p>
          </table:table-cell>
          <table:table-cell office:value-type="float" office:value="4" calcext:value-type="float">
            <text:p>4</text:p>
          </table:table-cell>
          <table:table-cell office:value-type="float" office:value="-2.908" calcext:value-type="float">
            <text:p>-2.908</text:p>
          </table:table-cell>
          <table:table-cell office:value-type="float" office:value="-3.473" calcext:value-type="float">
            <text:p>-3.473</text:p>
          </table:table-cell>
          <table:table-cell office:value-type="float" office:value="-4.217" calcext:value-type="float">
            <text:p>-4.217</text:p>
          </table:table-cell>
          <table:table-cell office:value-type="float" office:value="-4.951" calcext:value-type="float">
            <text:p>-4.951</text:p>
          </table:table-cell>
          <table:table-cell office:value-type="float" office:value="-5.83" calcext:value-type="float">
            <text:p>-5.83</text:p>
          </table:table-cell>
          <table:table-cell office:value-type="float" office:value="-6.736" calcext:value-type="float">
            <text:p>-6.736</text:p>
          </table:table-cell>
          <table:table-cell office:value-type="float" office:value="-7.793" calcext:value-type="float">
            <text:p>-7.793</text:p>
          </table:table-cell>
          <table:table-cell office:value-type="float" office:value="-9.332" calcext:value-type="float">
            <text:p>-9.332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MgPO4-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5.733" calcext:value-type="float">
            <text:p>5.733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MgSO4(aq)</text:p>
          </table:table-cell>
          <table:table-cell office:value-type="float" office:value="3" calcext:value-type="float">
            <text:p>3</text:p>
          </table:table-cell>
          <table:table-cell office:value-type="float" office:value="-2.139" calcext:value-type="float">
            <text:p>-2.139</text:p>
          </table:table-cell>
          <table:table-cell office:value-type="float" office:value="-2.412" calcext:value-type="float">
            <text:p>-2.412</text:p>
          </table:table-cell>
          <table:table-cell office:value-type="float" office:value="-2.837" calcext:value-type="float">
            <text:p>-2.837</text:p>
          </table:table-cell>
          <table:table-cell office:value-type="float" office:value="-3.347" calcext:value-type="float">
            <text:p>-3.347</text:p>
          </table:table-cell>
          <table:table-cell office:value-type="float" office:value="-4.073" calcext:value-type="float">
            <text:p>-4.073</text:p>
          </table:table-cell>
          <table:table-cell office:value-type="float" office:value="-4.955" calcext:value-type="float">
            <text:p>-4.955</text:p>
          </table:table-cell>
          <table:table-cell table:number-columns-repeated="2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Mn(But)+</text:p>
          </table:table-cell>
          <table:table-cell office:value-type="float" office:value="4" calcext:value-type="float">
            <text:p>4</text:p>
          </table:table-cell>
          <table:table-cell office:value-type="float" office:value="396.7" calcext:value-type="float">
            <text:p>396.7</text:p>
          </table:table-cell>
          <table:table-cell office:value-type="float" office:value="362.6" calcext:value-type="float">
            <text:p>362.6</text:p>
          </table:table-cell>
          <table:table-cell office:value-type="float" office:value="322.3" calcext:value-type="float">
            <text:p>322.3</text:p>
          </table:table-cell>
          <table:table-cell office:value-type="float" office:value="284.4" calcext:value-type="float">
            <text:p>284.4</text:p>
          </table:table-cell>
          <table:table-cell office:value-type="float" office:value="246.1" calcext:value-type="float">
            <text:p>246.1</text:p>
          </table:table-cell>
          <table:table-cell office:value-type="float" office:value="214.7" calcext:value-type="float">
            <text:p>214.7</text:p>
          </table:table-cell>
          <table:table-cell office:value-type="float" office:value="188.2" calcext:value-type="float">
            <text:p>188.2</text:p>
          </table:table-cell>
          <table:table-cell office:value-type="float" office:value="164.8" calcext:value-type="float">
            <text:p>164.8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Mn(But)2(aq)</text:p>
          </table:table-cell>
          <table:table-cell office:value-type="float" office:value="3" calcext:value-type="float">
            <text:p>3</text:p>
          </table:table-cell>
          <table:table-cell office:value-type="float" office:value="793.8" calcext:value-type="float">
            <text:p>793.8</text:p>
          </table:table-cell>
          <table:table-cell office:value-type="float" office:value="725.6" calcext:value-type="float">
            <text:p>725.6</text:p>
          </table:table-cell>
          <table:table-cell office:value-type="float" office:value="645" calcext:value-type="float">
            <text:p>645</text:p>
          </table:table-cell>
          <table:table-cell office:value-type="float" office:value="569.2" calcext:value-type="float">
            <text:p>569.2</text:p>
          </table:table-cell>
          <table:table-cell office:value-type="float" office:value="492.3" calcext:value-type="float">
            <text:p>492.3</text:p>
          </table:table-cell>
          <table:table-cell office:value-type="float" office:value="429.3" calcext:value-type="float">
            <text:p>429.3</text:p>
          </table:table-cell>
          <table:table-cell office:value-type="float" office:value="376" calcext:value-type="float">
            <text:p>376</text:p>
          </table:table-cell>
          <table:table-cell office:value-type="float" office:value="329.1" calcext:value-type="float">
            <text:p>329.1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Mn(CH3COO)2(aq)</text:p>
          </table:table-cell>
          <table:table-cell office:value-type="float" office:value="3" calcext:value-type="float">
            <text:p>3</text:p>
          </table:table-cell>
          <table:table-cell office:value-type="float" office:value="318.7" calcext:value-type="float">
            <text:p>318.7</text:p>
          </table:table-cell>
          <table:table-cell office:value-type="float" office:value="291.4" calcext:value-type="float">
            <text:p>291.4</text:p>
          </table:table-cell>
          <table:table-cell office:value-type="float" office:value="259.1" calcext:value-type="float">
            <text:p>259.1</text:p>
          </table:table-cell>
          <table:table-cell office:value-type="float" office:value="228.6" calcext:value-type="float">
            <text:p>228.6</text:p>
          </table:table-cell>
          <table:table-cell office:value-type="float" office:value="197.4" calcext:value-type="float">
            <text:p>197.4</text:p>
          </table:table-cell>
          <table:table-cell office:value-type="float" office:value="171.7" calcext:value-type="float">
            <text:p>171.7</text:p>
          </table:table-cell>
          <table:table-cell office:value-type="float" office:value="149.9" calcext:value-type="float">
            <text:p>149.9</text:p>
          </table:table-cell>
          <table:table-cell office:value-type="float" office:value="130.5" calcext:value-type="float">
            <text:p>130.5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Mn(CH3COO)3-</text:p>
          </table:table-cell>
          <table:table-cell office:value-type="float" office:value="4" calcext:value-type="float">
            <text:p>4</text:p>
          </table:table-cell>
          <table:table-cell office:value-type="float" office:value="478.5" calcext:value-type="float">
            <text:p>478.5</text:p>
          </table:table-cell>
          <table:table-cell office:value-type="float" office:value="437.9" calcext:value-type="float">
            <text:p>437.9</text:p>
          </table:table-cell>
          <table:table-cell office:value-type="float" office:value="389.5" calcext:value-type="float">
            <text:p>389.5</text:p>
          </table:table-cell>
          <table:table-cell office:value-type="float" office:value="343.9" calcext:value-type="float">
            <text:p>343.9</text:p>
          </table:table-cell>
          <table:table-cell office:value-type="float" office:value="297.3" calcext:value-type="float">
            <text:p>297.3</text:p>
          </table:table-cell>
          <table:table-cell office:value-type="float" office:value="258.9" calcext:value-type="float">
            <text:p>258.9</text:p>
          </table:table-cell>
          <table:table-cell office:value-type="float" office:value="226.3" calcext:value-type="float">
            <text:p>226.3</text:p>
          </table:table-cell>
          <table:table-cell office:value-type="float" office:value="197.4" calcext:value-type="float">
            <text:p>197.4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Mn(For)+</text:p>
          </table:table-cell>
          <table:table-cell office:value-type="float" office:value="4" calcext:value-type="float">
            <text:p>4</text:p>
          </table:table-cell>
          <table:table-cell office:value-type="float" office:value="45.08" calcext:value-type="float">
            <text:p>45.08</text:p>
          </table:table-cell>
          <table:table-cell office:value-type="float" office:value="41.11" calcext:value-type="float">
            <text:p>41.11</text:p>
          </table:table-cell>
          <table:table-cell office:value-type="float" office:value="36.36" calcext:value-type="float">
            <text:p>36.36</text:p>
          </table:table-cell>
          <table:table-cell office:value-type="float" office:value="31.86" calcext:value-type="float">
            <text:p>31.86</text:p>
          </table:table-cell>
          <table:table-cell office:value-type="float" office:value="27.23" calcext:value-type="float">
            <text:p>27.23</text:p>
          </table:table-cell>
          <table:table-cell office:value-type="float" office:value="23.38" calcext:value-type="float">
            <text:p>23.38</text:p>
          </table:table-cell>
          <table:table-cell office:value-type="float" office:value="20.03" calcext:value-type="float">
            <text:p>20.03</text:p>
          </table:table-cell>
          <table:table-cell office:value-type="float" office:value="16.95" calcext:value-type="float">
            <text:p>16.95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Mn(For)2(aq)</text:p>
          </table:table-cell>
          <table:table-cell office:value-type="float" office:value="3" calcext:value-type="float">
            <text:p>3</text:p>
          </table:table-cell>
          <table:table-cell office:value-type="float" office:value="90.71" calcext:value-type="float">
            <text:p>90.71</text:p>
          </table:table-cell>
          <table:table-cell office:value-type="float" office:value="82.82" calcext:value-type="float">
            <text:p>82.82</text:p>
          </table:table-cell>
          <table:table-cell office:value-type="float" office:value="73.4" calcext:value-type="float">
            <text:p>73.4</text:p>
          </table:table-cell>
          <table:table-cell office:value-type="float" office:value="64.48" calcext:value-type="float">
            <text:p>64.48</text:p>
          </table:table-cell>
          <table:table-cell office:value-type="float" office:value="55.31" calcext:value-type="float">
            <text:p>55.31</text:p>
          </table:table-cell>
          <table:table-cell office:value-type="float" office:value="47.68" calcext:value-type="float">
            <text:p>47.68</text:p>
          </table:table-cell>
          <table:table-cell office:value-type="float" office:value="41.07" calcext:value-type="float">
            <text:p>41.07</text:p>
          </table:table-cell>
          <table:table-cell office:value-type="float" office:value="35.02" calcext:value-type="float">
            <text:p>35.02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Mn(Glyc)+</text:p>
          </table:table-cell>
          <table:table-cell office:value-type="float" office:value="4" calcext:value-type="float">
            <text:p>4</text:p>
          </table:table-cell>
          <table:table-cell office:value-type="float" office:value="130.8" calcext:value-type="float">
            <text:p>130.8</text:p>
          </table:table-cell>
          <table:table-cell office:value-type="float" office:value="119.6" calcext:value-type="float">
            <text:p>119.6</text:p>
          </table:table-cell>
          <table:table-cell office:value-type="float" office:value="106.3" calcext:value-type="float">
            <text:p>106.3</text:p>
          </table:table-cell>
          <table:table-cell office:value-type="float" office:value="93.76" calcext:value-type="float">
            <text:p>93.76</text:p>
          </table:table-cell>
          <table:table-cell office:value-type="float" office:value="80.93" calcext:value-type="float">
            <text:p>80.93</text:p>
          </table:table-cell>
          <table:table-cell office:value-type="float" office:value="70.35" calcext:value-type="float">
            <text:p>70.35</text:p>
          </table:table-cell>
          <table:table-cell office:value-type="float" office:value="61.29" calcext:value-type="float">
            <text:p>61.29</text:p>
          </table:table-cell>
          <table:table-cell office:value-type="float" office:value="53.17" calcext:value-type="float">
            <text:p>53.17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Mn(Glyc)2(aq)</text:p>
          </table:table-cell>
          <table:table-cell office:value-type="float" office:value="3" calcext:value-type="float">
            <text:p>3</text:p>
          </table:table-cell>
          <table:table-cell office:value-type="float" office:value="262.3" calcext:value-type="float">
            <text:p>262.3</text:p>
          </table:table-cell>
          <table:table-cell office:value-type="float" office:value="239.9" calcext:value-type="float">
            <text:p>239.9</text:p>
          </table:table-cell>
          <table:table-cell office:value-type="float" office:value="213.4" calcext:value-type="float">
            <text:p>213.4</text:p>
          </table:table-cell>
          <table:table-cell office:value-type="float" office:value="188.2" calcext:value-type="float">
            <text:p>188.2</text:p>
          </table:table-cell>
          <table:table-cell office:value-type="float" office:value="162.5" calcext:value-type="float">
            <text:p>162.5</text:p>
          </table:table-cell>
          <table:table-cell office:value-type="float" office:value="141.3" calcext:value-type="float">
            <text:p>141.3</text:p>
          </table:table-cell>
          <table:table-cell office:value-type="float" office:value="123.1" calcext:value-type="float">
            <text:p>123.1</text:p>
          </table:table-cell>
          <table:table-cell office:value-type="float" office:value="106.8" calcext:value-type="float">
            <text:p>106.8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Mn(Lac)+</text:p>
          </table:table-cell>
          <table:table-cell office:value-type="float" office:value="4" calcext:value-type="float">
            <text:p>4</text:p>
          </table:table-cell>
          <table:table-cell office:value-type="float" office:value="247.1" calcext:value-type="float">
            <text:p>247.1</text:p>
          </table:table-cell>
          <table:table-cell office:value-type="float" office:value="225.9" calcext:value-type="float">
            <text:p>225.9</text:p>
          </table:table-cell>
          <table:table-cell office:value-type="float" office:value="200.8" calcext:value-type="float">
            <text:p>200.8</text:p>
          </table:table-cell>
          <table:table-cell office:value-type="float" office:value="177.2" calcext:value-type="float">
            <text:p>177.2</text:p>
          </table:table-cell>
          <table:table-cell office:value-type="float" office:value="153.2" calcext:value-type="float">
            <text:p>153.2</text:p>
          </table:table-cell>
          <table:table-cell office:value-type="float" office:value="133.5" calcext:value-type="float">
            <text:p>133.5</text:p>
          </table:table-cell>
          <table:table-cell office:value-type="float" office:value="116.7" calcext:value-type="float">
            <text:p>116.7</text:p>
          </table:table-cell>
          <table:table-cell office:value-type="float" office:value="101.9" calcext:value-type="float">
            <text:p>101.9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Mn(Lac)2(aq)</text:p>
          </table:table-cell>
          <table:table-cell office:value-type="float" office:value="3" calcext:value-type="float">
            <text:p>3</text:p>
          </table:table-cell>
          <table:table-cell office:value-type="float" office:value="494.6" calcext:value-type="float">
            <text:p>494.6</text:p>
          </table:table-cell>
          <table:table-cell office:value-type="float" office:value="452.2" calcext:value-type="float">
            <text:p>452.2</text:p>
          </table:table-cell>
          <table:table-cell office:value-type="float" office:value="402" calcext:value-type="float">
            <text:p>402</text:p>
          </table:table-cell>
          <table:table-cell office:value-type="float" office:value="354.7" calcext:value-type="float">
            <text:p>354.7</text:p>
          </table:table-cell>
          <table:table-cell office:value-type="float" office:value="306.5" calcext:value-type="float">
            <text:p>306.5</text:p>
          </table:table-cell>
          <table:table-cell office:value-type="float" office:value="266.9" calcext:value-type="float">
            <text:p>266.9</text:p>
          </table:table-cell>
          <table:table-cell office:value-type="float" office:value="233.3" calcext:value-type="float">
            <text:p>233.3</text:p>
          </table:table-cell>
          <table:table-cell office:value-type="float" office:value="203.5" calcext:value-type="float">
            <text:p>203.5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Mn(NO3)2(aq)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-0.6" calcext:value-type="float">
            <text:p>-0.6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Mn(OH)2(aq)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22.2" calcext:value-type="float">
            <text:p>22.2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Mn(OH)3-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34.23" calcext:value-type="float">
            <text:p>34.23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Mn(OH)4-2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48.3" calcext:value-type="float">
            <text:p>48.3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Mn(Pent)+</text:p>
          </table:table-cell>
          <table:table-cell office:value-type="float" office:value="4" calcext:value-type="float">
            <text:p>4</text:p>
          </table:table-cell>
          <table:table-cell office:value-type="float" office:value="515.7" calcext:value-type="float">
            <text:p>515.7</text:p>
          </table:table-cell>
          <table:table-cell office:value-type="float" office:value="471.3" calcext:value-type="float">
            <text:p>471.3</text:p>
          </table:table-cell>
          <table:table-cell office:value-type="float" office:value="418.9" calcext:value-type="float">
            <text:p>418.9</text:p>
          </table:table-cell>
          <table:table-cell office:value-type="float" office:value="369.7" calcext:value-type="float">
            <text:p>369.7</text:p>
          </table:table-cell>
          <table:table-cell office:value-type="float" office:value="319.7" calcext:value-type="float">
            <text:p>319.7</text:p>
          </table:table-cell>
          <table:table-cell office:value-type="float" office:value="278.9" calcext:value-type="float">
            <text:p>278.9</text:p>
          </table:table-cell>
          <table:table-cell office:value-type="float" office:value="244.3" calcext:value-type="float">
            <text:p>244.3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Mn(Pent)2(aq)</text:p>
          </table:table-cell>
          <table:table-cell office:value-type="float" office:value="3" calcext:value-type="float">
            <text:p>3</text:p>
          </table:table-cell>
          <table:table-cell office:value-type="float" office:value="1032" calcext:value-type="float">
            <text:p>1032</text:p>
          </table:table-cell>
          <table:table-cell office:value-type="float" office:value="943.2" calcext:value-type="float">
            <text:p>943.2</text:p>
          </table:table-cell>
          <table:table-cell office:value-type="float" office:value="838.2" calcext:value-type="float">
            <text:p>838.2</text:p>
          </table:table-cell>
          <table:table-cell office:value-type="float" office:value="739.6" calcext:value-type="float">
            <text:p>739.6</text:p>
          </table:table-cell>
          <table:table-cell office:value-type="float" office:value="639.2" calcext:value-type="float">
            <text:p>639.2</text:p>
          </table:table-cell>
          <table:table-cell office:value-type="float" office:value="557.1" calcext:value-type="float">
            <text:p>557.1</text:p>
          </table:table-cell>
          <table:table-cell office:value-type="float" office:value="487.7" calcext:value-type="float">
            <text:p>487.7</text:p>
          </table:table-cell>
          <table:table-cell office:value-type="float" office:value="426.6" calcext:value-type="float">
            <text:p>426.6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Mn(Prop)+</text:p>
          </table:table-cell>
          <table:table-cell office:value-type="float" office:value="4" calcext:value-type="float">
            <text:p>4</text:p>
          </table:table-cell>
          <table:table-cell office:value-type="float" office:value="277.6" calcext:value-type="float">
            <text:p>277.6</text:p>
          </table:table-cell>
          <table:table-cell office:value-type="float" office:value="253.7" calcext:value-type="float">
            <text:p>253.7</text:p>
          </table:table-cell>
          <table:table-cell office:value-type="float" office:value="225.5" calcext:value-type="float">
            <text:p>225.5</text:p>
          </table:table-cell>
          <table:table-cell office:value-type="float" office:value="198.9" calcext:value-type="float">
            <text:p>198.9</text:p>
          </table:table-cell>
          <table:table-cell office:value-type="float" office:value="171.9" calcext:value-type="float">
            <text:p>171.9</text:p>
          </table:table-cell>
          <table:table-cell office:value-type="float" office:value="149.8" calcext:value-type="float">
            <text:p>149.8</text:p>
          </table:table-cell>
          <table:table-cell office:value-type="float" office:value="131" calcext:value-type="float">
            <text:p>131</text:p>
          </table:table-cell>
          <table:table-cell office:value-type="float" office:value="114.4" calcext:value-type="float">
            <text:p>114.4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Mn(Prop)2(aq)</text:p>
          </table:table-cell>
          <table:table-cell office:value-type="float" office:value="3" calcext:value-type="float">
            <text:p>3</text:p>
          </table:table-cell>
          <table:table-cell office:value-type="float" office:value="555.7" calcext:value-type="float">
            <text:p>555.7</text:p>
          </table:table-cell>
          <table:table-cell office:value-type="float" office:value="508" calcext:value-type="float">
            <text:p>508</text:p>
          </table:table-cell>
          <table:table-cell office:value-type="float" office:value="451.5" calcext:value-type="float">
            <text:p>451.5</text:p>
          </table:table-cell>
          <table:table-cell office:value-type="float" office:value="398.3" calcext:value-type="float">
            <text:p>398.3</text:p>
          </table:table-cell>
          <table:table-cell office:value-type="float" office:value="344.2" calcext:value-type="float">
            <text:p>344.2</text:p>
          </table:table-cell>
          <table:table-cell office:value-type="float" office:value="299.7" calcext:value-type="float">
            <text:p>299.7</text:p>
          </table:table-cell>
          <table:table-cell office:value-type="float" office:value="262.1" calcext:value-type="float">
            <text:p>262.1</text:p>
          </table:table-cell>
          <table:table-cell office:value-type="float" office:value="228.8" calcext:value-type="float">
            <text:p>228.8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Mn2(OH)3+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23.9" calcext:value-type="float">
            <text:p>23.9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Mn2OH+3</text:p>
          </table:table-cell>
          <table:table-cell office:value-type="float" office:value="5" calcext:value-type="float">
            <text:p>5</text:p>
          </table:table-cell>
          <table:table-cell office:value-type="float" office:value="500" calcext:value-type="float">
            <text:p>500</text:p>
          </table:table-cell>
          <table:table-cell office:value-type="float" office:value="10.56" calcext:value-type="float">
            <text:p>10.56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MnCH3COO+</text:p>
          </table:table-cell>
          <table:table-cell office:value-type="float" office:value="4" calcext:value-type="float">
            <text:p>4</text:p>
          </table:table-cell>
          <table:table-cell office:value-type="float" office:value="159.2" calcext:value-type="float">
            <text:p>159.2</text:p>
          </table:table-cell>
          <table:table-cell office:value-type="float" office:value="145.5" calcext:value-type="float">
            <text:p>145.5</text:p>
          </table:table-cell>
          <table:table-cell office:value-type="float" office:value="129.3" calcext:value-type="float">
            <text:p>129.3</text:p>
          </table:table-cell>
          <table:table-cell office:value-type="float" office:value="114" calcext:value-type="float">
            <text:p>114</text:p>
          </table:table-cell>
          <table:table-cell office:value-type="float" office:value="98.45" calcext:value-type="float">
            <text:p>98.45</text:p>
          </table:table-cell>
          <table:table-cell office:value-type="float" office:value="85.62" calcext:value-type="float">
            <text:p>85.62</text:p>
          </table:table-cell>
          <table:table-cell office:value-type="float" office:value="74.71" calcext:value-type="float">
            <text:p>74.71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MnCO3(aq)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5.809" calcext:value-type="float">
            <text:p>5.809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MnCl+</text:p>
          </table:table-cell>
          <table:table-cell office:value-type="float" office:value="4" calcext:value-type="float">
            <text:p>4</text:p>
          </table:table-cell>
          <table:table-cell office:value-type="float" office:value="-0.0716" calcext:value-type="float">
            <text:p>-0.0716</text:p>
          </table:table-cell>
          <table:table-cell office:value-type="float" office:value="-0.3013" calcext:value-type="float">
            <text:p>-0.3013</text:p>
          </table:table-cell>
          <table:table-cell office:value-type="float" office:value="-0.7149" calcext:value-type="float">
            <text:p>-0.7149</text:p>
          </table:table-cell>
          <table:table-cell office:value-type="float" office:value="-1.238" calcext:value-type="float">
            <text:p>-1.238</text:p>
          </table:table-cell>
          <table:table-cell office:value-type="float" office:value="-1.931" calcext:value-type="float">
            <text:p>-1.931</text:p>
          </table:table-cell>
          <table:table-cell office:value-type="float" office:value="-2.673" calcext:value-type="float">
            <text:p>-2.673</text:p>
          </table:table-cell>
          <table:table-cell office:value-type="float" office:value="-3.491" calcext:value-type="float">
            <text:p>-3.491</text:p>
          </table:table-cell>
          <table:table-cell office:value-type="float" office:value="-4.459" calcext:value-type="float">
            <text:p>-4.459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MnCl3-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3324" calcext:value-type="float">
            <text:p>0.3324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MnF+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-1.43" calcext:value-type="float">
            <text:p>-1.43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MnH2PO4+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-8.555" calcext:value-type="float">
            <text:p>-8.555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MnHCO3+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-0.8816" calcext:value-type="float">
            <text:p>-0.8816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MnHPO4(aq)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-3.58" calcext:value-type="float">
            <text:p>-3.58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MnNO3+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-0.2" calcext:value-type="float">
            <text:p>-0.2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MnO4-</text:p>
          </table:table-cell>
          <table:table-cell office:value-type="float" office:value="3.5" calcext:value-type="float">
            <text:p>3.5</text:p>
          </table:table-cell>
          <table:table-cell office:value-type="float" office:value="22.35" calcext:value-type="float">
            <text:p>22.35</text:p>
          </table:table-cell>
          <table:table-cell office:value-type="float" office:value="20.3" calcext:value-type="float">
            <text:p>20.3</text:p>
          </table:table-cell>
          <table:table-cell office:value-type="float" office:value="18.15" calcext:value-type="float">
            <text:p>18.15</text:p>
          </table:table-cell>
          <table:table-cell office:value-type="float" office:value="16.41" calcext:value-type="float">
            <text:p>16.41</text:p>
          </table:table-cell>
          <table:table-cell office:value-type="float" office:value="14.95" calcext:value-type="float">
            <text:p>14.95</text:p>
          </table:table-cell>
          <table:table-cell office:value-type="float" office:value="14.01" calcext:value-type="float">
            <text:p>14.01</text:p>
          </table:table-cell>
          <table:table-cell office:value-type="float" office:value="13.45" calcext:value-type="float">
            <text:p>13.45</text:p>
          </table:table-cell>
          <table:table-cell office:value-type="float" office:value="13.23" calcext:value-type="float">
            <text:p>13.23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MnOH+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10.59" calcext:value-type="float">
            <text:p>10.59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MnPO4-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5.132" calcext:value-type="float">
            <text:p>5.132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MnSO4(aq)</text:p>
          </table:table-cell>
          <table:table-cell office:value-type="float" office:value="3" calcext:value-type="float">
            <text:p>3</text:p>
          </table:table-cell>
          <table:table-cell office:value-type="float" office:value="-2.255" calcext:value-type="float">
            <text:p>-2.255</text:p>
          </table:table-cell>
          <table:table-cell office:value-type="float" office:value="-2.353" calcext:value-type="float">
            <text:p>-2.353</text:p>
          </table:table-cell>
          <table:table-cell office:value-type="float" office:value="-2.574" calcext:value-type="float">
            <text:p>-2.574</text:p>
          </table:table-cell>
          <table:table-cell office:value-type="float" office:value="-2.878" calcext:value-type="float">
            <text:p>-2.878</text:p>
          </table:table-cell>
          <table:table-cell office:value-type="float" office:value="-3.326" calcext:value-type="float">
            <text:p>-3.326</text:p>
          </table:table-cell>
          <table:table-cell office:value-type="float" office:value="-3.884" calcext:value-type="float">
            <text:p>-3.884</text:p>
          </table:table-cell>
          <table:table-cell office:value-type="float" office:value="-4.623" calcext:value-type="float">
            <text:p>-4.623</text:p>
          </table:table-cell>
          <table:table-cell office:value-type="float" office:value="-5.693" calcext:value-type="float">
            <text:p>-5.693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Na(But)(aq)</text:p>
          </table:table-cell>
          <table:table-cell office:value-type="float" office:value="3" calcext:value-type="float">
            <text:p>3</text:p>
          </table:table-cell>
          <table:table-cell office:value-type="float" office:value="397.9" calcext:value-type="float">
            <text:p>397.9</text:p>
          </table:table-cell>
          <table:table-cell office:value-type="float" office:value="363.7" calcext:value-type="float">
            <text:p>363.7</text:p>
          </table:table-cell>
          <table:table-cell office:value-type="float" office:value="323.4" calcext:value-type="float">
            <text:p>323.4</text:p>
          </table:table-cell>
          <table:table-cell office:value-type="float" office:value="285.7" calcext:value-type="float">
            <text:p>285.7</text:p>
          </table:table-cell>
          <table:table-cell office:value-type="float" office:value="247.4" calcext:value-type="float">
            <text:p>247.4</text:p>
          </table:table-cell>
          <table:table-cell office:value-type="float" office:value="216.3" calcext:value-type="float">
            <text:p>216.3</text:p>
          </table:table-cell>
          <table:table-cell office:value-type="float" office:value="190" calcext:value-type="float">
            <text:p>190</text:p>
          </table:table-cell>
          <table:table-cell office:value-type="float" office:value="166.9" calcext:value-type="float">
            <text:p>166.9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Na(But)2-</text:p>
          </table:table-cell>
          <table:table-cell office:value-type="float" office:value="4" calcext:value-type="float">
            <text:p>4</text:p>
          </table:table-cell>
          <table:table-cell office:value-type="float" office:value="796" calcext:value-type="float">
            <text:p>796</text:p>
          </table:table-cell>
          <table:table-cell office:value-type="float" office:value="727.8" calcext:value-type="float">
            <text:p>727.8</text:p>
          </table:table-cell>
          <table:table-cell office:value-type="float" office:value="647.3" calcext:value-type="float">
            <text:p>647.3</text:p>
          </table:table-cell>
          <table:table-cell office:value-type="float" office:value="571.7" calcext:value-type="float">
            <text:p>571.7</text:p>
          </table:table-cell>
          <table:table-cell office:value-type="float" office:value="495.1" calcext:value-type="float">
            <text:p>495.1</text:p>
          </table:table-cell>
          <table:table-cell office:value-type="float" office:value="432.5" calcext:value-type="float">
            <text:p>432.5</text:p>
          </table:table-cell>
          <table:table-cell office:value-type="float" office:value="379.7" calcext:value-type="float">
            <text:p>379.7</text:p>
          </table:table-cell>
          <table:table-cell office:value-type="float" office:value="333.4" calcext:value-type="float">
            <text:p>333.4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Na(CH3COO)2-</text:p>
          </table:table-cell>
          <table:table-cell office:value-type="float" office:value="4" calcext:value-type="float">
            <text:p>4</text:p>
          </table:table-cell>
          <table:table-cell office:value-type="float" office:value="321.3" calcext:value-type="float">
            <text:p>321.3</text:p>
          </table:table-cell>
          <table:table-cell office:value-type="float" office:value="294" calcext:value-type="float">
            <text:p>294</text:p>
          </table:table-cell>
          <table:table-cell office:value-type="float" office:value="261.7" calcext:value-type="float">
            <text:p>261.7</text:p>
          </table:table-cell>
          <table:table-cell office:value-type="float" office:value="231.3" calcext:value-type="float">
            <text:p>231.3</text:p>
          </table:table-cell>
          <table:table-cell office:value-type="float" office:value="200.5" calcext:value-type="float">
            <text:p>200.5</text:p>
          </table:table-cell>
          <table:table-cell office:value-type="float" office:value="175.2" calcext:value-type="float">
            <text:p>175.2</text:p>
          </table:table-cell>
          <table:table-cell office:value-type="float" office:value="153.8" calcext:value-type="float">
            <text:p>153.8</text:p>
          </table:table-cell>
          <table:table-cell office:value-type="float" office:value="135.1" calcext:value-type="float">
            <text:p>135.1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Na(For)(aq)</text:p>
          </table:table-cell>
          <table:table-cell office:value-type="float" office:value="3" calcext:value-type="float">
            <text:p>3</text:p>
          </table:table-cell>
          <table:table-cell office:value-type="float" office:value="46.83" calcext:value-type="float">
            <text:p>46.83</text:p>
          </table:table-cell>
          <table:table-cell office:value-type="float" office:value="42.76" calcext:value-type="float">
            <text:p>42.76</text:p>
          </table:table-cell>
          <table:table-cell office:value-type="float" office:value="37.96" calcext:value-type="float">
            <text:p>37.96</text:p>
          </table:table-cell>
          <table:table-cell office:value-type="float" office:value="33.47" calcext:value-type="float">
            <text:p>33.47</text:p>
          </table:table-cell>
          <table:table-cell office:value-type="float" office:value="28.94" calcext:value-type="float">
            <text:p>28.94</text:p>
          </table:table-cell>
          <table:table-cell office:value-type="float" office:value="25.24" calcext:value-type="float">
            <text:p>25.24</text:p>
          </table:table-cell>
          <table:table-cell office:value-type="float" office:value="22.08" calcext:value-type="float">
            <text:p>22.08</text:p>
          </table:table-cell>
          <table:table-cell office:value-type="float" office:value="19.23" calcext:value-type="float">
            <text:p>19.23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Na(For)2-</text:p>
          </table:table-cell>
          <table:table-cell office:value-type="float" office:value="4" calcext:value-type="float">
            <text:p>4</text:p>
          </table:table-cell>
          <table:table-cell office:value-type="float" office:value="93.79" calcext:value-type="float">
            <text:p>93.79</text:p>
          </table:table-cell>
          <table:table-cell office:value-type="float" office:value="85.84" calcext:value-type="float">
            <text:p>85.84</text:p>
          </table:table-cell>
          <table:table-cell office:value-type="float" office:value="76.46" calcext:value-type="float">
            <text:p>76.46</text:p>
          </table:table-cell>
          <table:table-cell office:value-type="float" office:value="67.67" calcext:value-type="float">
            <text:p>67.67</text:p>
          </table:table-cell>
          <table:table-cell office:value-type="float" office:value="58.78" calcext:value-type="float">
            <text:p>58.78</text:p>
          </table:table-cell>
          <table:table-cell office:value-type="float" office:value="51.52" calcext:value-type="float">
            <text:p>51.52</text:p>
          </table:table-cell>
          <table:table-cell office:value-type="float" office:value="45.39" calcext:value-type="float">
            <text:p>45.39</text:p>
          </table:table-cell>
          <table:table-cell office:value-type="float" office:value="39.98" calcext:value-type="float">
            <text:p>39.98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Na(Glyc)(aq)</text:p>
          </table:table-cell>
          <table:table-cell office:value-type="float" office:value="3" calcext:value-type="float">
            <text:p>3</text:p>
          </table:table-cell>
          <table:table-cell office:value-type="float" office:value="132.4" calcext:value-type="float">
            <text:p>132.4</text:p>
          </table:table-cell>
          <table:table-cell office:value-type="float" office:value="121.1" calcext:value-type="float">
            <text:p>121.1</text:p>
          </table:table-cell>
          <table:table-cell office:value-type="float" office:value="107.8" calcext:value-type="float">
            <text:p>107.8</text:p>
          </table:table-cell>
          <table:table-cell office:value-type="float" office:value="95.28" calcext:value-type="float">
            <text:p>95.28</text:p>
          </table:table-cell>
          <table:table-cell office:value-type="float" office:value="82.56" calcext:value-type="float">
            <text:p>82.56</text:p>
          </table:table-cell>
          <table:table-cell office:value-type="float" office:value="72.14" calcext:value-type="float">
            <text:p>72.14</text:p>
          </table:table-cell>
          <table:table-cell office:value-type="float" office:value="63.29" calcext:value-type="float">
            <text:p>63.29</text:p>
          </table:table-cell>
          <table:table-cell office:value-type="float" office:value="55.4" calcext:value-type="float">
            <text:p>55.4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Na(Glyc)2-</text:p>
          </table:table-cell>
          <table:table-cell office:value-type="float" office:value="4" calcext:value-type="float">
            <text:p>4</text:p>
          </table:table-cell>
          <table:table-cell office:value-type="float" office:value="264.8" calcext:value-type="float">
            <text:p>264.8</text:p>
          </table:table-cell>
          <table:table-cell office:value-type="float" office:value="242.4" calcext:value-type="float">
            <text:p>242.4</text:p>
          </table:table-cell>
          <table:table-cell office:value-type="float" office:value="215.9" calcext:value-type="float">
            <text:p>215.9</text:p>
          </table:table-cell>
          <table:table-cell office:value-type="float" office:value="190.9" calcext:value-type="float">
            <text:p>190.9</text:p>
          </table:table-cell>
          <table:table-cell office:value-type="float" office:value="165.5" calcext:value-type="float">
            <text:p>165.5</text:p>
          </table:table-cell>
          <table:table-cell office:value-type="float" office:value="144.7" calcext:value-type="float">
            <text:p>144.7</text:p>
          </table:table-cell>
          <table:table-cell office:value-type="float" office:value="127" calcext:value-type="float">
            <text:p>127</text:p>
          </table:table-cell>
          <table:table-cell office:value-type="float" office:value="111.4" calcext:value-type="float">
            <text:p>111.4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Na(Lac)(aq)</text:p>
          </table:table-cell>
          <table:table-cell office:value-type="float" office:value="3" calcext:value-type="float">
            <text:p>3</text:p>
          </table:table-cell>
          <table:table-cell office:value-type="float" office:value="248.6" calcext:value-type="float">
            <text:p>248.6</text:p>
          </table:table-cell>
          <table:table-cell office:value-type="float" office:value="227.3" calcext:value-type="float">
            <text:p>227.3</text:p>
          </table:table-cell>
          <table:table-cell office:value-type="float" office:value="202.2" calcext:value-type="float">
            <text:p>202.2</text:p>
          </table:table-cell>
          <table:table-cell office:value-type="float" office:value="178.6" calcext:value-type="float">
            <text:p>178.6</text:p>
          </table:table-cell>
          <table:table-cell office:value-type="float" office:value="154.7" calcext:value-type="float">
            <text:p>154.7</text:p>
          </table:table-cell>
          <table:table-cell office:value-type="float" office:value="135.2" calcext:value-type="float">
            <text:p>135.2</text:p>
          </table:table-cell>
          <table:table-cell office:value-type="float" office:value="118.6" calcext:value-type="float">
            <text:p>118.6</text:p>
          </table:table-cell>
          <table:table-cell office:value-type="float" office:value="104.1" calcext:value-type="float">
            <text:p>104.1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Na(Lac)2-</text:p>
          </table:table-cell>
          <table:table-cell office:value-type="float" office:value="4" calcext:value-type="float">
            <text:p>4</text:p>
          </table:table-cell>
          <table:table-cell office:value-type="float" office:value="497.1" calcext:value-type="float">
            <text:p>497.1</text:p>
          </table:table-cell>
          <table:table-cell office:value-type="float" office:value="454.8" calcext:value-type="float">
            <text:p>454.8</text:p>
          </table:table-cell>
          <table:table-cell office:value-type="float" office:value="404.6" calcext:value-type="float">
            <text:p>404.6</text:p>
          </table:table-cell>
          <table:table-cell office:value-type="float" office:value="357.5" calcext:value-type="float">
            <text:p>357.5</text:p>
          </table:table-cell>
          <table:table-cell office:value-type="float" office:value="309.6" calcext:value-type="float">
            <text:p>309.6</text:p>
          </table:table-cell>
          <table:table-cell office:value-type="float" office:value="270.4" calcext:value-type="float">
            <text:p>270.4</text:p>
          </table:table-cell>
          <table:table-cell office:value-type="float" office:value="237.2" calcext:value-type="float">
            <text:p>237.2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Na(Pent)(aq)</text:p>
          </table:table-cell>
          <table:table-cell office:value-type="float" office:value="3" calcext:value-type="float">
            <text:p>3</text:p>
          </table:table-cell>
          <table:table-cell office:value-type="float" office:value="516.8" calcext:value-type="float">
            <text:p>516.8</text:p>
          </table:table-cell>
          <table:table-cell office:value-type="float" office:value="472.4" calcext:value-type="float">
            <text:p>472.4</text:p>
          </table:table-cell>
          <table:table-cell office:value-type="float" office:value="420" calcext:value-type="float">
            <text:p>420</text:p>
          </table:table-cell>
          <table:table-cell office:value-type="float" office:value="370.8" calcext:value-type="float">
            <text:p>370.8</text:p>
          </table:table-cell>
          <table:table-cell office:value-type="float" office:value="321" calcext:value-type="float">
            <text:p>321</text:p>
          </table:table-cell>
          <table:table-cell office:value-type="float" office:value="280.4" calcext:value-type="float">
            <text:p>280.4</text:p>
          </table:table-cell>
          <table:table-cell office:value-type="float" office:value="246.1" calcext:value-type="float">
            <text:p>246.1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Na(Pent)2-</text:p>
          </table:table-cell>
          <table:table-cell office:value-type="float" office:value="4" calcext:value-type="float">
            <text:p>4</text:p>
          </table:table-cell>
          <table:table-cell office:value-type="float" office:value="1034" calcext:value-type="float">
            <text:p>1034</text:p>
          </table:table-cell>
          <table:table-cell office:value-type="float" office:value="945.1" calcext:value-type="float">
            <text:p>945.1</text:p>
          </table:table-cell>
          <table:table-cell office:value-type="float" office:value="840.3" calcext:value-type="float">
            <text:p>840.3</text:p>
          </table:table-cell>
          <table:table-cell office:value-type="float" office:value="741.9" calcext:value-type="float">
            <text:p>741.9</text:p>
          </table:table-cell>
          <table:table-cell office:value-type="float" office:value="641.9" calcext:value-type="float">
            <text:p>641.9</text:p>
          </table:table-cell>
          <table:table-cell office:value-type="float" office:value="560.2" calcext:value-type="float">
            <text:p>560.2</text:p>
          </table:table-cell>
          <table:table-cell office:value-type="float" office:value="491.3" calcext:value-type="float">
            <text:p>491.3</text:p>
          </table:table-cell>
          <table:table-cell office:value-type="float" office:value="430.8" calcext:value-type="float">
            <text:p>430.8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Na(Prop)(aq)</text:p>
          </table:table-cell>
          <table:table-cell office:value-type="float" office:value="3" calcext:value-type="float">
            <text:p>3</text:p>
          </table:table-cell>
          <table:table-cell office:value-type="float" office:value="278.9" calcext:value-type="float">
            <text:p>278.9</text:p>
          </table:table-cell>
          <table:table-cell office:value-type="float" office:value="255" calcext:value-type="float">
            <text:p>255</text:p>
          </table:table-cell>
          <table:table-cell office:value-type="float" office:value="226.7" calcext:value-type="float">
            <text:p>226.7</text:p>
          </table:table-cell>
          <table:table-cell office:value-type="float" office:value="200.2" calcext:value-type="float">
            <text:p>200.2</text:p>
          </table:table-cell>
          <table:table-cell office:value-type="float" office:value="173.3" calcext:value-type="float">
            <text:p>173.3</text:p>
          </table:table-cell>
          <table:table-cell office:value-type="float" office:value="151.4" calcext:value-type="float">
            <text:p>151.4</text:p>
          </table:table-cell>
          <table:table-cell office:value-type="float" office:value="132.8" calcext:value-type="float">
            <text:p>132.8</text:p>
          </table:table-cell>
          <table:table-cell office:value-type="float" office:value="116.5" calcext:value-type="float">
            <text:p>116.5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Na(Prop)2-</text:p>
          </table:table-cell>
          <table:table-cell office:value-type="float" office:value="4" calcext:value-type="float">
            <text:p>4</text:p>
          </table:table-cell>
          <table:table-cell office:value-type="float" office:value="557.9" calcext:value-type="float">
            <text:p>557.9</text:p>
          </table:table-cell>
          <table:table-cell office:value-type="float" office:value="510.3" calcext:value-type="float">
            <text:p>510.3</text:p>
          </table:table-cell>
          <table:table-cell office:value-type="float" office:value="453.9" calcext:value-type="float">
            <text:p>453.9</text:p>
          </table:table-cell>
          <table:table-cell office:value-type="float" office:value="400.9" calcext:value-type="float">
            <text:p>400.9</text:p>
          </table:table-cell>
          <table:table-cell office:value-type="float" office:value="347.1" calcext:value-type="float">
            <text:p>347.1</text:p>
          </table:table-cell>
          <table:table-cell office:value-type="float" office:value="303" calcext:value-type="float">
            <text:p>303</text:p>
          </table:table-cell>
          <table:table-cell office:value-type="float" office:value="265.8" calcext:value-type="float">
            <text:p>265.8</text:p>
          </table:table-cell>
          <table:table-cell office:value-type="float" office:value="233.2" calcext:value-type="float">
            <text:p>233.2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Na(o-Phthalate)-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542.1" calcext:value-type="float">
            <text:p>542.1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Na2P2O7-2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-0.4437" calcext:value-type="float">
            <text:p>-0.4437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NaAlO2(aq)</text:p>
          </table:table-cell>
          <table:table-cell office:value-type="float" office:value="3" calcext:value-type="float">
            <text:p>3</text:p>
          </table:table-cell>
          <table:table-cell office:value-type="float" office:value="26.65" calcext:value-type="float">
            <text:p>26.65</text:p>
          </table:table-cell>
          <table:table-cell office:value-type="float" office:value="23.63" calcext:value-type="float">
            <text:p>23.63</text:p>
          </table:table-cell>
          <table:table-cell office:value-type="float" office:value="20.09" calcext:value-type="float">
            <text:p>20.09</text:p>
          </table:table-cell>
          <table:table-cell office:value-type="float" office:value="16.82" calcext:value-type="float">
            <text:p>16.82</text:p>
          </table:table-cell>
          <table:table-cell office:value-type="float" office:value="13.54" calcext:value-type="float">
            <text:p>13.54</text:p>
          </table:table-cell>
          <table:table-cell office:value-type="float" office:value="10.84" calcext:value-type="float">
            <text:p>10.84</text:p>
          </table:table-cell>
          <table:table-cell office:value-type="float" office:value="8.533" calcext:value-type="float">
            <text:p>8.533</text:p>
          </table:table-cell>
          <table:table-cell office:value-type="float" office:value="6.443" calcext:value-type="float">
            <text:p>6.443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NaB(OH)4(aq)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8.974" calcext:value-type="float">
            <text:p>8.974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NaCH3COO(aq)</text:p>
          </table:table-cell>
          <table:table-cell office:value-type="float" office:value="3" calcext:value-type="float">
            <text:p>3</text:p>
          </table:table-cell>
          <table:table-cell office:value-type="float" office:value="160.6" calcext:value-type="float">
            <text:p>160.6</text:p>
          </table:table-cell>
          <table:table-cell office:value-type="float" office:value="146.9" calcext:value-type="float">
            <text:p>146.9</text:p>
          </table:table-cell>
          <table:table-cell office:value-type="float" office:value="130.6" calcext:value-type="float">
            <text:p>130.6</text:p>
          </table:table-cell>
          <table:table-cell office:value-type="float" office:value="115.4" calcext:value-type="float">
            <text:p>115.4</text:p>
          </table:table-cell>
          <table:table-cell office:value-type="float" office:value="99.92" calcext:value-type="float">
            <text:p>99.92</text:p>
          </table:table-cell>
          <table:table-cell office:value-type="float" office:value="87.28" calcext:value-type="float">
            <text:p>87.28</text:p>
          </table:table-cell>
          <table:table-cell office:value-type="float" office:value="76.57" calcext:value-type="float">
            <text:p>76.57</text:p>
          </table:table-cell>
          <table:table-cell office:value-type="float" office:value="67.1" calcext:value-type="float">
            <text:p>67.1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NaCO3-</text:p>
          </table:table-cell>
          <table:table-cell office:value-type="float" office:value="4" calcext:value-type="float">
            <text:p>4</text:p>
          </table:table-cell>
          <table:table-cell office:value-type="float" office:value="9.815" calcext:value-type="float">
            <text:p>9.815</text:p>
          </table:table-cell>
          <table:table-cell office:value-type="float" office:value="9.814" calcext:value-type="float">
            <text:p>9.814</text:p>
          </table:table-cell>
          <table:table-cell office:value-type="float" office:value="10.07" calcext:value-type="float">
            <text:p>10.07</text:p>
          </table:table-cell>
          <table:table-cell office:value-type="float" office:value="10.65" calcext:value-type="float">
            <text:p>10.65</text:p>
          </table:table-cell>
          <table:table-cell office:value-type="float" office:value="11.57" calcext:value-type="float">
            <text:p>11.57</text:p>
          </table:table-cell>
          <table:table-cell office:value-type="float" office:value="12.63" calcext:value-type="float">
            <text:p>12.63</text:p>
          </table:table-cell>
          <table:table-cell office:value-type="float" office:value="13.79" calcext:value-type="float">
            <text:p>13.79</text:p>
          </table:table-cell>
          <table:table-cell office:value-type="float" office:value="14.92" calcext:value-type="float">
            <text:p>14.92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NaCl(aq)</text:p>
          </table:table-cell>
          <table:table-cell office:value-type="float" office:value="3" calcext:value-type="float">
            <text:p>3</text:p>
          </table:table-cell>
          <table:table-cell office:value-type="float" office:value="0.8286" calcext:value-type="float">
            <text:p>0.8286</text:p>
          </table:table-cell>
          <table:table-cell office:value-type="float" office:value="0.777" calcext:value-type="float">
            <text:p>0.777</text:p>
          </table:table-cell>
          <table:table-cell office:value-type="float" office:value="0.6509" calcext:value-type="float">
            <text:p>0.6509</text:p>
          </table:table-cell>
          <table:table-cell office:value-type="float" office:value="0.473" calcext:value-type="float">
            <text:p>0.473</text:p>
          </table:table-cell>
          <table:table-cell office:value-type="float" office:value="0.214" calcext:value-type="float">
            <text:p>0.214</text:p>
          </table:table-cell>
          <table:table-cell office:value-type="float" office:value="-0.0933" calcext:value-type="float">
            <text:p>-0.0933</text:p>
          </table:table-cell>
          <table:table-cell office:value-type="float" office:value="-0.4778" calcext:value-type="float">
            <text:p>-0.4778</text:p>
          </table:table-cell>
          <table:table-cell office:value-type="float" office:value="-1.012" calcext:value-type="float">
            <text:p>-1.012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NaF(aq)</text:p>
          </table:table-cell>
          <table:table-cell office:value-type="float" office:value="3" calcext:value-type="float">
            <text:p>3</text:p>
          </table:table-cell>
          <table:table-cell office:value-type="float" office:value="1.082" calcext:value-type="float">
            <text:p>1.082</text:p>
          </table:table-cell>
          <table:table-cell office:value-type="float" office:value="0.9976" calcext:value-type="float">
            <text:p>0.9976</text:p>
          </table:table-cell>
          <table:table-cell office:value-type="float" office:value="0.8328" calcext:value-type="float">
            <text:p>0.8328</text:p>
          </table:table-cell>
          <table:table-cell office:value-type="float" office:value="0.6235" calcext:value-type="float">
            <text:p>0.6235</text:p>
          </table:table-cell>
          <table:table-cell office:value-type="float" office:value="0.3383" calcext:value-type="float">
            <text:p>0.3383</text:p>
          </table:table-cell>
          <table:table-cell office:value-type="float" office:value="0.0111" calcext:value-type="float">
            <text:p>0.0111</text:p>
          </table:table-cell>
          <table:table-cell office:value-type="float" office:value="-0.3934" calcext:value-type="float">
            <text:p>-0.3934</text:p>
          </table:table-cell>
          <table:table-cell office:value-type="float" office:value="-0.9516" calcext:value-type="float">
            <text:p>-0.9516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NaHCO3(aq)</text:p>
          </table:table-cell>
          <table:table-cell office:value-type="float" office:value="3" calcext:value-type="float">
            <text:p>3</text:p>
          </table:table-cell>
          <table:table-cell office:value-type="float" office:value="-0.3734" calcext:value-type="float">
            <text:p>-0.3734</text:p>
          </table:table-cell>
          <table:table-cell office:value-type="float" office:value="-0.1541" calcext:value-type="float">
            <text:p>-0.1541</text:p>
          </table:table-cell>
          <table:table-cell office:value-type="float" office:value="0.1098" calcext:value-type="float">
            <text:p>0.1098</text:p>
          </table:table-cell>
          <table:table-cell office:value-type="float" office:value="0.4108" calcext:value-type="float">
            <text:p>0.4108</text:p>
          </table:table-cell>
          <table:table-cell office:value-type="float" office:value="0.7926" calcext:value-type="float">
            <text:p>0.7926</text:p>
          </table:table-cell>
          <table:table-cell office:value-type="float" office:value="1.213" calcext:value-type="float">
            <text:p>1.213</text:p>
          </table:table-cell>
          <table:table-cell table:number-columns-repeated="2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NaHP2O7-2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-6.85" calcext:value-type="float">
            <text:p>-6.85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NaHPO4-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-0.92" calcext:value-type="float">
            <text:p>-0.92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NaHSiO3(aq)</text:p>
          </table:table-cell>
          <table:table-cell office:value-type="float" office:value="3" calcext:value-type="float">
            <text:p>3</text:p>
          </table:table-cell>
          <table:table-cell office:value-type="float" office:value="8.414" calcext:value-type="float">
            <text:p>8.414</text:p>
          </table:table-cell>
          <table:table-cell office:value-type="float" office:value="8.304" calcext:value-type="float">
            <text:p>8.304</text:p>
          </table:table-cell>
          <table:table-cell office:value-type="float" office:value="8.053" calcext:value-type="float">
            <text:p>8.053</text:p>
          </table:table-cell>
          <table:table-cell office:value-type="float" office:value="7.829" calcext:value-type="float">
            <text:p>7.829</text:p>
          </table:table-cell>
          <table:table-cell office:value-type="float" office:value="7.684" calcext:value-type="float">
            <text:p>7.684</text:p>
          </table:table-cell>
          <table:table-cell office:value-type="float" office:value="7.658" calcext:value-type="float">
            <text:p>7.658</text:p>
          </table:table-cell>
          <table:table-cell office:value-type="float" office:value="7.706" calcext:value-type="float">
            <text:p>7.706</text:p>
          </table:table-cell>
          <table:table-cell office:value-type="float" office:value="7.781" calcext:value-type="float">
            <text:p>7.781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NaOH(aq)</text:p>
          </table:table-cell>
          <table:table-cell office:value-type="float" office:value="3" calcext:value-type="float">
            <text:p>3</text:p>
          </table:table-cell>
          <table:table-cell office:value-type="float" office:value="15.64" calcext:value-type="float">
            <text:p>15.64</text:p>
          </table:table-cell>
          <table:table-cell office:value-type="float" office:value="14.79" calcext:value-type="float">
            <text:p>14.79</text:p>
          </table:table-cell>
          <table:table-cell office:value-type="float" office:value="13.8" calcext:value-type="float">
            <text:p>13.8</text:p>
          </table:table-cell>
          <table:table-cell office:value-type="float" office:value="12.88" calcext:value-type="float">
            <text:p>12.88</text:p>
          </table:table-cell>
          <table:table-cell office:value-type="float" office:value="11.97" calcext:value-type="float">
            <text:p>11.97</text:p>
          </table:table-cell>
          <table:table-cell office:value-type="float" office:value="11.22" calcext:value-type="float">
            <text:p>11.22</text:p>
          </table:table-cell>
          <table:table-cell office:value-type="float" office:value="10.56" calcext:value-type="float">
            <text:p>10.56</text:p>
          </table:table-cell>
          <table:table-cell office:value-type="float" office:value="9.885" calcext:value-type="float">
            <text:p>9.885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NaP2O7-3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1.456" calcext:value-type="float">
            <text:p>1.456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NaSO4-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-0.82" calcext:value-type="float">
            <text:p>-0.82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Ni(But)+</text:p>
          </table:table-cell>
          <table:table-cell office:value-type="float" office:value="4" calcext:value-type="float">
            <text:p>4</text:p>
          </table:table-cell>
          <table:table-cell office:value-type="float" office:value="396" calcext:value-type="float">
            <text:p>396</text:p>
          </table:table-cell>
          <table:table-cell office:value-type="float" office:value="362" calcext:value-type="float">
            <text:p>362</text:p>
          </table:table-cell>
          <table:table-cell office:value-type="float" office:value="321.9" calcext:value-type="float">
            <text:p>321.9</text:p>
          </table:table-cell>
          <table:table-cell office:value-type="float" office:value="284.3" calcext:value-type="float">
            <text:p>284.3</text:p>
          </table:table-cell>
          <table:table-cell office:value-type="float" office:value="246.1" calcext:value-type="float">
            <text:p>246.1</text:p>
          </table:table-cell>
          <table:table-cell office:value-type="float" office:value="214.9" calcext:value-type="float">
            <text:p>214.9</text:p>
          </table:table-cell>
          <table:table-cell office:value-type="float" office:value="188.5" calcext:value-type="float">
            <text:p>188.5</text:p>
          </table:table-cell>
          <table:table-cell office:value-type="float" office:value="165.3" calcext:value-type="float">
            <text:p>165.3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Ni(But)2(aq)</text:p>
          </table:table-cell>
          <table:table-cell office:value-type="float" office:value="3" calcext:value-type="float">
            <text:p>3</text:p>
          </table:table-cell>
          <table:table-cell office:value-type="float" office:value="792.6" calcext:value-type="float">
            <text:p>792.6</text:p>
          </table:table-cell>
          <table:table-cell office:value-type="float" office:value="724.6" calcext:value-type="float">
            <text:p>724.6</text:p>
          </table:table-cell>
          <table:table-cell office:value-type="float" office:value="644.4" calcext:value-type="float">
            <text:p>644.4</text:p>
          </table:table-cell>
          <table:table-cell office:value-type="float" office:value="569" calcext:value-type="float">
            <text:p>569</text:p>
          </table:table-cell>
          <table:table-cell office:value-type="float" office:value="492.5" calcext:value-type="float">
            <text:p>492.5</text:p>
          </table:table-cell>
          <table:table-cell office:value-type="float" office:value="429.9" calcext:value-type="float">
            <text:p>429.9</text:p>
          </table:table-cell>
          <table:table-cell office:value-type="float" office:value="377" calcext:value-type="float">
            <text:p>377</text:p>
          </table:table-cell>
          <table:table-cell office:value-type="float" office:value="330.4" calcext:value-type="float">
            <text:p>330.4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Ni(CH3COO)2(aq)</text:p>
          </table:table-cell>
          <table:table-cell office:value-type="float" office:value="3" calcext:value-type="float">
            <text:p>3</text:p>
          </table:table-cell>
          <table:table-cell office:value-type="float" office:value="318.2" calcext:value-type="float">
            <text:p>318.2</text:p>
          </table:table-cell>
          <table:table-cell office:value-type="float" office:value="291.2" calcext:value-type="float">
            <text:p>291.2</text:p>
          </table:table-cell>
          <table:table-cell office:value-type="float" office:value="259.1" calcext:value-type="float">
            <text:p>259.1</text:p>
          </table:table-cell>
          <table:table-cell office:value-type="float" office:value="228.9" calcext:value-type="float">
            <text:p>228.9</text:p>
          </table:table-cell>
          <table:table-cell office:value-type="float" office:value="198.1" calcext:value-type="float">
            <text:p>198.1</text:p>
          </table:table-cell>
          <table:table-cell office:value-type="float" office:value="172.8" calcext:value-type="float">
            <text:p>172.8</text:p>
          </table:table-cell>
          <table:table-cell office:value-type="float" office:value="151.3" calcext:value-type="float">
            <text:p>151.3</text:p>
          </table:table-cell>
          <table:table-cell office:value-type="float" office:value="132.1" calcext:value-type="float">
            <text:p>132.1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Ni(CH3COO)3-</text:p>
          </table:table-cell>
          <table:table-cell office:value-type="float" office:value="4" calcext:value-type="float">
            <text:p>4</text:p>
          </table:table-cell>
          <table:table-cell office:value-type="float" office:value="477.6" calcext:value-type="float">
            <text:p>477.6</text:p>
          </table:table-cell>
          <table:table-cell office:value-type="float" office:value="437.3" calcext:value-type="float">
            <text:p>437.3</text:p>
          </table:table-cell>
          <table:table-cell office:value-type="float" office:value="389.5" calcext:value-type="float">
            <text:p>389.5</text:p>
          </table:table-cell>
          <table:table-cell office:value-type="float" office:value="344.4" calcext:value-type="float">
            <text:p>344.4</text:p>
          </table:table-cell>
          <table:table-cell office:value-type="float" office:value="298.4" calcext:value-type="float">
            <text:p>298.4</text:p>
          </table:table-cell>
          <table:table-cell office:value-type="float" office:value="260.7" calcext:value-type="float">
            <text:p>260.7</text:p>
          </table:table-cell>
          <table:table-cell office:value-type="float" office:value="228.6" calcext:value-type="float">
            <text:p>228.6</text:p>
          </table:table-cell>
          <table:table-cell office:value-type="float" office:value="200.3" calcext:value-type="float">
            <text:p>200.3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Ni(For)+</text:p>
          </table:table-cell>
          <table:table-cell office:value-type="float" office:value="4" calcext:value-type="float">
            <text:p>4</text:p>
          </table:table-cell>
          <table:table-cell office:value-type="float" office:value="44.81" calcext:value-type="float">
            <text:p>44.81</text:p>
          </table:table-cell>
          <table:table-cell office:value-type="float" office:value="40.94" calcext:value-type="float">
            <text:p>40.94</text:p>
          </table:table-cell>
          <table:table-cell office:value-type="float" office:value="36.33" calcext:value-type="float">
            <text:p>36.33</text:p>
          </table:table-cell>
          <table:table-cell office:value-type="float" office:value="31.98" calcext:value-type="float">
            <text:p>31.98</text:p>
          </table:table-cell>
          <table:table-cell office:value-type="float" office:value="27.52" calcext:value-type="float">
            <text:p>27.52</text:p>
          </table:table-cell>
          <table:table-cell office:value-type="float" office:value="23.81" calcext:value-type="float">
            <text:p>23.81</text:p>
          </table:table-cell>
          <table:table-cell office:value-type="float" office:value="20.61" calcext:value-type="float">
            <text:p>20.61</text:p>
          </table:table-cell>
          <table:table-cell office:value-type="float" office:value="17.67" calcext:value-type="float">
            <text:p>17.67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Ni(For)2(aq)</text:p>
          </table:table-cell>
          <table:table-cell office:value-type="float" office:value="3" calcext:value-type="float">
            <text:p>3</text:p>
          </table:table-cell>
          <table:table-cell office:value-type="float" office:value="90.19" calcext:value-type="float">
            <text:p>90.19</text:p>
          </table:table-cell>
          <table:table-cell office:value-type="float" office:value="82.51" calcext:value-type="float">
            <text:p>82.51</text:p>
          </table:table-cell>
          <table:table-cell office:value-type="float" office:value="73.39" calcext:value-type="float">
            <text:p>73.39</text:p>
          </table:table-cell>
          <table:table-cell office:value-type="float" office:value="64.79" calcext:value-type="float">
            <text:p>64.79</text:p>
          </table:table-cell>
          <table:table-cell office:value-type="float" office:value="56" calcext:value-type="float">
            <text:p>56</text:p>
          </table:table-cell>
          <table:table-cell office:value-type="float" office:value="48.71" calcext:value-type="float">
            <text:p>48.71</text:p>
          </table:table-cell>
          <table:table-cell office:value-type="float" office:value="42.41" calcext:value-type="float">
            <text:p>42.41</text:p>
          </table:table-cell>
          <table:table-cell office:value-type="float" office:value="36.63" calcext:value-type="float">
            <text:p>36.63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Ni(Glyc)+</text:p>
          </table:table-cell>
          <table:table-cell office:value-type="float" office:value="4" calcext:value-type="float">
            <text:p>4</text:p>
          </table:table-cell>
          <table:table-cell office:value-type="float" office:value="130" calcext:value-type="float">
            <text:p>130</text:p>
          </table:table-cell>
          <table:table-cell office:value-type="float" office:value="118.9" calcext:value-type="float">
            <text:p>118.9</text:p>
          </table:table-cell>
          <table:table-cell office:value-type="float" office:value="105.8" calcext:value-type="float">
            <text:p>105.8</text:p>
          </table:table-cell>
          <table:table-cell office:value-type="float" office:value="93.47" calcext:value-type="float">
            <text:p>93.47</text:p>
          </table:table-cell>
          <table:table-cell office:value-type="float" office:value="80.86" calcext:value-type="float">
            <text:p>80.86</text:p>
          </table:table-cell>
          <table:table-cell office:value-type="float" office:value="70.46" calcext:value-type="float">
            <text:p>70.46</text:p>
          </table:table-cell>
          <table:table-cell office:value-type="float" office:value="61.58" calcext:value-type="float">
            <text:p>61.58</text:p>
          </table:table-cell>
          <table:table-cell office:value-type="float" office:value="53.63" calcext:value-type="float">
            <text:p>53.63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Ni(Glyc)2(aq)</text:p>
          </table:table-cell>
          <table:table-cell office:value-type="float" office:value="3" calcext:value-type="float">
            <text:p>3</text:p>
          </table:table-cell>
          <table:table-cell office:value-type="float" office:value="260.4" calcext:value-type="float">
            <text:p>260.4</text:p>
          </table:table-cell>
          <table:table-cell office:value-type="float" office:value="238.4" calcext:value-type="float">
            <text:p>238.4</text:p>
          </table:table-cell>
          <table:table-cell office:value-type="float" office:value="212.2" calcext:value-type="float">
            <text:p>212.2</text:p>
          </table:table-cell>
          <table:table-cell office:value-type="float" office:value="187.5" calcext:value-type="float">
            <text:p>187.5</text:p>
          </table:table-cell>
          <table:table-cell office:value-type="float" office:value="162.3" calcext:value-type="float">
            <text:p>162.3</text:p>
          </table:table-cell>
          <table:table-cell office:value-type="float" office:value="141.5" calcext:value-type="float">
            <text:p>141.5</text:p>
          </table:table-cell>
          <table:table-cell office:value-type="float" office:value="123.7" calcext:value-type="float">
            <text:p>123.7</text:p>
          </table:table-cell>
          <table:table-cell office:value-type="float" office:value="107.8" calcext:value-type="float">
            <text:p>107.8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Ni(Lac)+</text:p>
          </table:table-cell>
          <table:table-cell office:value-type="float" office:value="4" calcext:value-type="float">
            <text:p>4</text:p>
          </table:table-cell>
          <table:table-cell office:value-type="float" office:value="246.9" calcext:value-type="float">
            <text:p>246.9</text:p>
          </table:table-cell>
          <table:table-cell office:value-type="float" office:value="225.8" calcext:value-type="float">
            <text:p>225.8</text:p>
          </table:table-cell>
          <table:table-cell office:value-type="float" office:value="200.8" calcext:value-type="float">
            <text:p>200.8</text:p>
          </table:table-cell>
          <table:table-cell office:value-type="float" office:value="177.3" calcext:value-type="float">
            <text:p>177.3</text:p>
          </table:table-cell>
          <table:table-cell office:value-type="float" office:value="153.5" calcext:value-type="float">
            <text:p>153.5</text:p>
          </table:table-cell>
          <table:table-cell office:value-type="float" office:value="133.9" calcext:value-type="float">
            <text:p>133.9</text:p>
          </table:table-cell>
          <table:table-cell office:value-type="float" office:value="117.3" calcext:value-type="float">
            <text:p>117.3</text:p>
          </table:table-cell>
          <table:table-cell office:value-type="float" office:value="102.6" calcext:value-type="float">
            <text:p>102.6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Ni(Lac)2(aq)</text:p>
          </table:table-cell>
          <table:table-cell office:value-type="float" office:value="3" calcext:value-type="float">
            <text:p>3</text:p>
          </table:table-cell>
          <table:table-cell office:value-type="float" office:value="493.9" calcext:value-type="float">
            <text:p>493.9</text:p>
          </table:table-cell>
          <table:table-cell office:value-type="float" office:value="451.8" calcext:value-type="float">
            <text:p>451.8</text:p>
          </table:table-cell>
          <table:table-cell office:value-type="float" office:value="401.9" calcext:value-type="float">
            <text:p>401.9</text:p>
          </table:table-cell>
          <table:table-cell office:value-type="float" office:value="354.9" calcext:value-type="float">
            <text:p>354.9</text:p>
          </table:table-cell>
          <table:table-cell office:value-type="float" office:value="307.1" calcext:value-type="float">
            <text:p>307.1</text:p>
          </table:table-cell>
          <table:table-cell office:value-type="float" office:value="267.9" calcext:value-type="float">
            <text:p>267.9</text:p>
          </table:table-cell>
          <table:table-cell office:value-type="float" office:value="234.6" calcext:value-type="float">
            <text:p>234.6</text:p>
          </table:table-cell>
          <table:table-cell office:value-type="float" office:value="205.1" calcext:value-type="float">
            <text:p>205.1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Ni(NO3)2(aq)</text:p>
          </table:table-cell>
          <table:table-cell office:value-type="float" office:value="3" calcext:value-type="float">
            <text:p>3</text:p>
          </table:table-cell>
          <table:table-cell office:value-type="float" office:value="-0.2413" calcext:value-type="float">
            <text:p>-0.2413</text:p>
          </table:table-cell>
          <table:table-cell office:value-type="float" office:value="-0.1899" calcext:value-type="float">
            <text:p>-0.1899</text:p>
          </table:table-cell>
          <table:table-cell office:value-type="float" office:value="-0.1881" calcext:value-type="float">
            <text:p>-0.1881</text:p>
          </table:table-cell>
          <table:table-cell office:value-type="float" office:value="-0.1605" calcext:value-type="float">
            <text:p>-0.1605</text:p>
          </table:table-cell>
          <table:table-cell office:value-type="float" office:value="-0.1314" calcext:value-type="float">
            <text:p>-0.1314</text:p>
          </table:table-cell>
          <table:table-cell office:value-type="float" office:value="-0.1056" calcext:value-type="float">
            <text:p>-0.1056</text:p>
          </table:table-cell>
          <table:table-cell table:number-columns-repeated="2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Ni(OH)2(aq)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19.99" calcext:value-type="float">
            <text:p>19.99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Ni(OH)3-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30.99" calcext:value-type="float">
            <text:p>30.99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Ni(Pent)+</text:p>
          </table:table-cell>
          <table:table-cell office:value-type="float" office:value="4" calcext:value-type="float">
            <text:p>4</text:p>
          </table:table-cell>
          <table:table-cell office:value-type="float" office:value="514.9" calcext:value-type="float">
            <text:p>514.9</text:p>
          </table:table-cell>
          <table:table-cell office:value-type="float" office:value="470.7" calcext:value-type="float">
            <text:p>470.7</text:p>
          </table:table-cell>
          <table:table-cell office:value-type="float" office:value="418.5" calcext:value-type="float">
            <text:p>418.5</text:p>
          </table:table-cell>
          <table:table-cell office:value-type="float" office:value="369.4" calcext:value-type="float">
            <text:p>369.4</text:p>
          </table:table-cell>
          <table:table-cell office:value-type="float" office:value="319.7" calcext:value-type="float">
            <text:p>319.7</text:p>
          </table:table-cell>
          <table:table-cell office:value-type="float" office:value="279" calcext:value-type="float">
            <text:p>279</text:p>
          </table:table-cell>
          <table:table-cell office:value-type="float" office:value="244.7" calcext:value-type="float">
            <text:p>244.7</text:p>
          </table:table-cell>
          <table:table-cell office:value-type="float" office:value="214.5" calcext:value-type="float">
            <text:p>214.5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Ni(Pent)2(aq)</text:p>
          </table:table-cell>
          <table:table-cell office:value-type="float" office:value="3" calcext:value-type="float">
            <text:p>3</text:p>
          </table:table-cell>
          <table:table-cell office:value-type="float" office:value="1030" calcext:value-type="float">
            <text:p>1030</text:p>
          </table:table-cell>
          <table:table-cell office:value-type="float" office:value="942" calcext:value-type="float">
            <text:p>942</text:p>
          </table:table-cell>
          <table:table-cell office:value-type="float" office:value="837.5" calcext:value-type="float">
            <text:p>837.5</text:p>
          </table:table-cell>
          <table:table-cell office:value-type="float" office:value="739.2" calcext:value-type="float">
            <text:p>739.2</text:p>
          </table:table-cell>
          <table:table-cell office:value-type="float" office:value="639.3" calcext:value-type="float">
            <text:p>639.3</text:p>
          </table:table-cell>
          <table:table-cell office:value-type="float" office:value="557.6" calcext:value-type="float">
            <text:p>557.6</text:p>
          </table:table-cell>
          <table:table-cell office:value-type="float" office:value="488.5" calcext:value-type="float">
            <text:p>488.5</text:p>
          </table:table-cell>
          <table:table-cell office:value-type="float" office:value="427.8" calcext:value-type="float">
            <text:p>427.8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Ni(Prop)+</text:p>
          </table:table-cell>
          <table:table-cell office:value-type="float" office:value="4" calcext:value-type="float">
            <text:p>4</text:p>
          </table:table-cell>
          <table:table-cell office:value-type="float" office:value="277.3" calcext:value-type="float">
            <text:p>277.3</text:p>
          </table:table-cell>
          <table:table-cell office:value-type="float" office:value="253.6" calcext:value-type="float">
            <text:p>253.6</text:p>
          </table:table-cell>
          <table:table-cell office:value-type="float" office:value="225.5" calcext:value-type="float">
            <text:p>225.5</text:p>
          </table:table-cell>
          <table:table-cell office:value-type="float" office:value="199.1" calcext:value-type="float">
            <text:p>199.1</text:p>
          </table:table-cell>
          <table:table-cell office:value-type="float" office:value="172.2" calcext:value-type="float">
            <text:p>172.2</text:p>
          </table:table-cell>
          <table:table-cell office:value-type="float" office:value="150.2" calcext:value-type="float">
            <text:p>150.2</text:p>
          </table:table-cell>
          <table:table-cell office:value-type="float" office:value="131.6" calcext:value-type="float">
            <text:p>131.6</text:p>
          </table:table-cell>
          <table:table-cell office:value-type="float" office:value="115.2" calcext:value-type="float">
            <text:p>115.2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Ni(Prop)2(aq)</text:p>
          </table:table-cell>
          <table:table-cell office:value-type="float" office:value="3" calcext:value-type="float">
            <text:p>3</text:p>
          </table:table-cell>
          <table:table-cell office:value-type="float" office:value="555.2" calcext:value-type="float">
            <text:p>555.2</text:p>
          </table:table-cell>
          <table:table-cell office:value-type="float" office:value="507.7" calcext:value-type="float">
            <text:p>507.7</text:p>
          </table:table-cell>
          <table:table-cell office:value-type="float" office:value="451.5" calcext:value-type="float">
            <text:p>451.5</text:p>
          </table:table-cell>
          <table:table-cell office:value-type="float" office:value="398.7" calcext:value-type="float">
            <text:p>398.7</text:p>
          </table:table-cell>
          <table:table-cell office:value-type="float" office:value="344.9" calcext:value-type="float">
            <text:p>344.9</text:p>
          </table:table-cell>
          <table:table-cell office:value-type="float" office:value="300.8" calcext:value-type="float">
            <text:p>300.8</text:p>
          </table:table-cell>
          <table:table-cell office:value-type="float" office:value="263.4" calcext:value-type="float">
            <text:p>263.4</text:p>
          </table:table-cell>
          <table:table-cell office:value-type="float" office:value="230.4" calcext:value-type="float">
            <text:p>230.4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Ni2OH+3</text:p>
          </table:table-cell>
          <table:table-cell office:value-type="float" office:value="5" calcext:value-type="float">
            <text:p>5</text:p>
          </table:table-cell>
          <table:table-cell office:value-type="float" office:value="500" calcext:value-type="float">
            <text:p>500</text:p>
          </table:table-cell>
          <table:table-cell office:value-type="float" office:value="10.7" calcext:value-type="float">
            <text:p>10.7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Ni4(OH)4+4</text:p>
          </table:table-cell>
          <table:table-cell office:value-type="float" office:value="5.5" calcext:value-type="float">
            <text:p>5.5</text:p>
          </table:table-cell>
          <table:table-cell office:value-type="float" office:value="500" calcext:value-type="float">
            <text:p>500</text:p>
          </table:table-cell>
          <table:table-cell office:value-type="float" office:value="27.68" calcext:value-type="float">
            <text:p>27.68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NiCH3COO+</text:p>
          </table:table-cell>
          <table:table-cell office:value-type="float" office:value="4" calcext:value-type="float">
            <text:p>4</text:p>
          </table:table-cell>
          <table:table-cell office:value-type="float" office:value="158.9" calcext:value-type="float">
            <text:p>158.9</text:p>
          </table:table-cell>
          <table:table-cell office:value-type="float" office:value="145.3" calcext:value-type="float">
            <text:p>145.3</text:p>
          </table:table-cell>
          <table:table-cell office:value-type="float" office:value="129.2" calcext:value-type="float">
            <text:p>129.2</text:p>
          </table:table-cell>
          <table:table-cell office:value-type="float" office:value="114.1" calcext:value-type="float">
            <text:p>114.1</text:p>
          </table:table-cell>
          <table:table-cell office:value-type="float" office:value="98.7" calcext:value-type="float">
            <text:p>98.7</text:p>
          </table:table-cell>
          <table:table-cell office:value-type="float" office:value="86.04" calcext:value-type="float">
            <text:p>86.04</text:p>
          </table:table-cell>
          <table:table-cell office:value-type="float" office:value="75.27" calcext:value-type="float">
            <text:p>75.27</text:p>
          </table:table-cell>
          <table:table-cell office:value-type="float" office:value="65.7" calcext:value-type="float">
            <text:p>65.7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NiCl+</text:p>
          </table:table-cell>
          <table:table-cell office:value-type="float" office:value="4" calcext:value-type="float">
            <text:p>4</text:p>
          </table:table-cell>
          <table:table-cell office:value-type="float" office:value="1.044" calcext:value-type="float">
            <text:p>1.044</text:p>
          </table:table-cell>
          <table:table-cell office:value-type="float" office:value="0.9962" calcext:value-type="float">
            <text:p>0.9962</text:p>
          </table:table-cell>
          <table:table-cell office:value-type="float" office:value="0.8276" calcext:value-type="float">
            <text:p>0.8276</text:p>
          </table:table-cell>
          <table:table-cell office:value-type="float" office:value="0.5628" calcext:value-type="float">
            <text:p>0.5628</text:p>
          </table:table-cell>
          <table:table-cell office:value-type="float" office:value="0.1614" calcext:value-type="float">
            <text:p>0.1614</text:p>
          </table:table-cell>
          <table:table-cell office:value-type="float" office:value="-0.3117" calcext:value-type="float">
            <text:p>-0.3117</text:p>
          </table:table-cell>
          <table:table-cell office:value-type="float" office:value="-0.8782" calcext:value-type="float">
            <text:p>-0.8782</text:p>
          </table:table-cell>
          <table:table-cell office:value-type="float" office:value="-1.605" calcext:value-type="float">
            <text:p>-1.605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NiHP2O7-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-9.268" calcext:value-type="float">
            <text:p>-9.268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NiNO3+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-0.4" calcext:value-type="float">
            <text:p>-0.4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NiP2O7-2</text:p>
          </table:table-cell>
          <table:table-cell office:value-type="float" office:value="4" calcext:value-type="float">
            <text:p>4</text:p>
          </table:table-cell>
          <table:table-cell office:value-type="float" office:value="-2.97" calcext:value-type="float">
            <text:p>-2.97</text:p>
          </table:table-cell>
          <table:table-cell office:value-type="float" office:value="-3.101" calcext:value-type="float">
            <text:p>-3.101</text:p>
          </table:table-cell>
          <table:table-cell office:value-type="float" office:value="-3.266" calcext:value-type="float">
            <text:p>-3.266</text:p>
          </table:table-cell>
          <table:table-cell office:value-type="float" office:value="-3.363" calcext:value-type="float">
            <text:p>-3.363</text:p>
          </table:table-cell>
          <table:table-cell office:value-type="float" office:value="-3.499" calcext:value-type="float">
            <text:p>-3.499</text:p>
          </table:table-cell>
          <table:table-cell office:value-type="float" office:value="-3.693" calcext:value-type="float">
            <text:p>-3.693</text:p>
          </table:table-cell>
          <table:table-cell office:value-type="float" office:value="-4.041" calcext:value-type="float">
            <text:p>-4.041</text:p>
          </table:table-cell>
          <table:table-cell office:value-type="float" office:value="-4.876" calcext:value-type="float">
            <text:p>-4.876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NiSO4(aq)</text:p>
          </table:table-cell>
          <table:table-cell office:value-type="float" office:value="3" calcext:value-type="float">
            <text:p>3</text:p>
          </table:table-cell>
          <table:table-cell office:value-type="float" office:value="-2.117" calcext:value-type="float">
            <text:p>-2.117</text:p>
          </table:table-cell>
          <table:table-cell office:value-type="float" office:value="-2.126" calcext:value-type="float">
            <text:p>-2.126</text:p>
          </table:table-cell>
          <table:table-cell office:value-type="float" office:value="-2.209" calcext:value-type="float">
            <text:p>-2.209</text:p>
          </table:table-cell>
          <table:table-cell office:value-type="float" office:value="-2.328" calcext:value-type="float">
            <text:p>-2.328</text:p>
          </table:table-cell>
          <table:table-cell office:value-type="float" office:value="-2.542" calcext:value-type="float">
            <text:p>-2.542</text:p>
          </table:table-cell>
          <table:table-cell office:value-type="float" office:value="-2.846" calcext:value-type="float">
            <text:p>-2.846</text:p>
          </table:table-cell>
          <table:table-cell table:number-columns-repeated="2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Nonanal(aq)</text:p>
          </table:table-cell>
          <table:table-cell office:value-type="float" office:value="3" calcext:value-type="float">
            <text:p>3</text:p>
          </table:table-cell>
          <table:table-cell office:value-type="float" office:value="1040" calcext:value-type="float">
            <text:p>1040</text:p>
          </table:table-cell>
          <table:table-cell office:value-type="float" office:value="949.9" calcext:value-type="float">
            <text:p>949.9</text:p>
          </table:table-cell>
          <table:table-cell office:value-type="float" office:value="844.1" calcext:value-type="float">
            <text:p>844.1</text:p>
          </table:table-cell>
          <table:table-cell office:value-type="float" office:value="745.4" calcext:value-type="float">
            <text:p>745.4</text:p>
          </table:table-cell>
          <table:table-cell office:value-type="float" office:value="645.7" calcext:value-type="float">
            <text:p>645.7</text:p>
          </table:table-cell>
          <table:table-cell office:value-type="float" office:value="564.6" calcext:value-type="float">
            <text:p>564.6</text:p>
          </table:table-cell>
          <table:table-cell office:value-type="float" office:value="496.6" calcext:value-type="float">
            <text:p>496.6</text:p>
          </table:table-cell>
          <table:table-cell office:value-type="float" office:value="437.1" calcext:value-type="float">
            <text:p>437.1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Nonanoate</text:p>
          </table:table-cell>
          <table:table-cell office:value-type="float" office:value="4" calcext:value-type="float">
            <text:p>4</text:p>
          </table:table-cell>
          <table:table-cell office:value-type="float" office:value="992.5" calcext:value-type="float">
            <text:p>992.5</text:p>
          </table:table-cell>
          <table:table-cell office:value-type="float" office:value="906.9" calcext:value-type="float">
            <text:p>906.9</text:p>
          </table:table-cell>
          <table:table-cell office:value-type="float" office:value="806.4" calcext:value-type="float">
            <text:p>806.4</text:p>
          </table:table-cell>
          <table:table-cell office:value-type="float" office:value="712.5" calcext:value-type="float">
            <text:p>712.5</text:p>
          </table:table-cell>
          <table:table-cell office:value-type="float" office:value="617.7" calcext:value-type="float">
            <text:p>617.7</text:p>
          </table:table-cell>
          <table:table-cell office:value-type="float" office:value="540.5" calcext:value-type="float">
            <text:p>540.5</text:p>
          </table:table-cell>
          <table:table-cell office:value-type="float" office:value="475.7" calcext:value-type="float">
            <text:p>475.7</text:p>
          </table:table-cell>
          <table:table-cell office:value-type="float" office:value="419.2" calcext:value-type="float">
            <text:p>419.2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Nonanoic_acid(aq)</text:p>
          </table:table-cell>
          <table:table-cell office:value-type="float" office:value="3" calcext:value-type="float">
            <text:p>3</text:p>
          </table:table-cell>
          <table:table-cell office:value-type="float" office:value="987.8" calcext:value-type="float">
            <text:p>987.8</text:p>
          </table:table-cell>
          <table:table-cell office:value-type="float" office:value="902.1" calcext:value-type="float">
            <text:p>902.1</text:p>
          </table:table-cell>
          <table:table-cell office:value-type="float" office:value="801.5" calcext:value-type="float">
            <text:p>801.5</text:p>
          </table:table-cell>
          <table:table-cell office:value-type="float" office:value="707.5" calcext:value-type="float">
            <text:p>707.5</text:p>
          </table:table-cell>
          <table:table-cell office:value-type="float" office:value="612.5" calcext:value-type="float">
            <text:p>612.5</text:p>
          </table:table-cell>
          <table:table-cell office:value-type="float" office:value="535.2" calcext:value-type="float">
            <text:p>535.2</text:p>
          </table:table-cell>
          <table:table-cell office:value-type="float" office:value="470.2" calcext:value-type="float">
            <text:p>470.2</text:p>
          </table:table-cell>
          <table:table-cell office:value-type="float" office:value="413.4" calcext:value-type="float">
            <text:p>413.4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OH-</text:p>
          </table:table-cell>
          <table:table-cell office:value-type="float" office:value="3.5" calcext:value-type="float">
            <text:p>3.5</text:p>
          </table:table-cell>
          <table:table-cell office:value-type="float" office:value="14.94" calcext:value-type="float">
            <text:p>14.94</text:p>
          </table:table-cell>
          <table:table-cell office:value-type="float" office:value="14" calcext:value-type="float">
            <text:p>14</text:p>
          </table:table-cell>
          <table:table-cell office:value-type="float" office:value="13.03" calcext:value-type="float">
            <text:p>13.03</text:p>
          </table:table-cell>
          <table:table-cell office:value-type="float" office:value="12.26" calcext:value-type="float">
            <text:p>12.26</text:p>
          </table:table-cell>
          <table:table-cell office:value-type="float" office:value="11.63" calcext:value-type="float">
            <text:p>11.63</text:p>
          </table:table-cell>
          <table:table-cell office:value-type="float" office:value="11.28" calcext:value-type="float">
            <text:p>11.28</text:p>
          </table:table-cell>
          <table:table-cell office:value-type="float" office:value="11.17" calcext:value-type="float">
            <text:p>11.17</text:p>
          </table:table-cell>
          <table:table-cell office:value-type="float" office:value="11.3" calcext:value-type="float">
            <text:p>11.3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Octanal(aq)</text:p>
          </table:table-cell>
          <table:table-cell office:value-type="float" office:value="3" calcext:value-type="float">
            <text:p>3</text:p>
          </table:table-cell>
          <table:table-cell office:value-type="float" office:value="920.9" calcext:value-type="float">
            <text:p>920.9</text:p>
          </table:table-cell>
          <table:table-cell office:value-type="float" office:value="841.1" calcext:value-type="float">
            <text:p>841.1</text:p>
          </table:table-cell>
          <table:table-cell office:value-type="float" office:value="747.4" calcext:value-type="float">
            <text:p>747.4</text:p>
          </table:table-cell>
          <table:table-cell office:value-type="float" office:value="660" calcext:value-type="float">
            <text:p>660</text:p>
          </table:table-cell>
          <table:table-cell office:value-type="float" office:value="571.7" calcext:value-type="float">
            <text:p>571.7</text:p>
          </table:table-cell>
          <table:table-cell office:value-type="float" office:value="499.8" calcext:value-type="float">
            <text:p>499.8</text:p>
          </table:table-cell>
          <table:table-cell office:value-type="float" office:value="439.5" calcext:value-type="float">
            <text:p>439.5</text:p>
          </table:table-cell>
          <table:table-cell office:value-type="float" office:value="386.9" calcext:value-type="float">
            <text:p>386.9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Octanoate</text:p>
          </table:table-cell>
          <table:table-cell office:value-type="float" office:value="4" calcext:value-type="float">
            <text:p>4</text:p>
          </table:table-cell>
          <table:table-cell office:value-type="float" office:value="873.6" calcext:value-type="float">
            <text:p>873.6</text:p>
          </table:table-cell>
          <table:table-cell office:value-type="float" office:value="798.2" calcext:value-type="float">
            <text:p>798.2</text:p>
          </table:table-cell>
          <table:table-cell office:value-type="float" office:value="709.8" calcext:value-type="float">
            <text:p>709.8</text:p>
          </table:table-cell>
          <table:table-cell office:value-type="float" office:value="627.2" calcext:value-type="float">
            <text:p>627.2</text:p>
          </table:table-cell>
          <table:table-cell office:value-type="float" office:value="543.8" calcext:value-type="float">
            <text:p>543.8</text:p>
          </table:table-cell>
          <table:table-cell office:value-type="float" office:value="476" calcext:value-type="float">
            <text:p>476</text:p>
          </table:table-cell>
          <table:table-cell office:value-type="float" office:value="419" calcext:value-type="float">
            <text:p>419</text:p>
          </table:table-cell>
          <table:table-cell office:value-type="float" office:value="369.3" calcext:value-type="float">
            <text:p>369.3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Octanoic_acid(aq)</text:p>
          </table:table-cell>
          <table:table-cell office:value-type="float" office:value="3" calcext:value-type="float">
            <text:p>3</text:p>
          </table:table-cell>
          <table:table-cell office:value-type="float" office:value="868.7" calcext:value-type="float">
            <text:p>868.7</text:p>
          </table:table-cell>
          <table:table-cell office:value-type="float" office:value="793.3" calcext:value-type="float">
            <text:p>793.3</text:p>
          </table:table-cell>
          <table:table-cell office:value-type="float" office:value="704.8" calcext:value-type="float">
            <text:p>704.8</text:p>
          </table:table-cell>
          <table:table-cell office:value-type="float" office:value="622.1" calcext:value-type="float">
            <text:p>622.1</text:p>
          </table:table-cell>
          <table:table-cell office:value-type="float" office:value="538.5" calcext:value-type="float">
            <text:p>538.5</text:p>
          </table:table-cell>
          <table:table-cell office:value-type="float" office:value="470.4" calcext:value-type="float">
            <text:p>470.4</text:p>
          </table:table-cell>
          <table:table-cell office:value-type="float" office:value="413.2" calcext:value-type="float">
            <text:p>413.2</text:p>
          </table:table-cell>
          <table:table-cell office:value-type="float" office:value="363.2" calcext:value-type="float">
            <text:p>363.2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Oxalate</text:p>
          </table:table-cell>
          <table:table-cell office:value-type="float" office:value="4" calcext:value-type="float">
            <text:p>4</text:p>
          </table:table-cell>
          <table:table-cell office:value-type="float" office:value="51.69" calcext:value-type="float">
            <text:p>51.69</text:p>
          </table:table-cell>
          <table:table-cell office:value-type="float" office:value="47.46" calcext:value-type="float">
            <text:p>47.46</text:p>
          </table:table-cell>
          <table:table-cell office:value-type="float" office:value="42.64" calcext:value-type="float">
            <text:p>42.64</text:p>
          </table:table-cell>
          <table:table-cell office:value-type="float" office:value="38.26" calcext:value-type="float">
            <text:p>38.26</text:p>
          </table:table-cell>
          <table:table-cell office:value-type="float" office:value="33.97" calcext:value-type="float">
            <text:p>33.97</text:p>
          </table:table-cell>
          <table:table-cell office:value-type="float" office:value="30.61" calcext:value-type="float">
            <text:p>30.61</text:p>
          </table:table-cell>
          <table:table-cell office:value-type="float" office:value="27.91" calcext:value-type="float">
            <text:p>27.91</text:p>
          </table:table-cell>
          <table:table-cell office:value-type="float" office:value="25.7" calcext:value-type="float">
            <text:p>25.7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P2O7-4</text:p>
          </table:table-cell>
          <table:table-cell office:value-type="float" office:value="4" calcext:value-type="float">
            <text:p>4</text:p>
          </table:table-cell>
          <table:table-cell office:value-type="float" office:value="4.118" calcext:value-type="float">
            <text:p>4.118</text:p>
          </table:table-cell>
          <table:table-cell office:value-type="float" office:value="3.746" calcext:value-type="float">
            <text:p>3.746</text:p>
          </table:table-cell>
          <table:table-cell office:value-type="float" office:value="3.152" calcext:value-type="float">
            <text:p>3.152</text:p>
          </table:table-cell>
          <table:table-cell office:value-type="float" office:value="2.39" calcext:value-type="float">
            <text:p>2.39</text:p>
          </table:table-cell>
          <table:table-cell office:value-type="float" office:value="1.257" calcext:value-type="float">
            <text:p>1.257</text:p>
          </table:table-cell>
          <table:table-cell office:value-type="float" office:value="-0.0337" calcext:value-type="float">
            <text:p>-0.0337</text:p>
          </table:table-cell>
          <table:table-cell office:value-type="float" office:value="-1.557" calcext:value-type="float">
            <text:p>-1.557</text:p>
          </table:table-cell>
          <table:table-cell office:value-type="float" office:value="-3.589" calcext:value-type="float">
            <text:p>-3.589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PH4+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212.7" calcext:value-type="float">
            <text:p>212.7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PO3F-2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-7.199" calcext:value-type="float">
            <text:p>-7.199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PO4-3</text:p>
          </table:table-cell>
          <table:table-cell office:value-type="float" office:value="4" calcext:value-type="float">
            <text:p>4</text:p>
          </table:table-cell>
          <table:table-cell office:value-type="float" office:value="12.6" calcext:value-type="float">
            <text:p>12.6</text:p>
          </table:table-cell>
          <table:table-cell office:value-type="float" office:value="12.32" calcext:value-type="float">
            <text:p>12.32</text:p>
          </table:table-cell>
          <table:table-cell office:value-type="float" office:value="12.13" calcext:value-type="float">
            <text:p>12.13</text:p>
          </table:table-cell>
          <table:table-cell office:value-type="float" office:value="12.08" calcext:value-type="float">
            <text:p>12.08</text:p>
          </table:table-cell>
          <table:table-cell office:value-type="float" office:value="12.18" calcext:value-type="float">
            <text:p>12.18</text:p>
          </table:table-cell>
          <table:table-cell office:value-type="float" office:value="12.43" calcext:value-type="float">
            <text:p>12.43</text:p>
          </table:table-cell>
          <table:table-cell office:value-type="float" office:value="12.82" calcext:value-type="float">
            <text:p>12.82</text:p>
          </table:table-cell>
          <table:table-cell office:value-type="float" office:value="13.39" calcext:value-type="float">
            <text:p>13.39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Pb(But)+</text:p>
          </table:table-cell>
          <table:table-cell office:value-type="float" office:value="4" calcext:value-type="float">
            <text:p>4</text:p>
          </table:table-cell>
          <table:table-cell office:value-type="float" office:value="396.2" calcext:value-type="float">
            <text:p>396.2</text:p>
          </table:table-cell>
          <table:table-cell office:value-type="float" office:value="362" calcext:value-type="float">
            <text:p>362</text:p>
          </table:table-cell>
          <table:table-cell office:value-type="float" office:value="321.6" calcext:value-type="float">
            <text:p>321.6</text:p>
          </table:table-cell>
          <table:table-cell office:value-type="float" office:value="283.7" calcext:value-type="float">
            <text:p>283.7</text:p>
          </table:table-cell>
          <table:table-cell office:value-type="float" office:value="245.2" calcext:value-type="float">
            <text:p>245.2</text:p>
          </table:table-cell>
          <table:table-cell office:value-type="float" office:value="213.8" calcext:value-type="float">
            <text:p>213.8</text:p>
          </table:table-cell>
          <table:table-cell office:value-type="float" office:value="187.3" calcext:value-type="float">
            <text:p>187.3</text:p>
          </table:table-cell>
          <table:table-cell office:value-type="float" office:value="163.9" calcext:value-type="float">
            <text:p>163.9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Pb(But)2(aq)</text:p>
          </table:table-cell>
          <table:table-cell office:value-type="float" office:value="3" calcext:value-type="float">
            <text:p>3</text:p>
          </table:table-cell>
          <table:table-cell office:value-type="float" office:value="793" calcext:value-type="float">
            <text:p>793</text:p>
          </table:table-cell>
          <table:table-cell office:value-type="float" office:value="724.5" calcext:value-type="float">
            <text:p>724.5</text:p>
          </table:table-cell>
          <table:table-cell office:value-type="float" office:value="643.7" calcext:value-type="float">
            <text:p>643.7</text:p>
          </table:table-cell>
          <table:table-cell office:value-type="float" office:value="567.7" calcext:value-type="float">
            <text:p>567.7</text:p>
          </table:table-cell>
          <table:table-cell office:value-type="float" office:value="490.7" calcext:value-type="float">
            <text:p>490.7</text:p>
          </table:table-cell>
          <table:table-cell office:value-type="float" office:value="427.7" calcext:value-type="float">
            <text:p>427.7</text:p>
          </table:table-cell>
          <table:table-cell office:value-type="float" office:value="374.4" calcext:value-type="float">
            <text:p>374.4</text:p>
          </table:table-cell>
          <table:table-cell office:value-type="float" office:value="327.6" calcext:value-type="float">
            <text:p>327.6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Pb(CH3COO)2(aq)</text:p>
          </table:table-cell>
          <table:table-cell office:value-type="float" office:value="3" calcext:value-type="float">
            <text:p>3</text:p>
          </table:table-cell>
          <table:table-cell office:value-type="float" office:value="317.7" calcext:value-type="float">
            <text:p>317.7</text:p>
          </table:table-cell>
          <table:table-cell office:value-type="float" office:value="290.1" calcext:value-type="float">
            <text:p>290.1</text:p>
          </table:table-cell>
          <table:table-cell office:value-type="float" office:value="257.4" calcext:value-type="float">
            <text:p>257.4</text:p>
          </table:table-cell>
          <table:table-cell office:value-type="float" office:value="226.6" calcext:value-type="float">
            <text:p>226.6</text:p>
          </table:table-cell>
          <table:table-cell office:value-type="float" office:value="195.2" calcext:value-type="float">
            <text:p>195.2</text:p>
          </table:table-cell>
          <table:table-cell office:value-type="float" office:value="169.4" calcext:value-type="float">
            <text:p>169.4</text:p>
          </table:table-cell>
          <table:table-cell office:value-type="float" office:value="147.6" calcext:value-type="float">
            <text:p>147.6</text:p>
          </table:table-cell>
          <table:table-cell office:value-type="float" office:value="128.2" calcext:value-type="float">
            <text:p>128.2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Pb(CH3COO)3-</text:p>
          </table:table-cell>
          <table:table-cell office:value-type="float" office:value="4" calcext:value-type="float">
            <text:p>4</text:p>
          </table:table-cell>
          <table:table-cell office:value-type="float" office:value="476.1" calcext:value-type="float">
            <text:p>476.1</text:p>
          </table:table-cell>
          <table:table-cell office:value-type="float" office:value="434.9" calcext:value-type="float">
            <text:p>434.9</text:p>
          </table:table-cell>
          <table:table-cell office:value-type="float" office:value="386.2" calcext:value-type="float">
            <text:p>386.2</text:p>
          </table:table-cell>
          <table:table-cell office:value-type="float" office:value="340.2" calcext:value-type="float">
            <text:p>340.2</text:p>
          </table:table-cell>
          <table:table-cell office:value-type="float" office:value="293.4" calcext:value-type="float">
            <text:p>293.4</text:p>
          </table:table-cell>
          <table:table-cell office:value-type="float" office:value="255" calcext:value-type="float">
            <text:p>255</text:p>
          </table:table-cell>
          <table:table-cell office:value-type="float" office:value="222.4" calcext:value-type="float">
            <text:p>222.4</text:p>
          </table:table-cell>
          <table:table-cell office:value-type="float" office:value="193.5" calcext:value-type="float">
            <text:p>193.5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Pb(CO3)2-2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11.26" calcext:value-type="float">
            <text:p>11.26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Pb(ClO3)2(aq)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35.03" calcext:value-type="float">
            <text:p>35.03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Pb(For)+</text:p>
          </table:table-cell>
          <table:table-cell office:value-type="float" office:value="4" calcext:value-type="float">
            <text:p>4</text:p>
          </table:table-cell>
          <table:table-cell office:value-type="float" office:value="45.04" calcext:value-type="float">
            <text:p>45.04</text:p>
          </table:table-cell>
          <table:table-cell office:value-type="float" office:value="40.92" calcext:value-type="float">
            <text:p>40.92</text:p>
          </table:table-cell>
          <table:table-cell office:value-type="float" office:value="36.02" calcext:value-type="float">
            <text:p>36.02</text:p>
          </table:table-cell>
          <table:table-cell office:value-type="float" office:value="31.41" calcext:value-type="float">
            <text:p>31.41</text:p>
          </table:table-cell>
          <table:table-cell office:value-type="float" office:value="26.69" calcext:value-type="float">
            <text:p>26.69</text:p>
          </table:table-cell>
          <table:table-cell office:value-type="float" office:value="22.77" calcext:value-type="float">
            <text:p>22.77</text:p>
          </table:table-cell>
          <table:table-cell office:value-type="float" office:value="19.38" calcext:value-type="float">
            <text:p>19.38</text:p>
          </table:table-cell>
          <table:table-cell office:value-type="float" office:value="16.26" calcext:value-type="float">
            <text:p>16.26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Pb(For)2(aq)</text:p>
          </table:table-cell>
          <table:table-cell office:value-type="float" office:value="3" calcext:value-type="float">
            <text:p>3</text:p>
          </table:table-cell>
          <table:table-cell office:value-type="float" office:value="90.7" calcext:value-type="float">
            <text:p>90.7</text:p>
          </table:table-cell>
          <table:table-cell office:value-type="float" office:value="82.47" calcext:value-type="float">
            <text:p>82.47</text:p>
          </table:table-cell>
          <table:table-cell office:value-type="float" office:value="72.73" calcext:value-type="float">
            <text:p>72.73</text:p>
          </table:table-cell>
          <table:table-cell office:value-type="float" office:value="63.57" calcext:value-type="float">
            <text:p>63.57</text:p>
          </table:table-cell>
          <table:table-cell office:value-type="float" office:value="54.24" calcext:value-type="float">
            <text:p>54.24</text:p>
          </table:table-cell>
          <table:table-cell office:value-type="float" office:value="46.55" calcext:value-type="float">
            <text:p>46.55</text:p>
          </table:table-cell>
          <table:table-cell office:value-type="float" office:value="39.94" calcext:value-type="float">
            <text:p>39.94</text:p>
          </table:table-cell>
          <table:table-cell office:value-type="float" office:value="33.93" calcext:value-type="float">
            <text:p>33.93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Pb(Glyc)+</text:p>
          </table:table-cell>
          <table:table-cell office:value-type="float" office:value="4" calcext:value-type="float">
            <text:p>4</text:p>
          </table:table-cell>
          <table:table-cell office:value-type="float" office:value="130.2" calcext:value-type="float">
            <text:p>130.2</text:p>
          </table:table-cell>
          <table:table-cell office:value-type="float" office:value="118.9" calcext:value-type="float">
            <text:p>118.9</text:p>
          </table:table-cell>
          <table:table-cell office:value-type="float" office:value="105.5" calcext:value-type="float">
            <text:p>105.5</text:p>
          </table:table-cell>
          <table:table-cell office:value-type="float" office:value="92.89" calcext:value-type="float">
            <text:p>92.89</text:p>
          </table:table-cell>
          <table:table-cell office:value-type="float" office:value="80.02" calcext:value-type="float">
            <text:p>80.02</text:p>
          </table:table-cell>
          <table:table-cell office:value-type="float" office:value="69.41" calcext:value-type="float">
            <text:p>69.41</text:p>
          </table:table-cell>
          <table:table-cell office:value-type="float" office:value="60.34" calcext:value-type="float">
            <text:p>60.34</text:p>
          </table:table-cell>
          <table:table-cell office:value-type="float" office:value="52.21" calcext:value-type="float">
            <text:p>52.21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Pb(Glyc)2(aq)</text:p>
          </table:table-cell>
          <table:table-cell office:value-type="float" office:value="3" calcext:value-type="float">
            <text:p>3</text:p>
          </table:table-cell>
          <table:table-cell office:value-type="float" office:value="260.8" calcext:value-type="float">
            <text:p>260.8</text:p>
          </table:table-cell>
          <table:table-cell office:value-type="float" office:value="238.3" calcext:value-type="float">
            <text:p>238.3</text:p>
          </table:table-cell>
          <table:table-cell office:value-type="float" office:value="211.5" calcext:value-type="float">
            <text:p>211.5</text:p>
          </table:table-cell>
          <table:table-cell office:value-type="float" office:value="186.3" calcext:value-type="float">
            <text:p>186.3</text:p>
          </table:table-cell>
          <table:table-cell office:value-type="float" office:value="160.5" calcext:value-type="float">
            <text:p>160.5</text:p>
          </table:table-cell>
          <table:table-cell office:value-type="float" office:value="139.3" calcext:value-type="float">
            <text:p>139.3</text:p>
          </table:table-cell>
          <table:table-cell office:value-type="float" office:value="121.3" calcext:value-type="float">
            <text:p>121.3</text:p>
          </table:table-cell>
          <table:table-cell office:value-type="float" office:value="105.1" calcext:value-type="float">
            <text:p>105.1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Pb(Lac)+</text:p>
          </table:table-cell>
          <table:table-cell office:value-type="float" office:value="4" calcext:value-type="float">
            <text:p>4</text:p>
          </table:table-cell>
          <table:table-cell office:value-type="float" office:value="246.4" calcext:value-type="float">
            <text:p>246.4</text:p>
          </table:table-cell>
          <table:table-cell office:value-type="float" office:value="225.1" calcext:value-type="float">
            <text:p>225.1</text:p>
          </table:table-cell>
          <table:table-cell office:value-type="float" office:value="199.9" calcext:value-type="float">
            <text:p>199.9</text:p>
          </table:table-cell>
          <table:table-cell office:value-type="float" office:value="176.2" calcext:value-type="float">
            <text:p>176.2</text:p>
          </table:table-cell>
          <table:table-cell office:value-type="float" office:value="152.2" calcext:value-type="float">
            <text:p>152.2</text:p>
          </table:table-cell>
          <table:table-cell office:value-type="float" office:value="132.4" calcext:value-type="float">
            <text:p>132.4</text:p>
          </table:table-cell>
          <table:table-cell office:value-type="float" office:value="115.7" calcext:value-type="float">
            <text:p>115.7</text:p>
          </table:table-cell>
          <table:table-cell office:value-type="float" office:value="100.8" calcext:value-type="float">
            <text:p>100.8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Pb(Lac)2(aq)</text:p>
          </table:table-cell>
          <table:table-cell office:value-type="float" office:value="3" calcext:value-type="float">
            <text:p>3</text:p>
          </table:table-cell>
          <table:table-cell office:value-type="float" office:value="493.3" calcext:value-type="float">
            <text:p>493.3</text:p>
          </table:table-cell>
          <table:table-cell office:value-type="float" office:value="450.7" calcext:value-type="float">
            <text:p>450.7</text:p>
          </table:table-cell>
          <table:table-cell office:value-type="float" office:value="400.3" calcext:value-type="float">
            <text:p>400.3</text:p>
          </table:table-cell>
          <table:table-cell office:value-type="float" office:value="352.8" calcext:value-type="float">
            <text:p>352.8</text:p>
          </table:table-cell>
          <table:table-cell office:value-type="float" office:value="304.6" calcext:value-type="float">
            <text:p>304.6</text:p>
          </table:table-cell>
          <table:table-cell office:value-type="float" office:value="265" calcext:value-type="float">
            <text:p>265</text:p>
          </table:table-cell>
          <table:table-cell office:value-type="float" office:value="231.5" calcext:value-type="float">
            <text:p>231.5</text:p>
          </table:table-cell>
          <table:table-cell office:value-type="float" office:value="201.8" calcext:value-type="float">
            <text:p>201.8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Pb(OH)2(aq)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17.09" calcext:value-type="float">
            <text:p>17.09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Pb(OH)3-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28.09" calcext:value-type="float">
            <text:p>28.09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Pb(Pent)+</text:p>
          </table:table-cell>
          <table:table-cell office:value-type="float" office:value="4" calcext:value-type="float">
            <text:p>4</text:p>
          </table:table-cell>
          <table:table-cell office:value-type="float" office:value="515.1" calcext:value-type="float">
            <text:p>515.1</text:p>
          </table:table-cell>
          <table:table-cell office:value-type="float" office:value="470.6" calcext:value-type="float">
            <text:p>470.6</text:p>
          </table:table-cell>
          <table:table-cell office:value-type="float" office:value="418.1" calcext:value-type="float">
            <text:p>418.1</text:p>
          </table:table-cell>
          <table:table-cell office:value-type="float" office:value="368.8" calcext:value-type="float">
            <text:p>368.8</text:p>
          </table:table-cell>
          <table:table-cell office:value-type="float" office:value="318.8" calcext:value-type="float">
            <text:p>318.8</text:p>
          </table:table-cell>
          <table:table-cell office:value-type="float" office:value="277.9" calcext:value-type="float">
            <text:p>277.9</text:p>
          </table:table-cell>
          <table:table-cell office:value-type="float" office:value="243.4" calcext:value-type="float">
            <text:p>243.4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Pb(Pent)2(aq)</text:p>
          </table:table-cell>
          <table:table-cell office:value-type="float" office:value="3" calcext:value-type="float">
            <text:p>3</text:p>
          </table:table-cell>
          <table:table-cell office:value-type="float" office:value="1031" calcext:value-type="float">
            <text:p>1031</text:p>
          </table:table-cell>
          <table:table-cell office:value-type="float" office:value="941.9" calcext:value-type="float">
            <text:p>941.9</text:p>
          </table:table-cell>
          <table:table-cell office:value-type="float" office:value="836.7" calcext:value-type="float">
            <text:p>836.7</text:p>
          </table:table-cell>
          <table:table-cell office:value-type="float" office:value="737.9" calcext:value-type="float">
            <text:p>737.9</text:p>
          </table:table-cell>
          <table:table-cell office:value-type="float" office:value="637.5" calcext:value-type="float">
            <text:p>637.5</text:p>
          </table:table-cell>
          <table:table-cell office:value-type="float" office:value="555.4" calcext:value-type="float">
            <text:p>555.4</text:p>
          </table:table-cell>
          <table:table-cell office:value-type="float" office:value="486" calcext:value-type="float">
            <text:p>486</text:p>
          </table:table-cell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Pb(Prop)+</text:p>
          </table:table-cell>
          <table:table-cell office:value-type="float" office:value="4" calcext:value-type="float">
            <text:p>4</text:p>
          </table:table-cell>
          <table:table-cell office:value-type="float" office:value="276.6" calcext:value-type="float">
            <text:p>276.6</text:p>
          </table:table-cell>
          <table:table-cell office:value-type="float" office:value="252.7" calcext:value-type="float">
            <text:p>252.7</text:p>
          </table:table-cell>
          <table:table-cell office:value-type="float" office:value="224.4" calcext:value-type="float">
            <text:p>224.4</text:p>
          </table:table-cell>
          <table:table-cell office:value-type="float" office:value="197.8" calcext:value-type="float">
            <text:p>197.8</text:p>
          </table:table-cell>
          <table:table-cell office:value-type="float" office:value="170.8" calcext:value-type="float">
            <text:p>170.8</text:p>
          </table:table-cell>
          <table:table-cell office:value-type="float" office:value="148.6" calcext:value-type="float">
            <text:p>148.6</text:p>
          </table:table-cell>
          <table:table-cell office:value-type="float" office:value="129.9" calcext:value-type="float">
            <text:p>129.9</text:p>
          </table:table-cell>
          <table:table-cell office:value-type="float" office:value="113.3" calcext:value-type="float">
            <text:p>113.3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Pb(Prop)2(aq)</text:p>
          </table:table-cell>
          <table:table-cell office:value-type="float" office:value="3" calcext:value-type="float">
            <text:p>3</text:p>
          </table:table-cell>
          <table:table-cell office:value-type="float" office:value="554.3" calcext:value-type="float">
            <text:p>554.3</text:p>
          </table:table-cell>
          <table:table-cell office:value-type="float" office:value="506.4" calcext:value-type="float">
            <text:p>506.4</text:p>
          </table:table-cell>
          <table:table-cell office:value-type="float" office:value="449.7" calcext:value-type="float">
            <text:p>449.7</text:p>
          </table:table-cell>
          <table:table-cell office:value-type="float" office:value="396.4" calcext:value-type="float">
            <text:p>396.4</text:p>
          </table:table-cell>
          <table:table-cell office:value-type="float" office:value="342.2" calcext:value-type="float">
            <text:p>342.2</text:p>
          </table:table-cell>
          <table:table-cell office:value-type="float" office:value="297.8" calcext:value-type="float">
            <text:p>297.8</text:p>
          </table:table-cell>
          <table:table-cell office:value-type="float" office:value="260.2" calcext:value-type="float">
            <text:p>260.2</text:p>
          </table:table-cell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Pb2OH+3</text:p>
          </table:table-cell>
          <table:table-cell office:value-type="float" office:value="5" calcext:value-type="float">
            <text:p>5</text:p>
          </table:table-cell>
          <table:table-cell office:value-type="float" office:value="500" calcext:value-type="float">
            <text:p>500</text:p>
          </table:table-cell>
          <table:table-cell office:value-type="float" office:value="6.395" calcext:value-type="float">
            <text:p>6.395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Pb3(OH)4+2</text:p>
          </table:table-cell>
          <table:table-cell office:value-type="float" office:value="4.5" calcext:value-type="float">
            <text:p>4.5</text:p>
          </table:table-cell>
          <table:table-cell office:value-type="float" office:value="500" calcext:value-type="float">
            <text:p>500</text:p>
          </table:table-cell>
          <table:table-cell office:value-type="float" office:value="23.88" calcext:value-type="float">
            <text:p>23.88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Pb4(OH)4+4</text:p>
          </table:table-cell>
          <table:table-cell office:value-type="float" office:value="5.5" calcext:value-type="float">
            <text:p>5.5</text:p>
          </table:table-cell>
          <table:table-cell office:value-type="float" office:value="500" calcext:value-type="float">
            <text:p>500</text:p>
          </table:table-cell>
          <table:table-cell office:value-type="float" office:value="20.88" calcext:value-type="float">
            <text:p>20.88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Pb6(OH)8+4</text:p>
          </table:table-cell>
          <table:table-cell office:value-type="float" office:value="5.5" calcext:value-type="float">
            <text:p>5.5</text:p>
          </table:table-cell>
          <table:table-cell office:value-type="float" office:value="500" calcext:value-type="float">
            <text:p>500</text:p>
          </table:table-cell>
          <table:table-cell office:value-type="float" office:value="43.56" calcext:value-type="float">
            <text:p>43.56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PbCH3COO+</text:p>
          </table:table-cell>
          <table:table-cell office:value-type="float" office:value="4" calcext:value-type="float">
            <text:p>4</text:p>
          </table:table-cell>
          <table:table-cell office:value-type="float" office:value="158.1" calcext:value-type="float">
            <text:p>158.1</text:p>
          </table:table-cell>
          <table:table-cell office:value-type="float" office:value="144.4" calcext:value-type="float">
            <text:p>144.4</text:p>
          </table:table-cell>
          <table:table-cell office:value-type="float" office:value="128.1" calcext:value-type="float">
            <text:p>128.1</text:p>
          </table:table-cell>
          <table:table-cell office:value-type="float" office:value="112.8" calcext:value-type="float">
            <text:p>112.8</text:p>
          </table:table-cell>
          <table:table-cell office:value-type="float" office:value="97.2" calcext:value-type="float">
            <text:p>97.2</text:p>
          </table:table-cell>
          <table:table-cell office:value-type="float" office:value="84.4" calcext:value-type="float">
            <text:p>84.4</text:p>
          </table:table-cell>
          <table:table-cell office:value-type="float" office:value="73.5" calcext:value-type="float">
            <text:p>73.5</text:p>
          </table:table-cell>
          <table:table-cell office:value-type="float" office:value="63.79" calcext:value-type="float">
            <text:p>63.79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PbCO3(aq)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3.749" calcext:value-type="float">
            <text:p>3.749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PbCl+</text:p>
          </table:table-cell>
          <table:table-cell office:value-type="float" office:value="4" calcext:value-type="float">
            <text:p>4</text:p>
          </table:table-cell>
          <table:table-cell office:value-type="float" office:value="-1.41" calcext:value-type="float">
            <text:p>-1.41</text:p>
          </table:table-cell>
          <table:table-cell office:value-type="float" office:value="-1.437" calcext:value-type="float">
            <text:p>-1.437</text:p>
          </table:table-cell>
          <table:table-cell office:value-type="float" office:value="-1.577" calcext:value-type="float">
            <text:p>-1.577</text:p>
          </table:table-cell>
          <table:table-cell office:value-type="float" office:value="-1.813" calcext:value-type="float">
            <text:p>-1.813</text:p>
          </table:table-cell>
          <table:table-cell office:value-type="float" office:value="-2.186" calcext:value-type="float">
            <text:p>-2.186</text:p>
          </table:table-cell>
          <table:table-cell office:value-type="float" office:value="-2.64" calcext:value-type="float">
            <text:p>-2.64</text:p>
          </table:table-cell>
          <table:table-cell office:value-type="float" office:value="-3.201" calcext:value-type="float">
            <text:p>-3.201</text:p>
          </table:table-cell>
          <table:table-cell office:value-type="float" office:value="-3.941" calcext:value-type="float">
            <text:p>-3.941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PbCl2(aq)</text:p>
          </table:table-cell>
          <table:table-cell office:value-type="float" office:value="3" calcext:value-type="float">
            <text:p>3</text:p>
          </table:table-cell>
          <table:table-cell office:value-type="float" office:value="-1.944" calcext:value-type="float">
            <text:p>-1.944</text:p>
          </table:table-cell>
          <table:table-cell office:value-type="float" office:value="-2.003" calcext:value-type="float">
            <text:p>-2.003</text:p>
          </table:table-cell>
          <table:table-cell office:value-type="float" office:value="-2.24" calcext:value-type="float">
            <text:p>-2.24</text:p>
          </table:table-cell>
          <table:table-cell office:value-type="float" office:value="-2.627" calcext:value-type="float">
            <text:p>-2.627</text:p>
          </table:table-cell>
          <table:table-cell office:value-type="float" office:value="-3.232" calcext:value-type="float">
            <text:p>-3.232</text:p>
          </table:table-cell>
          <table:table-cell office:value-type="float" office:value="-3.97" calcext:value-type="float">
            <text:p>-3.97</text:p>
          </table:table-cell>
          <table:table-cell office:value-type="float" office:value="-4.89" calcext:value-type="float">
            <text:p>-4.89</text:p>
          </table:table-cell>
          <table:table-cell office:value-type="float" office:value="-6.131" calcext:value-type="float">
            <text:p>-6.131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PbCl3-</text:p>
          </table:table-cell>
          <table:table-cell office:value-type="float" office:value="4" calcext:value-type="float">
            <text:p>4</text:p>
          </table:table-cell>
          <table:table-cell office:value-type="float" office:value="-1.647" calcext:value-type="float">
            <text:p>-1.647</text:p>
          </table:table-cell>
          <table:table-cell office:value-type="float" office:value="-1.688" calcext:value-type="float">
            <text:p>-1.688</text:p>
          </table:table-cell>
          <table:table-cell office:value-type="float" office:value="-1.941" calcext:value-type="float">
            <text:p>-1.941</text:p>
          </table:table-cell>
          <table:table-cell office:value-type="float" office:value="-2.378" calcext:value-type="float">
            <text:p>-2.378</text:p>
          </table:table-cell>
          <table:table-cell office:value-type="float" office:value="-3.076" calcext:value-type="float">
            <text:p>-3.076</text:p>
          </table:table-cell>
          <table:table-cell office:value-type="float" office:value="-3.938" calcext:value-type="float">
            <text:p>-3.938</text:p>
          </table:table-cell>
          <table:table-cell office:value-type="float" office:value="-5.015" calcext:value-type="float">
            <text:p>-5.015</text:p>
          </table:table-cell>
          <table:table-cell office:value-type="float" office:value="-6.465" calcext:value-type="float">
            <text:p>-6.465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PbCl4-2</text:p>
          </table:table-cell>
          <table:table-cell office:value-type="float" office:value="4" calcext:value-type="float">
            <text:p>4</text:p>
          </table:table-cell>
          <table:table-cell office:value-type="float" office:value="-1.742" calcext:value-type="float">
            <text:p>-1.742</text:p>
          </table:table-cell>
          <table:table-cell office:value-type="float" office:value="-1.491" calcext:value-type="float">
            <text:p>-1.491</text:p>
          </table:table-cell>
          <table:table-cell office:value-type="float" office:value="-1.524" calcext:value-type="float">
            <text:p>-1.524</text:p>
          </table:table-cell>
          <table:table-cell office:value-type="float" office:value="-1.863" calcext:value-type="float">
            <text:p>-1.863</text:p>
          </table:table-cell>
          <table:table-cell office:value-type="float" office:value="-2.571" calcext:value-type="float">
            <text:p>-2.571</text:p>
          </table:table-cell>
          <table:table-cell office:value-type="float" office:value="-3.524" calcext:value-type="float">
            <text:p>-3.524</text:p>
          </table:table-cell>
          <table:table-cell office:value-type="float" office:value="-4.733" calcext:value-type="float">
            <text:p>-4.733</text:p>
          </table:table-cell>
          <table:table-cell office:value-type="float" office:value="-6.322" calcext:value-type="float">
            <text:p>-6.322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PbClO3+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17.48" calcext:value-type="float">
            <text:p>17.48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PbF+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-0.8284" calcext:value-type="float">
            <text:p>-0.8284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PbF2(aq)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-1.613" calcext:value-type="float">
            <text:p>-1.613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PbH2PO4+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-1.5" calcext:value-type="float">
            <text:p>-1.5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PbHPO4(aq)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-3.1" calcext:value-type="float">
            <text:p>-3.1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PbNO3+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-1.227" calcext:value-type="float">
            <text:p>-1.227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PbOH+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7.695" calcext:value-type="float">
            <text:p>7.695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PbP2O7-2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-7.414" calcext:value-type="float">
            <text:p>-7.414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Pentanal(aq)</text:p>
          </table:table-cell>
          <table:table-cell office:value-type="float" office:value="3" calcext:value-type="float">
            <text:p>3</text:p>
          </table:table-cell>
          <table:table-cell office:value-type="float" office:value="563.5" calcext:value-type="float">
            <text:p>563.5</text:p>
          </table:table-cell>
          <table:table-cell office:value-type="float" office:value="514.6" calcext:value-type="float">
            <text:p>514.6</text:p>
          </table:table-cell>
          <table:table-cell office:value-type="float" office:value="457.2" calcext:value-type="float">
            <text:p>457.2</text:p>
          </table:table-cell>
          <table:table-cell office:value-type="float" office:value="403.6" calcext:value-type="float">
            <text:p>403.6</text:p>
          </table:table-cell>
          <table:table-cell office:value-type="float" office:value="349.5" calcext:value-type="float">
            <text:p>349.5</text:p>
          </table:table-cell>
          <table:table-cell office:value-type="float" office:value="305.4" calcext:value-type="float">
            <text:p>305.4</text:p>
          </table:table-cell>
          <table:table-cell office:value-type="float" office:value="268.4" calcext:value-type="float">
            <text:p>268.4</text:p>
          </table:table-cell>
          <table:table-cell office:value-type="float" office:value="236.1" calcext:value-type="float">
            <text:p>236.1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Pentanoate</text:p>
          </table:table-cell>
          <table:table-cell office:value-type="float" office:value="4" calcext:value-type="float">
            <text:p>4</text:p>
          </table:table-cell>
          <table:table-cell office:value-type="float" office:value="517" calcext:value-type="float">
            <text:p>517</text:p>
          </table:table-cell>
          <table:table-cell office:value-type="float" office:value="472.4" calcext:value-type="float">
            <text:p>472.4</text:p>
          </table:table-cell>
          <table:table-cell office:value-type="float" office:value="420.1" calcext:value-type="float">
            <text:p>420.1</text:p>
          </table:table-cell>
          <table:table-cell office:value-type="float" office:value="371.3" calcext:value-type="float">
            <text:p>371.3</text:p>
          </table:table-cell>
          <table:table-cell office:value-type="float" office:value="322.1" calcext:value-type="float">
            <text:p>322.1</text:p>
          </table:table-cell>
          <table:table-cell office:value-type="float" office:value="282" calcext:value-type="float">
            <text:p>282</text:p>
          </table:table-cell>
          <table:table-cell office:value-type="float" office:value="248.4" calcext:value-type="float">
            <text:p>248.4</text:p>
          </table:table-cell>
          <table:table-cell office:value-type="float" office:value="219.1" calcext:value-type="float">
            <text:p>219.1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Pimelate</text:p>
          </table:table-cell>
          <table:table-cell office:value-type="float" office:value="4" calcext:value-type="float">
            <text:p>4</text:p>
          </table:table-cell>
          <table:table-cell office:value-type="float" office:value="640" calcext:value-type="float">
            <text:p>640</text:p>
          </table:table-cell>
          <table:table-cell office:value-type="float" office:value="585" calcext:value-type="float">
            <text:p>585</text:p>
          </table:table-cell>
          <table:table-cell office:value-type="float" office:value="520.6" calcext:value-type="float">
            <text:p>520.6</text:p>
          </table:table-cell>
          <table:table-cell office:value-type="float" office:value="460.7" calcext:value-type="float">
            <text:p>460.7</text:p>
          </table:table-cell>
          <table:table-cell office:value-type="float" office:value="400.4" calcext:value-type="float">
            <text:p>400.4</text:p>
          </table:table-cell>
          <table:table-cell office:value-type="float" office:value="351.7" calcext:value-type="float">
            <text:p>351.7</text:p>
          </table:table-cell>
          <table:table-cell office:value-type="float" office:value="310.9" calcext:value-type="float">
            <text:p>310.9</text:p>
          </table:table-cell>
          <table:table-cell office:value-type="float" office:value="275.5" calcext:value-type="float">
            <text:p>275.5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Pimelic_acid(aq)</text:p>
          </table:table-cell>
          <table:table-cell office:value-type="float" office:value="3" calcext:value-type="float">
            <text:p>3</text:p>
          </table:table-cell>
          <table:table-cell office:value-type="float" office:value="630.1" calcext:value-type="float">
            <text:p>630.1</text:p>
          </table:table-cell>
          <table:table-cell office:value-type="float" office:value="575.1" calcext:value-type="float">
            <text:p>575.1</text:p>
          </table:table-cell>
          <table:table-cell office:value-type="float" office:value="510.5" calcext:value-type="float">
            <text:p>510.5</text:p>
          </table:table-cell>
          <table:table-cell office:value-type="float" office:value="450.1" calcext:value-type="float">
            <text:p>450.1</text:p>
          </table:table-cell>
          <table:table-cell office:value-type="float" office:value="389.1" calcext:value-type="float">
            <text:p>389.1</text:p>
          </table:table-cell>
          <table:table-cell office:value-type="float" office:value="339.3" calcext:value-type="float">
            <text:p>339.3</text:p>
          </table:table-cell>
          <table:table-cell office:value-type="float" office:value="297.5" calcext:value-type="float">
            <text:p>297.5</text:p>
          </table:table-cell>
          <table:table-cell office:value-type="float" office:value="260.7" calcext:value-type="float">
            <text:p>260.7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Propanal(aq)</text:p>
          </table:table-cell>
          <table:table-cell office:value-type="float" office:value="3" calcext:value-type="float">
            <text:p>3</text:p>
          </table:table-cell>
          <table:table-cell office:value-type="float" office:value="324.3" calcext:value-type="float">
            <text:p>324.3</text:p>
          </table:table-cell>
          <table:table-cell office:value-type="float" office:value="296.1" calcext:value-type="float">
            <text:p>296.1</text:p>
          </table:table-cell>
          <table:table-cell office:value-type="float" office:value="262.9" calcext:value-type="float">
            <text:p>262.9</text:p>
          </table:table-cell>
          <table:table-cell office:value-type="float" office:value="232" calcext:value-type="float">
            <text:p>232</text:p>
          </table:table-cell>
          <table:table-cell office:value-type="float" office:value="200.7" calcext:value-type="float">
            <text:p>200.7</text:p>
          </table:table-cell>
          <table:table-cell office:value-type="float" office:value="175.2" calcext:value-type="float">
            <text:p>175.2</text:p>
          </table:table-cell>
          <table:table-cell office:value-type="float" office:value="153.8" calcext:value-type="float">
            <text:p>153.8</text:p>
          </table:table-cell>
          <table:table-cell office:value-type="float" office:value="135.1" calcext:value-type="float">
            <text:p>135.1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Propane(aq)</text:p>
          </table:table-cell>
          <table:table-cell office:value-type="float" office:value="3" calcext:value-type="float">
            <text:p>3</text:p>
          </table:table-cell>
          <table:table-cell office:value-type="float" office:value="397.4" calcext:value-type="float">
            <text:p>397.4</text:p>
          </table:table-cell>
          <table:table-cell office:value-type="float" office:value="363.1" calcext:value-type="float">
            <text:p>363.1</text:p>
          </table:table-cell>
          <table:table-cell office:value-type="float" office:value="322.7" calcext:value-type="float">
            <text:p>322.7</text:p>
          </table:table-cell>
          <table:table-cell office:value-type="float" office:value="285" calcext:value-type="float">
            <text:p>285</text:p>
          </table:table-cell>
          <table:table-cell office:value-type="float" office:value="246.9" calcext:value-type="float">
            <text:p>246.9</text:p>
          </table:table-cell>
          <table:table-cell office:value-type="float" office:value="215.9" calcext:value-type="float">
            <text:p>215.9</text:p>
          </table:table-cell>
          <table:table-cell office:value-type="float" office:value="190" calcext:value-type="float">
            <text:p>190</text:p>
          </table:table-cell>
          <table:table-cell office:value-type="float" office:value="167.3" calcext:value-type="float">
            <text:p>167.3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Propanoate</text:p>
          </table:table-cell>
          <table:table-cell office:value-type="float" office:value="4" calcext:value-type="float">
            <text:p>4</text:p>
          </table:table-cell>
          <table:table-cell office:value-type="float" office:value="279" calcext:value-type="float">
            <text:p>279</text:p>
          </table:table-cell>
          <table:table-cell office:value-type="float" office:value="255" calcext:value-type="float">
            <text:p>255</text:p>
          </table:table-cell>
          <table:table-cell office:value-type="float" office:value="226.8" calcext:value-type="float">
            <text:p>226.8</text:p>
          </table:table-cell>
          <table:table-cell office:value-type="float" office:value="200.5" calcext:value-type="float">
            <text:p>200.5</text:p>
          </table:table-cell>
          <table:table-cell office:value-type="float" office:value="174" calcext:value-type="float">
            <text:p>174</text:p>
          </table:table-cell>
          <table:table-cell office:value-type="float" office:value="152.4" calcext:value-type="float">
            <text:p>152.4</text:p>
          </table:table-cell>
          <table:table-cell office:value-type="float" office:value="134.3" calcext:value-type="float">
            <text:p>134.3</text:p>
          </table:table-cell>
          <table:table-cell office:value-type="float" office:value="118.6" calcext:value-type="float">
            <text:p>118.6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S2O5-2</text:p>
          </table:table-cell>
          <table:table-cell office:value-type="float" office:value="4" calcext:value-type="float">
            <text:p>4</text:p>
          </table:table-cell>
          <table:table-cell office:value-type="float" office:value="92.33" calcext:value-type="float">
            <text:p>92.33</text:p>
          </table:table-cell>
          <table:table-cell office:value-type="float" office:value="83.66" calcext:value-type="float">
            <text:p>83.66</text:p>
          </table:table-cell>
          <table:table-cell office:value-type="float" office:value="73.34" calcext:value-type="float">
            <text:p>73.34</text:p>
          </table:table-cell>
          <table:table-cell office:value-type="float" office:value="63.59" calcext:value-type="float">
            <text:p>63.59</text:p>
          </table:table-cell>
          <table:table-cell office:value-type="float" office:value="53.62" calcext:value-type="float">
            <text:p>53.62</text:p>
          </table:table-cell>
          <table:table-cell office:value-type="float" office:value="45.37" calcext:value-type="float">
            <text:p>45.37</text:p>
          </table:table-cell>
          <table:table-cell office:value-type="float" office:value="38.27" calcext:value-type="float">
            <text:p>38.27</text:p>
          </table:table-cell>
          <table:table-cell office:value-type="float" office:value="31.84" calcext:value-type="float">
            <text:p>31.84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SO2(aq)</text:p>
          </table:table-cell>
          <table:table-cell office:value-type="float" office:value="3" calcext:value-type="float">
            <text:p>3</text:p>
          </table:table-cell>
          <table:table-cell office:value-type="float" office:value="42.12" calcext:value-type="float">
            <text:p>42.12</text:p>
          </table:table-cell>
          <table:table-cell office:value-type="float" office:value="37.56" calcext:value-type="float">
            <text:p>37.56</text:p>
          </table:table-cell>
          <table:table-cell office:value-type="float" office:value="31.96" calcext:value-type="float">
            <text:p>31.96</text:p>
          </table:table-cell>
          <table:table-cell office:value-type="float" office:value="26.5" calcext:value-type="float">
            <text:p>26.5</text:p>
          </table:table-cell>
          <table:table-cell office:value-type="float" office:value="20.72" calcext:value-type="float">
            <text:p>20.72</text:p>
          </table:table-cell>
          <table:table-cell office:value-type="float" office:value="15.76" calcext:value-type="float">
            <text:p>15.76</text:p>
          </table:table-cell>
          <table:table-cell office:value-type="float" office:value="11.31" calcext:value-type="float">
            <text:p>11.31</text:p>
          </table:table-cell>
          <table:table-cell office:value-type="float" office:value="7.07" calcext:value-type="float">
            <text:p>7.07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Sebacate</text:p>
          </table:table-cell>
          <table:table-cell office:value-type="float" office:value="4" calcext:value-type="float">
            <text:p>4</text:p>
          </table:table-cell>
          <table:table-cell office:value-type="float" office:value="1001" calcext:value-type="float">
            <text:p>1001</text:p>
          </table:table-cell>
          <table:table-cell office:value-type="float" office:value="914.7" calcext:value-type="float">
            <text:p>914.7</text:p>
          </table:table-cell>
          <table:table-cell office:value-type="float" office:value="813.8" calcext:value-type="float">
            <text:p>813.8</text:p>
          </table:table-cell>
          <table:table-cell office:value-type="float" office:value="719.7" calcext:value-type="float">
            <text:p>719.7</text:p>
          </table:table-cell>
          <table:table-cell office:value-type="float" office:value="624.9" calcext:value-type="float">
            <text:p>624.9</text:p>
          </table:table-cell>
          <table:table-cell office:value-type="float" office:value="547.9" calcext:value-type="float">
            <text:p>547.9</text:p>
          </table:table-cell>
          <table:table-cell office:value-type="float" office:value="483.5" calcext:value-type="float">
            <text:p>483.5</text:p>
          </table:table-cell>
          <table:table-cell office:value-type="float" office:value="427.4" calcext:value-type="float">
            <text:p>427.4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Sebacic_acid(aq)</text:p>
          </table:table-cell>
          <table:table-cell office:value-type="float" office:value="3" calcext:value-type="float">
            <text:p>3</text:p>
          </table:table-cell>
          <table:table-cell office:value-type="float" office:value="990.9" calcext:value-type="float">
            <text:p>990.9</text:p>
          </table:table-cell>
          <table:table-cell office:value-type="float" office:value="904.8" calcext:value-type="float">
            <text:p>904.8</text:p>
          </table:table-cell>
          <table:table-cell office:value-type="float" office:value="803.6" calcext:value-type="float">
            <text:p>803.6</text:p>
          </table:table-cell>
          <table:table-cell office:value-type="float" office:value="709.1" calcext:value-type="float">
            <text:p>709.1</text:p>
          </table:table-cell>
          <table:table-cell office:value-type="float" office:value="613.6" calcext:value-type="float">
            <text:p>613.6</text:p>
          </table:table-cell>
          <table:table-cell office:value-type="float" office:value="535.8" calcext:value-type="float">
            <text:p>535.8</text:p>
          </table:table-cell>
          <table:table-cell office:value-type="float" office:value="470.4" calcext:value-type="float">
            <text:p>470.4</text:p>
          </table:table-cell>
          <table:table-cell office:value-type="float" office:value="413.1" calcext:value-type="float">
            <text:p>413.1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SiF6-2</text:p>
          </table:table-cell>
          <table:table-cell office:value-type="float" office:value="4" calcext:value-type="float">
            <text:p>4</text:p>
          </table:table-cell>
          <table:table-cell office:value-type="float" office:value="-27.65" calcext:value-type="float">
            <text:p>-27.65</text:p>
          </table:table-cell>
          <table:table-cell office:value-type="float" office:value="-26.27" calcext:value-type="float">
            <text:p>-26.27</text:p>
          </table:table-cell>
          <table:table-cell office:value-type="float" office:value="-25.22" calcext:value-type="float">
            <text:p>-25.22</text:p>
          </table:table-cell>
          <table:table-cell office:value-type="float" office:value="-24.65" calcext:value-type="float">
            <text:p>-24.65</text:p>
          </table:table-cell>
          <table:table-cell office:value-type="float" office:value="-24.53" calcext:value-type="float">
            <text:p>-24.53</text:p>
          </table:table-cell>
          <table:table-cell office:value-type="float" office:value="-24.92" calcext:value-type="float">
            <text:p>-24.92</text:p>
          </table:table-cell>
          <table:table-cell office:value-type="float" office:value="-25.82" calcext:value-type="float">
            <text:p>-25.82</text:p>
          </table:table-cell>
          <table:table-cell office:value-type="float" office:value="-27.44" calcext:value-type="float">
            <text:p>-27.44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Sr(But)+</text:p>
          </table:table-cell>
          <table:table-cell office:value-type="float" office:value="4" calcext:value-type="float">
            <text:p>4</text:p>
          </table:table-cell>
          <table:table-cell office:value-type="float" office:value="397.9" calcext:value-type="float">
            <text:p>397.9</text:p>
          </table:table-cell>
          <table:table-cell office:value-type="float" office:value="363.6" calcext:value-type="float">
            <text:p>363.6</text:p>
          </table:table-cell>
          <table:table-cell office:value-type="float" office:value="323.2" calcext:value-type="float">
            <text:p>323.2</text:p>
          </table:table-cell>
          <table:table-cell office:value-type="float" office:value="285.2" calcext:value-type="float">
            <text:p>285.2</text:p>
          </table:table-cell>
          <table:table-cell office:value-type="float" office:value="246.7" calcext:value-type="float">
            <text:p>246.7</text:p>
          </table:table-cell>
          <table:table-cell office:value-type="float" office:value="215.2" calcext:value-type="float">
            <text:p>215.2</text:p>
          </table:table-cell>
          <table:table-cell office:value-type="float" office:value="188.6" calcext:value-type="float">
            <text:p>188.6</text:p>
          </table:table-cell>
          <table:table-cell office:value-type="float" office:value="165.2" calcext:value-type="float">
            <text:p>165.2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Sr(But)2(aq)</text:p>
          </table:table-cell>
          <table:table-cell office:value-type="float" office:value="3" calcext:value-type="float">
            <text:p>3</text:p>
          </table:table-cell>
          <table:table-cell office:value-type="float" office:value="796.2" calcext:value-type="float">
            <text:p>796.2</text:p>
          </table:table-cell>
          <table:table-cell office:value-type="float" office:value="727.6" calcext:value-type="float">
            <text:p>727.6</text:p>
          </table:table-cell>
          <table:table-cell office:value-type="float" office:value="646.6" calcext:value-type="float">
            <text:p>646.6</text:p>
          </table:table-cell>
          <table:table-cell office:value-type="float" office:value="570.6" calcext:value-type="float">
            <text:p>570.6</text:p>
          </table:table-cell>
          <table:table-cell office:value-type="float" office:value="493.3" calcext:value-type="float">
            <text:p>493.3</text:p>
          </table:table-cell>
          <table:table-cell office:value-type="float" office:value="430.2" calcext:value-type="float">
            <text:p>430.2</text:p>
          </table:table-cell>
          <table:table-cell office:value-type="float" office:value="376.9" calcext:value-type="float">
            <text:p>376.9</text:p>
          </table:table-cell>
          <table:table-cell office:value-type="float" office:value="329.9" calcext:value-type="float">
            <text:p>329.9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Sr(CH3COO)2(aq)</text:p>
          </table:table-cell>
          <table:table-cell office:value-type="float" office:value="3" calcext:value-type="float">
            <text:p>3</text:p>
          </table:table-cell>
          <table:table-cell office:value-type="float" office:value="319.3" calcext:value-type="float">
            <text:p>319.3</text:p>
          </table:table-cell>
          <table:table-cell office:value-type="float" office:value="291.8" calcext:value-type="float">
            <text:p>291.8</text:p>
          </table:table-cell>
          <table:table-cell office:value-type="float" office:value="259.3" calcext:value-type="float">
            <text:p>259.3</text:p>
          </table:table-cell>
          <table:table-cell office:value-type="float" office:value="228.6" calcext:value-type="float">
            <text:p>228.6</text:p>
          </table:table-cell>
          <table:table-cell office:value-type="float" office:value="197.3" calcext:value-type="float">
            <text:p>197.3</text:p>
          </table:table-cell>
          <table:table-cell office:value-type="float" office:value="171.7" calcext:value-type="float">
            <text:p>171.7</text:p>
          </table:table-cell>
          <table:table-cell office:value-type="float" office:value="149.8" calcext:value-type="float">
            <text:p>149.8</text:p>
          </table:table-cell>
          <table:table-cell office:value-type="float" office:value="130.4" calcext:value-type="float">
            <text:p>130.4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Sr(For)+</text:p>
          </table:table-cell>
          <table:table-cell office:value-type="float" office:value="4" calcext:value-type="float">
            <text:p>4</text:p>
          </table:table-cell>
          <table:table-cell office:value-type="float" office:value="45.5" calcext:value-type="float">
            <text:p>45.5</text:p>
          </table:table-cell>
          <table:table-cell office:value-type="float" office:value="41.42" calcext:value-type="float">
            <text:p>41.42</text:p>
          </table:table-cell>
          <table:table-cell office:value-type="float" office:value="36.56" calcext:value-type="float">
            <text:p>36.56</text:p>
          </table:table-cell>
          <table:table-cell office:value-type="float" office:value="31.98" calcext:value-type="float">
            <text:p>31.98</text:p>
          </table:table-cell>
          <table:table-cell office:value-type="float" office:value="27.29" calcext:value-type="float">
            <text:p>27.29</text:p>
          </table:table-cell>
          <table:table-cell office:value-type="float" office:value="23.39" calcext:value-type="float">
            <text:p>23.39</text:p>
          </table:table-cell>
          <table:table-cell office:value-type="float" office:value="20.02" calcext:value-type="float">
            <text:p>20.02</text:p>
          </table:table-cell>
          <table:table-cell office:value-type="float" office:value="16.94" calcext:value-type="float">
            <text:p>16.94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Sr(For)2(aq)</text:p>
          </table:table-cell>
          <table:table-cell office:value-type="float" office:value="3" calcext:value-type="float">
            <text:p>3</text:p>
          </table:table-cell>
          <table:table-cell office:value-type="float" office:value="91.51" calcext:value-type="float">
            <text:p>91.51</text:p>
          </table:table-cell>
          <table:table-cell office:value-type="float" office:value="83.39" calcext:value-type="float">
            <text:p>83.39</text:p>
          </table:table-cell>
          <table:table-cell office:value-type="float" office:value="73.76" calcext:value-type="float">
            <text:p>73.76</text:p>
          </table:table-cell>
          <table:table-cell office:value-type="float" office:value="64.67" calcext:value-type="float">
            <text:p>64.67</text:p>
          </table:table-cell>
          <table:table-cell office:value-type="float" office:value="55.4" calcext:value-type="float">
            <text:p>55.4</text:p>
          </table:table-cell>
          <table:table-cell office:value-type="float" office:value="47.73" calcext:value-type="float">
            <text:p>47.73</text:p>
          </table:table-cell>
          <table:table-cell office:value-type="float" office:value="41.13" calcext:value-type="float">
            <text:p>41.13</text:p>
          </table:table-cell>
          <table:table-cell office:value-type="float" office:value="35.11" calcext:value-type="float">
            <text:p>35.11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Sr(Glyc)+</text:p>
          </table:table-cell>
          <table:table-cell office:value-type="float" office:value="4" calcext:value-type="float">
            <text:p>4</text:p>
          </table:table-cell>
          <table:table-cell office:value-type="float" office:value="131.2" calcext:value-type="float">
            <text:p>131.2</text:p>
          </table:table-cell>
          <table:table-cell office:value-type="float" office:value="119.9" calcext:value-type="float">
            <text:p>119.9</text:p>
          </table:table-cell>
          <table:table-cell office:value-type="float" office:value="106.5" calcext:value-type="float">
            <text:p>106.5</text:p>
          </table:table-cell>
          <table:table-cell office:value-type="float" office:value="93.85" calcext:value-type="float">
            <text:p>93.85</text:p>
          </table:table-cell>
          <table:table-cell office:value-type="float" office:value="80.96" calcext:value-type="float">
            <text:p>80.96</text:p>
          </table:table-cell>
          <table:table-cell office:value-type="float" office:value="70.34" calcext:value-type="float">
            <text:p>70.34</text:p>
          </table:table-cell>
          <table:table-cell office:value-type="float" office:value="61.26" calcext:value-type="float">
            <text:p>61.26</text:p>
          </table:table-cell>
          <table:table-cell office:value-type="float" office:value="53.13" calcext:value-type="float">
            <text:p>53.13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Sr(Glyc)2(aq)</text:p>
          </table:table-cell>
          <table:table-cell office:value-type="float" office:value="3" calcext:value-type="float">
            <text:p>3</text:p>
          </table:table-cell>
          <table:table-cell office:value-type="float" office:value="262.6" calcext:value-type="float">
            <text:p>262.6</text:p>
          </table:table-cell>
          <table:table-cell office:value-type="float" office:value="240.1" calcext:value-type="float">
            <text:p>240.1</text:p>
          </table:table-cell>
          <table:table-cell office:value-type="float" office:value="213.3" calcext:value-type="float">
            <text:p>213.3</text:p>
          </table:table-cell>
          <table:table-cell office:value-type="float" office:value="188.1" calcext:value-type="float">
            <text:p>188.1</text:p>
          </table:table-cell>
          <table:table-cell office:value-type="float" office:value="162.3" calcext:value-type="float">
            <text:p>162.3</text:p>
          </table:table-cell>
          <table:table-cell office:value-type="float" office:value="141.1" calcext:value-type="float">
            <text:p>141.1</text:p>
          </table:table-cell>
          <table:table-cell office:value-type="float" office:value="122.9" calcext:value-type="float">
            <text:p>122.9</text:p>
          </table:table-cell>
          <table:table-cell office:value-type="float" office:value="106.7" calcext:value-type="float">
            <text:p>106.7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Sr(Lac)+</text:p>
          </table:table-cell>
          <table:table-cell office:value-type="float" office:value="4" calcext:value-type="float">
            <text:p>4</text:p>
          </table:table-cell>
          <table:table-cell office:value-type="float" office:value="247.7" calcext:value-type="float">
            <text:p>247.7</text:p>
          </table:table-cell>
          <table:table-cell office:value-type="float" office:value="226.4" calcext:value-type="float">
            <text:p>226.4</text:p>
          </table:table-cell>
          <table:table-cell office:value-type="float" office:value="201.2" calcext:value-type="float">
            <text:p>201.2</text:p>
          </table:table-cell>
          <table:table-cell office:value-type="float" office:value="177.5" calcext:value-type="float">
            <text:p>177.5</text:p>
          </table:table-cell>
          <table:table-cell office:value-type="float" office:value="153.5" calcext:value-type="float">
            <text:p>153.5</text:p>
          </table:table-cell>
          <table:table-cell office:value-type="float" office:value="133.8" calcext:value-type="float">
            <text:p>133.8</text:p>
          </table:table-cell>
          <table:table-cell office:value-type="float" office:value="117" calcext:value-type="float">
            <text:p>117</text:p>
          </table:table-cell>
          <table:table-cell office:value-type="float" office:value="102.2" calcext:value-type="float">
            <text:p>102.2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Sr(Lac)2(aq)</text:p>
          </table:table-cell>
          <table:table-cell office:value-type="float" office:value="3" calcext:value-type="float">
            <text:p>3</text:p>
          </table:table-cell>
          <table:table-cell office:value-type="float" office:value="495.6" calcext:value-type="float">
            <text:p>495.6</text:p>
          </table:table-cell>
          <table:table-cell office:value-type="float" office:value="453.1" calcext:value-type="float">
            <text:p>453.1</text:p>
          </table:table-cell>
          <table:table-cell office:value-type="float" office:value="402.7" calcext:value-type="float">
            <text:p>402.7</text:p>
          </table:table-cell>
          <table:table-cell office:value-type="float" office:value="355.2" calcext:value-type="float">
            <text:p>355.2</text:p>
          </table:table-cell>
          <table:table-cell office:value-type="float" office:value="307" calcext:value-type="float">
            <text:p>307</text:p>
          </table:table-cell>
          <table:table-cell office:value-type="float" office:value="267.4" calcext:value-type="float">
            <text:p>267.4</text:p>
          </table:table-cell>
          <table:table-cell office:value-type="float" office:value="233.8" calcext:value-type="float">
            <text:p>233.8</text:p>
          </table:table-cell>
          <table:table-cell office:value-type="float" office:value="204.1" calcext:value-type="float">
            <text:p>204.1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Sr(Pent)+</text:p>
          </table:table-cell>
          <table:table-cell office:value-type="float" office:value="4" calcext:value-type="float">
            <text:p>4</text:p>
          </table:table-cell>
          <table:table-cell office:value-type="float" office:value="517.2" calcext:value-type="float">
            <text:p>517.2</text:p>
          </table:table-cell>
          <table:table-cell office:value-type="float" office:value="472.6" calcext:value-type="float">
            <text:p>472.6</text:p>
          </table:table-cell>
          <table:table-cell office:value-type="float" office:value="420" calcext:value-type="float">
            <text:p>420</text:p>
          </table:table-cell>
          <table:table-cell office:value-type="float" office:value="370.6" calcext:value-type="float">
            <text:p>370.6</text:p>
          </table:table-cell>
          <table:table-cell office:value-type="float" office:value="320.5" calcext:value-type="float">
            <text:p>320.5</text:p>
          </table:table-cell>
          <table:table-cell office:value-type="float" office:value="279.5" calcext:value-type="float">
            <text:p>279.5</text:p>
          </table:table-cell>
          <table:table-cell office:value-type="float" office:value="244.9" calcext:value-type="float">
            <text:p>244.9</text:p>
          </table:table-cell>
          <table:table-cell office:value-type="float" office:value="214.5" calcext:value-type="float">
            <text:p>214.5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Sr(Pent)2(aq)</text:p>
          </table:table-cell>
          <table:table-cell office:value-type="float" office:value="3" calcext:value-type="float">
            <text:p>3</text:p>
          </table:table-cell>
          <table:table-cell office:value-type="float" office:value="1035" calcext:value-type="float">
            <text:p>1035</text:p>
          </table:table-cell>
          <table:table-cell office:value-type="float" office:value="945.5" calcext:value-type="float">
            <text:p>945.5</text:p>
          </table:table-cell>
          <table:table-cell office:value-type="float" office:value="840.2" calcext:value-type="float">
            <text:p>840.2</text:p>
          </table:table-cell>
          <table:table-cell office:value-type="float" office:value="741.2" calcext:value-type="float">
            <text:p>741.2</text:p>
          </table:table-cell>
          <table:table-cell office:value-type="float" office:value="640.6" calcext:value-type="float">
            <text:p>640.6</text:p>
          </table:table-cell>
          <table:table-cell office:value-type="float" office:value="558.3" calcext:value-type="float">
            <text:p>558.3</text:p>
          </table:table-cell>
          <table:table-cell office:value-type="float" office:value="488.7" calcext:value-type="float">
            <text:p>488.7</text:p>
          </table:table-cell>
          <table:table-cell office:value-type="float" office:value="427.6" calcext:value-type="float">
            <text:p>427.6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Sr(Prop)+</text:p>
          </table:table-cell>
          <table:table-cell office:value-type="float" office:value="4" calcext:value-type="float">
            <text:p>4</text:p>
          </table:table-cell>
          <table:table-cell office:value-type="float" office:value="278.8" calcext:value-type="float">
            <text:p>278.8</text:p>
          </table:table-cell>
          <table:table-cell office:value-type="float" office:value="254.8" calcext:value-type="float">
            <text:p>254.8</text:p>
          </table:table-cell>
          <table:table-cell office:value-type="float" office:value="226.4" calcext:value-type="float">
            <text:p>226.4</text:p>
          </table:table-cell>
          <table:table-cell office:value-type="float" office:value="199.6" calcext:value-type="float">
            <text:p>199.6</text:p>
          </table:table-cell>
          <table:table-cell office:value-type="float" office:value="172.5" calcext:value-type="float">
            <text:p>172.5</text:p>
          </table:table-cell>
          <table:table-cell office:value-type="float" office:value="150.3" calcext:value-type="float">
            <text:p>150.3</text:p>
          </table:table-cell>
          <table:table-cell office:value-type="float" office:value="131.4" calcext:value-type="float">
            <text:p>131.4</text:p>
          </table:table-cell>
          <table:table-cell office:value-type="float" office:value="114.8" calcext:value-type="float">
            <text:p>114.8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Sr(Prop)2(aq)</text:p>
          </table:table-cell>
          <table:table-cell office:value-type="float" office:value="3" calcext:value-type="float">
            <text:p>3</text:p>
          </table:table-cell>
          <table:table-cell office:value-type="float" office:value="557.9" calcext:value-type="float">
            <text:p>557.9</text:p>
          </table:table-cell>
          <table:table-cell office:value-type="float" office:value="509.9" calcext:value-type="float">
            <text:p>509.9</text:p>
          </table:table-cell>
          <table:table-cell office:value-type="float" office:value="453.1" calcext:value-type="float">
            <text:p>453.1</text:p>
          </table:table-cell>
          <table:table-cell office:value-type="float" office:value="399.6" calcext:value-type="float">
            <text:p>399.6</text:p>
          </table:table-cell>
          <table:table-cell office:value-type="float" office:value="345.2" calcext:value-type="float">
            <text:p>345.2</text:p>
          </table:table-cell>
          <table:table-cell office:value-type="float" office:value="300.6" calcext:value-type="float">
            <text:p>300.6</text:p>
          </table:table-cell>
          <table:table-cell office:value-type="float" office:value="262.9" calcext:value-type="float">
            <text:p>262.9</text:p>
          </table:table-cell>
          <table:table-cell office:value-type="float" office:value="229.5" calcext:value-type="float">
            <text:p>229.5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SrCH3COO+</text:p>
          </table:table-cell>
          <table:table-cell office:value-type="float" office:value="4" calcext:value-type="float">
            <text:p>4</text:p>
          </table:table-cell>
          <table:table-cell office:value-type="float" office:value="159.4" calcext:value-type="float">
            <text:p>159.4</text:p>
          </table:table-cell>
          <table:table-cell office:value-type="float" office:value="145.7" calcext:value-type="float">
            <text:p>145.7</text:p>
          </table:table-cell>
          <table:table-cell office:value-type="float" office:value="129.4" calcext:value-type="float">
            <text:p>129.4</text:p>
          </table:table-cell>
          <table:table-cell office:value-type="float" office:value="114" calcext:value-type="float">
            <text:p>114</text:p>
          </table:table-cell>
          <table:table-cell office:value-type="float" office:value="98.38" calcext:value-type="float">
            <text:p>98.38</text:p>
          </table:table-cell>
          <table:table-cell office:value-type="float" office:value="85.53" calcext:value-type="float">
            <text:p>85.53</text:p>
          </table:table-cell>
          <table:table-cell office:value-type="float" office:value="74.61" calcext:value-type="float">
            <text:p>74.61</text:p>
          </table:table-cell>
          <table:table-cell office:value-type="float" office:value="64.9" calcext:value-type="float">
            <text:p>64.9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SrCO3(aq)</text:p>
          </table:table-cell>
          <table:table-cell office:value-type="float" office:value="3" calcext:value-type="float">
            <text:p>3</text:p>
          </table:table-cell>
          <table:table-cell office:value-type="float" office:value="8.005" calcext:value-type="float">
            <text:p>8.005</text:p>
          </table:table-cell>
          <table:table-cell office:value-type="float" office:value="7.463" calcext:value-type="float">
            <text:p>7.463</text:p>
          </table:table-cell>
          <table:table-cell office:value-type="float" office:value="6.865" calcext:value-type="float">
            <text:p>6.865</text:p>
          </table:table-cell>
          <table:table-cell office:value-type="float" office:value="6.34" calcext:value-type="float">
            <text:p>6.34</text:p>
          </table:table-cell>
          <table:table-cell office:value-type="float" office:value="5.819" calcext:value-type="float">
            <text:p>5.819</text:p>
          </table:table-cell>
          <table:table-cell office:value-type="float" office:value="5.362" calcext:value-type="float">
            <text:p>5.362</text:p>
          </table:table-cell>
          <table:table-cell office:value-type="float" office:value="4.886" calcext:value-type="float">
            <text:p>4.886</text:p>
          </table:table-cell>
          <table:table-cell office:value-type="float" office:value="4.279" calcext:value-type="float">
            <text:p>4.279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SrCl+</text:p>
          </table:table-cell>
          <table:table-cell office:value-type="float" office:value="4" calcext:value-type="float">
            <text:p>4</text:p>
          </table:table-cell>
          <table:table-cell office:value-type="float" office:value="0.3194" calcext:value-type="float">
            <text:p>0.3194</text:p>
          </table:table-cell>
          <table:table-cell office:value-type="float" office:value="0.2485" calcext:value-type="float">
            <text:p>0.2485</text:p>
          </table:table-cell>
          <table:table-cell office:value-type="float" office:value="0.046" calcext:value-type="float">
            <text:p>0.046</text:p>
          </table:table-cell>
          <table:table-cell office:value-type="float" office:value="-0.257" calcext:value-type="float">
            <text:p>-0.257</text:p>
          </table:table-cell>
          <table:table-cell office:value-type="float" office:value="-0.704" calcext:value-type="float">
            <text:p>-0.704</text:p>
          </table:table-cell>
          <table:table-cell office:value-type="float" office:value="-1.221" calcext:value-type="float">
            <text:p>-1.221</text:p>
          </table:table-cell>
          <table:table-cell office:value-type="float" office:value="-1.83" calcext:value-type="float">
            <text:p>-1.83</text:p>
          </table:table-cell>
          <table:table-cell office:value-type="float" office:value="-2.6" calcext:value-type="float">
            <text:p>-2.6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SrF+</text:p>
          </table:table-cell>
          <table:table-cell office:value-type="float" office:value="4" calcext:value-type="float">
            <text:p>4</text:p>
          </table:table-cell>
          <table:table-cell office:value-type="float" office:value="-0.1165" calcext:value-type="float">
            <text:p>-0.1165</text:p>
          </table:table-cell>
          <table:table-cell office:value-type="float" office:value="-0.1393" calcext:value-type="float">
            <text:p>-0.1393</text:p>
          </table:table-cell>
          <table:table-cell office:value-type="float" office:value="-0.2903" calcext:value-type="float">
            <text:p>-0.2903</text:p>
          </table:table-cell>
          <table:table-cell office:value-type="float" office:value="-0.5435" calcext:value-type="float">
            <text:p>-0.5435</text:p>
          </table:table-cell>
          <table:table-cell office:value-type="float" office:value="-0.9349" calcext:value-type="float">
            <text:p>-0.9349</text:p>
          </table:table-cell>
          <table:table-cell office:value-type="float" office:value="-1.401" calcext:value-type="float">
            <text:p>-1.401</text:p>
          </table:table-cell>
          <table:table-cell office:value-type="float" office:value="-1.964" calcext:value-type="float">
            <text:p>-1.964</text:p>
          </table:table-cell>
          <table:table-cell office:value-type="float" office:value="-2.692" calcext:value-type="float">
            <text:p>-2.692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SrH2PO4+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-0.73" calcext:value-type="float">
            <text:p>-0.73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SrHPO4(aq)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-2.06" calcext:value-type="float">
            <text:p>-2.06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SrNO3+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-0.8" calcext:value-type="float">
            <text:p>-0.8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SrOH+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13.29" calcext:value-type="float">
            <text:p>13.29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SrP2O7-2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-1.654" calcext:value-type="float">
            <text:p>-1.654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SrSO4(aq)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-2.3" calcext:value-type="float">
            <text:p>-2.3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Suberate</text:p>
          </table:table-cell>
          <table:table-cell office:value-type="float" office:value="4" calcext:value-type="float">
            <text:p>4</text:p>
          </table:table-cell>
          <table:table-cell office:value-type="float" office:value="760.4" calcext:value-type="float">
            <text:p>760.4</text:p>
          </table:table-cell>
          <table:table-cell office:value-type="float" office:value="695" calcext:value-type="float">
            <text:p>695</text:p>
          </table:table-cell>
          <table:table-cell office:value-type="float" office:value="618.4" calcext:value-type="float">
            <text:p>618.4</text:p>
          </table:table-cell>
          <table:table-cell office:value-type="float" office:value="547.1" calcext:value-type="float">
            <text:p>547.1</text:p>
          </table:table-cell>
          <table:table-cell office:value-type="float" office:value="475.3" calcext:value-type="float">
            <text:p>475.3</text:p>
          </table:table-cell>
          <table:table-cell office:value-type="float" office:value="417.1" calcext:value-type="float">
            <text:p>417.1</text:p>
          </table:table-cell>
          <table:table-cell office:value-type="float" office:value="368.4" calcext:value-type="float">
            <text:p>368.4</text:p>
          </table:table-cell>
          <table:table-cell office:value-type="float" office:value="326.1" calcext:value-type="float">
            <text:p>326.1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Suberic_acid(aq)</text:p>
          </table:table-cell>
          <table:table-cell office:value-type="float" office:value="3" calcext:value-type="float">
            <text:p>3</text:p>
          </table:table-cell>
          <table:table-cell office:value-type="float" office:value="750.5" calcext:value-type="float">
            <text:p>750.5</text:p>
          </table:table-cell>
          <table:table-cell office:value-type="float" office:value="685.1" calcext:value-type="float">
            <text:p>685.1</text:p>
          </table:table-cell>
          <table:table-cell office:value-type="float" office:value="608.3" calcext:value-type="float">
            <text:p>608.3</text:p>
          </table:table-cell>
          <table:table-cell office:value-type="float" office:value="536.5" calcext:value-type="float">
            <text:p>536.5</text:p>
          </table:table-cell>
          <table:table-cell office:value-type="float" office:value="464" calcext:value-type="float">
            <text:p>464</text:p>
          </table:table-cell>
          <table:table-cell office:value-type="float" office:value="404.9" calcext:value-type="float">
            <text:p>404.9</text:p>
          </table:table-cell>
          <table:table-cell office:value-type="float" office:value="355.2" calcext:value-type="float">
            <text:p>355.2</text:p>
          </table:table-cell>
          <table:table-cell office:value-type="float" office:value="311.5" calcext:value-type="float">
            <text:p>311.5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Succinate</text:p>
          </table:table-cell>
          <table:table-cell office:value-type="float" office:value="4" calcext:value-type="float">
            <text:p>4</text:p>
          </table:table-cell>
          <table:table-cell office:value-type="float" office:value="283.6" calcext:value-type="float">
            <text:p>283.6</text:p>
          </table:table-cell>
          <table:table-cell office:value-type="float" office:value="259.4" calcext:value-type="float">
            <text:p>259.4</text:p>
          </table:table-cell>
          <table:table-cell office:value-type="float" office:value="231.2" calcext:value-type="float">
            <text:p>231.2</text:p>
          </table:table-cell>
          <table:table-cell office:value-type="float" office:value="205" calcext:value-type="float">
            <text:p>205</text:p>
          </table:table-cell>
          <table:table-cell office:value-type="float" office:value="178.7" calcext:value-type="float">
            <text:p>178.7</text:p>
          </table:table-cell>
          <table:table-cell office:value-type="float" office:value="157.6" calcext:value-type="float">
            <text:p>157.6</text:p>
          </table:table-cell>
          <table:table-cell office:value-type="float" office:value="140" calcext:value-type="float">
            <text:p>140</text:p>
          </table:table-cell>
          <table:table-cell office:value-type="float" office:value="124.8" calcext:value-type="float">
            <text:p>124.8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Undecanoate</text:p>
          </table:table-cell>
          <table:table-cell office:value-type="float" office:value="4" calcext:value-type="float">
            <text:p>4</text:p>
          </table:table-cell>
          <table:table-cell office:value-type="float" office:value="1231" calcext:value-type="float">
            <text:p>1231</text:p>
          </table:table-cell>
          <table:table-cell office:value-type="float" office:value="1124" calcext:value-type="float">
            <text:p>1124</text:p>
          </table:table-cell>
          <table:table-cell office:value-type="float" office:value="999.8" calcext:value-type="float">
            <text:p>999.8</text:p>
          </table:table-cell>
          <table:table-cell office:value-type="float" office:value="883.3" calcext:value-type="float">
            <text:p>883.3</text:p>
          </table:table-cell>
          <table:table-cell office:value-type="float" office:value="765.7" calcext:value-type="float">
            <text:p>765.7</text:p>
          </table:table-cell>
          <table:table-cell office:value-type="float" office:value="670" calcext:value-type="float">
            <text:p>670</text:p>
          </table:table-cell>
          <table:table-cell office:value-type="float" office:value="589.6" calcext:value-type="float">
            <text:p>589.6</text:p>
          </table:table-cell>
          <table:table-cell office:value-type="float" office:value="519.4" calcext:value-type="float">
            <text:p>519.4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Undecanoic_acid(aq)</text:p>
          </table:table-cell>
          <table:table-cell office:value-type="float" office:value="3" calcext:value-type="float">
            <text:p>3</text:p>
          </table:table-cell>
          <table:table-cell office:value-type="float" office:value="1226" calcext:value-type="float">
            <text:p>1226</text:p>
          </table:table-cell>
          <table:table-cell office:value-type="float" office:value="1119" calcext:value-type="float">
            <text:p>1119</text:p>
          </table:table-cell>
          <table:table-cell office:value-type="float" office:value="994.8" calcext:value-type="float">
            <text:p>994.8</text:p>
          </table:table-cell>
          <table:table-cell office:value-type="float" office:value="878.2" calcext:value-type="float">
            <text:p>878.2</text:p>
          </table:table-cell>
          <table:table-cell office:value-type="float" office:value="760.5" calcext:value-type="float">
            <text:p>760.5</text:p>
          </table:table-cell>
          <table:table-cell office:value-type="float" office:value="664.7" calcext:value-type="float">
            <text:p>664.7</text:p>
          </table:table-cell>
          <table:table-cell office:value-type="float" office:value="584.2" calcext:value-type="float">
            <text:p>584.2</text:p>
          </table:table-cell>
          <table:table-cell office:value-type="float" office:value="513.8" calcext:value-type="float">
            <text:p>513.8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Zn(But)+</text:p>
          </table:table-cell>
          <table:table-cell office:value-type="float" office:value="4" calcext:value-type="float">
            <text:p>4</text:p>
          </table:table-cell>
          <table:table-cell office:value-type="float" office:value="396.4" calcext:value-type="float">
            <text:p>396.4</text:p>
          </table:table-cell>
          <table:table-cell office:value-type="float" office:value="362.3" calcext:value-type="float">
            <text:p>362.3</text:p>
          </table:table-cell>
          <table:table-cell office:value-type="float" office:value="322.1" calcext:value-type="float">
            <text:p>322.1</text:p>
          </table:table-cell>
          <table:table-cell office:value-type="float" office:value="284.4" calcext:value-type="float">
            <text:p>284.4</text:p>
          </table:table-cell>
          <table:table-cell office:value-type="float" office:value="246.1" calcext:value-type="float">
            <text:p>246.1</text:p>
          </table:table-cell>
          <table:table-cell office:value-type="float" office:value="214.8" calcext:value-type="float">
            <text:p>214.8</text:p>
          </table:table-cell>
          <table:table-cell office:value-type="float" office:value="188.4" calcext:value-type="float">
            <text:p>188.4</text:p>
          </table:table-cell>
          <table:table-cell office:value-type="float" office:value="165.1" calcext:value-type="float">
            <text:p>165.1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Zn(But)2(aq)</text:p>
          </table:table-cell>
          <table:table-cell office:value-type="float" office:value="3" calcext:value-type="float">
            <text:p>3</text:p>
          </table:table-cell>
          <table:table-cell office:value-type="float" office:value="793.2" calcext:value-type="float">
            <text:p>793.2</text:p>
          </table:table-cell>
          <table:table-cell office:value-type="float" office:value="725.2" calcext:value-type="float">
            <text:p>725.2</text:p>
          </table:table-cell>
          <table:table-cell office:value-type="float" office:value="644.8" calcext:value-type="float">
            <text:p>644.8</text:p>
          </table:table-cell>
          <table:table-cell office:value-type="float" office:value="569.2" calcext:value-type="float">
            <text:p>569.2</text:p>
          </table:table-cell>
          <table:table-cell office:value-type="float" office:value="492.5" calcext:value-type="float">
            <text:p>492.5</text:p>
          </table:table-cell>
          <table:table-cell office:value-type="float" office:value="429.6" calcext:value-type="float">
            <text:p>429.6</text:p>
          </table:table-cell>
          <table:table-cell office:value-type="float" office:value="376.5" calcext:value-type="float">
            <text:p>376.5</text:p>
          </table:table-cell>
          <table:table-cell office:value-type="float" office:value="329.8" calcext:value-type="float">
            <text:p>329.8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Zn(CH3COO)2(aq)</text:p>
          </table:table-cell>
          <table:table-cell office:value-type="float" office:value="3" calcext:value-type="float">
            <text:p>3</text:p>
          </table:table-cell>
          <table:table-cell office:value-type="float" office:value="317.3" calcext:value-type="float">
            <text:p>317.3</text:p>
          </table:table-cell>
          <table:table-cell office:value-type="float" office:value="290" calcext:value-type="float">
            <text:p>290</text:p>
          </table:table-cell>
          <table:table-cell office:value-type="float" office:value="257.7" calcext:value-type="float">
            <text:p>257.7</text:p>
          </table:table-cell>
          <table:table-cell office:value-type="float" office:value="227.2" calcext:value-type="float">
            <text:p>227.2</text:p>
          </table:table-cell>
          <table:table-cell office:value-type="float" office:value="196" calcext:value-type="float">
            <text:p>196</text:p>
          </table:table-cell>
          <table:table-cell office:value-type="float" office:value="170.4" calcext:value-type="float">
            <text:p>170.4</text:p>
          </table:table-cell>
          <table:table-cell office:value-type="float" office:value="148.6" calcext:value-type="float">
            <text:p>148.6</text:p>
          </table:table-cell>
          <table:table-cell office:value-type="float" office:value="129.2" calcext:value-type="float">
            <text:p>129.2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Zn(CH3COO)3-</text:p>
          </table:table-cell>
          <table:table-cell office:value-type="float" office:value="4" calcext:value-type="float">
            <text:p>4</text:p>
          </table:table-cell>
          <table:table-cell office:value-type="float" office:value="476.5" calcext:value-type="float">
            <text:p>476.5</text:p>
          </table:table-cell>
          <table:table-cell office:value-type="float" office:value="436" calcext:value-type="float">
            <text:p>436</text:p>
          </table:table-cell>
          <table:table-cell office:value-type="float" office:value="387.9" calcext:value-type="float">
            <text:p>387.9</text:p>
          </table:table-cell>
          <table:table-cell office:value-type="float" office:value="342.5" calcext:value-type="float">
            <text:p>342.5</text:p>
          </table:table-cell>
          <table:table-cell office:value-type="float" office:value="296.1" calcext:value-type="float">
            <text:p>296.1</text:p>
          </table:table-cell>
          <table:table-cell office:value-type="float" office:value="257.9" calcext:value-type="float">
            <text:p>257.9</text:p>
          </table:table-cell>
          <table:table-cell office:value-type="float" office:value="225.5" calcext:value-type="float">
            <text:p>225.5</text:p>
          </table:table-cell>
          <table:table-cell office:value-type="float" office:value="196.9" calcext:value-type="float">
            <text:p>196.9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Zn(For)+</text:p>
          </table:table-cell>
          <table:table-cell office:value-type="float" office:value="4" calcext:value-type="float">
            <text:p>4</text:p>
          </table:table-cell>
          <table:table-cell office:value-type="float" office:value="44.94" calcext:value-type="float">
            <text:p>44.94</text:p>
          </table:table-cell>
          <table:table-cell office:value-type="float" office:value="41.04" calcext:value-type="float">
            <text:p>41.04</text:p>
          </table:table-cell>
          <table:table-cell office:value-type="float" office:value="36.37" calcext:value-type="float">
            <text:p>36.37</text:p>
          </table:table-cell>
          <table:table-cell office:value-type="float" office:value="31.96" calcext:value-type="float">
            <text:p>31.96</text:p>
          </table:table-cell>
          <table:table-cell office:value-type="float" office:value="27.42" calcext:value-type="float">
            <text:p>27.42</text:p>
          </table:table-cell>
          <table:table-cell office:value-type="float" office:value="23.64" calcext:value-type="float">
            <text:p>23.64</text:p>
          </table:table-cell>
          <table:table-cell office:value-type="float" office:value="20.36" calcext:value-type="float">
            <text:p>20.36</text:p>
          </table:table-cell>
          <table:table-cell office:value-type="float" office:value="17.35" calcext:value-type="float">
            <text:p>17.35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Zn(For)2(aq)</text:p>
          </table:table-cell>
          <table:table-cell office:value-type="float" office:value="3" calcext:value-type="float">
            <text:p>3</text:p>
          </table:table-cell>
          <table:table-cell office:value-type="float" office:value="90.44" calcext:value-type="float">
            <text:p>90.44</text:p>
          </table:table-cell>
          <table:table-cell office:value-type="float" office:value="82.69" calcext:value-type="float">
            <text:p>82.69</text:p>
          </table:table-cell>
          <table:table-cell office:value-type="float" office:value="73.45" calcext:value-type="float">
            <text:p>73.45</text:p>
          </table:table-cell>
          <table:table-cell office:value-type="float" office:value="64.7" calcext:value-type="float">
            <text:p>64.7</text:p>
          </table:table-cell>
          <table:table-cell office:value-type="float" office:value="55.72" calcext:value-type="float">
            <text:p>55.72</text:p>
          </table:table-cell>
          <table:table-cell office:value-type="float" office:value="48.25" calcext:value-type="float">
            <text:p>48.25</text:p>
          </table:table-cell>
          <table:table-cell office:value-type="float" office:value="41.78" calcext:value-type="float">
            <text:p>41.78</text:p>
          </table:table-cell>
          <table:table-cell office:value-type="float" office:value="35.85" calcext:value-type="float">
            <text:p>35.85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Zn(For)3-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127.9" calcext:value-type="float">
            <text:p>127.9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Zn(For)4-2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170.5" calcext:value-type="float">
            <text:p>170.5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Zn(Glyc)+</text:p>
          </table:table-cell>
          <table:table-cell office:value-type="float" office:value="4" calcext:value-type="float">
            <text:p>4</text:p>
          </table:table-cell>
          <table:table-cell office:value-type="float" office:value="129.9" calcext:value-type="float">
            <text:p>129.9</text:p>
          </table:table-cell>
          <table:table-cell office:value-type="float" office:value="118.8" calcext:value-type="float">
            <text:p>118.8</text:p>
          </table:table-cell>
          <table:table-cell office:value-type="float" office:value="105.7" calcext:value-type="float">
            <text:p>105.7</text:p>
          </table:table-cell>
          <table:table-cell office:value-type="float" office:value="93.27" calcext:value-type="float">
            <text:p>93.27</text:p>
          </table:table-cell>
          <table:table-cell office:value-type="float" office:value="80.6" calcext:value-type="float">
            <text:p>80.6</text:p>
          </table:table-cell>
          <table:table-cell office:value-type="float" office:value="70.15" calcext:value-type="float">
            <text:p>70.15</text:p>
          </table:table-cell>
          <table:table-cell office:value-type="float" office:value="61.2" calcext:value-type="float">
            <text:p>61.2</text:p>
          </table:table-cell>
          <table:table-cell office:value-type="float" office:value="53.19" calcext:value-type="float">
            <text:p>53.19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Zn(Glyc)2(aq)</text:p>
          </table:table-cell>
          <table:table-cell office:value-type="float" office:value="3" calcext:value-type="float">
            <text:p>3</text:p>
          </table:table-cell>
          <table:table-cell office:value-type="float" office:value="260.2" calcext:value-type="float">
            <text:p>260.2</text:p>
          </table:table-cell>
          <table:table-cell office:value-type="float" office:value="238.1" calcext:value-type="float">
            <text:p>238.1</text:p>
          </table:table-cell>
          <table:table-cell office:value-type="float" office:value="211.9" calcext:value-type="float">
            <text:p>211.9</text:p>
          </table:table-cell>
          <table:table-cell office:value-type="float" office:value="187.1" calcext:value-type="float">
            <text:p>187.1</text:p>
          </table:table-cell>
          <table:table-cell office:value-type="float" office:value="161.7" calcext:value-type="float">
            <text:p>161.7</text:p>
          </table:table-cell>
          <table:table-cell office:value-type="float" office:value="140.8" calcext:value-type="float">
            <text:p>140.8</text:p>
          </table:table-cell>
          <table:table-cell office:value-type="float" office:value="122.9" calcext:value-type="float">
            <text:p>122.9</text:p>
          </table:table-cell>
          <table:table-cell office:value-type="float" office:value="106.8" calcext:value-type="float">
            <text:p>106.8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Zn(Lac)+</text:p>
          </table:table-cell>
          <table:table-cell office:value-type="float" office:value="4" calcext:value-type="float">
            <text:p>4</text:p>
          </table:table-cell>
          <table:table-cell office:value-type="float" office:value="246.5" calcext:value-type="float">
            <text:p>246.5</text:p>
          </table:table-cell>
          <table:table-cell office:value-type="float" office:value="225.2" calcext:value-type="float">
            <text:p>225.2</text:p>
          </table:table-cell>
          <table:table-cell office:value-type="float" office:value="199.9" calcext:value-type="float">
            <text:p>199.9</text:p>
          </table:table-cell>
          <table:table-cell office:value-type="float" office:value="176.2" calcext:value-type="float">
            <text:p>176.2</text:p>
          </table:table-cell>
          <table:table-cell office:value-type="float" office:value="152.1" calcext:value-type="float">
            <text:p>152.1</text:p>
          </table:table-cell>
          <table:table-cell office:value-type="float" office:value="132.3" calcext:value-type="float">
            <text:p>132.3</text:p>
          </table:table-cell>
          <table:table-cell office:value-type="float" office:value="115.5" calcext:value-type="float">
            <text:p>115.5</text:p>
          </table:table-cell>
          <table:table-cell office:value-type="float" office:value="100.6" calcext:value-type="float">
            <text:p>100.6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Zn(Lac)2(aq)</text:p>
          </table:table-cell>
          <table:table-cell office:value-type="float" office:value="3" calcext:value-type="float">
            <text:p>3</text:p>
          </table:table-cell>
          <table:table-cell office:value-type="float" office:value="493.5" calcext:value-type="float">
            <text:p>493.5</text:p>
          </table:table-cell>
          <table:table-cell office:value-type="float" office:value="451" calcext:value-type="float">
            <text:p>451</text:p>
          </table:table-cell>
          <table:table-cell office:value-type="float" office:value="400.6" calcext:value-type="float">
            <text:p>400.6</text:p>
          </table:table-cell>
          <table:table-cell office:value-type="float" office:value="353.1" calcext:value-type="float">
            <text:p>353.1</text:p>
          </table:table-cell>
          <table:table-cell office:value-type="float" office:value="304.8" calcext:value-type="float">
            <text:p>304.8</text:p>
          </table:table-cell>
          <table:table-cell office:value-type="float" office:value="265.2" calcext:value-type="float">
            <text:p>265.2</text:p>
          </table:table-cell>
          <table:table-cell office:value-type="float" office:value="231.5" calcext:value-type="float">
            <text:p>231.5</text:p>
          </table:table-cell>
          <table:table-cell office:value-type="float" office:value="201.7" calcext:value-type="float">
            <text:p>201.7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Zn(OH)2(aq)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17.33" calcext:value-type="float">
            <text:p>17.33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Zn(OH)3-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28.84" calcext:value-type="float">
            <text:p>28.84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Zn(OH)4-2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41.61" calcext:value-type="float">
            <text:p>41.61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Zn(OH)Cl(aq)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7.542" calcext:value-type="float">
            <text:p>7.542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Zn(Pent)+</text:p>
          </table:table-cell>
          <table:table-cell office:value-type="float" office:value="4" calcext:value-type="float">
            <text:p>4</text:p>
          </table:table-cell>
          <table:table-cell office:value-type="float" office:value="515.3" calcext:value-type="float">
            <text:p>515.3</text:p>
          </table:table-cell>
          <table:table-cell office:value-type="float" office:value="471.1" calcext:value-type="float">
            <text:p>471.1</text:p>
          </table:table-cell>
          <table:table-cell office:value-type="float" office:value="418.7" calcext:value-type="float">
            <text:p>418.7</text:p>
          </table:table-cell>
          <table:table-cell office:value-type="float" office:value="369.6" calcext:value-type="float">
            <text:p>369.6</text:p>
          </table:table-cell>
          <table:table-cell office:value-type="float" office:value="319.8" calcext:value-type="float">
            <text:p>319.8</text:p>
          </table:table-cell>
          <table:table-cell office:value-type="float" office:value="279" calcext:value-type="float">
            <text:p>279</text:p>
          </table:table-cell>
          <table:table-cell office:value-type="float" office:value="244.6" calcext:value-type="float">
            <text:p>244.6</text:p>
          </table:table-cell>
          <table:table-cell office:value-type="float" office:value="214.3" calcext:value-type="float">
            <text:p>214.3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Zn(Pent)2(aq)</text:p>
          </table:table-cell>
          <table:table-cell office:value-type="float" office:value="3" calcext:value-type="float">
            <text:p>3</text:p>
          </table:table-cell>
          <table:table-cell office:value-type="float" office:value="1031" calcext:value-type="float">
            <text:p>1031</text:p>
          </table:table-cell>
          <table:table-cell office:value-type="float" office:value="942.7" calcext:value-type="float">
            <text:p>942.7</text:p>
          </table:table-cell>
          <table:table-cell office:value-type="float" office:value="837.9" calcext:value-type="float">
            <text:p>837.9</text:p>
          </table:table-cell>
          <table:table-cell office:value-type="float" office:value="739.5" calcext:value-type="float">
            <text:p>739.5</text:p>
          </table:table-cell>
          <table:table-cell office:value-type="float" office:value="639.4" calcext:value-type="float">
            <text:p>639.4</text:p>
          </table:table-cell>
          <table:table-cell office:value-type="float" office:value="557.4" calcext:value-type="float">
            <text:p>557.4</text:p>
          </table:table-cell>
          <table:table-cell office:value-type="float" office:value="488.2" calcext:value-type="float">
            <text:p>488.2</text:p>
          </table:table-cell>
          <table:table-cell office:value-type="float" office:value="427.3" calcext:value-type="float">
            <text:p>427.3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Zn(Prop)+</text:p>
          </table:table-cell>
          <table:table-cell office:value-type="float" office:value="4" calcext:value-type="float">
            <text:p>4</text:p>
          </table:table-cell>
          <table:table-cell office:value-type="float" office:value="277.6" calcext:value-type="float">
            <text:p>277.6</text:p>
          </table:table-cell>
          <table:table-cell office:value-type="float" office:value="253.8" calcext:value-type="float">
            <text:p>253.8</text:p>
          </table:table-cell>
          <table:table-cell office:value-type="float" office:value="225.6" calcext:value-type="float">
            <text:p>225.6</text:p>
          </table:table-cell>
          <table:table-cell office:value-type="float" office:value="199.1" calcext:value-type="float">
            <text:p>199.1</text:p>
          </table:table-cell>
          <table:table-cell office:value-type="float" office:value="172.2" calcext:value-type="float">
            <text:p>172.2</text:p>
          </table:table-cell>
          <table:table-cell office:value-type="float" office:value="150.1" calcext:value-type="float">
            <text:p>150.1</text:p>
          </table:table-cell>
          <table:table-cell office:value-type="float" office:value="131.4" calcext:value-type="float">
            <text:p>131.4</text:p>
          </table:table-cell>
          <table:table-cell office:value-type="float" office:value="114.9" calcext:value-type="float">
            <text:p>114.9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Zn(Prop)2(aq)</text:p>
          </table:table-cell>
          <table:table-cell office:value-type="float" office:value="3" calcext:value-type="float">
            <text:p>3</text:p>
          </table:table-cell>
          <table:table-cell office:value-type="float" office:value="555.6" calcext:value-type="float">
            <text:p>555.6</text:p>
          </table:table-cell>
          <table:table-cell office:value-type="float" office:value="508.1" calcext:value-type="float">
            <text:p>508.1</text:p>
          </table:table-cell>
          <table:table-cell office:value-type="float" office:value="451.7" calcext:value-type="float">
            <text:p>451.7</text:p>
          </table:table-cell>
          <table:table-cell office:value-type="float" office:value="398.7" calcext:value-type="float">
            <text:p>398.7</text:p>
          </table:table-cell>
          <table:table-cell office:value-type="float" office:value="344.7" calcext:value-type="float">
            <text:p>344.7</text:p>
          </table:table-cell>
          <table:table-cell office:value-type="float" office:value="300.4" calcext:value-type="float">
            <text:p>300.4</text:p>
          </table:table-cell>
          <table:table-cell office:value-type="float" office:value="262.9" calcext:value-type="float">
            <text:p>262.9</text:p>
          </table:table-cell>
          <table:table-cell office:value-type="float" office:value="229.7" calcext:value-type="float">
            <text:p>229.7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ZnCH3COO+</text:p>
          </table:table-cell>
          <table:table-cell office:value-type="float" office:value="4" calcext:value-type="float">
            <text:p>4</text:p>
          </table:table-cell>
          <table:table-cell office:value-type="float" office:value="159" calcext:value-type="float">
            <text:p>159</text:p>
          </table:table-cell>
          <table:table-cell office:value-type="float" office:value="145.1" calcext:value-type="float">
            <text:p>145.1</text:p>
          </table:table-cell>
          <table:table-cell office:value-type="float" office:value="128.7" calcext:value-type="float">
            <text:p>128.7</text:p>
          </table:table-cell>
          <table:table-cell office:value-type="float" office:value="113.2" calcext:value-type="float">
            <text:p>113.2</text:p>
          </table:table-cell>
          <table:table-cell office:value-type="float" office:value="97.44" calcext:value-type="float">
            <text:p>97.44</text:p>
          </table:table-cell>
          <table:table-cell office:value-type="float" office:value="84.46" calcext:value-type="float">
            <text:p>84.46</text:p>
          </table:table-cell>
          <table:table-cell office:value-type="float" office:value="73.42" calcext:value-type="float">
            <text:p>73.42</text:p>
          </table:table-cell>
          <table:table-cell office:value-type="float" office:value="63.61" calcext:value-type="float">
            <text:p>63.61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ZnCO3(aq)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6.429" calcext:value-type="float">
            <text:p>6.429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ZnCl+</text:p>
          </table:table-cell>
          <table:table-cell office:value-type="float" office:value="4" calcext:value-type="float">
            <text:p>4</text:p>
          </table:table-cell>
          <table:table-cell office:value-type="float" office:value="0.4368" calcext:value-type="float">
            <text:p>0.4368</text:p>
          </table:table-cell>
          <table:table-cell office:value-type="float" office:value="-0.1986" calcext:value-type="float">
            <text:p>-0.1986</text:p>
          </table:table-cell>
          <table:table-cell office:value-type="float" office:value="-1.068" calcext:value-type="float">
            <text:p>-1.068</text:p>
          </table:table-cell>
          <table:table-cell office:value-type="float" office:value="-1.998" calcext:value-type="float">
            <text:p>-1.998</text:p>
          </table:table-cell>
          <table:table-cell office:value-type="float" office:value="-3.087" calcext:value-type="float">
            <text:p>-3.087</text:p>
          </table:table-cell>
          <table:table-cell office:value-type="float" office:value="-4.138" calcext:value-type="float">
            <text:p>-4.138</text:p>
          </table:table-cell>
          <table:table-cell office:value-type="float" office:value="-5.211" calcext:value-type="float">
            <text:p>-5.211</text:p>
          </table:table-cell>
          <table:table-cell office:value-type="float" office:value="-6.397" calcext:value-type="float">
            <text:p>-6.397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ZnCl2(aq)</text:p>
          </table:table-cell>
          <table:table-cell office:value-type="float" office:value="3" calcext:value-type="float">
            <text:p>3</text:p>
          </table:table-cell>
          <table:table-cell office:value-type="float" office:value="0.1417" calcext:value-type="float">
            <text:p>0.1417</text:p>
          </table:table-cell>
          <table:table-cell office:value-type="float" office:value="-0.2507" calcext:value-type="float">
            <text:p>-0.2507</text:p>
          </table:table-cell>
          <table:table-cell office:value-type="float" office:value="-0.9536" calcext:value-type="float">
            <text:p>-0.9536</text:p>
          </table:table-cell>
          <table:table-cell office:value-type="float" office:value="-1.84" calcext:value-type="float">
            <text:p>-1.84</text:p>
          </table:table-cell>
          <table:table-cell office:value-type="float" office:value="-3.019" calcext:value-type="float">
            <text:p>-3.019</text:p>
          </table:table-cell>
          <table:table-cell office:value-type="float" office:value="-4.282" calcext:value-type="float">
            <text:p>-4.282</text:p>
          </table:table-cell>
          <table:table-cell office:value-type="float" office:value="-5.689" calcext:value-type="float">
            <text:p>-5.689</text:p>
          </table:table-cell>
          <table:table-cell office:value-type="float" office:value="-7.382" calcext:value-type="float">
            <text:p>-7.382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ZnCl3-</text:p>
          </table:table-cell>
          <table:table-cell office:value-type="float" office:value="4" calcext:value-type="float">
            <text:p>4</text:p>
          </table:table-cell>
          <table:table-cell office:value-type="float" office:value="0.0986" calcext:value-type="float">
            <text:p>0.0986</text:p>
          </table:table-cell>
          <table:table-cell office:value-type="float" office:value="0.0198" calcext:value-type="float">
            <text:p>0.0198</text:p>
          </table:table-cell>
          <table:table-cell office:value-type="float" office:value="-0.3858" calcext:value-type="float">
            <text:p>-0.3858</text:p>
          </table:table-cell>
          <table:table-cell office:value-type="float" office:value="-1.059" calcext:value-type="float">
            <text:p>-1.059</text:p>
          </table:table-cell>
          <table:table-cell office:value-type="float" office:value="-2.089" calcext:value-type="float">
            <text:p>-2.089</text:p>
          </table:table-cell>
          <table:table-cell office:value-type="float" office:value="-3.29" calcext:value-type="float">
            <text:p>-3.29</text:p>
          </table:table-cell>
          <table:table-cell office:value-type="float" office:value="-4.692" calcext:value-type="float">
            <text:p>-4.692</text:p>
          </table:table-cell>
          <table:table-cell office:value-type="float" office:value="-6.426" calcext:value-type="float">
            <text:p>-6.426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ZnCl4-2</text:p>
          </table:table-cell>
          <table:table-cell office:value-type="float" office:value="4" calcext:value-type="float">
            <text:p>4</text:p>
          </table:table-cell>
          <table:table-cell office:value-type="float" office:value="-0.9434" calcext:value-type="float">
            <text:p>-0.9434</text:p>
          </table:table-cell>
          <table:table-cell office:value-type="float" office:value="-0.8605" calcext:value-type="float">
            <text:p>-0.8605</text:p>
          </table:table-cell>
          <table:table-cell office:value-type="float" office:value="-1.151" calcext:value-type="float">
            <text:p>-1.151</text:p>
          </table:table-cell>
          <table:table-cell office:value-type="float" office:value="-1.782" calcext:value-type="float">
            <text:p>-1.782</text:p>
          </table:table-cell>
          <table:table-cell office:value-type="float" office:value="-2.837" calcext:value-type="float">
            <text:p>-2.837</text:p>
          </table:table-cell>
          <table:table-cell office:value-type="float" office:value="-4.113" calcext:value-type="float">
            <text:p>-4.113</text:p>
          </table:table-cell>
          <table:table-cell office:value-type="float" office:value="-5.619" calcext:value-type="float">
            <text:p>-5.619</text:p>
          </table:table-cell>
          <table:table-cell office:value-type="float" office:value="-7.471" calcext:value-type="float">
            <text:p>-7.471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ZnClO4+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14.43" calcext:value-type="float">
            <text:p>14.43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ZnF+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-1.15" calcext:value-type="float">
            <text:p>-1.15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ZnH2PO4+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-0.43" calcext:value-type="float">
            <text:p>-0.43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ZnHCO3+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1.42" calcext:value-type="float">
            <text:p>1.42</text:p>
          </table:table-cell>
          <table:table-cell office:value-type="float" office:value="1.6" calcext:value-type="float">
            <text:p>1.6</text:p>
          </table:table-cell>
          <table:table-cell office:value-type="float" office:value="1.82" calcext:value-type="float">
            <text:p>1.82</text:p>
          </table:table-cell>
          <table:table-cell office:value-type="float" office:value="2.2" calcext:value-type="float">
            <text:p>2.2</text:p>
          </table:table-cell>
          <table:table-cell office:value-type="float" office:value="2.71" calcext:value-type="float">
            <text:p>2.71</text:p>
          </table:table-cell>
          <table:table-cell office:value-type="float" office:value="3.41" calcext:value-type="float">
            <text:p>3.41</text:p>
          </table:table-cell>
          <table:table-cell office:value-type="float" office:value="4.55" calcext:value-type="float">
            <text:p>4.55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ZnHPO4(aq)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-3.26" calcext:value-type="float">
            <text:p>-3.26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ZnOH+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8.96" calcext:value-type="float">
            <text:p>8.96</text:p>
          </table:table-cell>
          <table:table-cell office:value-type="float" office:value="7.93" calcext:value-type="float">
            <text:p>7.93</text:p>
          </table:table-cell>
          <table:table-cell office:value-type="float" office:value="6.99" calcext:value-type="float">
            <text:p>6.99</text:p>
          </table:table-cell>
          <table:table-cell office:value-type="float" office:value="6.06" calcext:value-type="float">
            <text:p>6.06</text:p>
          </table:table-cell>
          <table:table-cell office:value-type="float" office:value="5.33" calcext:value-type="float">
            <text:p>5.33</text:p>
          </table:table-cell>
          <table:table-cell office:value-type="float" office:value="4.74" calcext:value-type="float">
            <text:p>4.74</text:p>
          </table:table-cell>
          <table:table-cell office:value-type="float" office:value="4.25" calcext:value-type="float">
            <text:p>4.25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ZnPO4-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4.302" calcext:value-type="float">
            <text:p>4.302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ZnSO4(aq)</text:p>
          </table:table-cell>
          <table:table-cell office:value-type="float" office:value="3" calcext:value-type="float">
            <text:p>3</text:p>
          </table:table-cell>
          <table:table-cell office:value-type="float" office:value="-2.108" calcext:value-type="float">
            <text:p>-2.108</text:p>
          </table:table-cell>
          <table:table-cell office:value-type="float" office:value="-2.306" calcext:value-type="float">
            <text:p>-2.306</text:p>
          </table:table-cell>
          <table:table-cell office:value-type="float" office:value="-2.654" calcext:value-type="float">
            <text:p>-2.654</text:p>
          </table:table-cell>
          <table:table-cell office:value-type="float" office:value="-3.065" calcext:value-type="float">
            <text:p>-3.065</text:p>
          </table:table-cell>
          <table:table-cell office:value-type="float" office:value="-3.66" calcext:value-type="float">
            <text:p>-3.66</text:p>
          </table:table-cell>
          <table:table-cell office:value-type="float" office:value="-4.395" calcext:value-type="float">
            <text:p>-4.395</text:p>
          </table:table-cell>
          <table:table-cell table:number-columns-repeated="2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m-Toluate</text:p>
          </table:table-cell>
          <table:table-cell office:value-type="float" office:value="4" calcext:value-type="float">
            <text:p>4</text:p>
          </table:table-cell>
          <table:table-cell office:value-type="float" office:value="705.6" calcext:value-type="float">
            <text:p>705.6</text:p>
          </table:table-cell>
          <table:table-cell office:value-type="float" office:value="644.3" calcext:value-type="float">
            <text:p>644.3</text:p>
          </table:table-cell>
          <table:table-cell office:value-type="float" office:value="572.2" calcext:value-type="float">
            <text:p>572.2</text:p>
          </table:table-cell>
          <table:table-cell office:value-type="float" office:value="504.7" calcext:value-type="float">
            <text:p>504.7</text:p>
          </table:table-cell>
          <table:table-cell office:value-type="float" office:value="436.4" calcext:value-type="float">
            <text:p>436.4</text:p>
          </table:table-cell>
          <table:table-cell office:value-type="float" office:value="380.7" calcext:value-type="float">
            <text:p>380.7</text:p>
          </table:table-cell>
          <table:table-cell office:value-type="float" office:value="333.7" calcext:value-type="float">
            <text:p>333.7</text:p>
          </table:table-cell>
          <table:table-cell office:value-type="float" office:value="292.5" calcext:value-type="float">
            <text:p>292.5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m-Toluic_acid(aq)</text:p>
          </table:table-cell>
          <table:table-cell office:value-type="float" office:value="3" calcext:value-type="float">
            <text:p>3</text:p>
          </table:table-cell>
          <table:table-cell office:value-type="float" office:value="701.3" calcext:value-type="float">
            <text:p>701.3</text:p>
          </table:table-cell>
          <table:table-cell office:value-type="float" office:value="640" calcext:value-type="float">
            <text:p>640</text:p>
          </table:table-cell>
          <table:table-cell office:value-type="float" office:value="567.9" calcext:value-type="float">
            <text:p>567.9</text:p>
          </table:table-cell>
          <table:table-cell office:value-type="float" office:value="500.3" calcext:value-type="float">
            <text:p>500.3</text:p>
          </table:table-cell>
          <table:table-cell office:value-type="float" office:value="431.8" calcext:value-type="float">
            <text:p>431.8</text:p>
          </table:table-cell>
          <table:table-cell office:value-type="float" office:value="375.8" calcext:value-type="float">
            <text:p>375.8</text:p>
          </table:table-cell>
          <table:table-cell office:value-type="float" office:value="328.4" calcext:value-type="float">
            <text:p>328.4</text:p>
          </table:table-cell>
          <table:table-cell office:value-type="float" office:value="286.7" calcext:value-type="float">
            <text:p>286.7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n-Butane(aq)</text:p>
          </table:table-cell>
          <table:table-cell office:value-type="float" office:value="3" calcext:value-type="float">
            <text:p>3</text:p>
          </table:table-cell>
          <table:table-cell office:value-type="float" office:value="516.4" calcext:value-type="float">
            <text:p>516.4</text:p>
          </table:table-cell>
          <table:table-cell office:value-type="float" office:value="471.7" calcext:value-type="float">
            <text:p>471.7</text:p>
          </table:table-cell>
          <table:table-cell office:value-type="float" office:value="419.3" calcext:value-type="float">
            <text:p>419.3</text:p>
          </table:table-cell>
          <table:table-cell office:value-type="float" office:value="370.3" calcext:value-type="float">
            <text:p>370.3</text:p>
          </table:table-cell>
          <table:table-cell office:value-type="float" office:value="320.9" calcext:value-type="float">
            <text:p>320.9</text:p>
          </table:table-cell>
          <table:table-cell office:value-type="float" office:value="280.7" calcext:value-type="float">
            <text:p>280.7</text:p>
          </table:table-cell>
          <table:table-cell office:value-type="float" office:value="246.9" calcext:value-type="float">
            <text:p>246.9</text:p>
          </table:table-cell>
          <table:table-cell office:value-type="float" office:value="217.4" calcext:value-type="float">
            <text:p>217.4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n-Butylbenzene(aq)</text:p>
          </table:table-cell>
          <table:table-cell office:value-type="float" office:value="3" calcext:value-type="float">
            <text:p>3</text:p>
          </table:table-cell>
          <table:table-cell office:value-type="float" office:value="3184" calcext:value-type="float">
            <text:p>3184</text:p>
          </table:table-cell>
          <table:table-cell office:value-type="float" office:value="2908" calcext:value-type="float">
            <text:p>2908</text:p>
          </table:table-cell>
          <table:table-cell office:value-type="float" office:value="2583" calcext:value-type="float">
            <text:p>2583</text:p>
          </table:table-cell>
          <table:table-cell office:value-type="float" office:value="2279" calcext:value-type="float">
            <text:p>2279</text:p>
          </table:table-cell>
          <table:table-cell office:value-type="float" office:value="1971" calcext:value-type="float">
            <text:p>1971</text:p>
          </table:table-cell>
          <table:table-cell office:value-type="float" office:value="1720" calcext:value-type="float">
            <text:p>1720</text:p>
          </table:table-cell>
          <table:table-cell office:value-type="float" office:value="1509" calcext:value-type="float">
            <text:p>1509</text:p>
          </table:table-cell>
          <table:table-cell office:value-type="float" office:value="1324" calcext:value-type="float">
            <text:p>1324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n-Heptane(aq)</text:p>
          </table:table-cell>
          <table:table-cell office:value-type="float" office:value="3" calcext:value-type="float">
            <text:p>3</text:p>
          </table:table-cell>
          <table:table-cell office:value-type="float" office:value="873.4" calcext:value-type="float">
            <text:p>873.4</text:p>
          </table:table-cell>
          <table:table-cell office:value-type="float" office:value="798" calcext:value-type="float">
            <text:p>798</text:p>
          </table:table-cell>
          <table:table-cell office:value-type="float" office:value="709.3" calcext:value-type="float">
            <text:p>709.3</text:p>
          </table:table-cell>
          <table:table-cell office:value-type="float" office:value="626.6" calcext:value-type="float">
            <text:p>626.6</text:p>
          </table:table-cell>
          <table:table-cell office:value-type="float" office:value="543" calcext:value-type="float">
            <text:p>543</text:p>
          </table:table-cell>
          <table:table-cell office:value-type="float" office:value="475.1" calcext:value-type="float">
            <text:p>475.1</text:p>
          </table:table-cell>
          <table:table-cell office:value-type="float" office:value="418.1" calcext:value-type="float">
            <text:p>418.1</text:p>
          </table:table-cell>
          <table:table-cell office:value-type="float" office:value="368.4" calcext:value-type="float">
            <text:p>368.4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n-Heptylbenzene(aq)</text:p>
          </table:table-cell>
          <table:table-cell office:value-type="float" office:value="3" calcext:value-type="float">
            <text:p>3</text:p>
          </table:table-cell>
          <table:table-cell office:value-type="float" office:value="4256" calcext:value-type="float">
            <text:p>4256</text:p>
          </table:table-cell>
          <table:table-cell office:value-type="float" office:value="3887" calcext:value-type="float">
            <text:p>3887</text:p>
          </table:table-cell>
          <table:table-cell office:value-type="float" office:value="3453" calcext:value-type="float">
            <text:p>3453</text:p>
          </table:table-cell>
          <table:table-cell office:value-type="float" office:value="3047" calcext:value-type="float">
            <text:p>3047</text:p>
          </table:table-cell>
          <table:table-cell office:value-type="float" office:value="2637" calcext:value-type="float">
            <text:p>2637</text:p>
          </table:table-cell>
          <table:table-cell office:value-type="float" office:value="2303" calcext:value-type="float">
            <text:p>2303</text:p>
          </table:table-cell>
          <table:table-cell office:value-type="float" office:value="2022" calcext:value-type="float">
            <text:p>2022</text:p>
          </table:table-cell>
          <table:table-cell office:value-type="float" office:value="1776" calcext:value-type="float">
            <text:p>1776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n-Hexane(aq)</text:p>
          </table:table-cell>
          <table:table-cell office:value-type="float" office:value="3" calcext:value-type="float">
            <text:p>3</text:p>
          </table:table-cell>
          <table:table-cell office:value-type="float" office:value="754.5" calcext:value-type="float">
            <text:p>754.5</text:p>
          </table:table-cell>
          <table:table-cell office:value-type="float" office:value="689.3" calcext:value-type="float">
            <text:p>689.3</text:p>
          </table:table-cell>
          <table:table-cell office:value-type="float" office:value="612.7" calcext:value-type="float">
            <text:p>612.7</text:p>
          </table:table-cell>
          <table:table-cell office:value-type="float" office:value="541.2" calcext:value-type="float">
            <text:p>541.2</text:p>
          </table:table-cell>
          <table:table-cell office:value-type="float" office:value="469" calcext:value-type="float">
            <text:p>469</text:p>
          </table:table-cell>
          <table:table-cell office:value-type="float" office:value="410.4" calcext:value-type="float">
            <text:p>410.4</text:p>
          </table:table-cell>
          <table:table-cell office:value-type="float" office:value="361.1" calcext:value-type="float">
            <text:p>361.1</text:p>
          </table:table-cell>
          <table:table-cell office:value-type="float" office:value="318.1" calcext:value-type="float">
            <text:p>318.1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n-Hexylbenzene(aq)</text:p>
          </table:table-cell>
          <table:table-cell office:value-type="float" office:value="3" calcext:value-type="float">
            <text:p>3</text:p>
          </table:table-cell>
          <table:table-cell office:value-type="float" office:value="1300" calcext:value-type="float">
            <text:p>1300</text:p>
          </table:table-cell>
          <table:table-cell office:value-type="float" office:value="1187" calcext:value-type="float">
            <text:p>1187</text:p>
          </table:table-cell>
          <table:table-cell office:value-type="float" office:value="1054" calcext:value-type="float">
            <text:p>1054</text:p>
          </table:table-cell>
          <table:table-cell office:value-type="float" office:value="930.3" calcext:value-type="float">
            <text:p>930.3</text:p>
          </table:table-cell>
          <table:table-cell office:value-type="float" office:value="805" calcext:value-type="float">
            <text:p>805</text:p>
          </table:table-cell>
          <table:table-cell office:value-type="float" office:value="702.9" calcext:value-type="float">
            <text:p>702.9</text:p>
          </table:table-cell>
          <table:table-cell office:value-type="float" office:value="617" calcext:value-type="float">
            <text:p>617</text:p>
          </table:table-cell>
          <table:table-cell office:value-type="float" office:value="541.7" calcext:value-type="float">
            <text:p>541.7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n-Octane(aq)</text:p>
          </table:table-cell>
          <table:table-cell office:value-type="float" office:value="3" calcext:value-type="float">
            <text:p>3</text:p>
          </table:table-cell>
          <table:table-cell office:value-type="float" office:value="992.4" calcext:value-type="float">
            <text:p>992.4</text:p>
          </table:table-cell>
          <table:table-cell office:value-type="float" office:value="906.7" calcext:value-type="float">
            <text:p>906.7</text:p>
          </table:table-cell>
          <table:table-cell office:value-type="float" office:value="806.1" calcext:value-type="float">
            <text:p>806.1</text:p>
          </table:table-cell>
          <table:table-cell office:value-type="float" office:value="712.1" calcext:value-type="float">
            <text:p>712.1</text:p>
          </table:table-cell>
          <table:table-cell office:value-type="float" office:value="617.2" calcext:value-type="float">
            <text:p>617.2</text:p>
          </table:table-cell>
          <table:table-cell office:value-type="float" office:value="540.1" calcext:value-type="float">
            <text:p>540.1</text:p>
          </table:table-cell>
          <table:table-cell office:value-type="float" office:value="475.4" calcext:value-type="float">
            <text:p>475.4</text:p>
          </table:table-cell>
          <table:table-cell office:value-type="float" office:value="418.9" calcext:value-type="float">
            <text:p>418.9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n-Octylbenzene(aq)</text:p>
          </table:table-cell>
          <table:table-cell office:value-type="float" office:value="3" calcext:value-type="float">
            <text:p>3</text:p>
          </table:table-cell>
          <table:table-cell office:value-type="float" office:value="4613" calcext:value-type="float">
            <text:p>4613</text:p>
          </table:table-cell>
          <table:table-cell office:value-type="float" office:value="4213" calcext:value-type="float">
            <text:p>4213</text:p>
          </table:table-cell>
          <table:table-cell office:value-type="float" office:value="3743" calcext:value-type="float">
            <text:p>3743</text:p>
          </table:table-cell>
          <table:table-cell office:value-type="float" office:value="3303" calcext:value-type="float">
            <text:p>3303</text:p>
          </table:table-cell>
          <table:table-cell office:value-type="float" office:value="2859" calcext:value-type="float">
            <text:p>2859</text:p>
          </table:table-cell>
          <table:table-cell office:value-type="float" office:value="2497" calcext:value-type="float">
            <text:p>2497</text:p>
          </table:table-cell>
          <table:table-cell office:value-type="float" office:value="2193" calcext:value-type="float">
            <text:p>2193</text:p>
          </table:table-cell>
          <table:table-cell office:value-type="float" office:value="1926" calcext:value-type="float">
            <text:p>1926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n-Pentane(aq)</text:p>
          </table:table-cell>
          <table:table-cell office:value-type="float" office:value="3" calcext:value-type="float">
            <text:p>3</text:p>
          </table:table-cell>
          <table:table-cell office:value-type="float" office:value="635.4" calcext:value-type="float">
            <text:p>635.4</text:p>
          </table:table-cell>
          <table:table-cell office:value-type="float" office:value="580.4" calcext:value-type="float">
            <text:p>580.4</text:p>
          </table:table-cell>
          <table:table-cell office:value-type="float" office:value="515.9" calcext:value-type="float">
            <text:p>515.9</text:p>
          </table:table-cell>
          <table:table-cell office:value-type="float" office:value="455.7" calcext:value-type="float">
            <text:p>455.7</text:p>
          </table:table-cell>
          <table:table-cell office:value-type="float" office:value="394.8" calcext:value-type="float">
            <text:p>394.8</text:p>
          </table:table-cell>
          <table:table-cell office:value-type="float" office:value="345.4" calcext:value-type="float">
            <text:p>345.4</text:p>
          </table:table-cell>
          <table:table-cell office:value-type="float" office:value="303.9" calcext:value-type="float">
            <text:p>303.9</text:p>
          </table:table-cell>
          <table:table-cell office:value-type="float" office:value="267.7" calcext:value-type="float">
            <text:p>267.7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n-Pentylbenzene(aq)</text:p>
          </table:table-cell>
          <table:table-cell office:value-type="float" office:value="3" calcext:value-type="float">
            <text:p>3</text:p>
          </table:table-cell>
          <table:table-cell office:value-type="float" office:value="3541" calcext:value-type="float">
            <text:p>3541</text:p>
          </table:table-cell>
          <table:table-cell office:value-type="float" office:value="3234" calcext:value-type="float">
            <text:p>3234</text:p>
          </table:table-cell>
          <table:table-cell office:value-type="float" office:value="2872" calcext:value-type="float">
            <text:p>2872</text:p>
          </table:table-cell>
          <table:table-cell office:value-type="float" office:value="2535" calcext:value-type="float">
            <text:p>2535</text:p>
          </table:table-cell>
          <table:table-cell office:value-type="float" office:value="2193" calcext:value-type="float">
            <text:p>2193</text:p>
          </table:table-cell>
          <table:table-cell office:value-type="float" office:value="1914" calcext:value-type="float">
            <text:p>1914</text:p>
          </table:table-cell>
          <table:table-cell office:value-type="float" office:value="1680" calcext:value-type="float">
            <text:p>1680</text:p>
          </table:table-cell>
          <table:table-cell office:value-type="float" office:value="1475" calcext:value-type="float">
            <text:p>1475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n-Propylbenzene(aq)</text:p>
          </table:table-cell>
          <table:table-cell office:value-type="float" office:value="3" calcext:value-type="float">
            <text:p>3</text:p>
          </table:table-cell>
          <table:table-cell office:value-type="float" office:value="942.6" calcext:value-type="float">
            <text:p>942.6</text:p>
          </table:table-cell>
          <table:table-cell office:value-type="float" office:value="860.6" calcext:value-type="float">
            <text:p>860.6</text:p>
          </table:table-cell>
          <table:table-cell office:value-type="float" office:value="764.3" calcext:value-type="float">
            <text:p>764.3</text:p>
          </table:table-cell>
          <table:table-cell office:value-type="float" office:value="674.2" calcext:value-type="float">
            <text:p>674.2</text:p>
          </table:table-cell>
          <table:table-cell office:value-type="float" office:value="583.1" calcext:value-type="float">
            <text:p>583.1</text:p>
          </table:table-cell>
          <table:table-cell office:value-type="float" office:value="508.8" calcext:value-type="float">
            <text:p>508.8</text:p>
          </table:table-cell>
          <table:table-cell office:value-type="float" office:value="446.2" calcext:value-type="float">
            <text:p>446.2</text:p>
          </table:table-cell>
          <table:table-cell office:value-type="float" office:value="391.3" calcext:value-type="float">
            <text:p>391.3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o-Phthalic_acid(aq)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534.5" calcext:value-type="float">
            <text:p>534.5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o-Toluate</text:p>
          </table:table-cell>
          <table:table-cell office:value-type="float" office:value="4" calcext:value-type="float">
            <text:p>4</text:p>
          </table:table-cell>
          <table:table-cell office:value-type="float" office:value="707.6" calcext:value-type="float">
            <text:p>707.6</text:p>
          </table:table-cell>
          <table:table-cell office:value-type="float" office:value="646.3" calcext:value-type="float">
            <text:p>646.3</text:p>
          </table:table-cell>
          <table:table-cell office:value-type="float" office:value="574.1" calcext:value-type="float">
            <text:p>574.1</text:p>
          </table:table-cell>
          <table:table-cell office:value-type="float" office:value="506.5" calcext:value-type="float">
            <text:p>506.5</text:p>
          </table:table-cell>
          <table:table-cell office:value-type="float" office:value="438.1" calcext:value-type="float">
            <text:p>438.1</text:p>
          </table:table-cell>
          <table:table-cell office:value-type="float" office:value="382.2" calcext:value-type="float">
            <text:p>382.2</text:p>
          </table:table-cell>
          <table:table-cell office:value-type="float" office:value="335.1" calcext:value-type="float">
            <text:p>335.1</text:p>
          </table:table-cell>
          <table:table-cell office:value-type="float" office:value="293.8" calcext:value-type="float">
            <text:p>293.8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o-Toluic_acid(aq)</text:p>
          </table:table-cell>
          <table:table-cell office:value-type="float" office:value="3" calcext:value-type="float">
            <text:p>3</text:p>
          </table:table-cell>
          <table:table-cell office:value-type="float" office:value="703.8" calcext:value-type="float">
            <text:p>703.8</text:p>
          </table:table-cell>
          <table:table-cell office:value-type="float" office:value="642.3" calcext:value-type="float">
            <text:p>642.3</text:p>
          </table:table-cell>
          <table:table-cell office:value-type="float" office:value="570" calcext:value-type="float">
            <text:p>570</text:p>
          </table:table-cell>
          <table:table-cell office:value-type="float" office:value="502.3" calcext:value-type="float">
            <text:p>502.3</text:p>
          </table:table-cell>
          <table:table-cell office:value-type="float" office:value="433.6" calcext:value-type="float">
            <text:p>433.6</text:p>
          </table:table-cell>
          <table:table-cell office:value-type="float" office:value="377.4" calcext:value-type="float">
            <text:p>377.4</text:p>
          </table:table-cell>
          <table:table-cell office:value-type="float" office:value="330" calcext:value-type="float">
            <text:p>330</text:p>
          </table:table-cell>
          <table:table-cell office:value-type="float" office:value="288.2" calcext:value-type="float">
            <text:p>288.2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p-Toluate</text:p>
          </table:table-cell>
          <table:table-cell office:value-type="float" office:value="4" calcext:value-type="float">
            <text:p>4</text:p>
          </table:table-cell>
          <table:table-cell office:value-type="float" office:value="705.3" calcext:value-type="float">
            <text:p>705.3</text:p>
          </table:table-cell>
          <table:table-cell office:value-type="float" office:value="644" calcext:value-type="float">
            <text:p>644</text:p>
          </table:table-cell>
          <table:table-cell office:value-type="float" office:value="572" calcext:value-type="float">
            <text:p>572</text:p>
          </table:table-cell>
          <table:table-cell office:value-type="float" office:value="504.7" calcext:value-type="float">
            <text:p>504.7</text:p>
          </table:table-cell>
          <table:table-cell office:value-type="float" office:value="436.6" calcext:value-type="float">
            <text:p>436.6</text:p>
          </table:table-cell>
          <table:table-cell office:value-type="float" office:value="381" calcext:value-type="float">
            <text:p>381</text:p>
          </table:table-cell>
          <table:table-cell office:value-type="float" office:value="334.2" calcext:value-type="float">
            <text:p>334.2</text:p>
          </table:table-cell>
          <table:table-cell office:value-type="float" office:value="293.1" calcext:value-type="float">
            <text:p>293.1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p-Toluic_acid(aq)</text:p>
          </table:table-cell>
          <table:table-cell office:value-type="float" office:value="3" calcext:value-type="float">
            <text:p>3</text:p>
          </table:table-cell>
          <table:table-cell office:value-type="float" office:value="700.9" calcext:value-type="float">
            <text:p>700.9</text:p>
          </table:table-cell>
          <table:table-cell office:value-type="float" office:value="639.7" calcext:value-type="float">
            <text:p>639.7</text:p>
          </table:table-cell>
          <table:table-cell office:value-type="float" office:value="567.6" calcext:value-type="float">
            <text:p>567.6</text:p>
          </table:table-cell>
          <table:table-cell office:value-type="float" office:value="500.2" calcext:value-type="float">
            <text:p>500.2</text:p>
          </table:table-cell>
          <table:table-cell office:value-type="float" office:value="431.8" calcext:value-type="float">
            <text:p>431.8</text:p>
          </table:table-cell>
          <table:table-cell office:value-type="float" office:value="375.9" calcext:value-type="float">
            <text:p>375.9</text:p>
          </table:table-cell>
          <table:table-cell office:value-type="float" office:value="328.8" calcext:value-type="float">
            <text:p>328.8</text:p>
          </table:table-cell>
          <table:table-cell office:value-type="float" office:value="287.2" calcext:value-type="float">
            <text:p>287.2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NaNO3(aq)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1.22" calcext:value-type="float">
            <text:p>1.22</text:p>
          </table:table-cell>
        </table:table-row>
      </table:table>
      <table:table table:name="min" table:style-name="ta1">
        <table:table-column table:style-name="co1" table:default-cell-style-name="Default"/>
        <table:table-column table:style-name="co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5" table:default-cell-style-name="Default"/>
        <table:table-column table:style-name="co6" table:number-columns-repeated="7" table:default-cell-style-name="Default"/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CFORM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PARAMETER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H2O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H+</text:p>
          </table:table-cell>
          <table:table-cell office:value-type="float" office:value="9" calcext:value-type="float">
            <text:p>9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O2(aq)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SiO2(aq)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Al+3</text:p>
          </table:table-cell>
          <table:table-cell office:value-type="float" office:value="9" calcext:value-type="float">
            <text:p>9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Fe+2</text:p>
          </table:table-cell>
          <table:table-cell office:value-type="float" office:value="6" calcext:value-type="float">
            <text:p>6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Mg+2</text:p>
          </table:table-cell>
          <table:table-cell office:value-type="float" office:value="8" calcext:value-type="float">
            <text:p>8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Ca+2</text:p>
          </table:table-cell>
          <table:table-cell office:value-type="float" office:value="6" calcext:value-type="float">
            <text:p>6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Na+</text:p>
          </table:table-cell>
          <table:table-cell office:value-type="float" office:value="4" calcext:value-type="float">
            <text:p>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K+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HCO3-</text:p>
          </table:table-cell>
          <table:table-cell office:value-type="float" office:value="4" calcext:value-type="float">
            <text:p>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Cl-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F-</text:p>
          </table:table-cell>
          <table:table-cell office:value-type="float" office:value="3.5" calcext:value-type="float">
            <text:p>3.5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HPO4-2</text:p>
          </table:table-cell>
          <table:table-cell office:value-type="float" office:value="4" calcext:value-type="float">
            <text:p>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SO4-2</text:p>
          </table:table-cell>
          <table:table-cell office:value-type="float" office:value="4" calcext:value-type="float">
            <text:p>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B(OH)3(aq)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NO3-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Mn+2</text:p>
          </table:table-cell>
          <table:table-cell office:value-type="float" office:value="6" calcext:value-type="float">
            <text:p>6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CrO4-2</text:p>
          </table:table-cell>
          <table:table-cell office:value-type="float" office:value="4" calcext:value-type="float">
            <text:p>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Ni+2</text:p>
          </table:table-cell>
          <table:table-cell office:value-type="float" office:value="6" calcext:value-type="float">
            <text:p>6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Cu+2</text:p>
          </table:table-cell>
          <table:table-cell office:value-type="float" office:value="6" calcext:value-type="float">
            <text:p>6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Zn+2</text:p>
          </table:table-cell>
          <table:table-cell office:value-type="float" office:value="6" calcext:value-type="float">
            <text:p>6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MoO4-2</text:p>
          </table:table-cell>
          <table:table-cell office:value-type="float" office:value="4.5" calcext:value-type="float">
            <text:p>4.5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H2AsO4-</text:p>
          </table:table-cell>
          <table:table-cell office:value-type="float" office:value="4" calcext:value-type="float">
            <text:p>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Sr+2</text:p>
          </table:table-cell>
          <table:table-cell office:value-type="float" office:value="5" calcext:value-type="float">
            <text:p>5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Ba+2</text:p>
          </table:table-cell>
          <table:table-cell office:value-type="float" office:value="5" calcext:value-type="float">
            <text:p>5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runch</text:p>
          </table:table-cell>
          <table:table-cell table:number-columns-repeated="2" office:value-type="string" calcext:value-type="string">
            <text:p>Pb+2</text:p>
          </table:table-cell>
          <table:table-cell office:value-type="float" office:value="4.5" calcext:value-type="float">
            <text:p>4.5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Afwillite</text:p>
          </table:table-cell>
          <table:table-cell office:value-type="string" calcext:value-type="string">
            <text:p>Si(2)Ca(3)O(10)H(6)</text:p>
          </table:table-cell>
          <table:table-cell office:value-type="float" office:value="129.2" calcext:value-type="float">
            <text:p>129.2</text:p>
          </table:table-cell>
          <table:table-cell office:value-type="float" office:value="64.93" calcext:value-type="float">
            <text:p>64.93</text:p>
          </table:table-cell>
          <table:table-cell office:value-type="float" office:value="60.05" calcext:value-type="float">
            <text:p>60.05</text:p>
          </table:table-cell>
          <table:table-cell office:value-type="float" office:value="54.1" calcext:value-type="float">
            <text:p>54.1</text:p>
          </table:table-cell>
          <table:table-cell office:value-type="float" office:value="48.57" calcext:value-type="float">
            <text:p>48.57</text:p>
          </table:table-cell>
          <table:table-cell office:value-type="float" office:value="43.12" calcext:value-type="float">
            <text:p>43.12</text:p>
          </table:table-cell>
          <table:table-cell office:value-type="float" office:value="38.81" calcext:value-type="float">
            <text:p>38.81</text:p>
          </table:table-cell>
          <table:table-cell office:value-type="float" office:value="35.24" calcext:value-type="float">
            <text:p>35.24</text:p>
          </table:table-cell>
          <table:table-cell office:value-type="float" office:value="32.11" calcext:value-type="float">
            <text:p>32.11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Akermanite</text:p>
          </table:table-cell>
          <table:table-cell office:value-type="string" calcext:value-type="string">
            <text:p>Si(2)Mg(1)Ca(2)O(7)</text:p>
          </table:table-cell>
          <table:table-cell office:value-type="float" office:value="92.81" calcext:value-type="float">
            <text:p>92.81</text:p>
          </table:table-cell>
          <table:table-cell office:value-type="float" office:value="49.73" calcext:value-type="float">
            <text:p>49.73</text:p>
          </table:table-cell>
          <table:table-cell office:value-type="float" office:value="45.32" calcext:value-type="float">
            <text:p>45.32</text:p>
          </table:table-cell>
          <table:table-cell office:value-type="float" office:value="39.86" calcext:value-type="float">
            <text:p>39.86</text:p>
          </table:table-cell>
          <table:table-cell office:value-type="float" office:value="34.72" calcext:value-type="float">
            <text:p>34.72</text:p>
          </table:table-cell>
          <table:table-cell office:value-type="float" office:value="29.61" calcext:value-type="float">
            <text:p>29.61</text:p>
          </table:table-cell>
          <table:table-cell office:value-type="float" office:value="25.51" calcext:value-type="float">
            <text:p>25.51</text:p>
          </table:table-cell>
          <table:table-cell office:value-type="float" office:value="22.09" calcext:value-type="float">
            <text:p>22.09</text:p>
          </table:table-cell>
          <table:table-cell office:value-type="float" office:value="19.05" calcext:value-type="float">
            <text:p>19.05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l(1)</text:p>
          </table:table-cell>
          <table:table-cell office:value-type="float" office:value="9.999" calcext:value-type="float">
            <text:p>9.999</text:p>
          </table:table-cell>
          <table:table-cell office:value-type="float" office:value="165.2" calcext:value-type="float">
            <text:p>165.2</text:p>
          </table:table-cell>
          <table:table-cell office:value-type="float" office:value="149.9" calcext:value-type="float">
            <text:p>149.9</text:p>
          </table:table-cell>
          <table:table-cell office:value-type="float" office:value="132.2" calcext:value-type="float">
            <text:p>132.2</text:p>
          </table:table-cell>
          <table:table-cell office:value-type="float" office:value="116" calcext:value-type="float">
            <text:p>116</text:p>
          </table:table-cell>
          <table:table-cell office:value-type="float" office:value="99.81" calcext:value-type="float">
            <text:p>99.81</text:p>
          </table:table-cell>
          <table:table-cell office:value-type="float" office:value="86.9" calcext:value-type="float">
            <text:p>86.9</text:p>
          </table:table-cell>
          <table:table-cell office:value-type="float" office:value="76.27" calcext:value-type="float">
            <text:p>76.27</text:p>
          </table:table-cell>
          <table:table-cell office:value-type="float" office:value="67.27" calcext:value-type="float">
            <text:p>67.27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Al2(SO4)3</text:p>
          </table:table-cell>
          <table:table-cell office:value-type="string" calcext:value-type="string">
            <text:p>Al(2)S(3)O(12)</text:p>
          </table:table-cell>
          <table:table-cell office:value-type="float" office:value="126.2" calcext:value-type="float">
            <text:p>126.2</text:p>
          </table:table-cell>
          <table:table-cell office:value-type="float" office:value="24.57" calcext:value-type="float">
            <text:p>24.57</text:p>
          </table:table-cell>
          <table:table-cell office:value-type="float" office:value="19.05" calcext:value-type="float">
            <text:p>19.05</text:p>
          </table:table-cell>
          <table:table-cell office:value-type="float" office:value="11.94" calcext:value-type="float">
            <text:p>11.94</text:p>
          </table:table-cell>
          <table:table-cell office:value-type="float" office:value="4.691" calcext:value-type="float">
            <text:p>4.691</text:p>
          </table:table-cell>
          <table:table-cell office:value-type="float" office:value="-3.4" calcext:value-type="float">
            <text:p>-3.4</text:p>
          </table:table-cell>
          <table:table-cell office:value-type="float" office:value="-10.84" calcext:value-type="float">
            <text:p>-10.84</text:p>
          </table:table-cell>
          <table:table-cell office:value-type="float" office:value="-18.08" calcext:value-type="float">
            <text:p>-18.08</text:p>
          </table:table-cell>
          <table:table-cell office:value-type="float" office:value="-25.71" calcext:value-type="float">
            <text:p>-25.71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Al2(SO4)3.6H2O</text:p>
          </table:table-cell>
          <table:table-cell office:value-type="string" calcext:value-type="string">
            <text:p>Al(2)S(3)O(18)H(12)</text:p>
          </table:table-cell>
          <table:table-cell office:value-type="float" office:value="500" calcext:value-type="float">
            <text:p>500</text:p>
          </table:table-cell>
          <table:table-cell office:value-type="float" office:value="4.767" calcext:value-type="float">
            <text:p>4.767</text:p>
          </table:table-cell>
          <table:table-cell office:value-type="float" office:value="1.685" calcext:value-type="float">
            <text:p>1.685</text:p>
          </table:table-cell>
          <table:table-cell office:value-type="float" office:value="-2.47" calcext:value-type="float">
            <text:p>-2.47</text:p>
          </table:table-cell>
          <table:table-cell office:value-type="float" office:value="-6.829" calcext:value-type="float">
            <text:p>-6.829</text:p>
          </table:table-cell>
          <table:table-cell office:value-type="float" office:value="-11.83" calcext:value-type="float">
            <text:p>-11.83</text:p>
          </table:table-cell>
          <table:table-cell office:value-type="float" office:value="-16.61" calcext:value-type="float">
            <text:p>-16.61</text:p>
          </table:table-cell>
          <table:table-cell office:value-type="float" office:value="-21.47" calcext:value-type="float">
            <text:p>-21.47</text:p>
          </table:table-cell>
          <table:table-cell office:value-type="float" office:value="-26.93" calcext:value-type="float">
            <text:p>-26.93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AlF3</text:p>
          </table:table-cell>
          <table:table-cell office:value-type="string" calcext:value-type="string">
            <text:p>Al(1)F(3)</text:p>
          </table:table-cell>
          <table:table-cell office:value-type="float" office:value="500" calcext:value-type="float">
            <text:p>500</text:p>
          </table:table-cell>
          <table:table-cell office:value-type="float" office:value="-16.79" calcext:value-type="float">
            <text:p>-16.79</text:p>
          </table:table-cell>
          <table:table-cell office:value-type="float" office:value="-17.21" calcext:value-type="float">
            <text:p>-17.21</text:p>
          </table:table-cell>
          <table:table-cell office:value-type="float" office:value="-17.99" calcext:value-type="float">
            <text:p>-17.99</text:p>
          </table:table-cell>
          <table:table-cell office:value-type="float" office:value="-19.01" calcext:value-type="float">
            <text:p>-19.01</text:p>
          </table:table-cell>
          <table:table-cell office:value-type="float" office:value="-20.39" calcext:value-type="float">
            <text:p>-20.39</text:p>
          </table:table-cell>
          <table:table-cell office:value-type="float" office:value="-21.91" calcext:value-type="float">
            <text:p>-21.91</text:p>
          </table:table-cell>
          <table:table-cell office:value-type="float" office:value="-23.65" calcext:value-type="float">
            <text:p>-23.65</text:p>
          </table:table-cell>
          <table:table-cell office:value-type="float" office:value="-25.8" calcext:value-type="float">
            <text:p>-25.8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Alamosite</text:p>
          </table:table-cell>
          <table:table-cell office:value-type="string" calcext:value-type="string">
            <text:p>Si(1)Pb(1)O(3)</text:p>
          </table:table-cell>
          <table:table-cell office:value-type="float" office:value="43.65" calcext:value-type="float">
            <text:p>43.65</text:p>
          </table:table-cell>
          <table:table-cell office:value-type="float" office:value="5.844" calcext:value-type="float">
            <text:p>5.844</text:p>
          </table:table-cell>
          <table:table-cell office:value-type="float" office:value="5.673" calcext:value-type="float">
            <text:p>5.673</text:p>
          </table:table-cell>
          <table:table-cell office:value-type="float" office:value="5.313" calcext:value-type="float">
            <text:p>5.313</text:p>
          </table:table-cell>
          <table:table-cell office:value-type="float" office:value="4.954" calcext:value-type="float">
            <text:p>4.954</text:p>
          </table:table-cell>
          <table:table-cell office:value-type="float" office:value="4.637" calcext:value-type="float">
            <text:p>4.637</text:p>
          </table:table-cell>
          <table:table-cell office:value-type="float" office:value="4.432" calcext:value-type="float">
            <text:p>4.432</text:p>
          </table:table-cell>
          <table:table-cell table:number-columns-repeated="2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Albite</text:p>
          </table:table-cell>
          <table:table-cell office:value-type="string" calcext:value-type="string">
            <text:p>Si(3)Al(1)Na(1)O(8)</text:p>
          </table:table-cell>
          <table:table-cell office:value-type="float" office:value="100.2" calcext:value-type="float">
            <text:p>100.2</text:p>
          </table:table-cell>
          <table:table-cell office:value-type="float" office:value="3.273" calcext:value-type="float">
            <text:p>3.273</text:p>
          </table:table-cell>
          <table:table-cell office:value-type="float" office:value="2.764" calcext:value-type="float">
            <text:p>2.764</text:p>
          </table:table-cell>
          <table:table-cell office:value-type="float" office:value="1.568" calcext:value-type="float">
            <text:p>1.568</text:p>
          </table:table-cell>
          <table:table-cell office:value-type="float" office:value="0.2236" calcext:value-type="float">
            <text:p>0.2236</text:p>
          </table:table-cell>
          <table:table-cell office:value-type="float" office:value="-1.204" calcext:value-type="float">
            <text:p>-1.204</text:p>
          </table:table-cell>
          <table:table-cell office:value-type="float" office:value="-2.389" calcext:value-type="float">
            <text:p>-2.389</text:p>
          </table:table-cell>
          <table:table-cell office:value-type="float" office:value="-3.43" calcext:value-type="float">
            <text:p>-3.43</text:p>
          </table:table-cell>
          <table:table-cell office:value-type="float" office:value="-4.441" calcext:value-type="float">
            <text:p>-4.441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Albite_high</text:p>
          </table:table-cell>
          <table:table-cell office:value-type="string" calcext:value-type="string">
            <text:p>Si(3)Al(1)Na(1)O(8)</text:p>
          </table:table-cell>
          <table:table-cell office:value-type="float" office:value="100.4" calcext:value-type="float">
            <text:p>100.4</text:p>
          </table:table-cell>
          <table:table-cell office:value-type="float" office:value="4.768" calcext:value-type="float">
            <text:p>4.768</text:p>
          </table:table-cell>
          <table:table-cell office:value-type="float" office:value="4.083" calcext:value-type="float">
            <text:p>4.083</text:p>
          </table:table-cell>
          <table:table-cell office:value-type="float" office:value="2.684" calcext:value-type="float">
            <text:p>2.684</text:p>
          </table:table-cell>
          <table:table-cell office:value-type="float" office:value="1.155" calcext:value-type="float">
            <text:p>1.155</text:p>
          </table:table-cell>
          <table:table-cell office:value-type="float" office:value="-0.4552" calcext:value-type="float">
            <text:p>-0.4552</text:p>
          </table:table-cell>
          <table:table-cell office:value-type="float" office:value="-1.783" calcext:value-type="float">
            <text:p>-1.783</text:p>
          </table:table-cell>
          <table:table-cell office:value-type="float" office:value="-2.941" calcext:value-type="float">
            <text:p>-2.941</text:p>
          </table:table-cell>
          <table:table-cell office:value-type="float" office:value="-4.043" calcext:value-type="float">
            <text:p>-4.043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Albite_low</text:p>
          </table:table-cell>
          <table:table-cell office:value-type="string" calcext:value-type="string">
            <text:p>Si(3)Al(1)Na(1)O(8)</text:p>
          </table:table-cell>
          <table:table-cell office:value-type="float" office:value="100.1" calcext:value-type="float">
            <text:p>100.1</text:p>
          </table:table-cell>
          <table:table-cell office:value-type="float" office:value="3.273" calcext:value-type="float">
            <text:p>3.273</text:p>
          </table:table-cell>
          <table:table-cell office:value-type="float" office:value="2.764" calcext:value-type="float">
            <text:p>2.764</text:p>
          </table:table-cell>
          <table:table-cell office:value-type="float" office:value="1.568" calcext:value-type="float">
            <text:p>1.568</text:p>
          </table:table-cell>
          <table:table-cell office:value-type="float" office:value="0.2236" calcext:value-type="float">
            <text:p>0.2236</text:p>
          </table:table-cell>
          <table:table-cell office:value-type="float" office:value="-1.204" calcext:value-type="float">
            <text:p>-1.204</text:p>
          </table:table-cell>
          <table:table-cell office:value-type="float" office:value="-2.389" calcext:value-type="float">
            <text:p>-2.389</text:p>
          </table:table-cell>
          <table:table-cell office:value-type="float" office:value="-3.43" calcext:value-type="float">
            <text:p>-3.43</text:p>
          </table:table-cell>
          <table:table-cell office:value-type="float" office:value="-4.437" calcext:value-type="float">
            <text:p>-4.437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Alstonite</text:p>
          </table:table-cell>
          <table:table-cell office:value-type="string" calcext:value-type="string">
            <text:p>Ca(1)C(2)Ba(1)O(6)</text:p>
          </table:table-cell>
          <table:table-cell office:value-type="float" office:value="80.6" calcext:value-type="float">
            <text:p>80.6</text:p>
          </table:table-cell>
          <table:table-cell office:value-type="float" office:value="500" calcext:value-type="float">
            <text:p>500</text:p>
          </table:table-cell>
          <table:table-cell office:value-type="float" office:value="2.584" calcext:value-type="float">
            <text:p>2.584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Alum-K</text:p>
          </table:table-cell>
          <table:table-cell office:value-type="string" calcext:value-type="string">
            <text:p>Al(1)K(1)S(2)O(20)H(24)</text:p>
          </table:table-cell>
          <table:table-cell office:value-type="float" office:value="270" calcext:value-type="float">
            <text:p>270</text:p>
          </table:table-cell>
          <table:table-cell office:value-type="float" office:value="-5.205" calcext:value-type="float">
            <text:p>-5.205</text:p>
          </table:table-cell>
          <table:table-cell office:value-type="float" office:value="-4.882" calcext:value-type="float">
            <text:p>-4.882</text:p>
          </table:table-cell>
          <table:table-cell office:value-type="float" office:value="-4.745" calcext:value-type="float">
            <text:p>-4.745</text:p>
          </table:table-cell>
          <table:table-cell office:value-type="float" office:value="-4.885" calcext:value-type="float">
            <text:p>-4.885</text:p>
          </table:table-cell>
          <table:table-cell office:value-type="float" office:value="-5.499" calcext:value-type="float">
            <text:p>-5.499</text:p>
          </table:table-cell>
          <table:table-cell office:value-type="float" office:value="-6.66" calcext:value-type="float">
            <text:p>-6.66</text:p>
          </table:table-cell>
          <table:table-cell office:value-type="float" office:value="-8.481" calcext:value-type="float">
            <text:p>-8.481</text:p>
          </table:table-cell>
          <table:table-cell office:value-type="float" office:value="-11.21" calcext:value-type="float">
            <text:p>-11.21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Alunite</text:p>
          </table:table-cell>
          <table:table-cell office:value-type="string" calcext:value-type="string">
            <text:p>Al(3)K(1)S(2)O(14)H(6)</text:p>
          </table:table-cell>
          <table:table-cell office:value-type="float" office:value="293.6" calcext:value-type="float">
            <text:p>293.6</text:p>
          </table:table-cell>
          <table:table-cell office:value-type="float" office:value="3.157" calcext:value-type="float">
            <text:p>3.157</text:p>
          </table:table-cell>
          <table:table-cell office:value-type="float" office:value="-0.3479" calcext:value-type="float">
            <text:p>-0.3479</text:p>
          </table:table-cell>
          <table:table-cell office:value-type="float" office:value="-4.853" calcext:value-type="float">
            <text:p>-4.853</text:p>
          </table:table-cell>
          <table:table-cell office:value-type="float" office:value="-9.429" calcext:value-type="float">
            <text:p>-9.429</text:p>
          </table:table-cell>
          <table:table-cell office:value-type="float" office:value="-14.57" calcext:value-type="float">
            <text:p>-14.57</text:p>
          </table:table-cell>
          <table:table-cell office:value-type="float" office:value="-19.42" calcext:value-type="float">
            <text:p>-19.42</text:p>
          </table:table-cell>
          <table:table-cell office:value-type="float" office:value="-24.29" calcext:value-type="float">
            <text:p>-24.29</text:p>
          </table:table-cell>
          <table:table-cell office:value-type="float" office:value="-29.62" calcext:value-type="float">
            <text:p>-29.62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Amesite-14A</text:p>
          </table:table-cell>
          <table:table-cell office:value-type="string" calcext:value-type="string">
            <text:p>Si(2)Al(4)Mg(4)O(18)H(8)</text:p>
          </table:table-cell>
          <table:table-cell office:value-type="float" office:value="205.4" calcext:value-type="float">
            <text:p>205.4</text:p>
          </table:table-cell>
          <table:table-cell office:value-type="float" office:value="87.99" calcext:value-type="float">
            <text:p>87.99</text:p>
          </table:table-cell>
          <table:table-cell office:value-type="float" office:value="75.46" calcext:value-type="float">
            <text:p>75.46</text:p>
          </table:table-cell>
          <table:table-cell office:value-type="float" office:value="60.62" calcext:value-type="float">
            <text:p>60.62</text:p>
          </table:table-cell>
          <table:table-cell office:value-type="float" office:value="46.93" calcext:value-type="float">
            <text:p>46.93</text:p>
          </table:table-cell>
          <table:table-cell office:value-type="float" office:value="33.31" calcext:value-type="float">
            <text:p>33.31</text:p>
          </table:table-cell>
          <table:table-cell office:value-type="float" office:value="22.25" calcext:value-type="float">
            <text:p>22.25</text:p>
          </table:table-cell>
          <table:table-cell office:value-type="float" office:value="12.75" calcext:value-type="float">
            <text:p>12.75</text:p>
          </table:table-cell>
          <table:table-cell office:value-type="float" office:value="4.115" calcext:value-type="float">
            <text:p>4.115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Analcime</text:p>
          </table:table-cell>
          <table:table-cell office:value-type="string" calcext:value-type="string">
            <text:p>Si(2.04)Al(0.96)Na(0.96)O(7)H(2)</text:p>
          </table:table-cell>
          <table:table-cell office:value-type="float" office:value="96.8" calcext:value-type="float">
            <text:p>96.8</text:p>
          </table:table-cell>
          <table:table-cell office:value-type="float" office:value="7.14" calcext:value-type="float">
            <text:p>7.14</text:p>
          </table:table-cell>
          <table:table-cell office:value-type="float" office:value="6.14" calcext:value-type="float">
            <text:p>6.14</text:p>
          </table:table-cell>
          <table:table-cell office:value-type="float" office:value="4.584" calcext:value-type="float">
            <text:p>4.584</text:p>
          </table:table-cell>
          <table:table-cell office:value-type="float" office:value="3.01" calcext:value-type="float">
            <text:p>3.01</text:p>
          </table:table-cell>
          <table:table-cell office:value-type="float" office:value="1.408" calcext:value-type="float">
            <text:p>1.408</text:p>
          </table:table-cell>
          <table:table-cell office:value-type="float" office:value="0.1079" calcext:value-type="float">
            <text:p>0.1079</text:p>
          </table:table-cell>
          <table:table-cell office:value-type="float" office:value="-1.015" calcext:value-type="float">
            <text:p>-1.015</text:p>
          </table:table-cell>
          <table:table-cell office:value-type="float" office:value="-2.073" calcext:value-type="float">
            <text:p>-2.073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Analcime-dehy</text:p>
          </table:table-cell>
          <table:table-cell office:value-type="string" calcext:value-type="string">
            <text:p>Si(2.04)Al(0.96)Na(0.96)O(6)</text:p>
          </table:table-cell>
          <table:table-cell office:value-type="float" office:value="89.1" calcext:value-type="float">
            <text:p>89.1</text:p>
          </table:table-cell>
          <table:table-cell office:value-type="float" office:value="14.15" calcext:value-type="float">
            <text:p>14.15</text:p>
          </table:table-cell>
          <table:table-cell office:value-type="float" office:value="12.5" calcext:value-type="float">
            <text:p>12.5</text:p>
          </table:table-cell>
          <table:table-cell office:value-type="float" office:value="10.19" calcext:value-type="float">
            <text:p>10.19</text:p>
          </table:table-cell>
          <table:table-cell office:value-type="float" office:value="7.902" calcext:value-type="float">
            <text:p>7.902</text:p>
          </table:table-cell>
          <table:table-cell office:value-type="float" office:value="5.576" calcext:value-type="float">
            <text:p>5.576</text:p>
          </table:table-cell>
          <table:table-cell office:value-type="float" office:value="3.684" calcext:value-type="float">
            <text:p>3.684</text:p>
          </table:table-cell>
          <table:table-cell office:value-type="float" office:value="2.069" calcext:value-type="float">
            <text:p>2.069</text:p>
          </table:table-cell>
          <table:table-cell office:value-type="float" office:value="0.5935" calcext:value-type="float">
            <text:p>0.5935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Andalusite</text:p>
          </table:table-cell>
          <table:table-cell office:value-type="string" calcext:value-type="string">
            <text:p>Si(1)Al(2)O(5)</text:p>
          </table:table-cell>
          <table:table-cell office:value-type="float" office:value="51.53" calcext:value-type="float">
            <text:p>51.53</text:p>
          </table:table-cell>
          <table:table-cell office:value-type="float" office:value="19.58" calcext:value-type="float">
            <text:p>19.58</text:p>
          </table:table-cell>
          <table:table-cell office:value-type="float" office:value="15.94" calcext:value-type="float">
            <text:p>15.94</text:p>
          </table:table-cell>
          <table:table-cell office:value-type="float" office:value="11.5" calcext:value-type="float">
            <text:p>11.5</text:p>
          </table:table-cell>
          <table:table-cell office:value-type="float" office:value="7.301" calcext:value-type="float">
            <text:p>7.301</text:p>
          </table:table-cell>
          <table:table-cell office:value-type="float" office:value="3.024" calcext:value-type="float">
            <text:p>3.024</text:p>
          </table:table-cell>
          <table:table-cell office:value-type="float" office:value="-0.5246" calcext:value-type="float">
            <text:p>-0.5246</text:p>
          </table:table-cell>
          <table:table-cell office:value-type="float" office:value="-3.625" calcext:value-type="float">
            <text:p>-3.625</text:p>
          </table:table-cell>
          <table:table-cell office:value-type="float" office:value="-6.478" calcext:value-type="float">
            <text:p>-6.478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Andradite</text:p>
          </table:table-cell>
          <table:table-cell office:value-type="string" calcext:value-type="string">
            <text:p>Si(3)Fe(2)Ca(3)O(12)</text:p>
          </table:table-cell>
          <table:table-cell office:value-type="float" office:value="131.8" calcext:value-type="float">
            <text:p>131.8</text:p>
          </table:table-cell>
          <table:table-cell office:value-type="float" office:value="17.77" calcext:value-type="float">
            <text:p>17.77</text:p>
          </table:table-cell>
          <table:table-cell office:value-type="float" office:value="16.36" calcext:value-type="float">
            <text:p>16.36</text:p>
          </table:table-cell>
          <table:table-cell office:value-type="float" office:value="14.19" calcext:value-type="float">
            <text:p>14.19</text:p>
          </table:table-cell>
          <table:table-cell office:value-type="float" office:value="12.03" calcext:value-type="float">
            <text:p>12.03</text:p>
          </table:table-cell>
          <table:table-cell office:value-type="float" office:value="9.831" calcext:value-type="float">
            <text:p>9.831</text:p>
          </table:table-cell>
          <table:table-cell office:value-type="float" office:value="8.017" calcext:value-type="float">
            <text:p>8.017</text:p>
          </table:table-cell>
          <table:table-cell office:value-type="float" office:value="6.376" calcext:value-type="float">
            <text:p>6.376</text:p>
          </table:table-cell>
          <table:table-cell office:value-type="float" office:value="4.697" calcext:value-type="float">
            <text:p>4.697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Anglesite</text:p>
          </table:table-cell>
          <table:table-cell office:value-type="string" calcext:value-type="string">
            <text:p>S(1)Pb(1)O(4)</text:p>
          </table:table-cell>
          <table:table-cell office:value-type="float" office:value="47.95" calcext:value-type="float">
            <text:p>47.95</text:p>
          </table:table-cell>
          <table:table-cell office:value-type="float" office:value="-8.136" calcext:value-type="float">
            <text:p>-8.136</text:p>
          </table:table-cell>
          <table:table-cell office:value-type="float" office:value="-7.853" calcext:value-type="float">
            <text:p>-7.853</text:p>
          </table:table-cell>
          <table:table-cell office:value-type="float" office:value="-7.762" calcext:value-type="float">
            <text:p>-7.762</text:p>
          </table:table-cell>
          <table:table-cell office:value-type="float" office:value="-7.897" calcext:value-type="float">
            <text:p>-7.897</text:p>
          </table:table-cell>
          <table:table-cell office:value-type="float" office:value="-8.302" calcext:value-type="float">
            <text:p>-8.302</text:p>
          </table:table-cell>
          <table:table-cell office:value-type="float" office:value="-8.922" calcext:value-type="float">
            <text:p>-8.922</text:p>
          </table:table-cell>
          <table:table-cell office:value-type="float" office:value="-9.781" calcext:value-type="float">
            <text:p>-9.781</text:p>
          </table:table-cell>
          <table:table-cell office:value-type="float" office:value="-11" calcext:value-type="float">
            <text:p>-11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Anhydrite</text:p>
          </table:table-cell>
          <table:table-cell office:value-type="string" calcext:value-type="string">
            <text:p>Ca(1)S(1)O(4)</text:p>
          </table:table-cell>
          <table:table-cell office:value-type="float" office:value="45.94" calcext:value-type="float">
            <text:p>45.94</text:p>
          </table:table-cell>
          <table:table-cell office:value-type="float" office:value="-4.104" calcext:value-type="float">
            <text:p>-4.104</text:p>
          </table:table-cell>
          <table:table-cell office:value-type="float" office:value="-4.306" calcext:value-type="float">
            <text:p>-4.306</text:p>
          </table:table-cell>
          <table:table-cell office:value-type="float" office:value="-4.759" calcext:value-type="float">
            <text:p>-4.759</text:p>
          </table:table-cell>
          <table:table-cell office:value-type="float" office:value="-5.385" calcext:value-type="float">
            <text:p>-5.385</text:p>
          </table:table-cell>
          <table:table-cell office:value-type="float" office:value="-6.274" calcext:value-type="float">
            <text:p>-6.274</text:p>
          </table:table-cell>
          <table:table-cell office:value-type="float" office:value="-7.283" calcext:value-type="float">
            <text:p>-7.283</text:p>
          </table:table-cell>
          <table:table-cell office:value-type="float" office:value="-8.464" calcext:value-type="float">
            <text:p>-8.464</text:p>
          </table:table-cell>
          <table:table-cell office:value-type="float" office:value="-9.96" calcext:value-type="float">
            <text:p>-9.96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Annite</text:p>
          </table:table-cell>
          <table:table-cell office:value-type="string" calcext:value-type="string">
            <text:p>Si(3)Al(1)Fe(3)K(1)O(12)H(2)</text:p>
          </table:table-cell>
          <table:table-cell office:value-type="float" office:value="154.3" calcext:value-type="float">
            <text:p>154.3</text:p>
          </table:table-cell>
          <table:table-cell office:value-type="float" office:value="33.3" calcext:value-type="float">
            <text:p>33.3</text:p>
          </table:table-cell>
          <table:table-cell office:value-type="float" office:value="29.47" calcext:value-type="float">
            <text:p>29.47</text:p>
          </table:table-cell>
          <table:table-cell office:value-type="float" office:value="24.45" calcext:value-type="float">
            <text:p>24.45</text:p>
          </table:table-cell>
          <table:table-cell office:value-type="float" office:value="19.61" calcext:value-type="float">
            <text:p>19.61</text:p>
          </table:table-cell>
          <table:table-cell office:value-type="float" office:value="14.73" calcext:value-type="float">
            <text:p>14.73</text:p>
          </table:table-cell>
          <table:table-cell office:value-type="float" office:value="10.74" calcext:value-type="float">
            <text:p>10.74</text:p>
          </table:table-cell>
          <table:table-cell office:value-type="float" office:value="7.283" calcext:value-type="float">
            <text:p>7.283</text:p>
          </table:table-cell>
          <table:table-cell office:value-type="float" office:value="4.065" calcext:value-type="float">
            <text:p>4.065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Anorthite</text:p>
          </table:table-cell>
          <table:table-cell office:value-type="string" calcext:value-type="string">
            <text:p>Si(2)Al(2)Ca(1)O(8)</text:p>
          </table:table-cell>
          <table:table-cell office:value-type="float" office:value="100.8" calcext:value-type="float">
            <text:p>100.8</text:p>
          </table:table-cell>
          <table:table-cell office:value-type="float" office:value="31.19" calcext:value-type="float">
            <text:p>31.19</text:p>
          </table:table-cell>
          <table:table-cell office:value-type="float" office:value="26.58" calcext:value-type="float">
            <text:p>26.58</text:p>
          </table:table-cell>
          <table:table-cell office:value-type="float" office:value="20.81" calcext:value-type="float">
            <text:p>20.81</text:p>
          </table:table-cell>
          <table:table-cell office:value-type="float" office:value="15.31" calcext:value-type="float">
            <text:p>15.31</text:p>
          </table:table-cell>
          <table:table-cell office:value-type="float" office:value="9.723" calcext:value-type="float">
            <text:p>9.723</text:p>
          </table:table-cell>
          <table:table-cell office:value-type="float" office:value="5.115" calcext:value-type="float">
            <text:p>5.115</text:p>
          </table:table-cell>
          <table:table-cell office:value-type="float" office:value="1.121" calcext:value-type="float">
            <text:p>1.121</text:p>
          </table:table-cell>
          <table:table-cell office:value-type="float" office:value="-2.541" calcext:value-type="float">
            <text:p>-2.541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Antarcticite</text:p>
          </table:table-cell>
          <table:table-cell office:value-type="string" calcext:value-type="string">
            <text:p>Ca(1)Cl(2)O(6)H(12)</text:p>
          </table:table-cell>
          <table:table-cell office:value-type="float" office:value="128.1" calcext:value-type="float">
            <text:p>128.1</text:p>
          </table:table-cell>
          <table:table-cell office:value-type="float" office:value="500" calcext:value-type="float">
            <text:p>500</text:p>
          </table:table-cell>
          <table:table-cell office:value-type="float" office:value="4.093" calcext:value-type="float">
            <text:p>4.093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Anthophyllite</text:p>
          </table:table-cell>
          <table:table-cell office:value-type="string" calcext:value-type="string">
            <text:p>Si(8)Mg(7)O(24)H(2)</text:p>
          </table:table-cell>
          <table:table-cell office:value-type="float" office:value="264.4" calcext:value-type="float">
            <text:p>264.4</text:p>
          </table:table-cell>
          <table:table-cell office:value-type="float" office:value="73.72" calcext:value-type="float">
            <text:p>73.72</text:p>
          </table:table-cell>
          <table:table-cell office:value-type="float" office:value="66.8" calcext:value-type="float">
            <text:p>66.8</text:p>
          </table:table-cell>
          <table:table-cell office:value-type="float" office:value="57.32" calcext:value-type="float">
            <text:p>57.32</text:p>
          </table:table-cell>
          <table:table-cell office:value-type="float" office:value="48.14" calcext:value-type="float">
            <text:p>48.14</text:p>
          </table:table-cell>
          <table:table-cell office:value-type="float" office:value="39" calcext:value-type="float">
            <text:p>39</text:p>
          </table:table-cell>
          <table:table-cell office:value-type="float" office:value="31.74" calcext:value-type="float">
            <text:p>31.74</text:p>
          </table:table-cell>
          <table:table-cell office:value-type="float" office:value="25.68" calcext:value-type="float">
            <text:p>25.68</text:p>
          </table:table-cell>
          <table:table-cell office:value-type="float" office:value="20.23" calcext:value-type="float">
            <text:p>20.23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Antigorite</text:p>
          </table:table-cell>
          <table:table-cell office:value-type="string" calcext:value-type="string">
            <text:p>Si(34)Mg(48)O(147)H(62)</text:p>
          </table:table-cell>
          <table:table-cell office:value-type="float" office:value="1749" calcext:value-type="float">
            <text:p>1749</text:p>
          </table:table-cell>
          <table:table-cell office:value-type="float" office:value="527.8" calcext:value-type="float">
            <text:p>527.8</text:p>
          </table:table-cell>
          <table:table-cell office:value-type="float" office:value="477.2" calcext:value-type="float">
            <text:p>477.2</text:p>
          </table:table-cell>
          <table:table-cell office:value-type="float" office:value="413.3" calcext:value-type="float">
            <text:p>413.3</text:p>
          </table:table-cell>
          <table:table-cell office:value-type="float" office:value="353.6" calcext:value-type="float">
            <text:p>353.6</text:p>
          </table:table-cell>
          <table:table-cell office:value-type="float" office:value="295.2" calcext:value-type="float">
            <text:p>295.2</text:p>
          </table:table-cell>
          <table:table-cell office:value-type="float" office:value="249.3" calcext:value-type="float">
            <text:p>249.3</text:p>
          </table:table-cell>
          <table:table-cell office:value-type="float" office:value="211.2" calcext:value-type="float">
            <text:p>211.2</text:p>
          </table:table-cell>
          <table:table-cell office:value-type="float" office:value="176.9" calcext:value-type="float">
            <text:p>176.9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Antlerite</text:p>
          </table:table-cell>
          <table:table-cell office:value-type="string" calcext:value-type="string">
            <text:p>S(1)Cu(3)O(8)H(4)</text:p>
          </table:table-cell>
          <table:table-cell office:value-type="float" office:value="90.96" calcext:value-type="float">
            <text:p>90.96</text:p>
          </table:table-cell>
          <table:table-cell office:value-type="float" office:value="500" calcext:value-type="float">
            <text:p>500</text:p>
          </table:table-cell>
          <table:table-cell office:value-type="float" office:value="8.73" calcext:value-type="float">
            <text:p>8.73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Aphthitalite</text:p>
          </table:table-cell>
          <table:table-cell office:value-type="string" calcext:value-type="string">
            <text:p>Na(1)K(3)S(2)O(8)</text:p>
          </table:table-cell>
          <table:table-cell office:value-type="float" office:value="246.2" calcext:value-type="float">
            <text:p>246.2</text:p>
          </table:table-cell>
          <table:table-cell office:value-type="float" office:value="500" calcext:value-type="float">
            <text:p>500</text:p>
          </table:table-cell>
          <table:table-cell office:value-type="float" office:value="-3.888" calcext:value-type="float">
            <text:p>-3.888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Aragonite</text:p>
          </table:table-cell>
          <table:table-cell office:value-type="string" calcext:value-type="string">
            <text:p>Ca(1)C(1)O(3)</text:p>
          </table:table-cell>
          <table:table-cell office:value-type="float" office:value="34.15" calcext:value-type="float">
            <text:p>34.15</text:p>
          </table:table-cell>
          <table:table-cell office:value-type="float" office:value="2.372" calcext:value-type="float">
            <text:p>2.372</text:p>
          </table:table-cell>
          <table:table-cell office:value-type="float" office:value="1.993" calcext:value-type="float">
            <text:p>1.993</text:p>
          </table:table-cell>
          <table:table-cell office:value-type="float" office:value="1.476" calcext:value-type="float">
            <text:p>1.476</text:p>
          </table:table-cell>
          <table:table-cell office:value-type="float" office:value="0.9179" calcext:value-type="float">
            <text:p>0.9179</text:p>
          </table:table-cell>
          <table:table-cell office:value-type="float" office:value="0.2467" calcext:value-type="float">
            <text:p>0.2467</text:p>
          </table:table-cell>
          <table:table-cell office:value-type="float" office:value="-0.4315" calcext:value-type="float">
            <text:p>-0.4315</text:p>
          </table:table-cell>
          <table:table-cell office:value-type="float" office:value="-1.167" calcext:value-type="float">
            <text:p>-1.167</text:p>
          </table:table-cell>
          <table:table-cell office:value-type="float" office:value="-2.05" calcext:value-type="float">
            <text:p>-2.05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Arcanite</text:p>
          </table:table-cell>
          <table:table-cell office:value-type="string" calcext:value-type="string">
            <text:p>K(2)S(1)O(4)</text:p>
          </table:table-cell>
          <table:table-cell office:value-type="float" office:value="65.5" calcext:value-type="float">
            <text:p>65.5</text:p>
          </table:table-cell>
          <table:table-cell office:value-type="float" office:value="-2.273" calcext:value-type="float">
            <text:p>-2.273</text:p>
          </table:table-cell>
          <table:table-cell office:value-type="float" office:value="-1.801" calcext:value-type="float">
            <text:p>-1.801</text:p>
          </table:table-cell>
          <table:table-cell office:value-type="float" office:value="-1.469" calcext:value-type="float">
            <text:p>-1.469</text:p>
          </table:table-cell>
          <table:table-cell office:value-type="float" office:value="-1.365" calcext:value-type="float">
            <text:p>-1.365</text:p>
          </table:table-cell>
          <table:table-cell office:value-type="float" office:value="-1.508" calcext:value-type="float">
            <text:p>-1.508</text:p>
          </table:table-cell>
          <table:table-cell office:value-type="float" office:value="-1.896" calcext:value-type="float">
            <text:p>-1.896</text:p>
          </table:table-cell>
          <table:table-cell office:value-type="float" office:value="-2.533" calcext:value-type="float">
            <text:p>-2.533</text:p>
          </table:table-cell>
          <table:table-cell office:value-type="float" office:value="-3.526" calcext:value-type="float">
            <text:p>-3.526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Arsenolite</text:p>
          </table:table-cell>
          <table:table-cell office:value-type="string" calcext:value-type="string">
            <text:p>As(2)O(3)</text:p>
          </table:table-cell>
          <table:table-cell office:value-type="float" office:value="500" calcext:value-type="float">
            <text:p>500</text:p>
          </table:table-cell>
          <table:table-cell office:value-type="float" office:value="45.82" calcext:value-type="float">
            <text:p>45.82</text:p>
          </table:table-cell>
          <table:table-cell office:value-type="float" office:value="41.23" calcext:value-type="float">
            <text:p>41.23</text:p>
          </table:table-cell>
          <table:table-cell office:value-type="float" office:value="35.71" calcext:value-type="float">
            <text:p>35.71</text:p>
          </table:table-cell>
          <table:table-cell office:value-type="float" office:value="30.41" calcext:value-type="float">
            <text:p>30.41</text:p>
          </table:table-cell>
          <table:table-cell office:value-type="float" office:value="24.89" calcext:value-type="float">
            <text:p>24.89</text:p>
          </table:table-cell>
          <table:table-cell office:value-type="float" office:value="20.24" calcext:value-type="float">
            <text:p>20.24</text:p>
          </table:table-cell>
          <table:table-cell table:number-columns-repeated="2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Artinite</text:p>
          </table:table-cell>
          <table:table-cell office:value-type="string" calcext:value-type="string">
            <text:p>Mg(2)C(1)O(8)H(8)</text:p>
          </table:table-cell>
          <table:table-cell office:value-type="float" office:value="96.9" calcext:value-type="float">
            <text:p>96.9</text:p>
          </table:table-cell>
          <table:table-cell office:value-type="float" office:value="21.74" calcext:value-type="float">
            <text:p>21.74</text:p>
          </table:table-cell>
          <table:table-cell office:value-type="float" office:value="19.66" calcext:value-type="float">
            <text:p>19.66</text:p>
          </table:table-cell>
          <table:table-cell office:value-type="float" office:value="17.26" calcext:value-type="float">
            <text:p>17.26</text:p>
          </table:table-cell>
          <table:table-cell office:value-type="float" office:value="15.1" calcext:value-type="float">
            <text:p>15.1</text:p>
          </table:table-cell>
          <table:table-cell office:value-type="float" office:value="12.97" calcext:value-type="float">
            <text:p>12.97</text:p>
          </table:table-cell>
          <table:table-cell office:value-type="float" office:value="11.22" calcext:value-type="float">
            <text:p>11.22</text:p>
          </table:table-cell>
          <table:table-cell office:value-type="float" office:value="9.655" calcext:value-type="float">
            <text:p>9.655</text:p>
          </table:table-cell>
          <table:table-cell office:value-type="float" office:value="8.082" calcext:value-type="float">
            <text:p>8.082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(1)</text:p>
          </table:table-cell>
          <table:table-cell office:value-type="float" office:value="12.96" calcext:value-type="float">
            <text:p>12.96</text:p>
          </table:table-cell>
          <table:table-cell office:value-type="float" office:value="80.61" calcext:value-type="float">
            <text:p>80.61</text:p>
          </table:table-cell>
          <table:table-cell office:value-type="float" office:value="73.24" calcext:value-type="float">
            <text:p>73.24</text:p>
          </table:table-cell>
          <table:table-cell office:value-type="float" office:value="64.55" calcext:value-type="float">
            <text:p>64.55</text:p>
          </table:table-cell>
          <table:table-cell office:value-type="float" office:value="56.37" calcext:value-type="float">
            <text:p>56.37</text:p>
          </table:table-cell>
          <table:table-cell office:value-type="float" office:value="48.04" calcext:value-type="float">
            <text:p>48.04</text:p>
          </table:table-cell>
          <table:table-cell office:value-type="float" office:value="41.19" calcext:value-type="float">
            <text:p>41.19</text:p>
          </table:table-cell>
          <table:table-cell office:value-type="float" office:value="35.37" calcext:value-type="float">
            <text:p>35.37</text:p>
          </table:table-cell>
          <table:table-cell office:value-type="float" office:value="30.22" calcext:value-type="float">
            <text:p>30.22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As2O5</text:p>
          </table:table-cell>
          <table:table-cell office:value-type="string" calcext:value-type="string">
            <text:p>As(2)O(5)</text:p>
          </table:table-cell>
          <table:table-cell office:value-type="float" office:value="53.2" calcext:value-type="float">
            <text:p>53.2</text:p>
          </table:table-cell>
          <table:table-cell office:value-type="float" office:value="2.669" calcext:value-type="float">
            <text:p>2.669</text:p>
          </table:table-cell>
          <table:table-cell office:value-type="float" office:value="2.16" calcext:value-type="float">
            <text:p>2.16</text:p>
          </table:table-cell>
          <table:table-cell office:value-type="float" office:value="1.384" calcext:value-type="float">
            <text:p>1.384</text:p>
          </table:table-cell>
          <table:table-cell office:value-type="float" office:value="0.4579" calcext:value-type="float">
            <text:p>0.4579</text:p>
          </table:table-cell>
          <table:table-cell office:value-type="float" office:value="-0.7345" calcext:value-type="float">
            <text:p>-0.7345</text:p>
          </table:table-cell>
          <table:table-cell office:value-type="float" office:value="-1.975" calcext:value-type="float">
            <text:p>-1.975</text:p>
          </table:table-cell>
          <table:table-cell office:value-type="float" office:value="-3.306" calcext:value-type="float">
            <text:p>-3.306</text:p>
          </table:table-cell>
          <table:table-cell office:value-type="float" office:value="-4.844" calcext:value-type="float">
            <text:p>-4.844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As4O6(cubi)</text:p>
          </table:table-cell>
          <table:table-cell office:value-type="string" calcext:value-type="string">
            <text:p>As(4)O(6)</text:p>
          </table:table-cell>
          <table:table-cell office:value-type="float" office:value="500" calcext:value-type="float">
            <text:p>500</text:p>
          </table:table-cell>
          <table:table-cell office:value-type="float" office:value="91.49" calcext:value-type="float">
            <text:p>91.49</text:p>
          </table:table-cell>
          <table:table-cell office:value-type="float" office:value="82.38" calcext:value-type="float">
            <text:p>82.38</text:p>
          </table:table-cell>
          <table:table-cell office:value-type="float" office:value="71.29" calcext:value-type="float">
            <text:p>71.29</text:p>
          </table:table-cell>
          <table:table-cell office:value-type="float" office:value="60.52" calcext:value-type="float">
            <text:p>60.52</text:p>
          </table:table-cell>
          <table:table-cell office:value-type="float" office:value="49.15" calcext:value-type="float">
            <text:p>49.15</text:p>
          </table:table-cell>
          <table:table-cell office:value-type="float" office:value="39.44" calcext:value-type="float">
            <text:p>39.44</text:p>
          </table:table-cell>
          <table:table-cell office:value-type="float" office:value="30.82" calcext:value-type="float">
            <text:p>30.82</text:p>
          </table:table-cell>
          <table:table-cell office:value-type="float" office:value="22.73" calcext:value-type="float">
            <text:p>22.73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As4O6(mono)</text:p>
          </table:table-cell>
          <table:table-cell office:value-type="string" calcext:value-type="string">
            <text:p>As(4)O(6)</text:p>
          </table:table-cell>
          <table:table-cell office:value-type="float" office:value="500" calcext:value-type="float">
            <text:p>500</text:p>
          </table:table-cell>
          <table:table-cell office:value-type="float" office:value="91.33" calcext:value-type="float">
            <text:p>91.33</text:p>
          </table:table-cell>
          <table:table-cell office:value-type="float" office:value="82.1" calcext:value-type="float">
            <text:p>82.1</text:p>
          </table:table-cell>
          <table:table-cell office:value-type="float" office:value="70.99" calcext:value-type="float">
            <text:p>70.99</text:p>
          </table:table-cell>
          <table:table-cell office:value-type="float" office:value="60.32" calcext:value-type="float">
            <text:p>60.32</text:p>
          </table:table-cell>
          <table:table-cell office:value-type="float" office:value="49.2" calcext:value-type="float">
            <text:p>49.2</text:p>
          </table:table-cell>
          <table:table-cell office:value-type="float" office:value="39.8" calcext:value-type="float">
            <text:p>39.8</text:p>
          </table:table-cell>
          <table:table-cell table:number-columns-repeated="2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Atacamite</text:p>
          </table:table-cell>
          <table:table-cell office:value-type="string" calcext:value-type="string">
            <text:p>Cl(2)Cu(4)O(6)H(6)</text:p>
          </table:table-cell>
          <table:table-cell office:value-type="float" office:value="56.8" calcext:value-type="float">
            <text:p>56.8</text:p>
          </table:table-cell>
          <table:table-cell office:value-type="float" office:value="16.42" calcext:value-type="float">
            <text:p>16.42</text:p>
          </table:table-cell>
          <table:table-cell office:value-type="float" office:value="14.28" calcext:value-type="float">
            <text:p>14.28</text:p>
          </table:table-cell>
          <table:table-cell office:value-type="float" office:value="11.92" calcext:value-type="float">
            <text:p>11.92</text:p>
          </table:table-cell>
          <table:table-cell office:value-type="float" office:value="9.909" calcext:value-type="float">
            <text:p>9.909</text:p>
          </table:table-cell>
          <table:table-cell office:value-type="float" office:value="8.053" calcext:value-type="float">
            <text:p>8.053</text:p>
          </table:table-cell>
          <table:table-cell office:value-type="float" office:value="6.574" calcext:value-type="float">
            <text:p>6.574</text:p>
          </table:table-cell>
          <table:table-cell table:number-columns-repeated="2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Azurite</text:p>
          </table:table-cell>
          <table:table-cell office:value-type="string" calcext:value-type="string">
            <text:p>C(2)Cu(3)O(8)H(2)</text:p>
          </table:table-cell>
          <table:table-cell office:value-type="float" office:value="91.01" calcext:value-type="float">
            <text:p>91.01</text:p>
          </table:table-cell>
          <table:table-cell office:value-type="float" office:value="11.07" calcext:value-type="float">
            <text:p>11.07</text:p>
          </table:table-cell>
          <table:table-cell office:value-type="float" office:value="9.161" calcext:value-type="float">
            <text:p>9.161</text:p>
          </table:table-cell>
          <table:table-cell office:value-type="float" office:value="6.861" calcext:value-type="float">
            <text:p>6.861</text:p>
          </table:table-cell>
          <table:table-cell office:value-type="float" office:value="4.665" calcext:value-type="float">
            <text:p>4.665</text:p>
          </table:table-cell>
          <table:table-cell office:value-type="float" office:value="2.338" calcext:value-type="float">
            <text:p>2.338</text:p>
          </table:table-cell>
          <table:table-cell office:value-type="float" office:value="0.2473" calcext:value-type="float">
            <text:p>0.2473</text:p>
          </table:table-cell>
          <table:table-cell office:value-type="float" office:value="-1.819" calcext:value-type="float">
            <text:p>-1.819</text:p>
          </table:table-cell>
          <table:table-cell office:value-type="float" office:value="-4.115" calcext:value-type="float">
            <text:p>-4.115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(1)</text:p>
          </table:table-cell>
          <table:table-cell office:value-type="float" office:value="4.386" calcext:value-type="float">
            <text:p>4.386</text:p>
          </table:table-cell>
          <table:table-cell office:value-type="float" office:value="119.7" calcext:value-type="float">
            <text:p>119.7</text:p>
          </table:table-cell>
          <table:table-cell office:value-type="float" office:value="109.6" calcext:value-type="float">
            <text:p>109.6</text:p>
          </table:table-cell>
          <table:table-cell office:value-type="float" office:value="97.77" calcext:value-type="float">
            <text:p>97.77</text:p>
          </table:table-cell>
          <table:table-cell office:value-type="float" office:value="86.87" calcext:value-type="float">
            <text:p>86.87</text:p>
          </table:table-cell>
          <table:table-cell office:value-type="float" office:value="75.98" calcext:value-type="float">
            <text:p>75.98</text:p>
          </table:table-cell>
          <table:table-cell office:value-type="float" office:value="67.26" calcext:value-type="float">
            <text:p>67.26</text:p>
          </table:table-cell>
          <table:table-cell office:value-type="float" office:value="60.08" calcext:value-type="float">
            <text:p>60.08</text:p>
          </table:table-cell>
          <table:table-cell office:value-type="float" office:value="54.06" calcext:value-type="float">
            <text:p>54.06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B2O3</text:p>
          </table:table-cell>
          <table:table-cell office:value-type="string" calcext:value-type="string">
            <text:p>B(2)O(3)</text:p>
          </table:table-cell>
          <table:table-cell office:value-type="float" office:value="500" calcext:value-type="float">
            <text:p>500</text:p>
          </table:table-cell>
          <table:table-cell office:value-type="float" office:value="5.795" calcext:value-type="float">
            <text:p>5.795</text:p>
          </table:table-cell>
          <table:table-cell office:value-type="float" office:value="5.546" calcext:value-type="float">
            <text:p>5.546</text:p>
          </table:table-cell>
          <table:table-cell office:value-type="float" office:value="5.158" calcext:value-type="float">
            <text:p>5.158</text:p>
          </table:table-cell>
          <table:table-cell office:value-type="float" office:value="4.687" calcext:value-type="float">
            <text:p>4.687</text:p>
          </table:table-cell>
          <table:table-cell office:value-type="float" office:value="4.11" calcext:value-type="float">
            <text:p>4.11</text:p>
          </table:table-cell>
          <table:table-cell office:value-type="float" office:value="3.574" calcext:value-type="float">
            <text:p>3.574</text:p>
          </table:table-cell>
          <table:table-cell office:value-type="float" office:value="3.118" calcext:value-type="float">
            <text:p>3.118</text:p>
          </table:table-cell>
          <table:table-cell office:value-type="float" office:value="2.792" calcext:value-type="float">
            <text:p>2.792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Ba(1)</text:p>
          </table:table-cell>
          <table:table-cell office:value-type="float" office:value="38.21" calcext:value-type="float">
            <text:p>38.21</text:p>
          </table:table-cell>
          <table:table-cell office:value-type="float" office:value="154.3" calcext:value-type="float">
            <text:p>154.3</text:p>
          </table:table-cell>
          <table:table-cell office:value-type="float" office:value="141.2" calcext:value-type="float">
            <text:p>141.2</text:p>
          </table:table-cell>
          <table:table-cell office:value-type="float" office:value="126.2" calcext:value-type="float">
            <text:p>126.2</text:p>
          </table:table-cell>
          <table:table-cell office:value-type="float" office:value="112.3" calcext:value-type="float">
            <text:p>112.3</text:p>
          </table:table-cell>
          <table:table-cell office:value-type="float" office:value="98.66" calcext:value-type="float">
            <text:p>98.66</text:p>
          </table:table-cell>
          <table:table-cell office:value-type="float" office:value="87.8" calcext:value-type="float">
            <text:p>87.8</text:p>
          </table:table-cell>
          <table:table-cell office:value-type="float" office:value="78.93" calcext:value-type="float">
            <text:p>78.93</text:p>
          </table:table-cell>
          <table:table-cell office:value-type="float" office:value="71.49" calcext:value-type="float">
            <text:p>71.49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Ba(OH)2.8H2O</text:p>
          </table:table-cell>
          <table:table-cell office:value-type="string" calcext:value-type="string">
            <text:p>Ba(1)O(10)H(18)</text:p>
          </table:table-cell>
          <table:table-cell office:value-type="float" office:value="144.7" calcext:value-type="float">
            <text:p>144.7</text:p>
          </table:table-cell>
          <table:table-cell office:value-type="float" office:value="25.53" calcext:value-type="float">
            <text:p>25.53</text:p>
          </table:table-cell>
          <table:table-cell office:value-type="float" office:value="24.49" calcext:value-type="float">
            <text:p>24.49</text:p>
          </table:table-cell>
          <table:table-cell office:value-type="float" office:value="23.68" calcext:value-type="float">
            <text:p>23.68</text:p>
          </table:table-cell>
          <table:table-cell office:value-type="float" office:value="23.4" calcext:value-type="float">
            <text:p>23.4</text:p>
          </table:table-cell>
          <table:table-cell office:value-type="float" office:value="23.63" calcext:value-type="float">
            <text:p>23.63</text:p>
          </table:table-cell>
          <table:table-cell office:value-type="float" office:value="24.28" calcext:value-type="float">
            <text:p>24.28</text:p>
          </table:table-cell>
          <table:table-cell table:number-columns-repeated="2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Ba2Si3O8</text:p>
          </table:table-cell>
          <table:table-cell office:value-type="string" calcext:value-type="string">
            <text:p>Si(3)Ba(2)O(8)</text:p>
          </table:table-cell>
          <table:table-cell office:value-type="float" office:value="122.8" calcext:value-type="float">
            <text:p>122.8</text:p>
          </table:table-cell>
          <table:table-cell office:value-type="float" office:value="24.53" calcext:value-type="float">
            <text:p>24.53</text:p>
          </table:table-cell>
          <table:table-cell office:value-type="float" office:value="23.33" calcext:value-type="float">
            <text:p>23.33</text:p>
          </table:table-cell>
          <table:table-cell office:value-type="float" office:value="21.32" calcext:value-type="float">
            <text:p>21.32</text:p>
          </table:table-cell>
          <table:table-cell office:value-type="float" office:value="19.23" calcext:value-type="float">
            <text:p>19.23</text:p>
          </table:table-cell>
          <table:table-cell office:value-type="float" office:value="17.06" calcext:value-type="float">
            <text:p>17.06</text:p>
          </table:table-cell>
          <table:table-cell office:value-type="float" office:value="15.32" calcext:value-type="float">
            <text:p>15.32</text:p>
          </table:table-cell>
          <table:table-cell office:value-type="float" office:value="13.87" calcext:value-type="float">
            <text:p>13.87</text:p>
          </table:table-cell>
          <table:table-cell office:value-type="float" office:value="12.55" calcext:value-type="float">
            <text:p>12.55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Ba2SiO4</text:p>
          </table:table-cell>
          <table:table-cell office:value-type="string" calcext:value-type="string">
            <text:p>Si(1)Ba(2)O(4)</text:p>
          </table:table-cell>
          <table:table-cell office:value-type="float" office:value="66.68" calcext:value-type="float">
            <text:p>66.68</text:p>
          </table:table-cell>
          <table:table-cell office:value-type="float" office:value="48.28" calcext:value-type="float">
            <text:p>48.28</text:p>
          </table:table-cell>
          <table:table-cell office:value-type="float" office:value="44.59" calcext:value-type="float">
            <text:p>44.59</text:p>
          </table:table-cell>
          <table:table-cell office:value-type="float" office:value="40.14" calcext:value-type="float">
            <text:p>40.14</text:p>
          </table:table-cell>
          <table:table-cell office:value-type="float" office:value="35.97" calcext:value-type="float">
            <text:p>35.97</text:p>
          </table:table-cell>
          <table:table-cell office:value-type="float" office:value="31.8" calcext:value-type="float">
            <text:p>31.8</text:p>
          </table:table-cell>
          <table:table-cell office:value-type="float" office:value="28.45" calcext:value-type="float">
            <text:p>28.45</text:p>
          </table:table-cell>
          <table:table-cell office:value-type="float" office:value="25.66" calcext:value-type="float">
            <text:p>25.66</text:p>
          </table:table-cell>
          <table:table-cell office:value-type="float" office:value="23.22" calcext:value-type="float">
            <text:p>23.22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BaCl2</text:p>
          </table:table-cell>
          <table:table-cell office:value-type="string" calcext:value-type="string">
            <text:p>Cl(2)Ba(1)</text:p>
          </table:table-cell>
          <table:table-cell office:value-type="float" office:value="500" calcext:value-type="float">
            <text:p>500</text:p>
          </table:table-cell>
          <table:table-cell office:value-type="float" office:value="2.396" calcext:value-type="float">
            <text:p>2.396</text:p>
          </table:table-cell>
          <table:table-cell office:value-type="float" office:value="2.271" calcext:value-type="float">
            <text:p>2.271</text:p>
          </table:table-cell>
          <table:table-cell office:value-type="float" office:value="1.921" calcext:value-type="float">
            <text:p>1.921</text:p>
          </table:table-cell>
          <table:table-cell office:value-type="float" office:value="1.39" calcext:value-type="float">
            <text:p>1.39</text:p>
          </table:table-cell>
          <table:table-cell office:value-type="float" office:value="0.6156" calcext:value-type="float">
            <text:p>0.6156</text:p>
          </table:table-cell>
          <table:table-cell office:value-type="float" office:value="-0.2644" calcext:value-type="float">
            <text:p>-0.2644</text:p>
          </table:table-cell>
          <table:table-cell office:value-type="float" office:value="-1.271" calcext:value-type="float">
            <text:p>-1.271</text:p>
          </table:table-cell>
          <table:table-cell office:value-type="float" office:value="-2.516" calcext:value-type="float">
            <text:p>-2.516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BaCl2.2H2O</text:p>
          </table:table-cell>
          <table:table-cell office:value-type="string" calcext:value-type="string">
            <text:p>Cl(2)Ba(1)O(2)H(4)</text:p>
          </table:table-cell>
          <table:table-cell office:value-type="float" office:value="81.86" calcext:value-type="float">
            <text:p>81.86</text:p>
          </table:table-cell>
          <table:table-cell office:value-type="float" office:value="-0.0906" calcext:value-type="float">
            <text:p>-0.0906</text:p>
          </table:table-cell>
          <table:table-cell office:value-type="float" office:value="0.2459" calcext:value-type="float">
            <text:p>0.2459</text:p>
          </table:table-cell>
          <table:table-cell office:value-type="float" office:value="0.4618" calcext:value-type="float">
            <text:p>0.4618</text:p>
          </table:table-cell>
          <table:table-cell office:value-type="float" office:value="0.4901" calcext:value-type="float">
            <text:p>0.4901</text:p>
          </table:table-cell>
          <table:table-cell office:value-type="float" office:value="0.298" calcext:value-type="float">
            <text:p>0.298</text:p>
          </table:table-cell>
          <table:table-cell office:value-type="float" office:value="-0.1072" calcext:value-type="float">
            <text:p>-0.1072</text:p>
          </table:table-cell>
          <table:table-cell office:value-type="float" office:value="-0.7465" calcext:value-type="float">
            <text:p>-0.7465</text:p>
          </table:table-cell>
          <table:table-cell office:value-type="float" office:value="-1.739" calcext:value-type="float">
            <text:p>-1.739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BaCl2.H2O</text:p>
          </table:table-cell>
          <table:table-cell office:value-type="string" calcext:value-type="string">
            <text:p>Cl(2)Ba(1)O(1)H(2)</text:p>
          </table:table-cell>
          <table:table-cell office:value-type="float" office:value="72.08" calcext:value-type="float">
            <text:p>72.08</text:p>
          </table:table-cell>
          <table:table-cell office:value-type="float" office:value="0.7359" calcext:value-type="float">
            <text:p>0.7359</text:p>
          </table:table-cell>
          <table:table-cell office:value-type="float" office:value="0.8606" calcext:value-type="float">
            <text:p>0.8606</text:p>
          </table:table-cell>
          <table:table-cell office:value-type="float" office:value="0.816" calcext:value-type="float">
            <text:p>0.816</text:p>
          </table:table-cell>
          <table:table-cell office:value-type="float" office:value="0.5867" calcext:value-type="float">
            <text:p>0.5867</text:p>
          </table:table-cell>
          <table:table-cell office:value-type="float" office:value="0.1178" calcext:value-type="float">
            <text:p>0.1178</text:p>
          </table:table-cell>
          <table:table-cell office:value-type="float" office:value="-0.5269" calcext:value-type="float">
            <text:p>-0.5269</text:p>
          </table:table-cell>
          <table:table-cell office:value-type="float" office:value="-1.377" calcext:value-type="float">
            <text:p>-1.377</text:p>
          </table:table-cell>
          <table:table-cell office:value-type="float" office:value="-2.56" calcext:value-type="float">
            <text:p>-2.56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BaCrO4</text:p>
          </table:table-cell>
          <table:table-cell office:value-type="string" calcext:value-type="string">
            <text:p>Cr(1)Ba(1)O(4)</text:p>
          </table:table-cell>
          <table:table-cell office:value-type="float" office:value="56.32" calcext:value-type="float">
            <text:p>56.32</text:p>
          </table:table-cell>
          <table:table-cell office:value-type="float" office:value="-10.42" calcext:value-type="float">
            <text:p>-10.42</text:p>
          </table:table-cell>
          <table:table-cell office:value-type="float" office:value="-9.932" calcext:value-type="float">
            <text:p>-9.932</text:p>
          </table:table-cell>
          <table:table-cell office:value-type="float" office:value="-9.537" calcext:value-type="float">
            <text:p>-9.537</text:p>
          </table:table-cell>
          <table:table-cell office:value-type="float" office:value="-9.33" calcext:value-type="float">
            <text:p>-9.33</text:p>
          </table:table-cell>
          <table:table-cell office:value-type="float" office:value="-9.325" calcext:value-type="float">
            <text:p>-9.325</text:p>
          </table:table-cell>
          <table:table-cell office:value-type="float" office:value="-9.556" calcext:value-type="float">
            <text:p>-9.556</text:p>
          </table:table-cell>
          <table:table-cell table:number-columns-repeated="2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BaHPO4</text:p>
          </table:table-cell>
          <table:table-cell office:value-type="string" calcext:value-type="string">
            <text:p>P(1)Ba(1)O(4)H(1)</text:p>
          </table:table-cell>
          <table:table-cell office:value-type="float" office:value="56.02" calcext:value-type="float">
            <text:p>56.02</text:p>
          </table:table-cell>
          <table:table-cell office:value-type="float" office:value="500" calcext:value-type="float">
            <text:p>500</text:p>
          </table:table-cell>
          <table:table-cell office:value-type="float" office:value="-7.4" calcext:value-type="float">
            <text:p>-7.4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BaMnO4</text:p>
          </table:table-cell>
          <table:table-cell office:value-type="string" calcext:value-type="string">
            <text:p>Mn(1)Ba(1)O(4)</text:p>
          </table:table-cell>
          <table:table-cell office:value-type="float" office:value="52.84" calcext:value-type="float">
            <text:p>52.84</text:p>
          </table:table-cell>
          <table:table-cell office:value-type="float" office:value="500" calcext:value-type="float">
            <text:p>500</text:p>
          </table:table-cell>
          <table:table-cell office:value-type="float" office:value="22.32" calcext:value-type="float">
            <text:p>22.32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BaO</text:p>
          </table:table-cell>
          <table:table-cell office:value-type="string" calcext:value-type="string">
            <text:p>Ba(1)O(1)</text:p>
          </table:table-cell>
          <table:table-cell office:value-type="float" office:value="25.59" calcext:value-type="float">
            <text:p>25.59</text:p>
          </table:table-cell>
          <table:table-cell office:value-type="float" office:value="52.13" calcext:value-type="float">
            <text:p>52.13</text:p>
          </table:table-cell>
          <table:table-cell office:value-type="float" office:value="47.8" calcext:value-type="float">
            <text:p>47.8</text:p>
          </table:table-cell>
          <table:table-cell office:value-type="float" office:value="42.83" calcext:value-type="float">
            <text:p>42.83</text:p>
          </table:table-cell>
          <table:table-cell office:value-type="float" office:value="38.27" calcext:value-type="float">
            <text:p>38.27</text:p>
          </table:table-cell>
          <table:table-cell office:value-type="float" office:value="33.77" calcext:value-type="float">
            <text:p>33.77</text:p>
          </table:table-cell>
          <table:table-cell office:value-type="float" office:value="30.19" calcext:value-type="float">
            <text:p>30.19</text:p>
          </table:table-cell>
          <table:table-cell office:value-type="float" office:value="27.26" calcext:value-type="float">
            <text:p>27.26</text:p>
          </table:table-cell>
          <table:table-cell office:value-type="float" office:value="24.77" calcext:value-type="float">
            <text:p>24.77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BaSiF6</text:p>
          </table:table-cell>
          <table:table-cell office:value-type="string" calcext:value-type="string">
            <text:p>Si(1)F(6)Ba(1)</text:p>
          </table:table-cell>
          <table:table-cell office:value-type="float" office:value="63.11" calcext:value-type="float">
            <text:p>63.11</text:p>
          </table:table-cell>
          <table:table-cell office:value-type="float" office:value="-34.01" calcext:value-type="float">
            <text:p>-34.01</text:p>
          </table:table-cell>
          <table:table-cell office:value-type="float" office:value="-32.18" calcext:value-type="float">
            <text:p>-32.18</text:p>
          </table:table-cell>
          <table:table-cell office:value-type="float" office:value="-30.74" calcext:value-type="float">
            <text:p>-30.74</text:p>
          </table:table-cell>
          <table:table-cell office:value-type="float" office:value="-29.95" calcext:value-type="float">
            <text:p>-29.95</text:p>
          </table:table-cell>
          <table:table-cell office:value-type="float" office:value="-29.79" calcext:value-type="float">
            <text:p>-29.79</text:p>
          </table:table-cell>
          <table:table-cell office:value-type="float" office:value="-30.34" calcext:value-type="float">
            <text:p>-30.34</text:p>
          </table:table-cell>
          <table:table-cell table:number-columns-repeated="2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Barite</text:p>
          </table:table-cell>
          <table:table-cell office:value-type="string" calcext:value-type="string">
            <text:p>S(1)Ba(1)O(4)</text:p>
          </table:table-cell>
          <table:table-cell office:value-type="float" office:value="52.1" calcext:value-type="float">
            <text:p>52.1</text:p>
          </table:table-cell>
          <table:table-cell office:value-type="float" office:value="-10.49" calcext:value-type="float">
            <text:p>-10.49</text:p>
          </table:table-cell>
          <table:table-cell office:value-type="float" office:value="-9.971" calcext:value-type="float">
            <text:p>-9.971</text:p>
          </table:table-cell>
          <table:table-cell office:value-type="float" office:value="-9.612" calcext:value-type="float">
            <text:p>-9.612</text:p>
          </table:table-cell>
          <table:table-cell office:value-type="float" office:value="-9.511" calcext:value-type="float">
            <text:p>-9.511</text:p>
          </table:table-cell>
          <table:table-cell office:value-type="float" office:value="-9.696" calcext:value-type="float">
            <text:p>-9.696</text:p>
          </table:table-cell>
          <table:table-cell office:value-type="float" office:value="-10.16" calcext:value-type="float">
            <text:p>-10.16</text:p>
          </table:table-cell>
          <table:table-cell office:value-type="float" office:value="-10.9" calcext:value-type="float">
            <text:p>-10.9</text:p>
          </table:table-cell>
          <table:table-cell office:value-type="float" office:value="-12.03" calcext:value-type="float">
            <text:p>-12.03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Barytocalcite</text:p>
          </table:table-cell>
          <table:table-cell office:value-type="string" calcext:value-type="string">
            <text:p>Ca(1)C(2)Ba(1)O(6)</text:p>
          </table:table-cell>
          <table:table-cell office:value-type="float" office:value="81.46" calcext:value-type="float">
            <text:p>81.46</text:p>
          </table:table-cell>
          <table:table-cell office:value-type="float" office:value="500" calcext:value-type="float">
            <text:p>500</text:p>
          </table:table-cell>
          <table:table-cell office:value-type="float" office:value="2.742" calcext:value-type="float">
            <text:p>2.742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Bassanite</text:p>
          </table:table-cell>
          <table:table-cell office:value-type="string" calcext:value-type="string">
            <text:p>Ca(1)S(1)O(4.5)H(1)</text:p>
          </table:table-cell>
          <table:table-cell office:value-type="float" office:value="52.31" calcext:value-type="float">
            <text:p>52.31</text:p>
          </table:table-cell>
          <table:table-cell office:value-type="float" office:value="-3.45" calcext:value-type="float">
            <text:p>-3.45</text:p>
          </table:table-cell>
          <table:table-cell office:value-type="float" office:value="-3.662" calcext:value-type="float">
            <text:p>-3.662</text:p>
          </table:table-cell>
          <table:table-cell office:value-type="float" office:value="-4.115" calcext:value-type="float">
            <text:p>-4.115</text:p>
          </table:table-cell>
          <table:table-cell office:value-type="float" office:value="-4.733" calcext:value-type="float">
            <text:p>-4.733</text:p>
          </table:table-cell>
          <table:table-cell office:value-type="float" office:value="-5.604" calcext:value-type="float">
            <text:p>-5.604</text:p>
          </table:table-cell>
          <table:table-cell office:value-type="float" office:value="-6.592" calcext:value-type="float">
            <text:p>-6.592</text:p>
          </table:table-cell>
          <table:table-cell office:value-type="float" office:value="-7.752" calcext:value-type="float">
            <text:p>-7.752</text:p>
          </table:table-cell>
          <table:table-cell office:value-type="float" office:value="-9.228" calcext:value-type="float">
            <text:p>-9.228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Beidellite-Ca</text:p>
          </table:table-cell>
          <table:table-cell office:value-type="string" calcext:value-type="string">
            <text:p>Si(3.67)Al(2.33)Ca(0.165)O(12)H(2)</text:p>
          </table:table-cell>
          <table:table-cell office:value-type="float" office:value="129.5" calcext:value-type="float">
            <text:p>129.5</text:p>
          </table:table-cell>
          <table:table-cell office:value-type="float" office:value="7.783" calcext:value-type="float">
            <text:p>7.783</text:p>
          </table:table-cell>
          <table:table-cell office:value-type="float" office:value="5.591" calcext:value-type="float">
            <text:p>5.591</text:p>
          </table:table-cell>
          <table:table-cell office:value-type="float" office:value="2.275" calcext:value-type="float">
            <text:p>2.275</text:p>
          </table:table-cell>
          <table:table-cell office:value-type="float" office:value="-1.115" calcext:value-type="float">
            <text:p>-1.115</text:p>
          </table:table-cell>
          <table:table-cell office:value-type="float" office:value="-4.668" calcext:value-type="float">
            <text:p>-4.668</text:p>
          </table:table-cell>
          <table:table-cell office:value-type="float" office:value="-7.66" calcext:value-type="float">
            <text:p>-7.66</text:p>
          </table:table-cell>
          <table:table-cell office:value-type="float" office:value="-10.33" calcext:value-type="float">
            <text:p>-10.33</text:p>
          </table:table-cell>
          <table:table-cell office:value-type="float" office:value="-12.87" calcext:value-type="float">
            <text:p>-12.87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Beidellite-H</text:p>
          </table:table-cell>
          <table:table-cell office:value-type="string" calcext:value-type="string">
            <text:p>Si(3.67)Al(2.33)O(12)H(2.33)</text:p>
          </table:table-cell>
          <table:table-cell office:value-type="float" office:value="130.7" calcext:value-type="float">
            <text:p>130.7</text:p>
          </table:table-cell>
          <table:table-cell office:value-type="float" office:value="6.702" calcext:value-type="float">
            <text:p>6.702</text:p>
          </table:table-cell>
          <table:table-cell office:value-type="float" office:value="4.633" calcext:value-type="float">
            <text:p>4.633</text:p>
          </table:table-cell>
          <table:table-cell office:value-type="float" office:value="1.462" calcext:value-type="float">
            <text:p>1.462</text:p>
          </table:table-cell>
          <table:table-cell office:value-type="float" office:value="-1.793" calcext:value-type="float">
            <text:p>-1.793</text:p>
          </table:table-cell>
          <table:table-cell office:value-type="float" office:value="-5.208" calcext:value-type="float">
            <text:p>-5.208</text:p>
          </table:table-cell>
          <table:table-cell office:value-type="float" office:value="-8.083" calcext:value-type="float">
            <text:p>-8.083</text:p>
          </table:table-cell>
          <table:table-cell office:value-type="float" office:value="-10.64" calcext:value-type="float">
            <text:p>-10.64</text:p>
          </table:table-cell>
          <table:table-cell office:value-type="float" office:value="-13.09" calcext:value-type="float">
            <text:p>-13.09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Beidellite-K</text:p>
          </table:table-cell>
          <table:table-cell office:value-type="string" calcext:value-type="string">
            <text:p>Si(3.67)Al(2.33)K(0.33)O(12)H(2)</text:p>
          </table:table-cell>
          <table:table-cell office:value-type="float" office:value="133.7" calcext:value-type="float">
            <text:p>133.7</text:p>
          </table:table-cell>
          <table:table-cell office:value-type="float" office:value="7.315" calcext:value-type="float">
            <text:p>7.315</text:p>
          </table:table-cell>
          <table:table-cell office:value-type="float" office:value="5.309" calcext:value-type="float">
            <text:p>5.309</text:p>
          </table:table-cell>
          <table:table-cell office:value-type="float" office:value="2.206" calcext:value-type="float">
            <text:p>2.206</text:p>
          </table:table-cell>
          <table:table-cell office:value-type="float" office:value="-0.9869" calcext:value-type="float">
            <text:p>-0.9869</text:p>
          </table:table-cell>
          <table:table-cell office:value-type="float" office:value="-4.343" calcext:value-type="float">
            <text:p>-4.343</text:p>
          </table:table-cell>
          <table:table-cell office:value-type="float" office:value="-7.173" calcext:value-type="float">
            <text:p>-7.173</text:p>
          </table:table-cell>
          <table:table-cell office:value-type="float" office:value="-9.702" calcext:value-type="float">
            <text:p>-9.702</text:p>
          </table:table-cell>
          <table:table-cell office:value-type="float" office:value="-12.13" calcext:value-type="float">
            <text:p>-12.13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Beidellite-Mg</text:p>
          </table:table-cell>
          <table:table-cell office:value-type="string" calcext:value-type="string">
            <text:p>Si(3.67)Al(2.33)Mg(0.165)O(12)H(2)</text:p>
          </table:table-cell>
          <table:table-cell office:value-type="float" office:value="123.2" calcext:value-type="float">
            <text:p>123.2</text:p>
          </table:table-cell>
          <table:table-cell office:value-type="float" office:value="7.795" calcext:value-type="float">
            <text:p>7.795</text:p>
          </table:table-cell>
          <table:table-cell office:value-type="float" office:value="5.554" calcext:value-type="float">
            <text:p>5.554</text:p>
          </table:table-cell>
          <table:table-cell office:value-type="float" office:value="2.182" calcext:value-type="float">
            <text:p>2.182</text:p>
          </table:table-cell>
          <table:table-cell office:value-type="float" office:value="-1.255" calcext:value-type="float">
            <text:p>-1.255</text:p>
          </table:table-cell>
          <table:table-cell office:value-type="float" office:value="-4.851" calcext:value-type="float">
            <text:p>-4.851</text:p>
          </table:table-cell>
          <table:table-cell office:value-type="float" office:value="-7.875" calcext:value-type="float">
            <text:p>-7.875</text:p>
          </table:table-cell>
          <table:table-cell office:value-type="float" office:value="-10.57" calcext:value-type="float">
            <text:p>-10.57</text:p>
          </table:table-cell>
          <table:table-cell office:value-type="float" office:value="-13.13" calcext:value-type="float">
            <text:p>-13.13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Beidellite-Na</text:p>
          </table:table-cell>
          <table:table-cell office:value-type="string" calcext:value-type="string">
            <text:p>Si(3.67)Al(2.33)Na(0.33)O(12)H(2)</text:p>
          </table:table-cell>
          <table:table-cell office:value-type="float" office:value="130.5" calcext:value-type="float">
            <text:p>130.5</text:p>
          </table:table-cell>
          <table:table-cell office:value-type="float" office:value="7.736" calcext:value-type="float">
            <text:p>7.736</text:p>
          </table:table-cell>
          <table:table-cell office:value-type="float" office:value="5.647" calcext:value-type="float">
            <text:p>5.647</text:p>
          </table:table-cell>
          <table:table-cell office:value-type="float" office:value="2.456" calcext:value-type="float">
            <text:p>2.456</text:p>
          </table:table-cell>
          <table:table-cell office:value-type="float" office:value="-0.8088" calcext:value-type="float">
            <text:p>-0.8088</text:p>
          </table:table-cell>
          <table:table-cell office:value-type="float" office:value="-4.226" calcext:value-type="float">
            <text:p>-4.226</text:p>
          </table:table-cell>
          <table:table-cell office:value-type="float" office:value="-7.096" calcext:value-type="float">
            <text:p>-7.096</text:p>
          </table:table-cell>
          <table:table-cell office:value-type="float" office:value="-9.652" calcext:value-type="float">
            <text:p>-9.652</text:p>
          </table:table-cell>
          <table:table-cell office:value-type="float" office:value="-12.09" calcext:value-type="float">
            <text:p>-12.09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Berlinite</text:p>
          </table:table-cell>
          <table:table-cell office:value-type="string" calcext:value-type="string">
            <text:p>Al(1)P(1)O(4)</text:p>
          </table:table-cell>
          <table:table-cell office:value-type="float" office:value="500" calcext:value-type="float">
            <text:p>500</text:p>
          </table:table-cell>
          <table:table-cell office:value-type="float" office:value="-5.769" calcext:value-type="float">
            <text:p>-5.769</text:p>
          </table:table-cell>
          <table:table-cell office:value-type="float" office:value="-7.209" calcext:value-type="float">
            <text:p>-7.209</text:p>
          </table:table-cell>
          <table:table-cell office:value-type="float" office:value="-9.123" calcext:value-type="float">
            <text:p>-9.123</text:p>
          </table:table-cell>
          <table:table-cell office:value-type="float" office:value="-11.13" calcext:value-type="float">
            <text:p>-11.13</text:p>
          </table:table-cell>
          <table:table-cell office:value-type="float" office:value="-13.44" calcext:value-type="float">
            <text:p>-13.44</text:p>
          </table:table-cell>
          <table:table-cell office:value-type="float" office:value="-15.62" calcext:value-type="float">
            <text:p>-15.62</text:p>
          </table:table-cell>
          <table:table-cell office:value-type="float" office:value="-17.78" calcext:value-type="float">
            <text:p>-17.78</text:p>
          </table:table-cell>
          <table:table-cell office:value-type="float" office:value="-20.09" calcext:value-type="float">
            <text:p>-20.09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Birnessite</text:p>
          </table:table-cell>
          <table:table-cell office:value-type="string" calcext:value-type="string">
            <text:p>Mn(8)O(19)H(10)</text:p>
          </table:table-cell>
          <table:table-cell office:value-type="float" office:value="251.2" calcext:value-type="float">
            <text:p>251.2</text:p>
          </table:table-cell>
          <table:table-cell office:value-type="float" office:value="500" calcext:value-type="float">
            <text:p>500</text:p>
          </table:table-cell>
          <table:table-cell office:value-type="float" office:value="11.7" calcext:value-type="float">
            <text:p>11.7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Bischofite</text:p>
          </table:table-cell>
          <table:table-cell office:value-type="string" calcext:value-type="string">
            <text:p>Mg(1)Cl(2)O(6)H(12)</text:p>
          </table:table-cell>
          <table:table-cell office:value-type="float" office:value="129.6" calcext:value-type="float">
            <text:p>129.6</text:p>
          </table:table-cell>
          <table:table-cell office:value-type="float" office:value="500" calcext:value-type="float">
            <text:p>500</text:p>
          </table:table-cell>
          <table:table-cell office:value-type="float" office:value="4.392" calcext:value-type="float">
            <text:p>4.392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Bixbyite</text:p>
          </table:table-cell>
          <table:table-cell office:value-type="string" calcext:value-type="string">
            <text:p>Mn(2)O(3)</text:p>
          </table:table-cell>
          <table:table-cell office:value-type="float" office:value="500" calcext:value-type="float">
            <text:p>500</text:p>
          </table:table-cell>
          <table:table-cell office:value-type="float" office:value="8.181" calcext:value-type="float">
            <text:p>8.181</text:p>
          </table:table-cell>
          <table:table-cell office:value-type="float" office:value="7.197" calcext:value-type="float">
            <text:p>7.197</text:p>
          </table:table-cell>
          <table:table-cell office:value-type="float" office:value="6.131" calcext:value-type="float">
            <text:p>6.131</text:p>
          </table:table-cell>
          <table:table-cell office:value-type="float" office:value="5.231" calcext:value-type="float">
            <text:p>5.231</text:p>
          </table:table-cell>
          <table:table-cell office:value-type="float" office:value="4.429" calcext:value-type="float">
            <text:p>4.429</text:p>
          </table:table-cell>
          <table:table-cell office:value-type="float" office:value="3.849" calcext:value-type="float">
            <text:p>3.849</text:p>
          </table:table-cell>
          <table:table-cell office:value-type="float" office:value="3.407" calcext:value-type="float">
            <text:p>3.407</text:p>
          </table:table-cell>
          <table:table-cell office:value-type="float" office:value="3.048" calcext:value-type="float">
            <text:p>3.048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Bloedite</text:p>
          </table:table-cell>
          <table:table-cell office:value-type="string" calcext:value-type="string">
            <text:p>Mg(1)Na(2)S(2)O(12)H(8)</text:p>
          </table:table-cell>
          <table:table-cell office:value-type="float" office:value="150" calcext:value-type="float">
            <text:p>150</text:p>
          </table:table-cell>
          <table:table-cell office:value-type="float" office:value="500" calcext:value-type="float">
            <text:p>500</text:p>
          </table:table-cell>
          <table:table-cell office:value-type="float" office:value="-2.478" calcext:value-type="float">
            <text:p>-2.478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Boehmite</text:p>
          </table:table-cell>
          <table:table-cell office:value-type="string" calcext:value-type="string">
            <text:p>Al(1)O(2)H(1)</text:p>
          </table:table-cell>
          <table:table-cell office:value-type="float" office:value="19.54" calcext:value-type="float">
            <text:p>19.54</text:p>
          </table:table-cell>
          <table:table-cell office:value-type="float" office:value="9.366" calcext:value-type="float">
            <text:p>9.366</text:p>
          </table:table-cell>
          <table:table-cell office:value-type="float" office:value="7.564" calcext:value-type="float">
            <text:p>7.564</text:p>
          </table:table-cell>
          <table:table-cell office:value-type="float" office:value="5.465" calcext:value-type="float">
            <text:p>5.465</text:p>
          </table:table-cell>
          <table:table-cell office:value-type="float" office:value="3.524" calcext:value-type="float">
            <text:p>3.524</text:p>
          </table:table-cell>
          <table:table-cell office:value-type="float" office:value="1.568" calcext:value-type="float">
            <text:p>1.568</text:p>
          </table:table-cell>
          <table:table-cell office:value-type="float" office:value="-0.0516" calcext:value-type="float">
            <text:p>-0.0516</text:p>
          </table:table-cell>
          <table:table-cell office:value-type="float" office:value="-1.47" calcext:value-type="float">
            <text:p>-1.47</text:p>
          </table:table-cell>
          <table:table-cell office:value-type="float" office:value="-2.777" calcext:value-type="float">
            <text:p>-2.777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Borax</text:p>
          </table:table-cell>
          <table:table-cell office:value-type="string" calcext:value-type="string">
            <text:p>Na(2)B(4)O(17)H(20)</text:p>
          </table:table-cell>
          <table:table-cell office:value-type="float" office:value="222.7" calcext:value-type="float">
            <text:p>222.7</text:p>
          </table:table-cell>
          <table:table-cell office:value-type="float" office:value="10.76" calcext:value-type="float">
            <text:p>10.76</text:p>
          </table:table-cell>
          <table:table-cell office:value-type="float" office:value="12.04" calcext:value-type="float">
            <text:p>12.04</text:p>
          </table:table-cell>
          <table:table-cell office:value-type="float" office:value="13.53" calcext:value-type="float">
            <text:p>13.53</text:p>
          </table:table-cell>
          <table:table-cell office:value-type="float" office:value="14.95" calcext:value-type="float">
            <text:p>14.95</text:p>
          </table:table-cell>
          <table:table-cell office:value-type="float" office:value="16.41" calcext:value-type="float">
            <text:p>16.41</text:p>
          </table:table-cell>
          <table:table-cell office:value-type="float" office:value="17.64" calcext:value-type="float">
            <text:p>17.64</text:p>
          </table:table-cell>
          <table:table-cell office:value-type="float" office:value="18.71" calcext:value-type="float">
            <text:p>18.71</text:p>
          </table:table-cell>
          <table:table-cell office:value-type="float" office:value="19.72" calcext:value-type="float">
            <text:p>19.72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Boric_acid</text:p>
          </table:table-cell>
          <table:table-cell office:value-type="string" calcext:value-type="string">
            <text:p>B(1)O(3)H(3)</text:p>
          </table:table-cell>
          <table:table-cell office:value-type="float" office:value="43.09" calcext:value-type="float">
            <text:p>43.09</text:p>
          </table:table-cell>
          <table:table-cell office:value-type="float" office:value="-0.4895" calcext:value-type="float">
            <text:p>-0.4895</text:p>
          </table:table-cell>
          <table:table-cell office:value-type="float" office:value="-0.1583" calcext:value-type="float">
            <text:p>-0.1583</text:p>
          </table:table-cell>
          <table:table-cell office:value-type="float" office:value="0.205" calcext:value-type="float">
            <text:p>0.205</text:p>
          </table:table-cell>
          <table:table-cell office:value-type="float" office:value="0.5197" calcext:value-type="float">
            <text:p>0.5197</text:p>
          </table:table-cell>
          <table:table-cell office:value-type="float" office:value="0.8127" calcext:value-type="float">
            <text:p>0.8127</text:p>
          </table:table-cell>
          <table:table-cell office:value-type="float" office:value="1.033" calcext:value-type="float">
            <text:p>1.033</text:p>
          </table:table-cell>
          <table:table-cell office:value-type="float" office:value="1.211" calcext:value-type="float">
            <text:p>1.211</text:p>
          </table:table-cell>
          <table:table-cell office:value-type="float" office:value="1.375" calcext:value-type="float">
            <text:p>1.375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Brochantite</text:p>
          </table:table-cell>
          <table:table-cell office:value-type="string" calcext:value-type="string">
            <text:p>S(1)Cu(4)O(10)H(6)</text:p>
          </table:table-cell>
          <table:table-cell office:value-type="float" office:value="113.6" calcext:value-type="float">
            <text:p>113.6</text:p>
          </table:table-cell>
          <table:table-cell office:value-type="float" office:value="18.06" calcext:value-type="float">
            <text:p>18.06</text:p>
          </table:table-cell>
          <table:table-cell office:value-type="float" office:value="15.44" calcext:value-type="float">
            <text:p>15.44</text:p>
          </table:table-cell>
          <table:table-cell office:value-type="float" office:value="12.49" calcext:value-type="float">
            <text:p>12.49</text:p>
          </table:table-cell>
          <table:table-cell office:value-type="float" office:value="9.963" calcext:value-type="float">
            <text:p>9.963</text:p>
          </table:table-cell>
          <table:table-cell office:value-type="float" office:value="7.608" calcext:value-type="float">
            <text:p>7.608</text:p>
          </table:table-cell>
          <table:table-cell office:value-type="float" office:value="5.754" calcext:value-type="float">
            <text:p>5.754</text:p>
          </table:table-cell>
          <table:table-cell table:number-columns-repeated="2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Brucite</text:p>
          </table:table-cell>
          <table:table-cell office:value-type="string" calcext:value-type="string">
            <text:p>Mg(1)O(2)H(2)</text:p>
          </table:table-cell>
          <table:table-cell office:value-type="float" office:value="24.63" calcext:value-type="float">
            <text:p>24.63</text:p>
          </table:table-cell>
          <table:table-cell office:value-type="float" office:value="18.09" calcext:value-type="float">
            <text:p>18.09</text:p>
          </table:table-cell>
          <table:table-cell office:value-type="float" office:value="16.3" calcext:value-type="float">
            <text:p>16.3</text:p>
          </table:table-cell>
          <table:table-cell office:value-type="float" office:value="14.27" calcext:value-type="float">
            <text:p>14.27</text:p>
          </table:table-cell>
          <table:table-cell office:value-type="float" office:value="12.45" calcext:value-type="float">
            <text:p>12.45</text:p>
          </table:table-cell>
          <table:table-cell office:value-type="float" office:value="10.7" calcext:value-type="float">
            <text:p>10.7</text:p>
          </table:table-cell>
          <table:table-cell office:value-type="float" office:value="9.323" calcext:value-type="float">
            <text:p>9.323</text:p>
          </table:table-cell>
          <table:table-cell office:value-type="float" office:value="8.19" calcext:value-type="float">
            <text:p>8.19</text:p>
          </table:table-cell>
          <table:table-cell office:value-type="float" office:value="7.201" calcext:value-type="float">
            <text:p>7.201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Brushite</text:p>
          </table:table-cell>
          <table:table-cell office:value-type="string" calcext:value-type="string">
            <text:p>Ca(1)P(1)O(6)H(5)</text:p>
          </table:table-cell>
          <table:table-cell office:value-type="float" office:value="74.63" calcext:value-type="float">
            <text:p>74.63</text:p>
          </table:table-cell>
          <table:table-cell office:value-type="float" office:value="500" calcext:value-type="float">
            <text:p>500</text:p>
          </table:table-cell>
          <table:table-cell office:value-type="float" office:value="6.55" calcext:value-type="float">
            <text:p>6.55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Bunsenite</text:p>
          </table:table-cell>
          <table:table-cell office:value-type="string" calcext:value-type="string">
            <text:p>Ni(1)O(1)</text:p>
          </table:table-cell>
          <table:table-cell office:value-type="float" office:value="10.97" calcext:value-type="float">
            <text:p>10.97</text:p>
          </table:table-cell>
          <table:table-cell office:value-type="float" office:value="14.07" calcext:value-type="float">
            <text:p>14.07</text:p>
          </table:table-cell>
          <table:table-cell office:value-type="float" office:value="12.47" calcext:value-type="float">
            <text:p>12.47</text:p>
          </table:table-cell>
          <table:table-cell office:value-type="float" office:value="10.63" calcext:value-type="float">
            <text:p>10.63</text:p>
          </table:table-cell>
          <table:table-cell office:value-type="float" office:value="8.938" calcext:value-type="float">
            <text:p>8.938</text:p>
          </table:table-cell>
          <table:table-cell office:value-type="float" office:value="7.262" calcext:value-type="float">
            <text:p>7.262</text:p>
          </table:table-cell>
          <table:table-cell office:value-type="float" office:value="5.906" calcext:value-type="float">
            <text:p>5.906</text:p>
          </table:table-cell>
          <table:table-cell office:value-type="float" office:value="4.752" calcext:value-type="float">
            <text:p>4.752</text:p>
          </table:table-cell>
          <table:table-cell office:value-type="float" office:value="3.716" calcext:value-type="float">
            <text:p>3.716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Burkeite</text:p>
          </table:table-cell>
          <table:table-cell office:value-type="string" calcext:value-type="string">
            <text:p>Na(6)C(1)S(2)O(11)</text:p>
          </table:table-cell>
          <table:table-cell office:value-type="float" office:value="151.2" calcext:value-type="float">
            <text:p>151.2</text:p>
          </table:table-cell>
          <table:table-cell office:value-type="float" office:value="500" calcext:value-type="float">
            <text:p>500</text:p>
          </table:table-cell>
          <table:table-cell office:value-type="float" office:value="9.487" calcext:value-type="float">
            <text:p>9.487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(1)</text:p>
          </table:table-cell>
          <table:table-cell office:value-type="float" office:value="5.298" calcext:value-type="float">
            <text:p>5.298</text:p>
          </table:table-cell>
          <table:table-cell office:value-type="float" office:value="70.38" calcext:value-type="float">
            <text:p>70.38</text:p>
          </table:table-cell>
          <table:table-cell office:value-type="float" office:value="64.17" calcext:value-type="float">
            <text:p>64.17</text:p>
          </table:table-cell>
          <table:table-cell office:value-type="float" office:value="56.86" calcext:value-type="float">
            <text:p>56.86</text:p>
          </table:table-cell>
          <table:table-cell office:value-type="float" office:value="49.98" calcext:value-type="float">
            <text:p>49.98</text:p>
          </table:table-cell>
          <table:table-cell office:value-type="float" office:value="42.99" calcext:value-type="float">
            <text:p>42.99</text:p>
          </table:table-cell>
          <table:table-cell office:value-type="float" office:value="37.24" calcext:value-type="float">
            <text:p>37.24</text:p>
          </table:table-cell>
          <table:table-cell office:value-type="float" office:value="32.36" calcext:value-type="float">
            <text:p>32.36</text:p>
          </table:table-cell>
          <table:table-cell office:value-type="float" office:value="28.02" calcext:value-type="float">
            <text:p>28.02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Ca(1)</text:p>
          </table:table-cell>
          <table:table-cell office:value-type="float" office:value="26.19" calcext:value-type="float">
            <text:p>26.19</text:p>
          </table:table-cell>
          <table:table-cell office:value-type="float" office:value="153" calcext:value-type="float">
            <text:p>153</text:p>
          </table:table-cell>
          <table:table-cell office:value-type="float" office:value="139.8" calcext:value-type="float">
            <text:p>139.8</text:p>
          </table:table-cell>
          <table:table-cell office:value-type="float" office:value="124.7" calcext:value-type="float">
            <text:p>124.7</text:p>
          </table:table-cell>
          <table:table-cell office:value-type="float" office:value="110.8" calcext:value-type="float">
            <text:p>110.8</text:p>
          </table:table-cell>
          <table:table-cell office:value-type="float" office:value="97.02" calcext:value-type="float">
            <text:p>97.02</text:p>
          </table:table-cell>
          <table:table-cell office:value-type="float" office:value="86.11" calcext:value-type="float">
            <text:p>86.11</text:p>
          </table:table-cell>
          <table:table-cell office:value-type="float" office:value="77.2" calcext:value-type="float">
            <text:p>77.2</text:p>
          </table:table-cell>
          <table:table-cell office:value-type="float" office:value="69.71" calcext:value-type="float">
            <text:p>69.71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Ca-Al_Pyroxene</text:p>
          </table:table-cell>
          <table:table-cell office:value-type="string" calcext:value-type="string">
            <text:p>Si(1)Al(2)Ca(1)O(6)</text:p>
          </table:table-cell>
          <table:table-cell office:value-type="float" office:value="63.5" calcext:value-type="float">
            <text:p>63.5</text:p>
          </table:table-cell>
          <table:table-cell office:value-type="float" office:value="41.63" calcext:value-type="float">
            <text:p>41.63</text:p>
          </table:table-cell>
          <table:table-cell office:value-type="float" office:value="35.98" calcext:value-type="float">
            <text:p>35.98</text:p>
          </table:table-cell>
          <table:table-cell office:value-type="float" office:value="29.21" calcext:value-type="float">
            <text:p>29.21</text:p>
          </table:table-cell>
          <table:table-cell office:value-type="float" office:value="22.89" calcext:value-type="float">
            <text:p>22.89</text:p>
          </table:table-cell>
          <table:table-cell office:value-type="float" office:value="16.52" calcext:value-type="float">
            <text:p>16.52</text:p>
          </table:table-cell>
          <table:table-cell office:value-type="float" office:value="11.29" calcext:value-type="float">
            <text:p>11.29</text:p>
          </table:table-cell>
          <table:table-cell office:value-type="float" office:value="6.787" calcext:value-type="float">
            <text:p>6.787</text:p>
          </table:table-cell>
          <table:table-cell office:value-type="float" office:value="2.702" calcext:value-type="float">
            <text:p>2.702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Ca2Al2O5.8H2O</text:p>
          </table:table-cell>
          <table:table-cell office:value-type="string" calcext:value-type="string">
            <text:p>Al(2)Ca(2)O(13)H(16)</text:p>
          </table:table-cell>
          <table:table-cell office:value-type="float" office:value="210.7" calcext:value-type="float">
            <text:p>210.7</text:p>
          </table:table-cell>
          <table:table-cell office:value-type="float" office:value="500" calcext:value-type="float">
            <text:p>500</text:p>
          </table:table-cell>
          <table:table-cell office:value-type="float" office:value="59.57" calcext:value-type="float">
            <text:p>59.57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Ca2Cl2(OH)2.H2O</text:p>
          </table:table-cell>
          <table:table-cell office:value-type="string" calcext:value-type="string">
            <text:p>Ca(2)Cl(2)O(3)H(4)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26.29" calcext:value-type="float">
            <text:p>26.29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Ca3(AsO4)2</text:p>
          </table:table-cell>
          <table:table-cell office:value-type="string" calcext:value-type="string">
            <text:p>Ca(3)As(2)O(8)</text:p>
          </table:table-cell>
          <table:table-cell office:value-type="float" office:value="110" calcext:value-type="float">
            <text:p>110</text:p>
          </table:table-cell>
          <table:table-cell office:value-type="float" office:value="20.19" calcext:value-type="float">
            <text:p>20.19</text:p>
          </table:table-cell>
          <table:table-cell office:value-type="float" office:value="17.82" calcext:value-type="float">
            <text:p>17.82</text:p>
          </table:table-cell>
          <table:table-cell office:value-type="float" office:value="15.04" calcext:value-type="float">
            <text:p>15.04</text:p>
          </table:table-cell>
          <table:table-cell office:value-type="float" office:value="12.45" calcext:value-type="float">
            <text:p>12.45</text:p>
          </table:table-cell>
          <table:table-cell office:value-type="float" office:value="9.794" calcext:value-type="float">
            <text:p>9.794</text:p>
          </table:table-cell>
          <table:table-cell office:value-type="float" office:value="7.516" calcext:value-type="float">
            <text:p>7.516</text:p>
          </table:table-cell>
          <table:table-cell table:number-columns-repeated="2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Ca3Al2O6</text:p>
          </table:table-cell>
          <table:table-cell office:value-type="string" calcext:value-type="string">
            <text:p>Al(2)Ca(3)O(6)</text:p>
          </table:table-cell>
          <table:table-cell office:value-type="float" office:value="88.94" calcext:value-type="float">
            <text:p>88.94</text:p>
          </table:table-cell>
          <table:table-cell office:value-type="float" office:value="126.4" calcext:value-type="float">
            <text:p>126.4</text:p>
          </table:table-cell>
          <table:table-cell office:value-type="float" office:value="113" calcext:value-type="float">
            <text:p>113</text:p>
          </table:table-cell>
          <table:table-cell office:value-type="float" office:value="97.74" calcext:value-type="float">
            <text:p>97.74</text:p>
          </table:table-cell>
          <table:table-cell office:value-type="float" office:value="83.85" calcext:value-type="float">
            <text:p>83.85</text:p>
          </table:table-cell>
          <table:table-cell office:value-type="float" office:value="70.21" calcext:value-type="float">
            <text:p>70.21</text:p>
          </table:table-cell>
          <table:table-cell office:value-type="float" office:value="59.37" calcext:value-type="float">
            <text:p>59.37</text:p>
          </table:table-cell>
          <table:table-cell table:number-columns-repeated="2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Ca4Al2Fe2O10</text:p>
          </table:table-cell>
          <table:table-cell office:value-type="string" calcext:value-type="string">
            <text:p>Al(2)Fe(2)Ca(4)O(10)</text:p>
          </table:table-cell>
          <table:table-cell office:value-type="float" office:value="130.3" calcext:value-type="float">
            <text:p>130.3</text:p>
          </table:table-cell>
          <table:table-cell office:value-type="float" office:value="138.7" calcext:value-type="float">
            <text:p>138.7</text:p>
          </table:table-cell>
          <table:table-cell office:value-type="float" office:value="123.5" calcext:value-type="float">
            <text:p>123.5</text:p>
          </table:table-cell>
          <table:table-cell office:value-type="float" office:value="106.2" calcext:value-type="float">
            <text:p>106.2</text:p>
          </table:table-cell>
          <table:table-cell office:value-type="float" office:value="90.69" calcext:value-type="float">
            <text:p>90.69</text:p>
          </table:table-cell>
          <table:table-cell office:value-type="float" office:value="75.58" calcext:value-type="float">
            <text:p>75.58</text:p>
          </table:table-cell>
          <table:table-cell office:value-type="float" office:value="63.67" calcext:value-type="float">
            <text:p>63.67</text:p>
          </table:table-cell>
          <table:table-cell table:number-columns-repeated="2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Ca4Al2O7.13H2O</text:p>
          </table:table-cell>
          <table:table-cell office:value-type="string" calcext:value-type="string">
            <text:p>Al(2)Ca(4)O(20)H(26)</text:p>
          </table:table-cell>
          <table:table-cell office:value-type="float" office:value="269.2" calcext:value-type="float">
            <text:p>269.2</text:p>
          </table:table-cell>
          <table:table-cell office:value-type="float" office:value="500" calcext:value-type="float">
            <text:p>500</text:p>
          </table:table-cell>
          <table:table-cell office:value-type="float" office:value="107.3" calcext:value-type="float">
            <text:p>107.3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Ca4Al2O7.19H2O</text:p>
          </table:table-cell>
          <table:table-cell office:value-type="string" calcext:value-type="string">
            <text:p>Al(2)Ca(4)O(26)H(38)</text:p>
          </table:table-cell>
          <table:table-cell office:value-type="float" office:value="370.9" calcext:value-type="float">
            <text:p>370.9</text:p>
          </table:table-cell>
          <table:table-cell office:value-type="float" office:value="500" calcext:value-type="float">
            <text:p>500</text:p>
          </table:table-cell>
          <table:table-cell office:value-type="float" office:value="103.7" calcext:value-type="float">
            <text:p>103.7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Ca4Cl2(OH)6.13H2O</text:p>
          </table:table-cell>
          <table:table-cell office:value-type="string" calcext:value-type="string">
            <text:p>Ca(4)Cl(2)O(19)H(32)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68.33" calcext:value-type="float">
            <text:p>68.33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CaAl2O4</text:p>
          </table:table-cell>
          <table:table-cell office:value-type="string" calcext:value-type="string">
            <text:p>Al(2)Ca(1)O(4)</text:p>
          </table:table-cell>
          <table:table-cell office:value-type="float" office:value="53.02" calcext:value-type="float">
            <text:p>53.02</text:p>
          </table:table-cell>
          <table:table-cell office:value-type="float" office:value="53.92" calcext:value-type="float">
            <text:p>53.92</text:p>
          </table:table-cell>
          <table:table-cell office:value-type="float" office:value="46.95" calcext:value-type="float">
            <text:p>46.95</text:p>
          </table:table-cell>
          <table:table-cell office:value-type="float" office:value="38.87" calcext:value-type="float">
            <text:p>38.87</text:p>
          </table:table-cell>
          <table:table-cell office:value-type="float" office:value="31.42" calcext:value-type="float">
            <text:p>31.42</text:p>
          </table:table-cell>
          <table:table-cell office:value-type="float" office:value="23.96" calcext:value-type="float">
            <text:p>23.96</text:p>
          </table:table-cell>
          <table:table-cell office:value-type="float" office:value="17.87" calcext:value-type="float">
            <text:p>17.87</text:p>
          </table:table-cell>
          <table:table-cell office:value-type="float" office:value="12.66" calcext:value-type="float">
            <text:p>12.66</text:p>
          </table:table-cell>
          <table:table-cell office:value-type="float" office:value="7.998" calcext:value-type="float">
            <text:p>7.998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CaAl2O4.10H2O</text:p>
          </table:table-cell>
          <table:table-cell office:value-type="string" calcext:value-type="string">
            <text:p>Al(2)Ca(1)O(14)H(20)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37.99" calcext:value-type="float">
            <text:p>37.99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CaAl4O7</text:p>
          </table:table-cell>
          <table:table-cell office:value-type="string" calcext:value-type="string">
            <text:p>Al(4)Ca(1)O(7)</text:p>
          </table:table-cell>
          <table:table-cell office:value-type="float" office:value="89.35" calcext:value-type="float">
            <text:p>89.35</text:p>
          </table:table-cell>
          <table:table-cell office:value-type="float" office:value="80.11" calcext:value-type="float">
            <text:p>80.11</text:p>
          </table:table-cell>
          <table:table-cell office:value-type="float" office:value="68.61" calcext:value-type="float">
            <text:p>68.61</text:p>
          </table:table-cell>
          <table:table-cell office:value-type="float" office:value="55.39" calcext:value-type="float">
            <text:p>55.39</text:p>
          </table:table-cell>
          <table:table-cell office:value-type="float" office:value="43.33" calcext:value-type="float">
            <text:p>43.33</text:p>
          </table:table-cell>
          <table:table-cell office:value-type="float" office:value="31.4" calcext:value-type="float">
            <text:p>31.4</text:p>
          </table:table-cell>
          <table:table-cell office:value-type="float" office:value="21.79" calcext:value-type="float">
            <text:p>21.79</text:p>
          </table:table-cell>
          <table:table-cell table:number-columns-repeated="2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CaSO4.0.5H2O(beta)</text:p>
          </table:table-cell>
          <table:table-cell office:value-type="string" calcext:value-type="string">
            <text:p>Ca(1)S(1)O(4.5)H(1)</text:p>
          </table:table-cell>
          <table:table-cell office:value-type="float" office:value="500" calcext:value-type="float">
            <text:p>500</text:p>
          </table:table-cell>
          <table:table-cell office:value-type="float" office:value="-3.248" calcext:value-type="float">
            <text:p>-3.248</text:p>
          </table:table-cell>
          <table:table-cell office:value-type="float" office:value="-3.493" calcext:value-type="float">
            <text:p>-3.493</text:p>
          </table:table-cell>
          <table:table-cell office:value-type="float" office:value="-3.985" calcext:value-type="float">
            <text:p>-3.985</text:p>
          </table:table-cell>
          <table:table-cell office:value-type="float" office:value="-4.638" calcext:value-type="float">
            <text:p>-4.638</text:p>
          </table:table-cell>
          <table:table-cell office:value-type="float" office:value="-5.523" calcext:value-type="float">
            <text:p>-5.523</text:p>
          </table:table-cell>
          <table:table-cell office:value-type="float" office:value="-6.487" calcext:value-type="float">
            <text:p>-6.487</text:p>
          </table:table-cell>
          <table:table-cell office:value-type="float" office:value="-7.568" calcext:value-type="float">
            <text:p>-7.568</text:p>
          </table:table-cell>
          <table:table-cell office:value-type="float" office:value="-8.889" calcext:value-type="float">
            <text:p>-8.889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Calcite</text:p>
          </table:table-cell>
          <table:table-cell office:value-type="string" calcext:value-type="string">
            <text:p>Ca(1)C(1)O(3)</text:p>
          </table:table-cell>
          <table:table-cell office:value-type="float" office:value="36.93" calcext:value-type="float">
            <text:p>36.93</text:p>
          </table:table-cell>
          <table:table-cell office:value-type="float" office:value="2.226" calcext:value-type="float">
            <text:p>2.226</text:p>
          </table:table-cell>
          <table:table-cell office:value-type="float" office:value="1.849" calcext:value-type="float">
            <text:p>1.849</text:p>
          </table:table-cell>
          <table:table-cell office:value-type="float" office:value="1.333" calcext:value-type="float">
            <text:p>1.333</text:p>
          </table:table-cell>
          <table:table-cell office:value-type="float" office:value="0.7743" calcext:value-type="float">
            <text:p>0.7743</text:p>
          </table:table-cell>
          <table:table-cell office:value-type="float" office:value="0.0999" calcext:value-type="float">
            <text:p>0.0999</text:p>
          </table:table-cell>
          <table:table-cell office:value-type="float" office:value="-0.5838" calcext:value-type="float">
            <text:p>-0.5838</text:p>
          </table:table-cell>
          <table:table-cell office:value-type="float" office:value="-1.326" calcext:value-type="float">
            <text:p>-1.326</text:p>
          </table:table-cell>
          <table:table-cell office:value-type="float" office:value="-2.215" calcext:value-type="float">
            <text:p>-2.215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CalciteTang</text:p>
          </table:table-cell>
          <table:table-cell office:value-type="string" calcext:value-type="string">
            <text:p>Ca(1)C(1)O(3)</text:p>
          </table:table-cell>
          <table:table-cell office:value-type="float" office:value="36.93" calcext:value-type="float">
            <text:p>36.93</text:p>
          </table:table-cell>
          <table:table-cell office:value-type="float" office:value="2.226" calcext:value-type="float">
            <text:p>2.226</text:p>
          </table:table-cell>
          <table:table-cell office:value-type="float" office:value="1.849" calcext:value-type="float">
            <text:p>1.849</text:p>
          </table:table-cell>
          <table:table-cell office:value-type="float" office:value="1.333" calcext:value-type="float">
            <text:p>1.333</text:p>
          </table:table-cell>
          <table:table-cell office:value-type="float" office:value="0.7743" calcext:value-type="float">
            <text:p>0.7743</text:p>
          </table:table-cell>
          <table:table-cell office:value-type="float" office:value="0.0999" calcext:value-type="float">
            <text:p>0.0999</text:p>
          </table:table-cell>
          <table:table-cell office:value-type="float" office:value="-0.5838" calcext:value-type="float">
            <text:p>-0.5838</text:p>
          </table:table-cell>
          <table:table-cell office:value-type="float" office:value="-1.326" calcext:value-type="float">
            <text:p>-1.326</text:p>
          </table:table-cell>
          <table:table-cell office:value-type="float" office:value="-2.215" calcext:value-type="float">
            <text:p>-2.215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Vaterite</text:p>
          </table:table-cell>
          <table:table-cell office:value-type="string" calcext:value-type="string">
            <text:p>Ca(1)C(1)O(3)</text:p>
          </table:table-cell>
          <table:table-cell office:value-type="float" office:value="36.93" calcext:value-type="float">
            <text:p>36.93</text:p>
          </table:table-cell>
          <table:table-cell office:value-type="float" office:value="500" calcext:value-type="float">
            <text:p>500</text:p>
          </table:table-cell>
          <table:table-cell office:value-type="float" office:value="2.402" calcext:value-type="float">
            <text:p>2.402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Carnallite</text:p>
          </table:table-cell>
          <table:table-cell office:value-type="string" calcext:value-type="string">
            <text:p>Mg(1)K(1)Cl(3)O(6)H(12)</text:p>
          </table:table-cell>
          <table:table-cell office:value-type="float" office:value="172.6" calcext:value-type="float">
            <text:p>172.6</text:p>
          </table:table-cell>
          <table:table-cell office:value-type="float" office:value="500" calcext:value-type="float">
            <text:p>500</text:p>
          </table:table-cell>
          <table:table-cell office:value-type="float" office:value="4.272" calcext:value-type="float">
            <text:p>4.272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Celadonite</text:p>
          </table:table-cell>
          <table:table-cell office:value-type="string" calcext:value-type="string">
            <text:p>Si(4)Al(1)Mg(1)K(1)O(12)H(2)</text:p>
          </table:table-cell>
          <table:table-cell office:value-type="float" office:value="157.1" calcext:value-type="float">
            <text:p>157.1</text:p>
          </table:table-cell>
          <table:table-cell office:value-type="float" office:value="8.238" calcext:value-type="float">
            <text:p>8.238</text:p>
          </table:table-cell>
          <table:table-cell office:value-type="float" office:value="7.457" calcext:value-type="float">
            <text:p>7.457</text:p>
          </table:table-cell>
          <table:table-cell office:value-type="float" office:value="5.785" calcext:value-type="float">
            <text:p>5.785</text:p>
          </table:table-cell>
          <table:table-cell office:value-type="float" office:value="3.97" calcext:value-type="float">
            <text:p>3.97</text:p>
          </table:table-cell>
          <table:table-cell office:value-type="float" office:value="2.098" calcext:value-type="float">
            <text:p>2.098</text:p>
          </table:table-cell>
          <table:table-cell office:value-type="float" office:value="0.5886" calcext:value-type="float">
            <text:p>0.5886</text:p>
          </table:table-cell>
          <table:table-cell office:value-type="float" office:value="-0.7139" calcext:value-type="float">
            <text:p>-0.7139</text:p>
          </table:table-cell>
          <table:table-cell office:value-type="float" office:value="-1.972" calcext:value-type="float">
            <text:p>-1.972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Celestite</text:p>
          </table:table-cell>
          <table:table-cell office:value-type="string" calcext:value-type="string">
            <text:p>S(1)Sr(1)O(4)</text:p>
          </table:table-cell>
          <table:table-cell office:value-type="float" office:value="46.25" calcext:value-type="float">
            <text:p>46.25</text:p>
          </table:table-cell>
          <table:table-cell office:value-type="float" office:value="-5.675" calcext:value-type="float">
            <text:p>-5.675</text:p>
          </table:table-cell>
          <table:table-cell office:value-type="float" office:value="-5.677" calcext:value-type="float">
            <text:p>-5.677</text:p>
          </table:table-cell>
          <table:table-cell office:value-type="float" office:value="-5.91" calcext:value-type="float">
            <text:p>-5.91</text:p>
          </table:table-cell>
          <table:table-cell office:value-type="float" office:value="-6.339" calcext:value-type="float">
            <text:p>-6.339</text:p>
          </table:table-cell>
          <table:table-cell office:value-type="float" office:value="-7.031" calcext:value-type="float">
            <text:p>-7.031</text:p>
          </table:table-cell>
          <table:table-cell office:value-type="float" office:value="-7.878" calcext:value-type="float">
            <text:p>-7.878</text:p>
          </table:table-cell>
          <table:table-cell office:value-type="float" office:value="-8.92" calcext:value-type="float">
            <text:p>-8.92</text:p>
          </table:table-cell>
          <table:table-cell office:value-type="float" office:value="-10.29" calcext:value-type="float">
            <text:p>-10.29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Cerussite</text:p>
          </table:table-cell>
          <table:table-cell office:value-type="string" calcext:value-type="string">
            <text:p>C(1)Pb(1)O(3)</text:p>
          </table:table-cell>
          <table:table-cell office:value-type="float" office:value="40.59" calcext:value-type="float">
            <text:p>40.59</text:p>
          </table:table-cell>
          <table:table-cell office:value-type="float" office:value="-3.473" calcext:value-type="float">
            <text:p>-3.473</text:p>
          </table:table-cell>
          <table:table-cell office:value-type="float" office:value="-3.209" calcext:value-type="float">
            <text:p>-3.209</text:p>
          </table:table-cell>
          <table:table-cell office:value-type="float" office:value="-3.003" calcext:value-type="float">
            <text:p>-3.003</text:p>
          </table:table-cell>
          <table:table-cell office:value-type="float" office:value="-2.909" calcext:value-type="float">
            <text:p>-2.909</text:p>
          </table:table-cell>
          <table:table-cell office:value-type="float" office:value="-2.942" calcext:value-type="float">
            <text:p>-2.942</text:p>
          </table:table-cell>
          <table:table-cell office:value-type="float" office:value="-3.116" calcext:value-type="float">
            <text:p>-3.116</text:p>
          </table:table-cell>
          <table:table-cell office:value-type="float" office:value="-3.441" calcext:value-type="float">
            <text:p>-3.441</text:p>
          </table:table-cell>
          <table:table-cell office:value-type="float" office:value="-3.98" calcext:value-type="float">
            <text:p>-3.98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Chalcanthite</text:p>
          </table:table-cell>
          <table:table-cell office:value-type="string" calcext:value-type="string">
            <text:p>S(1)Cu(1)O(9)H(10)</text:p>
          </table:table-cell>
          <table:table-cell office:value-type="float" office:value="109" calcext:value-type="float">
            <text:p>109</text:p>
          </table:table-cell>
          <table:table-cell office:value-type="float" office:value="-2.715" calcext:value-type="float">
            <text:p>-2.715</text:p>
          </table:table-cell>
          <table:table-cell office:value-type="float" office:value="-2.622" calcext:value-type="float">
            <text:p>-2.622</text:p>
          </table:table-cell>
          <table:table-cell office:value-type="float" office:value="-2.462" calcext:value-type="float">
            <text:p>-2.462</text:p>
          </table:table-cell>
          <table:table-cell office:value-type="float" office:value="-2.209" calcext:value-type="float">
            <text:p>-2.209</text:p>
          </table:table-cell>
          <table:table-cell office:value-type="float" office:value="-1.853" calcext:value-type="float">
            <text:p>-1.853</text:p>
          </table:table-cell>
          <table:table-cell office:value-type="float" office:value="-1.538" calcext:value-type="float">
            <text:p>-1.538</text:p>
          </table:table-cell>
          <table:table-cell table:number-columns-repeated="2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Chalcedony</text:p>
          </table:table-cell>
          <table:table-cell office:value-type="string" calcext:value-type="string">
            <text:p>Si(1)O(2)</text:p>
          </table:table-cell>
          <table:table-cell office:value-type="float" office:value="22.69" calcext:value-type="float">
            <text:p>22.69</text:p>
          </table:table-cell>
          <table:table-cell office:value-type="float" office:value="-4.336" calcext:value-type="float">
            <text:p>-4.336</text:p>
          </table:table-cell>
          <table:table-cell office:value-type="float" office:value="-3.728" calcext:value-type="float">
            <text:p>-3.728</text:p>
          </table:table-cell>
          <table:table-cell office:value-type="float" office:value="-3.231" calcext:value-type="float">
            <text:p>-3.231</text:p>
          </table:table-cell>
          <table:table-cell office:value-type="float" office:value="-2.861" calcext:value-type="float">
            <text:p>-2.861</text:p>
          </table:table-cell>
          <table:table-cell office:value-type="float" office:value="-2.528" calcext:value-type="float">
            <text:p>-2.528</text:p>
          </table:table-cell>
          <table:table-cell office:value-type="float" office:value="-2.267" calcext:value-type="float">
            <text:p>-2.267</text:p>
          </table:table-cell>
          <table:table-cell office:value-type="float" office:value="-2.051" calcext:value-type="float">
            <text:p>-2.051</text:p>
          </table:table-cell>
          <table:table-cell office:value-type="float" office:value="-1.876" calcext:value-type="float">
            <text:p>-1.876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Chalcocyanite</text:p>
          </table:table-cell>
          <table:table-cell office:value-type="string" calcext:value-type="string">
            <text:p>S(1)Cu(1)O(4)</text:p>
          </table:table-cell>
          <table:table-cell office:value-type="float" office:value="40.88" calcext:value-type="float">
            <text:p>40.88</text:p>
          </table:table-cell>
          <table:table-cell office:value-type="float" office:value="4.017" calcext:value-type="float">
            <text:p>4.017</text:p>
          </table:table-cell>
          <table:table-cell office:value-type="float" office:value="2.924" calcext:value-type="float">
            <text:p>2.924</text:p>
          </table:table-cell>
          <table:table-cell office:value-type="float" office:value="1.515" calcext:value-type="float">
            <text:p>1.515</text:p>
          </table:table-cell>
          <table:table-cell office:value-type="float" office:value="0.0976" calcext:value-type="float">
            <text:p>0.0976</text:p>
          </table:table-cell>
          <table:table-cell office:value-type="float" office:value="-1.469" calcext:value-type="float">
            <text:p>-1.469</text:p>
          </table:table-cell>
          <table:table-cell office:value-type="float" office:value="-2.921" calcext:value-type="float">
            <text:p>-2.921</text:p>
          </table:table-cell>
          <table:table-cell table:number-columns-repeated="2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Chamosite-7A</text:p>
          </table:table-cell>
          <table:table-cell office:value-type="string" calcext:value-type="string">
            <text:p>Si(1)Al(2)Fe(2)O(9)H(4)</text:p>
          </table:table-cell>
          <table:table-cell office:value-type="float" office:value="106.2" calcext:value-type="float">
            <text:p>106.2</text:p>
          </table:table-cell>
          <table:table-cell office:value-type="float" office:value="38.55" calcext:value-type="float">
            <text:p>38.55</text:p>
          </table:table-cell>
          <table:table-cell office:value-type="float" office:value="32.84" calcext:value-type="float">
            <text:p>32.84</text:p>
          </table:table-cell>
          <table:table-cell office:value-type="float" office:value="26.04" calcext:value-type="float">
            <text:p>26.04</text:p>
          </table:table-cell>
          <table:table-cell office:value-type="float" office:value="19.74" calcext:value-type="float">
            <text:p>19.74</text:p>
          </table:table-cell>
          <table:table-cell office:value-type="float" office:value="13.42" calcext:value-type="float">
            <text:p>13.42</text:p>
          </table:table-cell>
          <table:table-cell office:value-type="float" office:value="8.247" calcext:value-type="float">
            <text:p>8.247</text:p>
          </table:table-cell>
          <table:table-cell office:value-type="float" office:value="3.769" calcext:value-type="float">
            <text:p>3.769</text:p>
          </table:table-cell>
          <table:table-cell office:value-type="float" office:value="-0.3464" calcext:value-type="float">
            <text:p>-0.3464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Chloromagnesite</text:p>
          </table:table-cell>
          <table:table-cell office:value-type="string" calcext:value-type="string">
            <text:p>Mg(1)Cl(2)</text:p>
          </table:table-cell>
          <table:table-cell office:value-type="float" office:value="500" calcext:value-type="float">
            <text:p>500</text:p>
          </table:table-cell>
          <table:table-cell office:value-type="float" office:value="24.33" calcext:value-type="float">
            <text:p>24.33</text:p>
          </table:table-cell>
          <table:table-cell office:value-type="float" office:value="21.86" calcext:value-type="float">
            <text:p>21.86</text:p>
          </table:table-cell>
          <table:table-cell office:value-type="float" office:value="18.84" calcext:value-type="float">
            <text:p>18.84</text:p>
          </table:table-cell>
          <table:table-cell office:value-type="float" office:value="15.9" calcext:value-type="float">
            <text:p>15.9</text:p>
          </table:table-cell>
          <table:table-cell office:value-type="float" office:value="12.78" calcext:value-type="float">
            <text:p>12.78</text:p>
          </table:table-cell>
          <table:table-cell office:value-type="float" office:value="10.08" calcext:value-type="float">
            <text:p>10.08</text:p>
          </table:table-cell>
          <table:table-cell office:value-type="float" office:value="7.603" calcext:value-type="float">
            <text:p>7.603</text:p>
          </table:table-cell>
          <table:table-cell office:value-type="float" office:value="5.154" calcext:value-type="float">
            <text:p>5.154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Chromite</text:p>
          </table:table-cell>
          <table:table-cell office:value-type="string" calcext:value-type="string">
            <text:p>Fe(1)Cr(2)O(4)</text:p>
          </table:table-cell>
          <table:table-cell office:value-type="float" office:value="44.01" calcext:value-type="float">
            <text:p>44.01</text:p>
          </table:table-cell>
          <table:table-cell office:value-type="float" office:value="-0.1601" calcext:value-type="float">
            <text:p>-0.1601</text:p>
          </table:table-cell>
          <table:table-cell office:value-type="float" office:value="-1.6" calcext:value-type="float">
            <text:p>-1.6</text:p>
          </table:table-cell>
          <table:table-cell office:value-type="float" office:value="-3.856" calcext:value-type="float">
            <text:p>-3.856</text:p>
          </table:table-cell>
          <table:table-cell office:value-type="float" office:value="-6.509" calcext:value-type="float">
            <text:p>-6.509</text:p>
          </table:table-cell>
          <table:table-cell office:value-type="float" office:value="-9.84" calcext:value-type="float">
            <text:p>-9.84</text:p>
          </table:table-cell>
          <table:table-cell office:value-type="float" office:value="-13.23" calcext:value-type="float">
            <text:p>-13.23</text:p>
          </table:table-cell>
          <table:table-cell office:value-type="float" office:value="-16.8" calcext:value-type="float">
            <text:p>-16.8</text:p>
          </table:table-cell>
          <table:table-cell office:value-type="float" office:value="-20.89" calcext:value-type="float">
            <text:p>-20.89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Chrysocolla</text:p>
          </table:table-cell>
          <table:table-cell office:value-type="string" calcext:value-type="string">
            <text:p>Si(1)Cu(1)O(5)H(4)</text:p>
          </table:table-cell>
          <table:table-cell office:value-type="float" office:value="73.19" calcext:value-type="float">
            <text:p>73.19</text:p>
          </table:table-cell>
          <table:table-cell office:value-type="float" office:value="500" calcext:value-type="float">
            <text:p>500</text:p>
          </table:table-cell>
          <table:table-cell office:value-type="float" office:value="6.214" calcext:value-type="float">
            <text:p>6.214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Chrysotile</text:p>
          </table:table-cell>
          <table:table-cell office:value-type="string" calcext:value-type="string">
            <text:p>Si(2)Mg(3)O(9)H(4)</text:p>
          </table:table-cell>
          <table:table-cell office:value-type="float" office:value="108.5" calcext:value-type="float">
            <text:p>108.5</text:p>
          </table:table-cell>
          <table:table-cell office:value-type="float" office:value="34.43" calcext:value-type="float">
            <text:p>34.43</text:p>
          </table:table-cell>
          <table:table-cell office:value-type="float" office:value="31.13" calcext:value-type="float">
            <text:p>31.13</text:p>
          </table:table-cell>
          <table:table-cell office:value-type="float" office:value="27" calcext:value-type="float">
            <text:p>27</text:p>
          </table:table-cell>
          <table:table-cell office:value-type="float" office:value="23.16" calcext:value-type="float">
            <text:p>23.16</text:p>
          </table:table-cell>
          <table:table-cell office:value-type="float" office:value="19.41" calcext:value-type="float">
            <text:p>19.41</text:p>
          </table:table-cell>
          <table:table-cell office:value-type="float" office:value="16.46" calcext:value-type="float">
            <text:p>16.46</text:p>
          </table:table-cell>
          <table:table-cell office:value-type="float" office:value="14.01" calcext:value-type="float">
            <text:p>14.01</text:p>
          </table:table-cell>
          <table:table-cell office:value-type="float" office:value="11.82" calcext:value-type="float">
            <text:p>11.82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Claudetite</text:p>
          </table:table-cell>
          <table:table-cell office:value-type="string" calcext:value-type="string">
            <text:p>As(2)O(3)</text:p>
          </table:table-cell>
          <table:table-cell office:value-type="float" office:value="500" calcext:value-type="float">
            <text:p>500</text:p>
          </table:table-cell>
          <table:table-cell office:value-type="float" office:value="45.9" calcext:value-type="float">
            <text:p>45.9</text:p>
          </table:table-cell>
          <table:table-cell office:value-type="float" office:value="41.3" calcext:value-type="float">
            <text:p>41.3</text:p>
          </table:table-cell>
          <table:table-cell office:value-type="float" office:value="35.71" calcext:value-type="float">
            <text:p>35.71</text:p>
          </table:table-cell>
          <table:table-cell office:value-type="float" office:value="30.26" calcext:value-type="float">
            <text:p>30.26</text:p>
          </table:table-cell>
          <table:table-cell office:value-type="float" office:value="24.51" calcext:value-type="float">
            <text:p>24.51</text:p>
          </table:table-cell>
          <table:table-cell office:value-type="float" office:value="19.59" calcext:value-type="float">
            <text:p>19.59</text:p>
          </table:table-cell>
          <table:table-cell office:value-type="float" office:value="15.24" calcext:value-type="float">
            <text:p>15.24</text:p>
          </table:table-cell>
          <table:table-cell office:value-type="float" office:value="11.18" calcext:value-type="float">
            <text:p>11.18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Clinochlore-14A</text:p>
          </table:table-cell>
          <table:table-cell office:value-type="string" calcext:value-type="string">
            <text:p>Si(3)Al(2)Mg(5)O(18)H(8)</text:p>
          </table:table-cell>
          <table:table-cell office:value-type="float" office:value="207.1" calcext:value-type="float">
            <text:p>207.1</text:p>
          </table:table-cell>
          <table:table-cell office:value-type="float" office:value="76.73" calcext:value-type="float">
            <text:p>76.73</text:p>
          </table:table-cell>
          <table:table-cell office:value-type="float" office:value="67.24" calcext:value-type="float">
            <text:p>67.24</text:p>
          </table:table-cell>
          <table:table-cell office:value-type="float" office:value="55.77" calcext:value-type="float">
            <text:p>55.77</text:p>
          </table:table-cell>
          <table:table-cell office:value-type="float" office:value="45.15" calcext:value-type="float">
            <text:p>45.15</text:p>
          </table:table-cell>
          <table:table-cell office:value-type="float" office:value="34.64" calcext:value-type="float">
            <text:p>34.64</text:p>
          </table:table-cell>
          <table:table-cell office:value-type="float" office:value="26.2" calcext:value-type="float">
            <text:p>26.2</text:p>
          </table:table-cell>
          <table:table-cell office:value-type="float" office:value="19.03" calcext:value-type="float">
            <text:p>19.03</text:p>
          </table:table-cell>
          <table:table-cell office:value-type="float" office:value="12.54" calcext:value-type="float">
            <text:p>12.54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Clinochlore-7A</text:p>
          </table:table-cell>
          <table:table-cell office:value-type="string" calcext:value-type="string">
            <text:p>Si(3)Al(2)Mg(5)O(18)H(8)</text:p>
          </table:table-cell>
          <table:table-cell office:value-type="float" office:value="211.5" calcext:value-type="float">
            <text:p>211.5</text:p>
          </table:table-cell>
          <table:table-cell office:value-type="float" office:value="80.33" calcext:value-type="float">
            <text:p>80.33</text:p>
          </table:table-cell>
          <table:table-cell office:value-type="float" office:value="70.61" calcext:value-type="float">
            <text:p>70.61</text:p>
          </table:table-cell>
          <table:table-cell office:value-type="float" office:value="58.91" calcext:value-type="float">
            <text:p>58.91</text:p>
          </table:table-cell>
          <table:table-cell office:value-type="float" office:value="48.08" calcext:value-type="float">
            <text:p>48.08</text:p>
          </table:table-cell>
          <table:table-cell office:value-type="float" office:value="37.37" calcext:value-type="float">
            <text:p>37.37</text:p>
          </table:table-cell>
          <table:table-cell office:value-type="float" office:value="28.78" calcext:value-type="float">
            <text:p>28.78</text:p>
          </table:table-cell>
          <table:table-cell office:value-type="float" office:value="21.49" calcext:value-type="float">
            <text:p>21.49</text:p>
          </table:table-cell>
          <table:table-cell office:value-type="float" office:value="14.9" calcext:value-type="float">
            <text:p>14.9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Clinoptilolite</text:p>
          </table:table-cell>
          <table:table-cell office:value-type="string" calcext:value-type="string">
            <text:p>Si(14.533)Al(3.45)Fe(0.017)Mg(0.124)Ca(0.761)Na(0.954)K(0.543)Mn(0.002)Sr(0.036)Ba(0.062)O(46.922)H(21.844)</text:p>
          </table:table-cell>
          <table:table-cell office:value-type="float" office:value="500" calcext:value-type="float">
            <text:p>500</text:p>
          </table:table-cell>
          <table:table-cell office:value-type="float" office:value="-11.14" calcext:value-type="float">
            <text:p>-11.14</text:p>
          </table:table-cell>
          <table:table-cell office:value-type="float" office:value="-9.93" calcext:value-type="float">
            <text:p>-9.93</text:p>
          </table:table-cell>
          <table:table-cell office:value-type="float" office:value="-11.47" calcext:value-type="float">
            <text:p>-11.47</text:p>
          </table:table-cell>
          <table:table-cell office:value-type="float" office:value="-14.1" calcext:value-type="float">
            <text:p>-14.1</text:p>
          </table:table-cell>
          <table:table-cell office:value-type="float" office:value="-17.25" calcext:value-type="float">
            <text:p>-17.25</text:p>
          </table:table-cell>
          <table:table-cell office:value-type="float" office:value="-20.05" calcext:value-type="float">
            <text:p>-20.05</text:p>
          </table:table-cell>
          <table:table-cell office:value-type="float" office:value="-22.71" calcext:value-type="float">
            <text:p>-22.71</text:p>
          </table:table-cell>
          <table:table-cell office:value-type="float" office:value="-25.56" calcext:value-type="float">
            <text:p>-25.56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Clinoptilolite-Ca</text:p>
          </table:table-cell>
          <table:table-cell office:value-type="string" calcext:value-type="string">
            <text:p>Si(14.533)Al(3.45)Fe(0.017)Ca(1.7335)O(46.922)H(21.844)</text:p>
          </table:table-cell>
          <table:table-cell office:value-type="float" office:value="500" calcext:value-type="float">
            <text:p>500</text:p>
          </table:table-cell>
          <table:table-cell office:value-type="float" office:value="-7.505" calcext:value-type="float">
            <text:p>-7.505</text:p>
          </table:table-cell>
          <table:table-cell office:value-type="float" office:value="-7.154" calcext:value-type="float">
            <text:p>-7.154</text:p>
          </table:table-cell>
          <table:table-cell office:value-type="float" office:value="-9.695" calcext:value-type="float">
            <text:p>-9.695</text:p>
          </table:table-cell>
          <table:table-cell office:value-type="float" office:value="-13.28" calcext:value-type="float">
            <text:p>-13.28</text:p>
          </table:table-cell>
          <table:table-cell office:value-type="float" office:value="-17.41" calcext:value-type="float">
            <text:p>-17.41</text:p>
          </table:table-cell>
          <table:table-cell office:value-type="float" office:value="-21.04" calcext:value-type="float">
            <text:p>-21.04</text:p>
          </table:table-cell>
          <table:table-cell office:value-type="float" office:value="-24.41" calcext:value-type="float">
            <text:p>-24.41</text:p>
          </table:table-cell>
          <table:table-cell office:value-type="float" office:value="-27.9" calcext:value-type="float">
            <text:p>-27.9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Clinoptilolite-K</text:p>
          </table:table-cell>
          <table:table-cell office:value-type="string" calcext:value-type="string">
            <text:p>Si(14.533)Al(3.45)Fe(0.017)K(3.467)O(46.922)H(21.844)</text:p>
          </table:table-cell>
          <table:table-cell office:value-type="float" office:value="500" calcext:value-type="float">
            <text:p>500</text:p>
          </table:table-cell>
          <table:table-cell office:value-type="float" office:value="-13.72" calcext:value-type="float">
            <text:p>-13.72</text:p>
          </table:table-cell>
          <table:table-cell office:value-type="float" office:value="-11.09" calcext:value-type="float">
            <text:p>-11.09</text:p>
          </table:table-cell>
          <table:table-cell office:value-type="float" office:value="-11.01" calcext:value-type="float">
            <text:p>-11.01</text:p>
          </table:table-cell>
          <table:table-cell office:value-type="float" office:value="-12.18" calcext:value-type="float">
            <text:p>-12.18</text:p>
          </table:table-cell>
          <table:table-cell office:value-type="float" office:value="-13.9" calcext:value-type="float">
            <text:p>-13.9</text:p>
          </table:table-cell>
          <table:table-cell office:value-type="float" office:value="-15.57" calcext:value-type="float">
            <text:p>-15.57</text:p>
          </table:table-cell>
          <table:table-cell office:value-type="float" office:value="-17.3" calcext:value-type="float">
            <text:p>-17.3</text:p>
          </table:table-cell>
          <table:table-cell office:value-type="float" office:value="-19.35" calcext:value-type="float">
            <text:p>-19.35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Clinoptilolite-Na</text:p>
          </table:table-cell>
          <table:table-cell office:value-type="string" calcext:value-type="string">
            <text:p>Si(14.533)Al(3.45)Fe(0.017)Na(3.467)O(46.922)H(21.844)</text:p>
          </table:table-cell>
          <table:table-cell office:value-type="float" office:value="500" calcext:value-type="float">
            <text:p>500</text:p>
          </table:table-cell>
          <table:table-cell office:value-type="float" office:value="-8.841" calcext:value-type="float">
            <text:p>-8.841</text:p>
          </table:table-cell>
          <table:table-cell office:value-type="float" office:value="-7.281" calcext:value-type="float">
            <text:p>-7.281</text:p>
          </table:table-cell>
          <table:table-cell office:value-type="float" office:value="-8.357" calcext:value-type="float">
            <text:p>-8.357</text:p>
          </table:table-cell>
          <table:table-cell office:value-type="float" office:value="-10.5" calcext:value-type="float">
            <text:p>-10.5</text:p>
          </table:table-cell>
          <table:table-cell office:value-type="float" office:value="-13.06" calcext:value-type="float">
            <text:p>-13.06</text:p>
          </table:table-cell>
          <table:table-cell office:value-type="float" office:value="-15.31" calcext:value-type="float">
            <text:p>-15.31</text:p>
          </table:table-cell>
          <table:table-cell office:value-type="float" office:value="-17.44" calcext:value-type="float">
            <text:p>-17.44</text:p>
          </table:table-cell>
          <table:table-cell office:value-type="float" office:value="-19.78" calcext:value-type="float">
            <text:p>-19.78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Clinoptilolite-Sr</text:p>
          </table:table-cell>
          <table:table-cell office:value-type="string" calcext:value-type="string">
            <text:p>Si(14.533)Al(3.45)Fe(0.017)Sr(1.7335)O(46.922)H(21.844)</text:p>
          </table:table-cell>
          <table:table-cell office:value-type="float" office:value="500" calcext:value-type="float">
            <text:p>500</text:p>
          </table:table-cell>
          <table:table-cell office:value-type="float" office:value="-7.788" calcext:value-type="float">
            <text:p>-7.788</text:p>
          </table:table-cell>
          <table:table-cell office:value-type="float" office:value="-7.293" calcext:value-type="float">
            <text:p>-7.293</text:p>
          </table:table-cell>
          <table:table-cell office:value-type="float" office:value="-9.682" calcext:value-type="float">
            <text:p>-9.682</text:p>
          </table:table-cell>
          <table:table-cell office:value-type="float" office:value="-13.13" calcext:value-type="float">
            <text:p>-13.13</text:p>
          </table:table-cell>
          <table:table-cell office:value-type="float" office:value="-17.11" calcext:value-type="float">
            <text:p>-17.11</text:p>
          </table:table-cell>
          <table:table-cell office:value-type="float" office:value="-20.61" calcext:value-type="float">
            <text:p>-20.61</text:p>
          </table:table-cell>
          <table:table-cell office:value-type="float" office:value="-23.88" calcext:value-type="float">
            <text:p>-23.88</text:p>
          </table:table-cell>
          <table:table-cell office:value-type="float" office:value="-27.26" calcext:value-type="float">
            <text:p>-27.26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Clinoptilolite-dehy</text:p>
          </table:table-cell>
          <table:table-cell office:value-type="string" calcext:value-type="string">
            <text:p>Si(14.533)Al(3.45)Fe(0.017)Mg(0.124)Ca(0.761)Na(0.954)K(0.543)Mn(0.002)Sr(0.036)Ba(0.062)O(36)</text:p>
          </table:table-cell>
          <table:table-cell office:value-type="float" office:value="544.7" calcext:value-type="float">
            <text:p>544.7</text:p>
          </table:table-cell>
          <table:table-cell office:value-type="float" office:value="28.55" calcext:value-type="float">
            <text:p>28.55</text:p>
          </table:table-cell>
          <table:table-cell office:value-type="float" office:value="25.7" calcext:value-type="float">
            <text:p>25.7</text:p>
          </table:table-cell>
          <table:table-cell office:value-type="float" office:value="19.42" calcext:value-type="float">
            <text:p>19.42</text:p>
          </table:table-cell>
          <table:table-cell office:value-type="float" office:value="12.37" calcext:value-type="float">
            <text:p>12.37</text:p>
          </table:table-cell>
          <table:table-cell office:value-type="float" office:value="4.823" calcext:value-type="float">
            <text:p>4.823</text:p>
          </table:table-cell>
          <table:table-cell office:value-type="float" office:value="-1.465" calcext:value-type="float">
            <text:p>-1.465</text:p>
          </table:table-cell>
          <table:table-cell office:value-type="float" office:value="-6.928" calcext:value-type="float">
            <text:p>-6.928</text:p>
          </table:table-cell>
          <table:table-cell office:value-type="float" office:value="-12.05" calcext:value-type="float">
            <text:p>-12.05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Clinoptilolite-dehy-Ca</text:p>
          </table:table-cell>
          <table:table-cell office:value-type="string" calcext:value-type="string">
            <text:p>Si(14.533)Al(3.45)Fe(0.017)Ca(1.7335)O(36)</text:p>
          </table:table-cell>
          <table:table-cell office:value-type="float" office:value="544.7" calcext:value-type="float">
            <text:p>544.7</text:p>
          </table:table-cell>
          <table:table-cell office:value-type="float" office:value="32.17" calcext:value-type="float">
            <text:p>32.17</text:p>
          </table:table-cell>
          <table:table-cell office:value-type="float" office:value="28.48" calcext:value-type="float">
            <text:p>28.48</text:p>
          </table:table-cell>
          <table:table-cell office:value-type="float" office:value="21.21" calcext:value-type="float">
            <text:p>21.21</text:p>
          </table:table-cell>
          <table:table-cell office:value-type="float" office:value="13.23" calcext:value-type="float">
            <text:p>13.23</text:p>
          </table:table-cell>
          <table:table-cell office:value-type="float" office:value="4.716" calcext:value-type="float">
            <text:p>4.716</text:p>
          </table:table-cell>
          <table:table-cell office:value-type="float" office:value="-2.383" calcext:value-type="float">
            <text:p>-2.383</text:p>
          </table:table-cell>
          <table:table-cell office:value-type="float" office:value="-8.55" calcext:value-type="float">
            <text:p>-8.55</text:p>
          </table:table-cell>
          <table:table-cell office:value-type="float" office:value="-14.3" calcext:value-type="float">
            <text:p>-14.3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Clinoptilolite-dehy-K</text:p>
          </table:table-cell>
          <table:table-cell office:value-type="string" calcext:value-type="string">
            <text:p>Si(14.533)Al(3.45)Fe(0.017)K(3.467)O(36)</text:p>
          </table:table-cell>
          <table:table-cell office:value-type="float" office:value="544.7" calcext:value-type="float">
            <text:p>544.7</text:p>
          </table:table-cell>
          <table:table-cell office:value-type="float" office:value="26.02" calcext:value-type="float">
            <text:p>26.02</text:p>
          </table:table-cell>
          <table:table-cell office:value-type="float" office:value="24.54" calcext:value-type="float">
            <text:p>24.54</text:p>
          </table:table-cell>
          <table:table-cell office:value-type="float" office:value="19.82" calcext:value-type="float">
            <text:p>19.82</text:p>
          </table:table-cell>
          <table:table-cell office:value-type="float" office:value="14.18" calcext:value-type="float">
            <text:p>14.18</text:p>
          </table:table-cell>
          <table:table-cell office:value-type="float" office:value="8.011" calcext:value-type="float">
            <text:p>8.011</text:p>
          </table:table-cell>
          <table:table-cell office:value-type="float" office:value="2.813" calcext:value-type="float">
            <text:p>2.813</text:p>
          </table:table-cell>
          <table:table-cell office:value-type="float" office:value="-1.751" calcext:value-type="float">
            <text:p>-1.751</text:p>
          </table:table-cell>
          <table:table-cell office:value-type="float" office:value="-6.094" calcext:value-type="float">
            <text:p>-6.094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Clinoptilolite-dehy-Na</text:p>
          </table:table-cell>
          <table:table-cell office:value-type="string" calcext:value-type="string">
            <text:p>Si(14.533)Al(3.45)Fe(0.017)Na(3.467)O(36)</text:p>
          </table:table-cell>
          <table:table-cell office:value-type="float" office:value="544.7" calcext:value-type="float">
            <text:p>544.7</text:p>
          </table:table-cell>
          <table:table-cell office:value-type="float" office:value="30.85" calcext:value-type="float">
            <text:p>30.85</text:p>
          </table:table-cell>
          <table:table-cell office:value-type="float" office:value="28.35" calcext:value-type="float">
            <text:p>28.35</text:p>
          </table:table-cell>
          <table:table-cell office:value-type="float" office:value="22.52" calcext:value-type="float">
            <text:p>22.52</text:p>
          </table:table-cell>
          <table:table-cell office:value-type="float" office:value="15.96" calcext:value-type="float">
            <text:p>15.96</text:p>
          </table:table-cell>
          <table:table-cell office:value-type="float" office:value="8.989" calcext:value-type="float">
            <text:p>8.989</text:p>
          </table:table-cell>
          <table:table-cell office:value-type="float" office:value="3.247" calcext:value-type="float">
            <text:p>3.247</text:p>
          </table:table-cell>
          <table:table-cell office:value-type="float" office:value="-1.692" calcext:value-type="float">
            <text:p>-1.692</text:p>
          </table:table-cell>
          <table:table-cell office:value-type="float" office:value="-6.305" calcext:value-type="float">
            <text:p>-6.305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Clinoptilolite-dehy-Sr</text:p>
          </table:table-cell>
          <table:table-cell office:value-type="string" calcext:value-type="string">
            <text:p>Si(14.533)Al(3.45)Fe(0.017)Sr(1.7335)O(36)</text:p>
          </table:table-cell>
          <table:table-cell office:value-type="float" office:value="544.7" calcext:value-type="float">
            <text:p>544.7</text:p>
          </table:table-cell>
          <table:table-cell office:value-type="float" office:value="31.9" calcext:value-type="float">
            <text:p>31.9</text:p>
          </table:table-cell>
          <table:table-cell office:value-type="float" office:value="28.34" calcext:value-type="float">
            <text:p>28.34</text:p>
          </table:table-cell>
          <table:table-cell office:value-type="float" office:value="21.21" calcext:value-type="float">
            <text:p>21.21</text:p>
          </table:table-cell>
          <table:table-cell office:value-type="float" office:value="13.36" calcext:value-type="float">
            <text:p>13.36</text:p>
          </table:table-cell>
          <table:table-cell office:value-type="float" office:value="4.975" calcext:value-type="float">
            <text:p>4.975</text:p>
          </table:table-cell>
          <table:table-cell office:value-type="float" office:value="-2.008" calcext:value-type="float">
            <text:p>-2.008</text:p>
          </table:table-cell>
          <table:table-cell office:value-type="float" office:value="-8.068" calcext:value-type="float">
            <text:p>-8.068</text:p>
          </table:table-cell>
          <table:table-cell office:value-type="float" office:value="-13.71" calcext:value-type="float">
            <text:p>-13.71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Clinoptilolite-hy-Ca</text:p>
          </table:table-cell>
          <table:table-cell office:value-type="string" calcext:value-type="string">
            <text:p>Si(14.533)Al(3.45)Fe(0.017)Ca(1.7335)O(47.645)H(23.29)</text:p>
          </table:table-cell>
          <table:table-cell office:value-type="float" office:value="500" calcext:value-type="float">
            <text:p>500</text:p>
          </table:table-cell>
          <table:table-cell office:value-type="float" office:value="-7.652" calcext:value-type="float">
            <text:p>-7.652</text:p>
          </table:table-cell>
          <table:table-cell office:value-type="float" office:value="-7.155" calcext:value-type="float">
            <text:p>-7.155</text:p>
          </table:table-cell>
          <table:table-cell office:value-type="float" office:value="-9.524" calcext:value-type="float">
            <text:p>-9.524</text:p>
          </table:table-cell>
          <table:table-cell office:value-type="float" office:value="-12.95" calcext:value-type="float">
            <text:p>-12.95</text:p>
          </table:table-cell>
          <table:table-cell office:value-type="float" office:value="-16.91" calcext:value-type="float">
            <text:p>-16.91</text:p>
          </table:table-cell>
          <table:table-cell office:value-type="float" office:value="-20.41" calcext:value-type="float">
            <text:p>-20.41</text:p>
          </table:table-cell>
          <table:table-cell office:value-type="float" office:value="-23.68" calcext:value-type="float">
            <text:p>-23.68</text:p>
          </table:table-cell>
          <table:table-cell office:value-type="float" office:value="-27.08" calcext:value-type="float">
            <text:p>-27.08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Clinoptilolite-hy-K</text:p>
          </table:table-cell>
          <table:table-cell office:value-type="string" calcext:value-type="string">
            <text:p>Si(14.533)Al(3.45)Fe(0.017)K(3.467)O(43.499)H(14.998)</text:p>
          </table:table-cell>
          <table:table-cell office:value-type="float" office:value="500" calcext:value-type="float">
            <text:p>500</text:p>
          </table:table-cell>
          <table:table-cell office:value-type="float" office:value="-13.13" calcext:value-type="float">
            <text:p>-13.13</text:p>
          </table:table-cell>
          <table:table-cell office:value-type="float" office:value="-11.1" calcext:value-type="float">
            <text:p>-11.1</text:p>
          </table:table-cell>
          <table:table-cell office:value-type="float" office:value="-11.72" calcext:value-type="float">
            <text:p>-11.72</text:p>
          </table:table-cell>
          <table:table-cell office:value-type="float" office:value="-13.57" calcext:value-type="float">
            <text:p>-13.57</text:p>
          </table:table-cell>
          <table:table-cell office:value-type="float" office:value="-15.97" calcext:value-type="float">
            <text:p>-15.97</text:p>
          </table:table-cell>
          <table:table-cell office:value-type="float" office:value="-18.18" calcext:value-type="float">
            <text:p>-18.18</text:p>
          </table:table-cell>
          <table:table-cell office:value-type="float" office:value="-20.35" calcext:value-type="float">
            <text:p>-20.35</text:p>
          </table:table-cell>
          <table:table-cell office:value-type="float" office:value="-22.75" calcext:value-type="float">
            <text:p>-22.75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Clinoptilolite-hy-Na</text:p>
          </table:table-cell>
          <table:table-cell office:value-type="string" calcext:value-type="string">
            <text:p>Si(14.533)Al(3.45)Fe(0.017)Na(3.467)O(46.877)H(21.754)</text:p>
          </table:table-cell>
          <table:table-cell office:value-type="float" office:value="500" calcext:value-type="float">
            <text:p>500</text:p>
          </table:table-cell>
          <table:table-cell office:value-type="float" office:value="-8.837" calcext:value-type="float">
            <text:p>-8.837</text:p>
          </table:table-cell>
          <table:table-cell office:value-type="float" office:value="-7.283" calcext:value-type="float">
            <text:p>-7.283</text:p>
          </table:table-cell>
          <table:table-cell office:value-type="float" office:value="-8.367" calcext:value-type="float">
            <text:p>-8.367</text:p>
          </table:table-cell>
          <table:table-cell office:value-type="float" office:value="-10.51" calcext:value-type="float">
            <text:p>-10.51</text:p>
          </table:table-cell>
          <table:table-cell office:value-type="float" office:value="-13.09" calcext:value-type="float">
            <text:p>-13.09</text:p>
          </table:table-cell>
          <table:table-cell office:value-type="float" office:value="-15.34" calcext:value-type="float">
            <text:p>-15.34</text:p>
          </table:table-cell>
          <table:table-cell office:value-type="float" office:value="-17.48" calcext:value-type="float">
            <text:p>-17.48</text:p>
          </table:table-cell>
          <table:table-cell office:value-type="float" office:value="-19.82" calcext:value-type="float">
            <text:p>-19.82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Clinoptilolite-hy-Sr</text:p>
          </table:table-cell>
          <table:table-cell office:value-type="string" calcext:value-type="string">
            <text:p>Si(14.533)Al(3.45)Fe(0.017)Sr(1.7335)O(49.893)H(27.786)</text:p>
          </table:table-cell>
          <table:table-cell office:value-type="float" office:value="500" calcext:value-type="float">
            <text:p>500</text:p>
          </table:table-cell>
          <table:table-cell office:value-type="float" office:value="-8.33" calcext:value-type="float">
            <text:p>-8.33</text:p>
          </table:table-cell>
          <table:table-cell office:value-type="float" office:value="-7.294" calcext:value-type="float">
            <text:p>-7.294</text:p>
          </table:table-cell>
          <table:table-cell office:value-type="float" office:value="-9.037" calcext:value-type="float">
            <text:p>-9.037</text:p>
          </table:table-cell>
          <table:table-cell office:value-type="float" office:value="-11.87" calcext:value-type="float">
            <text:p>-11.87</text:p>
          </table:table-cell>
          <table:table-cell office:value-type="float" office:value="-15.24" calcext:value-type="float">
            <text:p>-15.24</text:p>
          </table:table-cell>
          <table:table-cell office:value-type="float" office:value="-18.24" calcext:value-type="float">
            <text:p>-18.24</text:p>
          </table:table-cell>
          <table:table-cell office:value-type="float" office:value="-21.11" calcext:value-type="float">
            <text:p>-21.11</text:p>
          </table:table-cell>
          <table:table-cell office:value-type="float" office:value="-24.18" calcext:value-type="float">
            <text:p>-24.18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Clinozoisite</text:p>
          </table:table-cell>
          <table:table-cell office:value-type="string" calcext:value-type="string">
            <text:p>Si(3)Al(3)Ca(2)O(13)H(1)</text:p>
          </table:table-cell>
          <table:table-cell office:value-type="float" office:value="136.2" calcext:value-type="float">
            <text:p>136.2</text:p>
          </table:table-cell>
          <table:table-cell office:value-type="float" office:value="50.23" calcext:value-type="float">
            <text:p>50.23</text:p>
          </table:table-cell>
          <table:table-cell office:value-type="float" office:value="43.26" calcext:value-type="float">
            <text:p>43.26</text:p>
          </table:table-cell>
          <table:table-cell office:value-type="float" office:value="34.55" calcext:value-type="float">
            <text:p>34.55</text:p>
          </table:table-cell>
          <table:table-cell office:value-type="float" office:value="26.28" calcext:value-type="float">
            <text:p>26.28</text:p>
          </table:table-cell>
          <table:table-cell office:value-type="float" office:value="17.88" calcext:value-type="float">
            <text:p>17.88</text:p>
          </table:table-cell>
          <table:table-cell office:value-type="float" office:value="10.95" calcext:value-type="float">
            <text:p>10.95</text:p>
          </table:table-cell>
          <table:table-cell office:value-type="float" office:value="4.926" calcext:value-type="float">
            <text:p>4.926</text:p>
          </table:table-cell>
          <table:table-cell office:value-type="float" office:value="-0.6258" calcext:value-type="float">
            <text:p>-0.6258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Coesite</text:p>
          </table:table-cell>
          <table:table-cell office:value-type="string" calcext:value-type="string">
            <text:p>Si(1)O(2)</text:p>
          </table:table-cell>
          <table:table-cell office:value-type="float" office:value="20.64" calcext:value-type="float">
            <text:p>20.64</text:p>
          </table:table-cell>
          <table:table-cell office:value-type="float" office:value="-3.752" calcext:value-type="float">
            <text:p>-3.752</text:p>
          </table:table-cell>
          <table:table-cell office:value-type="float" office:value="-3.189" calcext:value-type="float">
            <text:p>-3.189</text:p>
          </table:table-cell>
          <table:table-cell office:value-type="float" office:value="-2.743" calcext:value-type="float">
            <text:p>-2.743</text:p>
          </table:table-cell>
          <table:table-cell office:value-type="float" office:value="-2.42" calcext:value-type="float">
            <text:p>-2.42</text:p>
          </table:table-cell>
          <table:table-cell office:value-type="float" office:value="-2.131" calcext:value-type="float">
            <text:p>-2.131</text:p>
          </table:table-cell>
          <table:table-cell office:value-type="float" office:value="-1.905" calcext:value-type="float">
            <text:p>-1.905</text:p>
          </table:table-cell>
          <table:table-cell office:value-type="float" office:value="-1.717" calcext:value-type="float">
            <text:p>-1.717</text:p>
          </table:table-cell>
          <table:table-cell office:value-type="float" office:value="-1.565" calcext:value-type="float">
            <text:p>-1.565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Colemanite</text:p>
          </table:table-cell>
          <table:table-cell office:value-type="string" calcext:value-type="string">
            <text:p>Ca(2)B(6)O(16)H(10)</text:p>
          </table:table-cell>
          <table:table-cell office:value-type="float" office:value="169.9" calcext:value-type="float">
            <text:p>169.9</text:p>
          </table:table-cell>
          <table:table-cell office:value-type="float" office:value="500" calcext:value-type="float">
            <text:p>500</text:p>
          </table:table-cell>
          <table:table-cell office:value-type="float" office:value="21.51" calcext:value-type="float">
            <text:p>21.51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Cordierite_anhyd</text:p>
          </table:table-cell>
          <table:table-cell office:value-type="string" calcext:value-type="string">
            <text:p>Si(5)Al(4)Mg(2)O(18)</text:p>
          </table:table-cell>
          <table:table-cell office:value-type="float" office:value="233.2" calcext:value-type="float">
            <text:p>233.2</text:p>
          </table:table-cell>
          <table:table-cell office:value-type="float" office:value="61.75" calcext:value-type="float">
            <text:p>61.75</text:p>
          </table:table-cell>
          <table:table-cell office:value-type="float" office:value="52.3" calcext:value-type="float">
            <text:p>52.3</text:p>
          </table:table-cell>
          <table:table-cell office:value-type="float" office:value="40.33" calcext:value-type="float">
            <text:p>40.33</text:p>
          </table:table-cell>
          <table:table-cell office:value-type="float" office:value="28.88" calcext:value-type="float">
            <text:p>28.88</text:p>
          </table:table-cell>
          <table:table-cell office:value-type="float" office:value="17.27" calcext:value-type="float">
            <text:p>17.27</text:p>
          </table:table-cell>
          <table:table-cell office:value-type="float" office:value="7.748" calcext:value-type="float">
            <text:p>7.748</text:p>
          </table:table-cell>
          <table:table-cell office:value-type="float" office:value="-0.4623" calcext:value-type="float">
            <text:p>-0.4623</text:p>
          </table:table-cell>
          <table:table-cell office:value-type="float" office:value="-7.953" calcext:value-type="float">
            <text:p>-7.953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Cordierite_hydr</text:p>
          </table:table-cell>
          <table:table-cell office:value-type="string" calcext:value-type="string">
            <text:p>Si(5)Al(4)Mg(2)O(19)H(2)</text:p>
          </table:table-cell>
          <table:table-cell office:value-type="float" office:value="241.2" calcext:value-type="float">
            <text:p>241.2</text:p>
          </table:table-cell>
          <table:table-cell office:value-type="float" office:value="59" calcext:value-type="float">
            <text:p>59</text:p>
          </table:table-cell>
          <table:table-cell office:value-type="float" office:value="49.82" calcext:value-type="float">
            <text:p>49.82</text:p>
          </table:table-cell>
          <table:table-cell office:value-type="float" office:value="38.17" calcext:value-type="float">
            <text:p>38.17</text:p>
          </table:table-cell>
          <table:table-cell office:value-type="float" office:value="27.05" calcext:value-type="float">
            <text:p>27.05</text:p>
          </table:table-cell>
          <table:table-cell office:value-type="float" office:value="15.77" calcext:value-type="float">
            <text:p>15.77</text:p>
          </table:table-cell>
          <table:table-cell office:value-type="float" office:value="6.53" calcext:value-type="float">
            <text:p>6.53</text:p>
          </table:table-cell>
          <table:table-cell office:value-type="float" office:value="-1.437" calcext:value-type="float">
            <text:p>-1.437</text:p>
          </table:table-cell>
          <table:table-cell office:value-type="float" office:value="-8.714" calcext:value-type="float">
            <text:p>-8.714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Corkite</text:p>
          </table:table-cell>
          <table:table-cell office:value-type="string" calcext:value-type="string">
            <text:p>Fe(3)P(1)S(1)Pb(1)O(14)H(6)</text:p>
          </table:table-cell>
          <table:table-cell office:value-type="float" office:value="151.1" calcext:value-type="float">
            <text:p>151.1</text:p>
          </table:table-cell>
          <table:table-cell office:value-type="float" office:value="500" calcext:value-type="float">
            <text:p>500</text:p>
          </table:table-cell>
          <table:table-cell office:value-type="float" office:value="-35.27" calcext:value-type="float">
            <text:p>-35.27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Corundum</text:p>
          </table:table-cell>
          <table:table-cell office:value-type="string" calcext:value-type="string">
            <text:p>Al(2)O(3)</text:p>
          </table:table-cell>
          <table:table-cell office:value-type="float" office:value="25.57" calcext:value-type="float">
            <text:p>25.57</text:p>
          </table:table-cell>
          <table:table-cell office:value-type="float" office:value="22.34" calcext:value-type="float">
            <text:p>22.34</text:p>
          </table:table-cell>
          <table:table-cell office:value-type="float" office:value="18.31" calcext:value-type="float">
            <text:p>18.31</text:p>
          </table:table-cell>
          <table:table-cell office:value-type="float" office:value="13.39" calcext:value-type="float">
            <text:p>13.39</text:p>
          </table:table-cell>
          <table:table-cell office:value-type="float" office:value="8.54" calcext:value-type="float">
            <text:p>8.54</text:p>
          </table:table-cell>
          <table:table-cell office:value-type="float" office:value="3.304" calcext:value-type="float">
            <text:p>3.304</text:p>
          </table:table-cell>
          <table:table-cell office:value-type="float" office:value="-1.328" calcext:value-type="float">
            <text:p>-1.328</text:p>
          </table:table-cell>
          <table:table-cell office:value-type="float" office:value="-5.587" calcext:value-type="float">
            <text:p>-5.587</text:p>
          </table:table-cell>
          <table:table-cell office:value-type="float" office:value="-9.63" calcext:value-type="float">
            <text:p>-9.63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Cotunnite</text:p>
          </table:table-cell>
          <table:table-cell office:value-type="string" calcext:value-type="string">
            <text:p>Cl(2)Pb(1)</text:p>
          </table:table-cell>
          <table:table-cell office:value-type="float" office:value="47.09" calcext:value-type="float">
            <text:p>47.09</text:p>
          </table:table-cell>
          <table:table-cell office:value-type="float" office:value="-5.331" calcext:value-type="float">
            <text:p>-5.331</text:p>
          </table:table-cell>
          <table:table-cell office:value-type="float" office:value="-4.841" calcext:value-type="float">
            <text:p>-4.841</text:p>
          </table:table-cell>
          <table:table-cell office:value-type="float" office:value="-4.443" calcext:value-type="float">
            <text:p>-4.443</text:p>
          </table:table-cell>
          <table:table-cell office:value-type="float" office:value="-4.237" calcext:value-type="float">
            <text:p>-4.237</text:p>
          </table:table-cell>
          <table:table-cell office:value-type="float" office:value="-4.238" calcext:value-type="float">
            <text:p>-4.238</text:p>
          </table:table-cell>
          <table:table-cell office:value-type="float" office:value="-4.481" calcext:value-type="float">
            <text:p>-4.481</text:p>
          </table:table-cell>
          <table:table-cell table:number-columns-repeated="2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Cr(1)</text:p>
          </table:table-cell>
          <table:table-cell office:value-type="float" office:value="7.231" calcext:value-type="float">
            <text:p>7.231</text:p>
          </table:table-cell>
          <table:table-cell office:value-type="float" office:value="99.38" calcext:value-type="float">
            <text:p>99.38</text:p>
          </table:table-cell>
          <table:table-cell office:value-type="float" office:value="90.29" calcext:value-type="float">
            <text:p>90.29</text:p>
          </table:table-cell>
          <table:table-cell office:value-type="float" office:value="79.47" calcext:value-type="float">
            <text:p>79.47</text:p>
          </table:table-cell>
          <table:table-cell office:value-type="float" office:value="69.21" calcext:value-type="float">
            <text:p>69.21</text:p>
          </table:table-cell>
          <table:table-cell office:value-type="float" office:value="58.67" calcext:value-type="float">
            <text:p>58.67</text:p>
          </table:table-cell>
          <table:table-cell office:value-type="float" office:value="49.91" calcext:value-type="float">
            <text:p>49.91</text:p>
          </table:table-cell>
          <table:table-cell office:value-type="float" office:value="42.36" calcext:value-type="float">
            <text:p>42.36</text:p>
          </table:table-cell>
          <table:table-cell office:value-type="float" office:value="35.52" calcext:value-type="float">
            <text:p>35.52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CrCl3</text:p>
          </table:table-cell>
          <table:table-cell office:value-type="string" calcext:value-type="string">
            <text:p>Cl(3)Cr(1)</text:p>
          </table:table-cell>
          <table:table-cell office:value-type="float" office:value="57.38" calcext:value-type="float">
            <text:p>57.38</text:p>
          </table:table-cell>
          <table:table-cell office:value-type="float" office:value="10.98" calcext:value-type="float">
            <text:p>10.98</text:p>
          </table:table-cell>
          <table:table-cell office:value-type="float" office:value="9.589" calcext:value-type="float">
            <text:p>9.589</text:p>
          </table:table-cell>
          <table:table-cell office:value-type="float" office:value="7.396" calcext:value-type="float">
            <text:p>7.396</text:p>
          </table:table-cell>
          <table:table-cell office:value-type="float" office:value="4.795" calcext:value-type="float">
            <text:p>4.795</text:p>
          </table:table-cell>
          <table:table-cell office:value-type="float" office:value="1.498" calcext:value-type="float">
            <text:p>1.498</text:p>
          </table:table-cell>
          <table:table-cell office:value-type="float" office:value="-1.878" calcext:value-type="float">
            <text:p>-1.878</text:p>
          </table:table-cell>
          <table:table-cell office:value-type="float" office:value="-5.465" calcext:value-type="float">
            <text:p>-5.465</text:p>
          </table:table-cell>
          <table:table-cell office:value-type="float" office:value="-9.608" calcext:value-type="float">
            <text:p>-9.608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CrF3</text:p>
          </table:table-cell>
          <table:table-cell office:value-type="string" calcext:value-type="string">
            <text:p>F(3)Cr(1)</text:p>
          </table:table-cell>
          <table:table-cell office:value-type="float" office:value="28.68" calcext:value-type="float">
            <text:p>28.68</text:p>
          </table:table-cell>
          <table:table-cell office:value-type="float" office:value="-17.12" calcext:value-type="float">
            <text:p>-17.12</text:p>
          </table:table-cell>
          <table:table-cell office:value-type="float" office:value="-16.96" calcext:value-type="float">
            <text:p>-16.96</text:p>
          </table:table-cell>
          <table:table-cell office:value-type="float" office:value="-17.34" calcext:value-type="float">
            <text:p>-17.34</text:p>
          </table:table-cell>
          <table:table-cell office:value-type="float" office:value="-18.25" calcext:value-type="float">
            <text:p>-18.25</text:p>
          </table:table-cell>
          <table:table-cell office:value-type="float" office:value="-19.84" calcext:value-type="float">
            <text:p>-19.84</text:p>
          </table:table-cell>
          <table:table-cell office:value-type="float" office:value="-21.85" calcext:value-type="float">
            <text:p>-21.85</text:p>
          </table:table-cell>
          <table:table-cell office:value-type="float" office:value="-24.32" calcext:value-type="float">
            <text:p>-24.32</text:p>
          </table:table-cell>
          <table:table-cell office:value-type="float" office:value="-27.55" calcext:value-type="float">
            <text:p>-27.55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CrF4</text:p>
          </table:table-cell>
          <table:table-cell office:value-type="string" calcext:value-type="string">
            <text:p>F(4)Cr(1)</text:p>
          </table:table-cell>
          <table:table-cell office:value-type="float" office:value="500" calcext:value-type="float">
            <text:p>500</text:p>
          </table:table-cell>
          <table:table-cell office:value-type="float" office:value="0.0588" calcext:value-type="float">
            <text:p>0.0588</text:p>
          </table:table-cell>
          <table:table-cell office:value-type="float" office:value="-1.495" calcext:value-type="float">
            <text:p>-1.495</text:p>
          </table:table-cell>
          <table:table-cell office:value-type="float" office:value="-3.857" calcext:value-type="float">
            <text:p>-3.857</text:p>
          </table:table-cell>
          <table:table-cell office:value-type="float" office:value="-6.579" calcext:value-type="float">
            <text:p>-6.579</text:p>
          </table:table-cell>
          <table:table-cell office:value-type="float" office:value="-9.945" calcext:value-type="float">
            <text:p>-9.945</text:p>
          </table:table-cell>
          <table:table-cell office:value-type="float" office:value="-13.35" calcext:value-type="float">
            <text:p>-13.35</text:p>
          </table:table-cell>
          <table:table-cell table:number-columns-repeated="2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CrO2</text:p>
          </table:table-cell>
          <table:table-cell office:value-type="string" calcext:value-type="string">
            <text:p>Cr(1)O(2)</text:p>
          </table:table-cell>
          <table:table-cell office:value-type="float" office:value="16.95" calcext:value-type="float">
            <text:p>16.95</text:p>
          </table:table-cell>
          <table:table-cell office:value-type="float" office:value="-8.563" calcext:value-type="float">
            <text:p>-8.563</text:p>
          </table:table-cell>
          <table:table-cell office:value-type="float" office:value="-8.315" calcext:value-type="float">
            <text:p>-8.315</text:p>
          </table:table-cell>
          <table:table-cell office:value-type="float" office:value="-8.273" calcext:value-type="float">
            <text:p>-8.273</text:p>
          </table:table-cell>
          <table:table-cell office:value-type="float" office:value="-8.472" calcext:value-type="float">
            <text:p>-8.472</text:p>
          </table:table-cell>
          <table:table-cell office:value-type="float" office:value="-8.956" calcext:value-type="float">
            <text:p>-8.956</text:p>
          </table:table-cell>
          <table:table-cell office:value-type="float" office:value="-9.64" calcext:value-type="float">
            <text:p>-9.64</text:p>
          </table:table-cell>
          <table:table-cell table:number-columns-repeated="2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CrO3</text:p>
          </table:table-cell>
          <table:table-cell office:value-type="string" calcext:value-type="string">
            <text:p>Cr(1)O(3)</text:p>
          </table:table-cell>
          <table:table-cell office:value-type="float" office:value="35.14" calcext:value-type="float">
            <text:p>35.14</text:p>
          </table:table-cell>
          <table:table-cell office:value-type="float" office:value="-3.52" calcext:value-type="float">
            <text:p>-3.52</text:p>
          </table:table-cell>
          <table:table-cell office:value-type="float" office:value="-3.522" calcext:value-type="float">
            <text:p>-3.522</text:p>
          </table:table-cell>
          <table:table-cell office:value-type="float" office:value="-3.742" calcext:value-type="float">
            <text:p>-3.742</text:p>
          </table:table-cell>
          <table:table-cell office:value-type="float" office:value="-4.165" calcext:value-type="float">
            <text:p>-4.165</text:p>
          </table:table-cell>
          <table:table-cell office:value-type="float" office:value="-4.855" calcext:value-type="float">
            <text:p>-4.855</text:p>
          </table:table-cell>
          <table:table-cell office:value-type="float" office:value="-5.693" calcext:value-type="float">
            <text:p>-5.693</text:p>
          </table:table-cell>
          <table:table-cell office:value-type="float" office:value="-6.697" calcext:value-type="float">
            <text:p>-6.697</text:p>
          </table:table-cell>
          <table:table-cell office:value-type="float" office:value="-7.975" calcext:value-type="float">
            <text:p>-7.975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Cristobalite(alpha)</text:p>
          </table:table-cell>
          <table:table-cell office:value-type="string" calcext:value-type="string">
            <text:p>Si(1)O(2)</text:p>
          </table:table-cell>
          <table:table-cell office:value-type="float" office:value="25.74" calcext:value-type="float">
            <text:p>25.74</text:p>
          </table:table-cell>
          <table:table-cell office:value-type="float" office:value="-4.021" calcext:value-type="float">
            <text:p>-4.021</text:p>
          </table:table-cell>
          <table:table-cell office:value-type="float" office:value="-3.449" calcext:value-type="float">
            <text:p>-3.449</text:p>
          </table:table-cell>
          <table:table-cell office:value-type="float" office:value="-2.992" calcext:value-type="float">
            <text:p>-2.992</text:p>
          </table:table-cell>
          <table:table-cell office:value-type="float" office:value="-2.66" calcext:value-type="float">
            <text:p>-2.66</text:p>
          </table:table-cell>
          <table:table-cell office:value-type="float" office:value="-2.364" calcext:value-type="float">
            <text:p>-2.364</text:p>
          </table:table-cell>
          <table:table-cell office:value-type="float" office:value="-2.133" calcext:value-type="float">
            <text:p>-2.133</text:p>
          </table:table-cell>
          <table:table-cell office:value-type="float" office:value="-1.94" calcext:value-type="float">
            <text:p>-1.94</text:p>
          </table:table-cell>
          <table:table-cell office:value-type="float" office:value="-1.783" calcext:value-type="float">
            <text:p>-1.783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Cristobalite(beta)</text:p>
          </table:table-cell>
          <table:table-cell office:value-type="string" calcext:value-type="string">
            <text:p>Si(1)O(2)</text:p>
          </table:table-cell>
          <table:table-cell office:value-type="float" office:value="27.38" calcext:value-type="float">
            <text:p>27.38</text:p>
          </table:table-cell>
          <table:table-cell office:value-type="float" office:value="-3.501" calcext:value-type="float">
            <text:p>-3.501</text:p>
          </table:table-cell>
          <table:table-cell office:value-type="float" office:value="-3.005" calcext:value-type="float">
            <text:p>-3.005</text:p>
          </table:table-cell>
          <table:table-cell office:value-type="float" office:value="-2.627" calcext:value-type="float">
            <text:p>-2.627</text:p>
          </table:table-cell>
          <table:table-cell office:value-type="float" office:value="-2.358" calcext:value-type="float">
            <text:p>-2.358</text:p>
          </table:table-cell>
          <table:table-cell office:value-type="float" office:value="-2.118" calcext:value-type="float">
            <text:p>-2.118</text:p>
          </table:table-cell>
          <table:table-cell office:value-type="float" office:value="-1.926" calcext:value-type="float">
            <text:p>-1.926</text:p>
          </table:table-cell>
          <table:table-cell office:value-type="float" office:value="-1.765" calcext:value-type="float">
            <text:p>-1.765</text:p>
          </table:table-cell>
          <table:table-cell office:value-type="float" office:value="-1.632" calcext:value-type="float">
            <text:p>-1.632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Crocoite</text:p>
          </table:table-cell>
          <table:table-cell office:value-type="string" calcext:value-type="string">
            <text:p>Cr(1)Pb(1)O(4)</text:p>
          </table:table-cell>
          <table:table-cell office:value-type="float" office:value="52.81" calcext:value-type="float">
            <text:p>52.81</text:p>
          </table:table-cell>
          <table:table-cell office:value-type="float" office:value="-13.57" calcext:value-type="float">
            <text:p>-13.57</text:p>
          </table:table-cell>
          <table:table-cell office:value-type="float" office:value="-12.72" calcext:value-type="float">
            <text:p>-12.72</text:p>
          </table:table-cell>
          <table:table-cell office:value-type="float" office:value="-11.9" calcext:value-type="float">
            <text:p>-11.9</text:p>
          </table:table-cell>
          <table:table-cell office:value-type="float" office:value="-11.31" calcext:value-type="float">
            <text:p>-11.31</text:p>
          </table:table-cell>
          <table:table-cell office:value-type="float" office:value="-10.92" calcext:value-type="float">
            <text:p>-10.92</text:p>
          </table:table-cell>
          <table:table-cell office:value-type="float" office:value="-10.83" calcext:value-type="float">
            <text:p>-10.83</text:p>
          </table:table-cell>
          <table:table-cell table:number-columns-repeated="2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Cronstedtite-7A</text:p>
          </table:table-cell>
          <table:table-cell office:value-type="string" calcext:value-type="string">
            <text:p>Si(1)Fe(4)O(9)H(4)</text:p>
          </table:table-cell>
          <table:table-cell office:value-type="float" office:value="500" calcext:value-type="float">
            <text:p>500</text:p>
          </table:table-cell>
          <table:table-cell office:value-type="float" office:value="-0.00165" calcext:value-type="float">
            <text:p>-0.00165</text:p>
          </table:table-cell>
          <table:table-cell office:value-type="float" office:value="-0.7196" calcext:value-type="float">
            <text:p>-0.7196</text:p>
          </table:table-cell>
          <table:table-cell office:value-type="float" office:value="-1.674" calcext:value-type="float">
            <text:p>-1.674</text:p>
          </table:table-cell>
          <table:table-cell office:value-type="float" office:value="-2.54" calcext:value-type="float">
            <text:p>-2.54</text:p>
          </table:table-cell>
          <table:table-cell office:value-type="float" office:value="-3.343" calcext:value-type="float">
            <text:p>-3.343</text:p>
          </table:table-cell>
          <table:table-cell office:value-type="float" office:value="-3.973" calcext:value-type="float">
            <text:p>-3.973</text:p>
          </table:table-cell>
          <table:table-cell office:value-type="float" office:value="-4.552" calcext:value-type="float">
            <text:p>-4.552</text:p>
          </table:table-cell>
          <table:table-cell office:value-type="float" office:value="-5.185" calcext:value-type="float">
            <text:p>-5.185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Cu</text:p>
          </table:table-cell>
          <table:table-cell office:value-type="string" calcext:value-type="string">
            <text:p>Cu(1)</text:p>
          </table:table-cell>
          <table:table-cell office:value-type="float" office:value="7.113" calcext:value-type="float">
            <text:p>7.113</text:p>
          </table:table-cell>
          <table:table-cell office:value-type="float" office:value="34.92" calcext:value-type="float">
            <text:p>34.92</text:p>
          </table:table-cell>
          <table:table-cell office:value-type="float" office:value="31.51" calcext:value-type="float">
            <text:p>31.51</text:p>
          </table:table-cell>
          <table:table-cell office:value-type="float" office:value="27.55" calcext:value-type="float">
            <text:p>27.55</text:p>
          </table:table-cell>
          <table:table-cell office:value-type="float" office:value="23.91" calcext:value-type="float">
            <text:p>23.91</text:p>
          </table:table-cell>
          <table:table-cell office:value-type="float" office:value="20.28" calcext:value-type="float">
            <text:p>20.28</text:p>
          </table:table-cell>
          <table:table-cell office:value-type="float" office:value="17.36" calcext:value-type="float">
            <text:p>17.36</text:p>
          </table:table-cell>
          <table:table-cell office:value-type="float" office:value="14.92" calcext:value-type="float">
            <text:p>14.92</text:p>
          </table:table-cell>
          <table:table-cell office:value-type="float" office:value="12.79" calcext:value-type="float">
            <text:p>12.79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Cu3(PO4)2</text:p>
          </table:table-cell>
          <table:table-cell office:value-type="string" calcext:value-type="string">
            <text:p>P(2)Cu(3)O(8)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-12.22" calcext:value-type="float">
            <text:p>-12.22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Cu3(PO4)2.3H2O</text:p>
          </table:table-cell>
          <table:table-cell office:value-type="string" calcext:value-type="string">
            <text:p>P(2)Cu(3)O(11)H(6)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-10.48" calcext:value-type="float">
            <text:p>-10.48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CuCl2</text:p>
          </table:table-cell>
          <table:table-cell office:value-type="string" calcext:value-type="string">
            <text:p>Cl(2)Cu(1)</text:p>
          </table:table-cell>
          <table:table-cell office:value-type="float" office:value="39.71" calcext:value-type="float">
            <text:p>39.71</text:p>
          </table:table-cell>
          <table:table-cell office:value-type="float" office:value="4.449" calcext:value-type="float">
            <text:p>4.449</text:p>
          </table:table-cell>
          <table:table-cell office:value-type="float" office:value="3.731" calcext:value-type="float">
            <text:p>3.731</text:p>
          </table:table-cell>
          <table:table-cell office:value-type="float" office:value="2.765" calcext:value-type="float">
            <text:p>2.765</text:p>
          </table:table-cell>
          <table:table-cell office:value-type="float" office:value="1.748" calcext:value-type="float">
            <text:p>1.748</text:p>
          </table:table-cell>
          <table:table-cell office:value-type="float" office:value="0.5631" calcext:value-type="float">
            <text:p>0.5631</text:p>
          </table:table-cell>
          <table:table-cell office:value-type="float" office:value="-0.6015" calcext:value-type="float">
            <text:p>-0.6015</text:p>
          </table:table-cell>
          <table:table-cell table:number-columns-repeated="2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CuCr2O4</text:p>
          </table:table-cell>
          <table:table-cell office:value-type="string" calcext:value-type="string">
            <text:p>Cr(2)Cu(1)O(4)</text:p>
          </table:table-cell>
          <table:table-cell office:value-type="float" office:value="42.74" calcext:value-type="float">
            <text:p>42.74</text:p>
          </table:table-cell>
          <table:table-cell office:value-type="float" office:value="0.937" calcext:value-type="float">
            <text:p>0.937</text:p>
          </table:table-cell>
          <table:table-cell office:value-type="float" office:value="-0.5509" calcext:value-type="float">
            <text:p>-0.5509</text:p>
          </table:table-cell>
          <table:table-cell office:value-type="float" office:value="-2.777" calcext:value-type="float">
            <text:p>-2.777</text:p>
          </table:table-cell>
          <table:table-cell office:value-type="float" office:value="-5.299" calcext:value-type="float">
            <text:p>-5.299</text:p>
          </table:table-cell>
          <table:table-cell office:value-type="float" office:value="-8.378" calcext:value-type="float">
            <text:p>-8.378</text:p>
          </table:table-cell>
          <table:table-cell office:value-type="float" office:value="-11.45" calcext:value-type="float">
            <text:p>-11.45</text:p>
          </table:table-cell>
          <table:table-cell table:number-columns-repeated="2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CuF</text:p>
          </table:table-cell>
          <table:table-cell office:value-type="string" calcext:value-type="string">
            <text:p>F(1)Cu(1)</text:p>
          </table:table-cell>
          <table:table-cell office:value-type="float" office:value="11.67" calcext:value-type="float">
            <text:p>11.67</text:p>
          </table:table-cell>
          <table:table-cell office:value-type="float" office:value="500" calcext:value-type="float">
            <text:p>500</text:p>
          </table:table-cell>
          <table:table-cell office:value-type="float" office:value="25.85" calcext:value-type="float">
            <text:p>25.85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CuF2</text:p>
          </table:table-cell>
          <table:table-cell office:value-type="string" calcext:value-type="string">
            <text:p>F(2)Cu(1)</text:p>
          </table:table-cell>
          <table:table-cell office:value-type="float" office:value="24" calcext:value-type="float">
            <text:p>24</text:p>
          </table:table-cell>
          <table:table-cell office:value-type="float" office:value="500" calcext:value-type="float">
            <text:p>500</text:p>
          </table:table-cell>
          <table:table-cell office:value-type="float" office:value="-0.62" calcext:value-type="float">
            <text:p>-0.62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CuF2.2H2O</text:p>
          </table:table-cell>
          <table:table-cell office:value-type="string" calcext:value-type="string">
            <text:p>F(2)Cu(1)O(2)H(4)</text:p>
          </table:table-cell>
          <table:table-cell office:value-type="float" office:value="46.95" calcext:value-type="float">
            <text:p>46.95</text:p>
          </table:table-cell>
          <table:table-cell office:value-type="float" office:value="500" calcext:value-type="float">
            <text:p>500</text:p>
          </table:table-cell>
          <table:table-cell office:value-type="float" office:value="-4.55" calcext:value-type="float">
            <text:p>-4.55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Cuprite</text:p>
          </table:table-cell>
          <table:table-cell office:value-type="string" calcext:value-type="string">
            <text:p>Cu(2)O(1)</text:p>
          </table:table-cell>
          <table:table-cell office:value-type="float" office:value="23.44" calcext:value-type="float">
            <text:p>23.44</text:p>
          </table:table-cell>
          <table:table-cell office:value-type="float" office:value="39.84" calcext:value-type="float">
            <text:p>39.84</text:p>
          </table:table-cell>
          <table:table-cell office:value-type="float" office:value="35.64" calcext:value-type="float">
            <text:p>35.64</text:p>
          </table:table-cell>
          <table:table-cell office:value-type="float" office:value="30.78" calcext:value-type="float">
            <text:p>30.78</text:p>
          </table:table-cell>
          <table:table-cell office:value-type="float" office:value="26.34" calcext:value-type="float">
            <text:p>26.34</text:p>
          </table:table-cell>
          <table:table-cell office:value-type="float" office:value="21.94" calcext:value-type="float">
            <text:p>21.94</text:p>
          </table:table-cell>
          <table:table-cell office:value-type="float" office:value="18.42" calcext:value-type="float">
            <text:p>18.42</text:p>
          </table:table-cell>
          <table:table-cell office:value-type="float" office:value="15.46" calcext:value-type="float">
            <text:p>15.46</text:p>
          </table:table-cell>
          <table:table-cell office:value-type="float" office:value="12.84" calcext:value-type="float">
            <text:p>12.84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Daphnite-14A</text:p>
          </table:table-cell>
          <table:table-cell office:value-type="string" calcext:value-type="string">
            <text:p>Si(3)Al(2)Fe(5)O(18)H(8)</text:p>
          </table:table-cell>
          <table:table-cell office:value-type="float" office:value="213.4" calcext:value-type="float">
            <text:p>213.4</text:p>
          </table:table-cell>
          <table:table-cell office:value-type="float" office:value="60.25" calcext:value-type="float">
            <text:p>60.25</text:p>
          </table:table-cell>
          <table:table-cell office:value-type="float" office:value="52.28" calcext:value-type="float">
            <text:p>52.28</text:p>
          </table:table-cell>
          <table:table-cell office:value-type="float" office:value="42.51" calcext:value-type="float">
            <text:p>42.51</text:p>
          </table:table-cell>
          <table:table-cell office:value-type="float" office:value="33.36" calcext:value-type="float">
            <text:p>33.36</text:p>
          </table:table-cell>
          <table:table-cell office:value-type="float" office:value="24.19" calcext:value-type="float">
            <text:p>24.19</text:p>
          </table:table-cell>
          <table:table-cell office:value-type="float" office:value="16.72" calcext:value-type="float">
            <text:p>16.72</text:p>
          </table:table-cell>
          <table:table-cell office:value-type="float" office:value="10.26" calcext:value-type="float">
            <text:p>10.26</text:p>
          </table:table-cell>
          <table:table-cell office:value-type="float" office:value="4.311" calcext:value-type="float">
            <text:p>4.311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Daphnite-7A</text:p>
          </table:table-cell>
          <table:table-cell office:value-type="string" calcext:value-type="string">
            <text:p>Si(3)Al(2)Fe(5)O(18)H(8)</text:p>
          </table:table-cell>
          <table:table-cell office:value-type="float" office:value="221.2" calcext:value-type="float">
            <text:p>221.2</text:p>
          </table:table-cell>
          <table:table-cell office:value-type="float" office:value="63.86" calcext:value-type="float">
            <text:p>63.86</text:p>
          </table:table-cell>
          <table:table-cell office:value-type="float" office:value="55.66" calcext:value-type="float">
            <text:p>55.66</text:p>
          </table:table-cell>
          <table:table-cell office:value-type="float" office:value="45.62" calcext:value-type="float">
            <text:p>45.62</text:p>
          </table:table-cell>
          <table:table-cell office:value-type="float" office:value="36.23" calcext:value-type="float">
            <text:p>36.23</text:p>
          </table:table-cell>
          <table:table-cell office:value-type="float" office:value="26.84" calcext:value-type="float">
            <text:p>26.84</text:p>
          </table:table-cell>
          <table:table-cell office:value-type="float" office:value="19.2" calcext:value-type="float">
            <text:p>19.2</text:p>
          </table:table-cell>
          <table:table-cell office:value-type="float" office:value="12.62" calcext:value-type="float">
            <text:p>12.62</text:p>
          </table:table-cell>
          <table:table-cell office:value-type="float" office:value="6.562" calcext:value-type="float">
            <text:p>6.562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Dawsonite</text:p>
          </table:table-cell>
          <table:table-cell office:value-type="string" calcext:value-type="string">
            <text:p>Al(1)Na(1)C(1)O(5)H(2)</text:p>
          </table:table-cell>
          <table:table-cell office:value-type="float" office:value="500" calcext:value-type="float">
            <text:p>500</text:p>
          </table:table-cell>
          <table:table-cell office:value-type="float" office:value="5.567" calcext:value-type="float">
            <text:p>5.567</text:p>
          </table:table-cell>
          <table:table-cell office:value-type="float" office:value="4.346" calcext:value-type="float">
            <text:p>4.346</text:p>
          </table:table-cell>
          <table:table-cell office:value-type="float" office:value="2.953" calcext:value-type="float">
            <text:p>2.953</text:p>
          </table:table-cell>
          <table:table-cell office:value-type="float" office:value="1.717" calcext:value-type="float">
            <text:p>1.717</text:p>
          </table:table-cell>
          <table:table-cell office:value-type="float" office:value="0.5411" calcext:value-type="float">
            <text:p>0.5411</text:p>
          </table:table-cell>
          <table:table-cell office:value-type="float" office:value="-0.395" calcext:value-type="float">
            <text:p>-0.395</text:p>
          </table:table-cell>
          <table:table-cell table:number-columns-repeated="2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Delafossite</text:p>
          </table:table-cell>
          <table:table-cell office:value-type="string" calcext:value-type="string">
            <text:p>Fe(1)Cu(1)O(2)</text:p>
          </table:table-cell>
          <table:table-cell office:value-type="float" office:value="27.52" calcext:value-type="float">
            <text:p>27.52</text:p>
          </table:table-cell>
          <table:table-cell office:value-type="float" office:value="4.943" calcext:value-type="float">
            <text:p>4.943</text:p>
          </table:table-cell>
          <table:table-cell office:value-type="float" office:value="3.863" calcext:value-type="float">
            <text:p>3.863</text:p>
          </table:table-cell>
          <table:table-cell office:value-type="float" office:value="2.637" calcext:value-type="float">
            <text:p>2.637</text:p>
          </table:table-cell>
          <table:table-cell office:value-type="float" office:value="1.546" calcext:value-type="float">
            <text:p>1.546</text:p>
          </table:table-cell>
          <table:table-cell office:value-type="float" office:value="0.4853" calcext:value-type="float">
            <text:p>0.4853</text:p>
          </table:table-cell>
          <table:table-cell office:value-type="float" office:value="-0.3784" calcext:value-type="float">
            <text:p>-0.3784</text:p>
          </table:table-cell>
          <table:table-cell office:value-type="float" office:value="-1.153" calcext:value-type="float">
            <text:p>-1.153</text:p>
          </table:table-cell>
          <table:table-cell office:value-type="float" office:value="-1.927" calcext:value-type="float">
            <text:p>-1.927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Diaspore</text:p>
          </table:table-cell>
          <table:table-cell office:value-type="string" calcext:value-type="string">
            <text:p>Al(1)O(2)H(1)</text:p>
          </table:table-cell>
          <table:table-cell office:value-type="float" office:value="17.76" calcext:value-type="float">
            <text:p>17.76</text:p>
          </table:table-cell>
          <table:table-cell office:value-type="float" office:value="8.917" calcext:value-type="float">
            <text:p>8.917</text:p>
          </table:table-cell>
          <table:table-cell office:value-type="float" office:value="7.16" calcext:value-type="float">
            <text:p>7.16</text:p>
          </table:table-cell>
          <table:table-cell office:value-type="float" office:value="5.116" calcext:value-type="float">
            <text:p>5.116</text:p>
          </table:table-cell>
          <table:table-cell office:value-type="float" office:value="3.229" calcext:value-type="float">
            <text:p>3.229</text:p>
          </table:table-cell>
          <table:table-cell office:value-type="float" office:value="1.33" calcext:value-type="float">
            <text:p>1.33</text:p>
          </table:table-cell>
          <table:table-cell office:value-type="float" office:value="-0.2409" calcext:value-type="float">
            <text:p>-0.2409</text:p>
          </table:table-cell>
          <table:table-cell office:value-type="float" office:value="-1.618" calcext:value-type="float">
            <text:p>-1.618</text:p>
          </table:table-cell>
          <table:table-cell office:value-type="float" office:value="-2.891" calcext:value-type="float">
            <text:p>-2.891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Dicalcium_silicate</text:p>
          </table:table-cell>
          <table:table-cell office:value-type="string" calcext:value-type="string">
            <text:p>Si(1)Ca(2)O(4)</text:p>
          </table:table-cell>
          <table:table-cell office:value-type="float" office:value="59.11" calcext:value-type="float">
            <text:p>59.11</text:p>
          </table:table-cell>
          <table:table-cell office:value-type="float" office:value="40.56" calcext:value-type="float">
            <text:p>40.56</text:p>
          </table:table-cell>
          <table:table-cell office:value-type="float" office:value="37.17" calcext:value-type="float">
            <text:p>37.17</text:p>
          </table:table-cell>
          <table:table-cell office:value-type="float" office:value="33.09" calcext:value-type="float">
            <text:p>33.09</text:p>
          </table:table-cell>
          <table:table-cell office:value-type="float" office:value="29.28" calcext:value-type="float">
            <text:p>29.28</text:p>
          </table:table-cell>
          <table:table-cell office:value-type="float" office:value="25.49" calcext:value-type="float">
            <text:p>25.49</text:p>
          </table:table-cell>
          <table:table-cell office:value-type="float" office:value="22.45" calcext:value-type="float">
            <text:p>22.45</text:p>
          </table:table-cell>
          <table:table-cell office:value-type="float" office:value="19.91" calcext:value-type="float">
            <text:p>19.91</text:p>
          </table:table-cell>
          <table:table-cell office:value-type="float" office:value="17.67" calcext:value-type="float">
            <text:p>17.67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Diopside</text:p>
          </table:table-cell>
          <table:table-cell office:value-type="string" calcext:value-type="string">
            <text:p>Si(2)Mg(1)Ca(1)O(6)</text:p>
          </table:table-cell>
          <table:table-cell office:value-type="float" office:value="66.09" calcext:value-type="float">
            <text:p>66.09</text:p>
          </table:table-cell>
          <table:table-cell office:value-type="float" office:value="22.9" calcext:value-type="float">
            <text:p>22.9</text:p>
          </table:table-cell>
          <table:table-cell office:value-type="float" office:value="20.96" calcext:value-type="float">
            <text:p>20.96</text:p>
          </table:table-cell>
          <table:table-cell office:value-type="float" office:value="18.35" calcext:value-type="float">
            <text:p>18.35</text:p>
          </table:table-cell>
          <table:table-cell office:value-type="float" office:value="15.82" calcext:value-type="float">
            <text:p>15.82</text:p>
          </table:table-cell>
          <table:table-cell office:value-type="float" office:value="13.28" calcext:value-type="float">
            <text:p>13.28</text:p>
          </table:table-cell>
          <table:table-cell office:value-type="float" office:value="11.24" calcext:value-type="float">
            <text:p>11.24</text:p>
          </table:table-cell>
          <table:table-cell office:value-type="float" office:value="9.523" calcext:value-type="float">
            <text:p>9.523</text:p>
          </table:table-cell>
          <table:table-cell office:value-type="float" office:value="7.959" calcext:value-type="float">
            <text:p>7.959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Dioptase</text:p>
          </table:table-cell>
          <table:table-cell office:value-type="string" calcext:value-type="string">
            <text:p>Si(1)Cu(1)O(4)H(2)</text:p>
          </table:table-cell>
          <table:table-cell office:value-type="float" office:value="48.24" calcext:value-type="float">
            <text:p>48.24</text:p>
          </table:table-cell>
          <table:table-cell office:value-type="float" office:value="6.414" calcext:value-type="float">
            <text:p>6.414</text:p>
          </table:table-cell>
          <table:table-cell office:value-type="float" office:value="6.077" calcext:value-type="float">
            <text:p>6.077</text:p>
          </table:table-cell>
          <table:table-cell office:value-type="float" office:value="5.591" calcext:value-type="float">
            <text:p>5.591</text:p>
          </table:table-cell>
          <table:table-cell office:value-type="float" office:value="5.188" calcext:value-type="float">
            <text:p>5.188</text:p>
          </table:table-cell>
          <table:table-cell office:value-type="float" office:value="4.902" calcext:value-type="float">
            <text:p>4.902</text:p>
          </table:table-cell>
          <table:table-cell office:value-type="float" office:value="4.784" calcext:value-type="float">
            <text:p>4.784</text:p>
          </table:table-cell>
          <table:table-cell table:number-columns-repeated="2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Dolomite</text:p>
          </table:table-cell>
          <table:table-cell office:value-type="string" calcext:value-type="string">
            <text:p>Mg(1)Ca(1)C(2)O(6)</text:p>
          </table:table-cell>
          <table:table-cell office:value-type="float" office:value="64.36" calcext:value-type="float">
            <text:p>64.36</text:p>
          </table:table-cell>
          <table:table-cell office:value-type="float" office:value="3.406" calcext:value-type="float">
            <text:p>3.406</text:p>
          </table:table-cell>
          <table:table-cell office:value-type="float" office:value="2.514" calcext:value-type="float">
            <text:p>2.514</text:p>
          </table:table-cell>
          <table:table-cell office:value-type="float" office:value="1.331" calcext:value-type="float">
            <text:p>1.331</text:p>
          </table:table-cell>
          <table:table-cell office:value-type="float" office:value="0.0944" calcext:value-type="float">
            <text:p>0.0944</text:p>
          </table:table-cell>
          <table:table-cell office:value-type="float" office:value="-1.349" calcext:value-type="float">
            <text:p>-1.349</text:p>
          </table:table-cell>
          <table:table-cell office:value-type="float" office:value="-2.774" calcext:value-type="float">
            <text:p>-2.774</text:p>
          </table:table-cell>
          <table:table-cell office:value-type="float" office:value="-4.297" calcext:value-type="float">
            <text:p>-4.297</text:p>
          </table:table-cell>
          <table:table-cell office:value-type="float" office:value="-6.101" calcext:value-type="float">
            <text:p>-6.101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Dolomite-dis</text:p>
          </table:table-cell>
          <table:table-cell office:value-type="string" calcext:value-type="string">
            <text:p>Mg(1)Ca(1)C(2)O(6)</text:p>
          </table:table-cell>
          <table:table-cell office:value-type="float" office:value="64.39" calcext:value-type="float">
            <text:p>64.39</text:p>
          </table:table-cell>
          <table:table-cell office:value-type="float" office:value="5.147" calcext:value-type="float">
            <text:p>5.147</text:p>
          </table:table-cell>
          <table:table-cell office:value-type="float" office:value="4.058" calcext:value-type="float">
            <text:p>4.058</text:p>
          </table:table-cell>
          <table:table-cell office:value-type="float" office:value="2.65" calcext:value-type="float">
            <text:p>2.65</text:p>
          </table:table-cell>
          <table:table-cell office:value-type="float" office:value="1.207" calcext:value-type="float">
            <text:p>1.207</text:p>
          </table:table-cell>
          <table:table-cell office:value-type="float" office:value="-0.44" calcext:value-type="float">
            <text:p>-0.44</text:p>
          </table:table-cell>
          <table:table-cell office:value-type="float" office:value="-2.025" calcext:value-type="float">
            <text:p>-2.025</text:p>
          </table:table-cell>
          <table:table-cell office:value-type="float" office:value="-3.677" calcext:value-type="float">
            <text:p>-3.677</text:p>
          </table:table-cell>
          <table:table-cell office:value-type="float" office:value="-5.586" calcext:value-type="float">
            <text:p>-5.586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Dolomite-ord</text:p>
          </table:table-cell>
          <table:table-cell office:value-type="string" calcext:value-type="string">
            <text:p>Mg(1)Ca(1)C(2)O(6)</text:p>
          </table:table-cell>
          <table:table-cell office:value-type="float" office:value="64.34" calcext:value-type="float">
            <text:p>64.34</text:p>
          </table:table-cell>
          <table:table-cell office:value-type="float" office:value="3.406" calcext:value-type="float">
            <text:p>3.406</text:p>
          </table:table-cell>
          <table:table-cell office:value-type="float" office:value="2.514" calcext:value-type="float">
            <text:p>2.514</text:p>
          </table:table-cell>
          <table:table-cell office:value-type="float" office:value="1.331" calcext:value-type="float">
            <text:p>1.331</text:p>
          </table:table-cell>
          <table:table-cell office:value-type="float" office:value="0.0937" calcext:value-type="float">
            <text:p>0.0937</text:p>
          </table:table-cell>
          <table:table-cell office:value-type="float" office:value="-1.351" calcext:value-type="float">
            <text:p>-1.351</text:p>
          </table:table-cell>
          <table:table-cell office:value-type="float" office:value="-2.776" calcext:value-type="float">
            <text:p>-2.776</text:p>
          </table:table-cell>
          <table:table-cell office:value-type="float" office:value="-4.298" calcext:value-type="float">
            <text:p>-4.298</text:p>
          </table:table-cell>
          <table:table-cell office:value-type="float" office:value="-6.101" calcext:value-type="float">
            <text:p>-6.101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Enstatite</text:p>
          </table:table-cell>
          <table:table-cell office:value-type="string" calcext:value-type="string">
            <text:p>Si(1)Mg(1)O(3)</text:p>
          </table:table-cell>
          <table:table-cell office:value-type="float" office:value="31.28" calcext:value-type="float">
            <text:p>31.28</text:p>
          </table:table-cell>
          <table:table-cell office:value-type="float" office:value="12.55" calcext:value-type="float">
            <text:p>12.55</text:p>
          </table:table-cell>
          <table:table-cell office:value-type="float" office:value="11.33" calcext:value-type="float">
            <text:p>11.33</text:p>
          </table:table-cell>
          <table:table-cell office:value-type="float" office:value="9.732" calcext:value-type="float">
            <text:p>9.732</text:p>
          </table:table-cell>
          <table:table-cell office:value-type="float" office:value="8.211" calcext:value-type="float">
            <text:p>8.211</text:p>
          </table:table-cell>
          <table:table-cell office:value-type="float" office:value="6.698" calcext:value-type="float">
            <text:p>6.698</text:p>
          </table:table-cell>
          <table:table-cell office:value-type="float" office:value="5.495" calcext:value-type="float">
            <text:p>5.495</text:p>
          </table:table-cell>
          <table:table-cell office:value-type="float" office:value="4.493" calcext:value-type="float">
            <text:p>4.493</text:p>
          </table:table-cell>
          <table:table-cell office:value-type="float" office:value="3.599" calcext:value-type="float">
            <text:p>3.599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Epidote</text:p>
          </table:table-cell>
          <table:table-cell office:value-type="string" calcext:value-type="string">
            <text:p>Si(3)Al(2)Fe(1)Ca(2)O(13)H(1)</text:p>
          </table:table-cell>
          <table:table-cell office:value-type="float" office:value="139.2" calcext:value-type="float">
            <text:p>139.2</text:p>
          </table:table-cell>
          <table:table-cell office:value-type="float" office:value="28.74" calcext:value-type="float">
            <text:p>28.74</text:p>
          </table:table-cell>
          <table:table-cell office:value-type="float" office:value="24.44" calcext:value-type="float">
            <text:p>24.44</text:p>
          </table:table-cell>
          <table:table-cell office:value-type="float" office:value="18.87" calcext:value-type="float">
            <text:p>18.87</text:p>
          </table:table-cell>
          <table:table-cell office:value-type="float" office:value="13.52" calcext:value-type="float">
            <text:p>13.52</text:p>
          </table:table-cell>
          <table:table-cell office:value-type="float" office:value="8.066" calcext:value-type="float">
            <text:p>8.066</text:p>
          </table:table-cell>
          <table:table-cell office:value-type="float" office:value="3.55" calcext:value-type="float">
            <text:p>3.55</text:p>
          </table:table-cell>
          <table:table-cell office:value-type="float" office:value="-0.4296" calcext:value-type="float">
            <text:p>-0.4296</text:p>
          </table:table-cell>
          <table:table-cell office:value-type="float" office:value="-4.199" calcext:value-type="float">
            <text:p>-4.199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Epidote-ord</text:p>
          </table:table-cell>
          <table:table-cell office:value-type="string" calcext:value-type="string">
            <text:p>Si(3)Al(2)Fe(1)Ca(2)O(13)H(1)</text:p>
          </table:table-cell>
          <table:table-cell office:value-type="float" office:value="139.2" calcext:value-type="float">
            <text:p>139.2</text:p>
          </table:table-cell>
          <table:table-cell office:value-type="float" office:value="28.74" calcext:value-type="float">
            <text:p>28.74</text:p>
          </table:table-cell>
          <table:table-cell office:value-type="float" office:value="24.44" calcext:value-type="float">
            <text:p>24.44</text:p>
          </table:table-cell>
          <table:table-cell office:value-type="float" office:value="18.87" calcext:value-type="float">
            <text:p>18.87</text:p>
          </table:table-cell>
          <table:table-cell office:value-type="float" office:value="13.52" calcext:value-type="float">
            <text:p>13.52</text:p>
          </table:table-cell>
          <table:table-cell office:value-type="float" office:value="8.077" calcext:value-type="float">
            <text:p>8.077</text:p>
          </table:table-cell>
          <table:table-cell office:value-type="float" office:value="3.571" calcext:value-type="float">
            <text:p>3.571</text:p>
          </table:table-cell>
          <table:table-cell office:value-type="float" office:value="-0.3978" calcext:value-type="float">
            <text:p>-0.3978</text:p>
          </table:table-cell>
          <table:table-cell office:value-type="float" office:value="-4.155" calcext:value-type="float">
            <text:p>-4.155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Epsomite</text:p>
          </table:table-cell>
          <table:table-cell office:value-type="string" calcext:value-type="string">
            <text:p>Mg(1)S(1)O(11)H(14)</text:p>
          </table:table-cell>
          <table:table-cell office:value-type="float" office:value="146.8" calcext:value-type="float">
            <text:p>146.8</text:p>
          </table:table-cell>
          <table:table-cell office:value-type="float" office:value="500" calcext:value-type="float">
            <text:p>500</text:p>
          </table:table-cell>
          <table:table-cell office:value-type="float" office:value="-1.962" calcext:value-type="float">
            <text:p>-1.962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Eskolaite</text:p>
          </table:table-cell>
          <table:table-cell office:value-type="string" calcext:value-type="string">
            <text:p>Cr(2)O(3)</text:p>
          </table:table-cell>
          <table:table-cell office:value-type="float" office:value="29.09" calcext:value-type="float">
            <text:p>29.09</text:p>
          </table:table-cell>
          <table:table-cell office:value-type="float" office:value="-8.862" calcext:value-type="float">
            <text:p>-8.862</text:p>
          </table:table-cell>
          <table:table-cell office:value-type="float" office:value="-9.131" calcext:value-type="float">
            <text:p>-9.131</text:p>
          </table:table-cell>
          <table:table-cell office:value-type="float" office:value="-10.05" calcext:value-type="float">
            <text:p>-10.05</text:p>
          </table:table-cell>
          <table:table-cell office:value-type="float" office:value="-11.49" calcext:value-type="float">
            <text:p>-11.49</text:p>
          </table:table-cell>
          <table:table-cell office:value-type="float" office:value="-13.64" calcext:value-type="float">
            <text:p>-13.64</text:p>
          </table:table-cell>
          <table:table-cell office:value-type="float" office:value="-16.08" calcext:value-type="float">
            <text:p>-16.08</text:p>
          </table:table-cell>
          <table:table-cell office:value-type="float" office:value="-18.85" calcext:value-type="float">
            <text:p>-18.85</text:p>
          </table:table-cell>
          <table:table-cell office:value-type="float" office:value="-22.2" calcext:value-type="float">
            <text:p>-22.2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Ettringite</text:p>
          </table:table-cell>
          <table:table-cell office:value-type="string" calcext:value-type="string">
            <text:p>Al(2)Ca(6)S(3)O(50)H(64)</text:p>
          </table:table-cell>
          <table:table-cell office:value-type="float" office:value="500" calcext:value-type="float">
            <text:p>500</text:p>
          </table:table-cell>
          <table:table-cell office:value-type="float" office:value="68.98" calcext:value-type="float">
            <text:p>68.98</text:p>
          </table:table-cell>
          <table:table-cell office:value-type="float" office:value="62.54" calcext:value-type="float">
            <text:p>62.54</text:p>
          </table:table-cell>
          <table:table-cell office:value-type="float" office:value="56.01" calcext:value-type="float">
            <text:p>56.01</text:p>
          </table:table-cell>
          <table:table-cell office:value-type="float" office:value="51.2" calcext:value-type="float">
            <text:p>51.2</text:p>
          </table:table-cell>
          <table:table-cell office:value-type="float" office:value="47.71" calcext:value-type="float">
            <text:p>47.71</text:p>
          </table:table-cell>
          <table:table-cell office:value-type="float" office:value="45.75" calcext:value-type="float">
            <text:p>45.75</text:p>
          </table:table-cell>
          <table:table-cell table:number-columns-repeated="2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Fayalite</text:p>
          </table:table-cell>
          <table:table-cell office:value-type="string" calcext:value-type="string">
            <text:p>Si(1)Fe(2)O(4)</text:p>
          </table:table-cell>
          <table:table-cell office:value-type="float" office:value="46.39" calcext:value-type="float">
            <text:p>46.39</text:p>
          </table:table-cell>
          <table:table-cell office:value-type="float" office:value="21.44" calcext:value-type="float">
            <text:p>21.44</text:p>
          </table:table-cell>
          <table:table-cell office:value-type="float" office:value="19.11" calcext:value-type="float">
            <text:p>19.11</text:p>
          </table:table-cell>
          <table:table-cell office:value-type="float" office:value="16.23" calcext:value-type="float">
            <text:p>16.23</text:p>
          </table:table-cell>
          <table:table-cell office:value-type="float" office:value="13.52" calcext:value-type="float">
            <text:p>13.52</text:p>
          </table:table-cell>
          <table:table-cell office:value-type="float" office:value="10.82" calcext:value-type="float">
            <text:p>10.82</text:p>
          </table:table-cell>
          <table:table-cell office:value-type="float" office:value="8.644" calcext:value-type="float">
            <text:p>8.644</text:p>
          </table:table-cell>
          <table:table-cell office:value-type="float" office:value="6.794" calcext:value-type="float">
            <text:p>6.794</text:p>
          </table:table-cell>
          <table:table-cell office:value-type="float" office:value="5.117" calcext:value-type="float">
            <text:p>5.117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e(1)</text:p>
          </table:table-cell>
          <table:table-cell office:value-type="float" office:value="7.092" calcext:value-type="float">
            <text:p>7.092</text:p>
          </table:table-cell>
          <table:table-cell office:value-type="float" office:value="64.97" calcext:value-type="float">
            <text:p>64.97</text:p>
          </table:table-cell>
          <table:table-cell office:value-type="float" office:value="59.03" calcext:value-type="float">
            <text:p>59.03</text:p>
          </table:table-cell>
          <table:table-cell office:value-type="float" office:value="52.16" calcext:value-type="float">
            <text:p>52.16</text:p>
          </table:table-cell>
          <table:table-cell office:value-type="float" office:value="45.84" calcext:value-type="float">
            <text:p>45.84</text:p>
          </table:table-cell>
          <table:table-cell office:value-type="float" office:value="39.56" calcext:value-type="float">
            <text:p>39.56</text:p>
          </table:table-cell>
          <table:table-cell office:value-type="float" office:value="34.53" calcext:value-type="float">
            <text:p>34.53</text:p>
          </table:table-cell>
          <table:table-cell office:value-type="float" office:value="30.38" calcext:value-type="float">
            <text:p>30.38</text:p>
          </table:table-cell>
          <table:table-cell office:value-type="float" office:value="26.82" calcext:value-type="float">
            <text:p>26.82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Fe(OH)2</text:p>
          </table:table-cell>
          <table:table-cell office:value-type="string" calcext:value-type="string">
            <text:p>Fe(1)O(2)H(2)</text:p>
          </table:table-cell>
          <table:table-cell office:value-type="float" office:value="26.43" calcext:value-type="float">
            <text:p>26.43</text:p>
          </table:table-cell>
          <table:table-cell office:value-type="float" office:value="15.44" calcext:value-type="float">
            <text:p>15.44</text:p>
          </table:table-cell>
          <table:table-cell office:value-type="float" office:value="13.9" calcext:value-type="float">
            <text:p>13.9</text:p>
          </table:table-cell>
          <table:table-cell office:value-type="float" office:value="12.16" calcext:value-type="float">
            <text:p>12.16</text:p>
          </table:table-cell>
          <table:table-cell office:value-type="float" office:value="10.58" calcext:value-type="float">
            <text:p>10.58</text:p>
          </table:table-cell>
          <table:table-cell office:value-type="float" office:value="9.037" calcext:value-type="float">
            <text:p>9.037</text:p>
          </table:table-cell>
          <table:table-cell office:value-type="float" office:value="7.814" calcext:value-type="float">
            <text:p>7.814</text:p>
          </table:table-cell>
          <table:table-cell office:value-type="float" office:value="6.791" calcext:value-type="float">
            <text:p>6.791</text:p>
          </table:table-cell>
          <table:table-cell office:value-type="float" office:value="5.884" calcext:value-type="float">
            <text:p>5.884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Fe(OH)3</text:p>
          </table:table-cell>
          <table:table-cell office:value-type="string" calcext:value-type="string">
            <text:p>Fe(1)O(3)H(3)</text:p>
          </table:table-cell>
          <table:table-cell office:value-type="float" office:value="34.36" calcext:value-type="float">
            <text:p>34.36</text:p>
          </table:table-cell>
          <table:table-cell office:value-type="float" office:value="-3.021" calcext:value-type="float">
            <text:p>-3.021</text:p>
          </table:table-cell>
          <table:table-cell office:value-type="float" office:value="-2.834" calcext:value-type="float">
            <text:p>-2.834</text:p>
          </table:table-cell>
          <table:table-cell office:value-type="float" office:value="-2.559" calcext:value-type="float">
            <text:p>-2.559</text:p>
          </table:table-cell>
          <table:table-cell office:value-type="float" office:value="-2.24" calcext:value-type="float">
            <text:p>-2.24</text:p>
          </table:table-cell>
          <table:table-cell office:value-type="float" office:value="-1.861" calcext:value-type="float">
            <text:p>-1.861</text:p>
          </table:table-cell>
          <table:table-cell office:value-type="float" office:value="-1.526" calcext:value-type="float">
            <text:p>-1.526</text:p>
          </table:table-cell>
          <table:table-cell office:value-type="float" office:value="-1.252" calcext:value-type="float">
            <text:p>-1.252</text:p>
          </table:table-cell>
          <table:table-cell office:value-type="float" office:value="-1.051" calcext:value-type="float">
            <text:p>-1.051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Ferrihydrite</text:p>
          </table:table-cell>
          <table:table-cell office:value-type="string" calcext:value-type="string">
            <text:p>Fe(1)O(3)H(3)</text:p>
          </table:table-cell>
          <table:table-cell office:value-type="float" office:value="34.36" calcext:value-type="float">
            <text:p>34.36</text:p>
          </table:table-cell>
          <table:table-cell office:value-type="float" office:value="500" calcext:value-type="float">
            <text:p>500</text:p>
          </table:table-cell>
          <table:table-cell office:value-type="float" office:value="-3.6" calcext:value-type="float">
            <text:p>-3.6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Fe2(SO4)3</text:p>
          </table:table-cell>
          <table:table-cell office:value-type="string" calcext:value-type="string">
            <text:p>Fe(2)S(3)O(12)</text:p>
          </table:table-cell>
          <table:table-cell office:value-type="float" office:value="130.8" calcext:value-type="float">
            <text:p>130.8</text:p>
          </table:table-cell>
          <table:table-cell office:value-type="float" office:value="-13.14" calcext:value-type="float">
            <text:p>-13.14</text:p>
          </table:table-cell>
          <table:table-cell office:value-type="float" office:value="-13.77" calcext:value-type="float">
            <text:p>-13.77</text:p>
          </table:table-cell>
          <table:table-cell office:value-type="float" office:value="-15.14" calcext:value-type="float">
            <text:p>-15.14</text:p>
          </table:table-cell>
          <table:table-cell office:value-type="float" office:value="-17.01" calcext:value-type="float">
            <text:p>-17.01</text:p>
          </table:table-cell>
          <table:table-cell office:value-type="float" office:value="-19.63" calcext:value-type="float">
            <text:p>-19.63</text:p>
          </table:table-cell>
          <table:table-cell office:value-type="float" office:value="-22.57" calcext:value-type="float">
            <text:p>-22.57</text:p>
          </table:table-cell>
          <table:table-cell office:value-type="float" office:value="-25.96" calcext:value-type="float">
            <text:p>-25.96</text:p>
          </table:table-cell>
          <table:table-cell office:value-type="float" office:value="-30.22" calcext:value-type="float">
            <text:p>-30.22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FeF2</text:p>
          </table:table-cell>
          <table:table-cell office:value-type="string" calcext:value-type="string">
            <text:p>Fe(1)F(2)</text:p>
          </table:table-cell>
          <table:table-cell office:value-type="float" office:value="22.94" calcext:value-type="float">
            <text:p>22.94</text:p>
          </table:table-cell>
          <table:table-cell office:value-type="float" office:value="-1.631" calcext:value-type="float">
            <text:p>-1.631</text:p>
          </table:table-cell>
          <table:table-cell office:value-type="float" office:value="-2.382" calcext:value-type="float">
            <text:p>-2.382</text:p>
          </table:table-cell>
          <table:table-cell office:value-type="float" office:value="-3.426" calcext:value-type="float">
            <text:p>-3.426</text:p>
          </table:table-cell>
          <table:table-cell office:value-type="float" office:value="-4.552" calcext:value-type="float">
            <text:p>-4.552</text:p>
          </table:table-cell>
          <table:table-cell office:value-type="float" office:value="-5.891" calcext:value-type="float">
            <text:p>-5.891</text:p>
          </table:table-cell>
          <table:table-cell office:value-type="float" office:value="-7.223" calcext:value-type="float">
            <text:p>-7.223</text:p>
          </table:table-cell>
          <table:table-cell office:value-type="float" office:value="-8.647" calcext:value-type="float">
            <text:p>-8.647</text:p>
          </table:table-cell>
          <table:table-cell office:value-type="float" office:value="-10.33" calcext:value-type="float">
            <text:p>-10.33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FeF3</text:p>
          </table:table-cell>
          <table:table-cell office:value-type="string" calcext:value-type="string">
            <text:p>Fe(1)F(3)</text:p>
          </table:table-cell>
          <table:table-cell office:value-type="float" office:value="32.06" calcext:value-type="float">
            <text:p>32.06</text:p>
          </table:table-cell>
          <table:table-cell office:value-type="float" office:value="-29.15" calcext:value-type="float">
            <text:p>-29.15</text:p>
          </table:table-cell>
          <table:table-cell office:value-type="float" office:value="-27.73" calcext:value-type="float">
            <text:p>-27.73</text:p>
          </table:table-cell>
          <table:table-cell office:value-type="float" office:value="-26.29" calcext:value-type="float">
            <text:p>-26.29</text:p>
          </table:table-cell>
          <table:table-cell office:value-type="float" office:value="-25.16" calcext:value-type="float">
            <text:p>-25.16</text:p>
          </table:table-cell>
          <table:table-cell office:value-type="float" office:value="-24.3" calcext:value-type="float">
            <text:p>-24.3</text:p>
          </table:table-cell>
          <table:table-cell office:value-type="float" office:value="-23.94" calcext:value-type="float">
            <text:p>-23.94</text:p>
          </table:table-cell>
          <table:table-cell table:number-columns-repeated="2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FeO</text:p>
          </table:table-cell>
          <table:table-cell office:value-type="string" calcext:value-type="string">
            <text:p>Fe(1)O(1)</text:p>
          </table:table-cell>
          <table:table-cell office:value-type="float" office:value="12" calcext:value-type="float">
            <text:p>12</text:p>
          </table:table-cell>
          <table:table-cell office:value-type="float" office:value="15.23" calcext:value-type="float">
            <text:p>15.23</text:p>
          </table:table-cell>
          <table:table-cell office:value-type="float" office:value="13.53" calcext:value-type="float">
            <text:p>13.53</text:p>
          </table:table-cell>
          <table:table-cell office:value-type="float" office:value="11.58" calcext:value-type="float">
            <text:p>11.58</text:p>
          </table:table-cell>
          <table:table-cell office:value-type="float" office:value="9.799" calcext:value-type="float">
            <text:p>9.799</text:p>
          </table:table-cell>
          <table:table-cell office:value-type="float" office:value="8.038" calcext:value-type="float">
            <text:p>8.038</text:p>
          </table:table-cell>
          <table:table-cell office:value-type="float" office:value="6.625" calcext:value-type="float">
            <text:p>6.625</text:p>
          </table:table-cell>
          <table:table-cell office:value-type="float" office:value="5.434" calcext:value-type="float">
            <text:p>5.434</text:p>
          </table:table-cell>
          <table:table-cell office:value-type="float" office:value="4.376" calcext:value-type="float">
            <text:p>4.376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FeSO4</text:p>
          </table:table-cell>
          <table:table-cell office:value-type="string" calcext:value-type="string">
            <text:p>Fe(1)S(1)O(4)</text:p>
          </table:table-cell>
          <table:table-cell office:value-type="float" office:value="41.58" calcext:value-type="float">
            <text:p>41.58</text:p>
          </table:table-cell>
          <table:table-cell office:value-type="float" office:value="3.733" calcext:value-type="float">
            <text:p>3.733</text:p>
          </table:table-cell>
          <table:table-cell office:value-type="float" office:value="2.656" calcext:value-type="float">
            <text:p>2.656</text:p>
          </table:table-cell>
          <table:table-cell office:value-type="float" office:value="1.198" calcext:value-type="float">
            <text:p>1.198</text:p>
          </table:table-cell>
          <table:table-cell office:value-type="float" office:value="-0.3412" calcext:value-type="float">
            <text:p>-0.3412</text:p>
          </table:table-cell>
          <table:table-cell office:value-type="float" office:value="-2.118" calcext:value-type="float">
            <text:p>-2.118</text:p>
          </table:table-cell>
          <table:table-cell office:value-type="float" office:value="-3.817" calcext:value-type="float">
            <text:p>-3.817</text:p>
          </table:table-cell>
          <table:table-cell office:value-type="float" office:value="-5.548" calcext:value-type="float">
            <text:p>-5.548</text:p>
          </table:table-cell>
          <table:table-cell office:value-type="float" office:value="-7.488" calcext:value-type="float">
            <text:p>-7.488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Ferrite-Ca</text:p>
          </table:table-cell>
          <table:table-cell office:value-type="string" calcext:value-type="string">
            <text:p>Fe(2)Ca(1)O(4)</text:p>
          </table:table-cell>
          <table:table-cell office:value-type="float" office:value="44.98" calcext:value-type="float">
            <text:p>44.98</text:p>
          </table:table-cell>
          <table:table-cell office:value-type="float" office:value="5.685" calcext:value-type="float">
            <text:p>5.685</text:p>
          </table:table-cell>
          <table:table-cell office:value-type="float" office:value="4.542" calcext:value-type="float">
            <text:p>4.542</text:p>
          </table:table-cell>
          <table:table-cell office:value-type="float" office:value="3.278" calcext:value-type="float">
            <text:p>3.278</text:p>
          </table:table-cell>
          <table:table-cell office:value-type="float" office:value="2.183" calcext:value-type="float">
            <text:p>2.183</text:p>
          </table:table-cell>
          <table:table-cell office:value-type="float" office:value="1.142" calcext:value-type="float">
            <text:p>1.142</text:p>
          </table:table-cell>
          <table:table-cell office:value-type="float" office:value="0.2994" calcext:value-type="float">
            <text:p>0.2994</text:p>
          </table:table-cell>
          <table:table-cell office:value-type="float" office:value="-0.4722" calcext:value-type="float">
            <text:p>-0.4722</text:p>
          </table:table-cell>
          <table:table-cell office:value-type="float" office:value="-1.274" calcext:value-type="float">
            <text:p>-1.274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Ferrite-Cu</text:p>
          </table:table-cell>
          <table:table-cell office:value-type="string" calcext:value-type="string">
            <text:p>Fe(2)Cu(1)O(4)</text:p>
          </table:table-cell>
          <table:table-cell office:value-type="float" office:value="44.53" calcext:value-type="float">
            <text:p>44.53</text:p>
          </table:table-cell>
          <table:table-cell office:value-type="float" office:value="-6.367" calcext:value-type="float">
            <text:p>-6.367</text:p>
          </table:table-cell>
          <table:table-cell office:value-type="float" office:value="-6.664" calcext:value-type="float">
            <text:p>-6.664</text:p>
          </table:table-cell>
          <table:table-cell office:value-type="float" office:value="-6.941" calcext:value-type="float">
            <text:p>-6.941</text:p>
          </table:table-cell>
          <table:table-cell office:value-type="float" office:value="-7.117" calcext:value-type="float">
            <text:p>-7.117</text:p>
          </table:table-cell>
          <table:table-cell office:value-type="float" office:value="-7.235" calcext:value-type="float">
            <text:p>-7.235</text:p>
          </table:table-cell>
          <table:table-cell office:value-type="float" office:value="-7.339" calcext:value-type="float">
            <text:p>-7.339</text:p>
          </table:table-cell>
          <table:table-cell office:value-type="float" office:value="-7.511" calcext:value-type="float">
            <text:p>-7.511</text:p>
          </table:table-cell>
          <table:table-cell office:value-type="float" office:value="-7.818" calcext:value-type="float">
            <text:p>-7.818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Ferrite-Dicalcium</text:p>
          </table:table-cell>
          <table:table-cell office:value-type="string" calcext:value-type="string">
            <text:p>Fe(2)Ca(2)O(5)</text:p>
          </table:table-cell>
          <table:table-cell office:value-type="float" office:value="67.18" calcext:value-type="float">
            <text:p>67.18</text:p>
          </table:table-cell>
          <table:table-cell office:value-type="float" office:value="44.37" calcext:value-type="float">
            <text:p>44.37</text:p>
          </table:table-cell>
          <table:table-cell office:value-type="float" office:value="39.85" calcext:value-type="float">
            <text:p>39.85</text:p>
          </table:table-cell>
          <table:table-cell office:value-type="float" office:value="34.72" calcext:value-type="float">
            <text:p>34.72</text:p>
          </table:table-cell>
          <table:table-cell office:value-type="float" office:value="30.08" calcext:value-type="float">
            <text:p>30.08</text:p>
          </table:table-cell>
          <table:table-cell office:value-type="float" office:value="25.55" calcext:value-type="float">
            <text:p>25.55</text:p>
          </table:table-cell>
          <table:table-cell office:value-type="float" office:value="21.92" calcext:value-type="float">
            <text:p>21.92</text:p>
          </table:table-cell>
          <table:table-cell office:value-type="float" office:value="18.85" calcext:value-type="float">
            <text:p>18.85</text:p>
          </table:table-cell>
          <table:table-cell office:value-type="float" office:value="16.07" calcext:value-type="float">
            <text:p>16.07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Ferrite-Mg</text:p>
          </table:table-cell>
          <table:table-cell office:value-type="string" calcext:value-type="string">
            <text:p>Fe(2)Mg(1)O(4)</text:p>
          </table:table-cell>
          <table:table-cell office:value-type="float" office:value="44.57" calcext:value-type="float">
            <text:p>44.57</text:p>
          </table:table-cell>
          <table:table-cell office:value-type="float" office:value="5.458" calcext:value-type="float">
            <text:p>5.458</text:p>
          </table:table-cell>
          <table:table-cell office:value-type="float" office:value="4.075" calcext:value-type="float">
            <text:p>4.075</text:p>
          </table:table-cell>
          <table:table-cell office:value-type="float" office:value="2.526" calcext:value-type="float">
            <text:p>2.526</text:p>
          </table:table-cell>
          <table:table-cell office:value-type="float" office:value="1.169" calcext:value-type="float">
            <text:p>1.169</text:p>
          </table:table-cell>
          <table:table-cell office:value-type="float" office:value="-0.1258" calcext:value-type="float">
            <text:p>-0.1258</text:p>
          </table:table-cell>
          <table:table-cell office:value-type="float" office:value="-1.166" calcext:value-type="float">
            <text:p>-1.166</text:p>
          </table:table-cell>
          <table:table-cell office:value-type="float" office:value="-2.099" calcext:value-type="float">
            <text:p>-2.099</text:p>
          </table:table-cell>
          <table:table-cell office:value-type="float" office:value="-3.033" calcext:value-type="float">
            <text:p>-3.033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Ferrite-Zn</text:p>
          </table:table-cell>
          <table:table-cell office:value-type="string" calcext:value-type="string">
            <text:p>Fe(2)Zn(1)O(4)</text:p>
          </table:table-cell>
          <table:table-cell office:value-type="float" office:value="45.23" calcext:value-type="float">
            <text:p>45.23</text:p>
          </table:table-cell>
          <table:table-cell office:value-type="float" office:value="-4.712" calcext:value-type="float">
            <text:p>-4.712</text:p>
          </table:table-cell>
          <table:table-cell office:value-type="float" office:value="-5.246" calcext:value-type="float">
            <text:p>-5.246</text:p>
          </table:table-cell>
          <table:table-cell office:value-type="float" office:value="-5.805" calcext:value-type="float">
            <text:p>-5.805</text:p>
          </table:table-cell>
          <table:table-cell office:value-type="float" office:value="-6.248" calcext:value-type="float">
            <text:p>-6.248</text:p>
          </table:table-cell>
          <table:table-cell office:value-type="float" office:value="-6.637" calcext:value-type="float">
            <text:p>-6.637</text:p>
          </table:table-cell>
          <table:table-cell office:value-type="float" office:value="-6.958" calcext:value-type="float">
            <text:p>-6.958</text:p>
          </table:table-cell>
          <table:table-cell office:value-type="float" office:value="-7.306" calcext:value-type="float">
            <text:p>-7.306</text:p>
          </table:table-cell>
          <table:table-cell office:value-type="float" office:value="-7.757" calcext:value-type="float">
            <text:p>-7.757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Ferrosilite</text:p>
          </table:table-cell>
          <table:table-cell office:value-type="string" calcext:value-type="string">
            <text:p>Si(1)Fe(1)O(3)</text:p>
          </table:table-cell>
          <table:table-cell office:value-type="float" office:value="32.95" calcext:value-type="float">
            <text:p>32.95</text:p>
          </table:table-cell>
          <table:table-cell office:value-type="float" office:value="8.265" calcext:value-type="float">
            <text:p>8.265</text:p>
          </table:table-cell>
          <table:table-cell office:value-type="float" office:value="7.447" calcext:value-type="float">
            <text:p>7.447</text:p>
          </table:table-cell>
          <table:table-cell office:value-type="float" office:value="6.304" calcext:value-type="float">
            <text:p>6.304</text:p>
          </table:table-cell>
          <table:table-cell office:value-type="float" office:value="5.179" calcext:value-type="float">
            <text:p>5.179</text:p>
          </table:table-cell>
          <table:table-cell office:value-type="float" office:value="4.034" calcext:value-type="float">
            <text:p>4.034</text:p>
          </table:table-cell>
          <table:table-cell office:value-type="float" office:value="3.104" calcext:value-type="float">
            <text:p>3.104</text:p>
          </table:table-cell>
          <table:table-cell office:value-type="float" office:value="2.31" calcext:value-type="float">
            <text:p>2.31</text:p>
          </table:table-cell>
          <table:table-cell office:value-type="float" office:value="1.578" calcext:value-type="float">
            <text:p>1.578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Fluorapatite</text:p>
          </table:table-cell>
          <table:table-cell office:value-type="string" calcext:value-type="string">
            <text:p>Ca(5)F(1)P(3)O(12)</text:p>
          </table:table-cell>
          <table:table-cell office:value-type="float" office:value="500" calcext:value-type="float">
            <text:p>500</text:p>
          </table:table-cell>
          <table:table-cell office:value-type="float" office:value="-23.85" calcext:value-type="float">
            <text:p>-23.85</text:p>
          </table:table-cell>
          <table:table-cell office:value-type="float" office:value="-24.99" calcext:value-type="float">
            <text:p>-24.99</text:p>
          </table:table-cell>
          <table:table-cell office:value-type="float" office:value="-27.07" calcext:value-type="float">
            <text:p>-27.07</text:p>
          </table:table-cell>
          <table:table-cell office:value-type="float" office:value="-29.73" calcext:value-type="float">
            <text:p>-29.73</text:p>
          </table:table-cell>
          <table:table-cell office:value-type="float" office:value="-33.36" calcext:value-type="float">
            <text:p>-33.36</text:p>
          </table:table-cell>
          <table:table-cell office:value-type="float" office:value="-37.38" calcext:value-type="float">
            <text:p>-37.38</text:p>
          </table:table-cell>
          <table:table-cell office:value-type="float" office:value="-42" calcext:value-type="float">
            <text:p>-42</text:p>
          </table:table-cell>
          <table:table-cell office:value-type="float" office:value="-47.74" calcext:value-type="float">
            <text:p>-47.74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Fluorite</text:p>
          </table:table-cell>
          <table:table-cell office:value-type="string" calcext:value-type="string">
            <text:p>Ca(1)F(2)</text:p>
          </table:table-cell>
          <table:table-cell office:value-type="float" office:value="24.54" calcext:value-type="float">
            <text:p>24.54</text:p>
          </table:table-cell>
          <table:table-cell office:value-type="float" office:value="-10.31" calcext:value-type="float">
            <text:p>-10.31</text:p>
          </table:table-cell>
          <table:table-cell office:value-type="float" office:value="-10.04" calcext:value-type="float">
            <text:p>-10.04</text:p>
          </table:table-cell>
          <table:table-cell office:value-type="float" office:value="-9.907" calcext:value-type="float">
            <text:p>-9.907</text:p>
          </table:table-cell>
          <table:table-cell office:value-type="float" office:value="-9.967" calcext:value-type="float">
            <text:p>-9.967</text:p>
          </table:table-cell>
          <table:table-cell office:value-type="float" office:value="-10.27" calcext:value-type="float">
            <text:p>-10.27</text:p>
          </table:table-cell>
          <table:table-cell office:value-type="float" office:value="-10.78" calcext:value-type="float">
            <text:p>-10.78</text:p>
          </table:table-cell>
          <table:table-cell office:value-type="float" office:value="-11.55" calcext:value-type="float">
            <text:p>-11.55</text:p>
          </table:table-cell>
          <table:table-cell office:value-type="float" office:value="-12.7" calcext:value-type="float">
            <text:p>-12.7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Forsterite</text:p>
          </table:table-cell>
          <table:table-cell office:value-type="string" calcext:value-type="string">
            <text:p>Si(1)Mg(2)O(4)</text:p>
          </table:table-cell>
          <table:table-cell office:value-type="float" office:value="43.79" calcext:value-type="float">
            <text:p>43.79</text:p>
          </table:table-cell>
          <table:table-cell office:value-type="float" office:value="31.05" calcext:value-type="float">
            <text:p>31.05</text:p>
          </table:table-cell>
          <table:table-cell office:value-type="float" office:value="27.86" calcext:value-type="float">
            <text:p>27.86</text:p>
          </table:table-cell>
          <table:table-cell office:value-type="float" office:value="24.01" calcext:value-type="float">
            <text:p>24.01</text:p>
          </table:table-cell>
          <table:table-cell office:value-type="float" office:value="20.45" calcext:value-type="float">
            <text:p>20.45</text:p>
          </table:table-cell>
          <table:table-cell office:value-type="float" office:value="16.94" calcext:value-type="float">
            <text:p>16.94</text:p>
          </table:table-cell>
          <table:table-cell office:value-type="float" office:value="14.15" calcext:value-type="float">
            <text:p>14.15</text:p>
          </table:table-cell>
          <table:table-cell office:value-type="float" office:value="11.83" calcext:value-type="float">
            <text:p>11.83</text:p>
          </table:table-cell>
          <table:table-cell office:value-type="float" office:value="9.787" calcext:value-type="float">
            <text:p>9.787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Foshagite</text:p>
          </table:table-cell>
          <table:table-cell office:value-type="string" calcext:value-type="string">
            <text:p>Si(3)Ca(4)O(11.5)H(3)</text:p>
          </table:table-cell>
          <table:table-cell office:value-type="float" office:value="154.2" calcext:value-type="float">
            <text:p>154.2</text:p>
          </table:table-cell>
          <table:table-cell office:value-type="float" office:value="71.39" calcext:value-type="float">
            <text:p>71.39</text:p>
          </table:table-cell>
          <table:table-cell office:value-type="float" office:value="65.92" calcext:value-type="float">
            <text:p>65.92</text:p>
          </table:table-cell>
          <table:table-cell office:value-type="float" office:value="59.08" calcext:value-type="float">
            <text:p>59.08</text:p>
          </table:table-cell>
          <table:table-cell office:value-type="float" office:value="52.62" calcext:value-type="float">
            <text:p>52.62</text:p>
          </table:table-cell>
          <table:table-cell office:value-type="float" office:value="46.18" calcext:value-type="float">
            <text:p>46.18</text:p>
          </table:table-cell>
          <table:table-cell office:value-type="float" office:value="41.04" calcext:value-type="float">
            <text:p>41.04</text:p>
          </table:table-cell>
          <table:table-cell office:value-type="float" office:value="36.75" calcext:value-type="float">
            <text:p>36.75</text:p>
          </table:table-cell>
          <table:table-cell office:value-type="float" office:value="32.95" calcext:value-type="float">
            <text:p>32.95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Frankdicksonite</text:p>
          </table:table-cell>
          <table:table-cell office:value-type="string" calcext:value-type="string">
            <text:p>F(2)Ba(1)</text:p>
          </table:table-cell>
          <table:table-cell office:value-type="float" office:value="35.82" calcext:value-type="float">
            <text:p>35.82</text:p>
          </table:table-cell>
          <table:table-cell office:value-type="float" office:value="500" calcext:value-type="float">
            <text:p>500</text:p>
          </table:table-cell>
          <table:table-cell office:value-type="float" office:value="-5.76" calcext:value-type="float">
            <text:p>-5.76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Gaylussite</text:p>
          </table:table-cell>
          <table:table-cell office:value-type="string" calcext:value-type="string">
            <text:p>Ca(1)Na(2)C(2)O(11)H(10)</text:p>
          </table:table-cell>
          <table:table-cell office:value-type="float" office:value="148.2" calcext:value-type="float">
            <text:p>148.2</text:p>
          </table:table-cell>
          <table:table-cell office:value-type="float" office:value="500" calcext:value-type="float">
            <text:p>500</text:p>
          </table:table-cell>
          <table:table-cell office:value-type="float" office:value="11.16" calcext:value-type="float">
            <text:p>11.16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Gehlenite</text:p>
          </table:table-cell>
          <table:table-cell office:value-type="string" calcext:value-type="string">
            <text:p>Si(1)Al(2)Ca(2)O(7)</text:p>
          </table:table-cell>
          <table:table-cell office:value-type="float" office:value="90.24" calcext:value-type="float">
            <text:p>90.24</text:p>
          </table:table-cell>
          <table:table-cell office:value-type="float" office:value="64.01" calcext:value-type="float">
            <text:p>64.01</text:p>
          </table:table-cell>
          <table:table-cell office:value-type="float" office:value="56.3" calcext:value-type="float">
            <text:p>56.3</text:p>
          </table:table-cell>
          <table:table-cell office:value-type="float" office:value="47.17" calcext:value-type="float">
            <text:p>47.17</text:p>
          </table:table-cell>
          <table:table-cell office:value-type="float" office:value="38.7" calcext:value-type="float">
            <text:p>38.7</text:p>
          </table:table-cell>
          <table:table-cell office:value-type="float" office:value="30.21" calcext:value-type="float">
            <text:p>30.21</text:p>
          </table:table-cell>
          <table:table-cell office:value-type="float" office:value="23.28" calcext:value-type="float">
            <text:p>23.28</text:p>
          </table:table-cell>
          <table:table-cell office:value-type="float" office:value="17.37" calcext:value-type="float">
            <text:p>17.37</text:p>
          </table:table-cell>
          <table:table-cell office:value-type="float" office:value="12.05" calcext:value-type="float">
            <text:p>12.05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Gibbsite</text:p>
          </table:table-cell>
          <table:table-cell office:value-type="string" calcext:value-type="string">
            <text:p>Al(1)O(3)H(3)</text:p>
          </table:table-cell>
          <table:table-cell office:value-type="float" office:value="31.96" calcext:value-type="float">
            <text:p>31.96</text:p>
          </table:table-cell>
          <table:table-cell office:value-type="float" office:value="9.379" calcext:value-type="float">
            <text:p>9.379</text:p>
          </table:table-cell>
          <table:table-cell office:value-type="float" office:value="7.756" calcext:value-type="float">
            <text:p>7.756</text:p>
          </table:table-cell>
          <table:table-cell office:value-type="float" office:value="5.829" calcext:value-type="float">
            <text:p>5.829</text:p>
          </table:table-cell>
          <table:table-cell office:value-type="float" office:value="3.998" calcext:value-type="float">
            <text:p>3.998</text:p>
          </table:table-cell>
          <table:table-cell office:value-type="float" office:value="2.085" calcext:value-type="float">
            <text:p>2.085</text:p>
          </table:table-cell>
          <table:table-cell office:value-type="float" office:value="0.4377" calcext:value-type="float">
            <text:p>0.4377</text:p>
          </table:table-cell>
          <table:table-cell office:value-type="float" office:value="-1.058" calcext:value-type="float">
            <text:p>-1.058</text:p>
          </table:table-cell>
          <table:table-cell office:value-type="float" office:value="-2.475" calcext:value-type="float">
            <text:p>-2.475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Gismondine</text:p>
          </table:table-cell>
          <table:table-cell office:value-type="string" calcext:value-type="string">
            <text:p>Si(4)Al(4)Ca(2)O(25)H(18)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41.72" calcext:value-type="float">
            <text:p>41.72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Glauberite</text:p>
          </table:table-cell>
          <table:table-cell office:value-type="string" calcext:value-type="string">
            <text:p>Ca(1)Na(2)S(2)O(8)</text:p>
          </table:table-cell>
          <table:table-cell office:value-type="float" office:value="101.1" calcext:value-type="float">
            <text:p>101.1</text:p>
          </table:table-cell>
          <table:table-cell office:value-type="float" office:value="500" calcext:value-type="float">
            <text:p>500</text:p>
          </table:table-cell>
          <table:table-cell office:value-type="float" office:value="-5.469" calcext:value-type="float">
            <text:p>-5.469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Goethite</text:p>
          </table:table-cell>
          <table:table-cell office:value-type="string" calcext:value-type="string">
            <text:p>Fe(1)O(2)H(1)</text:p>
          </table:table-cell>
          <table:table-cell office:value-type="float" office:value="20.82" calcext:value-type="float">
            <text:p>20.82</text:p>
          </table:table-cell>
          <table:table-cell office:value-type="float" office:value="-8.493" calcext:value-type="float">
            <text:p>-8.493</text:p>
          </table:table-cell>
          <table:table-cell office:value-type="float" office:value="-7.955" calcext:value-type="float">
            <text:p>-7.955</text:p>
          </table:table-cell>
          <table:table-cell office:value-type="float" office:value="-7.263" calcext:value-type="float">
            <text:p>-7.263</text:p>
          </table:table-cell>
          <table:table-cell office:value-type="float" office:value="-6.542" calcext:value-type="float">
            <text:p>-6.542</text:p>
          </table:table-cell>
          <table:table-cell office:value-type="float" office:value="-5.739" calcext:value-type="float">
            <text:p>-5.739</text:p>
          </table:table-cell>
          <table:table-cell office:value-type="float" office:value="-5.04" calcext:value-type="float">
            <text:p>-5.04</text:p>
          </table:table-cell>
          <table:table-cell table:number-columns-repeated="2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Greenalite</text:p>
          </table:table-cell>
          <table:table-cell office:value-type="string" calcext:value-type="string">
            <text:p>Si(2)Fe(3)O(9)H(4)</text:p>
          </table:table-cell>
          <table:table-cell office:value-type="float" office:value="115" calcext:value-type="float">
            <text:p>115</text:p>
          </table:table-cell>
          <table:table-cell office:value-type="float" office:value="25.12" calcext:value-type="float">
            <text:p>25.12</text:p>
          </table:table-cell>
          <table:table-cell office:value-type="float" office:value="22.67" calcext:value-type="float">
            <text:p>22.67</text:p>
          </table:table-cell>
          <table:table-cell office:value-type="float" office:value="19.49" calcext:value-type="float">
            <text:p>19.49</text:p>
          </table:table-cell>
          <table:table-cell office:value-type="float" office:value="16.46" calcext:value-type="float">
            <text:p>16.46</text:p>
          </table:table-cell>
          <table:table-cell office:value-type="float" office:value="13.44" calcext:value-type="float">
            <text:p>13.44</text:p>
          </table:table-cell>
          <table:table-cell office:value-type="float" office:value="11.02" calcext:value-type="float">
            <text:p>11.02</text:p>
          </table:table-cell>
          <table:table-cell office:value-type="float" office:value="8.964" calcext:value-type="float">
            <text:p>8.964</text:p>
          </table:table-cell>
          <table:table-cell office:value-type="float" office:value="7.059" calcext:value-type="float">
            <text:p>7.059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Grossular</text:p>
          </table:table-cell>
          <table:table-cell office:value-type="string" calcext:value-type="string">
            <text:p>Si(3)Al(2)Ca(3)O(12)</text:p>
          </table:table-cell>
          <table:table-cell office:value-type="float" office:value="125.3" calcext:value-type="float">
            <text:p>125.3</text:p>
          </table:table-cell>
          <table:table-cell office:value-type="float" office:value="58.5" calcext:value-type="float">
            <text:p>58.5</text:p>
          </table:table-cell>
          <table:table-cell office:value-type="float" office:value="51.92" calcext:value-type="float">
            <text:p>51.92</text:p>
          </table:table-cell>
          <table:table-cell office:value-type="float" office:value="43.71" calcext:value-type="float">
            <text:p>43.71</text:p>
          </table:table-cell>
          <table:table-cell office:value-type="float" office:value="35.9" calcext:value-type="float">
            <text:p>35.9</text:p>
          </table:table-cell>
          <table:table-cell office:value-type="float" office:value="27.99" calcext:value-type="float">
            <text:p>27.99</text:p>
          </table:table-cell>
          <table:table-cell office:value-type="float" office:value="21.5" calcext:value-type="float">
            <text:p>21.5</text:p>
          </table:table-cell>
          <table:table-cell office:value-type="float" office:value="15.9" calcext:value-type="float">
            <text:p>15.9</text:p>
          </table:table-cell>
          <table:table-cell office:value-type="float" office:value="10.76" calcext:value-type="float">
            <text:p>10.76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Gypsum</text:p>
          </table:table-cell>
          <table:table-cell office:value-type="string" calcext:value-type="string">
            <text:p>Ca(1)S(1)O(6)H(4)</text:p>
          </table:table-cell>
          <table:table-cell office:value-type="float" office:value="74.69" calcext:value-type="float">
            <text:p>74.69</text:p>
          </table:table-cell>
          <table:table-cell office:value-type="float" office:value="-4.533" calcext:value-type="float">
            <text:p>-4.533</text:p>
          </table:table-cell>
          <table:table-cell office:value-type="float" office:value="-4.482" calcext:value-type="float">
            <text:p>-4.482</text:p>
          </table:table-cell>
          <table:table-cell office:value-type="float" office:value="-4.609" calcext:value-type="float">
            <text:p>-4.609</text:p>
          </table:table-cell>
          <table:table-cell office:value-type="float" office:value="-4.904" calcext:value-type="float">
            <text:p>-4.904</text:p>
          </table:table-cell>
          <table:table-cell office:value-type="float" office:value="-5.43" calcext:value-type="float">
            <text:p>-5.43</text:p>
          </table:table-cell>
          <table:table-cell office:value-type="float" office:value="-6.127" calcext:value-type="float">
            <text:p>-6.127</text:p>
          </table:table-cell>
          <table:table-cell office:value-type="float" office:value="-7.039" calcext:value-type="float">
            <text:p>-7.039</text:p>
          </table:table-cell>
          <table:table-cell office:value-type="float" office:value="-8.3" calcext:value-type="float">
            <text:p>-8.3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Gyrolite</text:p>
          </table:table-cell>
          <table:table-cell office:value-type="string" calcext:value-type="string">
            <text:p>Si(3)Ca(2)O(10.5)H(5)</text:p>
          </table:table-cell>
          <table:table-cell office:value-type="float" office:value="136.8" calcext:value-type="float">
            <text:p>136.8</text:p>
          </table:table-cell>
          <table:table-cell office:value-type="float" office:value="23.95" calcext:value-type="float">
            <text:p>23.95</text:p>
          </table:table-cell>
          <table:table-cell office:value-type="float" office:value="22.91" calcext:value-type="float">
            <text:p>22.91</text:p>
          </table:table-cell>
          <table:table-cell office:value-type="float" office:value="21.17" calcext:value-type="float">
            <text:p>21.17</text:p>
          </table:table-cell>
          <table:table-cell office:value-type="float" office:value="19.4" calcext:value-type="float">
            <text:p>19.4</text:p>
          </table:table-cell>
          <table:table-cell office:value-type="float" office:value="17.63" calcext:value-type="float">
            <text:p>17.63</text:p>
          </table:table-cell>
          <table:table-cell office:value-type="float" office:value="16.24" calcext:value-type="float">
            <text:p>16.24</text:p>
          </table:table-cell>
          <table:table-cell office:value-type="float" office:value="15.08" calcext:value-type="float">
            <text:p>15.08</text:p>
          </table:table-cell>
          <table:table-cell office:value-type="float" office:value="14.02" calcext:value-type="float">
            <text:p>14.02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Halite</text:p>
          </table:table-cell>
          <table:table-cell office:value-type="string" calcext:value-type="string">
            <text:p>Na(1)Cl(1)</text:p>
          </table:table-cell>
          <table:table-cell office:value-type="float" office:value="27.02" calcext:value-type="float">
            <text:p>27.02</text:p>
          </table:table-cell>
          <table:table-cell office:value-type="float" office:value="1.492" calcext:value-type="float">
            <text:p>1.492</text:p>
          </table:table-cell>
          <table:table-cell office:value-type="float" office:value="1.585" calcext:value-type="float">
            <text:p>1.585</text:p>
          </table:table-cell>
          <table:table-cell office:value-type="float" office:value="1.618" calcext:value-type="float">
            <text:p>1.618</text:p>
          </table:table-cell>
          <table:table-cell office:value-type="float" office:value="1.578" calcext:value-type="float">
            <text:p>1.578</text:p>
          </table:table-cell>
          <table:table-cell office:value-type="float" office:value="1.45" calcext:value-type="float">
            <text:p>1.45</text:p>
          </table:table-cell>
          <table:table-cell office:value-type="float" office:value="1.242" calcext:value-type="float">
            <text:p>1.242</text:p>
          </table:table-cell>
          <table:table-cell office:value-type="float" office:value="0.9364" calcext:value-type="float">
            <text:p>0.9364</text:p>
          </table:table-cell>
          <table:table-cell office:value-type="float" office:value="0.4683" calcext:value-type="float">
            <text:p>0.4683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Hatrurite</text:p>
          </table:table-cell>
          <table:table-cell office:value-type="string" calcext:value-type="string">
            <text:p>Si(1)Ca(3)O(5)</text:p>
          </table:table-cell>
          <table:table-cell office:value-type="float" office:value="75.6" calcext:value-type="float">
            <text:p>75.6</text:p>
          </table:table-cell>
          <table:table-cell office:value-type="float" office:value="80.27" calcext:value-type="float">
            <text:p>80.27</text:p>
          </table:table-cell>
          <table:table-cell office:value-type="float" office:value="73.41" calcext:value-type="float">
            <text:p>73.41</text:p>
          </table:table-cell>
          <table:table-cell office:value-type="float" office:value="65.33" calcext:value-type="float">
            <text:p>65.33</text:p>
          </table:table-cell>
          <table:table-cell office:value-type="float" office:value="57.87" calcext:value-type="float">
            <text:p>57.87</text:p>
          </table:table-cell>
          <table:table-cell office:value-type="float" office:value="50.47" calcext:value-type="float">
            <text:p>50.47</text:p>
          </table:table-cell>
          <table:table-cell office:value-type="float" office:value="44.56" calcext:value-type="float">
            <text:p>44.56</text:p>
          </table:table-cell>
          <table:table-cell office:value-type="float" office:value="39.64" calcext:value-type="float">
            <text:p>39.64</text:p>
          </table:table-cell>
          <table:table-cell office:value-type="float" office:value="35.37" calcext:value-type="float">
            <text:p>35.37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Hausmannite</text:p>
          </table:table-cell>
          <table:table-cell office:value-type="string" calcext:value-type="string">
            <text:p>Mn(3)O(4)</text:p>
          </table:table-cell>
          <table:table-cell office:value-type="float" office:value="500" calcext:value-type="float">
            <text:p>500</text:p>
          </table:table-cell>
          <table:table-cell office:value-type="float" office:value="20.56" calcext:value-type="float">
            <text:p>20.56</text:p>
          </table:table-cell>
          <table:table-cell office:value-type="float" office:value="18.32" calcext:value-type="float">
            <text:p>18.32</text:p>
          </table:table-cell>
          <table:table-cell office:value-type="float" office:value="15.84" calcext:value-type="float">
            <text:p>15.84</text:p>
          </table:table-cell>
          <table:table-cell office:value-type="float" office:value="13.66" calcext:value-type="float">
            <text:p>13.66</text:p>
          </table:table-cell>
          <table:table-cell office:value-type="float" office:value="11.61" calcext:value-type="float">
            <text:p>11.61</text:p>
          </table:table-cell>
          <table:table-cell office:value-type="float" office:value="10.04" calcext:value-type="float">
            <text:p>10.04</text:p>
          </table:table-cell>
          <table:table-cell office:value-type="float" office:value="8.758" calcext:value-type="float">
            <text:p>8.758</text:p>
          </table:table-cell>
          <table:table-cell office:value-type="float" office:value="7.641" calcext:value-type="float">
            <text:p>7.641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Hedenbergite</text:p>
          </table:table-cell>
          <table:table-cell office:value-type="string" calcext:value-type="string">
            <text:p>Si(2)Fe(1)Ca(1)O(6)</text:p>
          </table:table-cell>
          <table:table-cell office:value-type="float" office:value="68.27" calcext:value-type="float">
            <text:p>68.27</text:p>
          </table:table-cell>
          <table:table-cell office:value-type="float" office:value="21.39" calcext:value-type="float">
            <text:p>21.39</text:p>
          </table:table-cell>
          <table:table-cell office:value-type="float" office:value="19.61" calcext:value-type="float">
            <text:p>19.61</text:p>
          </table:table-cell>
          <table:table-cell office:value-type="float" office:value="17.16" calcext:value-type="float">
            <text:p>17.16</text:p>
          </table:table-cell>
          <table:table-cell office:value-type="float" office:value="14.76" calcext:value-type="float">
            <text:p>14.76</text:p>
          </table:table-cell>
          <table:table-cell office:value-type="float" office:value="12.33" calcext:value-type="float">
            <text:p>12.33</text:p>
          </table:table-cell>
          <table:table-cell office:value-type="float" office:value="10.36" calcext:value-type="float">
            <text:p>10.36</text:p>
          </table:table-cell>
          <table:table-cell office:value-type="float" office:value="8.678" calcext:value-type="float">
            <text:p>8.678</text:p>
          </table:table-cell>
          <table:table-cell office:value-type="float" office:value="7.139" calcext:value-type="float">
            <text:p>7.139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Hematite</text:p>
          </table:table-cell>
          <table:table-cell office:value-type="string" calcext:value-type="string">
            <text:p>Fe(2)O(3)</text:p>
          </table:table-cell>
          <table:table-cell office:value-type="float" office:value="30.27" calcext:value-type="float">
            <text:p>30.27</text:p>
          </table:table-cell>
          <table:table-cell office:value-type="float" office:value="-17.9" calcext:value-type="float">
            <text:p>-17.9</text:p>
          </table:table-cell>
          <table:table-cell office:value-type="float" office:value="-16.87" calcext:value-type="float">
            <text:p>-16.87</text:p>
          </table:table-cell>
          <table:table-cell office:value-type="float" office:value="-15.64" calcext:value-type="float">
            <text:p>-15.64</text:p>
          </table:table-cell>
          <table:table-cell office:value-type="float" office:value="-14.46" calcext:value-type="float">
            <text:p>-14.46</text:p>
          </table:table-cell>
          <table:table-cell office:value-type="float" office:value="-13.26" calcext:value-type="float">
            <text:p>-13.26</text:p>
          </table:table-cell>
          <table:table-cell office:value-type="float" office:value="-12.3" calcext:value-type="float">
            <text:p>-12.3</text:p>
          </table:table-cell>
          <table:table-cell office:value-type="float" office:value="-11.58" calcext:value-type="float">
            <text:p>-11.58</text:p>
          </table:table-cell>
          <table:table-cell office:value-type="float" office:value="-11.08" calcext:value-type="float">
            <text:p>-11.08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Hercynite</text:p>
          </table:table-cell>
          <table:table-cell office:value-type="string" calcext:value-type="string">
            <text:p>Al(2)Fe(1)O(4)</text:p>
          </table:table-cell>
          <table:table-cell office:value-type="float" office:value="40.75" calcext:value-type="float">
            <text:p>40.75</text:p>
          </table:table-cell>
          <table:table-cell office:value-type="float" office:value="34.36" calcext:value-type="float">
            <text:p>34.36</text:p>
          </table:table-cell>
          <table:table-cell office:value-type="float" office:value="28.85" calcext:value-type="float">
            <text:p>28.85</text:p>
          </table:table-cell>
          <table:table-cell office:value-type="float" office:value="22.45" calcext:value-type="float">
            <text:p>22.45</text:p>
          </table:table-cell>
          <table:table-cell office:value-type="float" office:value="16.56" calcext:value-type="float">
            <text:p>16.56</text:p>
          </table:table-cell>
          <table:table-cell office:value-type="float" office:value="10.65" calcext:value-type="float">
            <text:p>10.65</text:p>
          </table:table-cell>
          <table:table-cell office:value-type="float" office:value="5.819" calcext:value-type="float">
            <text:p>5.819</text:p>
          </table:table-cell>
          <table:table-cell office:value-type="float" office:value="1.644" calcext:value-type="float">
            <text:p>1.644</text:p>
          </table:table-cell>
          <table:table-cell office:value-type="float" office:value="-2.152" calcext:value-type="float">
            <text:p>-2.152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Heulandite</text:p>
          </table:table-cell>
          <table:table-cell office:value-type="string" calcext:value-type="string">
            <text:p>Si(6.835)Al(2.165)Ca(0.585)Na(0.383)K(0.132)Sr(0.175)Ba(0.065)O(24)H(12)</text:p>
          </table:table-cell>
          <table:table-cell office:value-type="float" office:value="311.3" calcext:value-type="float">
            <text:p>311.3</text:p>
          </table:table-cell>
          <table:table-cell office:value-type="float" office:value="4.195" calcext:value-type="float">
            <text:p>4.195</text:p>
          </table:table-cell>
          <table:table-cell office:value-type="float" office:value="3.351" calcext:value-type="float">
            <text:p>3.351</text:p>
          </table:table-cell>
          <table:table-cell office:value-type="float" office:value="1.004" calcext:value-type="float">
            <text:p>1.004</text:p>
          </table:table-cell>
          <table:table-cell office:value-type="float" office:value="-1.712" calcext:value-type="float">
            <text:p>-1.712</text:p>
          </table:table-cell>
          <table:table-cell office:value-type="float" office:value="-4.642" calcext:value-type="float">
            <text:p>-4.642</text:p>
          </table:table-cell>
          <table:table-cell office:value-type="float" office:value="-7.118" calcext:value-type="float">
            <text:p>-7.118</text:p>
          </table:table-cell>
          <table:table-cell office:value-type="float" office:value="-9.344" calcext:value-type="float">
            <text:p>-9.344</text:p>
          </table:table-cell>
          <table:table-cell office:value-type="float" office:value="-11.55" calcext:value-type="float">
            <text:p>-11.55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Hexahydrite</text:p>
          </table:table-cell>
          <table:table-cell office:value-type="string" calcext:value-type="string">
            <text:p>Mg(1)S(1)O(10)H(12)</text:p>
          </table:table-cell>
          <table:table-cell office:value-type="float" office:value="132.6" calcext:value-type="float">
            <text:p>132.6</text:p>
          </table:table-cell>
          <table:table-cell office:value-type="float" office:value="500" calcext:value-type="float">
            <text:p>500</text:p>
          </table:table-cell>
          <table:table-cell office:value-type="float" office:value="-1.727" calcext:value-type="float">
            <text:p>-1.727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Hillebrandite</text:p>
          </table:table-cell>
          <table:table-cell office:value-type="string" calcext:value-type="string">
            <text:p>Si(1)Ca(2)O(5.17)H(2.34)</text:p>
          </table:table-cell>
          <table:table-cell office:value-type="float" office:value="71.79" calcext:value-type="float">
            <text:p>71.79</text:p>
          </table:table-cell>
          <table:table-cell office:value-type="float" office:value="39.98" calcext:value-type="float">
            <text:p>39.98</text:p>
          </table:table-cell>
          <table:table-cell office:value-type="float" office:value="36.82" calcext:value-type="float">
            <text:p>36.82</text:p>
          </table:table-cell>
          <table:table-cell office:value-type="float" office:value="33.02" calcext:value-type="float">
            <text:p>33.02</text:p>
          </table:table-cell>
          <table:table-cell office:value-type="float" office:value="29.49" calcext:value-type="float">
            <text:p>29.49</text:p>
          </table:table-cell>
          <table:table-cell office:value-type="float" office:value="26.02" calcext:value-type="float">
            <text:p>26.02</text:p>
          </table:table-cell>
          <table:table-cell office:value-type="float" office:value="23.25" calcext:value-type="float">
            <text:p>23.25</text:p>
          </table:table-cell>
          <table:table-cell office:value-type="float" office:value="20.95" calcext:value-type="float">
            <text:p>20.95</text:p>
          </table:table-cell>
          <table:table-cell office:value-type="float" office:value="18.93" calcext:value-type="float">
            <text:p>18.93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Hinsdalite</text:p>
          </table:table-cell>
          <table:table-cell office:value-type="string" calcext:value-type="string">
            <text:p>Al(3)P(1)S(1)Pb(1)O(14)H(6)</text:p>
          </table:table-cell>
          <table:table-cell office:value-type="float" office:value="142.8" calcext:value-type="float">
            <text:p>142.8</text:p>
          </table:table-cell>
          <table:table-cell office:value-type="float" office:value="500" calcext:value-type="float">
            <text:p>500</text:p>
          </table:table-cell>
          <table:table-cell office:value-type="float" office:value="9.822" calcext:value-type="float">
            <text:p>9.822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Hopeite</text:p>
          </table:table-cell>
          <table:table-cell office:value-type="string" calcext:value-type="string">
            <text:p>P(2)Zn(3)O(12)H(8)</text:p>
          </table:table-cell>
          <table:table-cell office:value-type="float" office:value="150.7" calcext:value-type="float">
            <text:p>150.7</text:p>
          </table:table-cell>
          <table:table-cell office:value-type="float" office:value="500" calcext:value-type="float">
            <text:p>500</text:p>
          </table:table-cell>
          <table:table-cell office:value-type="float" office:value="-10.66" calcext:value-type="float">
            <text:p>-10.66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Huntite</text:p>
          </table:table-cell>
          <table:table-cell office:value-type="string" calcext:value-type="string">
            <text:p>Mg(3)Ca(1)C(4)O(12)</text:p>
          </table:table-cell>
          <table:table-cell office:value-type="float" office:value="122.9" calcext:value-type="float">
            <text:p>122.9</text:p>
          </table:table-cell>
          <table:table-cell office:value-type="float" office:value="12.91" calcext:value-type="float">
            <text:p>12.91</text:p>
          </table:table-cell>
          <table:table-cell office:value-type="float" office:value="10.3" calcext:value-type="float">
            <text:p>10.3</text:p>
          </table:table-cell>
          <table:table-cell office:value-type="float" office:value="7.001" calcext:value-type="float">
            <text:p>7.001</text:p>
          </table:table-cell>
          <table:table-cell office:value-type="float" office:value="3.689" calcext:value-type="float">
            <text:p>3.689</text:p>
          </table:table-cell>
          <table:table-cell office:value-type="float" office:value="0.0002" calcext:value-type="float">
            <text:p>0.0002</text:p>
          </table:table-cell>
          <table:table-cell office:value-type="float" office:value="-3.465" calcext:value-type="float">
            <text:p>-3.465</text:p>
          </table:table-cell>
          <table:table-cell office:value-type="float" office:value="-6.995" calcext:value-type="float">
            <text:p>-6.995</text:p>
          </table:table-cell>
          <table:table-cell office:value-type="float" office:value="-11" calcext:value-type="float">
            <text:p>-11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Hydroboracite</text:p>
          </table:table-cell>
          <table:table-cell office:value-type="string" calcext:value-type="string">
            <text:p>Mg(1)Ca(1)B(6)O(17)H(12)</text:p>
          </table:table-cell>
          <table:table-cell office:value-type="float" office:value="188.1" calcext:value-type="float">
            <text:p>188.1</text:p>
          </table:table-cell>
          <table:table-cell office:value-type="float" office:value="500" calcext:value-type="float">
            <text:p>500</text:p>
          </table:table-cell>
          <table:table-cell office:value-type="float" office:value="20.36" calcext:value-type="float">
            <text:p>20.36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Hydrocerussite</text:p>
          </table:table-cell>
          <table:table-cell office:value-type="string" calcext:value-type="string">
            <text:p>C(2)Pb(3)O(8)H(2)</text:p>
          </table:table-cell>
          <table:table-cell office:value-type="float" office:value="126.3" calcext:value-type="float">
            <text:p>126.3</text:p>
          </table:table-cell>
          <table:table-cell office:value-type="float" office:value="500" calcext:value-type="float">
            <text:p>500</text:p>
          </table:table-cell>
          <table:table-cell office:value-type="float" office:value="1.848" calcext:value-type="float">
            <text:p>1.848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Hydromagnesite</text:p>
          </table:table-cell>
          <table:table-cell office:value-type="string" calcext:value-type="string">
            <text:p>Mg(5)C(4)O(18)H(10)</text:p>
          </table:table-cell>
          <table:table-cell office:value-type="float" office:value="208.8" calcext:value-type="float">
            <text:p>208.8</text:p>
          </table:table-cell>
          <table:table-cell office:value-type="float" office:value="35.57" calcext:value-type="float">
            <text:p>35.57</text:p>
          </table:table-cell>
          <table:table-cell office:value-type="float" office:value="30.85" calcext:value-type="float">
            <text:p>30.85</text:p>
          </table:table-cell>
          <table:table-cell office:value-type="float" office:value="25.22" calcext:value-type="float">
            <text:p>25.22</text:p>
          </table:table-cell>
          <table:table-cell office:value-type="float" office:value="19.91" calcext:value-type="float">
            <text:p>19.91</text:p>
          </table:table-cell>
          <table:table-cell office:value-type="float" office:value="14.4" calcext:value-type="float">
            <text:p>14.4</text:p>
          </table:table-cell>
          <table:table-cell office:value-type="float" office:value="9.595" calcext:value-type="float">
            <text:p>9.595</text:p>
          </table:table-cell>
          <table:table-cell office:value-type="float" office:value="5.04" calcext:value-type="float">
            <text:p>5.04</text:p>
          </table:table-cell>
          <table:table-cell office:value-type="float" office:value="0.2069" calcext:value-type="float">
            <text:p>0.2069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Hydrophilite</text:p>
          </table:table-cell>
          <table:table-cell office:value-type="string" calcext:value-type="string">
            <text:p>Ca(1)Cl(2)</text:p>
          </table:table-cell>
          <table:table-cell office:value-type="float" office:value="500" calcext:value-type="float">
            <text:p>500</text:p>
          </table:table-cell>
          <table:table-cell office:value-type="float" office:value="13.02" calcext:value-type="float">
            <text:p>13.02</text:p>
          </table:table-cell>
          <table:table-cell office:value-type="float" office:value="11.79" calcext:value-type="float">
            <text:p>11.79</text:p>
          </table:table-cell>
          <table:table-cell office:value-type="float" office:value="10.19" calcext:value-type="float">
            <text:p>10.19</text:p>
          </table:table-cell>
          <table:table-cell office:value-type="float" office:value="8.528" calcext:value-type="float">
            <text:p>8.528</text:p>
          </table:table-cell>
          <table:table-cell office:value-type="float" office:value="6.652" calcext:value-type="float">
            <text:p>6.652</text:p>
          </table:table-cell>
          <table:table-cell office:value-type="float" office:value="4.91" calcext:value-type="float">
            <text:p>4.91</text:p>
          </table:table-cell>
          <table:table-cell office:value-type="float" office:value="3.21" calcext:value-type="float">
            <text:p>3.21</text:p>
          </table:table-cell>
          <table:table-cell office:value-type="float" office:value="1.392" calcext:value-type="float">
            <text:p>1.392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Hydroxylapatite</text:p>
          </table:table-cell>
          <table:table-cell office:value-type="string" calcext:value-type="string">
            <text:p>Ca(5)P(3)O(13)H(1)</text:p>
          </table:table-cell>
          <table:table-cell office:value-type="float" office:value="500" calcext:value-type="float">
            <text:p>500</text:p>
          </table:table-cell>
          <table:table-cell office:value-type="float" office:value="-0.2732" calcext:value-type="float">
            <text:p>-0.2732</text:p>
          </table:table-cell>
          <table:table-cell office:value-type="float" office:value="-3.075" calcext:value-type="float">
            <text:p>-3.075</text:p>
          </table:table-cell>
          <table:table-cell office:value-type="float" office:value="-6.955" calcext:value-type="float">
            <text:p>-6.955</text:p>
          </table:table-cell>
          <table:table-cell office:value-type="float" office:value="-11.18" calcext:value-type="float">
            <text:p>-11.18</text:p>
          </table:table-cell>
          <table:table-cell office:value-type="float" office:value="-16.22" calcext:value-type="float">
            <text:p>-16.22</text:p>
          </table:table-cell>
          <table:table-cell office:value-type="float" office:value="-21.22" calcext:value-type="float">
            <text:p>-21.22</text:p>
          </table:table-cell>
          <table:table-cell office:value-type="float" office:value="-26.48" calcext:value-type="float">
            <text:p>-26.48</text:p>
          </table:table-cell>
          <table:table-cell office:value-type="float" office:value="-32.52" calcext:value-type="float">
            <text:p>-32.52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Hydrozincite</text:p>
          </table:table-cell>
          <table:table-cell office:value-type="string" calcext:value-type="string">
            <text:p>C(2)Zn(5)O(12)H(6)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30.31" calcext:value-type="float">
            <text:p>30.31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O(1)H(2)</text:p>
          </table:table-cell>
          <table:table-cell office:value-type="float" office:value="19.64" calcext:value-type="float">
            <text:p>19.64</text:p>
          </table:table-cell>
          <table:table-cell office:value-type="float" office:value="0.0467" calcext:value-type="float">
            <text:p>0.0467</text:p>
          </table:table-cell>
          <table:table-cell office:value-type="float" office:value="0.1387" calcext:value-type="float">
            <text:p>0.1387</text:p>
          </table:table-cell>
          <table:table-cell office:value-type="float" office:value="0.2855" calcext:value-type="float">
            <text:p>0.2855</text:p>
          </table:table-cell>
          <table:table-cell office:value-type="float" office:value="0.467" calcext:value-type="float">
            <text:p>0.467</text:p>
          </table:table-cell>
          <table:table-cell office:value-type="float" office:value="0.7019" calcext:value-type="float">
            <text:p>0.7019</text:p>
          </table:table-cell>
          <table:table-cell office:value-type="float" office:value="0.9378" calcext:value-type="float">
            <text:p>0.9378</text:p>
          </table:table-cell>
          <table:table-cell table:number-columns-repeated="2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Illite</text:p>
          </table:table-cell>
          <table:table-cell office:value-type="string" calcext:value-type="string">
            <text:p>Si(3.5)Al(2.3)Mg(0.25)K(0.6)O(12)H(2)</text:p>
          </table:table-cell>
          <table:table-cell office:value-type="float" office:value="500" calcext:value-type="float">
            <text:p>500</text:p>
          </table:table-cell>
          <table:table-cell office:value-type="float" office:value="11.39" calcext:value-type="float">
            <text:p>11.39</text:p>
          </table:table-cell>
          <table:table-cell office:value-type="float" office:value="9.026" calcext:value-type="float">
            <text:p>9.026</text:p>
          </table:table-cell>
          <table:table-cell office:value-type="float" office:value="5.555" calcext:value-type="float">
            <text:p>5.555</text:p>
          </table:table-cell>
          <table:table-cell office:value-type="float" office:value="2.047" calcext:value-type="float">
            <text:p>2.047</text:p>
          </table:table-cell>
          <table:table-cell office:value-type="float" office:value="-1.59" calcext:value-type="float">
            <text:p>-1.59</text:p>
          </table:table-cell>
          <table:table-cell office:value-type="float" office:value="-4.612" calcext:value-type="float">
            <text:p>-4.612</text:p>
          </table:table-cell>
          <table:table-cell office:value-type="float" office:value="-7.253" calcext:value-type="float">
            <text:p>-7.253</text:p>
          </table:table-cell>
          <table:table-cell office:value-type="float" office:value="-9.711" calcext:value-type="float">
            <text:p>-9.711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Jadeite</text:p>
          </table:table-cell>
          <table:table-cell office:value-type="string" calcext:value-type="string">
            <text:p>Si(2)Al(1)Na(1)O(6)</text:p>
          </table:table-cell>
          <table:table-cell office:value-type="float" office:value="60.4" calcext:value-type="float">
            <text:p>60.4</text:p>
          </table:table-cell>
          <table:table-cell office:value-type="float" office:value="9.524" calcext:value-type="float">
            <text:p>9.524</text:p>
          </table:table-cell>
          <table:table-cell office:value-type="float" office:value="8.389" calcext:value-type="float">
            <text:p>8.389</text:p>
          </table:table-cell>
          <table:table-cell office:value-type="float" office:value="6.673" calcext:value-type="float">
            <text:p>6.673</text:p>
          </table:table-cell>
          <table:table-cell office:value-type="float" office:value="4.94" calcext:value-type="float">
            <text:p>4.94</text:p>
          </table:table-cell>
          <table:table-cell office:value-type="float" office:value="3.158" calcext:value-type="float">
            <text:p>3.158</text:p>
          </table:table-cell>
          <table:table-cell office:value-type="float" office:value="1.694" calcext:value-type="float">
            <text:p>1.694</text:p>
          </table:table-cell>
          <table:table-cell office:value-type="float" office:value="0.4184" calcext:value-type="float">
            <text:p>0.4184</text:p>
          </table:table-cell>
          <table:table-cell office:value-type="float" office:value="-0.7838" calcext:value-type="float">
            <text:p>-0.7838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Jarosite</text:p>
          </table:table-cell>
          <table:table-cell office:value-type="string" calcext:value-type="string">
            <text:p>Fe(3)K(1)S(2)O(14)H(6)</text:p>
          </table:table-cell>
          <table:table-cell office:value-type="float" office:value="156.8" calcext:value-type="float">
            <text:p>156.8</text:p>
          </table:table-cell>
          <table:table-cell office:value-type="float" office:value="-36.49" calcext:value-type="float">
            <text:p>-36.49</text:p>
          </table:table-cell>
          <table:table-cell office:value-type="float" office:value="-34.84" calcext:value-type="float">
            <text:p>-34.84</text:p>
          </table:table-cell>
          <table:table-cell office:value-type="float" office:value="-33.01" calcext:value-type="float">
            <text:p>-33.01</text:p>
          </table:table-cell>
          <table:table-cell office:value-type="float" office:value="-31.32" calcext:value-type="float">
            <text:p>-31.32</text:p>
          </table:table-cell>
          <table:table-cell office:value-type="float" office:value="-29.7" calcext:value-type="float">
            <text:p>-29.7</text:p>
          </table:table-cell>
          <table:table-cell office:value-type="float" office:value="-28.59" calcext:value-type="float">
            <text:p>-28.59</text:p>
          </table:table-cell>
          <table:table-cell table:number-columns-repeated="2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Jarosite-Na</text:p>
          </table:table-cell>
          <table:table-cell office:value-type="string" calcext:value-type="string">
            <text:p>Fe(3)Na(1)S(2)O(14)H(6)</text:p>
          </table:table-cell>
          <table:table-cell office:value-type="float" office:value="168.4" calcext:value-type="float">
            <text:p>168.4</text:p>
          </table:table-cell>
          <table:table-cell office:value-type="float" office:value="500" calcext:value-type="float">
            <text:p>500</text:p>
          </table:table-cell>
          <table:table-cell office:value-type="float" office:value="-30.92" calcext:value-type="float">
            <text:p>-30.92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Jurbanite</text:p>
          </table:table-cell>
          <table:table-cell office:value-type="string" calcext:value-type="string">
            <text:p>Al(1)S(1)O(10)H(11)</text:p>
          </table:table-cell>
          <table:table-cell office:value-type="float" office:value="126" calcext:value-type="float">
            <text:p>126</text:p>
          </table:table-cell>
          <table:table-cell office:value-type="float" office:value="500" calcext:value-type="float">
            <text:p>500</text:p>
          </table:table-cell>
          <table:table-cell office:value-type="float" office:value="-3.23" calcext:value-type="float">
            <text:p>-3.23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K(1)</text:p>
          </table:table-cell>
          <table:table-cell office:value-type="float" office:value="45.36" calcext:value-type="float">
            <text:p>45.36</text:p>
          </table:table-cell>
          <table:table-cell office:value-type="float" office:value="77.26" calcext:value-type="float">
            <text:p>77.26</text:p>
          </table:table-cell>
          <table:table-cell office:value-type="float" office:value="70.99" calcext:value-type="float">
            <text:p>70.99</text:p>
          </table:table-cell>
          <table:table-cell office:value-type="float" office:value="63.76" calcext:value-type="float">
            <text:p>63.76</text:p>
          </table:table-cell>
          <table:table-cell office:value-type="float" office:value="57.15" calcext:value-type="float">
            <text:p>57.15</text:p>
          </table:table-cell>
          <table:table-cell office:value-type="float" office:value="50.63" calcext:value-type="float">
            <text:p>50.63</text:p>
          </table:table-cell>
          <table:table-cell office:value-type="float" office:value="45.49" calcext:value-type="float">
            <text:p>45.49</text:p>
          </table:table-cell>
          <table:table-cell office:value-type="float" office:value="41.24" calcext:value-type="float">
            <text:p>41.24</text:p>
          </table:table-cell>
          <table:table-cell office:value-type="float" office:value="37.73" calcext:value-type="float">
            <text:p>37.73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K-Feldspar</text:p>
          </table:table-cell>
          <table:table-cell office:value-type="string" calcext:value-type="string">
            <text:p>Si(3)Al(1)K(1)O(8)</text:p>
          </table:table-cell>
          <table:table-cell office:value-type="float" office:value="108.9" calcext:value-type="float">
            <text:p>108.9</text:p>
          </table:table-cell>
          <table:table-cell office:value-type="float" office:value="-0.2168" calcext:value-type="float">
            <text:p>-0.2168</text:p>
          </table:table-cell>
          <table:table-cell office:value-type="float" office:value="-0.2753" calcext:value-type="float">
            <text:p>-0.2753</text:p>
          </table:table-cell>
          <table:table-cell office:value-type="float" office:value="-0.961" calcext:value-type="float">
            <text:p>-0.961</text:p>
          </table:table-cell>
          <table:table-cell office:value-type="float" office:value="-1.855" calcext:value-type="float">
            <text:p>-1.855</text:p>
          </table:table-cell>
          <table:table-cell office:value-type="float" office:value="-2.868" calcext:value-type="float">
            <text:p>-2.868</text:p>
          </table:table-cell>
          <table:table-cell office:value-type="float" office:value="-3.753" calcext:value-type="float">
            <text:p>-3.753</text:p>
          </table:table-cell>
          <table:table-cell office:value-type="float" office:value="-4.574" calcext:value-type="float">
            <text:p>-4.574</text:p>
          </table:table-cell>
          <table:table-cell office:value-type="float" office:value="-5.414" calcext:value-type="float">
            <text:p>-5.414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K2CO3.1.5H2O</text:p>
          </table:table-cell>
          <table:table-cell office:value-type="string" calcext:value-type="string">
            <text:p>K(2)C(1)O(4.5)H(3)</text:p>
          </table:table-cell>
          <table:table-cell office:value-type="float" office:value="80.88" calcext:value-type="float">
            <text:p>80.88</text:p>
          </table:table-cell>
          <table:table-cell office:value-type="float" office:value="500" calcext:value-type="float">
            <text:p>500</text:p>
          </table:table-cell>
          <table:table-cell office:value-type="float" office:value="13.38" calcext:value-type="float">
            <text:p>13.38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K2O</text:p>
          </table:table-cell>
          <table:table-cell office:value-type="string" calcext:value-type="string">
            <text:p>K(2)O(1)</text:p>
          </table:table-cell>
          <table:table-cell office:value-type="float" office:value="40.38" calcext:value-type="float">
            <text:p>40.38</text:p>
          </table:table-cell>
          <table:table-cell office:value-type="float" office:value="90.88" calcext:value-type="float">
            <text:p>90.88</text:p>
          </table:table-cell>
          <table:table-cell office:value-type="float" office:value="84.04" calcext:value-type="float">
            <text:p>84.04</text:p>
          </table:table-cell>
          <table:table-cell office:value-type="float" office:value="76.19" calcext:value-type="float">
            <text:p>76.19</text:p>
          </table:table-cell>
          <table:table-cell office:value-type="float" office:value="69.04" calcext:value-type="float">
            <text:p>69.04</text:p>
          </table:table-cell>
          <table:table-cell office:value-type="float" office:value="62.01" calcext:value-type="float">
            <text:p>62.01</text:p>
          </table:table-cell>
          <table:table-cell office:value-type="float" office:value="56.47" calcext:value-type="float">
            <text:p>56.47</text:p>
          </table:table-cell>
          <table:table-cell office:value-type="float" office:value="51.99" calcext:value-type="float">
            <text:p>51.99</text:p>
          </table:table-cell>
          <table:table-cell office:value-type="float" office:value="48.28" calcext:value-type="float">
            <text:p>48.28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K3H(SO4)2</text:p>
          </table:table-cell>
          <table:table-cell office:value-type="string" calcext:value-type="string">
            <text:p>K(3)S(2)O(8)H(1)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-3.623" calcext:value-type="float">
            <text:p>-3.623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K8H4(CO3)6.3H2O</text:p>
          </table:table-cell>
          <table:table-cell office:value-type="string" calcext:value-type="string">
            <text:p>K(8)C(6)O(21)H(10)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27.71" calcext:value-type="float">
            <text:p>27.71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KAl(SO4)2</text:p>
          </table:table-cell>
          <table:table-cell office:value-type="string" calcext:value-type="string">
            <text:p>Al(1)K(1)S(2)O(8)</text:p>
          </table:table-cell>
          <table:table-cell office:value-type="float" office:value="500" calcext:value-type="float">
            <text:p>500</text:p>
          </table:table-cell>
          <table:table-cell office:value-type="float" office:value="5.402" calcext:value-type="float">
            <text:p>5.402</text:p>
          </table:table-cell>
          <table:table-cell office:value-type="float" office:value="3.365" calcext:value-type="float">
            <text:p>3.365</text:p>
          </table:table-cell>
          <table:table-cell office:value-type="float" office:value="0.5536" calcext:value-type="float">
            <text:p>0.5536</text:p>
          </table:table-cell>
          <table:table-cell office:value-type="float" office:value="-2.471" calcext:value-type="float">
            <text:p>-2.471</text:p>
          </table:table-cell>
          <table:table-cell office:value-type="float" office:value="-6.013" calcext:value-type="float">
            <text:p>-6.013</text:p>
          </table:table-cell>
          <table:table-cell office:value-type="float" office:value="-9.431" calcext:value-type="float">
            <text:p>-9.431</text:p>
          </table:table-cell>
          <table:table-cell office:value-type="float" office:value="-12.91" calcext:value-type="float">
            <text:p>-12.91</text:p>
          </table:table-cell>
          <table:table-cell office:value-type="float" office:value="-16.75" calcext:value-type="float">
            <text:p>-16.75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KMgCl3</text:p>
          </table:table-cell>
          <table:table-cell office:value-type="string" calcext:value-type="string">
            <text:p>Mg(1)K(1)Cl(3)</text:p>
          </table:table-cell>
          <table:table-cell office:value-type="float" office:value="500" calcext:value-type="float">
            <text:p>500</text:p>
          </table:table-cell>
          <table:table-cell office:value-type="float" office:value="23.3" calcext:value-type="float">
            <text:p>23.3</text:p>
          </table:table-cell>
          <table:table-cell office:value-type="float" office:value="21.26" calcext:value-type="float">
            <text:p>21.26</text:p>
          </table:table-cell>
          <table:table-cell office:value-type="float" office:value="18.71" calcext:value-type="float">
            <text:p>18.71</text:p>
          </table:table-cell>
          <table:table-cell office:value-type="float" office:value="16.19" calcext:value-type="float">
            <text:p>16.19</text:p>
          </table:table-cell>
          <table:table-cell office:value-type="float" office:value="13.46" calcext:value-type="float">
            <text:p>13.46</text:p>
          </table:table-cell>
          <table:table-cell office:value-type="float" office:value="11.01" calcext:value-type="float">
            <text:p>11.01</text:p>
          </table:table-cell>
          <table:table-cell table:number-columns-repeated="2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KMgCl3.2H2O</text:p>
          </table:table-cell>
          <table:table-cell office:value-type="string" calcext:value-type="string">
            <text:p>Mg(1)K(1)Cl(3)O(2)H(4)</text:p>
          </table:table-cell>
          <table:table-cell office:value-type="float" office:value="500" calcext:value-type="float">
            <text:p>500</text:p>
          </table:table-cell>
          <table:table-cell office:value-type="float" office:value="15.15" calcext:value-type="float">
            <text:p>15.15</text:p>
          </table:table-cell>
          <table:table-cell office:value-type="float" office:value="13.98" calcext:value-type="float">
            <text:p>13.98</text:p>
          </table:table-cell>
          <table:table-cell office:value-type="float" office:value="12.5" calcext:value-type="float">
            <text:p>12.5</text:p>
          </table:table-cell>
          <table:table-cell office:value-type="float" office:value="11.05" calcext:value-type="float">
            <text:p>11.05</text:p>
          </table:table-cell>
          <table:table-cell office:value-type="float" office:value="9.491" calcext:value-type="float">
            <text:p>9.491</text:p>
          </table:table-cell>
          <table:table-cell office:value-type="float" office:value="8.066" calcext:value-type="float">
            <text:p>8.066</text:p>
          </table:table-cell>
          <table:table-cell table:number-columns-repeated="2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KNaCO3.6H2O</text:p>
          </table:table-cell>
          <table:table-cell office:value-type="string" calcext:value-type="string">
            <text:p>Na(1)K(1)C(1)O(9)H(12)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10.26" calcext:value-type="float">
            <text:p>10.26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Kainite</text:p>
          </table:table-cell>
          <table:table-cell office:value-type="string" calcext:value-type="string">
            <text:p>Mg(1)K(1)Cl(1)S(1)O(7)H(6)</text:p>
          </table:table-cell>
          <table:table-cell office:value-type="float" office:value="115.3" calcext:value-type="float">
            <text:p>115.3</text:p>
          </table:table-cell>
          <table:table-cell office:value-type="float" office:value="500" calcext:value-type="float">
            <text:p>500</text:p>
          </table:table-cell>
          <table:table-cell office:value-type="float" office:value="-0.3114" calcext:value-type="float">
            <text:p>-0.3114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Kalicinite</text:p>
          </table:table-cell>
          <table:table-cell office:value-type="string" calcext:value-type="string">
            <text:p>K(1)C(1)O(3)H(1)</text:p>
          </table:table-cell>
          <table:table-cell office:value-type="float" office:value="46.14" calcext:value-type="float">
            <text:p>46.14</text:p>
          </table:table-cell>
          <table:table-cell office:value-type="float" office:value="500" calcext:value-type="float">
            <text:p>500</text:p>
          </table:table-cell>
          <table:table-cell office:value-type="float" office:value="0.2837" calcext:value-type="float">
            <text:p>0.2837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Kalsilite</text:p>
          </table:table-cell>
          <table:table-cell office:value-type="string" calcext:value-type="string">
            <text:p>Si(1)Al(1)K(1)O(4)</text:p>
          </table:table-cell>
          <table:table-cell office:value-type="float" office:value="59.89" calcext:value-type="float">
            <text:p>59.89</text:p>
          </table:table-cell>
          <table:table-cell office:value-type="float" office:value="12.52" calcext:value-type="float">
            <text:p>12.52</text:p>
          </table:table-cell>
          <table:table-cell office:value-type="float" office:value="10.9" calcext:value-type="float">
            <text:p>10.9</text:p>
          </table:table-cell>
          <table:table-cell office:value-type="float" office:value="8.811" calcext:value-type="float">
            <text:p>8.811</text:p>
          </table:table-cell>
          <table:table-cell office:value-type="float" office:value="6.8" calcext:value-type="float">
            <text:p>6.8</text:p>
          </table:table-cell>
          <table:table-cell office:value-type="float" office:value="4.747" calcext:value-type="float">
            <text:p>4.747</text:p>
          </table:table-cell>
          <table:table-cell office:value-type="float" office:value="3.05" calcext:value-type="float">
            <text:p>3.05</text:p>
          </table:table-cell>
          <table:table-cell office:value-type="float" office:value="1.567" calcext:value-type="float">
            <text:p>1.567</text:p>
          </table:table-cell>
          <table:table-cell office:value-type="float" office:value="0.1902" calcext:value-type="float">
            <text:p>0.1902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Kaolinite</text:p>
          </table:table-cell>
          <table:table-cell office:value-type="string" calcext:value-type="string">
            <text:p>Si(2)Al(2)O(9)H(4)</text:p>
          </table:table-cell>
          <table:table-cell office:value-type="float" office:value="99.52" calcext:value-type="float">
            <text:p>99.52</text:p>
          </table:table-cell>
          <table:table-cell office:value-type="float" office:value="9.018" calcext:value-type="float">
            <text:p>9.018</text:p>
          </table:table-cell>
          <table:table-cell office:value-type="float" office:value="6.81" calcext:value-type="float">
            <text:p>6.81</text:p>
          </table:table-cell>
          <table:table-cell office:value-type="float" office:value="3.847" calcext:value-type="float">
            <text:p>3.847</text:p>
          </table:table-cell>
          <table:table-cell office:value-type="float" office:value="0.9541" calcext:value-type="float">
            <text:p>0.9541</text:p>
          </table:table-cell>
          <table:table-cell office:value-type="float" office:value="-2.019" calcext:value-type="float">
            <text:p>-2.019</text:p>
          </table:table-cell>
          <table:table-cell office:value-type="float" office:value="-4.502" calcext:value-type="float">
            <text:p>-4.502</text:p>
          </table:table-cell>
          <table:table-cell office:value-type="float" office:value="-6.708" calcext:value-type="float">
            <text:p>-6.708</text:p>
          </table:table-cell>
          <table:table-cell office:value-type="float" office:value="-8.802" calcext:value-type="float">
            <text:p>-8.802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Katoite</text:p>
          </table:table-cell>
          <table:table-cell office:value-type="string" calcext:value-type="string">
            <text:p>Al(2)Ca(3)O(12)H(12)</text:p>
          </table:table-cell>
          <table:table-cell office:value-type="float" office:value="149.5" calcext:value-type="float">
            <text:p>149.5</text:p>
          </table:table-cell>
          <table:table-cell office:value-type="float" office:value="500" calcext:value-type="float">
            <text:p>500</text:p>
          </table:table-cell>
          <table:table-cell office:value-type="float" office:value="78.94" calcext:value-type="float">
            <text:p>78.94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Hydrogarnet</text:p>
          </table:table-cell>
          <table:table-cell office:value-type="string" calcext:value-type="string">
            <text:p>Al(2)Ca(3)O(8)H(4)</text:p>
          </table:table-cell>
          <table:table-cell office:value-type="float" office:value="149.5" calcext:value-type="float">
            <text:p>149.5</text:p>
          </table:table-cell>
          <table:table-cell office:value-type="float" office:value="500" calcext:value-type="float">
            <text:p>500</text:p>
          </table:table-cell>
          <table:table-cell office:value-type="float" office:value="78.75" calcext:value-type="float">
            <text:p>78.75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EttringiteMarchand</text:p>
          </table:table-cell>
          <table:table-cell office:value-type="string" calcext:value-type="string">
            <text:p>Al(2)Ca(6)S(3)O(20)H(4)</text:p>
          </table:table-cell>
          <table:table-cell office:value-type="float" office:value="569.9" calcext:value-type="float">
            <text:p>569.9</text:p>
          </table:table-cell>
          <table:table-cell office:value-type="float" office:value="500" calcext:value-type="float">
            <text:p>500</text:p>
          </table:table-cell>
          <table:table-cell office:value-type="float" office:value="57.75" calcext:value-type="float">
            <text:p>57.75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CSHMarchand</text:p>
          </table:table-cell>
          <table:table-cell office:value-type="string" calcext:value-type="string">
            <text:p>Ca(1)O(2)H(2)</text:p>
          </table:table-cell>
          <table:table-cell office:value-type="float" office:value="95.1" calcext:value-type="float">
            <text:p>95.1</text:p>
          </table:table-cell>
          <table:table-cell office:value-type="float" office:value="500" calcext:value-type="float">
            <text:p>500</text:p>
          </table:table-cell>
          <table:table-cell office:value-type="float" office:value="22.39" calcext:value-type="float">
            <text:p>22.39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PortlanditeMarchand</text:p>
          </table:table-cell>
          <table:table-cell office:value-type="string" calcext:value-type="string">
            <text:p>Ca(1)O(2)H(2)</text:p>
          </table:table-cell>
          <table:table-cell office:value-type="float" office:value="33.06" calcext:value-type="float">
            <text:p>33.06</text:p>
          </table:table-cell>
          <table:table-cell office:value-type="float" office:value="500" calcext:value-type="float">
            <text:p>500</text:p>
          </table:table-cell>
          <table:table-cell office:value-type="float" office:value="22.79" calcext:value-type="float">
            <text:p>22.79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GypsumMarchand</text:p>
          </table:table-cell>
          <table:table-cell office:value-type="string" calcext:value-type="string">
            <text:p>Ca(1)S(1)O(6)H(4)</text:p>
          </table:table-cell>
          <table:table-cell office:value-type="float" office:value="74.69" calcext:value-type="float">
            <text:p>74.69</text:p>
          </table:table-cell>
          <table:table-cell office:value-type="float" office:value="500" calcext:value-type="float">
            <text:p>500</text:p>
          </table:table-cell>
          <table:table-cell office:value-type="float" office:value="-4.6" calcext:value-type="float">
            <text:p>-4.6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Kieserite</text:p>
          </table:table-cell>
          <table:table-cell office:value-type="string" calcext:value-type="string">
            <text:p>Mg(1)S(1)O(5)H(2)</text:p>
          </table:table-cell>
          <table:table-cell office:value-type="float" office:value="56.6" calcext:value-type="float">
            <text:p>56.6</text:p>
          </table:table-cell>
          <table:table-cell office:value-type="float" office:value="500" calcext:value-type="float">
            <text:p>500</text:p>
          </table:table-cell>
          <table:table-cell office:value-type="float" office:value="-0.267" calcext:value-type="float">
            <text:p>-0.267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Kyanite</text:p>
          </table:table-cell>
          <table:table-cell office:value-type="string" calcext:value-type="string">
            <text:p>Si(1)Al(2)O(5)</text:p>
          </table:table-cell>
          <table:table-cell office:value-type="float" office:value="44.09" calcext:value-type="float">
            <text:p>44.09</text:p>
          </table:table-cell>
          <table:table-cell office:value-type="float" office:value="19.24" calcext:value-type="float">
            <text:p>19.24</text:p>
          </table:table-cell>
          <table:table-cell office:value-type="float" office:value="15.67" calcext:value-type="float">
            <text:p>15.67</text:p>
          </table:table-cell>
          <table:table-cell office:value-type="float" office:value="11.31" calcext:value-type="float">
            <text:p>11.31</text:p>
          </table:table-cell>
          <table:table-cell office:value-type="float" office:value="7.183" calcext:value-type="float">
            <text:p>7.183</text:p>
          </table:table-cell>
          <table:table-cell office:value-type="float" office:value="2.977" calcext:value-type="float">
            <text:p>2.977</text:p>
          </table:table-cell>
          <table:table-cell office:value-type="float" office:value="-0.5155" calcext:value-type="float">
            <text:p>-0.5155</text:p>
          </table:table-cell>
          <table:table-cell office:value-type="float" office:value="-3.572" calcext:value-type="float">
            <text:p>-3.572</text:p>
          </table:table-cell>
          <table:table-cell office:value-type="float" office:value="-6.391" calcext:value-type="float">
            <text:p>-6.391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Lammerite</text:p>
          </table:table-cell>
          <table:table-cell office:value-type="string" calcext:value-type="string">
            <text:p>Cu(3)As(2)O(8)</text:p>
          </table:table-cell>
          <table:table-cell office:value-type="float" office:value="89.06" calcext:value-type="float">
            <text:p>89.06</text:p>
          </table:table-cell>
          <table:table-cell office:value-type="float" office:value="500" calcext:value-type="float">
            <text:p>500</text:p>
          </table:table-cell>
          <table:table-cell office:value-type="float" office:value="1.554" calcext:value-type="float">
            <text:p>1.554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Lanarkite</text:p>
          </table:table-cell>
          <table:table-cell office:value-type="string" calcext:value-type="string">
            <text:p>S(1)Pb(2)O(5)</text:p>
          </table:table-cell>
          <table:table-cell office:value-type="float" office:value="76.08" calcext:value-type="float">
            <text:p>76.08</text:p>
          </table:table-cell>
          <table:table-cell office:value-type="float" office:value="-0.1947" calcext:value-type="float">
            <text:p>-0.1947</text:p>
          </table:table-cell>
          <table:table-cell office:value-type="float" office:value="-0.4692" calcext:value-type="float">
            <text:p>-0.4692</text:p>
          </table:table-cell>
          <table:table-cell office:value-type="float" office:value="-0.9502" calcext:value-type="float">
            <text:p>-0.9502</text:p>
          </table:table-cell>
          <table:table-cell office:value-type="float" office:value="-1.517" calcext:value-type="float">
            <text:p>-1.517</text:p>
          </table:table-cell>
          <table:table-cell office:value-type="float" office:value="-2.239" calcext:value-type="float">
            <text:p>-2.239</text:p>
          </table:table-cell>
          <table:table-cell office:value-type="float" office:value="-3.026" calcext:value-type="float">
            <text:p>-3.026</text:p>
          </table:table-cell>
          <table:table-cell table:number-columns-repeated="2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Lansfordite</text:p>
          </table:table-cell>
          <table:table-cell office:value-type="string" calcext:value-type="string">
            <text:p>Mg(1)C(1)O(8)H(10)</text:p>
          </table:table-cell>
          <table:table-cell office:value-type="float" office:value="100.8" calcext:value-type="float">
            <text:p>100.8</text:p>
          </table:table-cell>
          <table:table-cell office:value-type="float" office:value="500" calcext:value-type="float">
            <text:p>500</text:p>
          </table:table-cell>
          <table:table-cell office:value-type="float" office:value="4.841" calcext:value-type="float">
            <text:p>4.841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Larnite</text:p>
          </table:table-cell>
          <table:table-cell office:value-type="string" calcext:value-type="string">
            <text:p>Si(1)Ca(2)O(4)</text:p>
          </table:table-cell>
          <table:table-cell office:value-type="float" office:value="51.6" calcext:value-type="float">
            <text:p>51.6</text:p>
          </table:table-cell>
          <table:table-cell office:value-type="float" office:value="42" calcext:value-type="float">
            <text:p>42</text:p>
          </table:table-cell>
          <table:table-cell office:value-type="float" office:value="38.47" calcext:value-type="float">
            <text:p>38.47</text:p>
          </table:table-cell>
          <table:table-cell office:value-type="float" office:value="34.21" calcext:value-type="float">
            <text:p>34.21</text:p>
          </table:table-cell>
          <table:table-cell office:value-type="float" office:value="30.24" calcext:value-type="float">
            <text:p>30.24</text:p>
          </table:table-cell>
          <table:table-cell office:value-type="float" office:value="26.29" calcext:value-type="float">
            <text:p>26.29</text:p>
          </table:table-cell>
          <table:table-cell office:value-type="float" office:value="23.12" calcext:value-type="float">
            <text:p>23.12</text:p>
          </table:table-cell>
          <table:table-cell office:value-type="float" office:value="20.47" calcext:value-type="float">
            <text:p>20.47</text:p>
          </table:table-cell>
          <table:table-cell office:value-type="float" office:value="18.14" calcext:value-type="float">
            <text:p>18.14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Laumontite</text:p>
          </table:table-cell>
          <table:table-cell office:value-type="string" calcext:value-type="string">
            <text:p>Si(4)Al(2)Ca(1)O(16)H(8)</text:p>
          </table:table-cell>
          <table:table-cell office:value-type="float" office:value="207.6" calcext:value-type="float">
            <text:p>207.6</text:p>
          </table:table-cell>
          <table:table-cell office:value-type="float" office:value="16.2" calcext:value-type="float">
            <text:p>16.2</text:p>
          </table:table-cell>
          <table:table-cell office:value-type="float" office:value="13.67" calcext:value-type="float">
            <text:p>13.67</text:p>
          </table:table-cell>
          <table:table-cell office:value-type="float" office:value="9.95" calcext:value-type="float">
            <text:p>9.95</text:p>
          </table:table-cell>
          <table:table-cell office:value-type="float" office:value="6.225" calcext:value-type="float">
            <text:p>6.225</text:p>
          </table:table-cell>
          <table:table-cell office:value-type="float" office:value="2.404" calcext:value-type="float">
            <text:p>2.404</text:p>
          </table:table-cell>
          <table:table-cell office:value-type="float" office:value="-0.7365" calcext:value-type="float">
            <text:p>-0.7365</text:p>
          </table:table-cell>
          <table:table-cell office:value-type="float" office:value="-3.47" calcext:value-type="float">
            <text:p>-3.47</text:p>
          </table:table-cell>
          <table:table-cell office:value-type="float" office:value="-6.039" calcext:value-type="float">
            <text:p>-6.039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Lawrencite</text:p>
          </table:table-cell>
          <table:table-cell office:value-type="string" calcext:value-type="string">
            <text:p>Fe(1)Cl(2)</text:p>
          </table:table-cell>
          <table:table-cell office:value-type="float" office:value="500" calcext:value-type="float">
            <text:p>500</text:p>
          </table:table-cell>
          <table:table-cell office:value-type="float" office:value="10.37" calcext:value-type="float">
            <text:p>10.37</text:p>
          </table:table-cell>
          <table:table-cell office:value-type="float" office:value="9.095" calcext:value-type="float">
            <text:p>9.095</text:p>
          </table:table-cell>
          <table:table-cell office:value-type="float" office:value="7.432" calcext:value-type="float">
            <text:p>7.432</text:p>
          </table:table-cell>
          <table:table-cell office:value-type="float" office:value="5.715" calcext:value-type="float">
            <text:p>5.715</text:p>
          </table:table-cell>
          <table:table-cell office:value-type="float" office:value="3.786" calcext:value-type="float">
            <text:p>3.786</text:p>
          </table:table-cell>
          <table:table-cell office:value-type="float" office:value="2.003" calcext:value-type="float">
            <text:p>2.003</text:p>
          </table:table-cell>
          <table:table-cell office:value-type="float" office:value="0.2684" calcext:value-type="float">
            <text:p>0.2684</text:p>
          </table:table-cell>
          <table:table-cell office:value-type="float" office:value="-1.58" calcext:value-type="float">
            <text:p>-1.58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Lawsonite</text:p>
          </table:table-cell>
          <table:table-cell office:value-type="string" calcext:value-type="string">
            <text:p>Si(2)Al(2)Ca(1)O(10)H(4)</text:p>
          </table:table-cell>
          <table:table-cell office:value-type="float" office:value="101.3" calcext:value-type="float">
            <text:p>101.3</text:p>
          </table:table-cell>
          <table:table-cell office:value-type="float" office:value="25.91" calcext:value-type="float">
            <text:p>25.91</text:p>
          </table:table-cell>
          <table:table-cell office:value-type="float" office:value="22.21" calcext:value-type="float">
            <text:p>22.21</text:p>
          </table:table-cell>
          <table:table-cell office:value-type="float" office:value="17.54" calcext:value-type="float">
            <text:p>17.54</text:p>
          </table:table-cell>
          <table:table-cell office:value-type="float" office:value="13.08" calcext:value-type="float">
            <text:p>13.08</text:p>
          </table:table-cell>
          <table:table-cell office:value-type="float" office:value="8.556" calcext:value-type="float">
            <text:p>8.556</text:p>
          </table:table-cell>
          <table:table-cell office:value-type="float" office:value="4.83" calcext:value-type="float">
            <text:p>4.83</text:p>
          </table:table-cell>
          <table:table-cell office:value-type="float" office:value="1.577" calcext:value-type="float">
            <text:p>1.577</text:p>
          </table:table-cell>
          <table:table-cell office:value-type="float" office:value="-1.448" calcext:value-type="float">
            <text:p>-1.448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Leonite</text:p>
          </table:table-cell>
          <table:table-cell office:value-type="string" calcext:value-type="string">
            <text:p>Mg(1)K(2)S(2)O(12)H(8)</text:p>
          </table:table-cell>
          <table:table-cell office:value-type="float" office:value="166.3" calcext:value-type="float">
            <text:p>166.3</text:p>
          </table:table-cell>
          <table:table-cell office:value-type="float" office:value="500" calcext:value-type="float">
            <text:p>500</text:p>
          </table:table-cell>
          <table:table-cell office:value-type="float" office:value="-4.112" calcext:value-type="float">
            <text:p>-4.112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Lime</text:p>
          </table:table-cell>
          <table:table-cell office:value-type="string" calcext:value-type="string">
            <text:p>Ca(1)O(1)</text:p>
          </table:table-cell>
          <table:table-cell office:value-type="float" office:value="16.76" calcext:value-type="float">
            <text:p>16.76</text:p>
          </table:table-cell>
          <table:table-cell office:value-type="float" office:value="35.68" calcext:value-type="float">
            <text:p>35.68</text:p>
          </table:table-cell>
          <table:table-cell office:value-type="float" office:value="32.58" calcext:value-type="float">
            <text:p>32.58</text:p>
          </table:table-cell>
          <table:table-cell office:value-type="float" office:value="29.01" calcext:value-type="float">
            <text:p>29.01</text:p>
          </table:table-cell>
          <table:table-cell office:value-type="float" office:value="25.76" calcext:value-type="float">
            <text:p>25.76</text:p>
          </table:table-cell>
          <table:table-cell office:value-type="float" office:value="22.55" calcext:value-type="float">
            <text:p>22.55</text:p>
          </table:table-cell>
          <table:table-cell office:value-type="float" office:value="19.99" calcext:value-type="float">
            <text:p>19.99</text:p>
          </table:table-cell>
          <table:table-cell office:value-type="float" office:value="17.87" calcext:value-type="float">
            <text:p>17.87</text:p>
          </table:table-cell>
          <table:table-cell office:value-type="float" office:value="16.06" calcext:value-type="float">
            <text:p>16.06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Litharge</text:p>
          </table:table-cell>
          <table:table-cell office:value-type="string" calcext:value-type="string">
            <text:p>Pb(1)O(1)</text:p>
          </table:table-cell>
          <table:table-cell office:value-type="float" office:value="23.91" calcext:value-type="float">
            <text:p>23.91</text:p>
          </table:table-cell>
          <table:table-cell office:value-type="float" office:value="13.7" calcext:value-type="float">
            <text:p>13.7</text:p>
          </table:table-cell>
          <table:table-cell office:value-type="float" office:value="12.64" calcext:value-type="float">
            <text:p>12.64</text:p>
          </table:table-cell>
          <table:table-cell office:value-type="float" office:value="11.44" calcext:value-type="float">
            <text:p>11.44</text:p>
          </table:table-cell>
          <table:table-cell office:value-type="float" office:value="10.36" calcext:value-type="float">
            <text:p>10.36</text:p>
          </table:table-cell>
          <table:table-cell office:value-type="float" office:value="9.335" calcext:value-type="float">
            <text:p>9.335</text:p>
          </table:table-cell>
          <table:table-cell office:value-type="float" office:value="8.535" calcext:value-type="float">
            <text:p>8.535</text:p>
          </table:table-cell>
          <table:table-cell table:number-columns-repeated="2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Lopezite</text:p>
          </table:table-cell>
          <table:table-cell office:value-type="string" calcext:value-type="string">
            <text:p>K(2)Cr(2)O(7)</text:p>
          </table:table-cell>
          <table:table-cell office:value-type="float" office:value="109.9" calcext:value-type="float">
            <text:p>109.9</text:p>
          </table:table-cell>
          <table:table-cell office:value-type="float" office:value="-18.89" calcext:value-type="float">
            <text:p>-18.89</text:p>
          </table:table-cell>
          <table:table-cell office:value-type="float" office:value="-17.44" calcext:value-type="float">
            <text:p>-17.44</text:p>
          </table:table-cell>
          <table:table-cell office:value-type="float" office:value="-16.08" calcext:value-type="float">
            <text:p>-16.08</text:p>
          </table:table-cell>
          <table:table-cell office:value-type="float" office:value="-15.13" calcext:value-type="float">
            <text:p>-15.13</text:p>
          </table:table-cell>
          <table:table-cell office:value-type="float" office:value="-14.54" calcext:value-type="float">
            <text:p>-14.54</text:p>
          </table:table-cell>
          <table:table-cell office:value-type="float" office:value="-14.49" calcext:value-type="float">
            <text:p>-14.49</text:p>
          </table:table-cell>
          <table:table-cell table:number-columns-repeated="2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Magnesiochromite</text:p>
          </table:table-cell>
          <table:table-cell office:value-type="string" calcext:value-type="string">
            <text:p>Mg(1)Cr(2)O(4)</text:p>
          </table:table-cell>
          <table:table-cell office:value-type="float" office:value="43.56" calcext:value-type="float">
            <text:p>43.56</text:p>
          </table:table-cell>
          <table:table-cell office:value-type="float" office:value="6.952" calcext:value-type="float">
            <text:p>6.952</text:p>
          </table:table-cell>
          <table:table-cell office:value-type="float" office:value="4.924" calcext:value-type="float">
            <text:p>4.924</text:p>
          </table:table-cell>
          <table:table-cell office:value-type="float" office:value="2.071" calcext:value-type="float">
            <text:p>2.071</text:p>
          </table:table-cell>
          <table:table-cell office:value-type="float" office:value="-1.028" calcext:value-type="float">
            <text:p>-1.028</text:p>
          </table:table-cell>
          <table:table-cell office:value-type="float" office:value="-4.678" calcext:value-type="float">
            <text:p>-4.678</text:p>
          </table:table-cell>
          <table:table-cell office:value-type="float" office:value="-8.205" calcext:value-type="float">
            <text:p>-8.205</text:p>
          </table:table-cell>
          <table:table-cell table:number-columns-repeated="2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Magnesite</text:p>
          </table:table-cell>
          <table:table-cell office:value-type="string" calcext:value-type="string">
            <text:p>Mg(1)C(1)O(3)</text:p>
          </table:table-cell>
          <table:table-cell office:value-type="float" office:value="28.02" calcext:value-type="float">
            <text:p>28.02</text:p>
          </table:table-cell>
          <table:table-cell office:value-type="float" office:value="2.973" calcext:value-type="float">
            <text:p>2.973</text:p>
          </table:table-cell>
          <table:table-cell office:value-type="float" office:value="2.294" calcext:value-type="float">
            <text:p>2.294</text:p>
          </table:table-cell>
          <table:table-cell office:value-type="float" office:value="1.438" calcext:value-type="float">
            <text:p>1.438</text:p>
          </table:table-cell>
          <table:table-cell office:value-type="float" office:value="0.5875" calcext:value-type="float">
            <text:p>0.5875</text:p>
          </table:table-cell>
          <table:table-cell office:value-type="float" office:value="-0.352" calcext:value-type="float">
            <text:p>-0.352</text:p>
          </table:table-cell>
          <table:table-cell office:value-type="float" office:value="-1.228" calcext:value-type="float">
            <text:p>-1.228</text:p>
          </table:table-cell>
          <table:table-cell office:value-type="float" office:value="-2.115" calcext:value-type="float">
            <text:p>-2.115</text:p>
          </table:table-cell>
          <table:table-cell office:value-type="float" office:value="-3.118" calcext:value-type="float">
            <text:p>-3.118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MagnesiteLiLi</text:p>
          </table:table-cell>
          <table:table-cell office:value-type="string" calcext:value-type="string">
            <text:p>Mg(1)C(1)O(3)</text:p>
          </table:table-cell>
          <table:table-cell office:value-type="float" office:value="28.02" calcext:value-type="float">
            <text:p>28.02</text:p>
          </table:table-cell>
          <table:table-cell office:value-type="float" office:value="500" calcext:value-type="float">
            <text:p>500</text:p>
          </table:table-cell>
          <table:table-cell office:value-type="float" office:value="2.299" calcext:value-type="float">
            <text:p>2.299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Magnetite</text:p>
          </table:table-cell>
          <table:table-cell office:value-type="string" calcext:value-type="string">
            <text:p>Fe(3)O(4)</text:p>
          </table:table-cell>
          <table:table-cell office:value-type="float" office:value="44.52" calcext:value-type="float">
            <text:p>44.52</text:p>
          </table:table-cell>
          <table:table-cell office:value-type="float" office:value="-6.138" calcext:value-type="float">
            <text:p>-6.138</text:p>
          </table:table-cell>
          <table:table-cell office:value-type="float" office:value="-6.508" calcext:value-type="float">
            <text:p>-6.508</text:p>
          </table:table-cell>
          <table:table-cell office:value-type="float" office:value="-6.884" calcext:value-type="float">
            <text:p>-6.884</text:p>
          </table:table-cell>
          <table:table-cell office:value-type="float" office:value="-7.164" calcext:value-type="float">
            <text:p>-7.164</text:p>
          </table:table-cell>
          <table:table-cell office:value-type="float" office:value="-7.401" calcext:value-type="float">
            <text:p>-7.401</text:p>
          </table:table-cell>
          <table:table-cell office:value-type="float" office:value="-7.614" calcext:value-type="float">
            <text:p>-7.614</text:p>
          </table:table-cell>
          <table:table-cell office:value-type="float" office:value="-7.885" calcext:value-type="float">
            <text:p>-7.885</text:p>
          </table:table-cell>
          <table:table-cell office:value-type="float" office:value="-8.286" calcext:value-type="float">
            <text:p>-8.286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Malachite</text:p>
          </table:table-cell>
          <table:table-cell office:value-type="string" calcext:value-type="string">
            <text:p>C(1)Cu(2)O(5)H(2)</text:p>
          </table:table-cell>
          <table:table-cell office:value-type="float" office:value="54.86" calcext:value-type="float">
            <text:p>54.86</text:p>
          </table:table-cell>
          <table:table-cell office:value-type="float" office:value="7.141" calcext:value-type="float">
            <text:p>7.141</text:p>
          </table:table-cell>
          <table:table-cell office:value-type="float" office:value="5.94" calcext:value-type="float">
            <text:p>5.94</text:p>
          </table:table-cell>
          <table:table-cell office:value-type="float" office:value="4.522" calcext:value-type="float">
            <text:p>4.522</text:p>
          </table:table-cell>
          <table:table-cell office:value-type="float" office:value="3.199" calcext:value-type="float">
            <text:p>3.199</text:p>
          </table:table-cell>
          <table:table-cell office:value-type="float" office:value="1.834" calcext:value-type="float">
            <text:p>1.834</text:p>
          </table:table-cell>
          <table:table-cell office:value-type="float" office:value="0.6354" calcext:value-type="float">
            <text:p>0.6354</text:p>
          </table:table-cell>
          <table:table-cell office:value-type="float" office:value="-0.5306" calcext:value-type="float">
            <text:p>-0.5306</text:p>
          </table:table-cell>
          <table:table-cell office:value-type="float" office:value="-1.813" calcext:value-type="float">
            <text:p>-1.813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Manganite</text:p>
          </table:table-cell>
          <table:table-cell office:value-type="string" calcext:value-type="string">
            <text:p>Mn(1)O(2)H(1)</text:p>
          </table:table-cell>
          <table:table-cell office:value-type="float" office:value="20.45" calcext:value-type="float">
            <text:p>20.45</text:p>
          </table:table-cell>
          <table:table-cell office:value-type="float" office:value="500" calcext:value-type="float">
            <text:p>500</text:p>
          </table:table-cell>
          <table:table-cell office:value-type="float" office:value="3.917" calcext:value-type="float">
            <text:p>3.917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Manganosite</text:p>
          </table:table-cell>
          <table:table-cell office:value-type="string" calcext:value-type="string">
            <text:p>Mn(1)O(1)</text:p>
          </table:table-cell>
          <table:table-cell office:value-type="float" office:value="13.22" calcext:value-type="float">
            <text:p>13.22</text:p>
          </table:table-cell>
          <table:table-cell office:value-type="float" office:value="19.87" calcext:value-type="float">
            <text:p>19.87</text:p>
          </table:table-cell>
          <table:table-cell office:value-type="float" office:value="17.92" calcext:value-type="float">
            <text:p>17.92</text:p>
          </table:table-cell>
          <table:table-cell office:value-type="float" office:value="15.7" calcext:value-type="float">
            <text:p>15.7</text:p>
          </table:table-cell>
          <table:table-cell office:value-type="float" office:value="13.68" calcext:value-type="float">
            <text:p>13.68</text:p>
          </table:table-cell>
          <table:table-cell office:value-type="float" office:value="11.7" calcext:value-type="float">
            <text:p>11.7</text:p>
          </table:table-cell>
          <table:table-cell office:value-type="float" office:value="10.12" calcext:value-type="float">
            <text:p>10.12</text:p>
          </table:table-cell>
          <table:table-cell office:value-type="float" office:value="8.806" calcext:value-type="float">
            <text:p>8.806</text:p>
          </table:table-cell>
          <table:table-cell office:value-type="float" office:value="7.653" calcext:value-type="float">
            <text:p>7.653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Margarite</text:p>
          </table:table-cell>
          <table:table-cell office:value-type="string" calcext:value-type="string">
            <text:p>Si(2)Al(4)Ca(1)O(12)H(2)</text:p>
          </table:table-cell>
          <table:table-cell office:value-type="float" office:value="129.4" calcext:value-type="float">
            <text:p>129.4</text:p>
          </table:table-cell>
          <table:table-cell office:value-type="float" office:value="49.17" calcext:value-type="float">
            <text:p>49.17</text:p>
          </table:table-cell>
          <table:table-cell office:value-type="float" office:value="41.07" calcext:value-type="float">
            <text:p>41.07</text:p>
          </table:table-cell>
          <table:table-cell office:value-type="float" office:value="31.25" calcext:value-type="float">
            <text:p>31.25</text:p>
          </table:table-cell>
          <table:table-cell office:value-type="float" office:value="22.02" calcext:value-type="float">
            <text:p>22.02</text:p>
          </table:table-cell>
          <table:table-cell office:value-type="float" office:value="12.67" calcext:value-type="float">
            <text:p>12.67</text:p>
          </table:table-cell>
          <table:table-cell office:value-type="float" office:value="4.952" calcext:value-type="float">
            <text:p>4.952</text:p>
          </table:table-cell>
          <table:table-cell office:value-type="float" office:value="-1.775" calcext:value-type="float">
            <text:p>-1.775</text:p>
          </table:table-cell>
          <table:table-cell office:value-type="float" office:value="-7.968" calcext:value-type="float">
            <text:p>-7.968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Massicot</text:p>
          </table:table-cell>
          <table:table-cell office:value-type="string" calcext:value-type="string">
            <text:p>Pb(1)O(1)</text:p>
          </table:table-cell>
          <table:table-cell office:value-type="float" office:value="23.15" calcext:value-type="float">
            <text:p>23.15</text:p>
          </table:table-cell>
          <table:table-cell office:value-type="float" office:value="13.91" calcext:value-type="float">
            <text:p>13.91</text:p>
          </table:table-cell>
          <table:table-cell office:value-type="float" office:value="12.82" calcext:value-type="float">
            <text:p>12.82</text:p>
          </table:table-cell>
          <table:table-cell office:value-type="float" office:value="11.59" calcext:value-type="float">
            <text:p>11.59</text:p>
          </table:table-cell>
          <table:table-cell office:value-type="float" office:value="10.49" calcext:value-type="float">
            <text:p>10.49</text:p>
          </table:table-cell>
          <table:table-cell office:value-type="float" office:value="9.429" calcext:value-type="float">
            <text:p>9.429</text:p>
          </table:table-cell>
          <table:table-cell office:value-type="float" office:value="8.607" calcext:value-type="float">
            <text:p>8.607</text:p>
          </table:table-cell>
          <table:table-cell table:number-columns-repeated="2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Matlockite</text:p>
          </table:table-cell>
          <table:table-cell office:value-type="string" calcext:value-type="string">
            <text:p>Cl(1)F(1)Pb(1)</text:p>
          </table:table-cell>
          <table:table-cell office:value-type="float" office:value="36.7" calcext:value-type="float">
            <text:p>36.7</text:p>
          </table:table-cell>
          <table:table-cell office:value-type="float" office:value="500" calcext:value-type="float">
            <text:p>500</text:p>
          </table:table-cell>
          <table:table-cell office:value-type="float" office:value="-9.43" calcext:value-type="float">
            <text:p>-9.43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Maximum_Microcline</text:p>
          </table:table-cell>
          <table:table-cell office:value-type="string" calcext:value-type="string">
            <text:p>Si(3)Al(1)K(1)O(8)</text:p>
          </table:table-cell>
          <table:table-cell office:value-type="float" office:value="108.7" calcext:value-type="float">
            <text:p>108.7</text:p>
          </table:table-cell>
          <table:table-cell office:value-type="float" office:value="-0.2212" calcext:value-type="float">
            <text:p>-0.2212</text:p>
          </table:table-cell>
          <table:table-cell office:value-type="float" office:value="-0.2753" calcext:value-type="float">
            <text:p>-0.2753</text:p>
          </table:table-cell>
          <table:table-cell office:value-type="float" office:value="-0.9654" calcext:value-type="float">
            <text:p>-0.9654</text:p>
          </table:table-cell>
          <table:table-cell office:value-type="float" office:value="-1.868" calcext:value-type="float">
            <text:p>-1.868</text:p>
          </table:table-cell>
          <table:table-cell office:value-type="float" office:value="-2.888" calcext:value-type="float">
            <text:p>-2.888</text:p>
          </table:table-cell>
          <table:table-cell office:value-type="float" office:value="-3.773" calcext:value-type="float">
            <text:p>-3.773</text:p>
          </table:table-cell>
          <table:table-cell office:value-type="float" office:value="-4.588" calcext:value-type="float">
            <text:p>-4.588</text:p>
          </table:table-cell>
          <table:table-cell office:value-type="float" office:value="-5.417" calcext:value-type="float">
            <text:p>-5.417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Mayenite</text:p>
          </table:table-cell>
          <table:table-cell office:value-type="string" calcext:value-type="string">
            <text:p>Al(14)Ca(12)O(33)</text:p>
          </table:table-cell>
          <table:table-cell office:value-type="float" office:value="517.4" calcext:value-type="float">
            <text:p>517.4</text:p>
          </table:table-cell>
          <table:table-cell office:value-type="float" office:value="559.2" calcext:value-type="float">
            <text:p>559.2</text:p>
          </table:table-cell>
          <table:table-cell office:value-type="float" office:value="494.2" calcext:value-type="float">
            <text:p>494.2</text:p>
          </table:table-cell>
          <table:table-cell office:value-type="float" office:value="419.7" calcext:value-type="float">
            <text:p>419.7</text:p>
          </table:table-cell>
          <table:table-cell office:value-type="float" office:value="351.9" calcext:value-type="float">
            <text:p>351.9</text:p>
          </table:table-cell>
          <table:table-cell office:value-type="float" office:value="285.2" calcext:value-type="float">
            <text:p>285.2</text:p>
          </table:table-cell>
          <table:table-cell office:value-type="float" office:value="232" calcext:value-type="float">
            <text:p>232</text:p>
          </table:table-cell>
          <table:table-cell table:number-columns-repeated="2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Melanterite</text:p>
          </table:table-cell>
          <table:table-cell office:value-type="string" calcext:value-type="string">
            <text:p>Fe(1)S(1)O(11)H(14)</text:p>
          </table:table-cell>
          <table:table-cell office:value-type="float" office:value="146.5" calcext:value-type="float">
            <text:p>146.5</text:p>
          </table:table-cell>
          <table:table-cell office:value-type="float" office:value="-2.579" calcext:value-type="float">
            <text:p>-2.579</text:p>
          </table:table-cell>
          <table:table-cell office:value-type="float" office:value="-2.349" calcext:value-type="float">
            <text:p>-2.349</text:p>
          </table:table-cell>
          <table:table-cell office:value-type="float" office:value="-2.179" calcext:value-type="float">
            <text:p>-2.179</text:p>
          </table:table-cell>
          <table:table-cell office:value-type="float" office:value="-2.084" calcext:value-type="float">
            <text:p>-2.084</text:p>
          </table:table-cell>
          <table:table-cell office:value-type="float" office:value="-2.077" calcext:value-type="float">
            <text:p>-2.077</text:p>
          </table:table-cell>
          <table:table-cell office:value-type="float" office:value="-2.209" calcext:value-type="float">
            <text:p>-2.209</text:p>
          </table:table-cell>
          <table:table-cell office:value-type="float" office:value="-2.538" calcext:value-type="float">
            <text:p>-2.538</text:p>
          </table:table-cell>
          <table:table-cell office:value-type="float" office:value="-3.201" calcext:value-type="float">
            <text:p>-3.201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Mercallite</text:p>
          </table:table-cell>
          <table:table-cell office:value-type="string" calcext:value-type="string">
            <text:p>K(1)S(1)O(4)H(1)</text:p>
          </table:table-cell>
          <table:table-cell office:value-type="float" office:value="58.59" calcext:value-type="float">
            <text:p>58.59</text:p>
          </table:table-cell>
          <table:table-cell office:value-type="float" office:value="500" calcext:value-type="float">
            <text:p>500</text:p>
          </table:table-cell>
          <table:table-cell office:value-type="float" office:value="-1.439" calcext:value-type="float">
            <text:p>-1.439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Merwinite</text:p>
          </table:table-cell>
          <table:table-cell office:value-type="string" calcext:value-type="string">
            <text:p>Si(2)Mg(1)Ca(3)O(8)</text:p>
          </table:table-cell>
          <table:table-cell office:value-type="float" office:value="104.4" calcext:value-type="float">
            <text:p>104.4</text:p>
          </table:table-cell>
          <table:table-cell office:value-type="float" office:value="75.19" calcext:value-type="float">
            <text:p>75.19</text:p>
          </table:table-cell>
          <table:table-cell office:value-type="float" office:value="68.51" calcext:value-type="float">
            <text:p>68.51</text:p>
          </table:table-cell>
          <table:table-cell office:value-type="float" office:value="60.45" calcext:value-type="float">
            <text:p>60.45</text:p>
          </table:table-cell>
          <table:table-cell office:value-type="float" office:value="52.94" calcext:value-type="float">
            <text:p>52.94</text:p>
          </table:table-cell>
          <table:table-cell office:value-type="float" office:value="45.48" calcext:value-type="float">
            <text:p>45.48</text:p>
          </table:table-cell>
          <table:table-cell office:value-type="float" office:value="39.52" calcext:value-type="float">
            <text:p>39.52</text:p>
          </table:table-cell>
          <table:table-cell office:value-type="float" office:value="34.53" calcext:value-type="float">
            <text:p>34.53</text:p>
          </table:table-cell>
          <table:table-cell office:value-type="float" office:value="30.13" calcext:value-type="float">
            <text:p>30.13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Mesolite</text:p>
          </table:table-cell>
          <table:table-cell office:value-type="string" calcext:value-type="string">
            <text:p>Si(3.01)Al(1.99)Ca(0.657)Na(0.676)O(12.647)H(5.294)</text:p>
          </table:table-cell>
          <table:table-cell office:value-type="float" office:value="171.2" calcext:value-type="float">
            <text:p>171.2</text:p>
          </table:table-cell>
          <table:table-cell office:value-type="float" office:value="16.18" calcext:value-type="float">
            <text:p>16.18</text:p>
          </table:table-cell>
          <table:table-cell office:value-type="float" office:value="13.62" calcext:value-type="float">
            <text:p>13.62</text:p>
          </table:table-cell>
          <table:table-cell office:value-type="float" office:value="10.07" calcext:value-type="float">
            <text:p>10.07</text:p>
          </table:table-cell>
          <table:table-cell office:value-type="float" office:value="6.612" calcext:value-type="float">
            <text:p>6.612</text:p>
          </table:table-cell>
          <table:table-cell office:value-type="float" office:value="3.124" calcext:value-type="float">
            <text:p>3.124</text:p>
          </table:table-cell>
          <table:table-cell office:value-type="float" office:value="0.3009" calcext:value-type="float">
            <text:p>0.3009</text:p>
          </table:table-cell>
          <table:table-cell office:value-type="float" office:value="-2.128" calcext:value-type="float">
            <text:p>-2.128</text:p>
          </table:table-cell>
          <table:table-cell office:value-type="float" office:value="-4.39" calcext:value-type="float">
            <text:p>-4.39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Mg(1)</text:p>
          </table:table-cell>
          <table:table-cell office:value-type="float" office:value="14" calcext:value-type="float">
            <text:p>14</text:p>
          </table:table-cell>
          <table:table-cell office:value-type="float" office:value="134.5" calcext:value-type="float">
            <text:p>134.5</text:p>
          </table:table-cell>
          <table:table-cell office:value-type="float" office:value="122.5" calcext:value-type="float">
            <text:p>122.5</text:p>
          </table:table-cell>
          <table:table-cell office:value-type="float" office:value="108.8" calcext:value-type="float">
            <text:p>108.8</text:p>
          </table:table-cell>
          <table:table-cell office:value-type="float" office:value="96.2" calcext:value-type="float">
            <text:p>96.2</text:p>
          </table:table-cell>
          <table:table-cell office:value-type="float" office:value="83.77" calcext:value-type="float">
            <text:p>83.77</text:p>
          </table:table-cell>
          <table:table-cell office:value-type="float" office:value="73.9" calcext:value-type="float">
            <text:p>73.9</text:p>
          </table:table-cell>
          <table:table-cell office:value-type="float" office:value="65.84" calcext:value-type="float">
            <text:p>65.84</text:p>
          </table:table-cell>
          <table:table-cell office:value-type="float" office:value="59.07" calcext:value-type="float">
            <text:p>59.07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Mg1.25SO4(OH)0.5.0.5H2O</text:p>
          </table:table-cell>
          <table:table-cell office:value-type="string" calcext:value-type="string">
            <text:p>Mg(1.25)S(1)O(5)H(1.5)</text:p>
          </table:table-cell>
          <table:table-cell office:value-type="float" office:value="500" calcext:value-type="float">
            <text:p>500</text:p>
          </table:table-cell>
          <table:table-cell office:value-type="float" office:value="6.731" calcext:value-type="float">
            <text:p>6.731</text:p>
          </table:table-cell>
          <table:table-cell office:value-type="float" office:value="5.26" calcext:value-type="float">
            <text:p>5.26</text:p>
          </table:table-cell>
          <table:table-cell office:value-type="float" office:value="3.376" calcext:value-type="float">
            <text:p>3.376</text:p>
          </table:table-cell>
          <table:table-cell office:value-type="float" office:value="1.48" calcext:value-type="float">
            <text:p>1.48</text:p>
          </table:table-cell>
          <table:table-cell office:value-type="float" office:value="-0.5935" calcext:value-type="float">
            <text:p>-0.5935</text:p>
          </table:table-cell>
          <table:table-cell office:value-type="float" office:value="-2.47" calcext:value-type="float">
            <text:p>-2.47</text:p>
          </table:table-cell>
          <table:table-cell office:value-type="float" office:value="-4.279" calcext:value-type="float">
            <text:p>-4.279</text:p>
          </table:table-cell>
          <table:table-cell office:value-type="float" office:value="-6.2" calcext:value-type="float">
            <text:p>-6.2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Mg1.5SO4(OH)</text:p>
          </table:table-cell>
          <table:table-cell office:value-type="string" calcext:value-type="string">
            <text:p>Mg(1.5)S(1)O(5)H(1)</text:p>
          </table:table-cell>
          <table:table-cell office:value-type="float" office:value="500" calcext:value-type="float">
            <text:p>500</text:p>
          </table:table-cell>
          <table:table-cell office:value-type="float" office:value="11.18" calcext:value-type="float">
            <text:p>11.18</text:p>
          </table:table-cell>
          <table:table-cell office:value-type="float" office:value="9.255" calcext:value-type="float">
            <text:p>9.255</text:p>
          </table:table-cell>
          <table:table-cell office:value-type="float" office:value="6.841" calcext:value-type="float">
            <text:p>6.841</text:p>
          </table:table-cell>
          <table:table-cell office:value-type="float" office:value="4.458" calcext:value-type="float">
            <text:p>4.458</text:p>
          </table:table-cell>
          <table:table-cell office:value-type="float" office:value="1.901" calcext:value-type="float">
            <text:p>1.901</text:p>
          </table:table-cell>
          <table:table-cell office:value-type="float" office:value="-0.3678" calcext:value-type="float">
            <text:p>-0.3678</text:p>
          </table:table-cell>
          <table:table-cell office:value-type="float" office:value="-2.509" calcext:value-type="float">
            <text:p>-2.509</text:p>
          </table:table-cell>
          <table:table-cell office:value-type="float" office:value="-4.726" calcext:value-type="float">
            <text:p>-4.726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MgCl2.2H2O</text:p>
          </table:table-cell>
          <table:table-cell office:value-type="string" calcext:value-type="string">
            <text:p>Mg(1)Cl(2)O(2)H(4)</text:p>
          </table:table-cell>
          <table:table-cell office:value-type="float" office:value="500" calcext:value-type="float">
            <text:p>500</text:p>
          </table:table-cell>
          <table:table-cell office:value-type="float" office:value="14.19" calcext:value-type="float">
            <text:p>14.19</text:p>
          </table:table-cell>
          <table:table-cell office:value-type="float" office:value="12.78" calcext:value-type="float">
            <text:p>12.78</text:p>
          </table:table-cell>
          <table:table-cell office:value-type="float" office:value="11" calcext:value-type="float">
            <text:p>11</text:p>
          </table:table-cell>
          <table:table-cell office:value-type="float" office:value="9.239" calcext:value-type="float">
            <text:p>9.239</text:p>
          </table:table-cell>
          <table:table-cell office:value-type="float" office:value="7.329" calcext:value-type="float">
            <text:p>7.329</text:p>
          </table:table-cell>
          <table:table-cell office:value-type="float" office:value="5.62" calcext:value-type="float">
            <text:p>5.62</text:p>
          </table:table-cell>
          <table:table-cell office:value-type="float" office:value="3.99" calcext:value-type="float">
            <text:p>3.99</text:p>
          </table:table-cell>
          <table:table-cell office:value-type="float" office:value="2.266" calcext:value-type="float">
            <text:p>2.266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MgCl2.4H2O</text:p>
          </table:table-cell>
          <table:table-cell office:value-type="string" calcext:value-type="string">
            <text:p>Mg(1)Cl(2)O(4)H(8)</text:p>
          </table:table-cell>
          <table:table-cell office:value-type="float" office:value="500" calcext:value-type="float">
            <text:p>500</text:p>
          </table:table-cell>
          <table:table-cell office:value-type="float" office:value="8.021" calcext:value-type="float">
            <text:p>8.021</text:p>
          </table:table-cell>
          <table:table-cell office:value-type="float" office:value="7.358" calcext:value-type="float">
            <text:p>7.358</text:p>
          </table:table-cell>
          <table:table-cell office:value-type="float" office:value="6.481" calcext:value-type="float">
            <text:p>6.481</text:p>
          </table:table-cell>
          <table:table-cell office:value-type="float" office:value="5.579" calcext:value-type="float">
            <text:p>5.579</text:p>
          </table:table-cell>
          <table:table-cell office:value-type="float" office:value="4.567" calcext:value-type="float">
            <text:p>4.567</text:p>
          </table:table-cell>
          <table:table-cell office:value-type="float" office:value="3.611" calcext:value-type="float">
            <text:p>3.611</text:p>
          </table:table-cell>
          <table:table-cell office:value-type="float" office:value="2.625" calcext:value-type="float">
            <text:p>2.625</text:p>
          </table:table-cell>
          <table:table-cell office:value-type="float" office:value="1.462" calcext:value-type="float">
            <text:p>1.462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MgCl2.H2O</text:p>
          </table:table-cell>
          <table:table-cell office:value-type="string" calcext:value-type="string">
            <text:p>Mg(1)Cl(2)O(1)H(2)</text:p>
          </table:table-cell>
          <table:table-cell office:value-type="float" office:value="500" calcext:value-type="float">
            <text:p>500</text:p>
          </table:table-cell>
          <table:table-cell office:value-type="float" office:value="17.96" calcext:value-type="float">
            <text:p>17.96</text:p>
          </table:table-cell>
          <table:table-cell office:value-type="float" office:value="16.12" calcext:value-type="float">
            <text:p>16.12</text:p>
          </table:table-cell>
          <table:table-cell office:value-type="float" office:value="13.83" calcext:value-type="float">
            <text:p>13.83</text:p>
          </table:table-cell>
          <table:table-cell office:value-type="float" office:value="11.59" calcext:value-type="float">
            <text:p>11.59</text:p>
          </table:table-cell>
          <table:table-cell office:value-type="float" office:value="9.175" calcext:value-type="float">
            <text:p>9.175</text:p>
          </table:table-cell>
          <table:table-cell office:value-type="float" office:value="7.05" calcext:value-type="float">
            <text:p>7.05</text:p>
          </table:table-cell>
          <table:table-cell office:value-type="float" office:value="5.068" calcext:value-type="float">
            <text:p>5.068</text:p>
          </table:table-cell>
          <table:table-cell office:value-type="float" office:value="3.039" calcext:value-type="float">
            <text:p>3.039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MgOHCl</text:p>
          </table:table-cell>
          <table:table-cell office:value-type="string" calcext:value-type="string">
            <text:p>Mg(1)Cl(1)O(1)H(1)</text:p>
          </table:table-cell>
          <table:table-cell office:value-type="float" office:value="33.23" calcext:value-type="float">
            <text:p>33.23</text:p>
          </table:table-cell>
          <table:table-cell office:value-type="float" office:value="17.78" calcext:value-type="float">
            <text:p>17.78</text:p>
          </table:table-cell>
          <table:table-cell office:value-type="float" office:value="15.91" calcext:value-type="float">
            <text:p>15.91</text:p>
          </table:table-cell>
          <table:table-cell office:value-type="float" office:value="13.69" calcext:value-type="float">
            <text:p>13.69</text:p>
          </table:table-cell>
          <table:table-cell office:value-type="float" office:value="11.58" calcext:value-type="float">
            <text:p>11.58</text:p>
          </table:table-cell>
          <table:table-cell office:value-type="float" office:value="9.404" calcext:value-type="float">
            <text:p>9.404</text:p>
          </table:table-cell>
          <table:table-cell office:value-type="float" office:value="7.554" calcext:value-type="float">
            <text:p>7.554</text:p>
          </table:table-cell>
          <table:table-cell office:value-type="float" office:value="5.875" calcext:value-type="float">
            <text:p>5.875</text:p>
          </table:table-cell>
          <table:table-cell office:value-type="float" office:value="4.214" calcext:value-type="float">
            <text:p>4.214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MgSO4</text:p>
          </table:table-cell>
          <table:table-cell office:value-type="string" calcext:value-type="string">
            <text:p>Mg(1)S(1)O(4)</text:p>
          </table:table-cell>
          <table:table-cell office:value-type="float" office:value="45.25" calcext:value-type="float">
            <text:p>45.25</text:p>
          </table:table-cell>
          <table:table-cell office:value-type="float" office:value="6.239" calcext:value-type="float">
            <text:p>6.239</text:p>
          </table:table-cell>
          <table:table-cell office:value-type="float" office:value="4.878" calcext:value-type="float">
            <text:p>4.878</text:p>
          </table:table-cell>
          <table:table-cell office:value-type="float" office:value="3.102" calcext:value-type="float">
            <text:p>3.102</text:p>
          </table:table-cell>
          <table:table-cell office:value-type="float" office:value="1.281" calcext:value-type="float">
            <text:p>1.281</text:p>
          </table:table-cell>
          <table:table-cell office:value-type="float" office:value="-0.7659" calcext:value-type="float">
            <text:p>-0.7659</text:p>
          </table:table-cell>
          <table:table-cell office:value-type="float" office:value="-2.675" calcext:value-type="float">
            <text:p>-2.675</text:p>
          </table:table-cell>
          <table:table-cell office:value-type="float" office:value="-4.577" calcext:value-type="float">
            <text:p>-4.577</text:p>
          </table:table-cell>
          <table:table-cell office:value-type="float" office:value="-6.66" calcext:value-type="float">
            <text:p>-6.66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Minium</text:p>
          </table:table-cell>
          <table:table-cell office:value-type="string" calcext:value-type="string">
            <text:p>Pb(3)O(4)</text:p>
          </table:table-cell>
          <table:table-cell office:value-type="float" office:value="76.81" calcext:value-type="float">
            <text:p>76.81</text:p>
          </table:table-cell>
          <table:table-cell office:value-type="float" office:value="500" calcext:value-type="float">
            <text:p>500</text:p>
          </table:table-cell>
          <table:table-cell office:value-type="float" office:value="30.44" calcext:value-type="float">
            <text:p>30.44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Minnesotaite</text:p>
          </table:table-cell>
          <table:table-cell office:value-type="string" calcext:value-type="string">
            <text:p>Si(4)Fe(3)O(12)H(2)</text:p>
          </table:table-cell>
          <table:table-cell office:value-type="float" office:value="147.9" calcext:value-type="float">
            <text:p>147.9</text:p>
          </table:table-cell>
          <table:table-cell office:value-type="float" office:value="15.25" calcext:value-type="float">
            <text:p>15.25</text:p>
          </table:table-cell>
          <table:table-cell office:value-type="float" office:value="13.98" calcext:value-type="float">
            <text:p>13.98</text:p>
          </table:table-cell>
          <table:table-cell office:value-type="float" office:value="11.73" calcext:value-type="float">
            <text:p>11.73</text:p>
          </table:table-cell>
          <table:table-cell office:value-type="float" office:value="9.355" calcext:value-type="float">
            <text:p>9.355</text:p>
          </table:table-cell>
          <table:table-cell office:value-type="float" office:value="6.906" calcext:value-type="float">
            <text:p>6.906</text:p>
          </table:table-cell>
          <table:table-cell office:value-type="float" office:value="4.915" calcext:value-type="float">
            <text:p>4.915</text:p>
          </table:table-cell>
          <table:table-cell office:value-type="float" office:value="3.201" calcext:value-type="float">
            <text:p>3.201</text:p>
          </table:table-cell>
          <table:table-cell office:value-type="float" office:value="1.569" calcext:value-type="float">
            <text:p>1.569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Mirabilite</text:p>
          </table:table-cell>
          <table:table-cell office:value-type="string" calcext:value-type="string">
            <text:p>Na(2)S(1)O(14)H(20)</text:p>
          </table:table-cell>
          <table:table-cell office:value-type="float" office:value="219.8" calcext:value-type="float">
            <text:p>219.8</text:p>
          </table:table-cell>
          <table:table-cell office:value-type="float" office:value="-2.303" calcext:value-type="float">
            <text:p>-2.303</text:p>
          </table:table-cell>
          <table:table-cell office:value-type="float" office:value="-1.14" calcext:value-type="float">
            <text:p>-1.14</text:p>
          </table:table-cell>
          <table:table-cell office:value-type="float" office:value="0.5015" calcext:value-type="float">
            <text:p>0.5015</text:p>
          </table:table-cell>
          <table:table-cell office:value-type="float" office:value="2.405" calcext:value-type="float">
            <text:p>2.405</text:p>
          </table:table-cell>
          <table:table-cell office:value-type="float" office:value="4.752" calcext:value-type="float">
            <text:p>4.752</text:p>
          </table:table-cell>
          <table:table-cell office:value-type="float" office:value="6.975" calcext:value-type="float">
            <text:p>6.975</text:p>
          </table:table-cell>
          <table:table-cell table:number-columns-repeated="2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Misenite</text:p>
          </table:table-cell>
          <table:table-cell office:value-type="string" calcext:value-type="string">
            <text:p>K(8)S(7)O(28)H(6)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-11.08" calcext:value-type="float">
            <text:p>-11.08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Mn(1)</text:p>
          </table:table-cell>
          <table:table-cell office:value-type="float" office:value="7.354" calcext:value-type="float">
            <text:p>7.354</text:p>
          </table:table-cell>
          <table:table-cell office:value-type="float" office:value="90.95" calcext:value-type="float">
            <text:p>90.95</text:p>
          </table:table-cell>
          <table:table-cell office:value-type="float" office:value="82.95" calcext:value-type="float">
            <text:p>82.95</text:p>
          </table:table-cell>
          <table:table-cell office:value-type="float" office:value="73.72" calcext:value-type="float">
            <text:p>73.72</text:p>
          </table:table-cell>
          <table:table-cell office:value-type="float" office:value="65.25" calcext:value-type="float">
            <text:p>65.25</text:p>
          </table:table-cell>
          <table:table-cell office:value-type="float" office:value="56.87" calcext:value-type="float">
            <text:p>56.87</text:p>
          </table:table-cell>
          <table:table-cell office:value-type="float" office:value="50.19" calcext:value-type="float">
            <text:p>50.19</text:p>
          </table:table-cell>
          <table:table-cell office:value-type="float" office:value="44.71" calcext:value-type="float">
            <text:p>44.71</text:p>
          </table:table-cell>
          <table:table-cell office:value-type="float" office:value="40.06" calcext:value-type="float">
            <text:p>40.06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Mn(OH)2(am)</text:p>
          </table:table-cell>
          <table:table-cell office:value-type="string" calcext:value-type="string">
            <text:p>Mn(1)O(2)H(2)</text:p>
          </table:table-cell>
          <table:table-cell office:value-type="float" office:value="22.36" calcext:value-type="float">
            <text:p>22.36</text:p>
          </table:table-cell>
          <table:table-cell office:value-type="float" office:value="16.89" calcext:value-type="float">
            <text:p>16.89</text:p>
          </table:table-cell>
          <table:table-cell office:value-type="float" office:value="15.31" calcext:value-type="float">
            <text:p>15.31</text:p>
          </table:table-cell>
          <table:table-cell office:value-type="float" office:value="13.56" calcext:value-type="float">
            <text:p>13.56</text:p>
          </table:table-cell>
          <table:table-cell office:value-type="float" office:value="12.06" calcext:value-type="float">
            <text:p>12.06</text:p>
          </table:table-cell>
          <table:table-cell office:value-type="float" office:value="10.67" calcext:value-type="float">
            <text:p>10.67</text:p>
          </table:table-cell>
          <table:table-cell office:value-type="float" office:value="9.646" calcext:value-type="float">
            <text:p>9.646</text:p>
          </table:table-cell>
          <table:table-cell table:number-columns-repeated="2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Mn(OH)3</text:p>
          </table:table-cell>
          <table:table-cell office:value-type="string" calcext:value-type="string">
            <text:p>Mn(1)O(3)H(3)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10.42" calcext:value-type="float">
            <text:p>10.42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Mn3(PO4)2</text:p>
          </table:table-cell>
          <table:table-cell office:value-type="string" calcext:value-type="string">
            <text:p>P(2)Mn(3)O(8)</text:p>
          </table:table-cell>
          <table:table-cell office:value-type="float" office:value="110.4" calcext:value-type="float">
            <text:p>110.4</text:p>
          </table:table-cell>
          <table:table-cell office:value-type="float" office:value="500" calcext:value-type="float">
            <text:p>500</text:p>
          </table:table-cell>
          <table:table-cell office:value-type="float" office:value="0.8167" calcext:value-type="float">
            <text:p>0.8167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MnCl2.2H2O</text:p>
          </table:table-cell>
          <table:table-cell office:value-type="string" calcext:value-type="string">
            <text:p>Cl(2)Mn(1)O(2)H(4)</text:p>
          </table:table-cell>
          <table:table-cell office:value-type="float" office:value="71.12" calcext:value-type="float">
            <text:p>71.12</text:p>
          </table:table-cell>
          <table:table-cell office:value-type="float" office:value="4.528" calcext:value-type="float">
            <text:p>4.528</text:p>
          </table:table-cell>
          <table:table-cell office:value-type="float" office:value="4.007" calcext:value-type="float">
            <text:p>4.007</text:p>
          </table:table-cell>
          <table:table-cell office:value-type="float" office:value="3.344" calcext:value-type="float">
            <text:p>3.344</text:p>
          </table:table-cell>
          <table:table-cell office:value-type="float" office:value="2.693" calcext:value-type="float">
            <text:p>2.693</text:p>
          </table:table-cell>
          <table:table-cell office:value-type="float" office:value="1.973" calcext:value-type="float">
            <text:p>1.973</text:p>
          </table:table-cell>
          <table:table-cell office:value-type="float" office:value="1.269" calcext:value-type="float">
            <text:p>1.269</text:p>
          </table:table-cell>
          <table:table-cell table:number-columns-repeated="2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MnCl2.4H2O</text:p>
          </table:table-cell>
          <table:table-cell office:value-type="string" calcext:value-type="string">
            <text:p>Cl(2)Mn(1)O(4)H(8)</text:p>
          </table:table-cell>
          <table:table-cell office:value-type="float" office:value="98.46" calcext:value-type="float">
            <text:p>98.46</text:p>
          </table:table-cell>
          <table:table-cell office:value-type="float" office:value="2.93" calcext:value-type="float">
            <text:p>2.93</text:p>
          </table:table-cell>
          <table:table-cell office:value-type="float" office:value="2.756" calcext:value-type="float">
            <text:p>2.756</text:p>
          </table:table-cell>
          <table:table-cell office:value-type="float" office:value="2.576" calcext:value-type="float">
            <text:p>2.576</text:p>
          </table:table-cell>
          <table:table-cell office:value-type="float" office:value="2.459" calcext:value-type="float">
            <text:p>2.459</text:p>
          </table:table-cell>
          <table:table-cell office:value-type="float" office:value="2.377" calcext:value-type="float">
            <text:p>2.377</text:p>
          </table:table-cell>
          <table:table-cell office:value-type="float" office:value="2.278" calcext:value-type="float">
            <text:p>2.278</text:p>
          </table:table-cell>
          <table:table-cell table:number-columns-repeated="2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MnCl2.H2O</text:p>
          </table:table-cell>
          <table:table-cell office:value-type="string" calcext:value-type="string">
            <text:p>Cl(2)Mn(1)O(1)H(2)</text:p>
          </table:table-cell>
          <table:table-cell office:value-type="float" office:value="500" calcext:value-type="float">
            <text:p>500</text:p>
          </table:table-cell>
          <table:table-cell office:value-type="float" office:value="6.32" calcext:value-type="float">
            <text:p>6.32</text:p>
          </table:table-cell>
          <table:table-cell office:value-type="float" office:value="5.552" calcext:value-type="float">
            <text:p>5.552</text:p>
          </table:table-cell>
          <table:table-cell office:value-type="float" office:value="4.565" calcext:value-type="float">
            <text:p>4.565</text:p>
          </table:table-cell>
          <table:table-cell office:value-type="float" office:value="3.571" calcext:value-type="float">
            <text:p>3.571</text:p>
          </table:table-cell>
          <table:table-cell office:value-type="float" office:value="2.477" calcext:value-type="float">
            <text:p>2.477</text:p>
          </table:table-cell>
          <table:table-cell office:value-type="float" office:value="1.463" calcext:value-type="float">
            <text:p>1.463</text:p>
          </table:table-cell>
          <table:table-cell table:number-columns-repeated="2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MnHPO4</text:p>
          </table:table-cell>
          <table:table-cell office:value-type="string" calcext:value-type="string">
            <text:p>P(1)Mn(1)O(4)H(1)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-12.95" calcext:value-type="float">
            <text:p>-12.95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MnO2(gamma)</text:p>
          </table:table-cell>
          <table:table-cell office:value-type="string" calcext:value-type="string">
            <text:p>Mn(1)O(2)</text:p>
          </table:table-cell>
          <table:table-cell office:value-type="float" office:value="17.89" calcext:value-type="float">
            <text:p>17.89</text:p>
          </table:table-cell>
          <table:table-cell office:value-type="float" office:value="500" calcext:value-type="float">
            <text:p>500</text:p>
          </table:table-cell>
          <table:table-cell office:value-type="float" office:value="0.0812" calcext:value-type="float">
            <text:p>0.0812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MnSO4</text:p>
          </table:table-cell>
          <table:table-cell office:value-type="string" calcext:value-type="string">
            <text:p>S(1)Mn(1)O(4)</text:p>
          </table:table-cell>
          <table:table-cell office:value-type="float" office:value="500" calcext:value-type="float">
            <text:p>500</text:p>
          </table:table-cell>
          <table:table-cell office:value-type="float" office:value="3.606" calcext:value-type="float">
            <text:p>3.606</text:p>
          </table:table-cell>
          <table:table-cell office:value-type="float" office:value="2.656" calcext:value-type="float">
            <text:p>2.656</text:p>
          </table:table-cell>
          <table:table-cell office:value-type="float" office:value="1.353" calcext:value-type="float">
            <text:p>1.353</text:p>
          </table:table-cell>
          <table:table-cell office:value-type="float" office:value="-0.0416" calcext:value-type="float">
            <text:p>-0.0416</text:p>
          </table:table-cell>
          <table:table-cell office:value-type="float" office:value="-1.657" calcext:value-type="float">
            <text:p>-1.657</text:p>
          </table:table-cell>
          <table:table-cell office:value-type="float" office:value="-3.198" calcext:value-type="float">
            <text:p>-3.198</text:p>
          </table:table-cell>
          <table:table-cell office:value-type="float" office:value="-4.747" calcext:value-type="float">
            <text:p>-4.747</text:p>
          </table:table-cell>
          <table:table-cell office:value-type="float" office:value="-6.455" calcext:value-type="float">
            <text:p>-6.455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Mo(1)</text:p>
          </table:table-cell>
          <table:table-cell office:value-type="float" office:value="9.387" calcext:value-type="float">
            <text:p>9.387</text:p>
          </table:table-cell>
          <table:table-cell office:value-type="float" office:value="120.3" calcext:value-type="float">
            <text:p>120.3</text:p>
          </table:table-cell>
          <table:table-cell office:value-type="float" office:value="109.3" calcext:value-type="float">
            <text:p>109.3</text:p>
          </table:table-cell>
          <table:table-cell office:value-type="float" office:value="96.36" calcext:value-type="float">
            <text:p>96.36</text:p>
          </table:table-cell>
          <table:table-cell office:value-type="float" office:value="84.17" calcext:value-type="float">
            <text:p>84.17</text:p>
          </table:table-cell>
          <table:table-cell office:value-type="float" office:value="71.76" calcext:value-type="float">
            <text:p>71.76</text:p>
          </table:table-cell>
          <table:table-cell office:value-type="float" office:value="61.54" calcext:value-type="float">
            <text:p>61.54</text:p>
          </table:table-cell>
          <table:table-cell office:value-type="float" office:value="52.83" calcext:value-type="float">
            <text:p>52.83</text:p>
          </table:table-cell>
          <table:table-cell office:value-type="float" office:value="45.02" calcext:value-type="float">
            <text:p>45.02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Molysite</text:p>
          </table:table-cell>
          <table:table-cell office:value-type="string" calcext:value-type="string">
            <text:p>Fe(1)Cl(3)</text:p>
          </table:table-cell>
          <table:table-cell office:value-type="float" office:value="500" calcext:value-type="float">
            <text:p>500</text:p>
          </table:table-cell>
          <table:table-cell office:value-type="float" office:value="5.819" calcext:value-type="float">
            <text:p>5.819</text:p>
          </table:table-cell>
          <table:table-cell office:value-type="float" office:value="5.062" calcext:value-type="float">
            <text:p>5.062</text:p>
          </table:table-cell>
          <table:table-cell office:value-type="float" office:value="3.914" calcext:value-type="float">
            <text:p>3.914</text:p>
          </table:table-cell>
          <table:table-cell office:value-type="float" office:value="2.579" calcext:value-type="float">
            <text:p>2.579</text:p>
          </table:table-cell>
          <table:table-cell office:value-type="float" office:value="0.9126" calcext:value-type="float">
            <text:p>0.9126</text:p>
          </table:table-cell>
          <table:table-cell office:value-type="float" office:value="-0.7869" calcext:value-type="float">
            <text:p>-0.7869</text:p>
          </table:table-cell>
          <table:table-cell office:value-type="float" office:value="-2.598" calcext:value-type="float">
            <text:p>-2.598</text:p>
          </table:table-cell>
          <table:table-cell office:value-type="float" office:value="-4.71" calcext:value-type="float">
            <text:p>-4.71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Monohydrocalcite</text:p>
          </table:table-cell>
          <table:table-cell office:value-type="string" calcext:value-type="string">
            <text:p>Ca(1)C(1)O(4)H(2)</text:p>
          </table:table-cell>
          <table:table-cell office:value-type="float" office:value="500" calcext:value-type="float">
            <text:p>500</text:p>
          </table:table-cell>
          <table:table-cell office:value-type="float" office:value="3.011" calcext:value-type="float">
            <text:p>3.011</text:p>
          </table:table-cell>
          <table:table-cell office:value-type="float" office:value="2.682" calcext:value-type="float">
            <text:p>2.682</text:p>
          </table:table-cell>
          <table:table-cell office:value-type="float" office:value="2.308" calcext:value-type="float">
            <text:p>2.308</text:p>
          </table:table-cell>
          <table:table-cell office:value-type="float" office:value="1.982" calcext:value-type="float">
            <text:p>1.982</text:p>
          </table:table-cell>
          <table:table-cell office:value-type="float" office:value="1.683" calcext:value-type="float">
            <text:p>1.683</text:p>
          </table:table-cell>
          <table:table-cell office:value-type="float" office:value="1.445" calcext:value-type="float">
            <text:p>1.445</text:p>
          </table:table-cell>
          <table:table-cell table:number-columns-repeated="2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Monticellite</text:p>
          </table:table-cell>
          <table:table-cell office:value-type="string" calcext:value-type="string">
            <text:p>Si(1)Mg(1)Ca(1)O(4)</text:p>
          </table:table-cell>
          <table:table-cell office:value-type="float" office:value="51.47" calcext:value-type="float">
            <text:p>51.47</text:p>
          </table:table-cell>
          <table:table-cell office:value-type="float" office:value="32.62" calcext:value-type="float">
            <text:p>32.62</text:p>
          </table:table-cell>
          <table:table-cell office:value-type="float" office:value="29.59" calcext:value-type="float">
            <text:p>29.59</text:p>
          </table:table-cell>
          <table:table-cell office:value-type="float" office:value="25.91" calcext:value-type="float">
            <text:p>25.91</text:p>
          </table:table-cell>
          <table:table-cell office:value-type="float" office:value="22.49" calcext:value-type="float">
            <text:p>22.49</text:p>
          </table:table-cell>
          <table:table-cell office:value-type="float" office:value="19.11" calcext:value-type="float">
            <text:p>19.11</text:p>
          </table:table-cell>
          <table:table-cell office:value-type="float" office:value="16.4" calcext:value-type="float">
            <text:p>16.4</text:p>
          </table:table-cell>
          <table:table-cell office:value-type="float" office:value="14.13" calcext:value-type="float">
            <text:p>14.13</text:p>
          </table:table-cell>
          <table:table-cell office:value-type="float" office:value="12.13" calcext:value-type="float">
            <text:p>12.13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Montmor-Ca</text:p>
          </table:table-cell>
          <table:table-cell office:value-type="string" calcext:value-type="string">
            <text:p>Si(4)Al(1.67)Mg(0.33)Ca(0.165)O(12)H(2)</text:p>
          </table:table-cell>
          <table:table-cell office:value-type="float" office:value="500" calcext:value-type="float">
            <text:p>500</text:p>
          </table:table-cell>
          <table:table-cell office:value-type="float" office:value="3.666" calcext:value-type="float">
            <text:p>3.666</text:p>
          </table:table-cell>
          <table:table-cell office:value-type="float" office:value="2.495" calcext:value-type="float">
            <text:p>2.495</text:p>
          </table:table-cell>
          <table:table-cell office:value-type="float" office:value="0.3114" calcext:value-type="float">
            <text:p>0.3114</text:p>
          </table:table-cell>
          <table:table-cell office:value-type="float" office:value="-2.046" calcext:value-type="float">
            <text:p>-2.046</text:p>
          </table:table-cell>
          <table:table-cell office:value-type="float" office:value="-4.535" calcext:value-type="float">
            <text:p>-4.535</text:p>
          </table:table-cell>
          <table:table-cell office:value-type="float" office:value="-6.604" calcext:value-type="float">
            <text:p>-6.604</text:p>
          </table:table-cell>
          <table:table-cell office:value-type="float" office:value="-8.407" calcext:value-type="float">
            <text:p>-8.407</text:p>
          </table:table-cell>
          <table:table-cell office:value-type="float" office:value="-10.09" calcext:value-type="float">
            <text:p>-10.09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Montmor-K</text:p>
          </table:table-cell>
          <table:table-cell office:value-type="string" calcext:value-type="string">
            <text:p>Si(4)Al(1.67)Mg(0.33)K(0.33)O(12)H(2)</text:p>
          </table:table-cell>
          <table:table-cell office:value-type="float" office:value="500" calcext:value-type="float">
            <text:p>500</text:p>
          </table:table-cell>
          <table:table-cell office:value-type="float" office:value="3.118" calcext:value-type="float">
            <text:p>3.118</text:p>
          </table:table-cell>
          <table:table-cell office:value-type="float" office:value="2.142" calcext:value-type="float">
            <text:p>2.142</text:p>
          </table:table-cell>
          <table:table-cell office:value-type="float" office:value="0.1755" calcext:value-type="float">
            <text:p>0.1755</text:p>
          </table:table-cell>
          <table:table-cell office:value-type="float" office:value="-1.99" calcext:value-type="float">
            <text:p>-1.99</text:p>
          </table:table-cell>
          <table:table-cell office:value-type="float" office:value="-4.296" calcext:value-type="float">
            <text:p>-4.296</text:p>
          </table:table-cell>
          <table:table-cell office:value-type="float" office:value="-6.224" calcext:value-type="float">
            <text:p>-6.224</text:p>
          </table:table-cell>
          <table:table-cell office:value-type="float" office:value="-7.912" calcext:value-type="float">
            <text:p>-7.912</text:p>
          </table:table-cell>
          <table:table-cell office:value-type="float" office:value="-9.501" calcext:value-type="float">
            <text:p>-9.501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Montmor-Mg</text:p>
          </table:table-cell>
          <table:table-cell office:value-type="string" calcext:value-type="string">
            <text:p>Si(4)Al(1.67)Mg(0.495)O(12)H(2)</text:p>
          </table:table-cell>
          <table:table-cell office:value-type="float" office:value="500" calcext:value-type="float">
            <text:p>500</text:p>
          </table:table-cell>
          <table:table-cell office:value-type="float" office:value="3.598" calcext:value-type="float">
            <text:p>3.598</text:p>
          </table:table-cell>
          <table:table-cell office:value-type="float" office:value="2.388" calcext:value-type="float">
            <text:p>2.388</text:p>
          </table:table-cell>
          <table:table-cell office:value-type="float" office:value="0.1599" calcext:value-type="float">
            <text:p>0.1599</text:p>
          </table:table-cell>
          <table:table-cell office:value-type="float" office:value="-2.235" calcext:value-type="float">
            <text:p>-2.235</text:p>
          </table:table-cell>
          <table:table-cell office:value-type="float" office:value="-4.757" calcext:value-type="float">
            <text:p>-4.757</text:p>
          </table:table-cell>
          <table:table-cell office:value-type="float" office:value="-6.85" calcext:value-type="float">
            <text:p>-6.85</text:p>
          </table:table-cell>
          <table:table-cell office:value-type="float" office:value="-8.669" calcext:value-type="float">
            <text:p>-8.669</text:p>
          </table:table-cell>
          <table:table-cell office:value-type="float" office:value="-10.37" calcext:value-type="float">
            <text:p>-10.37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Montmor-Na</text:p>
          </table:table-cell>
          <table:table-cell office:value-type="string" calcext:value-type="string">
            <text:p>Si(4)Al(1.67)Mg(0.33)Na(0.33)O(12)H(2)</text:p>
          </table:table-cell>
          <table:table-cell office:value-type="float" office:value="500" calcext:value-type="float">
            <text:p>500</text:p>
          </table:table-cell>
          <table:table-cell office:value-type="float" office:value="3.546" calcext:value-type="float">
            <text:p>3.546</text:p>
          </table:table-cell>
          <table:table-cell office:value-type="float" office:value="2.484" calcext:value-type="float">
            <text:p>2.484</text:p>
          </table:table-cell>
          <table:table-cell office:value-type="float" office:value="0.4328" calcext:value-type="float">
            <text:p>0.4328</text:p>
          </table:table-cell>
          <table:table-cell office:value-type="float" office:value="-1.794" calcext:value-type="float">
            <text:p>-1.794</text:p>
          </table:table-cell>
          <table:table-cell office:value-type="float" office:value="-4.14" calcext:value-type="float">
            <text:p>-4.14</text:p>
          </table:table-cell>
          <table:table-cell office:value-type="float" office:value="-6.083" calcext:value-type="float">
            <text:p>-6.083</text:p>
          </table:table-cell>
          <table:table-cell office:value-type="float" office:value="-7.772" calcext:value-type="float">
            <text:p>-7.772</text:p>
          </table:table-cell>
          <table:table-cell office:value-type="float" office:value="-9.35" calcext:value-type="float">
            <text:p>-9.35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Mordenite</text:p>
          </table:table-cell>
          <table:table-cell office:value-type="string" calcext:value-type="string">
            <text:p>Si(5.06)Al(0.94)Ca(0.2895)Na(0.361)O(15.468)H(6.936)</text:p>
          </table:table-cell>
          <table:table-cell office:value-type="float" office:value="209.9" calcext:value-type="float">
            <text:p>209.9</text:p>
          </table:table-cell>
          <table:table-cell office:value-type="float" office:value="-5.988" calcext:value-type="float">
            <text:p>-5.988</text:p>
          </table:table-cell>
          <table:table-cell office:value-type="float" office:value="-5.197" calcext:value-type="float">
            <text:p>-5.197</text:p>
          </table:table-cell>
          <table:table-cell office:value-type="float" office:value="-5.293" calcext:value-type="float">
            <text:p>-5.293</text:p>
          </table:table-cell>
          <table:table-cell office:value-type="float" office:value="-5.787" calcext:value-type="float">
            <text:p>-5.787</text:p>
          </table:table-cell>
          <table:table-cell office:value-type="float" office:value="-6.417" calcext:value-type="float">
            <text:p>-6.417</text:p>
          </table:table-cell>
          <table:table-cell office:value-type="float" office:value="-6.955" calcext:value-type="float">
            <text:p>-6.955</text:p>
          </table:table-cell>
          <table:table-cell office:value-type="float" office:value="-7.442" calcext:value-type="float">
            <text:p>-7.442</text:p>
          </table:table-cell>
          <table:table-cell office:value-type="float" office:value="-7.975" calcext:value-type="float">
            <text:p>-7.975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Mordenite-dehy</text:p>
          </table:table-cell>
          <table:table-cell office:value-type="string" calcext:value-type="string">
            <text:p>Si(5.06)Al(0.94)Ca(0.2895)Na(0.361)O(12)</text:p>
          </table:table-cell>
          <table:table-cell office:value-type="float" office:value="500" calcext:value-type="float">
            <text:p>500</text:p>
          </table:table-cell>
          <table:table-cell office:value-type="float" office:value="10.77" calcext:value-type="float">
            <text:p>10.77</text:p>
          </table:table-cell>
          <table:table-cell office:value-type="float" office:value="9.932" calcext:value-type="float">
            <text:p>9.932</text:p>
          </table:table-cell>
          <table:table-cell office:value-type="float" office:value="7.922" calcext:value-type="float">
            <text:p>7.922</text:p>
          </table:table-cell>
          <table:table-cell office:value-type="float" office:value="5.634" calcext:value-type="float">
            <text:p>5.634</text:p>
          </table:table-cell>
          <table:table-cell office:value-type="float" office:value="3.199" calcext:value-type="float">
            <text:p>3.199</text:p>
          </table:table-cell>
          <table:table-cell office:value-type="float" office:value="1.213" calcext:value-type="float">
            <text:p>1.213</text:p>
          </table:table-cell>
          <table:table-cell office:value-type="float" office:value="-0.4448" calcext:value-type="float">
            <text:p>-0.4448</text:p>
          </table:table-cell>
          <table:table-cell office:value-type="float" office:value="-1.915" calcext:value-type="float">
            <text:p>-1.915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Morenosite</text:p>
          </table:table-cell>
          <table:table-cell office:value-type="string" calcext:value-type="string">
            <text:p>S(1)Ni(1)O(11)H(14)</text:p>
          </table:table-cell>
          <table:table-cell office:value-type="float" office:value="144.2" calcext:value-type="float">
            <text:p>144.2</text:p>
          </table:table-cell>
          <table:table-cell office:value-type="float" office:value="-2.245" calcext:value-type="float">
            <text:p>-2.245</text:p>
          </table:table-cell>
          <table:table-cell office:value-type="float" office:value="-2.014" calcext:value-type="float">
            <text:p>-2.014</text:p>
          </table:table-cell>
          <table:table-cell office:value-type="float" office:value="-1.834" calcext:value-type="float">
            <text:p>-1.834</text:p>
          </table:table-cell>
          <table:table-cell office:value-type="float" office:value="-1.72" calcext:value-type="float">
            <text:p>-1.72</text:p>
          </table:table-cell>
          <table:table-cell office:value-type="float" office:value="-1.681" calcext:value-type="float">
            <text:p>-1.681</text:p>
          </table:table-cell>
          <table:table-cell office:value-type="float" office:value="-1.775" calcext:value-type="float">
            <text:p>-1.775</text:p>
          </table:table-cell>
          <table:table-cell office:value-type="float" office:value="-2.064" calcext:value-type="float">
            <text:p>-2.064</text:p>
          </table:table-cell>
          <table:table-cell office:value-type="float" office:value="-2.686" calcext:value-type="float">
            <text:p>-2.686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Muscovite</text:p>
          </table:table-cell>
          <table:table-cell office:value-type="string" calcext:value-type="string">
            <text:p>Si(3)Al(3)K(1)O(12)H(2)</text:p>
          </table:table-cell>
          <table:table-cell office:value-type="float" office:value="140.7" calcext:value-type="float">
            <text:p>140.7</text:p>
          </table:table-cell>
          <table:table-cell office:value-type="float" office:value="17.13" calcext:value-type="float">
            <text:p>17.13</text:p>
          </table:table-cell>
          <table:table-cell office:value-type="float" office:value="13.59" calcext:value-type="float">
            <text:p>13.59</text:p>
          </table:table-cell>
          <table:table-cell office:value-type="float" office:value="8.839" calcext:value-type="float">
            <text:p>8.839</text:p>
          </table:table-cell>
          <table:table-cell office:value-type="float" office:value="4.192" calcext:value-type="float">
            <text:p>4.192</text:p>
          </table:table-cell>
          <table:table-cell office:value-type="float" office:value="-0.6018" calcext:value-type="float">
            <text:p>-0.6018</text:p>
          </table:table-cell>
          <table:table-cell office:value-type="float" office:value="-4.617" calcext:value-type="float">
            <text:p>-4.617</text:p>
          </table:table-cell>
          <table:table-cell office:value-type="float" office:value="-8.184" calcext:value-type="float">
            <text:p>-8.184</text:p>
          </table:table-cell>
          <table:table-cell office:value-type="float" office:value="-11.56" calcext:value-type="float">
            <text:p>-11.56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a(1)</text:p>
          </table:table-cell>
          <table:table-cell office:value-type="float" office:value="23.81" calcext:value-type="float">
            <text:p>23.81</text:p>
          </table:table-cell>
          <table:table-cell office:value-type="float" office:value="73.47" calcext:value-type="float">
            <text:p>73.47</text:p>
          </table:table-cell>
          <table:table-cell office:value-type="float" office:value="67.38" calcext:value-type="float">
            <text:p>67.38</text:p>
          </table:table-cell>
          <table:table-cell office:value-type="float" office:value="60.38" calcext:value-type="float">
            <text:p>60.38</text:p>
          </table:table-cell>
          <table:table-cell office:value-type="float" office:value="54" calcext:value-type="float">
            <text:p>54</text:p>
          </table:table-cell>
          <table:table-cell office:value-type="float" office:value="47.73" calcext:value-type="float">
            <text:p>47.73</text:p>
          </table:table-cell>
          <table:table-cell office:value-type="float" office:value="42.8" calcext:value-type="float">
            <text:p>42.8</text:p>
          </table:table-cell>
          <table:table-cell office:value-type="float" office:value="38.76" calcext:value-type="float">
            <text:p>38.76</text:p>
          </table:table-cell>
          <table:table-cell office:value-type="float" office:value="35.43" calcext:value-type="float">
            <text:p>35.43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Na2CO3</text:p>
          </table:table-cell>
          <table:table-cell office:value-type="string" calcext:value-type="string">
            <text:p>Na(2)C(1)O(3)</text:p>
          </table:table-cell>
          <table:table-cell office:value-type="float" office:value="41.86" calcext:value-type="float">
            <text:p>41.86</text:p>
          </table:table-cell>
          <table:table-cell office:value-type="float" office:value="11.8" calcext:value-type="float">
            <text:p>11.8</text:p>
          </table:table-cell>
          <table:table-cell office:value-type="float" office:value="11.18" calcext:value-type="float">
            <text:p>11.18</text:p>
          </table:table-cell>
          <table:table-cell office:value-type="float" office:value="10.43" calcext:value-type="float">
            <text:p>10.43</text:p>
          </table:table-cell>
          <table:table-cell office:value-type="float" office:value="9.715" calcext:value-type="float">
            <text:p>9.715</text:p>
          </table:table-cell>
          <table:table-cell office:value-type="float" office:value="8.961" calcext:value-type="float">
            <text:p>8.961</text:p>
          </table:table-cell>
          <table:table-cell office:value-type="float" office:value="8.286" calcext:value-type="float">
            <text:p>8.286</text:p>
          </table:table-cell>
          <table:table-cell office:value-type="float" office:value="7.598" calcext:value-type="float">
            <text:p>7.598</text:p>
          </table:table-cell>
          <table:table-cell office:value-type="float" office:value="6.827" calcext:value-type="float">
            <text:p>6.827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Na2CO3.7H2O</text:p>
          </table:table-cell>
          <table:table-cell office:value-type="string" calcext:value-type="string">
            <text:p>Na(2)C(1)O(10)H(14)</text:p>
          </table:table-cell>
          <table:table-cell office:value-type="float" office:value="153.7" calcext:value-type="float">
            <text:p>153.7</text:p>
          </table:table-cell>
          <table:table-cell office:value-type="float" office:value="9.617" calcext:value-type="float">
            <text:p>9.617</text:p>
          </table:table-cell>
          <table:table-cell office:value-type="float" office:value="9.946" calcext:value-type="float">
            <text:p>9.946</text:p>
          </table:table-cell>
          <table:table-cell office:value-type="float" office:value="10.63" calcext:value-type="float">
            <text:p>10.63</text:p>
          </table:table-cell>
          <table:table-cell office:value-type="float" office:value="11.64" calcext:value-type="float">
            <text:p>11.64</text:p>
          </table:table-cell>
          <table:table-cell office:value-type="float" office:value="13.07" calcext:value-type="float">
            <text:p>13.07</text:p>
          </table:table-cell>
          <table:table-cell office:value-type="float" office:value="14.57" calcext:value-type="float">
            <text:p>14.57</text:p>
          </table:table-cell>
          <table:table-cell table:number-columns-repeated="2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Na2Cr2O7</text:p>
          </table:table-cell>
          <table:table-cell office:value-type="string" calcext:value-type="string">
            <text:p>Na(2)Cr(2)O(7)</text:p>
          </table:table-cell>
          <table:table-cell office:value-type="float" office:value="500" calcext:value-type="float">
            <text:p>500</text:p>
          </table:table-cell>
          <table:table-cell office:value-type="float" office:value="-10.64" calcext:value-type="float">
            <text:p>-10.64</text:p>
          </table:table-cell>
          <table:table-cell office:value-type="float" office:value="-10.16" calcext:value-type="float">
            <text:p>-10.16</text:p>
          </table:table-cell>
          <table:table-cell office:value-type="float" office:value="-9.888" calcext:value-type="float">
            <text:p>-9.888</text:p>
          </table:table-cell>
          <table:table-cell office:value-type="float" office:value="-9.88" calcext:value-type="float">
            <text:p>-9.88</text:p>
          </table:table-cell>
          <table:table-cell office:value-type="float" office:value="-10.16" calcext:value-type="float">
            <text:p>-10.16</text:p>
          </table:table-cell>
          <table:table-cell office:value-type="float" office:value="-10.72" calcext:value-type="float">
            <text:p>-10.72</text:p>
          </table:table-cell>
          <table:table-cell table:number-columns-repeated="2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Na2CrO4</text:p>
          </table:table-cell>
          <table:table-cell office:value-type="string" calcext:value-type="string">
            <text:p>Na(2)Cr(1)O(4)</text:p>
          </table:table-cell>
          <table:table-cell office:value-type="float" office:value="59.48" calcext:value-type="float">
            <text:p>59.48</text:p>
          </table:table-cell>
          <table:table-cell office:value-type="float" office:value="3.174" calcext:value-type="float">
            <text:p>3.174</text:p>
          </table:table-cell>
          <table:table-cell office:value-type="float" office:value="2.91" calcext:value-type="float">
            <text:p>2.91</text:p>
          </table:table-cell>
          <table:table-cell office:value-type="float" office:value="2.51" calcext:value-type="float">
            <text:p>2.51</text:p>
          </table:table-cell>
          <table:table-cell office:value-type="float" office:value="2.079" calcext:value-type="float">
            <text:p>2.079</text:p>
          </table:table-cell>
          <table:table-cell office:value-type="float" office:value="1.567" calcext:value-type="float">
            <text:p>1.567</text:p>
          </table:table-cell>
          <table:table-cell office:value-type="float" office:value="1.033" calcext:value-type="float">
            <text:p>1.033</text:p>
          </table:table-cell>
          <table:table-cell table:number-columns-repeated="2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Na2O</text:p>
          </table:table-cell>
          <table:table-cell office:value-type="string" calcext:value-type="string">
            <text:p>Na(2)O(1)</text:p>
          </table:table-cell>
          <table:table-cell office:value-type="float" office:value="25" calcext:value-type="float">
            <text:p>25</text:p>
          </table:table-cell>
          <table:table-cell office:value-type="float" office:value="73.08" calcext:value-type="float">
            <text:p>73.08</text:p>
          </table:table-cell>
          <table:table-cell office:value-type="float" office:value="67.43" calcext:value-type="float">
            <text:p>67.43</text:p>
          </table:table-cell>
          <table:table-cell office:value-type="float" office:value="60.98" calcext:value-type="float">
            <text:p>60.98</text:p>
          </table:table-cell>
          <table:table-cell office:value-type="float" office:value="55.17" calcext:value-type="float">
            <text:p>55.17</text:p>
          </table:table-cell>
          <table:table-cell office:value-type="float" office:value="49.51" calcext:value-type="float">
            <text:p>49.51</text:p>
          </table:table-cell>
          <table:table-cell office:value-type="float" office:value="45.11" calcext:value-type="float">
            <text:p>45.11</text:p>
          </table:table-cell>
          <table:table-cell office:value-type="float" office:value="41.59" calcext:value-type="float">
            <text:p>41.59</text:p>
          </table:table-cell>
          <table:table-cell office:value-type="float" office:value="38.67" calcext:value-type="float">
            <text:p>38.67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Na2SiO3</text:p>
          </table:table-cell>
          <table:table-cell office:value-type="string" calcext:value-type="string">
            <text:p>Si(1)Na(2)O(3)</text:p>
          </table:table-cell>
          <table:table-cell office:value-type="float" office:value="50.86" calcext:value-type="float">
            <text:p>50.86</text:p>
          </table:table-cell>
          <table:table-cell office:value-type="float" office:value="23.48" calcext:value-type="float">
            <text:p>23.48</text:p>
          </table:table-cell>
          <table:table-cell office:value-type="float" office:value="22.24" calcext:value-type="float">
            <text:p>22.24</text:p>
          </table:table-cell>
          <table:table-cell office:value-type="float" office:value="20.67" calcext:value-type="float">
            <text:p>20.67</text:p>
          </table:table-cell>
          <table:table-cell office:value-type="float" office:value="19.21" calcext:value-type="float">
            <text:p>19.21</text:p>
          </table:table-cell>
          <table:table-cell office:value-type="float" office:value="17.82" calcext:value-type="float">
            <text:p>17.82</text:p>
          </table:table-cell>
          <table:table-cell office:value-type="float" office:value="16.78" calcext:value-type="float">
            <text:p>16.78</text:p>
          </table:table-cell>
          <table:table-cell office:value-type="float" office:value="15.98" calcext:value-type="float">
            <text:p>15.98</text:p>
          </table:table-cell>
          <table:table-cell office:value-type="float" office:value="15.31" calcext:value-type="float">
            <text:p>15.31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Na3H(SO4)2</text:p>
          </table:table-cell>
          <table:table-cell office:value-type="string" calcext:value-type="string">
            <text:p>Na(3)S(2)O(8)H(1)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-0.8906" calcext:value-type="float">
            <text:p>-0.8906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Na4Ca(SO4)3.2H2O</text:p>
          </table:table-cell>
          <table:table-cell office:value-type="string" calcext:value-type="string">
            <text:p>Ca(1)Na(4)S(3)O(14)H(4)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-5.894" calcext:value-type="float">
            <text:p>-5.894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Na4SiO4</text:p>
          </table:table-cell>
          <table:table-cell office:value-type="string" calcext:value-type="string">
            <text:p>Si(1)Na(4)O(4)</text:p>
          </table:table-cell>
          <table:table-cell office:value-type="float" office:value="500" calcext:value-type="float">
            <text:p>500</text:p>
          </table:table-cell>
          <table:table-cell office:value-type="float" office:value="75.82" calcext:value-type="float">
            <text:p>75.82</text:p>
          </table:table-cell>
          <table:table-cell office:value-type="float" office:value="70.64" calcext:value-type="float">
            <text:p>70.64</text:p>
          </table:table-cell>
          <table:table-cell office:value-type="float" office:value="64.59" calcext:value-type="float">
            <text:p>64.59</text:p>
          </table:table-cell>
          <table:table-cell office:value-type="float" office:value="59.1" calcext:value-type="float">
            <text:p>59.1</text:p>
          </table:table-cell>
          <table:table-cell office:value-type="float" office:value="53.85" calcext:value-type="float">
            <text:p>53.85</text:p>
          </table:table-cell>
          <table:table-cell office:value-type="float" office:value="49.87" calcext:value-type="float">
            <text:p>49.87</text:p>
          </table:table-cell>
          <table:table-cell office:value-type="float" office:value="46.79" calcext:value-type="float">
            <text:p>46.79</text:p>
          </table:table-cell>
          <table:table-cell office:value-type="float" office:value="44.33" calcext:value-type="float">
            <text:p>44.33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Na6Si2O7</text:p>
          </table:table-cell>
          <table:table-cell office:value-type="string" calcext:value-type="string">
            <text:p>Si(2)Na(6)O(7)</text:p>
          </table:table-cell>
          <table:table-cell office:value-type="float" office:value="500" calcext:value-type="float">
            <text:p>500</text:p>
          </table:table-cell>
          <table:table-cell office:value-type="float" office:value="109" calcext:value-type="float">
            <text:p>109</text:p>
          </table:table-cell>
          <table:table-cell office:value-type="float" office:value="101.6" calcext:value-type="float">
            <text:p>101.6</text:p>
          </table:table-cell>
          <table:table-cell office:value-type="float" office:value="92.85" calcext:value-type="float">
            <text:p>92.85</text:p>
          </table:table-cell>
          <table:table-cell office:value-type="float" office:value="84.87" calcext:value-type="float">
            <text:p>84.87</text:p>
          </table:table-cell>
          <table:table-cell office:value-type="float" office:value="77.2" calcext:value-type="float">
            <text:p>77.2</text:p>
          </table:table-cell>
          <table:table-cell office:value-type="float" office:value="71.35" calcext:value-type="float">
            <text:p>71.35</text:p>
          </table:table-cell>
          <table:table-cell office:value-type="float" office:value="66.78" calcext:value-type="float">
            <text:p>66.78</text:p>
          </table:table-cell>
          <table:table-cell office:value-type="float" office:value="63.08" calcext:value-type="float">
            <text:p>63.08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NaFeO2</text:p>
          </table:table-cell>
          <table:table-cell office:value-type="string" calcext:value-type="string">
            <text:p>Fe(1)Na(1)O(2)</text:p>
          </table:table-cell>
          <table:table-cell office:value-type="float" office:value="33.48" calcext:value-type="float">
            <text:p>33.48</text:p>
          </table:table-cell>
          <table:table-cell office:value-type="float" office:value="12.49" calcext:value-type="float">
            <text:p>12.49</text:p>
          </table:table-cell>
          <table:table-cell office:value-type="float" office:value="11.4" calcext:value-type="float">
            <text:p>11.4</text:p>
          </table:table-cell>
          <table:table-cell office:value-type="float" office:value="10.24" calcext:value-type="float">
            <text:p>10.24</text:p>
          </table:table-cell>
          <table:table-cell office:value-type="float" office:value="9.3" calcext:value-type="float">
            <text:p>9.3</text:p>
          </table:table-cell>
          <table:table-cell office:value-type="float" office:value="8.506" calcext:value-type="float">
            <text:p>8.506</text:p>
          </table:table-cell>
          <table:table-cell office:value-type="float" office:value="7.975" calcext:value-type="float">
            <text:p>7.975</text:p>
          </table:table-cell>
          <table:table-cell table:number-columns-repeated="2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Nahcolite</text:p>
          </table:table-cell>
          <table:table-cell office:value-type="string" calcext:value-type="string">
            <text:p>Na(1)C(1)O(3)H(1)</text:p>
          </table:table-cell>
          <table:table-cell office:value-type="float" office:value="38.62" calcext:value-type="float">
            <text:p>38.62</text:p>
          </table:table-cell>
          <table:table-cell office:value-type="float" office:value="-0.4055" calcext:value-type="float">
            <text:p>-0.4055</text:p>
          </table:table-cell>
          <table:table-cell office:value-type="float" office:value="-0.1118" calcext:value-type="float">
            <text:p>-0.1118</text:p>
          </table:table-cell>
          <table:table-cell office:value-type="float" office:value="0.1778" calcext:value-type="float">
            <text:p>0.1778</text:p>
          </table:table-cell>
          <table:table-cell office:value-type="float" office:value="0.4006" calcext:value-type="float">
            <text:p>0.4006</text:p>
          </table:table-cell>
          <table:table-cell office:value-type="float" office:value="0.5594" calcext:value-type="float">
            <text:p>0.5594</text:p>
          </table:table-cell>
          <table:table-cell office:value-type="float" office:value="0.6019" calcext:value-type="float">
            <text:p>0.6019</text:p>
          </table:table-cell>
          <table:table-cell office:value-type="float" office:value="0.4827" calcext:value-type="float">
            <text:p>0.4827</text:p>
          </table:table-cell>
          <table:table-cell office:value-type="float" office:value="0.0427" calcext:value-type="float">
            <text:p>0.0427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Nantokite</text:p>
          </table:table-cell>
          <table:table-cell office:value-type="string" calcext:value-type="string">
            <text:p>Cl(1)Cu(1)</text:p>
          </table:table-cell>
          <table:table-cell office:value-type="float" office:value="23.92" calcext:value-type="float">
            <text:p>23.92</text:p>
          </table:table-cell>
          <table:table-cell office:value-type="float" office:value="13.64" calcext:value-type="float">
            <text:p>13.64</text:p>
          </table:table-cell>
          <table:table-cell office:value-type="float" office:value="12.01" calcext:value-type="float">
            <text:p>12.01</text:p>
          </table:table-cell>
          <table:table-cell office:value-type="float" office:value="10.05" calcext:value-type="float">
            <text:p>10.05</text:p>
          </table:table-cell>
          <table:table-cell office:value-type="float" office:value="8.194" calcext:value-type="float">
            <text:p>8.194</text:p>
          </table:table-cell>
          <table:table-cell office:value-type="float" office:value="6.261" calcext:value-type="float">
            <text:p>6.261</text:p>
          </table:table-cell>
          <table:table-cell office:value-type="float" office:value="4.601" calcext:value-type="float">
            <text:p>4.601</text:p>
          </table:table-cell>
          <table:table-cell table:number-columns-repeated="2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Natrolite</text:p>
          </table:table-cell>
          <table:table-cell office:value-type="string" calcext:value-type="string">
            <text:p>Si(3)Al(2)Na(2)O(12)H(4)</text:p>
          </table:table-cell>
          <table:table-cell office:value-type="float" office:value="169.2" calcext:value-type="float">
            <text:p>169.2</text:p>
          </table:table-cell>
          <table:table-cell office:value-type="float" office:value="21.2" calcext:value-type="float">
            <text:p>21.2</text:p>
          </table:table-cell>
          <table:table-cell office:value-type="float" office:value="18.52" calcext:value-type="float">
            <text:p>18.52</text:p>
          </table:table-cell>
          <table:table-cell office:value-type="float" office:value="14.85" calcext:value-type="float">
            <text:p>14.85</text:p>
          </table:table-cell>
          <table:table-cell office:value-type="float" office:value="11.29" calcext:value-type="float">
            <text:p>11.29</text:p>
          </table:table-cell>
          <table:table-cell office:value-type="float" office:value="7.717" calcext:value-type="float">
            <text:p>7.717</text:p>
          </table:table-cell>
          <table:table-cell office:value-type="float" office:value="4.817" calcext:value-type="float">
            <text:p>4.817</text:p>
          </table:table-cell>
          <table:table-cell office:value-type="float" office:value="2.314" calcext:value-type="float">
            <text:p>2.314</text:p>
          </table:table-cell>
          <table:table-cell office:value-type="float" office:value="-0.0236" calcext:value-type="float">
            <text:p>-0.0236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Natron</text:p>
          </table:table-cell>
          <table:table-cell office:value-type="string" calcext:value-type="string">
            <text:p>Na(2)C(1)O(13)H(20)</text:p>
          </table:table-cell>
          <table:table-cell office:value-type="float" office:value="196" calcext:value-type="float">
            <text:p>196</text:p>
          </table:table-cell>
          <table:table-cell office:value-type="float" office:value="8.852" calcext:value-type="float">
            <text:p>8.852</text:p>
          </table:table-cell>
          <table:table-cell office:value-type="float" office:value="9.61" calcext:value-type="float">
            <text:p>9.61</text:p>
          </table:table-cell>
          <table:table-cell office:value-type="float" office:value="10.61" calcext:value-type="float">
            <text:p>10.61</text:p>
          </table:table-cell>
          <table:table-cell office:value-type="float" office:value="11.7" calcext:value-type="float">
            <text:p>11.7</text:p>
          </table:table-cell>
          <table:table-cell office:value-type="float" office:value="12.98" calcext:value-type="float">
            <text:p>12.98</text:p>
          </table:table-cell>
          <table:table-cell office:value-type="float" office:value="14.15" calcext:value-type="float">
            <text:p>14.15</text:p>
          </table:table-cell>
          <table:table-cell office:value-type="float" office:value="15.17" calcext:value-type="float">
            <text:p>15.17</text:p>
          </table:table-cell>
          <table:table-cell office:value-type="float" office:value="15.99" calcext:value-type="float">
            <text:p>15.99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Natrosilite</text:p>
          </table:table-cell>
          <table:table-cell office:value-type="string" calcext:value-type="string">
            <text:p>Si(2)Na(2)O(5)</text:p>
          </table:table-cell>
          <table:table-cell office:value-type="float" office:value="72.57" calcext:value-type="float">
            <text:p>72.57</text:p>
          </table:table-cell>
          <table:table-cell office:value-type="float" office:value="18.77" calcext:value-type="float">
            <text:p>18.77</text:p>
          </table:table-cell>
          <table:table-cell office:value-type="float" office:value="18.13" calcext:value-type="float">
            <text:p>18.13</text:p>
          </table:table-cell>
          <table:table-cell office:value-type="float" office:value="17.05" calcext:value-type="float">
            <text:p>17.05</text:p>
          </table:table-cell>
          <table:table-cell office:value-type="float" office:value="15.95" calcext:value-type="float">
            <text:p>15.95</text:p>
          </table:table-cell>
          <table:table-cell office:value-type="float" office:value="14.88" calcext:value-type="float">
            <text:p>14.88</text:p>
          </table:table-cell>
          <table:table-cell office:value-type="float" office:value="14.09" calcext:value-type="float">
            <text:p>14.09</text:p>
          </table:table-cell>
          <table:table-cell office:value-type="float" office:value="13.49" calcext:value-type="float">
            <text:p>13.49</text:p>
          </table:table-cell>
          <table:table-cell office:value-type="float" office:value="12.99" calcext:value-type="float">
            <text:p>12.99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Nepheline</text:p>
          </table:table-cell>
          <table:table-cell office:value-type="string" calcext:value-type="string">
            <text:p>Si(1)Al(1)Na(1)O(4)</text:p>
          </table:table-cell>
          <table:table-cell office:value-type="float" office:value="54.16" calcext:value-type="float">
            <text:p>54.16</text:p>
          </table:table-cell>
          <table:table-cell office:value-type="float" office:value="15.85" calcext:value-type="float">
            <text:p>15.85</text:p>
          </table:table-cell>
          <table:table-cell office:value-type="float" office:value="13.8" calcext:value-type="float">
            <text:p>13.8</text:p>
          </table:table-cell>
          <table:table-cell office:value-type="float" office:value="11.23" calcext:value-type="float">
            <text:p>11.23</text:p>
          </table:table-cell>
          <table:table-cell office:value-type="float" office:value="8.799" calcext:value-type="float">
            <text:p>8.799</text:p>
          </table:table-cell>
          <table:table-cell office:value-type="float" office:value="6.356" calcext:value-type="float">
            <text:p>6.356</text:p>
          </table:table-cell>
          <table:table-cell office:value-type="float" office:value="4.369" calcext:value-type="float">
            <text:p>4.369</text:p>
          </table:table-cell>
          <table:table-cell office:value-type="float" office:value="2.666" calcext:value-type="float">
            <text:p>2.666</text:p>
          </table:table-cell>
          <table:table-cell office:value-type="float" office:value="1.114" calcext:value-type="float">
            <text:p>1.114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Nesquehonite</text:p>
          </table:table-cell>
          <table:table-cell office:value-type="string" calcext:value-type="string">
            <text:p>Mg(1)C(1)O(6)H(6)</text:p>
          </table:table-cell>
          <table:table-cell office:value-type="float" office:value="74.79" calcext:value-type="float">
            <text:p>74.79</text:p>
          </table:table-cell>
          <table:table-cell office:value-type="float" office:value="6.416" calcext:value-type="float">
            <text:p>6.416</text:p>
          </table:table-cell>
          <table:table-cell office:value-type="float" office:value="4.995" calcext:value-type="float">
            <text:p>4.995</text:p>
          </table:table-cell>
          <table:table-cell office:value-type="float" office:value="4.819" calcext:value-type="float">
            <text:p>4.819</text:p>
          </table:table-cell>
          <table:table-cell office:value-type="float" office:value="4.71" calcext:value-type="float">
            <text:p>4.71</text:p>
          </table:table-cell>
          <table:table-cell office:value-type="float" office:value="4.559" calcext:value-type="float">
            <text:p>4.559</text:p>
          </table:table-cell>
          <table:table-cell office:value-type="float" office:value="4.35" calcext:value-type="float">
            <text:p>4.35</text:p>
          </table:table-cell>
          <table:table-cell office:value-type="float" office:value="4.031" calcext:value-type="float">
            <text:p>4.031</text:p>
          </table:table-cell>
          <table:table-cell office:value-type="float" office:value="3.519" calcext:value-type="float">
            <text:p>3.519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Ni(1)</text:p>
          </table:table-cell>
          <table:table-cell office:value-type="float" office:value="6.588" calcext:value-type="float">
            <text:p>6.588</text:p>
          </table:table-cell>
          <table:table-cell office:value-type="float" office:value="56.31" calcext:value-type="float">
            <text:p>56.31</text:p>
          </table:table-cell>
          <table:table-cell office:value-type="float" office:value="50.99" calcext:value-type="float">
            <text:p>50.99</text:p>
          </table:table-cell>
          <table:table-cell office:value-type="float" office:value="44.82" calcext:value-type="float">
            <text:p>44.82</text:p>
          </table:table-cell>
          <table:table-cell office:value-type="float" office:value="39.13" calcext:value-type="float">
            <text:p>39.13</text:p>
          </table:table-cell>
          <table:table-cell office:value-type="float" office:value="33.46" calcext:value-type="float">
            <text:p>33.46</text:p>
          </table:table-cell>
          <table:table-cell office:value-type="float" office:value="28.9" calcext:value-type="float">
            <text:p>28.9</text:p>
          </table:table-cell>
          <table:table-cell office:value-type="float" office:value="25.13" calcext:value-type="float">
            <text:p>25.13</text:p>
          </table:table-cell>
          <table:table-cell office:value-type="float" office:value="21.87" calcext:value-type="float">
            <text:p>21.87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Ni(OH)2</text:p>
          </table:table-cell>
          <table:table-cell office:value-type="string" calcext:value-type="string">
            <text:p>Ni(1)O(2)H(2)</text:p>
          </table:table-cell>
          <table:table-cell office:value-type="float" office:value="22.34" calcext:value-type="float">
            <text:p>22.34</text:p>
          </table:table-cell>
          <table:table-cell office:value-type="float" office:value="14.3" calcext:value-type="float">
            <text:p>14.3</text:p>
          </table:table-cell>
          <table:table-cell office:value-type="float" office:value="12.75" calcext:value-type="float">
            <text:p>12.75</text:p>
          </table:table-cell>
          <table:table-cell office:value-type="float" office:value="11.02" calcext:value-type="float">
            <text:p>11.02</text:p>
          </table:table-cell>
          <table:table-cell office:value-type="float" office:value="9.516" calcext:value-type="float">
            <text:p>9.516</text:p>
          </table:table-cell>
          <table:table-cell office:value-type="float" office:value="8.114" calcext:value-type="float">
            <text:p>8.114</text:p>
          </table:table-cell>
          <table:table-cell office:value-type="float" office:value="7.059" calcext:value-type="float">
            <text:p>7.059</text:p>
          </table:table-cell>
          <table:table-cell table:number-columns-repeated="2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Ni2P2O7</text:p>
          </table:table-cell>
          <table:table-cell office:value-type="string" calcext:value-type="string">
            <text:p>P(2)Ni(2)O(7)</text:p>
          </table:table-cell>
          <table:table-cell office:value-type="float" office:value="70.73" calcext:value-type="float">
            <text:p>70.73</text:p>
          </table:table-cell>
          <table:table-cell office:value-type="float" office:value="500" calcext:value-type="float">
            <text:p>500</text:p>
          </table:table-cell>
          <table:table-cell office:value-type="float" office:value="-8.899" calcext:value-type="float">
            <text:p>-8.899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Ni2SiO4</text:p>
          </table:table-cell>
          <table:table-cell office:value-type="string" calcext:value-type="string">
            <text:p>Si(1)Ni(2)O(4)</text:p>
          </table:table-cell>
          <table:table-cell office:value-type="float" office:value="42.61" calcext:value-type="float">
            <text:p>42.61</text:p>
          </table:table-cell>
          <table:table-cell office:value-type="float" office:value="16.27" calcext:value-type="float">
            <text:p>16.27</text:p>
          </table:table-cell>
          <table:table-cell office:value-type="float" office:value="14.34" calcext:value-type="float">
            <text:p>14.34</text:p>
          </table:table-cell>
          <table:table-cell office:value-type="float" office:value="11.9" calcext:value-type="float">
            <text:p>11.9</text:p>
          </table:table-cell>
          <table:table-cell office:value-type="float" office:value="9.559" calcext:value-type="float">
            <text:p>9.559</text:p>
          </table:table-cell>
          <table:table-cell office:value-type="float" office:value="7.191" calcext:value-type="float">
            <text:p>7.191</text:p>
          </table:table-cell>
          <table:table-cell office:value-type="float" office:value="5.255" calcext:value-type="float">
            <text:p>5.255</text:p>
          </table:table-cell>
          <table:table-cell office:value-type="float" office:value="3.586" calcext:value-type="float">
            <text:p>3.586</text:p>
          </table:table-cell>
          <table:table-cell office:value-type="float" office:value="2.048" calcext:value-type="float">
            <text:p>2.048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Ni3(PO4)2</text:p>
          </table:table-cell>
          <table:table-cell office:value-type="string" calcext:value-type="string">
            <text:p>P(2)Ni(3)O(8)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-6.641" calcext:value-type="float">
            <text:p>-6.641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NiCO3</text:p>
          </table:table-cell>
          <table:table-cell office:value-type="string" calcext:value-type="string">
            <text:p>C(1)Ni(1)O(3)</text:p>
          </table:table-cell>
          <table:table-cell office:value-type="float" office:value="27.05" calcext:value-type="float">
            <text:p>27.05</text:p>
          </table:table-cell>
          <table:table-cell office:value-type="float" office:value="500" calcext:value-type="float">
            <text:p>500</text:p>
          </table:table-cell>
          <table:table-cell office:value-type="float" office:value="3.512" calcext:value-type="float">
            <text:p>3.512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NiCl2</text:p>
          </table:table-cell>
          <table:table-cell office:value-type="string" calcext:value-type="string">
            <text:p>Cl(2)Ni(1)</text:p>
          </table:table-cell>
          <table:table-cell office:value-type="float" office:value="36.7" calcext:value-type="float">
            <text:p>36.7</text:p>
          </table:table-cell>
          <table:table-cell office:value-type="float" office:value="9.869" calcext:value-type="float">
            <text:p>9.869</text:p>
          </table:table-cell>
          <table:table-cell office:value-type="float" office:value="8.611" calcext:value-type="float">
            <text:p>8.611</text:p>
          </table:table-cell>
          <table:table-cell office:value-type="float" office:value="7.004" calcext:value-type="float">
            <text:p>7.004</text:p>
          </table:table-cell>
          <table:table-cell office:value-type="float" office:value="5.379" calcext:value-type="float">
            <text:p>5.379</text:p>
          </table:table-cell>
          <table:table-cell office:value-type="float" office:value="3.571" calcext:value-type="float">
            <text:p>3.571</text:p>
          </table:table-cell>
          <table:table-cell office:value-type="float" office:value="1.893" calcext:value-type="float">
            <text:p>1.893</text:p>
          </table:table-cell>
          <table:table-cell table:number-columns-repeated="2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NiCl2.2H2O</text:p>
          </table:table-cell>
          <table:table-cell office:value-type="string" calcext:value-type="string">
            <text:p>Cl(2)Ni(1)O(2)H(4)</text:p>
          </table:table-cell>
          <table:table-cell office:value-type="float" office:value="64.07" calcext:value-type="float">
            <text:p>64.07</text:p>
          </table:table-cell>
          <table:table-cell office:value-type="float" office:value="4.5" calcext:value-type="float">
            <text:p>4.5</text:p>
          </table:table-cell>
          <table:table-cell office:value-type="float" office:value="3.933" calcext:value-type="float">
            <text:p>3.933</text:p>
          </table:table-cell>
          <table:table-cell office:value-type="float" office:value="3.201" calcext:value-type="float">
            <text:p>3.201</text:p>
          </table:table-cell>
          <table:table-cell office:value-type="float" office:value="2.47" calcext:value-type="float">
            <text:p>2.47</text:p>
          </table:table-cell>
          <table:table-cell office:value-type="float" office:value="1.655" calcext:value-type="float">
            <text:p>1.655</text:p>
          </table:table-cell>
          <table:table-cell office:value-type="float" office:value="0.8598" calcext:value-type="float">
            <text:p>0.8598</text:p>
          </table:table-cell>
          <table:table-cell table:number-columns-repeated="2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NiCl2.4H2O</text:p>
          </table:table-cell>
          <table:table-cell office:value-type="string" calcext:value-type="string">
            <text:p>Cl(2)Ni(1)O(4)H(8)</text:p>
          </table:table-cell>
          <table:table-cell office:value-type="float" office:value="500" calcext:value-type="float">
            <text:p>500</text:p>
          </table:table-cell>
          <table:table-cell office:value-type="float" office:value="4.099" calcext:value-type="float">
            <text:p>4.099</text:p>
          </table:table-cell>
          <table:table-cell office:value-type="float" office:value="3.856" calcext:value-type="float">
            <text:p>3.856</text:p>
          </table:table-cell>
          <table:table-cell office:value-type="float" office:value="3.579" calcext:value-type="float">
            <text:p>3.579</text:p>
          </table:table-cell>
          <table:table-cell office:value-type="float" office:value="3.358" calcext:value-type="float">
            <text:p>3.358</text:p>
          </table:table-cell>
          <table:table-cell office:value-type="float" office:value="3.175" calcext:value-type="float">
            <text:p>3.175</text:p>
          </table:table-cell>
          <table:table-cell office:value-type="float" office:value="3.011" calcext:value-type="float">
            <text:p>3.011</text:p>
          </table:table-cell>
          <table:table-cell table:number-columns-repeated="2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NiF2</text:p>
          </table:table-cell>
          <table:table-cell office:value-type="string" calcext:value-type="string">
            <text:p>F(2)Ni(1)</text:p>
          </table:table-cell>
          <table:table-cell office:value-type="float" office:value="20.88" calcext:value-type="float">
            <text:p>20.88</text:p>
          </table:table-cell>
          <table:table-cell office:value-type="float" office:value="1.968" calcext:value-type="float">
            <text:p>1.968</text:p>
          </table:table-cell>
          <table:table-cell office:value-type="float" office:value="0.8772" calcext:value-type="float">
            <text:p>0.8772</text:p>
          </table:table-cell>
          <table:table-cell office:value-type="float" office:value="-0.5666" calcext:value-type="float">
            <text:p>-0.5666</text:p>
          </table:table-cell>
          <table:table-cell office:value-type="float" office:value="-2.066" calcext:value-type="float">
            <text:p>-2.066</text:p>
          </table:table-cell>
          <table:table-cell office:value-type="float" office:value="-3.782" calcext:value-type="float">
            <text:p>-3.782</text:p>
          </table:table-cell>
          <table:table-cell office:value-type="float" office:value="-5.42" calcext:value-type="float">
            <text:p>-5.42</text:p>
          </table:table-cell>
          <table:table-cell office:value-type="float" office:value="-7.101" calcext:value-type="float">
            <text:p>-7.101</text:p>
          </table:table-cell>
          <table:table-cell office:value-type="float" office:value="-9.002" calcext:value-type="float">
            <text:p>-9.002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NiF2.4H2O</text:p>
          </table:table-cell>
          <table:table-cell office:value-type="string" calcext:value-type="string">
            <text:p>F(2)Ni(1)O(4)H(8)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-4.059" calcext:value-type="float">
            <text:p>-4.059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NiSO4</text:p>
          </table:table-cell>
          <table:table-cell office:value-type="string" calcext:value-type="string">
            <text:p>S(1)Ni(1)O(4)</text:p>
          </table:table-cell>
          <table:table-cell office:value-type="float" office:value="42.05" calcext:value-type="float">
            <text:p>42.05</text:p>
          </table:table-cell>
          <table:table-cell office:value-type="float" office:value="6.665" calcext:value-type="float">
            <text:p>6.665</text:p>
          </table:table-cell>
          <table:table-cell office:value-type="float" office:value="5.32" calcext:value-type="float">
            <text:p>5.32</text:p>
          </table:table-cell>
          <table:table-cell office:value-type="float" office:value="3.524" calcext:value-type="float">
            <text:p>3.524</text:p>
          </table:table-cell>
          <table:table-cell office:value-type="float" office:value="1.646" calcext:value-type="float">
            <text:p>1.646</text:p>
          </table:table-cell>
          <table:table-cell office:value-type="float" office:value="-0.5015" calcext:value-type="float">
            <text:p>-0.5015</text:p>
          </table:table-cell>
          <table:table-cell office:value-type="float" office:value="-2.524" calcext:value-type="float">
            <text:p>-2.524</text:p>
          </table:table-cell>
          <table:table-cell office:value-type="float" office:value="-4.542" calcext:value-type="float">
            <text:p>-4.542</text:p>
          </table:table-cell>
          <table:table-cell office:value-type="float" office:value="-6.74" calcext:value-type="float">
            <text:p>-6.74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NiSO4.6H2O(alpha)</text:p>
          </table:table-cell>
          <table:table-cell office:value-type="string" calcext:value-type="string">
            <text:p>S(1)Ni(1)O(10)H(12)</text:p>
          </table:table-cell>
          <table:table-cell office:value-type="float" office:value="126.6" calcext:value-type="float">
            <text:p>126.6</text:p>
          </table:table-cell>
          <table:table-cell office:value-type="float" office:value="-2.057" calcext:value-type="float">
            <text:p>-2.057</text:p>
          </table:table-cell>
          <table:table-cell office:value-type="float" office:value="-2.007" calcext:value-type="float">
            <text:p>-2.007</text:p>
          </table:table-cell>
          <table:table-cell office:value-type="float" office:value="-1.877" calcext:value-type="float">
            <text:p>-1.877</text:p>
          </table:table-cell>
          <table:table-cell office:value-type="float" office:value="-1.627" calcext:value-type="float">
            <text:p>-1.627</text:p>
          </table:table-cell>
          <table:table-cell office:value-type="float" office:value="-1.241" calcext:value-type="float">
            <text:p>-1.241</text:p>
          </table:table-cell>
          <table:table-cell office:value-type="float" office:value="-0.8739" calcext:value-type="float">
            <text:p>-0.8739</text:p>
          </table:table-cell>
          <table:table-cell table:number-columns-repeated="2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Nickelbischofite</text:p>
          </table:table-cell>
          <table:table-cell office:value-type="string" calcext:value-type="string">
            <text:p>Cl(2)Ni(1)O(6)H(12)</text:p>
          </table:table-cell>
          <table:table-cell office:value-type="float" office:value="123.2" calcext:value-type="float">
            <text:p>123.2</text:p>
          </table:table-cell>
          <table:table-cell office:value-type="float" office:value="3.195" calcext:value-type="float">
            <text:p>3.195</text:p>
          </table:table-cell>
          <table:table-cell office:value-type="float" office:value="3.168" calcext:value-type="float">
            <text:p>3.168</text:p>
          </table:table-cell>
          <table:table-cell office:value-type="float" office:value="3.221" calcext:value-type="float">
            <text:p>3.221</text:p>
          </table:table-cell>
          <table:table-cell office:value-type="float" office:value="3.397" calcext:value-type="float">
            <text:p>3.397</text:p>
          </table:table-cell>
          <table:table-cell office:value-type="float" office:value="3.698" calcext:value-type="float">
            <text:p>3.698</text:p>
          </table:table-cell>
          <table:table-cell office:value-type="float" office:value="3.985" calcext:value-type="float">
            <text:p>3.985</text:p>
          </table:table-cell>
          <table:table-cell table:number-columns-repeated="2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Niter</text:p>
          </table:table-cell>
          <table:table-cell office:value-type="string" calcext:value-type="string">
            <text:p>K(1)N(1)O(3)</text:p>
          </table:table-cell>
          <table:table-cell office:value-type="float" office:value="500" calcext:value-type="float">
            <text:p>500</text:p>
          </table:table-cell>
          <table:table-cell office:value-type="float" office:value="-0.8107" calcext:value-type="float">
            <text:p>-0.8107</text:p>
          </table:table-cell>
          <table:table-cell office:value-type="float" office:value="-0.2061" calcext:value-type="float">
            <text:p>-0.2061</text:p>
          </table:table-cell>
          <table:table-cell office:value-type="float" office:value="0.403" calcext:value-type="float">
            <text:p>0.403</text:p>
          </table:table-cell>
          <table:table-cell office:value-type="float" office:value="0.88" calcext:value-type="float">
            <text:p>0.88</text:p>
          </table:table-cell>
          <table:table-cell office:value-type="float" office:value="1.275" calcext:value-type="float">
            <text:p>1.275</text:p>
          </table:table-cell>
          <table:table-cell office:value-type="float" office:value="1.518" calcext:value-type="float">
            <text:p>1.518</text:p>
          </table:table-cell>
          <table:table-cell office:value-type="float" office:value="1.651" calcext:value-type="float">
            <text:p>1.651</text:p>
          </table:table-cell>
          <table:table-cell office:value-type="float" office:value="1.665" calcext:value-type="float">
            <text:p>1.665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Nitrobarite</text:p>
          </table:table-cell>
          <table:table-cell office:value-type="string" calcext:value-type="string">
            <text:p>N(2)Ba(1)O(6)</text:p>
          </table:table-cell>
          <table:table-cell office:value-type="float" office:value="80.58" calcext:value-type="float">
            <text:p>80.58</text:p>
          </table:table-cell>
          <table:table-cell office:value-type="float" office:value="-3.184" calcext:value-type="float">
            <text:p>-3.184</text:p>
          </table:table-cell>
          <table:table-cell office:value-type="float" office:value="-2.452" calcext:value-type="float">
            <text:p>-2.452</text:p>
          </table:table-cell>
          <table:table-cell office:value-type="float" office:value="-1.798" calcext:value-type="float">
            <text:p>-1.798</text:p>
          </table:table-cell>
          <table:table-cell office:value-type="float" office:value="-1.385" calcext:value-type="float">
            <text:p>-1.385</text:p>
          </table:table-cell>
          <table:table-cell office:value-type="float" office:value="-1.212" calcext:value-type="float">
            <text:p>-1.212</text:p>
          </table:table-cell>
          <table:table-cell office:value-type="float" office:value="-1.336" calcext:value-type="float">
            <text:p>-1.336</text:p>
          </table:table-cell>
          <table:table-cell office:value-type="float" office:value="-1.744" calcext:value-type="float">
            <text:p>-1.744</text:p>
          </table:table-cell>
          <table:table-cell office:value-type="float" office:value="-2.522" calcext:value-type="float">
            <text:p>-2.522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Nontronite-Ca</text:p>
          </table:table-cell>
          <table:table-cell office:value-type="string" calcext:value-type="string">
            <text:p>Si(3.67)Al(0.33)Fe(2)Ca(0.165)O(12)H(2)</text:p>
          </table:table-cell>
          <table:table-cell office:value-type="float" office:value="131.1" calcext:value-type="float">
            <text:p>131.1</text:p>
          </table:table-cell>
          <table:table-cell office:value-type="float" office:value="-31.43" calcext:value-type="float">
            <text:p>-31.43</text:p>
          </table:table-cell>
          <table:table-cell office:value-type="float" office:value="-28.56" calcext:value-type="float">
            <text:p>-28.56</text:p>
          </table:table-cell>
          <table:table-cell office:value-type="float" office:value="-25.95" calcext:value-type="float">
            <text:p>-25.95</text:p>
          </table:table-cell>
          <table:table-cell office:value-type="float" office:value="-23.8" calcext:value-type="float">
            <text:p>-23.8</text:p>
          </table:table-cell>
          <table:table-cell office:value-type="float" office:value="-21.75" calcext:value-type="float">
            <text:p>-21.75</text:p>
          </table:table-cell>
          <table:table-cell office:value-type="float" office:value="-20.15" calcext:value-type="float">
            <text:p>-20.15</text:p>
          </table:table-cell>
          <table:table-cell office:value-type="float" office:value="-18.91" calcext:value-type="float">
            <text:p>-18.91</text:p>
          </table:table-cell>
          <table:table-cell office:value-type="float" office:value="-18.04" calcext:value-type="float">
            <text:p>-18.04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Nontronite-H</text:p>
          </table:table-cell>
          <table:table-cell office:value-type="string" calcext:value-type="string">
            <text:p>Si(3.67)Al(0.33)Fe(2)O(12)H(2.33)</text:p>
          </table:table-cell>
          <table:table-cell office:value-type="float" office:value="500" calcext:value-type="float">
            <text:p>500</text:p>
          </table:table-cell>
          <table:table-cell office:value-type="float" office:value="-32.51" calcext:value-type="float">
            <text:p>-32.51</text:p>
          </table:table-cell>
          <table:table-cell office:value-type="float" office:value="-29.52" calcext:value-type="float">
            <text:p>-29.52</text:p>
          </table:table-cell>
          <table:table-cell office:value-type="float" office:value="-26.76" calcext:value-type="float">
            <text:p>-26.76</text:p>
          </table:table-cell>
          <table:table-cell office:value-type="float" office:value="-24.48" calcext:value-type="float">
            <text:p>-24.48</text:p>
          </table:table-cell>
          <table:table-cell office:value-type="float" office:value="-22.28" calcext:value-type="float">
            <text:p>-22.28</text:p>
          </table:table-cell>
          <table:table-cell office:value-type="float" office:value="-20.52" calcext:value-type="float">
            <text:p>-20.52</text:p>
          </table:table-cell>
          <table:table-cell office:value-type="float" office:value="-19.09" calcext:value-type="float">
            <text:p>-19.09</text:p>
          </table:table-cell>
          <table:table-cell office:value-type="float" office:value="-17.98" calcext:value-type="float">
            <text:p>-17.98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Nontronite-K</text:p>
          </table:table-cell>
          <table:table-cell office:value-type="string" calcext:value-type="string">
            <text:p>Si(3.67)Al(0.33)Fe(2)K(0.33)O(12)H(2)</text:p>
          </table:table-cell>
          <table:table-cell office:value-type="float" office:value="135.3" calcext:value-type="float">
            <text:p>135.3</text:p>
          </table:table-cell>
          <table:table-cell office:value-type="float" office:value="-31.9" calcext:value-type="float">
            <text:p>-31.9</text:p>
          </table:table-cell>
          <table:table-cell office:value-type="float" office:value="-28.84" calcext:value-type="float">
            <text:p>-28.84</text:p>
          </table:table-cell>
          <table:table-cell office:value-type="float" office:value="-26.02" calcext:value-type="float">
            <text:p>-26.02</text:p>
          </table:table-cell>
          <table:table-cell office:value-type="float" office:value="-23.68" calcext:value-type="float">
            <text:p>-23.68</text:p>
          </table:table-cell>
          <table:table-cell office:value-type="float" office:value="-21.43" calcext:value-type="float">
            <text:p>-21.43</text:p>
          </table:table-cell>
          <table:table-cell office:value-type="float" office:value="-19.66" calcext:value-type="float">
            <text:p>-19.66</text:p>
          </table:table-cell>
          <table:table-cell office:value-type="float" office:value="-18.29" calcext:value-type="float">
            <text:p>-18.29</text:p>
          </table:table-cell>
          <table:table-cell office:value-type="float" office:value="-17.3" calcext:value-type="float">
            <text:p>-17.3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Nontronite-Mg</text:p>
          </table:table-cell>
          <table:table-cell office:value-type="string" calcext:value-type="string">
            <text:p>Si(3.67)Al(0.33)Fe(2)Mg(0.165)O(12)H(2)</text:p>
          </table:table-cell>
          <table:table-cell office:value-type="float" office:value="129.8" calcext:value-type="float">
            <text:p>129.8</text:p>
          </table:table-cell>
          <table:table-cell office:value-type="float" office:value="-31.42" calcext:value-type="float">
            <text:p>-31.42</text:p>
          </table:table-cell>
          <table:table-cell office:value-type="float" office:value="-28.6" calcext:value-type="float">
            <text:p>-28.6</text:p>
          </table:table-cell>
          <table:table-cell office:value-type="float" office:value="-26.04" calcext:value-type="float">
            <text:p>-26.04</text:p>
          </table:table-cell>
          <table:table-cell office:value-type="float" office:value="-23.94" calcext:value-type="float">
            <text:p>-23.94</text:p>
          </table:table-cell>
          <table:table-cell office:value-type="float" office:value="-21.93" calcext:value-type="float">
            <text:p>-21.93</text:p>
          </table:table-cell>
          <table:table-cell office:value-type="float" office:value="-20.36" calcext:value-type="float">
            <text:p>-20.36</text:p>
          </table:table-cell>
          <table:table-cell office:value-type="float" office:value="-19.15" calcext:value-type="float">
            <text:p>-19.15</text:p>
          </table:table-cell>
          <table:table-cell office:value-type="float" office:value="-18.3" calcext:value-type="float">
            <text:p>-18.3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Nontronite-Na</text:p>
          </table:table-cell>
          <table:table-cell office:value-type="string" calcext:value-type="string">
            <text:p>Si(3.67)Al(0.33)Fe(2)Na(0.33)O(12)H(2)</text:p>
          </table:table-cell>
          <table:table-cell office:value-type="float" office:value="132.1" calcext:value-type="float">
            <text:p>132.1</text:p>
          </table:table-cell>
          <table:table-cell office:value-type="float" office:value="-31.48" calcext:value-type="float">
            <text:p>-31.48</text:p>
          </table:table-cell>
          <table:table-cell office:value-type="float" office:value="-28.51" calcext:value-type="float">
            <text:p>-28.51</text:p>
          </table:table-cell>
          <table:table-cell office:value-type="float" office:value="-25.77" calcext:value-type="float">
            <text:p>-25.77</text:p>
          </table:table-cell>
          <table:table-cell office:value-type="float" office:value="-23.5" calcext:value-type="float">
            <text:p>-23.5</text:p>
          </table:table-cell>
          <table:table-cell office:value-type="float" office:value="-21.31" calcext:value-type="float">
            <text:p>-21.31</text:p>
          </table:table-cell>
          <table:table-cell office:value-type="float" office:value="-19.58" calcext:value-type="float">
            <text:p>-19.58</text:p>
          </table:table-cell>
          <table:table-cell office:value-type="float" office:value="-18.24" calcext:value-type="float">
            <text:p>-18.24</text:p>
          </table:table-cell>
          <table:table-cell office:value-type="float" office:value="-17.27" calcext:value-type="float">
            <text:p>-17.27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Okenite</text:p>
          </table:table-cell>
          <table:table-cell office:value-type="string" calcext:value-type="string">
            <text:p>Si(2)Ca(1)O(7)H(4)</text:p>
          </table:table-cell>
          <table:table-cell office:value-type="float" office:value="94.77" calcext:value-type="float">
            <text:p>94.77</text:p>
          </table:table-cell>
          <table:table-cell office:value-type="float" office:value="10.54" calcext:value-type="float">
            <text:p>10.54</text:p>
          </table:table-cell>
          <table:table-cell office:value-type="float" office:value="10.38" calcext:value-type="float">
            <text:p>10.38</text:p>
          </table:table-cell>
          <table:table-cell office:value-type="float" office:value="9.934" calcext:value-type="float">
            <text:p>9.934</text:p>
          </table:table-cell>
          <table:table-cell office:value-type="float" office:value="9.511" calcext:value-type="float">
            <text:p>9.511</text:p>
          </table:table-cell>
          <table:table-cell office:value-type="float" office:value="9.215" calcext:value-type="float">
            <text:p>9.215</text:p>
          </table:table-cell>
          <table:table-cell office:value-type="float" office:value="9.125" calcext:value-type="float">
            <text:p>9.125</text:p>
          </table:table-cell>
          <table:table-cell office:value-type="float" office:value="9.162" calcext:value-type="float">
            <text:p>9.162</text:p>
          </table:table-cell>
          <table:table-cell office:value-type="float" office:value="9.239" calcext:value-type="float">
            <text:p>9.239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Oxychloride-Mg</text:p>
          </table:table-cell>
          <table:table-cell office:value-type="string" calcext:value-type="string">
            <text:p>Mg(2)Cl(1)O(7)H(11)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25.83" calcext:value-type="float">
            <text:p>25.83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(1)</text:p>
          </table:table-cell>
          <table:table-cell office:value-type="float" office:value="17.2" calcext:value-type="float">
            <text:p>17.2</text:p>
          </table:table-cell>
          <table:table-cell office:value-type="float" office:value="145.5" calcext:value-type="float">
            <text:p>145.5</text:p>
          </table:table-cell>
          <table:table-cell office:value-type="float" office:value="132.1" calcext:value-type="float">
            <text:p>132.1</text:p>
          </table:table-cell>
          <table:table-cell office:value-type="float" office:value="116.3" calcext:value-type="float">
            <text:p>116.3</text:p>
          </table:table-cell>
          <table:table-cell office:value-type="float" office:value="101.5" calcext:value-type="float">
            <text:p>101.5</text:p>
          </table:table-cell>
          <table:table-cell office:value-type="float" office:value="86.5" calcext:value-type="float">
            <text:p>86.5</text:p>
          </table:table-cell>
          <table:table-cell office:value-type="float" office:value="74.23" calcext:value-type="float">
            <text:p>74.23</text:p>
          </table:table-cell>
          <table:table-cell office:value-type="float" office:value="63.84" calcext:value-type="float">
            <text:p>63.84</text:p>
          </table:table-cell>
          <table:table-cell office:value-type="float" office:value="54.66" calcext:value-type="float">
            <text:p>54.66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Paragonite</text:p>
          </table:table-cell>
          <table:table-cell office:value-type="string" calcext:value-type="string">
            <text:p>Si(3)Al(3)Na(1)O(12)H(2)</text:p>
          </table:table-cell>
          <table:table-cell office:value-type="float" office:value="132.5" calcext:value-type="float">
            <text:p>132.5</text:p>
          </table:table-cell>
          <table:table-cell office:value-type="float" office:value="21.59" calcext:value-type="float">
            <text:p>21.59</text:p>
          </table:table-cell>
          <table:table-cell office:value-type="float" office:value="17.52" calcext:value-type="float">
            <text:p>17.52</text:p>
          </table:table-cell>
          <table:table-cell office:value-type="float" office:value="12.19" calcext:value-type="float">
            <text:p>12.19</text:p>
          </table:table-cell>
          <table:table-cell office:value-type="float" office:value="7.044" calcext:value-type="float">
            <text:p>7.044</text:p>
          </table:table-cell>
          <table:table-cell office:value-type="float" office:value="1.784" calcext:value-type="float">
            <text:p>1.784</text:p>
          </table:table-cell>
          <table:table-cell office:value-type="float" office:value="-2.573" calcext:value-type="float">
            <text:p>-2.573</text:p>
          </table:table-cell>
          <table:table-cell office:value-type="float" office:value="-6.399" calcext:value-type="float">
            <text:p>-6.399</text:p>
          </table:table-cell>
          <table:table-cell office:value-type="float" office:value="-9.983" calcext:value-type="float">
            <text:p>-9.983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Paralaurionite</text:p>
          </table:table-cell>
          <table:table-cell office:value-type="string" calcext:value-type="string">
            <text:p>Cl(1)Pb(1)O(1)H(1)</text:p>
          </table:table-cell>
          <table:table-cell office:value-type="float" office:value="41.35" calcext:value-type="float">
            <text:p>41.35</text:p>
          </table:table-cell>
          <table:table-cell office:value-type="float" office:value="0.0413" calcext:value-type="float">
            <text:p>0.0413</text:p>
          </table:table-cell>
          <table:table-cell office:value-type="float" office:value="0.2035" calcext:value-type="float">
            <text:p>0.2035</text:p>
          </table:table-cell>
          <table:table-cell office:value-type="float" office:value="0.3334" calcext:value-type="float">
            <text:p>0.3334</text:p>
          </table:table-cell>
          <table:table-cell office:value-type="float" office:value="0.4098" calcext:value-type="float">
            <text:p>0.4098</text:p>
          </table:table-cell>
          <table:table-cell office:value-type="float" office:value="0.4243" calcext:value-type="float">
            <text:p>0.4243</text:p>
          </table:table-cell>
          <table:table-cell office:value-type="float" office:value="0.3457" calcext:value-type="float">
            <text:p>0.3457</text:p>
          </table:table-cell>
          <table:table-cell table:number-columns-repeated="2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Pargasite</text:p>
          </table:table-cell>
          <table:table-cell office:value-type="string" calcext:value-type="string">
            <text:p>Si(6)Al(3)Mg(4)Ca(2)Na(1)O(24)H(2)</text:p>
          </table:table-cell>
          <table:table-cell office:value-type="float" office:value="273.5" calcext:value-type="float">
            <text:p>273.5</text:p>
          </table:table-cell>
          <table:table-cell office:value-type="float" office:value="115.4" calcext:value-type="float">
            <text:p>115.4</text:p>
          </table:table-cell>
          <table:table-cell office:value-type="float" office:value="102" calcext:value-type="float">
            <text:p>102</text:p>
          </table:table-cell>
          <table:table-cell office:value-type="float" office:value="85.33" calcext:value-type="float">
            <text:p>85.33</text:p>
          </table:table-cell>
          <table:table-cell office:value-type="float" office:value="69.65" calcext:value-type="float">
            <text:p>69.65</text:p>
          </table:table-cell>
          <table:table-cell office:value-type="float" office:value="53.97" calcext:value-type="float">
            <text:p>53.97</text:p>
          </table:table-cell>
          <table:table-cell office:value-type="float" office:value="41.31" calcext:value-type="float">
            <text:p>41.31</text:p>
          </table:table-cell>
          <table:table-cell office:value-type="float" office:value="30.56" calcext:value-type="float">
            <text:p>30.56</text:p>
          </table:table-cell>
          <table:table-cell office:value-type="float" office:value="20.85" calcext:value-type="float">
            <text:p>20.85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Pb(1)</text:p>
          </table:table-cell>
          <table:table-cell office:value-type="float" office:value="18.27" calcext:value-type="float">
            <text:p>18.27</text:p>
          </table:table-cell>
          <table:table-cell office:value-type="float" office:value="51.63" calcext:value-type="float">
            <text:p>51.63</text:p>
          </table:table-cell>
          <table:table-cell office:value-type="float" office:value="47.19" calcext:value-type="float">
            <text:p>47.19</text:p>
          </table:table-cell>
          <table:table-cell office:value-type="float" office:value="42.02" calcext:value-type="float">
            <text:p>42.02</text:p>
          </table:table-cell>
          <table:table-cell office:value-type="float" office:value="37.25" calcext:value-type="float">
            <text:p>37.25</text:p>
          </table:table-cell>
          <table:table-cell office:value-type="float" office:value="32.5" calcext:value-type="float">
            <text:p>32.5</text:p>
          </table:table-cell>
          <table:table-cell office:value-type="float" office:value="28.68" calcext:value-type="float">
            <text:p>28.68</text:p>
          </table:table-cell>
          <table:table-cell office:value-type="float" office:value="25.51" calcext:value-type="float">
            <text:p>25.51</text:p>
          </table:table-cell>
          <table:table-cell office:value-type="float" office:value="22.77" calcext:value-type="float">
            <text:p>22.77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Pb(H2PO4)2</text:p>
          </table:table-cell>
          <table:table-cell office:value-type="string" calcext:value-type="string">
            <text:p>P(2)Pb(1)O(8)H(4)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-9.84" calcext:value-type="float">
            <text:p>-9.84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Pb2Cl2CO3</text:p>
          </table:table-cell>
          <table:table-cell office:value-type="string" calcext:value-type="string">
            <text:p>C(1)Cl(2)Pb(2)O(3)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-9.618" calcext:value-type="float">
            <text:p>-9.618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Pb2SiO4</text:p>
          </table:table-cell>
          <table:table-cell office:value-type="string" calcext:value-type="string">
            <text:p>Si(1)Pb(2)O(4)</text:p>
          </table:table-cell>
          <table:table-cell office:value-type="float" office:value="500" calcext:value-type="float">
            <text:p>500</text:p>
          </table:table-cell>
          <table:table-cell office:value-type="float" office:value="19.29" calcext:value-type="float">
            <text:p>19.29</text:p>
          </table:table-cell>
          <table:table-cell office:value-type="float" office:value="18.04" calcext:value-type="float">
            <text:p>18.04</text:p>
          </table:table-cell>
          <table:table-cell office:value-type="float" office:value="16.45" calcext:value-type="float">
            <text:p>16.45</text:p>
          </table:table-cell>
          <table:table-cell office:value-type="float" office:value="14.99" calcext:value-type="float">
            <text:p>14.99</text:p>
          </table:table-cell>
          <table:table-cell office:value-type="float" office:value="13.64" calcext:value-type="float">
            <text:p>13.64</text:p>
          </table:table-cell>
          <table:table-cell office:value-type="float" office:value="12.66" calcext:value-type="float">
            <text:p>12.66</text:p>
          </table:table-cell>
          <table:table-cell table:number-columns-repeated="2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Pb3(PO4)2</text:p>
          </table:table-cell>
          <table:table-cell office:value-type="string" calcext:value-type="string">
            <text:p>P(2)Pb(3)O(8)</text:p>
          </table:table-cell>
          <table:table-cell office:value-type="float" office:value="115.8" calcext:value-type="float">
            <text:p>115.8</text:p>
          </table:table-cell>
          <table:table-cell office:value-type="float" office:value="500" calcext:value-type="float">
            <text:p>500</text:p>
          </table:table-cell>
          <table:table-cell office:value-type="float" office:value="-19.97" calcext:value-type="float">
            <text:p>-19.97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Pb3SO6</text:p>
          </table:table-cell>
          <table:table-cell office:value-type="string" calcext:value-type="string">
            <text:p>S(1)Pb(3)O(6)</text:p>
          </table:table-cell>
          <table:table-cell office:value-type="float" office:value="500" calcext:value-type="float">
            <text:p>500</text:p>
          </table:table-cell>
          <table:table-cell office:value-type="float" office:value="11.79" calcext:value-type="float">
            <text:p>11.79</text:p>
          </table:table-cell>
          <table:table-cell office:value-type="float" office:value="10.6" calcext:value-type="float">
            <text:p>10.6</text:p>
          </table:table-cell>
          <table:table-cell office:value-type="float" office:value="9.073" calcext:value-type="float">
            <text:p>9.073</text:p>
          </table:table-cell>
          <table:table-cell office:value-type="float" office:value="7.577" calcext:value-type="float">
            <text:p>7.577</text:p>
          </table:table-cell>
          <table:table-cell office:value-type="float" office:value="5.987" calcext:value-type="float">
            <text:p>5.987</text:p>
          </table:table-cell>
          <table:table-cell office:value-type="float" office:value="4.558" calcext:value-type="float">
            <text:p>4.558</text:p>
          </table:table-cell>
          <table:table-cell table:number-columns-repeated="2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Pb4Cl2(OH)6</text:p>
          </table:table-cell>
          <table:table-cell office:value-type="string" calcext:value-type="string">
            <text:p>Cl(2)Pb(4)O(6)H(6)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17.28" calcext:value-type="float">
            <text:p>17.28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Pb4O(PO4)2</text:p>
          </table:table-cell>
          <table:table-cell office:value-type="string" calcext:value-type="string">
            <text:p>P(2)Pb(4)O(9)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-12.57" calcext:value-type="float">
            <text:p>-12.57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Pb4SO7</text:p>
          </table:table-cell>
          <table:table-cell office:value-type="string" calcext:value-type="string">
            <text:p>S(1)Pb(4)O(7)</text:p>
          </table:table-cell>
          <table:table-cell office:value-type="float" office:value="500" calcext:value-type="float">
            <text:p>500</text:p>
          </table:table-cell>
          <table:table-cell office:value-type="float" office:value="23.85" calcext:value-type="float">
            <text:p>23.85</text:p>
          </table:table-cell>
          <table:table-cell office:value-type="float" office:value="21.74" calcext:value-type="float">
            <text:p>21.74</text:p>
          </table:table-cell>
          <table:table-cell office:value-type="float" office:value="19.17" calcext:value-type="float">
            <text:p>19.17</text:p>
          </table:table-cell>
          <table:table-cell office:value-type="float" office:value="16.75" calcext:value-type="float">
            <text:p>16.75</text:p>
          </table:table-cell>
          <table:table-cell office:value-type="float" office:value="14.27" calcext:value-type="float">
            <text:p>14.27</text:p>
          </table:table-cell>
          <table:table-cell office:value-type="float" office:value="12.15" calcext:value-type="float">
            <text:p>12.15</text:p>
          </table:table-cell>
          <table:table-cell table:number-columns-repeated="2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PbCO3.PbO</text:p>
          </table:table-cell>
          <table:table-cell office:value-type="string" calcext:value-type="string">
            <text:p>C(1)Pb(2)O(4)</text:p>
          </table:table-cell>
          <table:table-cell office:value-type="float" office:value="500" calcext:value-type="float">
            <text:p>500</text:p>
          </table:table-cell>
          <table:table-cell office:value-type="float" office:value="10.54" calcext:value-type="float">
            <text:p>10.54</text:p>
          </table:table-cell>
          <table:table-cell office:value-type="float" office:value="9.671" calcext:value-type="float">
            <text:p>9.671</text:p>
          </table:table-cell>
          <table:table-cell office:value-type="float" office:value="8.64" calcext:value-type="float">
            <text:p>8.64</text:p>
          </table:table-cell>
          <table:table-cell office:value-type="float" office:value="7.687" calcext:value-type="float">
            <text:p>7.687</text:p>
          </table:table-cell>
          <table:table-cell office:value-type="float" office:value="6.743" calcext:value-type="float">
            <text:p>6.743</text:p>
          </table:table-cell>
          <table:table-cell office:value-type="float" office:value="5.962" calcext:value-type="float">
            <text:p>5.962</text:p>
          </table:table-cell>
          <table:table-cell table:number-columns-repeated="2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PbF2</text:p>
          </table:table-cell>
          <table:table-cell office:value-type="string" calcext:value-type="string">
            <text:p>F(2)Pb(1)</text:p>
          </table:table-cell>
          <table:table-cell office:value-type="float" office:value="29.76" calcext:value-type="float">
            <text:p>29.76</text:p>
          </table:table-cell>
          <table:table-cell office:value-type="float" office:value="-5.196" calcext:value-type="float">
            <text:p>-5.196</text:p>
          </table:table-cell>
          <table:table-cell office:value-type="float" office:value="-5.205" calcext:value-type="float">
            <text:p>-5.205</text:p>
          </table:table-cell>
          <table:table-cell office:value-type="float" office:value="-5.411" calcext:value-type="float">
            <text:p>-5.411</text:p>
          </table:table-cell>
          <table:table-cell office:value-type="float" office:value="-5.785" calcext:value-type="float">
            <text:p>-5.785</text:p>
          </table:table-cell>
          <table:table-cell office:value-type="float" office:value="-6.393" calcext:value-type="float">
            <text:p>-6.393</text:p>
          </table:table-cell>
          <table:table-cell office:value-type="float" office:value="-7.152" calcext:value-type="float">
            <text:p>-7.152</text:p>
          </table:table-cell>
          <table:table-cell office:value-type="float" office:value="-8.11" calcext:value-type="float">
            <text:p>-8.11</text:p>
          </table:table-cell>
          <table:table-cell office:value-type="float" office:value="-9.403" calcext:value-type="float">
            <text:p>-9.403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PbFCl</text:p>
          </table:table-cell>
          <table:table-cell office:value-type="string" calcext:value-type="string">
            <text:p>Cl(1)F(1)Pb(1)</text:p>
          </table:table-cell>
          <table:table-cell office:value-type="float" office:value="500" calcext:value-type="float">
            <text:p>500</text:p>
          </table:table-cell>
          <table:table-cell office:value-type="float" office:value="-9.584" calcext:value-type="float">
            <text:p>-9.584</text:p>
          </table:table-cell>
          <table:table-cell office:value-type="float" office:value="-8.982" calcext:value-type="float">
            <text:p>-8.982</text:p>
          </table:table-cell>
          <table:table-cell office:value-type="float" office:value="-8.451" calcext:value-type="float">
            <text:p>-8.451</text:p>
          </table:table-cell>
          <table:table-cell office:value-type="float" office:value="-8.114" calcext:value-type="float">
            <text:p>-8.114</text:p>
          </table:table-cell>
          <table:table-cell office:value-type="float" office:value="-7.955" calcext:value-type="float">
            <text:p>-7.955</text:p>
          </table:table-cell>
          <table:table-cell office:value-type="float" office:value="-8.029" calcext:value-type="float">
            <text:p>-8.029</text:p>
          </table:table-cell>
          <table:table-cell table:number-columns-repeated="2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PbHPO4</text:p>
          </table:table-cell>
          <table:table-cell office:value-type="string" calcext:value-type="string">
            <text:p>P(1)Pb(1)O(4)H(1)</text:p>
          </table:table-cell>
          <table:table-cell office:value-type="float" office:value="53.56" calcext:value-type="float">
            <text:p>53.56</text:p>
          </table:table-cell>
          <table:table-cell office:value-type="float" office:value="500" calcext:value-type="float">
            <text:p>500</text:p>
          </table:table-cell>
          <table:table-cell office:value-type="float" office:value="-15.73" calcext:value-type="float">
            <text:p>-15.73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Pentahydrite</text:p>
          </table:table-cell>
          <table:table-cell office:value-type="string" calcext:value-type="string">
            <text:p>Mg(1)S(1)O(9)H(10)</text:p>
          </table:table-cell>
          <table:table-cell office:value-type="float" office:value="110.8" calcext:value-type="float">
            <text:p>110.8</text:p>
          </table:table-cell>
          <table:table-cell office:value-type="float" office:value="500" calcext:value-type="float">
            <text:p>500</text:p>
          </table:table-cell>
          <table:table-cell office:value-type="float" office:value="-1.387" calcext:value-type="float">
            <text:p>-1.387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Periclase</text:p>
          </table:table-cell>
          <table:table-cell office:value-type="string" calcext:value-type="string">
            <text:p>Mg(1)O(1)</text:p>
          </table:table-cell>
          <table:table-cell office:value-type="float" office:value="11.25" calcext:value-type="float">
            <text:p>11.25</text:p>
          </table:table-cell>
          <table:table-cell office:value-type="float" office:value="23.74" calcext:value-type="float">
            <text:p>23.74</text:p>
          </table:table-cell>
          <table:table-cell office:value-type="float" office:value="21.34" calcext:value-type="float">
            <text:p>21.34</text:p>
          </table:table-cell>
          <table:table-cell office:value-type="float" office:value="18.58" calcext:value-type="float">
            <text:p>18.58</text:p>
          </table:table-cell>
          <table:table-cell office:value-type="float" office:value="16.08" calcext:value-type="float">
            <text:p>16.08</text:p>
          </table:table-cell>
          <table:table-cell office:value-type="float" office:value="13.64" calcext:value-type="float">
            <text:p>13.64</text:p>
          </table:table-cell>
          <table:table-cell office:value-type="float" office:value="11.7" calcext:value-type="float">
            <text:p>11.7</text:p>
          </table:table-cell>
          <table:table-cell office:value-type="float" office:value="10.1" calcext:value-type="float">
            <text:p>10.1</text:p>
          </table:table-cell>
          <table:table-cell office:value-type="float" office:value="8.716" calcext:value-type="float">
            <text:p>8.716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Phlogopite</text:p>
          </table:table-cell>
          <table:table-cell office:value-type="string" calcext:value-type="string">
            <text:p>Si(3)Al(1)Mg(3)K(1)O(12)H(2)</text:p>
          </table:table-cell>
          <table:table-cell office:value-type="float" office:value="149.7" calcext:value-type="float">
            <text:p>149.7</text:p>
          </table:table-cell>
          <table:table-cell office:value-type="float" office:value="42.09" calcext:value-type="float">
            <text:p>42.09</text:p>
          </table:table-cell>
          <table:table-cell office:value-type="float" office:value="37.44" calcext:value-type="float">
            <text:p>37.44</text:p>
          </table:table-cell>
          <table:table-cell office:value-type="float" office:value="31.51" calcext:value-type="float">
            <text:p>31.51</text:p>
          </table:table-cell>
          <table:table-cell office:value-type="float" office:value="25.9" calcext:value-type="float">
            <text:p>25.9</text:p>
          </table:table-cell>
          <table:table-cell office:value-type="float" office:value="20.31" calcext:value-type="float">
            <text:p>20.31</text:p>
          </table:table-cell>
          <table:table-cell office:value-type="float" office:value="15.82" calcext:value-type="float">
            <text:p>15.82</text:p>
          </table:table-cell>
          <table:table-cell office:value-type="float" office:value="12" calcext:value-type="float">
            <text:p>12</text:p>
          </table:table-cell>
          <table:table-cell office:value-type="float" office:value="8.512" calcext:value-type="float">
            <text:p>8.512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Phosgenite</text:p>
          </table:table-cell>
          <table:table-cell office:value-type="string" calcext:value-type="string">
            <text:p>C(1)Cl(2)Pb(2)O(3)</text:p>
          </table:table-cell>
          <table:table-cell office:value-type="float" office:value="88.91" calcext:value-type="float">
            <text:p>88.91</text:p>
          </table:table-cell>
          <table:table-cell office:value-type="float" office:value="-10.52" calcext:value-type="float">
            <text:p>-10.52</text:p>
          </table:table-cell>
          <table:table-cell office:value-type="float" office:value="-9.636" calcext:value-type="float">
            <text:p>-9.636</text:p>
          </table:table-cell>
          <table:table-cell office:value-type="float" office:value="-8.837" calcext:value-type="float">
            <text:p>-8.837</text:p>
          </table:table-cell>
          <table:table-cell office:value-type="float" office:value="-8.302" calcext:value-type="float">
            <text:p>-8.302</text:p>
          </table:table-cell>
          <table:table-cell office:value-type="float" office:value="-8.033" calcext:value-type="float">
            <text:p>-8.033</text:p>
          </table:table-cell>
          <table:table-cell office:value-type="float" office:value="-8.144" calcext:value-type="float">
            <text:p>-8.144</text:p>
          </table:table-cell>
          <table:table-cell table:number-columns-repeated="2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Picromerite</text:p>
          </table:table-cell>
          <table:table-cell office:value-type="string" calcext:value-type="string">
            <text:p>Mg(1)K(2)S(2)O(14)H(12)</text:p>
          </table:table-cell>
          <table:table-cell office:value-type="float" office:value="197.5" calcext:value-type="float">
            <text:p>197.5</text:p>
          </table:table-cell>
          <table:table-cell office:value-type="float" office:value="500" calcext:value-type="float">
            <text:p>500</text:p>
          </table:table-cell>
          <table:table-cell office:value-type="float" office:value="-4.44" calcext:value-type="float">
            <text:p>-4.44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Pirssonite</text:p>
          </table:table-cell>
          <table:table-cell office:value-type="string" calcext:value-type="string">
            <text:p>Ca(1)Na(2)C(2)O(8)H(4)</text:p>
          </table:table-cell>
          <table:table-cell office:value-type="float" office:value="102.3" calcext:value-type="float">
            <text:p>102.3</text:p>
          </table:table-cell>
          <table:table-cell office:value-type="float" office:value="500" calcext:value-type="float">
            <text:p>500</text:p>
          </table:table-cell>
          <table:table-cell office:value-type="float" office:value="11.32" calcext:value-type="float">
            <text:p>11.32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PlagAn5Or5</text:p>
          </table:table-cell>
          <table:table-cell office:value-type="string" calcext:value-type="string">
            <text:p>Si(2.9)Al(1.05)Ca(0.05)Na(0.9)K(0.05)O(8)H(0.2)</text:p>
          </table:table-cell>
          <table:table-cell office:value-type="float" office:value="100.6" calcext:value-type="float">
            <text:p>100.6</text:p>
          </table:table-cell>
          <table:table-cell office:value-type="float" office:value="4.494" calcext:value-type="float">
            <text:p>4.494</text:p>
          </table:table-cell>
          <table:table-cell office:value-type="float" office:value="3.803" calcext:value-type="float">
            <text:p>3.803</text:p>
          </table:table-cell>
          <table:table-cell office:value-type="float" office:value="2.403" calcext:value-type="float">
            <text:p>2.403</text:p>
          </table:table-cell>
          <table:table-cell office:value-type="float" office:value="0.8741" calcext:value-type="float">
            <text:p>0.8741</text:p>
          </table:table-cell>
          <table:table-cell office:value-type="float" office:value="-0.741" calcext:value-type="float">
            <text:p>-0.741</text:p>
          </table:table-cell>
          <table:table-cell office:value-type="float" office:value="-2.082" calcext:value-type="float">
            <text:p>-2.082</text:p>
          </table:table-cell>
          <table:table-cell office:value-type="float" office:value="-3.26" calcext:value-type="float">
            <text:p>-3.26</text:p>
          </table:table-cell>
          <table:table-cell office:value-type="float" office:value="-4.391" calcext:value-type="float">
            <text:p>-4.391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PlagAn10Or5</text:p>
          </table:table-cell>
          <table:table-cell office:value-type="string" calcext:value-type="string">
            <text:p>Si(2.95)Al(1.1)Ca(0.1)Na(0.85)K(0.05)O(8)H(-0.2)</text:p>
          </table:table-cell>
          <table:table-cell office:value-type="float" office:value="100.6" calcext:value-type="float">
            <text:p>100.6</text:p>
          </table:table-cell>
          <table:table-cell office:value-type="float" office:value="5.89" calcext:value-type="float">
            <text:p>5.89</text:p>
          </table:table-cell>
          <table:table-cell office:value-type="float" office:value="4.994" calcext:value-type="float">
            <text:p>4.994</text:p>
          </table:table-cell>
          <table:table-cell office:value-type="float" office:value="3.365" calcext:value-type="float">
            <text:p>3.365</text:p>
          </table:table-cell>
          <table:table-cell office:value-type="float" office:value="1.628" calcext:value-type="float">
            <text:p>1.628</text:p>
          </table:table-cell>
          <table:table-cell office:value-type="float" office:value="-0.1947" calcext:value-type="float">
            <text:p>-0.1947</text:p>
          </table:table-cell>
          <table:table-cell office:value-type="float" office:value="-1.707" calcext:value-type="float">
            <text:p>-1.707</text:p>
          </table:table-cell>
          <table:table-cell office:value-type="float" office:value="-3.032" calcext:value-type="float">
            <text:p>-3.032</text:p>
          </table:table-cell>
          <table:table-cell office:value-type="float" office:value="-4.296" calcext:value-type="float">
            <text:p>-4.296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PlagAn50Ab50</text:p>
          </table:table-cell>
          <table:table-cell office:value-type="string" calcext:value-type="string">
            <text:p>Si(2.5)Al(1.5)Ca(0.5)Na(0.5)O(8)</text:p>
          </table:table-cell>
          <table:table-cell office:value-type="float" office:value="100.6" calcext:value-type="float">
            <text:p>100.6</text:p>
          </table:table-cell>
          <table:table-cell office:value-type="float" office:value="17.53" calcext:value-type="float">
            <text:p>17.53</text:p>
          </table:table-cell>
          <table:table-cell office:value-type="float" office:value="14.21" calcext:value-type="float">
            <text:p>14.21</text:p>
          </table:table-cell>
          <table:table-cell office:value-type="float" office:value="10.48" calcext:value-type="float">
            <text:p>10.48</text:p>
          </table:table-cell>
          <table:table-cell office:value-type="float" office:value="7.085" calcext:value-type="float">
            <text:p>7.085</text:p>
          </table:table-cell>
          <table:table-cell office:value-type="float" office:value="3.659" calcext:value-type="float">
            <text:p>3.659</text:p>
          </table:table-cell>
          <table:table-cell office:value-type="float" office:value="0.7595" calcext:value-type="float">
            <text:p>0.7595</text:p>
          </table:table-cell>
          <table:table-cell office:value-type="float" office:value="-1.841" calcext:value-type="float">
            <text:p>-1.841</text:p>
          </table:table-cell>
          <table:table-cell office:value-type="float" office:value="-4.221" calcext:value-type="float">
            <text:p>-4.221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PlagAb50Or50</text:p>
          </table:table-cell>
          <table:table-cell office:value-type="string" calcext:value-type="string">
            <text:p>Si(3)Al(1)Na(0.5)K(0.5)O(8)</text:p>
          </table:table-cell>
          <table:table-cell office:value-type="float" office:value="100.6" calcext:value-type="float">
            <text:p>100.6</text:p>
          </table:table-cell>
          <table:table-cell office:value-type="float" office:value="5.91" calcext:value-type="float">
            <text:p>5.91</text:p>
          </table:table-cell>
          <table:table-cell office:value-type="float" office:value="4.421" calcext:value-type="float">
            <text:p>4.421</text:p>
          </table:table-cell>
          <table:table-cell office:value-type="float" office:value="2.804" calcext:value-type="float">
            <text:p>2.804</text:p>
          </table:table-cell>
          <table:table-cell office:value-type="float" office:value="1.374" calcext:value-type="float">
            <text:p>1.374</text:p>
          </table:table-cell>
          <table:table-cell office:value-type="float" office:value="-0.0698" calcext:value-type="float">
            <text:p>-0.0698</text:p>
          </table:table-cell>
          <table:table-cell office:value-type="float" office:value="-1.339" calcext:value-type="float">
            <text:p>-1.339</text:p>
          </table:table-cell>
          <table:table-cell office:value-type="float" office:value="-2.551" calcext:value-type="float">
            <text:p>-2.551</text:p>
          </table:table-cell>
          <table:table-cell office:value-type="float" office:value="-3.735" calcext:value-type="float">
            <text:p>-3.735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PlagAn10Ab90</text:p>
          </table:table-cell>
          <table:table-cell office:value-type="string" calcext:value-type="string">
            <text:p>Si(2.9)Al(1.1)Ca(0.1)Na(0.9)O(8)</text:p>
          </table:table-cell>
          <table:table-cell office:value-type="float" office:value="100.6" calcext:value-type="float">
            <text:p>100.6</text:p>
          </table:table-cell>
          <table:table-cell office:value-type="float" office:value="7.018" calcext:value-type="float">
            <text:p>7.018</text:p>
          </table:table-cell>
          <table:table-cell office:value-type="float" office:value="5.186" calcext:value-type="float">
            <text:p>5.186</text:p>
          </table:table-cell>
          <table:table-cell office:value-type="float" office:value="3.177" calcext:value-type="float">
            <text:p>3.177</text:p>
          </table:table-cell>
          <table:table-cell office:value-type="float" office:value="1.393" calcext:value-type="float">
            <text:p>1.393</text:p>
          </table:table-cell>
          <table:table-cell office:value-type="float" office:value="-0.4002" calcext:value-type="float">
            <text:p>-0.4002</text:p>
          </table:table-cell>
          <table:table-cell office:value-type="float" office:value="-1.951" calcext:value-type="float">
            <text:p>-1.951</text:p>
          </table:table-cell>
          <table:table-cell office:value-type="float" office:value="-3.402" calcext:value-type="float">
            <text:p>-3.402</text:p>
          </table:table-cell>
          <table:table-cell office:value-type="float" office:value="-4.787" calcext:value-type="float">
            <text:p>-4.787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PlagAn29Ab71</text:p>
          </table:table-cell>
          <table:table-cell office:value-type="string" calcext:value-type="string">
            <text:p>Si(2.71)Al(1.29)Ca(0.29)Na(0.71)O(8)</text:p>
          </table:table-cell>
          <table:table-cell office:value-type="float" office:value="100.6" calcext:value-type="float">
            <text:p>100.6</text:p>
          </table:table-cell>
          <table:table-cell office:value-type="float" office:value="13.14" calcext:value-type="float">
            <text:p>13.14</text:p>
          </table:table-cell>
          <table:table-cell office:value-type="float" office:value="10.72" calcext:value-type="float">
            <text:p>10.72</text:p>
          </table:table-cell>
          <table:table-cell office:value-type="float" office:value="7.416" calcext:value-type="float">
            <text:p>7.416</text:p>
          </table:table-cell>
          <table:table-cell table:number-columns-repeated="5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PlagAn50Ab502</text:p>
          </table:table-cell>
          <table:table-cell office:value-type="string" calcext:value-type="string">
            <text:p>Si(2.503)Al(1.497)Ca(0.497)Na(0.503)O(10.994)H(5.988)</text:p>
          </table:table-cell>
          <table:table-cell office:value-type="float" office:value="100.6" calcext:value-type="float">
            <text:p>100.6</text:p>
          </table:table-cell>
          <table:table-cell office:value-type="float" office:value="18.66" calcext:value-type="float">
            <text:p>18.66</text:p>
          </table:table-cell>
          <table:table-cell office:value-type="float" office:value="15.45" calcext:value-type="float">
            <text:p>15.45</text:p>
          </table:table-cell>
          <table:table-cell office:value-type="float" office:value="11.5" calcext:value-type="float">
            <text:p>11.5</text:p>
          </table:table-cell>
          <table:table-cell table:number-columns-repeated="5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PlagHekpoort</text:p>
          </table:table-cell>
          <table:table-cell office:value-type="string" calcext:value-type="string">
            <text:p>Si(2.503)Al(1.497)Ca(0.497)Na(0.503)O(8)</text:p>
          </table:table-cell>
          <table:table-cell office:value-type="float" office:value="100.6" calcext:value-type="float">
            <text:p>100.6</text:p>
          </table:table-cell>
          <table:table-cell office:value-type="float" office:value="500" calcext:value-type="float">
            <text:p>500</text:p>
          </table:table-cell>
          <table:table-cell office:value-type="float" office:value="14.9" calcext:value-type="float">
            <text:p>14.9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PlagLabra</text:p>
          </table:table-cell>
          <table:table-cell office:value-type="string" calcext:value-type="string">
            <text:p>Si(2.3)Al(1.7)Ca(0.7)Na(0.3)O(14)H(12)</text:p>
          </table:table-cell>
          <table:table-cell office:value-type="float" office:value="0.1006" calcext:value-type="float">
            <text:p>0.1006</text:p>
          </table:table-cell>
          <table:table-cell office:value-type="float" office:value="500" calcext:value-type="float">
            <text:p>500</text:p>
          </table:table-cell>
          <table:table-cell office:value-type="float" office:value="20.08" calcext:value-type="float">
            <text:p>20.08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PlagStefansson</text:p>
          </table:table-cell>
          <table:table-cell office:value-type="string" calcext:value-type="string">
            <text:p>Si(2.71)Al(1.29)Ca(0.29)Na(0.71)O(14)H(12)</text:p>
          </table:table-cell>
          <table:table-cell office:value-type="float" office:value="0.1006" calcext:value-type="float">
            <text:p>0.1006</text:p>
          </table:table-cell>
          <table:table-cell office:value-type="float" office:value="500" calcext:value-type="float">
            <text:p>500</text:p>
          </table:table-cell>
          <table:table-cell office:value-type="float" office:value="10.72" calcext:value-type="float">
            <text:p>10.72</text:p>
          </table:table-cell>
          <table:table-cell office:value-type="float" office:value="7.446" calcext:value-type="float">
            <text:p>7.446</text:p>
          </table:table-cell>
          <table:table-cell table:number-columns-repeated="5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Plattnerite</text:p>
          </table:table-cell>
          <table:table-cell office:value-type="string" calcext:value-type="string">
            <text:p>Pb(1)O(2)</text:p>
          </table:table-cell>
          <table:table-cell office:value-type="float" office:value="25.01" calcext:value-type="float">
            <text:p>25.01</text:p>
          </table:table-cell>
          <table:table-cell office:value-type="float" office:value="500" calcext:value-type="float">
            <text:p>500</text:p>
          </table:table-cell>
          <table:table-cell office:value-type="float" office:value="6.214" calcext:value-type="float">
            <text:p>6.214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Plumbogummite</text:p>
          </table:table-cell>
          <table:table-cell office:value-type="string" calcext:value-type="string">
            <text:p>Al(3)P(2)Pb(1)O(14)H(7)</text:p>
          </table:table-cell>
          <table:table-cell office:value-type="float" office:value="142.8" calcext:value-type="float">
            <text:p>142.8</text:p>
          </table:table-cell>
          <table:table-cell office:value-type="float" office:value="500" calcext:value-type="float">
            <text:p>500</text:p>
          </table:table-cell>
          <table:table-cell office:value-type="float" office:value="-8.146" calcext:value-type="float">
            <text:p>-8.146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Polyhalite</text:p>
          </table:table-cell>
          <table:table-cell office:value-type="string" calcext:value-type="string">
            <text:p>Mg(1)Ca(2)K(2)S(4)O(18)H(4)</text:p>
          </table:table-cell>
          <table:table-cell office:value-type="float" office:value="218.1" calcext:value-type="float">
            <text:p>218.1</text:p>
          </table:table-cell>
          <table:table-cell office:value-type="float" office:value="500" calcext:value-type="float">
            <text:p>500</text:p>
          </table:table-cell>
          <table:table-cell office:value-type="float" office:value="-14.31" calcext:value-type="float">
            <text:p>-14.31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Portlandite</text:p>
          </table:table-cell>
          <table:table-cell office:value-type="string" calcext:value-type="string">
            <text:p>Ca(1)O(2)H(2)</text:p>
          </table:table-cell>
          <table:table-cell office:value-type="float" office:value="33.06" calcext:value-type="float">
            <text:p>33.06</text:p>
          </table:table-cell>
          <table:table-cell office:value-type="float" office:value="24.62" calcext:value-type="float">
            <text:p>24.62</text:p>
          </table:table-cell>
          <table:table-cell office:value-type="float" office:value="22.56" calcext:value-type="float">
            <text:p>22.56</text:p>
          </table:table-cell>
          <table:table-cell office:value-type="float" office:value="20.2" calcext:value-type="float">
            <text:p>20.2</text:p>
          </table:table-cell>
          <table:table-cell office:value-type="float" office:value="18.06" calcext:value-type="float">
            <text:p>18.06</text:p>
          </table:table-cell>
          <table:table-cell office:value-type="float" office:value="15.97" calcext:value-type="float">
            <text:p>15.97</text:p>
          </table:table-cell>
          <table:table-cell office:value-type="float" office:value="14.31" calcext:value-type="float">
            <text:p>14.31</text:p>
          </table:table-cell>
          <table:table-cell office:value-type="float" office:value="12.94" calcext:value-type="float">
            <text:p>12.94</text:p>
          </table:table-cell>
          <table:table-cell office:value-type="float" office:value="11.75" calcext:value-type="float">
            <text:p>11.75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Prehnite</text:p>
          </table:table-cell>
          <table:table-cell office:value-type="string" calcext:value-type="string">
            <text:p>Si(3)Al(2)Ca(2)O(12)H(2)</text:p>
          </table:table-cell>
          <table:table-cell office:value-type="float" office:value="140.3" calcext:value-type="float">
            <text:p>140.3</text:p>
          </table:table-cell>
          <table:table-cell office:value-type="float" office:value="37.59" calcext:value-type="float">
            <text:p>37.59</text:p>
          </table:table-cell>
          <table:table-cell office:value-type="float" office:value="32.93" calcext:value-type="float">
            <text:p>32.93</text:p>
          </table:table-cell>
          <table:table-cell office:value-type="float" office:value="26.93" calcext:value-type="float">
            <text:p>26.93</text:p>
          </table:table-cell>
          <table:table-cell office:value-type="float" office:value="21.16" calcext:value-type="float">
            <text:p>21.16</text:p>
          </table:table-cell>
          <table:table-cell office:value-type="float" office:value="15.29" calcext:value-type="float">
            <text:p>15.29</text:p>
          </table:table-cell>
          <table:table-cell office:value-type="float" office:value="10.45" calcext:value-type="float">
            <text:p>10.45</text:p>
          </table:table-cell>
          <table:table-cell office:value-type="float" office:value="6.237" calcext:value-type="float">
            <text:p>6.237</text:p>
          </table:table-cell>
          <table:table-cell office:value-type="float" office:value="2.333" calcext:value-type="float">
            <text:p>2.333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Pseudowollastonite</text:p>
          </table:table-cell>
          <table:table-cell office:value-type="string" calcext:value-type="string">
            <text:p>Si(1)Ca(1)O(3)</text:p>
          </table:table-cell>
          <table:table-cell office:value-type="float" office:value="40.08" calcext:value-type="float">
            <text:p>40.08</text:p>
          </table:table-cell>
          <table:table-cell office:value-type="float" office:value="15.17" calcext:value-type="float">
            <text:p>15.17</text:p>
          </table:table-cell>
          <table:table-cell office:value-type="float" office:value="14" calcext:value-type="float">
            <text:p>14</text:p>
          </table:table-cell>
          <table:table-cell office:value-type="float" office:value="12.46" calcext:value-type="float">
            <text:p>12.46</text:p>
          </table:table-cell>
          <table:table-cell office:value-type="float" office:value="10.97" calcext:value-type="float">
            <text:p>10.97</text:p>
          </table:table-cell>
          <table:table-cell office:value-type="float" office:value="9.461" calcext:value-type="float">
            <text:p>9.461</text:p>
          </table:table-cell>
          <table:table-cell office:value-type="float" office:value="8.249" calcext:value-type="float">
            <text:p>8.249</text:p>
          </table:table-cell>
          <table:table-cell office:value-type="float" office:value="7.229" calcext:value-type="float">
            <text:p>7.229</text:p>
          </table:table-cell>
          <table:table-cell office:value-type="float" office:value="6.314" calcext:value-type="float">
            <text:p>6.314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Pyrolusite</text:p>
          </table:table-cell>
          <table:table-cell office:value-type="string" calcext:value-type="string">
            <text:p>Mn(1)O(2)</text:p>
          </table:table-cell>
          <table:table-cell office:value-type="float" office:value="500" calcext:value-type="float">
            <text:p>500</text:p>
          </table:table-cell>
          <table:table-cell office:value-type="float" office:value="-1.532" calcext:value-type="float">
            <text:p>-1.532</text:p>
          </table:table-cell>
          <table:table-cell office:value-type="float" office:value="-1.437" calcext:value-type="float">
            <text:p>-1.437</text:p>
          </table:table-cell>
          <table:table-cell office:value-type="float" office:value="-1.262" calcext:value-type="float">
            <text:p>-1.262</text:p>
          </table:table-cell>
          <table:table-cell office:value-type="float" office:value="-1.035" calcext:value-type="float">
            <text:p>-1.035</text:p>
          </table:table-cell>
          <table:table-cell office:value-type="float" office:value="-0.7254" calcext:value-type="float">
            <text:p>-0.7254</text:p>
          </table:table-cell>
          <table:table-cell office:value-type="float" office:value="-0.4068" calcext:value-type="float">
            <text:p>-0.4068</text:p>
          </table:table-cell>
          <table:table-cell office:value-type="float" office:value="-0.0764" calcext:value-type="float">
            <text:p>-0.0764</text:p>
          </table:table-cell>
          <table:table-cell office:value-type="float" office:value="0.2789" calcext:value-type="float">
            <text:p>0.2789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Pyromorphite</text:p>
          </table:table-cell>
          <table:table-cell office:value-type="string" calcext:value-type="string">
            <text:p>Cl(1)P(3)Pb(5)O(12)</text:p>
          </table:table-cell>
          <table:table-cell office:value-type="float" office:value="192.7" calcext:value-type="float">
            <text:p>192.7</text:p>
          </table:table-cell>
          <table:table-cell office:value-type="float" office:value="500" calcext:value-type="float">
            <text:p>500</text:p>
          </table:table-cell>
          <table:table-cell office:value-type="float" office:value="-47.9" calcext:value-type="float">
            <text:p>-47.9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Pyromorphite-OH</text:p>
          </table:table-cell>
          <table:table-cell office:value-type="string" calcext:value-type="string">
            <text:p>P(3)Pb(5)O(13)H(1)</text:p>
          </table:table-cell>
          <table:table-cell office:value-type="float" office:value="187.4" calcext:value-type="float">
            <text:p>187.4</text:p>
          </table:table-cell>
          <table:table-cell office:value-type="float" office:value="500" calcext:value-type="float">
            <text:p>500</text:p>
          </table:table-cell>
          <table:table-cell office:value-type="float" office:value="-26.27" calcext:value-type="float">
            <text:p>-26.27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Pyrophyllite</text:p>
          </table:table-cell>
          <table:table-cell office:value-type="string" calcext:value-type="string">
            <text:p>Si(4)Al(2)O(12)H(2)</text:p>
          </table:table-cell>
          <table:table-cell office:value-type="float" office:value="126.6" calcext:value-type="float">
            <text:p>126.6</text:p>
          </table:table-cell>
          <table:table-cell office:value-type="float" office:value="1.634" calcext:value-type="float">
            <text:p>1.634</text:p>
          </table:table-cell>
          <table:table-cell office:value-type="float" office:value="0.4397" calcext:value-type="float">
            <text:p>0.4397</text:p>
          </table:table-cell>
          <table:table-cell office:value-type="float" office:value="-1.785" calcext:value-type="float">
            <text:p>-1.785</text:p>
          </table:table-cell>
          <table:table-cell office:value-type="float" office:value="-4.197" calcext:value-type="float">
            <text:p>-4.197</text:p>
          </table:table-cell>
          <table:table-cell office:value-type="float" office:value="-6.777" calcext:value-type="float">
            <text:p>-6.777</text:p>
          </table:table-cell>
          <table:table-cell office:value-type="float" office:value="-8.97" calcext:value-type="float">
            <text:p>-8.97</text:p>
          </table:table-cell>
          <table:table-cell office:value-type="float" office:value="-10.94" calcext:value-type="float">
            <text:p>-10.94</text:p>
          </table:table-cell>
          <table:table-cell office:value-type="float" office:value="-12.86" calcext:value-type="float">
            <text:p>-12.86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Quartz</text:p>
          </table:table-cell>
          <table:table-cell office:value-type="string" calcext:value-type="string">
            <text:p>Si(1)O(2)</text:p>
          </table:table-cell>
          <table:table-cell office:value-type="float" office:value="22.69" calcext:value-type="float">
            <text:p>22.69</text:p>
          </table:table-cell>
          <table:table-cell office:value-type="float" office:value="-4.632" calcext:value-type="float">
            <text:p>-4.632</text:p>
          </table:table-cell>
          <table:table-cell office:value-type="float" office:value="-3.999" calcext:value-type="float">
            <text:p>-3.999</text:p>
          </table:table-cell>
          <table:table-cell office:value-type="float" office:value="-3.473" calcext:value-type="float">
            <text:p>-3.473</text:p>
          </table:table-cell>
          <table:table-cell office:value-type="float" office:value="-3.078" calcext:value-type="float">
            <text:p>-3.078</text:p>
          </table:table-cell>
          <table:table-cell office:value-type="float" office:value="-2.719" calcext:value-type="float">
            <text:p>-2.719</text:p>
          </table:table-cell>
          <table:table-cell office:value-type="float" office:value="-2.438" calcext:value-type="float">
            <text:p>-2.438</text:p>
          </table:table-cell>
          <table:table-cell office:value-type="float" office:value="-2.206" calcext:value-type="float">
            <text:p>-2.206</text:p>
          </table:table-cell>
          <table:table-cell office:value-type="float" office:value="-2.017" calcext:value-type="float">
            <text:p>-2.017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Rankinite</text:p>
          </table:table-cell>
          <table:table-cell office:value-type="string" calcext:value-type="string">
            <text:p>Si(2)Ca(3)O(7)</text:p>
          </table:table-cell>
          <table:table-cell office:value-type="float" office:value="96.13" calcext:value-type="float">
            <text:p>96.13</text:p>
          </table:table-cell>
          <table:table-cell office:value-type="float" office:value="56.54" calcext:value-type="float">
            <text:p>56.54</text:p>
          </table:table-cell>
          <table:table-cell office:value-type="float" office:value="51.91" calcext:value-type="float">
            <text:p>51.91</text:p>
          </table:table-cell>
          <table:table-cell office:value-type="float" office:value="46.19" calcext:value-type="float">
            <text:p>46.19</text:p>
          </table:table-cell>
          <table:table-cell office:value-type="float" office:value="40.8" calcext:value-type="float">
            <text:p>40.8</text:p>
          </table:table-cell>
          <table:table-cell office:value-type="float" office:value="35.42" calcext:value-type="float">
            <text:p>35.42</text:p>
          </table:table-cell>
          <table:table-cell office:value-type="float" office:value="31.09" calcext:value-type="float">
            <text:p>31.09</text:p>
          </table:table-cell>
          <table:table-cell office:value-type="float" office:value="27.47" calcext:value-type="float">
            <text:p>27.47</text:p>
          </table:table-cell>
          <table:table-cell office:value-type="float" office:value="24.26" calcext:value-type="float">
            <text:p>24.26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Realgar</text:p>
          </table:table-cell>
          <table:table-cell office:value-type="string" calcext:value-type="string">
            <text:p>S(1)As(1)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154.1" calcext:value-type="float">
            <text:p>154.1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Rhodochrosite</text:p>
          </table:table-cell>
          <table:table-cell office:value-type="string" calcext:value-type="string">
            <text:p>C(1)Mn(1)O(3)</text:p>
          </table:table-cell>
          <table:table-cell office:value-type="float" office:value="31.07" calcext:value-type="float">
            <text:p>31.07</text:p>
          </table:table-cell>
          <table:table-cell office:value-type="float" office:value="0.1167" calcext:value-type="float">
            <text:p>0.1167</text:p>
          </table:table-cell>
          <table:table-cell office:value-type="float" office:value="-0.1928" calcext:value-type="float">
            <text:p>-0.1928</text:p>
          </table:table-cell>
          <table:table-cell office:value-type="float" office:value="-0.6228" calcext:value-type="float">
            <text:p>-0.6228</text:p>
          </table:table-cell>
          <table:table-cell office:value-type="float" office:value="-1.091" calcext:value-type="float">
            <text:p>-1.091</text:p>
          </table:table-cell>
          <table:table-cell office:value-type="float" office:value="-1.66" calcext:value-type="float">
            <text:p>-1.66</text:p>
          </table:table-cell>
          <table:table-cell office:value-type="float" office:value="-2.249" calcext:value-type="float">
            <text:p>-2.249</text:p>
          </table:table-cell>
          <table:table-cell office:value-type="float" office:value="-2.908" calcext:value-type="float">
            <text:p>-2.908</text:p>
          </table:table-cell>
          <table:table-cell office:value-type="float" office:value="-3.723" calcext:value-type="float">
            <text:p>-3.723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Rhodonite</text:p>
          </table:table-cell>
          <table:table-cell office:value-type="string" calcext:value-type="string">
            <text:p>Si(1)Mn(1)O(3)</text:p>
          </table:table-cell>
          <table:table-cell office:value-type="float" office:value="500" calcext:value-type="float">
            <text:p>500</text:p>
          </table:table-cell>
          <table:table-cell office:value-type="float" office:value="10.66" calcext:value-type="float">
            <text:p>10.66</text:p>
          </table:table-cell>
          <table:table-cell office:value-type="float" office:value="9.73" calcext:value-type="float">
            <text:p>9.73</text:p>
          </table:table-cell>
          <table:table-cell office:value-type="float" office:value="8.464" calcext:value-type="float">
            <text:p>8.464</text:p>
          </table:table-cell>
          <table:table-cell office:value-type="float" office:value="7.237" calcext:value-type="float">
            <text:p>7.237</text:p>
          </table:table-cell>
          <table:table-cell office:value-type="float" office:value="6.025" calcext:value-type="float">
            <text:p>6.025</text:p>
          </table:table-cell>
          <table:table-cell office:value-type="float" office:value="5.089" calcext:value-type="float">
            <text:p>5.089</text:p>
          </table:table-cell>
          <table:table-cell office:value-type="float" office:value="4.36" calcext:value-type="float">
            <text:p>4.36</text:p>
          </table:table-cell>
          <table:table-cell office:value-type="float" office:value="3.781" calcext:value-type="float">
            <text:p>3.781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Ripidolite-14A</text:p>
          </table:table-cell>
          <table:table-cell office:value-type="string" calcext:value-type="string">
            <text:p>Si(3)Al(2)Fe(2)Mg(3)O(18)H(8)</text:p>
          </table:table-cell>
          <table:table-cell office:value-type="float" office:value="209.6" calcext:value-type="float">
            <text:p>209.6</text:p>
          </table:table-cell>
          <table:table-cell office:value-type="float" office:value="69.82" calcext:value-type="float">
            <text:p>69.82</text:p>
          </table:table-cell>
          <table:table-cell office:value-type="float" office:value="60.96" calcext:value-type="float">
            <text:p>60.96</text:p>
          </table:table-cell>
          <table:table-cell office:value-type="float" office:value="50.21" calcext:value-type="float">
            <text:p>50.21</text:p>
          </table:table-cell>
          <table:table-cell office:value-type="float" office:value="40.2" calcext:value-type="float">
            <text:p>40.2</text:p>
          </table:table-cell>
          <table:table-cell office:value-type="float" office:value="30.26" calcext:value-type="float">
            <text:p>30.26</text:p>
          </table:table-cell>
          <table:table-cell office:value-type="float" office:value="22.23" calcext:value-type="float">
            <text:p>22.23</text:p>
          </table:table-cell>
          <table:table-cell office:value-type="float" office:value="15.36" calcext:value-type="float">
            <text:p>15.36</text:p>
          </table:table-cell>
          <table:table-cell office:value-type="float" office:value="9.1" calcext:value-type="float">
            <text:p>9.1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Ripidolite-7A</text:p>
          </table:table-cell>
          <table:table-cell office:value-type="string" calcext:value-type="string">
            <text:p>Si(3)Al(2)Fe(2)Mg(3)O(18)H(8)</text:p>
          </table:table-cell>
          <table:table-cell office:value-type="float" office:value="215.4" calcext:value-type="float">
            <text:p>215.4</text:p>
          </table:table-cell>
          <table:table-cell office:value-type="float" office:value="73.42" calcext:value-type="float">
            <text:p>73.42</text:p>
          </table:table-cell>
          <table:table-cell office:value-type="float" office:value="64.34" calcext:value-type="float">
            <text:p>64.34</text:p>
          </table:table-cell>
          <table:table-cell office:value-type="float" office:value="53.33" calcext:value-type="float">
            <text:p>53.33</text:p>
          </table:table-cell>
          <table:table-cell office:value-type="float" office:value="43.11" calcext:value-type="float">
            <text:p>43.11</text:p>
          </table:table-cell>
          <table:table-cell office:value-type="float" office:value="32.96" calcext:value-type="float">
            <text:p>32.96</text:p>
          </table:table-cell>
          <table:table-cell office:value-type="float" office:value="24.77" calcext:value-type="float">
            <text:p>24.77</text:p>
          </table:table-cell>
          <table:table-cell office:value-type="float" office:value="17.79" calcext:value-type="float">
            <text:p>17.79</text:p>
          </table:table-cell>
          <table:table-cell office:value-type="float" office:value="11.43" calcext:value-type="float">
            <text:p>11.43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Sanbornite</text:p>
          </table:table-cell>
          <table:table-cell office:value-type="string" calcext:value-type="string">
            <text:p>Si(2)Ba(1)O(5)</text:p>
          </table:table-cell>
          <table:table-cell office:value-type="float" office:value="72.55" calcext:value-type="float">
            <text:p>72.55</text:p>
          </table:table-cell>
          <table:table-cell office:value-type="float" office:value="9.758" calcext:value-type="float">
            <text:p>9.758</text:p>
          </table:table-cell>
          <table:table-cell office:value-type="float" office:value="9.475" calcext:value-type="float">
            <text:p>9.475</text:p>
          </table:table-cell>
          <table:table-cell office:value-type="float" office:value="8.737" calcext:value-type="float">
            <text:p>8.737</text:p>
          </table:table-cell>
          <table:table-cell office:value-type="float" office:value="7.891" calcext:value-type="float">
            <text:p>7.891</text:p>
          </table:table-cell>
          <table:table-cell office:value-type="float" office:value="6.994" calcext:value-type="float">
            <text:p>6.994</text:p>
          </table:table-cell>
          <table:table-cell office:value-type="float" office:value="6.273" calcext:value-type="float">
            <text:p>6.273</text:p>
          </table:table-cell>
          <table:table-cell office:value-type="float" office:value="5.673" calcext:value-type="float">
            <text:p>5.673</text:p>
          </table:table-cell>
          <table:table-cell office:value-type="float" office:value="5.122" calcext:value-type="float">
            <text:p>5.122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Sanidine_high</text:p>
          </table:table-cell>
          <table:table-cell office:value-type="string" calcext:value-type="string">
            <text:p>Si(3)Al(1)K(1)O(8)</text:p>
          </table:table-cell>
          <table:table-cell office:value-type="float" office:value="109" calcext:value-type="float">
            <text:p>109</text:p>
          </table:table-cell>
          <table:table-cell office:value-type="float" office:value="1.156" calcext:value-type="float">
            <text:p>1.156</text:p>
          </table:table-cell>
          <table:table-cell office:value-type="float" office:value="0.9239" calcext:value-type="float">
            <text:p>0.9239</text:p>
          </table:table-cell>
          <table:table-cell office:value-type="float" office:value="0.0298" calcext:value-type="float">
            <text:p>0.0298</text:p>
          </table:table-cell>
          <table:table-cell office:value-type="float" office:value="-1.06" calcext:value-type="float">
            <text:p>-1.06</text:p>
          </table:table-cell>
          <table:table-cell office:value-type="float" office:value="-2.263" calcext:value-type="float">
            <text:p>-2.263</text:p>
          </table:table-cell>
          <table:table-cell office:value-type="float" office:value="-3.293" calcext:value-type="float">
            <text:p>-3.293</text:p>
          </table:table-cell>
          <table:table-cell office:value-type="float" office:value="-4.224" calcext:value-type="float">
            <text:p>-4.224</text:p>
          </table:table-cell>
          <table:table-cell office:value-type="float" office:value="-5.149" calcext:value-type="float">
            <text:p>-5.149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Saponite-Ca</text:p>
          </table:table-cell>
          <table:table-cell office:value-type="string" calcext:value-type="string">
            <text:p>Si(3.67)Al(0.33)Mg(3)Ca(0.165)O(12)H(2)</text:p>
          </table:table-cell>
          <table:table-cell office:value-type="float" office:value="135.7" calcext:value-type="float">
            <text:p>135.7</text:p>
          </table:table-cell>
          <table:table-cell office:value-type="float" office:value="29.24" calcext:value-type="float">
            <text:p>29.24</text:p>
          </table:table-cell>
          <table:table-cell office:value-type="float" office:value="26.29" calcext:value-type="float">
            <text:p>26.29</text:p>
          </table:table-cell>
          <table:table-cell office:value-type="float" office:value="22.19" calcext:value-type="float">
            <text:p>22.19</text:p>
          </table:table-cell>
          <table:table-cell office:value-type="float" office:value="18.2" calcext:value-type="float">
            <text:p>18.2</text:p>
          </table:table-cell>
          <table:table-cell office:value-type="float" office:value="14.21" calcext:value-type="float">
            <text:p>14.21</text:p>
          </table:table-cell>
          <table:table-cell office:value-type="float" office:value="11.03" calcext:value-type="float">
            <text:p>11.03</text:p>
          </table:table-cell>
          <table:table-cell office:value-type="float" office:value="8.338" calcext:value-type="float">
            <text:p>8.338</text:p>
          </table:table-cell>
          <table:table-cell office:value-type="float" office:value="5.872" calcext:value-type="float">
            <text:p>5.872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Saponite-H</text:p>
          </table:table-cell>
          <table:table-cell office:value-type="string" calcext:value-type="string">
            <text:p>Si(3.67)Al(0.33)Mg(3)O(12)H(2.33)</text:p>
          </table:table-cell>
          <table:table-cell office:value-type="float" office:value="136.8" calcext:value-type="float">
            <text:p>136.8</text:p>
          </table:table-cell>
          <table:table-cell office:value-type="float" office:value="28.16" calcext:value-type="float">
            <text:p>28.16</text:p>
          </table:table-cell>
          <table:table-cell office:value-type="float" office:value="25.33" calcext:value-type="float">
            <text:p>25.33</text:p>
          </table:table-cell>
          <table:table-cell office:value-type="float" office:value="21.38" calcext:value-type="float">
            <text:p>21.38</text:p>
          </table:table-cell>
          <table:table-cell office:value-type="float" office:value="17.52" calcext:value-type="float">
            <text:p>17.52</text:p>
          </table:table-cell>
          <table:table-cell office:value-type="float" office:value="13.67" calcext:value-type="float">
            <text:p>13.67</text:p>
          </table:table-cell>
          <table:table-cell office:value-type="float" office:value="10.6" calcext:value-type="float">
            <text:p>10.6</text:p>
          </table:table-cell>
          <table:table-cell office:value-type="float" office:value="8.018" calcext:value-type="float">
            <text:p>8.018</text:p>
          </table:table-cell>
          <table:table-cell office:value-type="float" office:value="5.653" calcext:value-type="float">
            <text:p>5.653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Saponite-K</text:p>
          </table:table-cell>
          <table:table-cell office:value-type="string" calcext:value-type="string">
            <text:p>Si(3.67)Al(0.33)Mg(3)K(0.33)O(12)H(2)</text:p>
          </table:table-cell>
          <table:table-cell office:value-type="float" office:value="139.8" calcext:value-type="float">
            <text:p>139.8</text:p>
          </table:table-cell>
          <table:table-cell office:value-type="float" office:value="28.78" calcext:value-type="float">
            <text:p>28.78</text:p>
          </table:table-cell>
          <table:table-cell office:value-type="float" office:value="26.01" calcext:value-type="float">
            <text:p>26.01</text:p>
          </table:table-cell>
          <table:table-cell office:value-type="float" office:value="22.12" calcext:value-type="float">
            <text:p>22.12</text:p>
          </table:table-cell>
          <table:table-cell office:value-type="float" office:value="18.33" calcext:value-type="float">
            <text:p>18.33</text:p>
          </table:table-cell>
          <table:table-cell office:value-type="float" office:value="14.54" calcext:value-type="float">
            <text:p>14.54</text:p>
          </table:table-cell>
          <table:table-cell office:value-type="float" office:value="11.51" calcext:value-type="float">
            <text:p>11.51</text:p>
          </table:table-cell>
          <table:table-cell office:value-type="float" office:value="8.961" calcext:value-type="float">
            <text:p>8.961</text:p>
          </table:table-cell>
          <table:table-cell office:value-type="float" office:value="6.617" calcext:value-type="float">
            <text:p>6.617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Saponite-Mg</text:p>
          </table:table-cell>
          <table:table-cell office:value-type="string" calcext:value-type="string">
            <text:p>Si(3.67)Al(0.33)Mg(3.165)O(12)H(2)</text:p>
          </table:table-cell>
          <table:table-cell office:value-type="float" office:value="133.7" calcext:value-type="float">
            <text:p>133.7</text:p>
          </table:table-cell>
          <table:table-cell office:value-type="float" office:value="29.25" calcext:value-type="float">
            <text:p>29.25</text:p>
          </table:table-cell>
          <table:table-cell office:value-type="float" office:value="26.25" calcext:value-type="float">
            <text:p>26.25</text:p>
          </table:table-cell>
          <table:table-cell office:value-type="float" office:value="22.1" calcext:value-type="float">
            <text:p>22.1</text:p>
          </table:table-cell>
          <table:table-cell office:value-type="float" office:value="18.07" calcext:value-type="float">
            <text:p>18.07</text:p>
          </table:table-cell>
          <table:table-cell office:value-type="float" office:value="14.04" calcext:value-type="float">
            <text:p>14.04</text:p>
          </table:table-cell>
          <table:table-cell office:value-type="float" office:value="10.83" calcext:value-type="float">
            <text:p>10.83</text:p>
          </table:table-cell>
          <table:table-cell office:value-type="float" office:value="8.115" calcext:value-type="float">
            <text:p>8.115</text:p>
          </table:table-cell>
          <table:table-cell office:value-type="float" office:value="5.632" calcext:value-type="float">
            <text:p>5.632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Saponite-Na</text:p>
          </table:table-cell>
          <table:table-cell office:value-type="string" calcext:value-type="string">
            <text:p>Si(3.67)Al(0.33)Mg(3)Na(0.33)O(12)H(2)</text:p>
          </table:table-cell>
          <table:table-cell office:value-type="float" office:value="136.7" calcext:value-type="float">
            <text:p>136.7</text:p>
          </table:table-cell>
          <table:table-cell office:value-type="float" office:value="29.2" calcext:value-type="float">
            <text:p>29.2</text:p>
          </table:table-cell>
          <table:table-cell office:value-type="float" office:value="26.35" calcext:value-type="float">
            <text:p>26.35</text:p>
          </table:table-cell>
          <table:table-cell office:value-type="float" office:value="22.37" calcext:value-type="float">
            <text:p>22.37</text:p>
          </table:table-cell>
          <table:table-cell office:value-type="float" office:value="18.51" calcext:value-type="float">
            <text:p>18.51</text:p>
          </table:table-cell>
          <table:table-cell office:value-type="float" office:value="14.66" calcext:value-type="float">
            <text:p>14.66</text:p>
          </table:table-cell>
          <table:table-cell office:value-type="float" office:value="11.59" calcext:value-type="float">
            <text:p>11.59</text:p>
          </table:table-cell>
          <table:table-cell office:value-type="float" office:value="9.013" calcext:value-type="float">
            <text:p>9.013</text:p>
          </table:table-cell>
          <table:table-cell office:value-type="float" office:value="6.65" calcext:value-type="float">
            <text:p>6.65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Scacchite</text:p>
          </table:table-cell>
          <table:table-cell office:value-type="string" calcext:value-type="string">
            <text:p>Cl(2)Mn(1)</text:p>
          </table:table-cell>
          <table:table-cell office:value-type="float" office:value="500" calcext:value-type="float">
            <text:p>500</text:p>
          </table:table-cell>
          <table:table-cell office:value-type="float" office:value="9.878" calcext:value-type="float">
            <text:p>9.878</text:p>
          </table:table-cell>
          <table:table-cell office:value-type="float" office:value="8.778" calcext:value-type="float">
            <text:p>8.778</text:p>
          </table:table-cell>
          <table:table-cell office:value-type="float" office:value="7.33" calcext:value-type="float">
            <text:p>7.33</text:p>
          </table:table-cell>
          <table:table-cell office:value-type="float" office:value="5.819" calcext:value-type="float">
            <text:p>5.819</text:p>
          </table:table-cell>
          <table:table-cell office:value-type="float" office:value="4.104" calcext:value-type="float">
            <text:p>4.104</text:p>
          </table:table-cell>
          <table:table-cell office:value-type="float" office:value="2.501" calcext:value-type="float">
            <text:p>2.501</text:p>
          </table:table-cell>
          <table:table-cell office:value-type="float" office:value="0.9189" calcext:value-type="float">
            <text:p>0.9189</text:p>
          </table:table-cell>
          <table:table-cell office:value-type="float" office:value="-0.7978" calcext:value-type="float">
            <text:p>-0.7978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Scolecite</text:p>
          </table:table-cell>
          <table:table-cell office:value-type="string" calcext:value-type="string">
            <text:p>Si(3)Al(2)Ca(1)O(13)H(6)</text:p>
          </table:table-cell>
          <table:table-cell office:value-type="float" office:value="172.3" calcext:value-type="float">
            <text:p>172.3</text:p>
          </table:table-cell>
          <table:table-cell office:value-type="float" office:value="18.84" calcext:value-type="float">
            <text:p>18.84</text:p>
          </table:table-cell>
          <table:table-cell office:value-type="float" office:value="15.88" calcext:value-type="float">
            <text:p>15.88</text:p>
          </table:table-cell>
          <table:table-cell office:value-type="float" office:value="11.86" calcext:value-type="float">
            <text:p>11.86</text:p>
          </table:table-cell>
          <table:table-cell office:value-type="float" office:value="7.928" calcext:value-type="float">
            <text:p>7.928</text:p>
          </table:table-cell>
          <table:table-cell office:value-type="float" office:value="3.907" calcext:value-type="float">
            <text:p>3.907</text:p>
          </table:table-cell>
          <table:table-cell office:value-type="float" office:value="0.5701" calcext:value-type="float">
            <text:p>0.5701</text:p>
          </table:table-cell>
          <table:table-cell office:value-type="float" office:value="-2.375" calcext:value-type="float">
            <text:p>-2.375</text:p>
          </table:table-cell>
          <table:table-cell office:value-type="float" office:value="-5.169" calcext:value-type="float">
            <text:p>-5.169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Sellaite</text:p>
          </table:table-cell>
          <table:table-cell office:value-type="string" calcext:value-type="string">
            <text:p>Mg(1)F(2)</text:p>
          </table:table-cell>
          <table:table-cell office:value-type="float" office:value="19.61" calcext:value-type="float">
            <text:p>19.61</text:p>
          </table:table-cell>
          <table:table-cell office:value-type="float" office:value="-9.26" calcext:value-type="float">
            <text:p>-9.26</text:p>
          </table:table-cell>
          <table:table-cell office:value-type="float" office:value="-9.384" calcext:value-type="float">
            <text:p>-9.384</text:p>
          </table:table-cell>
          <table:table-cell office:value-type="float" office:value="-9.7" calcext:value-type="float">
            <text:p>-9.7</text:p>
          </table:table-cell>
          <table:table-cell office:value-type="float" office:value="-10.15" calcext:value-type="float">
            <text:p>-10.15</text:p>
          </table:table-cell>
          <table:table-cell office:value-type="float" office:value="-10.81" calcext:value-type="float">
            <text:p>-10.81</text:p>
          </table:table-cell>
          <table:table-cell office:value-type="float" office:value="-11.6" calcext:value-type="float">
            <text:p>-11.6</text:p>
          </table:table-cell>
          <table:table-cell office:value-type="float" office:value="-12.57" calcext:value-type="float">
            <text:p>-12.57</text:p>
          </table:table-cell>
          <table:table-cell office:value-type="float" office:value="-13.89" calcext:value-type="float">
            <text:p>-13.89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Sepiolite</text:p>
          </table:table-cell>
          <table:table-cell office:value-type="string" calcext:value-type="string">
            <text:p>Si(6)Mg(4)O(23)H(14)</text:p>
          </table:table-cell>
          <table:table-cell office:value-type="float" office:value="285.6" calcext:value-type="float">
            <text:p>285.6</text:p>
          </table:table-cell>
          <table:table-cell office:value-type="float" office:value="32.39" calcext:value-type="float">
            <text:p>32.39</text:p>
          </table:table-cell>
          <table:table-cell office:value-type="float" office:value="30.44" calcext:value-type="float">
            <text:p>30.44</text:p>
          </table:table-cell>
          <table:table-cell office:value-type="float" office:value="27.17" calcext:value-type="float">
            <text:p>27.17</text:p>
          </table:table-cell>
          <table:table-cell office:value-type="float" office:value="23.9" calcext:value-type="float">
            <text:p>23.9</text:p>
          </table:table-cell>
          <table:table-cell office:value-type="float" office:value="20.72" calcext:value-type="float">
            <text:p>20.72</text:p>
          </table:table-cell>
          <table:table-cell office:value-type="float" office:value="18.33" calcext:value-type="float">
            <text:p>18.33</text:p>
          </table:table-cell>
          <table:table-cell office:value-type="float" office:value="16.41" calcext:value-type="float">
            <text:p>16.41</text:p>
          </table:table-cell>
          <table:table-cell office:value-type="float" office:value="14.67" calcext:value-type="float">
            <text:p>14.67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i(1)</text:p>
          </table:table-cell>
          <table:table-cell office:value-type="float" office:value="12.06" calcext:value-type="float">
            <text:p>12.06</text:p>
          </table:table-cell>
          <table:table-cell office:value-type="float" office:value="162.6" calcext:value-type="float">
            <text:p>162.6</text:p>
          </table:table-cell>
          <table:table-cell office:value-type="float" office:value="148.9" calcext:value-type="float">
            <text:p>148.9</text:p>
          </table:table-cell>
          <table:table-cell office:value-type="float" office:value="132.8" calcext:value-type="float">
            <text:p>132.8</text:p>
          </table:table-cell>
          <table:table-cell office:value-type="float" office:value="118" calcext:value-type="float">
            <text:p>118</text:p>
          </table:table-cell>
          <table:table-cell office:value-type="float" office:value="103.2" calcext:value-type="float">
            <text:p>103.2</text:p>
          </table:table-cell>
          <table:table-cell office:value-type="float" office:value="91.42" calcext:value-type="float">
            <text:p>91.42</text:p>
          </table:table-cell>
          <table:table-cell office:value-type="float" office:value="81.82" calcext:value-type="float">
            <text:p>81.82</text:p>
          </table:table-cell>
          <table:table-cell office:value-type="float" office:value="73.78" calcext:value-type="float">
            <text:p>73.78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SiO2(am)</text:p>
          </table:table-cell>
          <table:table-cell office:value-type="string" calcext:value-type="string">
            <text:p>Si(1)O(2)</text:p>
          </table:table-cell>
          <table:table-cell office:value-type="float" office:value="29" calcext:value-type="float">
            <text:p>29</text:p>
          </table:table-cell>
          <table:table-cell office:value-type="float" office:value="-3.124" calcext:value-type="float">
            <text:p>-3.124</text:p>
          </table:table-cell>
          <table:table-cell office:value-type="float" office:value="-2.714" calcext:value-type="float">
            <text:p>-2.714</text:p>
          </table:table-cell>
          <table:table-cell office:value-type="float" office:value="-2.407" calcext:value-type="float">
            <text:p>-2.407</text:p>
          </table:table-cell>
          <table:table-cell office:value-type="float" office:value="-2.184" calcext:value-type="float">
            <text:p>-2.184</text:p>
          </table:table-cell>
          <table:table-cell office:value-type="float" office:value="-1.98" calcext:value-type="float">
            <text:p>-1.98</text:p>
          </table:table-cell>
          <table:table-cell office:value-type="float" office:value="-1.819" calcext:value-type="float">
            <text:p>-1.819</text:p>
          </table:table-cell>
          <table:table-cell office:value-type="float" office:value="-1.693" calcext:value-type="float">
            <text:p>-1.693</text:p>
          </table:table-cell>
          <table:table-cell office:value-type="float" office:value="-1.604" calcext:value-type="float">
            <text:p>-1.604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Siderite</text:p>
          </table:table-cell>
          <table:table-cell office:value-type="string" calcext:value-type="string">
            <text:p>Fe(1)C(1)O(3)</text:p>
          </table:table-cell>
          <table:table-cell office:value-type="float" office:value="29.38" calcext:value-type="float">
            <text:p>29.38</text:p>
          </table:table-cell>
          <table:table-cell office:value-type="float" office:value="0.2914" calcext:value-type="float">
            <text:p>0.2914</text:p>
          </table:table-cell>
          <table:table-cell office:value-type="float" office:value="-0.192" calcext:value-type="float">
            <text:p>-0.192</text:p>
          </table:table-cell>
          <table:table-cell office:value-type="float" office:value="-0.8309" calcext:value-type="float">
            <text:p>-0.8309</text:p>
          </table:table-cell>
          <table:table-cell office:value-type="float" office:value="-1.497" calcext:value-type="float">
            <text:p>-1.497</text:p>
          </table:table-cell>
          <table:table-cell office:value-type="float" office:value="-2.268" calcext:value-type="float">
            <text:p>-2.268</text:p>
          </table:table-cell>
          <table:table-cell office:value-type="float" office:value="-3.024" calcext:value-type="float">
            <text:p>-3.024</text:p>
          </table:table-cell>
          <table:table-cell office:value-type="float" office:value="-3.824" calcext:value-type="float">
            <text:p>-3.824</text:p>
          </table:table-cell>
          <table:table-cell office:value-type="float" office:value="-4.763" calcext:value-type="float">
            <text:p>-4.763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Sillimanite</text:p>
          </table:table-cell>
          <table:table-cell office:value-type="string" calcext:value-type="string">
            <text:p>Si(1)Al(2)O(5)</text:p>
          </table:table-cell>
          <table:table-cell office:value-type="float" office:value="49.9" calcext:value-type="float">
            <text:p>49.9</text:p>
          </table:table-cell>
          <table:table-cell office:value-type="float" office:value="19.99" calcext:value-type="float">
            <text:p>19.99</text:p>
          </table:table-cell>
          <table:table-cell office:value-type="float" office:value="16.31" calcext:value-type="float">
            <text:p>16.31</text:p>
          </table:table-cell>
          <table:table-cell office:value-type="float" office:value="11.81" calcext:value-type="float">
            <text:p>11.81</text:p>
          </table:table-cell>
          <table:table-cell office:value-type="float" office:value="7.552" calcext:value-type="float">
            <text:p>7.552</text:p>
          </table:table-cell>
          <table:table-cell office:value-type="float" office:value="3.223" calcext:value-type="float">
            <text:p>3.223</text:p>
          </table:table-cell>
          <table:table-cell office:value-type="float" office:value="-0.3649" calcext:value-type="float">
            <text:p>-0.3649</text:p>
          </table:table-cell>
          <table:table-cell office:value-type="float" office:value="-3.497" calcext:value-type="float">
            <text:p>-3.497</text:p>
          </table:table-cell>
          <table:table-cell office:value-type="float" office:value="-6.375" calcext:value-type="float">
            <text:p>-6.375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Smectite-high-Fe-Mg</text:p>
          </table:table-cell>
          <table:table-cell office:value-type="string" calcext:value-type="string">
            <text:p>Si(3.5)Al(1.25)Fe(0.7)Mg(1.15)Ca(0.025)Na(0.1)K(0.2)O(12)H(2)</text:p>
          </table:table-cell>
          <table:table-cell office:value-type="float" office:value="139.1" calcext:value-type="float">
            <text:p>139.1</text:p>
          </table:table-cell>
          <table:table-cell office:value-type="float" office:value="18.24" calcext:value-type="float">
            <text:p>18.24</text:p>
          </table:table-cell>
          <table:table-cell office:value-type="float" office:value="15.72" calcext:value-type="float">
            <text:p>15.72</text:p>
          </table:table-cell>
          <table:table-cell office:value-type="float" office:value="12.12" calcext:value-type="float">
            <text:p>12.12</text:p>
          </table:table-cell>
          <table:table-cell office:value-type="float" office:value="8.548" calcext:value-type="float">
            <text:p>8.548</text:p>
          </table:table-cell>
          <table:table-cell office:value-type="float" office:value="4.905" calcext:value-type="float">
            <text:p>4.905</text:p>
          </table:table-cell>
          <table:table-cell office:value-type="float" office:value="1.922" calcext:value-type="float">
            <text:p>1.922</text:p>
          </table:table-cell>
          <table:table-cell office:value-type="float" office:value="-0.6707" calcext:value-type="float">
            <text:p>-0.6707</text:p>
          </table:table-cell>
          <table:table-cell office:value-type="float" office:value="-3.11" calcext:value-type="float">
            <text:p>-3.11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Smectite-low-Fe-Mg</text:p>
          </table:table-cell>
          <table:table-cell office:value-type="string" calcext:value-type="string">
            <text:p>Si(3.75)Al(1.25)Fe(0.45)Mg(0.9)Ca(0.02)Na(0.15)K(0.2)O(12)H(2)</text:p>
          </table:table-cell>
          <table:table-cell office:value-type="float" office:value="139.4" calcext:value-type="float">
            <text:p>139.4</text:p>
          </table:table-cell>
          <table:table-cell office:value-type="float" office:value="11.35" calcext:value-type="float">
            <text:p>11.35</text:p>
          </table:table-cell>
          <table:table-cell office:value-type="float" office:value="9.682" calcext:value-type="float">
            <text:p>9.682</text:p>
          </table:table-cell>
          <table:table-cell office:value-type="float" office:value="7" calcext:value-type="float">
            <text:p>7</text:p>
          </table:table-cell>
          <table:table-cell office:value-type="float" office:value="4.242" calcext:value-type="float">
            <text:p>4.242</text:p>
          </table:table-cell>
          <table:table-cell office:value-type="float" office:value="1.392" calcext:value-type="float">
            <text:p>1.392</text:p>
          </table:table-cell>
          <table:table-cell office:value-type="float" office:value="-0.9571" calcext:value-type="float">
            <text:p>-0.9571</text:p>
          </table:table-cell>
          <table:table-cell office:value-type="float" office:value="-3.015" calcext:value-type="float">
            <text:p>-3.015</text:p>
          </table:table-cell>
          <table:table-cell office:value-type="float" office:value="-4.98" calcext:value-type="float">
            <text:p>-4.98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Smithsonite</text:p>
          </table:table-cell>
          <table:table-cell office:value-type="string" calcext:value-type="string">
            <text:p>C(1)Zn(1)O(3)</text:p>
          </table:table-cell>
          <table:table-cell office:value-type="float" office:value="28.27" calcext:value-type="float">
            <text:p>28.27</text:p>
          </table:table-cell>
          <table:table-cell office:value-type="float" office:value="0.9188" calcext:value-type="float">
            <text:p>0.9188</text:p>
          </table:table-cell>
          <table:table-cell office:value-type="float" office:value="0.4633" calcext:value-type="float">
            <text:p>0.4633</text:p>
          </table:table-cell>
          <table:table-cell office:value-type="float" office:value="-0.1387" calcext:value-type="float">
            <text:p>-0.1387</text:p>
          </table:table-cell>
          <table:table-cell office:value-type="float" office:value="-0.7669" calcext:value-type="float">
            <text:p>-0.7669</text:p>
          </table:table-cell>
          <table:table-cell office:value-type="float" office:value="-1.498" calcext:value-type="float">
            <text:p>-1.498</text:p>
          </table:table-cell>
          <table:table-cell office:value-type="float" office:value="-2.22" calcext:value-type="float">
            <text:p>-2.22</text:p>
          </table:table-cell>
          <table:table-cell office:value-type="float" office:value="-2.991" calcext:value-type="float">
            <text:p>-2.991</text:p>
          </table:table-cell>
          <table:table-cell office:value-type="float" office:value="-3.906" calcext:value-type="float">
            <text:p>-3.906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Spinel</text:p>
          </table:table-cell>
          <table:table-cell office:value-type="string" calcext:value-type="string">
            <text:p>Al(2)Mg(1)O(4)</text:p>
          </table:table-cell>
          <table:table-cell office:value-type="float" office:value="39.71" calcext:value-type="float">
            <text:p>39.71</text:p>
          </table:table-cell>
          <table:table-cell office:value-type="float" office:value="43.98" calcext:value-type="float">
            <text:p>43.98</text:p>
          </table:table-cell>
          <table:table-cell office:value-type="float" office:value="37.63" calcext:value-type="float">
            <text:p>37.63</text:p>
          </table:table-cell>
          <table:table-cell office:value-type="float" office:value="30.28" calcext:value-type="float">
            <text:p>30.28</text:p>
          </table:table-cell>
          <table:table-cell office:value-type="float" office:value="23.52" calcext:value-type="float">
            <text:p>23.52</text:p>
          </table:table-cell>
          <table:table-cell office:value-type="float" office:value="16.78" calcext:value-type="float">
            <text:p>16.78</text:p>
          </table:table-cell>
          <table:table-cell office:value-type="float" office:value="11.27" calcext:value-type="float">
            <text:p>11.27</text:p>
          </table:table-cell>
          <table:table-cell office:value-type="float" office:value="6.552" calcext:value-type="float">
            <text:p>6.552</text:p>
          </table:table-cell>
          <table:table-cell office:value-type="float" office:value="2.3" calcext:value-type="float">
            <text:p>2.3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Sr(1)</text:p>
          </table:table-cell>
          <table:table-cell office:value-type="float" office:value="33.92" calcext:value-type="float">
            <text:p>33.92</text:p>
          </table:table-cell>
          <table:table-cell office:value-type="float" office:value="155.1" calcext:value-type="float">
            <text:p>155.1</text:p>
          </table:table-cell>
          <table:table-cell office:value-type="float" office:value="141.8" calcext:value-type="float">
            <text:p>141.8</text:p>
          </table:table-cell>
          <table:table-cell office:value-type="float" office:value="126.5" calcext:value-type="float">
            <text:p>126.5</text:p>
          </table:table-cell>
          <table:table-cell office:value-type="float" office:value="112.4" calcext:value-type="float">
            <text:p>112.4</text:p>
          </table:table-cell>
          <table:table-cell office:value-type="float" office:value="98.55" calcext:value-type="float">
            <text:p>98.55</text:p>
          </table:table-cell>
          <table:table-cell office:value-type="float" office:value="87.55" calcext:value-type="float">
            <text:p>87.55</text:p>
          </table:table-cell>
          <table:table-cell office:value-type="float" office:value="78.57" calcext:value-type="float">
            <text:p>78.57</text:p>
          </table:table-cell>
          <table:table-cell office:value-type="float" office:value="71.04" calcext:value-type="float">
            <text:p>71.04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Sr(NO3)2</text:p>
          </table:table-cell>
          <table:table-cell office:value-type="string" calcext:value-type="string">
            <text:p>N(2)Sr(1)O(6)</text:p>
          </table:table-cell>
          <table:table-cell office:value-type="float" office:value="500" calcext:value-type="float">
            <text:p>500</text:p>
          </table:table-cell>
          <table:table-cell office:value-type="float" office:value="0.8835" calcext:value-type="float">
            <text:p>0.8835</text:p>
          </table:table-cell>
          <table:table-cell office:value-type="float" office:value="1.149" calcext:value-type="float">
            <text:p>1.149</text:p>
          </table:table-cell>
          <table:table-cell office:value-type="float" office:value="1.357" calcext:value-type="float">
            <text:p>1.357</text:p>
          </table:table-cell>
          <table:table-cell office:value-type="float" office:value="1.473" calcext:value-type="float">
            <text:p>1.473</text:p>
          </table:table-cell>
          <table:table-cell office:value-type="float" office:value="1.511" calcext:value-type="float">
            <text:p>1.511</text:p>
          </table:table-cell>
          <table:table-cell office:value-type="float" office:value="1.44" calcext:value-type="float">
            <text:p>1.44</text:p>
          </table:table-cell>
          <table:table-cell table:number-columns-repeated="2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Sr(NO3)2.4H2O</text:p>
          </table:table-cell>
          <table:table-cell office:value-type="string" calcext:value-type="string">
            <text:p>N(2)Sr(1)O(10)H(8)</text:p>
          </table:table-cell>
          <table:table-cell office:value-type="float" office:value="128.9" calcext:value-type="float">
            <text:p>128.9</text:p>
          </table:table-cell>
          <table:table-cell office:value-type="float" office:value="-0.0505" calcext:value-type="float">
            <text:p>-0.0505</text:p>
          </table:table-cell>
          <table:table-cell office:value-type="float" office:value="0.6976" calcext:value-type="float">
            <text:p>0.6976</text:p>
          </table:table-cell>
          <table:table-cell office:value-type="float" office:value="1.623" calcext:value-type="float">
            <text:p>1.623</text:p>
          </table:table-cell>
          <table:table-cell office:value-type="float" office:value="2.585" calcext:value-type="float">
            <text:p>2.585</text:p>
          </table:table-cell>
          <table:table-cell office:value-type="float" office:value="3.66" calcext:value-type="float">
            <text:p>3.66</text:p>
          </table:table-cell>
          <table:table-cell office:value-type="float" office:value="4.574" calcext:value-type="float">
            <text:p>4.574</text:p>
          </table:table-cell>
          <table:table-cell table:number-columns-repeated="2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Sr(OH)2</text:p>
          </table:table-cell>
          <table:table-cell office:value-type="string" calcext:value-type="string">
            <text:p>Sr(1)O(2)H(2)</text:p>
          </table:table-cell>
          <table:table-cell office:value-type="float" office:value="33.55" calcext:value-type="float">
            <text:p>33.55</text:p>
          </table:table-cell>
          <table:table-cell office:value-type="float" office:value="30.01" calcext:value-type="float">
            <text:p>30.01</text:p>
          </table:table-cell>
          <table:table-cell office:value-type="float" office:value="27.52" calcext:value-type="float">
            <text:p>27.52</text:p>
          </table:table-cell>
          <table:table-cell office:value-type="float" office:value="24.73" calcext:value-type="float">
            <text:p>24.73</text:p>
          </table:table-cell>
          <table:table-cell office:value-type="float" office:value="22.26" calcext:value-type="float">
            <text:p>22.26</text:p>
          </table:table-cell>
          <table:table-cell office:value-type="float" office:value="19.91" calcext:value-type="float">
            <text:p>19.91</text:p>
          </table:table-cell>
          <table:table-cell office:value-type="float" office:value="18.13" calcext:value-type="float">
            <text:p>18.13</text:p>
          </table:table-cell>
          <table:table-cell table:number-columns-repeated="2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Sr2SiO4</text:p>
          </table:table-cell>
          <table:table-cell office:value-type="string" calcext:value-type="string">
            <text:p>Si(1)Sr(2)O(4)</text:p>
          </table:table-cell>
          <table:table-cell office:value-type="float" office:value="59.14" calcext:value-type="float">
            <text:p>59.14</text:p>
          </table:table-cell>
          <table:table-cell office:value-type="float" office:value="46.61" calcext:value-type="float">
            <text:p>46.61</text:p>
          </table:table-cell>
          <table:table-cell office:value-type="float" office:value="42.81" calcext:value-type="float">
            <text:p>42.81</text:p>
          </table:table-cell>
          <table:table-cell office:value-type="float" office:value="38.22" calcext:value-type="float">
            <text:p>38.22</text:p>
          </table:table-cell>
          <table:table-cell office:value-type="float" office:value="33.96" calcext:value-type="float">
            <text:p>33.96</text:p>
          </table:table-cell>
          <table:table-cell office:value-type="float" office:value="29.72" calcext:value-type="float">
            <text:p>29.72</text:p>
          </table:table-cell>
          <table:table-cell office:value-type="float" office:value="26.35" calcext:value-type="float">
            <text:p>26.35</text:p>
          </table:table-cell>
          <table:table-cell office:value-type="float" office:value="23.55" calcext:value-type="float">
            <text:p>23.55</text:p>
          </table:table-cell>
          <table:table-cell office:value-type="float" office:value="21.11" calcext:value-type="float">
            <text:p>21.11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Sr3(AsO4)2</text:p>
          </table:table-cell>
          <table:table-cell office:value-type="string" calcext:value-type="string">
            <text:p>As(2)Sr(3)O(8)</text:p>
          </table:table-cell>
          <table:table-cell office:value-type="float" office:value="108.5" calcext:value-type="float">
            <text:p>108.5</text:p>
          </table:table-cell>
          <table:table-cell office:value-type="float" office:value="23.02" calcext:value-type="float">
            <text:p>23.02</text:p>
          </table:table-cell>
          <table:table-cell office:value-type="float" office:value="20.63" calcext:value-type="float">
            <text:p>20.63</text:p>
          </table:table-cell>
          <table:table-cell office:value-type="float" office:value="17.8" calcext:value-type="float">
            <text:p>17.8</text:p>
          </table:table-cell>
          <table:table-cell office:value-type="float" office:value="15.17" calcext:value-type="float">
            <text:p>15.17</text:p>
          </table:table-cell>
          <table:table-cell office:value-type="float" office:value="12.49" calcext:value-type="float">
            <text:p>12.49</text:p>
          </table:table-cell>
          <table:table-cell office:value-type="float" office:value="10.22" calcext:value-type="float">
            <text:p>10.22</text:p>
          </table:table-cell>
          <table:table-cell table:number-columns-repeated="2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SrCl2</text:p>
          </table:table-cell>
          <table:table-cell office:value-type="string" calcext:value-type="string">
            <text:p>Cl(2)Sr(1)</text:p>
          </table:table-cell>
          <table:table-cell office:value-type="float" office:value="51.94" calcext:value-type="float">
            <text:p>51.94</text:p>
          </table:table-cell>
          <table:table-cell office:value-type="float" office:value="8.738" calcext:value-type="float">
            <text:p>8.738</text:p>
          </table:table-cell>
          <table:table-cell office:value-type="float" office:value="7.939" calcext:value-type="float">
            <text:p>7.939</text:p>
          </table:table-cell>
          <table:table-cell office:value-type="float" office:value="6.82" calcext:value-type="float">
            <text:p>6.82</text:p>
          </table:table-cell>
          <table:table-cell office:value-type="float" office:value="5.598" calcext:value-type="float">
            <text:p>5.598</text:p>
          </table:table-cell>
          <table:table-cell office:value-type="float" office:value="4.138" calcext:value-type="float">
            <text:p>4.138</text:p>
          </table:table-cell>
          <table:table-cell office:value-type="float" office:value="2.695" calcext:value-type="float">
            <text:p>2.695</text:p>
          </table:table-cell>
          <table:table-cell office:value-type="float" office:value="1.182" calcext:value-type="float">
            <text:p>1.182</text:p>
          </table:table-cell>
          <table:table-cell office:value-type="float" office:value="-0.565" calcext:value-type="float">
            <text:p>-0.565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SrCl2.2H2O</text:p>
          </table:table-cell>
          <table:table-cell office:value-type="string" calcext:value-type="string">
            <text:p>Cl(2)Sr(1)O(2)H(4)</text:p>
          </table:table-cell>
          <table:table-cell office:value-type="float" office:value="72.83" calcext:value-type="float">
            <text:p>72.83</text:p>
          </table:table-cell>
          <table:table-cell office:value-type="float" office:value="3.54" calcext:value-type="float">
            <text:p>3.54</text:p>
          </table:table-cell>
          <table:table-cell office:value-type="float" office:value="3.325" calcext:value-type="float">
            <text:p>3.325</text:p>
          </table:table-cell>
          <table:table-cell office:value-type="float" office:value="2.913" calcext:value-type="float">
            <text:p>2.913</text:p>
          </table:table-cell>
          <table:table-cell office:value-type="float" office:value="2.379" calcext:value-type="float">
            <text:p>2.379</text:p>
          </table:table-cell>
          <table:table-cell office:value-type="float" office:value="1.647" calcext:value-type="float">
            <text:p>1.647</text:p>
          </table:table-cell>
          <table:table-cell office:value-type="float" office:value="0.8274" calcext:value-type="float">
            <text:p>0.8274</text:p>
          </table:table-cell>
          <table:table-cell office:value-type="float" office:value="-0.1411" calcext:value-type="float">
            <text:p>-0.1411</text:p>
          </table:table-cell>
          <table:table-cell office:value-type="float" office:value="-1.403" calcext:value-type="float">
            <text:p>-1.403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SrCl2.6H2O</text:p>
          </table:table-cell>
          <table:table-cell office:value-type="string" calcext:value-type="string">
            <text:p>Cl(2)Sr(1)O(6)H(12)</text:p>
          </table:table-cell>
          <table:table-cell office:value-type="float" office:value="138.1" calcext:value-type="float">
            <text:p>138.1</text:p>
          </table:table-cell>
          <table:table-cell office:value-type="float" office:value="1.137" calcext:value-type="float">
            <text:p>1.137</text:p>
          </table:table-cell>
          <table:table-cell office:value-type="float" office:value="1.504" calcext:value-type="float">
            <text:p>1.504</text:p>
          </table:table-cell>
          <table:table-cell office:value-type="float" office:value="2.013" calcext:value-type="float">
            <text:p>2.013</text:p>
          </table:table-cell>
          <table:table-cell office:value-type="float" office:value="2.611" calcext:value-type="float">
            <text:p>2.611</text:p>
          </table:table-cell>
          <table:table-cell office:value-type="float" office:value="3.335" calcext:value-type="float">
            <text:p>3.335</text:p>
          </table:table-cell>
          <table:table-cell office:value-type="float" office:value="3.97" calcext:value-type="float">
            <text:p>3.97</text:p>
          </table:table-cell>
          <table:table-cell table:number-columns-repeated="2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SrCl2.H2O</text:p>
          </table:table-cell>
          <table:table-cell office:value-type="string" calcext:value-type="string">
            <text:p>Cl(2)Sr(1)O(1)H(2)</text:p>
          </table:table-cell>
          <table:table-cell office:value-type="float" office:value="500" calcext:value-type="float">
            <text:p>500</text:p>
          </table:table-cell>
          <table:table-cell office:value-type="float" office:value="5.238" calcext:value-type="float">
            <text:p>5.238</text:p>
          </table:table-cell>
          <table:table-cell office:value-type="float" office:value="4.782" calcext:value-type="float">
            <text:p>4.782</text:p>
          </table:table-cell>
          <table:table-cell office:value-type="float" office:value="4.075" calcext:value-type="float">
            <text:p>4.075</text:p>
          </table:table-cell>
          <table:table-cell office:value-type="float" office:value="3.249" calcext:value-type="float">
            <text:p>3.249</text:p>
          </table:table-cell>
          <table:table-cell office:value-type="float" office:value="2.224" calcext:value-type="float">
            <text:p>2.224</text:p>
          </table:table-cell>
          <table:table-cell office:value-type="float" office:value="1.183" calcext:value-type="float">
            <text:p>1.183</text:p>
          </table:table-cell>
          <table:table-cell office:value-type="float" office:value="0.0751" calcext:value-type="float">
            <text:p>0.0751</text:p>
          </table:table-cell>
          <table:table-cell office:value-type="float" office:value="-1.232" calcext:value-type="float">
            <text:p>-1.232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SrCrO4</text:p>
          </table:table-cell>
          <table:table-cell office:value-type="string" calcext:value-type="string">
            <text:p>Cr(1)Sr(1)O(4)</text:p>
          </table:table-cell>
          <table:table-cell office:value-type="float" office:value="52.27" calcext:value-type="float">
            <text:p>52.27</text:p>
          </table:table-cell>
          <table:table-cell office:value-type="float" office:value="-3.93" calcext:value-type="float">
            <text:p>-3.93</text:p>
          </table:table-cell>
          <table:table-cell office:value-type="float" office:value="-3.885" calcext:value-type="float">
            <text:p>-3.885</text:p>
          </table:table-cell>
          <table:table-cell office:value-type="float" office:value="-3.995" calcext:value-type="float">
            <text:p>-3.995</text:p>
          </table:table-cell>
          <table:table-cell office:value-type="float" office:value="-4.241" calcext:value-type="float">
            <text:p>-4.241</text:p>
          </table:table-cell>
          <table:table-cell office:value-type="float" office:value="-4.668" calcext:value-type="float">
            <text:p>-4.668</text:p>
          </table:table-cell>
          <table:table-cell office:value-type="float" office:value="-5.23" calcext:value-type="float">
            <text:p>-5.23</text:p>
          </table:table-cell>
          <table:table-cell table:number-columns-repeated="2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SrF2</text:p>
          </table:table-cell>
          <table:table-cell office:value-type="string" calcext:value-type="string">
            <text:p>F(2)Sr(1)</text:p>
          </table:table-cell>
          <table:table-cell office:value-type="float" office:value="29.63" calcext:value-type="float">
            <text:p>29.63</text:p>
          </table:table-cell>
          <table:table-cell office:value-type="float" office:value="500" calcext:value-type="float">
            <text:p>500</text:p>
          </table:table-cell>
          <table:table-cell office:value-type="float" office:value="-8.54" calcext:value-type="float">
            <text:p>-8.54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SrHPO4</text:p>
          </table:table-cell>
          <table:table-cell office:value-type="string" calcext:value-type="string">
            <text:p>P(1)Sr(1)O(4)H(1)</text:p>
          </table:table-cell>
          <table:table-cell office:value-type="float" office:value="51.81" calcext:value-type="float">
            <text:p>51.81</text:p>
          </table:table-cell>
          <table:table-cell office:value-type="float" office:value="-5.994" calcext:value-type="float">
            <text:p>-5.994</text:p>
          </table:table-cell>
          <table:table-cell office:value-type="float" office:value="-6.242" calcext:value-type="float">
            <text:p>-6.242</text:p>
          </table:table-cell>
          <table:table-cell office:value-type="float" office:value="-6.684" calcext:value-type="float">
            <text:p>-6.684</text:p>
          </table:table-cell>
          <table:table-cell office:value-type="float" office:value="-7.231" calcext:value-type="float">
            <text:p>-7.231</text:p>
          </table:table-cell>
          <table:table-cell office:value-type="float" office:value="-7.955" calcext:value-type="float">
            <text:p>-7.955</text:p>
          </table:table-cell>
          <table:table-cell office:value-type="float" office:value="-8.756" calcext:value-type="float">
            <text:p>-8.756</text:p>
          </table:table-cell>
          <table:table-cell table:number-columns-repeated="2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SrO</text:p>
          </table:table-cell>
          <table:table-cell office:value-type="string" calcext:value-type="string">
            <text:p>Sr(1)O(1)</text:p>
          </table:table-cell>
          <table:table-cell office:value-type="float" office:value="20.69" calcext:value-type="float">
            <text:p>20.69</text:p>
          </table:table-cell>
          <table:table-cell office:value-type="float" office:value="45.8" calcext:value-type="float">
            <text:p>45.8</text:p>
          </table:table-cell>
          <table:table-cell office:value-type="float" office:value="41.89" calcext:value-type="float">
            <text:p>41.89</text:p>
          </table:table-cell>
          <table:table-cell office:value-type="float" office:value="37.4" calcext:value-type="float">
            <text:p>37.4</text:p>
          </table:table-cell>
          <table:table-cell office:value-type="float" office:value="33.3" calcext:value-type="float">
            <text:p>33.3</text:p>
          </table:table-cell>
          <table:table-cell office:value-type="float" office:value="29.27" calcext:value-type="float">
            <text:p>29.27</text:p>
          </table:table-cell>
          <table:table-cell office:value-type="float" office:value="26.06" calcext:value-type="float">
            <text:p>26.06</text:p>
          </table:table-cell>
          <table:table-cell office:value-type="float" office:value="23.44" calcext:value-type="float">
            <text:p>23.44</text:p>
          </table:table-cell>
          <table:table-cell office:value-type="float" office:value="21.21" calcext:value-type="float">
            <text:p>21.21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SrSiO3</text:p>
          </table:table-cell>
          <table:table-cell office:value-type="string" calcext:value-type="string">
            <text:p>Si(1)Sr(1)O(3)</text:p>
          </table:table-cell>
          <table:table-cell office:value-type="float" office:value="500" calcext:value-type="float">
            <text:p>500</text:p>
          </table:table-cell>
          <table:table-cell office:value-type="float" office:value="16.01" calcext:value-type="float">
            <text:p>16.01</text:p>
          </table:table-cell>
          <table:table-cell office:value-type="float" office:value="14.84" calcext:value-type="float">
            <text:p>14.84</text:p>
          </table:table-cell>
          <table:table-cell office:value-type="float" office:value="13.3" calcext:value-type="float">
            <text:p>13.3</text:p>
          </table:table-cell>
          <table:table-cell office:value-type="float" office:value="11.8" calcext:value-type="float">
            <text:p>11.8</text:p>
          </table:table-cell>
          <table:table-cell office:value-type="float" office:value="10.32" calcext:value-type="float">
            <text:p>10.32</text:p>
          </table:table-cell>
          <table:table-cell office:value-type="float" office:value="9.16" calcext:value-type="float">
            <text:p>9.16</text:p>
          </table:table-cell>
          <table:table-cell office:value-type="float" office:value="8.254" calcext:value-type="float">
            <text:p>8.254</text:p>
          </table:table-cell>
          <table:table-cell office:value-type="float" office:value="7.531" calcext:value-type="float">
            <text:p>7.531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Starkeyite</text:p>
          </table:table-cell>
          <table:table-cell office:value-type="string" calcext:value-type="string">
            <text:p>Mg(1)S(1)O(8)H(8)</text:p>
          </table:table-cell>
          <table:table-cell office:value-type="float" office:value="95.74" calcext:value-type="float">
            <text:p>95.74</text:p>
          </table:table-cell>
          <table:table-cell office:value-type="float" office:value="500" calcext:value-type="float">
            <text:p>500</text:p>
          </table:table-cell>
          <table:table-cell office:value-type="float" office:value="-0.9999" calcext:value-type="float">
            <text:p>-0.9999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Stilbite</text:p>
          </table:table-cell>
          <table:table-cell office:value-type="string" calcext:value-type="string">
            <text:p>Si(6.82)Al(2.18)Ca(1.019)Na(0.136)K(0.006)O(25.33)H(14.66)</text:p>
          </table:table-cell>
          <table:table-cell office:value-type="float" office:value="333.5" calcext:value-type="float">
            <text:p>333.5</text:p>
          </table:table-cell>
          <table:table-cell office:value-type="float" office:value="1.685" calcext:value-type="float">
            <text:p>1.685</text:p>
          </table:table-cell>
          <table:table-cell office:value-type="float" office:value="1.054" calcext:value-type="float">
            <text:p>1.054</text:p>
          </table:table-cell>
          <table:table-cell office:value-type="float" office:value="-1.01" calcext:value-type="float">
            <text:p>-1.01</text:p>
          </table:table-cell>
          <table:table-cell office:value-type="float" office:value="-3.429" calcext:value-type="float">
            <text:p>-3.429</text:p>
          </table:table-cell>
          <table:table-cell office:value-type="float" office:value="-6.021" calcext:value-type="float">
            <text:p>-6.021</text:p>
          </table:table-cell>
          <table:table-cell office:value-type="float" office:value="-8.189" calcext:value-type="float">
            <text:p>-8.189</text:p>
          </table:table-cell>
          <table:table-cell office:value-type="float" office:value="-10.13" calcext:value-type="float">
            <text:p>-10.13</text:p>
          </table:table-cell>
          <table:table-cell office:value-type="float" office:value="-12.05" calcext:value-type="float">
            <text:p>-12.05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Strengite</text:p>
          </table:table-cell>
          <table:table-cell office:value-type="string" calcext:value-type="string">
            <text:p>Fe(1)P(1)O(6)H(4)</text:p>
          </table:table-cell>
          <table:table-cell office:value-type="float" office:value="500" calcext:value-type="float">
            <text:p>500</text:p>
          </table:table-cell>
          <table:table-cell office:value-type="float" office:value="-20.86" calcext:value-type="float">
            <text:p>-20.86</text:p>
          </table:table-cell>
          <table:table-cell office:value-type="float" office:value="-19.83" calcext:value-type="float">
            <text:p>-19.83</text:p>
          </table:table-cell>
          <table:table-cell office:value-type="float" office:value="-18.81" calcext:value-type="float">
            <text:p>-18.81</text:p>
          </table:table-cell>
          <table:table-cell office:value-type="float" office:value="-18.02" calcext:value-type="float">
            <text:p>-18.02</text:p>
          </table:table-cell>
          <table:table-cell office:value-type="float" office:value="-17.43" calcext:value-type="float">
            <text:p>-17.43</text:p>
          </table:table-cell>
          <table:table-cell office:value-type="float" office:value="-17.18" calcext:value-type="float">
            <text:p>-17.18</text:p>
          </table:table-cell>
          <table:table-cell office:value-type="float" office:value="-17.23" calcext:value-type="float">
            <text:p>-17.23</text:p>
          </table:table-cell>
          <table:table-cell office:value-type="float" office:value="-17.66" calcext:value-type="float">
            <text:p>-17.66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Strontianite</text:p>
          </table:table-cell>
          <table:table-cell office:value-type="string" calcext:value-type="string">
            <text:p>C(1)Sr(1)O(3)</text:p>
          </table:table-cell>
          <table:table-cell office:value-type="float" office:value="39.01" calcext:value-type="float">
            <text:p>39.01</text:p>
          </table:table-cell>
          <table:table-cell office:value-type="float" office:value="-0.2367" calcext:value-type="float">
            <text:p>-0.2367</text:p>
          </table:table-cell>
          <table:table-cell office:value-type="float" office:value="-0.3137" calcext:value-type="float">
            <text:p>-0.3137</text:p>
          </table:table-cell>
          <table:table-cell office:value-type="float" office:value="-0.4909" calcext:value-type="float">
            <text:p>-0.4909</text:p>
          </table:table-cell>
          <table:table-cell office:value-type="float" office:value="-0.7393" calcext:value-type="float">
            <text:p>-0.7393</text:p>
          </table:table-cell>
          <table:table-cell office:value-type="float" office:value="-1.101" calcext:value-type="float">
            <text:p>-1.101</text:p>
          </table:table-cell>
          <table:table-cell office:value-type="float" office:value="-1.529" calcext:value-type="float">
            <text:p>-1.529</text:p>
          </table:table-cell>
          <table:table-cell office:value-type="float" office:value="-2.054" calcext:value-type="float">
            <text:p>-2.054</text:p>
          </table:table-cell>
          <table:table-cell office:value-type="float" office:value="-2.755" calcext:value-type="float">
            <text:p>-2.755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Sylvite</text:p>
          </table:table-cell>
          <table:table-cell office:value-type="string" calcext:value-type="string">
            <text:p>K(1)Cl(1)</text:p>
          </table:table-cell>
          <table:table-cell office:value-type="float" office:value="37.52" calcext:value-type="float">
            <text:p>37.52</text:p>
          </table:table-cell>
          <table:table-cell office:value-type="float" office:value="0.5252" calcext:value-type="float">
            <text:p>0.5252</text:p>
          </table:table-cell>
          <table:table-cell office:value-type="float" office:value="0.8459" calcext:value-type="float">
            <text:p>0.8459</text:p>
          </table:table-cell>
          <table:table-cell office:value-type="float" office:value="1.122" calcext:value-type="float">
            <text:p>1.122</text:p>
          </table:table-cell>
          <table:table-cell office:value-type="float" office:value="1.284" calcext:value-type="float">
            <text:p>1.284</text:p>
          </table:table-cell>
          <table:table-cell office:value-type="float" office:value="1.33" calcext:value-type="float">
            <text:p>1.33</text:p>
          </table:table-cell>
          <table:table-cell office:value-type="float" office:value="1.238" calcext:value-type="float">
            <text:p>1.238</text:p>
          </table:table-cell>
          <table:table-cell office:value-type="float" office:value="1.013" calcext:value-type="float">
            <text:p>1.013</text:p>
          </table:table-cell>
          <table:table-cell office:value-type="float" office:value="0.6044" calcext:value-type="float">
            <text:p>0.6044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Syngenite</text:p>
          </table:table-cell>
          <table:table-cell office:value-type="string" calcext:value-type="string">
            <text:p>Ca(1)K(2)S(2)O(9)H(2)</text:p>
          </table:table-cell>
          <table:table-cell office:value-type="float" office:value="124.2" calcext:value-type="float">
            <text:p>124.2</text:p>
          </table:table-cell>
          <table:table-cell office:value-type="float" office:value="500" calcext:value-type="float">
            <text:p>500</text:p>
          </table:table-cell>
          <table:table-cell office:value-type="float" office:value="-7.6" calcext:value-type="float">
            <text:p>-7.6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Tachyhydrite</text:p>
          </table:table-cell>
          <table:table-cell office:value-type="string" calcext:value-type="string">
            <text:p>Mg(2)Ca(1)Cl(6)O(12)H(24)</text:p>
          </table:table-cell>
          <table:table-cell office:value-type="float" office:value="203.8" calcext:value-type="float">
            <text:p>203.8</text:p>
          </table:table-cell>
          <table:table-cell office:value-type="float" office:value="500" calcext:value-type="float">
            <text:p>500</text:p>
          </table:table-cell>
          <table:table-cell office:value-type="float" office:value="17.14" calcext:value-type="float">
            <text:p>17.14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Talc</text:p>
          </table:table-cell>
          <table:table-cell office:value-type="string" calcext:value-type="string">
            <text:p>Si(4)Mg(3)O(12)H(2)</text:p>
          </table:table-cell>
          <table:table-cell office:value-type="float" office:value="136.2" calcext:value-type="float">
            <text:p>136.2</text:p>
          </table:table-cell>
          <table:table-cell office:value-type="float" office:value="23.11" calcext:value-type="float">
            <text:p>23.11</text:p>
          </table:table-cell>
          <table:table-cell office:value-type="float" office:value="21.14" calcext:value-type="float">
            <text:p>21.14</text:p>
          </table:table-cell>
          <table:table-cell office:value-type="float" office:value="18.11" calcext:value-type="float">
            <text:p>18.11</text:p>
          </table:table-cell>
          <table:table-cell office:value-type="float" office:value="15.09" calcext:value-type="float">
            <text:p>15.09</text:p>
          </table:table-cell>
          <table:table-cell office:value-type="float" office:value="12.05" calcext:value-type="float">
            <text:p>12.05</text:p>
          </table:table-cell>
          <table:table-cell office:value-type="float" office:value="9.653" calcext:value-type="float">
            <text:p>9.653</text:p>
          </table:table-cell>
          <table:table-cell office:value-type="float" office:value="7.647" calcext:value-type="float">
            <text:p>7.647</text:p>
          </table:table-cell>
          <table:table-cell office:value-type="float" office:value="5.805" calcext:value-type="float">
            <text:p>5.805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Tarapacaite</text:p>
          </table:table-cell>
          <table:table-cell office:value-type="string" calcext:value-type="string">
            <text:p>K(2)Cr(1)O(4)</text:p>
          </table:table-cell>
          <table:table-cell office:value-type="float" office:value="69.43" calcext:value-type="float">
            <text:p>69.43</text:p>
          </table:table-cell>
          <table:table-cell office:value-type="float" office:value="-0.7496" calcext:value-type="float">
            <text:p>-0.7496</text:p>
          </table:table-cell>
          <table:table-cell office:value-type="float" office:value="-0.4037" calcext:value-type="float">
            <text:p>-0.4037</text:p>
          </table:table-cell>
          <table:table-cell office:value-type="float" office:value="-0.1362" calcext:value-type="float">
            <text:p>-0.1362</text:p>
          </table:table-cell>
          <table:table-cell office:value-type="float" office:value="-0.0004" calcext:value-type="float">
            <text:p>-0.0004</text:p>
          </table:table-cell>
          <table:table-cell office:value-type="float" office:value="-0.0051" calcext:value-type="float">
            <text:p>-0.0051</text:p>
          </table:table-cell>
          <table:table-cell office:value-type="float" office:value="-0.182" calcext:value-type="float">
            <text:p>-0.182</text:p>
          </table:table-cell>
          <table:table-cell table:number-columns-repeated="2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Tenorite</text:p>
          </table:table-cell>
          <table:table-cell office:value-type="string" calcext:value-type="string">
            <text:p>Cu(1)O(1)</text:p>
          </table:table-cell>
          <table:table-cell office:value-type="float" office:value="12.22" calcext:value-type="float">
            <text:p>12.22</text:p>
          </table:table-cell>
          <table:table-cell office:value-type="float" office:value="8.692" calcext:value-type="float">
            <text:p>8.692</text:p>
          </table:table-cell>
          <table:table-cell office:value-type="float" office:value="7.656" calcext:value-type="float">
            <text:p>7.656</text:p>
          </table:table-cell>
          <table:table-cell office:value-type="float" office:value="6.478" calcext:value-type="float">
            <text:p>6.478</text:p>
          </table:table-cell>
          <table:table-cell office:value-type="float" office:value="5.423" calcext:value-type="float">
            <text:p>5.423</text:p>
          </table:table-cell>
          <table:table-cell office:value-type="float" office:value="4.397" calcext:value-type="float">
            <text:p>4.397</text:p>
          </table:table-cell>
          <table:table-cell office:value-type="float" office:value="3.58" calcext:value-type="float">
            <text:p>3.58</text:p>
          </table:table-cell>
          <table:table-cell office:value-type="float" office:value="2.886" calcext:value-type="float">
            <text:p>2.886</text:p>
          </table:table-cell>
          <table:table-cell office:value-type="float" office:value="2.249" calcext:value-type="float">
            <text:p>2.249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Tephroite</text:p>
          </table:table-cell>
          <table:table-cell office:value-type="string" calcext:value-type="string">
            <text:p>Si(1)Mn(2)O(4)</text:p>
          </table:table-cell>
          <table:table-cell office:value-type="float" office:value="500" calcext:value-type="float">
            <text:p>500</text:p>
          </table:table-cell>
          <table:table-cell office:value-type="float" office:value="25.55" calcext:value-type="float">
            <text:p>25.55</text:p>
          </table:table-cell>
          <table:table-cell office:value-type="float" office:value="23.08" calcext:value-type="float">
            <text:p>23.08</text:p>
          </table:table-cell>
          <table:table-cell office:value-type="float" office:value="20.08" calcext:value-type="float">
            <text:p>20.08</text:p>
          </table:table-cell>
          <table:table-cell office:value-type="float" office:value="17.31" calcext:value-type="float">
            <text:p>17.31</text:p>
          </table:table-cell>
          <table:table-cell office:value-type="float" office:value="14.61" calcext:value-type="float">
            <text:p>14.61</text:p>
          </table:table-cell>
          <table:table-cell office:value-type="float" office:value="12.51" calcext:value-type="float">
            <text:p>12.51</text:p>
          </table:table-cell>
          <table:table-cell office:value-type="float" office:value="10.81" calcext:value-type="float">
            <text:p>10.81</text:p>
          </table:table-cell>
          <table:table-cell office:value-type="float" office:value="9.362" calcext:value-type="float">
            <text:p>9.362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Thenardite</text:p>
          </table:table-cell>
          <table:table-cell office:value-type="string" calcext:value-type="string">
            <text:p>Na(2)S(1)O(4)</text:p>
          </table:table-cell>
          <table:table-cell office:value-type="float" office:value="53.33" calcext:value-type="float">
            <text:p>53.33</text:p>
          </table:table-cell>
          <table:table-cell office:value-type="float" office:value="-0.3503" calcext:value-type="float">
            <text:p>-0.3503</text:p>
          </table:table-cell>
          <table:table-cell office:value-type="float" office:value="-0.3091" calcext:value-type="float">
            <text:p>-0.3091</text:p>
          </table:table-cell>
          <table:table-cell office:value-type="float" office:value="-0.4382" calcext:value-type="float">
            <text:p>-0.4382</text:p>
          </table:table-cell>
          <table:table-cell office:value-type="float" office:value="-0.7048" calcext:value-type="float">
            <text:p>-0.7048</text:p>
          </table:table-cell>
          <table:table-cell office:value-type="float" office:value="-1.15" calcext:value-type="float">
            <text:p>-1.15</text:p>
          </table:table-cell>
          <table:table-cell office:value-type="float" office:value="-1.716" calcext:value-type="float">
            <text:p>-1.716</text:p>
          </table:table-cell>
          <table:table-cell office:value-type="float" office:value="-2.473" calcext:value-type="float">
            <text:p>-2.473</text:p>
          </table:table-cell>
          <table:table-cell office:value-type="float" office:value="-3.548" calcext:value-type="float">
            <text:p>-3.548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Thermonatrite</text:p>
          </table:table-cell>
          <table:table-cell office:value-type="string" calcext:value-type="string">
            <text:p>Na(2)C(1)O(4)H(2)</text:p>
          </table:table-cell>
          <table:table-cell office:value-type="float" office:value="54.92" calcext:value-type="float">
            <text:p>54.92</text:p>
          </table:table-cell>
          <table:table-cell office:value-type="float" office:value="11.39" calcext:value-type="float">
            <text:p>11.39</text:p>
          </table:table-cell>
          <table:table-cell office:value-type="float" office:value="10.96" calcext:value-type="float">
            <text:p>10.96</text:p>
          </table:table-cell>
          <table:table-cell office:value-type="float" office:value="10.45" calcext:value-type="float">
            <text:p>10.45</text:p>
          </table:table-cell>
          <table:table-cell office:value-type="float" office:value="9.986" calcext:value-type="float">
            <text:p>9.986</text:p>
          </table:table-cell>
          <table:table-cell office:value-type="float" office:value="9.527" calcext:value-type="float">
            <text:p>9.527</text:p>
          </table:table-cell>
          <table:table-cell office:value-type="float" office:value="9.135" calcext:value-type="float">
            <text:p>9.135</text:p>
          </table:table-cell>
          <table:table-cell office:value-type="float" office:value="8.74" calcext:value-type="float">
            <text:p>8.74</text:p>
          </table:table-cell>
          <table:table-cell office:value-type="float" office:value="8.243" calcext:value-type="float">
            <text:p>8.243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Tobermorite-11A</text:p>
          </table:table-cell>
          <table:table-cell office:value-type="string" calcext:value-type="string">
            <text:p>Si(6)Ca(5)O(22.5)H(11)</text:p>
          </table:table-cell>
          <table:table-cell office:value-type="float" office:value="286.8" calcext:value-type="float">
            <text:p>286.8</text:p>
          </table:table-cell>
          <table:table-cell office:value-type="float" office:value="69.63" calcext:value-type="float">
            <text:p>69.63</text:p>
          </table:table-cell>
          <table:table-cell office:value-type="float" office:value="65.61" calcext:value-type="float">
            <text:p>65.61</text:p>
          </table:table-cell>
          <table:table-cell office:value-type="float" office:value="59.91" calcext:value-type="float">
            <text:p>59.91</text:p>
          </table:table-cell>
          <table:table-cell office:value-type="float" office:value="54.32" calcext:value-type="float">
            <text:p>54.32</text:p>
          </table:table-cell>
          <table:table-cell office:value-type="float" office:value="48.74" calcext:value-type="float">
            <text:p>48.74</text:p>
          </table:table-cell>
          <table:table-cell office:value-type="float" office:value="44.33" calcext:value-type="float">
            <text:p>44.33</text:p>
          </table:table-cell>
          <table:table-cell office:value-type="float" office:value="40.67" calcext:value-type="float">
            <text:p>40.67</text:p>
          </table:table-cell>
          <table:table-cell office:value-type="float" office:value="37.34" calcext:value-type="float">
            <text:p>37.34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Tobermorite-14A</text:p>
          </table:table-cell>
          <table:table-cell office:value-type="string" calcext:value-type="string">
            <text:p>Si(6)Ca(5)O(27.5)H(21)</text:p>
          </table:table-cell>
          <table:table-cell office:value-type="float" office:value="500" calcext:value-type="float">
            <text:p>500</text:p>
          </table:table-cell>
          <table:table-cell office:value-type="float" office:value="67.03" calcext:value-type="float">
            <text:p>67.03</text:p>
          </table:table-cell>
          <table:table-cell office:value-type="float" office:value="63.84" calcext:value-type="float">
            <text:p>63.84</text:p>
          </table:table-cell>
          <table:table-cell office:value-type="float" office:value="59.26" calcext:value-type="float">
            <text:p>59.26</text:p>
          </table:table-cell>
          <table:table-cell office:value-type="float" office:value="54.89" calcext:value-type="float">
            <text:p>54.89</text:p>
          </table:table-cell>
          <table:table-cell office:value-type="float" office:value="50.76" calcext:value-type="float">
            <text:p>50.76</text:p>
          </table:table-cell>
          <table:table-cell office:value-type="float" office:value="47.72" calcext:value-type="float">
            <text:p>47.72</text:p>
          </table:table-cell>
          <table:table-cell office:value-type="float" office:value="45.35" calcext:value-type="float">
            <text:p>45.35</text:p>
          </table:table-cell>
          <table:table-cell office:value-type="float" office:value="43.28" calcext:value-type="float">
            <text:p>43.28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Tobermorite-9A</text:p>
          </table:table-cell>
          <table:table-cell office:value-type="string" calcext:value-type="string">
            <text:p>Si(6)Ca(5)O(20)H(6)</text:p>
          </table:table-cell>
          <table:table-cell office:value-type="float" office:value="500" calcext:value-type="float">
            <text:p>500</text:p>
          </table:table-cell>
          <table:table-cell office:value-type="float" office:value="73.76" calcext:value-type="float">
            <text:p>73.76</text:p>
          </table:table-cell>
          <table:table-cell office:value-type="float" office:value="69.08" calcext:value-type="float">
            <text:p>69.08</text:p>
          </table:table-cell>
          <table:table-cell office:value-type="float" office:value="62.56" calcext:value-type="float">
            <text:p>62.56</text:p>
          </table:table-cell>
          <table:table-cell office:value-type="float" office:value="56.18" calcext:value-type="float">
            <text:p>56.18</text:p>
          </table:table-cell>
          <table:table-cell office:value-type="float" office:value="49.77" calcext:value-type="float">
            <text:p>49.77</text:p>
          </table:table-cell>
          <table:table-cell office:value-type="float" office:value="44.67" calcext:value-type="float">
            <text:p>44.67</text:p>
          </table:table-cell>
          <table:table-cell office:value-type="float" office:value="40.44" calcext:value-type="float">
            <text:p>40.44</text:p>
          </table:table-cell>
          <table:table-cell office:value-type="float" office:value="36.67" calcext:value-type="float">
            <text:p>36.67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Todorokite</text:p>
          </table:table-cell>
          <table:table-cell office:value-type="string" calcext:value-type="string">
            <text:p>Mn(7)O(15)H(6)</text:p>
          </table:table-cell>
          <table:table-cell office:value-type="float" office:value="163.8" calcext:value-type="float">
            <text:p>163.8</text:p>
          </table:table-cell>
          <table:table-cell office:value-type="float" office:value="500" calcext:value-type="float">
            <text:p>500</text:p>
          </table:table-cell>
          <table:table-cell office:value-type="float" office:value="11.08" calcext:value-type="float">
            <text:p>11.08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Tremolite</text:p>
          </table:table-cell>
          <table:table-cell office:value-type="string" calcext:value-type="string">
            <text:p>Si(8)Mg(5)Ca(2)O(24)H(2)</text:p>
          </table:table-cell>
          <table:table-cell office:value-type="float" office:value="272.9" calcext:value-type="float">
            <text:p>272.9</text:p>
          </table:table-cell>
          <table:table-cell office:value-type="float" office:value="66.92" calcext:value-type="float">
            <text:p>66.92</text:p>
          </table:table-cell>
          <table:table-cell office:value-type="float" office:value="61.24" calcext:value-type="float">
            <text:p>61.24</text:p>
          </table:table-cell>
          <table:table-cell office:value-type="float" office:value="53.17" calcext:value-type="float">
            <text:p>53.17</text:p>
          </table:table-cell>
          <table:table-cell office:value-type="float" office:value="45.25" calcext:value-type="float">
            <text:p>45.25</text:p>
          </table:table-cell>
          <table:table-cell office:value-type="float" office:value="37.3" calcext:value-type="float">
            <text:p>37.3</text:p>
          </table:table-cell>
          <table:table-cell office:value-type="float" office:value="30.95" calcext:value-type="float">
            <text:p>30.95</text:p>
          </table:table-cell>
          <table:table-cell office:value-type="float" office:value="25.61" calcext:value-type="float">
            <text:p>25.61</text:p>
          </table:table-cell>
          <table:table-cell office:value-type="float" office:value="20.73" calcext:value-type="float">
            <text:p>20.73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Trevorite</text:p>
          </table:table-cell>
          <table:table-cell office:value-type="string" calcext:value-type="string">
            <text:p>Fe(2)Ni(1)O(4)</text:p>
          </table:table-cell>
          <table:table-cell office:value-type="float" office:value="500" calcext:value-type="float">
            <text:p>500</text:p>
          </table:table-cell>
          <table:table-cell office:value-type="float" office:value="-6.814" calcext:value-type="float">
            <text:p>-6.814</text:p>
          </table:table-cell>
          <table:table-cell office:value-type="float" office:value="-7.192" calcext:value-type="float">
            <text:p>-7.192</text:p>
          </table:table-cell>
          <table:table-cell office:value-type="float" office:value="-7.503" calcext:value-type="float">
            <text:p>-7.503</text:p>
          </table:table-cell>
          <table:table-cell office:value-type="float" office:value="-7.632" calcext:value-type="float">
            <text:p>-7.632</text:p>
          </table:table-cell>
          <table:table-cell office:value-type="float" office:value="-7.583" calcext:value-type="float">
            <text:p>-7.583</text:p>
          </table:table-cell>
          <table:table-cell office:value-type="float" office:value="-7.427" calcext:value-type="float">
            <text:p>-7.427</text:p>
          </table:table-cell>
          <table:table-cell table:number-columns-repeated="2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Tridymite</text:p>
          </table:table-cell>
          <table:table-cell office:value-type="string" calcext:value-type="string">
            <text:p>Si(1)O(2)</text:p>
          </table:table-cell>
          <table:table-cell office:value-type="float" office:value="500" calcext:value-type="float">
            <text:p>500</text:p>
          </table:table-cell>
          <table:table-cell office:value-type="float" office:value="-4.425" calcext:value-type="float">
            <text:p>-4.425</text:p>
          </table:table-cell>
          <table:table-cell office:value-type="float" office:value="-3.828" calcext:value-type="float">
            <text:p>-3.828</text:p>
          </table:table-cell>
          <table:table-cell office:value-type="float" office:value="-3.317" calcext:value-type="float">
            <text:p>-3.317</text:p>
          </table:table-cell>
          <table:table-cell office:value-type="float" office:value="-2.906" calcext:value-type="float">
            <text:p>-2.906</text:p>
          </table:table-cell>
          <table:table-cell office:value-type="float" office:value="-2.471" calcext:value-type="float">
            <text:p>-2.471</text:p>
          </table:table-cell>
          <table:table-cell office:value-type="float" office:value="-2.057" calcext:value-type="float">
            <text:p>-2.057</text:p>
          </table:table-cell>
          <table:table-cell table:number-columns-repeated="2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Trona-K</text:p>
          </table:table-cell>
          <table:table-cell office:value-type="string" calcext:value-type="string">
            <text:p>Na(1)K(2)C(2)O(8)H(5)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11.59" calcext:value-type="float">
            <text:p>11.59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Tsumebite</text:p>
          </table:table-cell>
          <table:table-cell office:value-type="string" calcext:value-type="string">
            <text:p>P(1)Cu(1)Pb(2)O(10)H(9)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2.532" calcext:value-type="float">
            <text:p>2.532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Vivianite</text:p>
          </table:table-cell>
          <table:table-cell office:value-type="string" calcext:value-type="string">
            <text:p>Fe(3)P(2)O(16)H(16)</text:p>
          </table:table-cell>
          <table:table-cell office:value-type="float" office:value="194.4" calcext:value-type="float">
            <text:p>194.4</text:p>
          </table:table-cell>
          <table:table-cell office:value-type="float" office:value="500" calcext:value-type="float">
            <text:p>500</text:p>
          </table:table-cell>
          <table:table-cell office:value-type="float" office:value="-4.724" calcext:value-type="float">
            <text:p>-4.724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Wairakite</text:p>
          </table:table-cell>
          <table:table-cell office:value-type="string" calcext:value-type="string">
            <text:p>Si(4)Al(2)Ca(1)O(14)H(4)</text:p>
          </table:table-cell>
          <table:table-cell office:value-type="float" office:value="186.9" calcext:value-type="float">
            <text:p>186.9</text:p>
          </table:table-cell>
          <table:table-cell office:value-type="float" office:value="21.45" calcext:value-type="float">
            <text:p>21.45</text:p>
          </table:table-cell>
          <table:table-cell office:value-type="float" office:value="18.08" calcext:value-type="float">
            <text:p>18.08</text:p>
          </table:table-cell>
          <table:table-cell office:value-type="float" office:value="13.36" calcext:value-type="float">
            <text:p>13.36</text:p>
          </table:table-cell>
          <table:table-cell office:value-type="float" office:value="8.695" calcext:value-type="float">
            <text:p>8.695</text:p>
          </table:table-cell>
          <table:table-cell office:value-type="float" office:value="3.904" calcext:value-type="float">
            <text:p>3.904</text:p>
          </table:table-cell>
          <table:table-cell office:value-type="float" office:value="-0.0382" calcext:value-type="float">
            <text:p>-0.0382</text:p>
          </table:table-cell>
          <table:table-cell office:value-type="float" office:value="-3.452" calcext:value-type="float">
            <text:p>-3.452</text:p>
          </table:table-cell>
          <table:table-cell office:value-type="float" office:value="-6.61" calcext:value-type="float">
            <text:p>-6.61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Whitlockite</text:p>
          </table:table-cell>
          <table:table-cell office:value-type="string" calcext:value-type="string">
            <text:p>Ca(3)P(2)O(8)</text:p>
          </table:table-cell>
          <table:table-cell office:value-type="float" office:value="500" calcext:value-type="float">
            <text:p>500</text:p>
          </table:table-cell>
          <table:table-cell office:value-type="float" office:value="-2.542" calcext:value-type="float">
            <text:p>-2.542</text:p>
          </table:table-cell>
          <table:table-cell office:value-type="float" office:value="-4.225" calcext:value-type="float">
            <text:p>-4.225</text:p>
          </table:table-cell>
          <table:table-cell office:value-type="float" office:value="-6.606" calcext:value-type="float">
            <text:p>-6.606</text:p>
          </table:table-cell>
          <table:table-cell office:value-type="float" office:value="-9.238" calcext:value-type="float">
            <text:p>-9.238</text:p>
          </table:table-cell>
          <table:table-cell office:value-type="float" office:value="-12.41" calcext:value-type="float">
            <text:p>-12.41</text:p>
          </table:table-cell>
          <table:table-cell office:value-type="float" office:value="-15.57" calcext:value-type="float">
            <text:p>-15.57</text:p>
          </table:table-cell>
          <table:table-cell office:value-type="float" office:value="-18.9" calcext:value-type="float">
            <text:p>-18.9</text:p>
          </table:table-cell>
          <table:table-cell office:value-type="float" office:value="-22.71" calcext:value-type="float">
            <text:p>-22.71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Witherite</text:p>
          </table:table-cell>
          <table:table-cell office:value-type="string" calcext:value-type="string">
            <text:p>C(1)Ba(1)O(3)</text:p>
          </table:table-cell>
          <table:table-cell office:value-type="float" office:value="45.81" calcext:value-type="float">
            <text:p>45.81</text:p>
          </table:table-cell>
          <table:table-cell office:value-type="float" office:value="-3.291" calcext:value-type="float">
            <text:p>-3.291</text:p>
          </table:table-cell>
          <table:table-cell office:value-type="float" office:value="-2.997" calcext:value-type="float">
            <text:p>-2.997</text:p>
          </table:table-cell>
          <table:table-cell office:value-type="float" office:value="-2.754" calcext:value-type="float">
            <text:p>-2.754</text:p>
          </table:table-cell>
          <table:table-cell office:value-type="float" office:value="-2.63" calcext:value-type="float">
            <text:p>-2.63</text:p>
          </table:table-cell>
          <table:table-cell office:value-type="float" office:value="-2.64" calcext:value-type="float">
            <text:p>-2.64</text:p>
          </table:table-cell>
          <table:table-cell office:value-type="float" office:value="-2.801" calcext:value-type="float">
            <text:p>-2.801</text:p>
          </table:table-cell>
          <table:table-cell office:value-type="float" office:value="-3.119" calcext:value-type="float">
            <text:p>-3.119</text:p>
          </table:table-cell>
          <table:table-cell office:value-type="float" office:value="-3.652" calcext:value-type="float">
            <text:p>-3.652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Wollastonite</text:p>
          </table:table-cell>
          <table:table-cell office:value-type="string" calcext:value-type="string">
            <text:p>Si(1)Ca(1)O(3)</text:p>
          </table:table-cell>
          <table:table-cell office:value-type="float" office:value="39.93" calcext:value-type="float">
            <text:p>39.93</text:p>
          </table:table-cell>
          <table:table-cell office:value-type="float" office:value="14.88" calcext:value-type="float">
            <text:p>14.88</text:p>
          </table:table-cell>
          <table:table-cell office:value-type="float" office:value="13.76" calcext:value-type="float">
            <text:p>13.76</text:p>
          </table:table-cell>
          <table:table-cell office:value-type="float" office:value="12.27" calcext:value-type="float">
            <text:p>12.27</text:p>
          </table:table-cell>
          <table:table-cell office:value-type="float" office:value="10.83" calcext:value-type="float">
            <text:p>10.83</text:p>
          </table:table-cell>
          <table:table-cell office:value-type="float" office:value="9.375" calcext:value-type="float">
            <text:p>9.375</text:p>
          </table:table-cell>
          <table:table-cell office:value-type="float" office:value="8.199" calcext:value-type="float">
            <text:p>8.199</text:p>
          </table:table-cell>
          <table:table-cell office:value-type="float" office:value="7.207" calcext:value-type="float">
            <text:p>7.207</text:p>
          </table:table-cell>
          <table:table-cell office:value-type="float" office:value="6.315" calcext:value-type="float">
            <text:p>6.315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Wustite</text:p>
          </table:table-cell>
          <table:table-cell office:value-type="string" calcext:value-type="string">
            <text:p>Fe(0.947)O(1)</text:p>
          </table:table-cell>
          <table:table-cell office:value-type="float" office:value="12.04" calcext:value-type="float">
            <text:p>12.04</text:p>
          </table:table-cell>
          <table:table-cell office:value-type="float" office:value="12.99" calcext:value-type="float">
            <text:p>12.99</text:p>
          </table:table-cell>
          <table:table-cell office:value-type="float" office:value="11.51" calcext:value-type="float">
            <text:p>11.51</text:p>
          </table:table-cell>
          <table:table-cell office:value-type="float" office:value="9.817" calcext:value-type="float">
            <text:p>9.817</text:p>
          </table:table-cell>
          <table:table-cell office:value-type="float" office:value="8.273" calcext:value-type="float">
            <text:p>8.273</text:p>
          </table:table-cell>
          <table:table-cell office:value-type="float" office:value="6.749" calcext:value-type="float">
            <text:p>6.749</text:p>
          </table:table-cell>
          <table:table-cell office:value-type="float" office:value="5.525" calcext:value-type="float">
            <text:p>5.525</text:p>
          </table:table-cell>
          <table:table-cell office:value-type="float" office:value="4.491" calcext:value-type="float">
            <text:p>4.491</text:p>
          </table:table-cell>
          <table:table-cell office:value-type="float" office:value="3.57" calcext:value-type="float">
            <text:p>3.57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Xonotlite</text:p>
          </table:table-cell>
          <table:table-cell office:value-type="string" calcext:value-type="string">
            <text:p>Si(6)Ca(6)O(19)H(2)</text:p>
          </table:table-cell>
          <table:table-cell office:value-type="float" office:value="264.8" calcext:value-type="float">
            <text:p>264.8</text:p>
          </table:table-cell>
          <table:table-cell office:value-type="float" office:value="99.26" calcext:value-type="float">
            <text:p>99.26</text:p>
          </table:table-cell>
          <table:table-cell office:value-type="float" office:value="91.83" calcext:value-type="float">
            <text:p>91.83</text:p>
          </table:table-cell>
          <table:table-cell office:value-type="float" office:value="82.41" calcext:value-type="float">
            <text:p>82.41</text:p>
          </table:table-cell>
          <table:table-cell office:value-type="float" office:value="73.71" calcext:value-type="float">
            <text:p>73.71</text:p>
          </table:table-cell>
          <table:table-cell office:value-type="float" office:value="65.41" calcext:value-type="float">
            <text:p>65.41</text:p>
          </table:table-cell>
          <table:table-cell office:value-type="float" office:value="59.15" calcext:value-type="float">
            <text:p>59.15</text:p>
          </table:table-cell>
          <table:table-cell table:number-columns-repeated="2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Zincite</text:p>
          </table:table-cell>
          <table:table-cell office:value-type="string" calcext:value-type="string">
            <text:p>Zn(1)O(1)</text:p>
          </table:table-cell>
          <table:table-cell office:value-type="float" office:value="500" calcext:value-type="float">
            <text:p>500</text:p>
          </table:table-cell>
          <table:table-cell office:value-type="float" office:value="12.63" calcext:value-type="float">
            <text:p>12.63</text:p>
          </table:table-cell>
          <table:table-cell office:value-type="float" office:value="11.21" calcext:value-type="float">
            <text:p>11.21</text:p>
          </table:table-cell>
          <table:table-cell office:value-type="float" office:value="9.578" calcext:value-type="float">
            <text:p>9.578</text:p>
          </table:table-cell>
          <table:table-cell office:value-type="float" office:value="8.099" calcext:value-type="float">
            <text:p>8.099</text:p>
          </table:table-cell>
          <table:table-cell office:value-type="float" office:value="6.667" calcext:value-type="float">
            <text:p>6.667</text:p>
          </table:table-cell>
          <table:table-cell office:value-type="float" office:value="5.558" calcext:value-type="float">
            <text:p>5.558</text:p>
          </table:table-cell>
          <table:table-cell office:value-type="float" office:value="4.684" calcext:value-type="float">
            <text:p>4.684</text:p>
          </table:table-cell>
          <table:table-cell office:value-type="float" office:value="3.989" calcext:value-type="float">
            <text:p>3.989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Zn</text:p>
          </table:table-cell>
          <table:table-cell office:value-type="string" calcext:value-type="string">
            <text:p>Zn(1)</text:p>
          </table:table-cell>
          <table:table-cell office:value-type="float" office:value="9.162" calcext:value-type="float">
            <text:p>9.162</text:p>
          </table:table-cell>
          <table:table-cell office:value-type="float" office:value="75.72" calcext:value-type="float">
            <text:p>75.72</text:p>
          </table:table-cell>
          <table:table-cell office:value-type="float" office:value="68.8" calcext:value-type="float">
            <text:p>68.8</text:p>
          </table:table-cell>
          <table:table-cell office:value-type="float" office:value="60.81" calcext:value-type="float">
            <text:p>60.81</text:p>
          </table:table-cell>
          <table:table-cell office:value-type="float" office:value="53.46" calcext:value-type="float">
            <text:p>53.46</text:p>
          </table:table-cell>
          <table:table-cell office:value-type="float" office:value="46.18" calcext:value-type="float">
            <text:p>46.18</text:p>
          </table:table-cell>
          <table:table-cell office:value-type="float" office:value="40.37" calcext:value-type="float">
            <text:p>40.37</text:p>
          </table:table-cell>
          <table:table-cell office:value-type="float" office:value="35.58" calcext:value-type="float">
            <text:p>35.58</text:p>
          </table:table-cell>
          <table:table-cell office:value-type="float" office:value="31.5" calcext:value-type="float">
            <text:p>31.5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Zn(BO2)2</text:p>
          </table:table-cell>
          <table:table-cell office:value-type="string" calcext:value-type="string">
            <text:p>B(2)Zn(1)O(4)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8.313" calcext:value-type="float">
            <text:p>8.313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Zn(ClO4)2.6H2O</text:p>
          </table:table-cell>
          <table:table-cell office:value-type="string" calcext:value-type="string">
            <text:p>Cl(2)Zn(1)O(14)H(12)</text:p>
          </table:table-cell>
          <table:table-cell office:value-type="float" office:value="500" calcext:value-type="float">
            <text:p>500</text:p>
          </table:table-cell>
          <table:table-cell office:value-type="float" office:value="39.2" calcext:value-type="float">
            <text:p>39.2</text:p>
          </table:table-cell>
          <table:table-cell office:value-type="float" office:value="37.07" calcext:value-type="float">
            <text:p>37.07</text:p>
          </table:table-cell>
          <table:table-cell office:value-type="float" office:value="35.23" calcext:value-type="float">
            <text:p>35.23</text:p>
          </table:table-cell>
          <table:table-cell office:value-type="float" office:value="34.19" calcext:value-type="float">
            <text:p>34.19</text:p>
          </table:table-cell>
          <table:table-cell office:value-type="float" office:value="33.87" calcext:value-type="float">
            <text:p>33.87</text:p>
          </table:table-cell>
          <table:table-cell office:value-type="float" office:value="34.21" calcext:value-type="float">
            <text:p>34.21</text:p>
          </table:table-cell>
          <table:table-cell table:number-columns-repeated="2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Zn(NO3)2.6H2O</text:p>
          </table:table-cell>
          <table:table-cell office:value-type="string" calcext:value-type="string">
            <text:p>N(2)Zn(1)O(12)H(12)</text:p>
          </table:table-cell>
          <table:table-cell office:value-type="float" office:value="500" calcext:value-type="float">
            <text:p>500</text:p>
          </table:table-cell>
          <table:table-cell office:value-type="float" office:value="3.07" calcext:value-type="float">
            <text:p>3.07</text:p>
          </table:table-cell>
          <table:table-cell office:value-type="float" office:value="3.41" calcext:value-type="float">
            <text:p>3.41</text:p>
          </table:table-cell>
          <table:table-cell office:value-type="float" office:value="3.958" calcext:value-type="float">
            <text:p>3.958</text:p>
          </table:table-cell>
          <table:table-cell office:value-type="float" office:value="4.677" calcext:value-type="float">
            <text:p>4.677</text:p>
          </table:table-cell>
          <table:table-cell office:value-type="float" office:value="5.643" calcext:value-type="float">
            <text:p>5.643</text:p>
          </table:table-cell>
          <table:table-cell office:value-type="float" office:value="6.597" calcext:value-type="float">
            <text:p>6.597</text:p>
          </table:table-cell>
          <table:table-cell table:number-columns-repeated="2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Zn(OH)2(beta)</text:p>
          </table:table-cell>
          <table:table-cell office:value-type="string" calcext:value-type="string">
            <text:p>Zn(1)O(2)H(2)</text:p>
          </table:table-cell>
          <table:table-cell office:value-type="float" office:value="500" calcext:value-type="float">
            <text:p>500</text:p>
          </table:table-cell>
          <table:table-cell office:value-type="float" office:value="13.29" calcext:value-type="float">
            <text:p>13.29</text:p>
          </table:table-cell>
          <table:table-cell office:value-type="float" office:value="11.93" calcext:value-type="float">
            <text:p>11.93</text:p>
          </table:table-cell>
          <table:table-cell office:value-type="float" office:value="10.44" calcext:value-type="float">
            <text:p>10.44</text:p>
          </table:table-cell>
          <table:table-cell office:value-type="float" office:value="9.162" calcext:value-type="float">
            <text:p>9.162</text:p>
          </table:table-cell>
          <table:table-cell office:value-type="float" office:value="8.016" calcext:value-type="float">
            <text:p>8.016</text:p>
          </table:table-cell>
          <table:table-cell office:value-type="float" office:value="7.211" calcext:value-type="float">
            <text:p>7.211</text:p>
          </table:table-cell>
          <table:table-cell table:number-columns-repeated="2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Zn(OH)2(epsilon)</text:p>
          </table:table-cell>
          <table:table-cell office:value-type="string" calcext:value-type="string">
            <text:p>Zn(1)O(2)H(2)</text:p>
          </table:table-cell>
          <table:table-cell office:value-type="float" office:value="500" calcext:value-type="float">
            <text:p>500</text:p>
          </table:table-cell>
          <table:table-cell office:value-type="float" office:value="13" calcext:value-type="float">
            <text:p>13</text:p>
          </table:table-cell>
          <table:table-cell office:value-type="float" office:value="11.66" calcext:value-type="float">
            <text:p>11.66</text:p>
          </table:table-cell>
          <table:table-cell office:value-type="float" office:value="10.2" calcext:value-type="float">
            <text:p>10.2</text:p>
          </table:table-cell>
          <table:table-cell office:value-type="float" office:value="8.941" calcext:value-type="float">
            <text:p>8.941</text:p>
          </table:table-cell>
          <table:table-cell office:value-type="float" office:value="7.819" calcext:value-type="float">
            <text:p>7.819</text:p>
          </table:table-cell>
          <table:table-cell office:value-type="float" office:value="7.032" calcext:value-type="float">
            <text:p>7.032</text:p>
          </table:table-cell>
          <table:table-cell table:number-columns-repeated="2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Zn(OH)2(gamma)</text:p>
          </table:table-cell>
          <table:table-cell office:value-type="string" calcext:value-type="string">
            <text:p>Zn(1)O(2)H(2)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11.88" calcext:value-type="float">
            <text:p>11.88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Zn2(OH)3Cl</text:p>
          </table:table-cell>
          <table:table-cell office:value-type="string" calcext:value-type="string">
            <text:p>Cl(1)Zn(2)O(3)H(3)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15.29" calcext:value-type="float">
            <text:p>15.29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Zn2SO4(OH)2</text:p>
          </table:table-cell>
          <table:table-cell office:value-type="string" calcext:value-type="string">
            <text:p>S(1)Zn(2)O(6)H(2)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7.582" calcext:value-type="float">
            <text:p>7.582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Zn2SiO4</text:p>
          </table:table-cell>
          <table:table-cell office:value-type="string" calcext:value-type="string">
            <text:p>Si(1)Zn(2)O(4)</text:p>
          </table:table-cell>
          <table:table-cell office:value-type="float" office:value="500" calcext:value-type="float">
            <text:p>500</text:p>
          </table:table-cell>
          <table:table-cell office:value-type="float" office:value="15.71" calcext:value-type="float">
            <text:p>15.71</text:p>
          </table:table-cell>
          <table:table-cell office:value-type="float" office:value="13.87" calcext:value-type="float">
            <text:p>13.87</text:p>
          </table:table-cell>
          <table:table-cell office:value-type="float" office:value="11.64" calcext:value-type="float">
            <text:p>11.64</text:p>
          </table:table-cell>
          <table:table-cell office:value-type="float" office:value="9.618" calcext:value-type="float">
            <text:p>9.618</text:p>
          </table:table-cell>
          <table:table-cell office:value-type="float" office:value="7.728" calcext:value-type="float">
            <text:p>7.728</text:p>
          </table:table-cell>
          <table:table-cell office:value-type="float" office:value="6.332" calcext:value-type="float">
            <text:p>6.332</text:p>
          </table:table-cell>
          <table:table-cell table:number-columns-repeated="2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Zn3(AsO4)2</text:p>
          </table:table-cell>
          <table:table-cell office:value-type="string" calcext:value-type="string">
            <text:p>Zn(3)As(2)O(8)</text:p>
          </table:table-cell>
          <table:table-cell office:value-type="float" office:value="110.8" calcext:value-type="float">
            <text:p>110.8</text:p>
          </table:table-cell>
          <table:table-cell office:value-type="float" office:value="500" calcext:value-type="float">
            <text:p>500</text:p>
          </table:table-cell>
          <table:table-cell office:value-type="float" office:value="9.312" calcext:value-type="float">
            <text:p>9.312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Zn3O(SO4)2</text:p>
          </table:table-cell>
          <table:table-cell office:value-type="string" calcext:value-type="string">
            <text:p>S(2)Zn(3)O(9)</text:p>
          </table:table-cell>
          <table:table-cell office:value-type="float" office:value="500" calcext:value-type="float">
            <text:p>500</text:p>
          </table:table-cell>
          <table:table-cell office:value-type="float" office:value="23.12" calcext:value-type="float">
            <text:p>23.12</text:p>
          </table:table-cell>
          <table:table-cell office:value-type="float" office:value="19.12" calcext:value-type="float">
            <text:p>19.12</text:p>
          </table:table-cell>
          <table:table-cell office:value-type="float" office:value="14.22" calcext:value-type="float">
            <text:p>14.22</text:p>
          </table:table-cell>
          <table:table-cell office:value-type="float" office:value="9.501" calcext:value-type="float">
            <text:p>9.501</text:p>
          </table:table-cell>
          <table:table-cell office:value-type="float" office:value="4.542" calcext:value-type="float">
            <text:p>4.542</text:p>
          </table:table-cell>
          <table:table-cell office:value-type="float" office:value="0.217" calcext:value-type="float">
            <text:p>0.217</text:p>
          </table:table-cell>
          <table:table-cell table:number-columns-repeated="2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Zn5(NO3)2(OH)8</text:p>
          </table:table-cell>
          <table:table-cell office:value-type="string" calcext:value-type="string">
            <text:p>N(2)Zn(5)O(14)H(8)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42.67" calcext:value-type="float">
            <text:p>42.67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ZnCO3.H2O</text:p>
          </table:table-cell>
          <table:table-cell office:value-type="string" calcext:value-type="string">
            <text:p>C(1)Zn(1)O(4)H(2)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0.1398" calcext:value-type="float">
            <text:p>0.1398</text:p>
          </table:table-cell>
          <table:table-cell table:number-columns-repeated="6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ZnCl2</text:p>
          </table:table-cell>
          <table:table-cell office:value-type="string" calcext:value-type="string">
            <text:p>Cl(2)Zn(1)</text:p>
          </table:table-cell>
          <table:table-cell office:value-type="float" office:value="500" calcext:value-type="float">
            <text:p>500</text:p>
          </table:table-cell>
          <table:table-cell office:value-type="float" office:value="8.186" calcext:value-type="float">
            <text:p>8.186</text:p>
          </table:table-cell>
          <table:table-cell office:value-type="float" office:value="7.088" calcext:value-type="float">
            <text:p>7.088</text:p>
          </table:table-cell>
          <table:table-cell office:value-type="float" office:value="5.677" calcext:value-type="float">
            <text:p>5.677</text:p>
          </table:table-cell>
          <table:table-cell office:value-type="float" office:value="4.242" calcext:value-type="float">
            <text:p>4.242</text:p>
          </table:table-cell>
          <table:table-cell office:value-type="float" office:value="2.655" calcext:value-type="float">
            <text:p>2.655</text:p>
          </table:table-cell>
          <table:table-cell office:value-type="float" office:value="1.198" calcext:value-type="float">
            <text:p>1.198</text:p>
          </table:table-cell>
          <table:table-cell table:number-columns-repeated="2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ZnCr2O4</text:p>
          </table:table-cell>
          <table:table-cell office:value-type="string" calcext:value-type="string">
            <text:p>Cr(2)Zn(1)O(4)</text:p>
          </table:table-cell>
          <table:table-cell office:value-type="float" office:value="44.03" calcext:value-type="float">
            <text:p>44.03</text:p>
          </table:table-cell>
          <table:table-cell office:value-type="float" office:value="-8.117" calcext:value-type="float">
            <text:p>-8.117</text:p>
          </table:table-cell>
          <table:table-cell office:value-type="float" office:value="-8.852" calcext:value-type="float">
            <text:p>-8.852</text:p>
          </table:table-cell>
          <table:table-cell office:value-type="float" office:value="-10.22" calcext:value-type="float">
            <text:p>-10.22</text:p>
          </table:table-cell>
          <table:table-cell office:value-type="float" office:value="-11.97" calcext:value-type="float">
            <text:p>-11.97</text:p>
          </table:table-cell>
          <table:table-cell office:value-type="float" office:value="-14.31" calcext:value-type="float">
            <text:p>-14.31</text:p>
          </table:table-cell>
          <table:table-cell office:value-type="float" office:value="-16.8" calcext:value-type="float">
            <text:p>-16.8</text:p>
          </table:table-cell>
          <table:table-cell table:number-columns-repeated="2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ZnF2</text:p>
          </table:table-cell>
          <table:table-cell office:value-type="string" calcext:value-type="string">
            <text:p>F(2)Zn(1)</text:p>
          </table:table-cell>
          <table:table-cell office:value-type="float" office:value="20.88" calcext:value-type="float">
            <text:p>20.88</text:p>
          </table:table-cell>
          <table:table-cell office:value-type="float" office:value="0.4427" calcext:value-type="float">
            <text:p>0.4427</text:p>
          </table:table-cell>
          <table:table-cell office:value-type="float" office:value="-0.4418" calcext:value-type="float">
            <text:p>-0.4418</text:p>
          </table:table-cell>
          <table:table-cell office:value-type="float" office:value="-1.635" calcext:value-type="float">
            <text:p>-1.635</text:p>
          </table:table-cell>
          <table:table-cell office:value-type="float" office:value="-2.893" calcext:value-type="float">
            <text:p>-2.893</text:p>
          </table:table-cell>
          <table:table-cell office:value-type="float" office:value="-4.356" calcext:value-type="float">
            <text:p>-4.356</text:p>
          </table:table-cell>
          <table:table-cell office:value-type="float" office:value="-5.783" calcext:value-type="float">
            <text:p>-5.783</text:p>
          </table:table-cell>
          <table:table-cell office:value-type="float" office:value="-7.282" calcext:value-type="float">
            <text:p>-7.282</text:p>
          </table:table-cell>
          <table:table-cell office:value-type="float" office:value="-9.025" calcext:value-type="float">
            <text:p>-9.025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ZnSO4</text:p>
          </table:table-cell>
          <table:table-cell office:value-type="string" calcext:value-type="string">
            <text:p>S(1)Zn(1)O(4)</text:p>
          </table:table-cell>
          <table:table-cell office:value-type="float" office:value="500" calcext:value-type="float">
            <text:p>500</text:p>
          </table:table-cell>
          <table:table-cell office:value-type="float" office:value="4.758" calcext:value-type="float">
            <text:p>4.758</text:p>
          </table:table-cell>
          <table:table-cell office:value-type="float" office:value="3.545" calcext:value-type="float">
            <text:p>3.545</text:p>
          </table:table-cell>
          <table:table-cell office:value-type="float" office:value="1.99" calcext:value-type="float">
            <text:p>1.99</text:p>
          </table:table-cell>
          <table:table-cell office:value-type="float" office:value="0.4277" calcext:value-type="float">
            <text:p>0.4277</text:p>
          </table:table-cell>
          <table:table-cell office:value-type="float" office:value="-1.272" calcext:value-type="float">
            <text:p>-1.272</text:p>
          </table:table-cell>
          <table:table-cell office:value-type="float" office:value="-2.806" calcext:value-type="float">
            <text:p>-2.806</text:p>
          </table:table-cell>
          <table:table-cell table:number-columns-repeated="2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ZnSO4.6H2O</text:p>
          </table:table-cell>
          <table:table-cell office:value-type="string" calcext:value-type="string">
            <text:p>S(1)Zn(1)O(10)H(12)</text:p>
          </table:table-cell>
          <table:table-cell office:value-type="float" office:value="500" calcext:value-type="float">
            <text:p>500</text:p>
          </table:table-cell>
          <table:table-cell office:value-type="float" office:value="-1.652" calcext:value-type="float">
            <text:p>-1.652</text:p>
          </table:table-cell>
          <table:table-cell office:value-type="float" office:value="-1.685" calcext:value-type="float">
            <text:p>-1.685</text:p>
          </table:table-cell>
          <table:table-cell office:value-type="float" office:value="-1.637" calcext:value-type="float">
            <text:p>-1.637</text:p>
          </table:table-cell>
          <table:table-cell office:value-type="float" office:value="-1.451" calcext:value-type="float">
            <text:p>-1.451</text:p>
          </table:table-cell>
          <table:table-cell office:value-type="float" office:value="-1.098" calcext:value-type="float">
            <text:p>-1.098</text:p>
          </table:table-cell>
          <table:table-cell office:value-type="float" office:value="-0.7183" calcext:value-type="float">
            <text:p>-0.7183</text:p>
          </table:table-cell>
          <table:table-cell table:number-columns-repeated="2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ZnSO4.7H2O</text:p>
          </table:table-cell>
          <table:table-cell office:value-type="string" calcext:value-type="string">
            <text:p>S(1)Zn(1)O(11)H(14)</text:p>
          </table:table-cell>
          <table:table-cell office:value-type="float" office:value="500" calcext:value-type="float">
            <text:p>500</text:p>
          </table:table-cell>
          <table:table-cell office:value-type="float" office:value="-2.051" calcext:value-type="float">
            <text:p>-2.051</text:p>
          </table:table-cell>
          <table:table-cell office:value-type="float" office:value="-1.868" calcext:value-type="float">
            <text:p>-1.868</text:p>
          </table:table-cell>
          <table:table-cell office:value-type="float" office:value="-1.532" calcext:value-type="float">
            <text:p>-1.532</text:p>
          </table:table-cell>
          <table:table-cell office:value-type="float" office:value="-1.035" calcext:value-type="float">
            <text:p>-1.035</text:p>
          </table:table-cell>
          <table:table-cell office:value-type="float" office:value="-0.321" calcext:value-type="float">
            <text:p>-0.321</text:p>
          </table:table-cell>
          <table:table-cell office:value-type="float" office:value="0.3932" calcext:value-type="float">
            <text:p>0.3932</text:p>
          </table:table-cell>
          <table:table-cell table:number-columns-repeated="2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ZnSO4.H2O</text:p>
          </table:table-cell>
          <table:table-cell office:value-type="string" calcext:value-type="string">
            <text:p>S(1)Zn(1)O(5)H(2)</text:p>
          </table:table-cell>
          <table:table-cell office:value-type="float" office:value="500" calcext:value-type="float">
            <text:p>500</text:p>
          </table:table-cell>
          <table:table-cell office:value-type="float" office:value="0.1163" calcext:value-type="float">
            <text:p>0.1163</text:p>
          </table:table-cell>
          <table:table-cell office:value-type="float" office:value="-0.5383" calcext:value-type="float">
            <text:p>-0.5383</text:p>
          </table:table-cell>
          <table:table-cell office:value-type="float" office:value="-1.411" calcext:value-type="float">
            <text:p>-1.411</text:p>
          </table:table-cell>
          <table:table-cell office:value-type="float" office:value="-2.303" calcext:value-type="float">
            <text:p>-2.303</text:p>
          </table:table-cell>
          <table:table-cell office:value-type="float" office:value="-3.288" calcext:value-type="float">
            <text:p>-3.288</text:p>
          </table:table-cell>
          <table:table-cell office:value-type="float" office:value="-4.208" calcext:value-type="float">
            <text:p>-4.208</text:p>
          </table:table-cell>
          <table:table-cell table:number-columns-repeated="2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Zoisite</text:p>
          </table:table-cell>
          <table:table-cell office:value-type="string" calcext:value-type="string">
            <text:p>Si(3)Al(3)Ca(2)O(13)H(1)</text:p>
          </table:table-cell>
          <table:table-cell office:value-type="float" office:value="135.9" calcext:value-type="float">
            <text:p>135.9</text:p>
          </table:table-cell>
          <table:table-cell office:value-type="float" office:value="50.28" calcext:value-type="float">
            <text:p>50.28</text:p>
          </table:table-cell>
          <table:table-cell office:value-type="float" office:value="43.3" calcext:value-type="float">
            <text:p>43.3</text:p>
          </table:table-cell>
          <table:table-cell office:value-type="float" office:value="34.59" calcext:value-type="float">
            <text:p>34.59</text:p>
          </table:table-cell>
          <table:table-cell office:value-type="float" office:value="26.31" calcext:value-type="float">
            <text:p>26.31</text:p>
          </table:table-cell>
          <table:table-cell office:value-type="float" office:value="17.9" calcext:value-type="float">
            <text:p>17.9</text:p>
          </table:table-cell>
          <table:table-cell office:value-type="float" office:value="10.97" calcext:value-type="float">
            <text:p>10.97</text:p>
          </table:table-cell>
          <table:table-cell office:value-type="float" office:value="4.942" calcext:value-type="float">
            <text:p>4.942</text:p>
          </table:table-cell>
          <table:table-cell office:value-type="float" office:value="-0.6133" calcext:value-type="float">
            <text:p>-0.6133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o-Phthalic_acid</text:p>
          </table:table-cell>
          <table:table-cell office:value-type="string" calcext:value-type="string">
            <text:p>C(8)O(4)H(6)</text:p>
          </table:table-cell>
          <table:table-cell office:value-type="float" office:value="500" calcext:value-type="float">
            <text:p>500</text:p>
          </table:table-cell>
          <table:table-cell office:value-type="float" office:value="584.1" calcext:value-type="float">
            <text:p>584.1</text:p>
          </table:table-cell>
          <table:table-cell office:value-type="float" office:value="533.1" calcext:value-type="float">
            <text:p>533.1</text:p>
          </table:table-cell>
          <table:table-cell office:value-type="float" office:value="473.1" calcext:value-type="float">
            <text:p>473.1</text:p>
          </table:table-cell>
          <table:table-cell office:value-type="float" office:value="417.1" calcext:value-type="float">
            <text:p>417.1</text:p>
          </table:table-cell>
          <table:table-cell office:value-type="float" office:value="360.5" calcext:value-type="float">
            <text:p>360.5</text:p>
          </table:table-cell>
          <table:table-cell office:value-type="float" office:value="314.4" calcext:value-type="float">
            <text:p>314.4</text:p>
          </table:table-cell>
          <table:table-cell table:number-columns-repeated="2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Bogusite</text:p>
          </table:table-cell>
          <table:table-cell office:value-type="string" calcext:value-type="string">
            <text:p>Ca(1)C(1)O(3)</text:p>
          </table:table-cell>
          <table:table-cell office:value-type="float" office:value="36.93" calcext:value-type="float">
            <text:p>36.93</text:p>
          </table:table-cell>
          <table:table-cell table:number-columns-repeated="8" office:value-type="float" office:value="1.849" calcext:value-type="float">
            <text:p>1.849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HCl(c)</text:p>
          </table:table-cell>
          <table:table-cell office:value-type="string" calcext:value-type="string">
            <text:p>Cl(1)H(1)</text:p>
          </table:table-cell>
          <table:table-cell office:value-type="float" office:value="0.00001" calcext:value-type="float">
            <text:p>1E-05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HNO3(c)</text:p>
          </table:table-cell>
          <table:table-cell office:value-type="string" calcext:value-type="string">
            <text:p>N(1)O(3)H(1)</text:p>
          </table:table-cell>
          <table:table-cell office:value-type="float" office:value="0.00001" calcext:value-type="float">
            <text:p>1E-05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CSH(1.8)</text:p>
          </table:table-cell>
          <table:table-cell office:value-type="string" calcext:value-type="string">
            <text:p>Si(1)Ca(1.8)O(9)H(10.4)</text:p>
          </table:table-cell>
          <table:table-cell office:value-type="float" office:value="124.1" calcext:value-type="float">
            <text:p>124.1</text:p>
          </table:table-cell>
          <table:table-cell table:number-columns-repeated="8" office:value-type="float" office:value="32.6" calcext:value-type="float">
            <text:p>32.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0">00/00/0000</text:date>, <text:time style:data-style-name="N2" text:time-value="17:16:36.17024524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4.2$Linux_X86_64 LibreOffice_project/30m0$Build-2</meta:generator>
    <dc:date>2017-10-20T17:17:00.083734066</dc:date>
    <meta:editing-duration>PT2M31S</meta:editing-duration>
    <meta:editing-cycles>2</meta:editing-cycles>
    <meta:document-statistic meta:table-count="2" meta:cell-count="14741" meta:object-count="0"/>
  </office:meta>
</office:document-meta>
</file>